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automatic-styles>
    <style:style style:name="co6" style:family="table-column">
      <style:table-column-properties fo:break-before="auto" style:column-width="2.25cm"/>
    </style:style>
    <style:style style:name="ID0EFMCI" style:family="table-column">
      <style:table-column-properties style:column-width="8.14cm"/>
    </style:style>
    <style:style style:name="ID0ELMCI" style:family="table-column">
      <style:table-column-properties style:column-width="5.368cm"/>
    </style:style>
    <style:style style:name="ID0ERMCI" style:family="table-column">
      <style:table-column-properties style:column-width="2.272cm"/>
    </style:style>
    <style:style style:name="ro6" style:family="table-row">
      <style:table-row-properties fo:break-before="auto" style:row-height="0.459cm"/>
    </style:style>
    <style:style style:name="ID0EYMCI" style:family="table-row">
      <style:table-row-properties fo:break-before="auto" style:row-height="0.478cm" style:use-optimal-row-height="false"/>
    </style:style>
    <style:style style:name="ID0EENCI" style:family="table-row">
      <style:table-row-properties fo:break-before="auto" style:row-height="0.478cm" style:use-optimal-row-height="false"/>
    </style:style>
    <style:style style:name="ID0EQNCI" style:family="table-row">
      <style:table-row-properties fo:break-before="auto" style:row-height="0.478cm" style:use-optimal-row-height="false"/>
    </style:style>
    <style:style style:name="ID0E3NCI" style:family="table-row">
      <style:table-row-properties fo:break-before="auto" style:row-height="0.478cm" style:use-optimal-row-height="false"/>
    </style:style>
    <style:style style:name="ID0EIOCI" style:family="table-row">
      <style:table-row-properties fo:break-before="auto" style:row-height="0.478cm" style:use-optimal-row-height="false"/>
    </style:style>
    <style:style style:name="ID0ENOCI" style:family="table-row">
      <style:table-row-properties fo:break-before="auto" style:row-height="0.478cm" style:use-optimal-row-height="false"/>
    </style:style>
    <style:style style:name="ID0EZOCI" style:family="table-row">
      <style:table-row-properties fo:break-before="auto" style:row-height="0.478cm" style:use-optimal-row-height="false"/>
    </style:style>
    <style:style style:name="ID0E5OCI" style:family="table-row">
      <style:table-row-properties fo:break-before="auto" style:row-height="0.478cm" style:use-optimal-row-height="false"/>
    </style:style>
    <style:style style:name="ID0EKPCI" style:family="table-row">
      <style:table-row-properties fo:break-before="auto" style:row-height="0.478cm" style:use-optimal-row-height="false"/>
    </style:style>
    <style:style style:name="ID0EWPCI" style:family="table-row">
      <style:table-row-properties fo:break-before="auto" style:row-height="0.478cm" style:use-optimal-row-height="false"/>
    </style:style>
    <style:style style:name="ID0ECQCI" style:family="table-row">
      <style:table-row-properties fo:break-before="auto" style:row-height="0.478cm" style:use-optimal-row-height="false"/>
    </style:style>
    <style:style style:name="ID0EOQCI" style:family="table-row">
      <style:table-row-properties fo:break-before="auto" style:row-height="0.478cm" style:use-optimal-row-height="false"/>
    </style:style>
    <style:style style:name="ID0E1QCI" style:family="table-row">
      <style:table-row-properties fo:break-before="auto" style:row-height="0.478cm" style:use-optimal-row-height="false"/>
    </style:style>
    <style:style style:name="ID0E6QCI" style:family="table-row">
      <style:table-row-properties fo:break-before="auto" style:row-height="0.478cm" style:use-optimal-row-height="false"/>
    </style:style>
    <style:style style:name="ID0ELRCI" style:family="table-row">
      <style:table-row-properties fo:break-before="auto" style:row-height="0.478cm" style:use-optimal-row-height="false"/>
    </style:style>
    <style:style style:name="ID0EQRCI" style:family="table-row">
      <style:table-row-properties fo:break-before="auto" style:row-height="0.478cm" style:use-optimal-row-height="false"/>
    </style:style>
    <style:style style:name="ID0E3RCI" style:family="table-row">
      <style:table-row-properties fo:break-before="auto" style:row-height="0.478cm" style:use-optimal-row-height="false"/>
    </style:style>
    <style:style style:name="ID0EISCI" style:family="table-row">
      <style:table-row-properties fo:break-before="auto" style:row-height="0.478cm" style:use-optimal-row-height="false"/>
    </style:style>
    <style:style style:name="ID0EUSCI" style:family="table-row">
      <style:table-row-properties fo:break-before="auto" style:row-height="0.478cm" style:use-optimal-row-height="false"/>
    </style:style>
    <style:style style:name="ID0EATCI" style:family="table-row">
      <style:table-row-properties fo:break-before="auto" style:row-height="0.478cm" style:use-optimal-row-height="false"/>
    </style:style>
    <style:style style:name="ID0EMTCI" style:family="table-row">
      <style:table-row-properties fo:break-before="auto" style:row-height="0.478cm" style:use-optimal-row-height="false"/>
    </style:style>
    <style:style style:name="ID0ERTCI" style:family="table-row">
      <style:table-row-properties fo:break-before="auto" style:row-height="0.478cm" style:use-optimal-row-height="false"/>
    </style:style>
    <style:style style:name="ID0E4TCI" style:family="table-row">
      <style:table-row-properties fo:break-before="auto" style:row-height="0.478cm" style:use-optimal-row-height="false"/>
    </style:style>
    <style:style style:name="ID0ECUCI" style:family="table-row">
      <style:table-row-properties fo:break-before="auto" style:row-height="0.478cm" style:use-optimal-row-height="false"/>
    </style:style>
    <style:style style:name="ID0EOUCI" style:family="table-row">
      <style:table-row-properties fo:break-before="auto" style:row-height="0.478cm" style:use-optimal-row-height="false"/>
    </style:style>
    <style:style style:name="ID0E1UCI" style:family="table-row">
      <style:table-row-properties fo:break-before="auto" style:row-height="0.478cm" style:use-optimal-row-height="false"/>
    </style:style>
    <style:style style:name="ID0EGVCI" style:family="table-row">
      <style:table-row-properties fo:break-before="auto" style:row-height="0.478cm" style:use-optimal-row-height="false"/>
    </style:style>
    <style:style style:name="ID0ESVCI" style:family="table-row">
      <style:table-row-properties fo:break-before="auto" style:row-height="0.478cm" style:use-optimal-row-height="false"/>
    </style:style>
    <style:style style:name="ID0E5VCI" style:family="table-row">
      <style:table-row-properties fo:break-before="auto" style:row-height="0.478cm" style:use-optimal-row-height="false"/>
    </style:style>
    <style:style style:name="ID0EDWCI" style:family="table-row">
      <style:table-row-properties fo:break-before="auto" style:row-height="0.478cm" style:use-optimal-row-height="false"/>
    </style:style>
    <style:style style:name="ID0EPWCI" style:family="table-row">
      <style:table-row-properties fo:break-before="auto" style:row-height="0.478cm" style:use-optimal-row-height="false"/>
    </style:style>
    <style:style style:name="ID0EUWCI" style:family="table-row">
      <style:table-row-properties fo:break-before="auto" style:row-height="0.478cm" style:use-optimal-row-height="false"/>
    </style:style>
    <style:style style:name="ID0EAXCI" style:family="table-row">
      <style:table-row-properties fo:break-before="auto" style:row-height="0.478cm" style:use-optimal-row-height="false"/>
    </style:style>
    <style:style style:name="ID0EMXCI" style:family="table-row">
      <style:table-row-properties fo:break-before="auto" style:row-height="0.478cm" style:use-optimal-row-height="false"/>
    </style:style>
    <style:style style:name="ID0EYXCI" style:family="table-row">
      <style:table-row-properties fo:break-before="auto" style:row-height="0.478cm" style:use-optimal-row-height="false"/>
    </style:style>
    <style:style style:name="ID0EEYCI" style:family="table-row">
      <style:table-row-properties fo:break-before="auto" style:row-height="0.478cm" style:use-optimal-row-height="false"/>
    </style:style>
    <style:style style:name="ID0EQYCI" style:family="table-row">
      <style:table-row-properties fo:break-before="auto" style:row-height="0.478cm" style:use-optimal-row-height="false"/>
    </style:style>
    <style:style style:name="ID0EVYCI" style:family="table-row">
      <style:table-row-properties fo:break-before="auto" style:row-height="0.478cm" style:use-optimal-row-height="false"/>
    </style:style>
    <style:style style:name="ID0EBZCI" style:family="table-row">
      <style:table-row-properties fo:break-before="auto" style:row-height="0.478cm" style:use-optimal-row-height="false"/>
    </style:style>
    <style:style style:name="ID0EGZCI" style:family="table-row">
      <style:table-row-properties fo:break-before="auto" style:row-height="0.478cm" style:use-optimal-row-height="false"/>
    </style:style>
    <style:style style:name="ID0ESZCI" style:family="table-row">
      <style:table-row-properties fo:break-before="auto" style:row-height="0.478cm" style:use-optimal-row-height="false"/>
    </style:style>
    <style:style style:name="ID0E5ZCI" style:family="table-row">
      <style:table-row-properties fo:break-before="auto" style:row-height="0.478cm" style:use-optimal-row-height="false"/>
    </style:style>
    <style:style style:name="ID0EK1CI" style:family="table-row">
      <style:table-row-properties fo:break-before="auto" style:row-height="0.478cm" style:use-optimal-row-height="false"/>
    </style:style>
    <style:style style:name="ID0EW1CI" style:family="table-row">
      <style:table-row-properties fo:break-before="auto" style:row-height="0.478cm" style:use-optimal-row-height="false"/>
    </style:style>
    <style:style style:name="ID0EC2CI" style:family="table-row">
      <style:table-row-properties fo:break-before="auto" style:row-height="0.478cm" style:use-optimal-row-height="false"/>
    </style:style>
    <style:style style:name="ID0EH2CI" style:family="table-row">
      <style:table-row-properties fo:break-before="auto" style:row-height="0.478cm" style:use-optimal-row-height="false"/>
    </style:style>
    <style:style style:name="ID0ET2CI" style:family="table-row">
      <style:table-row-properties fo:break-before="auto" style:row-height="0.478cm" style:use-optimal-row-height="false"/>
    </style:style>
    <style:style style:name="ID0EY2CI" style:family="table-row">
      <style:table-row-properties fo:break-before="auto" style:row-height="0.478cm" style:use-optimal-row-height="false"/>
    </style:style>
    <style:style style:name="ID0EE3CI" style:family="table-row">
      <style:table-row-properties fo:break-before="auto" style:row-height="0.478cm" style:use-optimal-row-height="false"/>
    </style:style>
    <style:style style:name="ID0EQ3CI" style:family="table-row">
      <style:table-row-properties fo:break-before="auto" style:row-height="0.478cm" style:use-optimal-row-height="false"/>
    </style:style>
    <style:style style:name="ID0E33CI" style:family="table-row">
      <style:table-row-properties fo:break-before="auto" style:row-height="0.478cm" style:use-optimal-row-height="false"/>
    </style:style>
    <style:style style:name="ID0EI4CI" style:family="table-row">
      <style:table-row-properties fo:break-before="auto" style:row-height="0.478cm" style:use-optimal-row-height="false"/>
    </style:style>
    <style:style style:name="ID0EU4CI" style:family="table-row">
      <style:table-row-properties fo:break-before="auto" style:row-height="0.478cm" style:use-optimal-row-height="false"/>
    </style:style>
    <style:style style:name="ID0EZ4CI" style:family="table-row">
      <style:table-row-properties fo:break-before="auto" style:row-height="0.478cm" style:use-optimal-row-height="false"/>
    </style:style>
    <style:style style:name="ID0EF5CI" style:family="table-row">
      <style:table-row-properties fo:break-before="auto" style:row-height="0.478cm" style:use-optimal-row-height="false"/>
    </style:style>
    <style:style style:name="ID0EK5CI" style:family="table-row">
      <style:table-row-properties fo:break-before="auto" style:row-height="0.478cm" style:use-optimal-row-height="false"/>
    </style:style>
    <style:style style:name="ID0EV5CI" style:family="table-row">
      <style:table-row-properties fo:break-before="auto" style:row-height="0.478cm" style:use-optimal-row-height="false"/>
    </style:style>
    <style:style style:name="ID0EA6CI" style:family="table-row">
      <style:table-row-properties fo:break-before="auto" style:row-height="0.478cm" style:use-optimal-row-height="false"/>
    </style:style>
    <style:style style:name="ID0EL6CI" style:family="table-row">
      <style:table-row-properties fo:break-before="auto" style:row-height="0.478cm" style:use-optimal-row-height="false"/>
    </style:style>
    <style:style style:name="ID0EW6CI" style:family="table-row">
      <style:table-row-properties fo:break-before="auto" style:row-height="0.478cm" style:use-optimal-row-height="false"/>
    </style:style>
    <style:style style:name="ID0EBADI" style:family="table-row">
      <style:table-row-properties fo:break-before="auto" style:row-height="0.478cm" style:use-optimal-row-height="false"/>
    </style:style>
    <style:style style:name="ID0EGADI" style:family="table-row">
      <style:table-row-properties fo:break-before="auto" style:row-height="0.478cm" style:use-optimal-row-height="false"/>
    </style:style>
    <style:style style:name="ID0ESADI" style:family="table-row">
      <style:table-row-properties fo:break-before="auto" style:row-height="0.478cm" style:use-optimal-row-height="false"/>
    </style:style>
    <style:style style:name="ID0EXADI" style:family="table-row">
      <style:table-row-properties fo:break-before="auto" style:row-height="0.478cm" style:use-optimal-row-height="false"/>
    </style:style>
    <style:style style:name="ID0EDBDI" style:family="table-row">
      <style:table-row-properties fo:break-before="auto" style:row-height="0.478cm" style:use-optimal-row-height="false"/>
    </style:style>
    <style:style style:name="ID0EPBDI" style:family="table-row">
      <style:table-row-properties fo:break-before="auto" style:row-height="0.478cm" style:use-optimal-row-height="false"/>
    </style:style>
    <style:style style:name="ID0E2BDI" style:family="table-row">
      <style:table-row-properties fo:break-before="auto" style:row-height="0.478cm" style:use-optimal-row-height="false"/>
    </style:style>
    <style:style style:name="ID0EHCDI" style:family="table-row">
      <style:table-row-properties fo:break-before="auto" style:row-height="0.478cm" style:use-optimal-row-height="false"/>
    </style:style>
    <style:style style:name="ID0ETCDI" style:family="table-row">
      <style:table-row-properties fo:break-before="auto" style:row-height="0.478cm" style:use-optimal-row-height="false"/>
    </style:style>
    <style:style style:name="ID0EYCDI" style:family="table-row">
      <style:table-row-properties fo:break-before="auto" style:row-height="0.478cm" style:use-optimal-row-height="false"/>
    </style:style>
    <style:style style:name="ID0EEDDI" style:family="table-row">
      <style:table-row-properties fo:break-before="auto" style:row-height="0.478cm" style:use-optimal-row-height="false"/>
    </style:style>
    <style:style style:name="ID0EJDDI" style:family="table-row">
      <style:table-row-properties fo:break-before="auto" style:row-height="0.478cm" style:use-optimal-row-height="false"/>
    </style:style>
    <style:style style:name="ID0EVDDI" style:family="table-row">
      <style:table-row-properties fo:break-before="auto" style:row-height="0.478cm" style:use-optimal-row-height="false"/>
    </style:style>
    <style:style style:name="ID0EBEDI" style:family="table-row">
      <style:table-row-properties fo:break-before="auto" style:row-height="0.478cm" style:use-optimal-row-height="false"/>
    </style:style>
    <style:style style:name="ID0ENEDI" style:family="table-row">
      <style:table-row-properties fo:break-before="auto" style:row-height="0.478cm" style:use-optimal-row-height="false"/>
    </style:style>
    <style:style style:name="ID0EZEDI" style:family="table-row">
      <style:table-row-properties fo:break-before="auto" style:row-height="0.478cm" style:use-optimal-row-height="false"/>
    </style:style>
    <style:style style:name="ID0EFFDI" style:family="table-row">
      <style:table-row-properties fo:break-before="auto" style:row-height="0.478cm" style:use-optimal-row-height="false"/>
    </style:style>
    <style:style style:name="ID0EKFDI" style:family="table-row">
      <style:table-row-properties fo:break-before="auto" style:row-height="0.478cm" style:use-optimal-row-height="false"/>
    </style:style>
    <style:style style:name="ID0EWFDI" style:family="table-row">
      <style:table-row-properties fo:break-before="auto" style:row-height="0.478cm" style:use-optimal-row-height="false"/>
    </style:style>
    <style:style style:name="ID0E2FDI" style:family="table-row">
      <style:table-row-properties fo:break-before="auto" style:row-height="0.478cm" style:use-optimal-row-height="false"/>
    </style:style>
    <style:style style:name="ID0EHGDI" style:family="table-row">
      <style:table-row-properties fo:break-before="auto" style:row-height="0.478cm" style:use-optimal-row-height="false"/>
    </style:style>
    <style:style style:name="ID0ETGDI" style:family="table-row">
      <style:table-row-properties fo:break-before="auto" style:row-height="0.478cm" style:use-optimal-row-height="false"/>
    </style:style>
    <style:style style:name="ID0E6GDI" style:family="table-row">
      <style:table-row-properties fo:break-before="auto" style:row-height="0.478cm" style:use-optimal-row-height="false"/>
    </style:style>
    <style:style style:name="ID0ELHDI" style:family="table-row">
      <style:table-row-properties fo:break-before="auto" style:row-height="0.478cm" style:use-optimal-row-height="false"/>
    </style:style>
    <style:style style:name="ID0EXHDI" style:family="table-row">
      <style:table-row-properties fo:break-before="auto" style:row-height="0.478cm" style:use-optimal-row-height="false"/>
    </style:style>
    <style:style style:name="ID0E3HDI" style:family="table-row">
      <style:table-row-properties fo:break-before="auto" style:row-height="0.478cm" style:use-optimal-row-height="false"/>
    </style:style>
    <style:style style:name="ID0EIIDI" style:family="table-row">
      <style:table-row-properties fo:break-before="auto" style:row-height="0.478cm" style:use-optimal-row-height="false"/>
    </style:style>
    <style:style style:name="ID0ENIDI" style:family="table-row">
      <style:table-row-properties fo:break-before="auto" style:row-height="0.478cm" style:use-optimal-row-height="false"/>
    </style:style>
    <style:style style:name="ID0EZIDI" style:family="table-row">
      <style:table-row-properties fo:break-before="auto" style:row-height="0.478cm" style:use-optimal-row-height="false"/>
    </style:style>
    <style:style style:name="ID0EFJDI" style:family="table-row">
      <style:table-row-properties fo:break-before="auto" style:row-height="0.478cm" style:use-optimal-row-height="false"/>
    </style:style>
    <style:style style:name="ID0ERJDI" style:family="table-row">
      <style:table-row-properties fo:break-before="auto" style:row-height="0.478cm" style:use-optimal-row-height="false"/>
    </style:style>
    <style:style style:name="ID0E4JDI" style:family="table-row">
      <style:table-row-properties fo:break-before="auto" style:row-height="0.478cm" style:use-optimal-row-height="false"/>
    </style:style>
    <style:style style:name="ID0EJKDI" style:family="table-row">
      <style:table-row-properties fo:break-before="auto" style:row-height="0.478cm" style:use-optimal-row-height="false"/>
    </style:style>
    <style:style style:name="ID0EOKDI" style:family="table-row">
      <style:table-row-properties fo:break-before="auto" style:row-height="0.478cm" style:use-optimal-row-height="false"/>
    </style:style>
    <style:style style:name="ID0E1KDI" style:family="table-row">
      <style:table-row-properties fo:break-before="auto" style:row-height="0.478cm" style:use-optimal-row-height="false"/>
    </style:style>
    <style:style style:name="ID0E6KDI" style:family="table-row">
      <style:table-row-properties fo:break-before="auto" style:row-height="0.478cm" style:use-optimal-row-height="false"/>
    </style:style>
    <style:style style:name="ID0EQLDI" style:family="table-row">
      <style:table-row-properties fo:break-before="auto" style:row-height="0.478cm" style:use-optimal-row-height="false"/>
    </style:style>
    <style:style style:name="ID0EBMDI" style:family="table-row">
      <style:table-row-properties fo:break-before="auto" style:row-height="0.478cm" style:use-optimal-row-height="false"/>
    </style:style>
    <style:style style:name="ID0ESMDI" style:family="table-row">
      <style:table-row-properties fo:break-before="auto" style:row-height="0.478cm" style:use-optimal-row-height="false"/>
    </style:style>
    <style:style style:name="ID0EDNDI" style:family="table-row">
      <style:table-row-properties fo:break-before="auto" style:row-height="0.478cm" style:use-optimal-row-height="false"/>
    </style:style>
    <style:style style:name="ID0EUNDI" style:family="table-row">
      <style:table-row-properties fo:break-before="auto" style:row-height="0.478cm" style:use-optimal-row-height="false"/>
    </style:style>
    <style:style style:name="ID0EZNDI" style:family="table-row">
      <style:table-row-properties fo:break-before="auto" style:row-height="0.478cm" style:use-optimal-row-height="false"/>
    </style:style>
    <style:style style:name="ID0EFODI" style:family="table-row">
      <style:table-row-properties fo:break-before="auto" style:row-height="0.478cm" style:use-optimal-row-height="false"/>
    </style:style>
    <style:style style:name="ID0EKODI" style:family="table-row">
      <style:table-row-properties fo:break-before="auto" style:row-height="0.478cm" style:use-optimal-row-height="false"/>
    </style:style>
    <style:style style:name="ID0EWODI" style:family="table-row">
      <style:table-row-properties fo:break-before="auto" style:row-height="0.478cm" style:use-optimal-row-height="false"/>
    </style:style>
    <style:style style:name="ID0ECPDI" style:family="table-row">
      <style:table-row-properties fo:break-before="auto" style:row-height="0.478cm" style:use-optimal-row-height="false"/>
    </style:style>
    <style:style style:name="ID0EOPDI" style:family="table-row">
      <style:table-row-properties fo:break-before="auto" style:row-height="0.478cm" style:use-optimal-row-height="false"/>
    </style:style>
    <style:style style:name="ID0E1PDI" style:family="table-row">
      <style:table-row-properties fo:break-before="auto" style:row-height="0.478cm" style:use-optimal-row-height="false"/>
    </style:style>
    <style:style style:name="ID0EGQDI" style:family="table-row">
      <style:table-row-properties fo:break-before="auto" style:row-height="0.478cm" style:use-optimal-row-height="false"/>
    </style:style>
    <style:style style:name="ID0ELQDI" style:family="table-row">
      <style:table-row-properties fo:break-before="auto" style:row-height="0.478cm" style:use-optimal-row-height="false"/>
    </style:style>
    <style:style style:name="ID0EXQDI" style:family="table-row">
      <style:table-row-properties fo:break-before="auto" style:row-height="0.478cm" style:use-optimal-row-height="false"/>
    </style:style>
    <style:style style:name="ID0E3QDI" style:family="table-row">
      <style:table-row-properties fo:break-before="auto" style:row-height="0.478cm" style:use-optimal-row-height="false"/>
    </style:style>
    <style:style style:name="ID0EIRDI" style:family="table-row">
      <style:table-row-properties fo:break-before="auto" style:row-height="0.478cm" style:use-optimal-row-height="false"/>
    </style:style>
    <style:style style:name="ID0EURDI" style:family="table-row">
      <style:table-row-properties fo:break-before="auto" style:row-height="0.478cm" style:use-optimal-row-height="false"/>
    </style:style>
    <style:style style:name="ID0EASDI" style:family="table-row">
      <style:table-row-properties fo:break-before="auto" style:row-height="0.478cm" style:use-optimal-row-height="false"/>
    </style:style>
    <style:style style:name="ID0EMSDI" style:family="table-row">
      <style:table-row-properties fo:break-before="auto" style:row-height="0.478cm" style:use-optimal-row-height="false"/>
    </style:style>
    <style:style style:name="ID0EYSDI" style:family="table-row">
      <style:table-row-properties fo:break-before="auto" style:row-height="0.478cm" style:use-optimal-row-height="false"/>
    </style:style>
    <style:style style:name="ID0E4SDI" style:family="table-row">
      <style:table-row-properties fo:break-before="auto" style:row-height="0.478cm" style:use-optimal-row-height="false"/>
    </style:style>
    <style:style style:name="ID0EJTDI" style:family="table-row">
      <style:table-row-properties fo:break-before="auto" style:row-height="0.478cm" style:use-optimal-row-height="false"/>
    </style:style>
    <style:style style:name="ID0EOTDI" style:family="table-row">
      <style:table-row-properties fo:break-before="auto" style:row-height="0.478cm" style:use-optimal-row-height="false"/>
    </style:style>
    <style:style style:name="ID0ETTDI" style:family="table-row">
      <style:table-row-properties fo:break-before="auto" style:row-height="0.478cm" style:use-optimal-row-height="false"/>
    </style:style>
    <style:style style:name="ID0E6TDI" style:family="table-row">
      <style:table-row-properties fo:break-before="auto" style:row-height="0.478cm" style:use-optimal-row-height="false"/>
    </style:style>
    <style:style style:name="ID0EEUDI" style:family="table-row">
      <style:table-row-properties fo:break-before="auto" style:row-height="0.478cm" style:use-optimal-row-height="false"/>
    </style:style>
    <style:style style:name="ID0EQUDI" style:family="table-row">
      <style:table-row-properties fo:break-before="auto" style:row-height="0.478cm" style:use-optimal-row-height="false"/>
    </style:style>
    <style:style style:name="ID0EVUDI" style:family="table-row">
      <style:table-row-properties fo:break-before="auto" style:row-height="0.478cm" style:use-optimal-row-height="false"/>
    </style:style>
    <style:style style:name="ID0EBVDI" style:family="table-row">
      <style:table-row-properties fo:break-before="auto" style:row-height="0.478cm" style:use-optimal-row-height="false"/>
    </style:style>
    <style:style style:name="ID0ENVDI" style:family="table-row">
      <style:table-row-properties fo:break-before="auto" style:row-height="0.478cm" style:use-optimal-row-height="false"/>
    </style:style>
    <style:style style:name="ID0EZVDI" style:family="table-row">
      <style:table-row-properties fo:break-before="auto" style:row-height="0.478cm" style:use-optimal-row-height="false"/>
    </style:style>
    <style:style style:name="ID0EFWDI" style:family="table-row">
      <style:table-row-properties fo:break-before="auto" style:row-height="0.478cm" style:use-optimal-row-height="false"/>
    </style:style>
    <style:style style:name="ID0ERWDI" style:family="table-row">
      <style:table-row-properties fo:break-before="auto" style:row-height="0.478cm" style:use-optimal-row-height="false"/>
    </style:style>
    <style:style style:name="ID0EWWDI" style:family="table-row">
      <style:table-row-properties fo:break-before="auto" style:row-height="0.478cm" style:use-optimal-row-height="false"/>
    </style:style>
    <style:style style:name="ID0ECXDI" style:family="table-row">
      <style:table-row-properties fo:break-before="auto" style:row-height="0.478cm" style:use-optimal-row-height="false"/>
    </style:style>
    <style:style style:name="ID0EHXDI" style:family="table-row">
      <style:table-row-properties fo:break-before="auto" style:row-height="0.478cm" style:use-optimal-row-height="false"/>
    </style:style>
    <style:style style:name="ID0ETXDI" style:family="table-row">
      <style:table-row-properties fo:break-before="auto" style:row-height="0.478cm" style:use-optimal-row-height="false"/>
    </style:style>
    <style:style style:name="ID0E6XDI" style:family="table-row">
      <style:table-row-properties fo:break-before="auto" style:row-height="0.478cm" style:use-optimal-row-height="false"/>
    </style:style>
    <style:style style:name="ID0ELYDI" style:family="table-row">
      <style:table-row-properties fo:break-before="auto" style:row-height="0.478cm" style:use-optimal-row-height="false"/>
    </style:style>
    <style:style style:name="ID0EXYDI" style:family="table-row">
      <style:table-row-properties fo:break-before="auto" style:row-height="0.478cm" style:use-optimal-row-height="false"/>
    </style:style>
    <style:style style:name="ID0EDZDI" style:family="table-row">
      <style:table-row-properties fo:break-before="auto" style:row-height="0.478cm" style:use-optimal-row-height="false"/>
    </style:style>
    <style:style style:name="ID0EIZDI" style:family="table-row">
      <style:table-row-properties fo:break-before="auto" style:row-height="0.478cm" style:use-optimal-row-height="false"/>
    </style:style>
    <style:style style:name="ID0EUZDI" style:family="table-row">
      <style:table-row-properties fo:break-before="auto" style:row-height="0.478cm" style:use-optimal-row-height="false"/>
    </style:style>
    <style:style style:name="ID0EZZDI" style:family="table-row">
      <style:table-row-properties fo:break-before="auto" style:row-height="0.478cm" style:use-optimal-row-height="false"/>
    </style:style>
    <style:style style:name="ID0EF1DI" style:family="table-row">
      <style:table-row-properties fo:break-before="auto" style:row-height="0.478cm" style:use-optimal-row-height="false"/>
    </style:style>
    <style:style style:name="ID0ER1DI" style:family="table-row">
      <style:table-row-properties fo:break-before="auto" style:row-height="0.478cm" style:use-optimal-row-height="false"/>
    </style:style>
    <style:style style:name="ID0E41DI" style:family="table-row">
      <style:table-row-properties fo:break-before="auto" style:row-height="0.478cm" style:use-optimal-row-height="false"/>
    </style:style>
    <style:style style:name="ID0EJ2DI" style:family="table-row">
      <style:table-row-properties fo:break-before="auto" style:row-height="0.478cm" style:use-optimal-row-height="false"/>
    </style:style>
    <style:style style:name="ID0EV2DI" style:family="table-row">
      <style:table-row-properties fo:break-before="auto" style:row-height="0.478cm" style:use-optimal-row-height="false"/>
    </style:style>
    <style:style style:name="ID0E12DI" style:family="table-row">
      <style:table-row-properties fo:break-before="auto" style:row-height="0.478cm" style:use-optimal-row-height="false"/>
    </style:style>
    <style:style style:name="ID0EG3DI" style:family="table-row">
      <style:table-row-properties fo:break-before="auto" style:row-height="0.478cm" style:use-optimal-row-height="false"/>
    </style:style>
    <style:style style:name="ID0EL3DI" style:family="table-row">
      <style:table-row-properties fo:break-before="auto" style:row-height="0.478cm" style:use-optimal-row-height="false"/>
    </style:style>
    <style:style style:name="ID0EX3DI" style:family="table-row">
      <style:table-row-properties fo:break-before="auto" style:row-height="0.478cm" style:use-optimal-row-height="false"/>
    </style:style>
    <style:style style:name="ID0ED4DI" style:family="table-row">
      <style:table-row-properties fo:break-before="auto" style:row-height="0.478cm" style:use-optimal-row-height="false"/>
    </style:style>
    <style:style style:name="ID0EP4DI" style:family="table-row">
      <style:table-row-properties fo:break-before="auto" style:row-height="0.478cm" style:use-optimal-row-height="false"/>
    </style:style>
    <style:style style:name="ID0E24DI" style:family="table-row">
      <style:table-row-properties fo:break-before="auto" style:row-height="0.478cm" style:use-optimal-row-height="false"/>
    </style:style>
    <style:style style:name="ID0EH5DI" style:family="table-row">
      <style:table-row-properties fo:break-before="auto" style:row-height="0.478cm" style:use-optimal-row-height="false"/>
    </style:style>
    <style:style style:name="ID0EM5DI" style:family="table-row">
      <style:table-row-properties fo:break-before="auto" style:row-height="0.478cm" style:use-optimal-row-height="false"/>
    </style:style>
    <style:style style:name="ID0EY5DI" style:family="table-row">
      <style:table-row-properties fo:break-before="auto" style:row-height="0.478cm" style:use-optimal-row-height="false"/>
    </style:style>
    <style:style style:name="ID0EE6DI" style:family="table-row">
      <style:table-row-properties fo:break-before="auto" style:row-height="0.478cm" style:use-optimal-row-height="false"/>
    </style:style>
    <style:style style:name="ID0EQ6DI" style:family="table-row">
      <style:table-row-properties fo:break-before="auto" style:row-height="0.478cm" style:use-optimal-row-height="false"/>
    </style:style>
    <style:style style:name="ID0E36DI" style:family="table-row">
      <style:table-row-properties fo:break-before="auto" style:row-height="0.478cm" style:use-optimal-row-height="false"/>
    </style:style>
    <style:style style:name="ID0EJAAK" style:family="table-row">
      <style:table-row-properties fo:break-before="auto" style:row-height="0.478cm" style:use-optimal-row-height="false"/>
    </style:style>
    <style:style style:name="ID0EVAAK" style:family="table-row">
      <style:table-row-properties fo:break-before="auto" style:row-height="0.478cm" style:use-optimal-row-height="false"/>
    </style:style>
    <style:style style:name="ID0EBBAK" style:family="table-row">
      <style:table-row-properties fo:break-before="auto" style:row-height="0.478cm" style:use-optimal-row-height="false"/>
    </style:style>
    <style:style style:name="ID0ENBAK" style:family="table-row">
      <style:table-row-properties fo:break-before="auto" style:row-height="0.478cm" style:use-optimal-row-height="false"/>
    </style:style>
    <style:style style:name="ID0EZBAK" style:family="table-row">
      <style:table-row-properties fo:break-before="auto" style:row-height="0.478cm" style:use-optimal-row-height="false"/>
    </style:style>
    <style:style style:name="ID0EFCAK" style:family="table-row">
      <style:table-row-properties fo:break-before="auto" style:row-height="0.478cm" style:use-optimal-row-height="false"/>
    </style:style>
    <style:style style:name="ID0ERCAK" style:family="table-row">
      <style:table-row-properties fo:break-before="auto" style:row-height="0.478cm" style:use-optimal-row-height="false"/>
    </style:style>
    <style:style style:name="ID0E4CAK" style:family="table-row">
      <style:table-row-properties fo:break-before="auto" style:row-height="0.478cm" style:use-optimal-row-height="false"/>
    </style:style>
    <style:style style:name="ID0EJDAK" style:family="table-row">
      <style:table-row-properties fo:break-before="auto" style:row-height="0.478cm" style:use-optimal-row-height="false"/>
    </style:style>
    <style:style style:name="ID0EVDAK" style:family="table-row">
      <style:table-row-properties fo:break-before="auto" style:row-height="0.478cm" style:use-optimal-row-height="false"/>
    </style:style>
    <style:style style:name="ID0EBEAK" style:family="table-row">
      <style:table-row-properties fo:break-before="auto" style:row-height="0.478cm" style:use-optimal-row-height="false"/>
    </style:style>
    <style:style style:name="ID0EGEAK" style:family="table-row">
      <style:table-row-properties fo:break-before="auto" style:row-height="0.478cm" style:use-optimal-row-height="false"/>
    </style:style>
    <style:style style:name="ID0ESEAK" style:family="table-row">
      <style:table-row-properties fo:break-before="auto" style:row-height="0.478cm" style:use-optimal-row-height="false"/>
    </style:style>
    <style:style style:name="ID0E5EAK" style:family="table-row">
      <style:table-row-properties fo:break-before="auto" style:row-height="0.478cm" style:use-optimal-row-height="false"/>
    </style:style>
    <style:style style:name="ID0EKFAK" style:family="table-row">
      <style:table-row-properties fo:break-before="auto" style:row-height="0.478cm" style:use-optimal-row-height="false"/>
    </style:style>
    <style:style style:name="ID0EWFAK" style:family="table-row">
      <style:table-row-properties fo:break-before="auto" style:row-height="0.478cm" style:use-optimal-row-height="false"/>
    </style:style>
    <style:style style:name="ID0ECGAK" style:family="table-row">
      <style:table-row-properties fo:break-before="auto" style:row-height="0.478cm" style:use-optimal-row-height="false"/>
    </style:style>
    <style:style style:name="ID0EOGAK" style:family="table-row">
      <style:table-row-properties fo:break-before="auto" style:row-height="0.478cm" style:use-optimal-row-height="false"/>
    </style:style>
    <style:style style:name="ID0E1GAK" style:family="table-row">
      <style:table-row-properties fo:break-before="auto" style:row-height="0.478cm" style:use-optimal-row-height="false"/>
    </style:style>
    <style:style style:name="ID0EGHAK" style:family="table-row">
      <style:table-row-properties fo:break-before="auto" style:row-height="0.478cm" style:use-optimal-row-height="false"/>
    </style:style>
    <style:style style:name="ID0ESHAK" style:family="table-row">
      <style:table-row-properties fo:break-before="auto" style:row-height="0.478cm" style:use-optimal-row-height="false"/>
    </style:style>
    <style:style style:name="ID0E5HAK" style:family="table-row">
      <style:table-row-properties fo:break-before="auto" style:row-height="0.478cm" style:use-optimal-row-height="false"/>
    </style:style>
    <style:style style:name="ID0EDIAK" style:family="table-row">
      <style:table-row-properties fo:break-before="auto" style:row-height="0.478cm" style:use-optimal-row-height="false"/>
    </style:style>
    <style:style style:name="ID0EPIAK" style:family="table-row">
      <style:table-row-properties fo:break-before="auto" style:row-height="0.478cm" style:use-optimal-row-height="false"/>
    </style:style>
    <style:style style:name="ID0E2IAK" style:family="table-row">
      <style:table-row-properties fo:break-before="auto" style:row-height="0.478cm" style:use-optimal-row-height="false"/>
    </style:style>
    <style:style style:name="ID0EHJAK" style:family="table-row">
      <style:table-row-properties fo:break-before="auto" style:row-height="0.478cm" style:use-optimal-row-height="false"/>
    </style:style>
    <style:style style:name="ID0ETJAK" style:family="table-row">
      <style:table-row-properties fo:break-before="auto" style:row-height="0.478cm" style:use-optimal-row-height="false"/>
    </style:style>
    <style:style style:name="ID0E6JAK" style:family="table-row">
      <style:table-row-properties fo:break-before="auto" style:row-height="0.478cm" style:use-optimal-row-height="false"/>
    </style:style>
    <style:style style:name="ID0ELKAK" style:family="table-row">
      <style:table-row-properties fo:break-before="auto" style:row-height="0.478cm" style:use-optimal-row-height="false"/>
    </style:style>
    <style:style style:name="ID0EXKAK" style:family="table-row">
      <style:table-row-properties fo:break-before="auto" style:row-height="0.478cm" style:use-optimal-row-height="false"/>
    </style:style>
    <style:style style:name="ID0EDLAK" style:family="table-row">
      <style:table-row-properties fo:break-before="auto" style:row-height="0.478cm" style:use-optimal-row-height="false"/>
    </style:style>
    <style:style style:name="ID0EPLAK" style:family="table-row">
      <style:table-row-properties fo:break-before="auto" style:row-height="0.478cm" style:use-optimal-row-height="false"/>
    </style:style>
    <style:style style:name="ID0E2LAK" style:family="table-row">
      <style:table-row-properties fo:break-before="auto" style:row-height="0.478cm" style:use-optimal-row-height="false"/>
    </style:style>
    <style:style style:name="ID0EAMAK" style:family="table-row">
      <style:table-row-properties fo:break-before="auto" style:row-height="0.478cm" style:use-optimal-row-height="false"/>
    </style:style>
    <style:style style:name="ID0EMMAK" style:family="table-row">
      <style:table-row-properties fo:break-before="auto" style:row-height="0.478cm" style:use-optimal-row-height="false"/>
    </style:style>
    <style:style style:name="ID0EYMAK" style:family="table-row">
      <style:table-row-properties fo:break-before="auto" style:row-height="0.478cm" style:use-optimal-row-height="false"/>
    </style:style>
    <style:style style:name="ID0EENAK" style:family="table-row">
      <style:table-row-properties fo:break-before="auto" style:row-height="0.478cm" style:use-optimal-row-height="false"/>
    </style:style>
    <style:style style:name="ID0EQNAK" style:family="table-row">
      <style:table-row-properties fo:break-before="auto" style:row-height="0.478cm" style:use-optimal-row-height="false"/>
    </style:style>
    <style:style style:name="ID0E3NAK" style:family="table-row">
      <style:table-row-properties fo:break-before="auto" style:row-height="0.478cm" style:use-optimal-row-height="false"/>
    </style:style>
    <style:style style:name="ID0EIOAK" style:family="table-row">
      <style:table-row-properties fo:break-before="auto" style:row-height="0.478cm" style:use-optimal-row-height="false"/>
    </style:style>
    <style:style style:name="ID0EUOAK" style:family="table-row">
      <style:table-row-properties fo:break-before="auto" style:row-height="0.478cm" style:use-optimal-row-height="false"/>
    </style:style>
    <style:style style:name="ID0EAPAK" style:family="table-row">
      <style:table-row-properties fo:break-before="auto" style:row-height="0.478cm" style:use-optimal-row-height="false"/>
    </style:style>
    <style:style style:name="ID0EMPAK" style:family="table-row">
      <style:table-row-properties fo:break-before="auto" style:row-height="0.478cm" style:use-optimal-row-height="false"/>
    </style:style>
    <style:style style:name="ID0EYPAK" style:family="table-row">
      <style:table-row-properties fo:break-before="auto" style:row-height="0.478cm" style:use-optimal-row-height="false"/>
    </style:style>
    <style:style style:name="ID0EEQAK" style:family="table-row">
      <style:table-row-properties fo:break-before="auto" style:row-height="0.478cm" style:use-optimal-row-height="false"/>
    </style:style>
    <style:style style:name="ID0EJQAK" style:family="table-row">
      <style:table-row-properties fo:break-before="auto" style:row-height="0.478cm" style:use-optimal-row-height="false"/>
    </style:style>
    <style:style style:name="ID0EVQAK" style:family="table-row">
      <style:table-row-properties fo:break-before="auto" style:row-height="0.478cm" style:use-optimal-row-height="false"/>
    </style:style>
    <style:style style:name="ID0EBRAK" style:family="table-row">
      <style:table-row-properties fo:break-before="auto" style:row-height="0.478cm" style:use-optimal-row-height="false"/>
    </style:style>
    <style:style style:name="ID0ENRAK" style:family="table-row">
      <style:table-row-properties fo:break-before="auto" style:row-height="0.478cm" style:use-optimal-row-height="false"/>
    </style:style>
    <style:style style:name="ID0EZRAK" style:family="table-row">
      <style:table-row-properties fo:break-before="auto" style:row-height="0.478cm" style:use-optimal-row-height="false"/>
    </style:style>
    <style:style style:name="ID0EFSAK" style:family="table-row">
      <style:table-row-properties fo:break-before="auto" style:row-height="0.478cm" style:use-optimal-row-height="false"/>
    </style:style>
    <style:style style:name="ID0ERSAK" style:family="table-row">
      <style:table-row-properties fo:break-before="auto" style:row-height="0.478cm" style:use-optimal-row-height="false"/>
    </style:style>
    <style:style style:name="ID0E4SAK" style:family="table-row">
      <style:table-row-properties fo:break-before="auto" style:row-height="0.478cm" style:use-optimal-row-height="false"/>
    </style:style>
    <style:style style:name="ID0EJTAK" style:family="table-row">
      <style:table-row-properties fo:break-before="auto" style:row-height="0.478cm" style:use-optimal-row-height="false"/>
    </style:style>
    <style:style style:name="ID0EVTAK" style:family="table-row">
      <style:table-row-properties fo:break-before="auto" style:row-height="0.478cm" style:use-optimal-row-height="false"/>
    </style:style>
    <style:style style:name="ID0EBUAK" style:family="table-row">
      <style:table-row-properties fo:break-before="auto" style:row-height="0.478cm" style:use-optimal-row-height="false"/>
    </style:style>
    <style:style style:name="ID0EGUAK" style:family="table-row">
      <style:table-row-properties fo:break-before="auto" style:row-height="0.478cm" style:use-optimal-row-height="false"/>
    </style:style>
    <style:style style:name="ID0ESUAK" style:family="table-row">
      <style:table-row-properties fo:break-before="auto" style:row-height="0.478cm" style:use-optimal-row-height="false"/>
    </style:style>
    <style:style style:name="ID0E5UAK" style:family="table-row">
      <style:table-row-properties fo:break-before="auto" style:row-height="0.478cm" style:use-optimal-row-height="false"/>
    </style:style>
    <style:style style:name="ID0EKVAK" style:family="table-row">
      <style:table-row-properties fo:break-before="auto" style:row-height="0.478cm" style:use-optimal-row-height="false"/>
    </style:style>
    <style:style style:name="ID0EWVAK" style:family="table-row">
      <style:table-row-properties fo:break-before="auto" style:row-height="0.478cm" style:use-optimal-row-height="false"/>
    </style:style>
    <style:style style:name="ID0ECWAK" style:family="table-row">
      <style:table-row-properties fo:break-before="auto" style:row-height="0.478cm" style:use-optimal-row-height="false"/>
    </style:style>
    <style:style style:name="ID0EOWAK" style:family="table-row">
      <style:table-row-properties fo:break-before="auto" style:row-height="0.478cm" style:use-optimal-row-height="false"/>
    </style:style>
    <style:style style:name="ID0E1WAK" style:family="table-row">
      <style:table-row-properties fo:break-before="auto" style:row-height="0.478cm" style:use-optimal-row-height="false"/>
    </style:style>
    <style:style style:name="ID0EGXAK" style:family="table-row">
      <style:table-row-properties fo:break-before="auto" style:row-height="0.478cm" style:use-optimal-row-height="false"/>
    </style:style>
    <style:style style:name="ID0ESXAK" style:family="table-row">
      <style:table-row-properties fo:break-before="auto" style:row-height="0.478cm" style:use-optimal-row-height="false"/>
    </style:style>
    <style:style style:name="ID0E5XAK" style:family="table-row">
      <style:table-row-properties fo:break-before="auto" style:row-height="0.478cm" style:use-optimal-row-height="false"/>
    </style:style>
    <style:style style:name="ID0EDYAK" style:family="table-row">
      <style:table-row-properties fo:break-before="auto" style:row-height="0.478cm" style:use-optimal-row-height="false"/>
    </style:style>
    <style:style style:name="ID0EPYAK" style:family="table-row">
      <style:table-row-properties fo:break-before="auto" style:row-height="0.478cm" style:use-optimal-row-height="false"/>
    </style:style>
    <style:style style:name="ID0E2YAK" style:family="table-row">
      <style:table-row-properties fo:break-before="auto" style:row-height="0.478cm" style:use-optimal-row-height="false"/>
    </style:style>
    <style:style style:name="ID0EHZAK" style:family="table-row">
      <style:table-row-properties fo:break-before="auto" style:row-height="0.478cm" style:use-optimal-row-height="false"/>
    </style:style>
    <style:style style:name="ID0ETZAK" style:family="table-row">
      <style:table-row-properties fo:break-before="auto" style:row-height="0.478cm" style:use-optimal-row-height="false"/>
    </style:style>
    <style:style style:name="ID0E6ZAK" style:family="table-row">
      <style:table-row-properties fo:break-before="auto" style:row-height="0.478cm" style:use-optimal-row-height="false"/>
    </style:style>
    <style:style style:name="ID0EL1AK" style:family="table-row">
      <style:table-row-properties fo:break-before="auto" style:row-height="0.478cm" style:use-optimal-row-height="false"/>
    </style:style>
    <style:style style:name="ID0EX1AK" style:family="table-row">
      <style:table-row-properties fo:break-before="auto" style:row-height="0.478cm" style:use-optimal-row-height="false"/>
    </style:style>
    <style:style style:name="ID0ED2AK" style:family="table-row">
      <style:table-row-properties fo:break-before="auto" style:row-height="0.478cm" style:use-optimal-row-height="false"/>
    </style:style>
    <style:style style:name="ID0EP2AK" style:family="table-row">
      <style:table-row-properties fo:break-before="auto" style:row-height="0.478cm" style:use-optimal-row-height="false"/>
    </style:style>
    <style:style style:name="ID0E22AK" style:family="table-row">
      <style:table-row-properties fo:break-before="auto" style:row-height="0.478cm" style:use-optimal-row-height="false"/>
    </style:style>
    <style:style style:name="ID0EH3AK" style:family="table-row">
      <style:table-row-properties fo:break-before="auto" style:row-height="0.478cm" style:use-optimal-row-height="false"/>
    </style:style>
    <style:style style:name="ID0EM3AK" style:family="table-row">
      <style:table-row-properties fo:break-before="auto" style:row-height="0.478cm" style:use-optimal-row-height="false"/>
    </style:style>
    <style:style style:name="ID0EY3AK" style:family="table-row">
      <style:table-row-properties fo:break-before="auto" style:row-height="0.478cm" style:use-optimal-row-height="false"/>
    </style:style>
    <style:style style:name="ID0EE4AK" style:family="table-row">
      <style:table-row-properties fo:break-before="auto" style:row-height="0.478cm" style:use-optimal-row-height="false"/>
    </style:style>
    <style:style style:name="ID0EQ4AK" style:family="table-row">
      <style:table-row-properties fo:break-before="auto" style:row-height="0.478cm" style:use-optimal-row-height="false"/>
    </style:style>
    <style:style style:name="ID0E34AK" style:family="table-row">
      <style:table-row-properties fo:break-before="auto" style:row-height="0.478cm" style:use-optimal-row-height="false"/>
    </style:style>
    <style:style style:name="ID0EI5AK" style:family="table-row">
      <style:table-row-properties fo:break-before="auto" style:row-height="0.478cm" style:use-optimal-row-height="false"/>
    </style:style>
    <style:style style:name="ID0EU5AK" style:family="table-row">
      <style:table-row-properties fo:break-before="auto" style:row-height="0.478cm" style:use-optimal-row-height="false"/>
    </style:style>
    <style:style style:name="ID0EZ5AK" style:family="table-row">
      <style:table-row-properties fo:break-before="auto" style:row-height="0.478cm" style:use-optimal-row-height="false"/>
    </style:style>
    <style:style style:name="ID0EF6AK" style:family="table-row">
      <style:table-row-properties fo:break-before="auto" style:row-height="0.478cm" style:use-optimal-row-height="false"/>
    </style:style>
    <style:style style:name="ID0EW6AK" style:family="table-row">
      <style:table-row-properties fo:break-before="auto" style:row-height="0.478cm" style:use-optimal-row-height="false"/>
    </style:style>
    <style:style style:name="ID0EHABK" style:family="table-row">
      <style:table-row-properties fo:break-before="auto" style:row-height="0.478cm" style:use-optimal-row-height="false"/>
    </style:style>
    <style:style style:name="ID0EYABK" style:family="table-row">
      <style:table-row-properties fo:break-before="auto" style:row-height="0.478cm" style:use-optimal-row-height="false"/>
    </style:style>
    <style:style style:name="ID0EJBBK" style:family="table-row">
      <style:table-row-properties fo:break-before="auto" style:row-height="0.478cm" style:use-optimal-row-height="false"/>
    </style:style>
    <style:style style:name="ID0E1BBK" style:family="table-row">
      <style:table-row-properties fo:break-before="auto" style:row-height="0.478cm" style:use-optimal-row-height="false"/>
    </style:style>
    <style:style style:name="ID0E6BBK" style:family="table-row">
      <style:table-row-properties fo:break-before="auto" style:row-height="0.478cm" style:use-optimal-row-height="false"/>
    </style:style>
    <style:style style:name="ID0ELCBK" style:family="table-row">
      <style:table-row-properties fo:break-before="auto" style:row-height="0.478cm" style:use-optimal-row-height="false"/>
    </style:style>
    <style:style style:name="ID0EXCBK" style:family="table-row">
      <style:table-row-properties fo:break-before="auto" style:row-height="0.478cm" style:use-optimal-row-height="false"/>
    </style:style>
    <style:style style:name="ID0EDDBK" style:family="table-row">
      <style:table-row-properties fo:break-before="auto" style:row-height="0.478cm" style:use-optimal-row-height="false"/>
    </style:style>
    <style:style style:name="ID0EPDBK" style:family="table-row">
      <style:table-row-properties fo:break-before="auto" style:row-height="0.478cm" style:use-optimal-row-height="false"/>
    </style:style>
    <style:style style:name="ID0E2DBK" style:family="table-row">
      <style:table-row-properties fo:break-before="auto" style:row-height="0.478cm" style:use-optimal-row-height="false"/>
    </style:style>
    <style:style style:name="ID0EHEBK" style:family="table-row">
      <style:table-row-properties fo:break-before="auto" style:row-height="0.478cm" style:use-optimal-row-height="false"/>
    </style:style>
    <style:style style:name="ID0EMEBK" style:family="table-row">
      <style:table-row-properties fo:break-before="auto" style:row-height="0.478cm" style:use-optimal-row-height="false"/>
    </style:style>
    <style:style style:name="ID0EYEBK" style:family="table-row">
      <style:table-row-properties fo:break-before="auto" style:row-height="0.478cm" style:use-optimal-row-height="false"/>
    </style:style>
    <style:style style:name="ID0EEFBK" style:family="table-row">
      <style:table-row-properties fo:break-before="auto" style:row-height="0.478cm" style:use-optimal-row-height="false"/>
    </style:style>
    <style:style style:name="ID0EQFBK" style:family="table-row">
      <style:table-row-properties fo:break-before="auto" style:row-height="0.478cm" style:use-optimal-row-height="false"/>
    </style:style>
    <style:style style:name="ID0E3FBK" style:family="table-row">
      <style:table-row-properties fo:break-before="auto" style:row-height="0.478cm" style:use-optimal-row-height="false"/>
    </style:style>
    <style:style style:name="ID0EIGBK" style:family="table-row">
      <style:table-row-properties fo:break-before="auto" style:row-height="0.478cm" style:use-optimal-row-height="false"/>
    </style:style>
    <style:style style:name="ID0EUGBK" style:family="table-row">
      <style:table-row-properties fo:break-before="auto" style:row-height="0.478cm" style:use-optimal-row-height="false"/>
    </style:style>
    <style:style style:name="ID0EAHBK" style:family="table-row">
      <style:table-row-properties fo:break-before="auto" style:row-height="0.478cm" style:use-optimal-row-height="false"/>
    </style:style>
    <style:style style:name="ID0EMHBK" style:family="table-row">
      <style:table-row-properties fo:break-before="auto" style:row-height="0.478cm" style:use-optimal-row-height="false"/>
    </style:style>
    <style:style style:name="ID0EYHBK" style:family="table-row">
      <style:table-row-properties fo:break-before="auto" style:row-height="0.478cm" style:use-optimal-row-height="false"/>
    </style:style>
    <style:style style:name="ID0EEIBK" style:family="table-row">
      <style:table-row-properties fo:break-before="auto" style:row-height="0.478cm" style:use-optimal-row-height="false"/>
    </style:style>
    <style:style style:name="ID0EQIBK" style:family="table-row">
      <style:table-row-properties fo:break-before="auto" style:row-height="0.478cm" style:use-optimal-row-height="false"/>
    </style:style>
    <style:style style:name="ID0E3IBK" style:family="table-row">
      <style:table-row-properties fo:break-before="auto" style:row-height="0.478cm" style:use-optimal-row-height="false"/>
    </style:style>
    <style:style style:name="ID0EBJBK" style:family="table-row">
      <style:table-row-properties fo:break-before="auto" style:row-height="0.478cm" style:use-optimal-row-height="false"/>
    </style:style>
    <style:style style:name="ID0ENJBK" style:family="table-row">
      <style:table-row-properties fo:break-before="auto" style:row-height="0.478cm" style:use-optimal-row-height="false"/>
    </style:style>
    <style:style style:name="ID0EZJBK" style:family="table-row">
      <style:table-row-properties fo:break-before="auto" style:row-height="0.478cm" style:use-optimal-row-height="false"/>
    </style:style>
    <style:style style:name="ID0EFKBK" style:family="table-row">
      <style:table-row-properties fo:break-before="auto" style:row-height="0.478cm" style:use-optimal-row-height="false"/>
    </style:style>
    <style:style style:name="ID0ERKBK" style:family="table-row">
      <style:table-row-properties fo:break-before="auto" style:row-height="0.478cm" style:use-optimal-row-height="false"/>
    </style:style>
    <style:style style:name="ID0E4KBK" style:family="table-row">
      <style:table-row-properties fo:break-before="auto" style:row-height="0.478cm" style:use-optimal-row-height="false"/>
    </style:style>
    <style:style style:name="ID0EJLBK" style:family="table-row">
      <style:table-row-properties fo:break-before="auto" style:row-height="0.478cm" style:use-optimal-row-height="false"/>
    </style:style>
    <style:style style:name="ID0EVLBK" style:family="table-row">
      <style:table-row-properties fo:break-before="auto" style:row-height="0.478cm" style:use-optimal-row-height="false"/>
    </style:style>
    <style:style style:name="ID0EBMBK" style:family="table-row">
      <style:table-row-properties fo:break-before="auto" style:row-height="0.478cm" style:use-optimal-row-height="false"/>
    </style:style>
    <style:style style:name="ID0ENMBK" style:family="table-row">
      <style:table-row-properties fo:break-before="auto" style:row-height="0.478cm" style:use-optimal-row-height="false"/>
    </style:style>
    <style:style style:name="ID0EZMBK" style:family="table-row">
      <style:table-row-properties fo:break-before="auto" style:row-height="0.478cm" style:use-optimal-row-height="false"/>
    </style:style>
    <style:style style:name="ID0EFNBK" style:family="table-row">
      <style:table-row-properties fo:break-before="auto" style:row-height="0.478cm" style:use-optimal-row-height="false"/>
    </style:style>
    <style:style style:name="ID0EKNBK" style:family="table-row">
      <style:table-row-properties fo:break-before="auto" style:row-height="0.478cm" style:use-optimal-row-height="false"/>
    </style:style>
    <style:style style:name="ID0EWNBK" style:family="table-row">
      <style:table-row-properties fo:break-before="auto" style:row-height="0.478cm" style:use-optimal-row-height="false"/>
    </style:style>
    <style:style style:name="ID0ECOBK" style:family="table-row">
      <style:table-row-properties fo:break-before="auto" style:row-height="0.478cm" style:use-optimal-row-height="false"/>
    </style:style>
    <style:style style:name="ID0EOOBK" style:family="table-row">
      <style:table-row-properties fo:break-before="auto" style:row-height="0.478cm" style:use-optimal-row-height="false"/>
    </style:style>
    <style:style style:name="ID0E1OBK" style:family="table-row">
      <style:table-row-properties fo:break-before="auto" style:row-height="0.478cm" style:use-optimal-row-height="false"/>
    </style:style>
    <style:style style:name="ID0EGPBK" style:family="table-row">
      <style:table-row-properties fo:break-before="auto" style:row-height="0.478cm" style:use-optimal-row-height="false"/>
    </style:style>
    <style:style style:name="ID0ESPBK" style:family="table-row">
      <style:table-row-properties fo:break-before="auto" style:row-height="0.478cm" style:use-optimal-row-height="false"/>
    </style:style>
    <style:style style:name="ID0E5PBK" style:family="table-row">
      <style:table-row-properties fo:break-before="auto" style:row-height="0.478cm" style:use-optimal-row-height="false"/>
    </style:style>
    <style:style style:name="ID0EKQBK" style:family="table-row">
      <style:table-row-properties fo:break-before="auto" style:row-height="0.478cm" style:use-optimal-row-height="false"/>
    </style:style>
    <style:style style:name="ID0EWQBK" style:family="table-row">
      <style:table-row-properties fo:break-before="auto" style:row-height="0.478cm" style:use-optimal-row-height="false"/>
    </style:style>
    <style:style style:name="ID0ECRBK" style:family="table-row">
      <style:table-row-properties fo:break-before="auto" style:row-height="0.478cm" style:use-optimal-row-height="false"/>
    </style:style>
    <style:style style:name="ID0EHRBK" style:family="table-row">
      <style:table-row-properties fo:break-before="auto" style:row-height="0.478cm" style:use-optimal-row-height="false"/>
    </style:style>
    <style:style style:name="ID0ETRBK" style:family="table-row">
      <style:table-row-properties fo:break-before="auto" style:row-height="0.478cm" style:use-optimal-row-height="false"/>
    </style:style>
    <style:style style:name="ID0E6RBK" style:family="table-row">
      <style:table-row-properties fo:break-before="auto" style:row-height="0.478cm" style:use-optimal-row-height="false"/>
    </style:style>
    <style:style style:name="ID0ELSBK" style:family="table-row">
      <style:table-row-properties fo:break-before="auto" style:row-height="0.478cm" style:use-optimal-row-height="false"/>
    </style:style>
    <style:style style:name="ID0EXSBK" style:family="table-row">
      <style:table-row-properties fo:break-before="auto" style:row-height="0.478cm" style:use-optimal-row-height="false"/>
    </style:style>
    <style:style style:name="ID0EDTBK" style:family="table-row">
      <style:table-row-properties fo:break-before="auto" style:row-height="0.478cm" style:use-optimal-row-height="false"/>
    </style:style>
    <style:style style:name="ID0EPTBK" style:family="table-row">
      <style:table-row-properties fo:break-before="auto" style:row-height="0.478cm" style:use-optimal-row-height="false"/>
    </style:style>
    <style:style style:name="ID0E2TBK" style:family="table-row">
      <style:table-row-properties fo:break-before="auto" style:row-height="0.478cm" style:use-optimal-row-height="false"/>
    </style:style>
    <style:style style:name="ID0EHUBK" style:family="table-row">
      <style:table-row-properties fo:break-before="auto" style:row-height="0.478cm" style:use-optimal-row-height="false"/>
    </style:style>
    <style:style style:name="ID0ETUBK" style:family="table-row">
      <style:table-row-properties fo:break-before="auto" style:row-height="0.478cm" style:use-optimal-row-height="false"/>
    </style:style>
    <style:style style:name="ID0E6UBK" style:family="table-row">
      <style:table-row-properties fo:break-before="auto" style:row-height="0.478cm" style:use-optimal-row-height="false"/>
    </style:style>
    <style:style style:name="ID0ELVBK" style:family="table-row">
      <style:table-row-properties fo:break-before="auto" style:row-height="0.478cm" style:use-optimal-row-height="false"/>
    </style:style>
    <style:style style:name="ID0EXVBK" style:family="table-row">
      <style:table-row-properties fo:break-before="auto" style:row-height="0.478cm" style:use-optimal-row-height="false"/>
    </style:style>
    <style:style style:name="ID0EDWBK" style:family="table-row">
      <style:table-row-properties fo:break-before="auto" style:row-height="0.478cm" style:use-optimal-row-height="false"/>
    </style:style>
    <style:style style:name="ID0EPWBK" style:family="table-row">
      <style:table-row-properties fo:break-before="auto" style:row-height="0.478cm" style:use-optimal-row-height="false"/>
    </style:style>
    <style:style style:name="ID0E2WBK" style:family="table-row">
      <style:table-row-properties fo:break-before="auto" style:row-height="0.478cm" style:use-optimal-row-height="false"/>
    </style:style>
    <style:style style:name="ID0EHXBK" style:family="table-row">
      <style:table-row-properties fo:break-before="auto" style:row-height="0.478cm" style:use-optimal-row-height="false"/>
    </style:style>
    <style:style style:name="ID0ETXBK" style:family="table-row">
      <style:table-row-properties fo:break-before="auto" style:row-height="0.478cm" style:use-optimal-row-height="false"/>
    </style:style>
    <style:style style:name="ID0E6XBK" style:family="table-row">
      <style:table-row-properties fo:break-before="auto" style:row-height="0.478cm" style:use-optimal-row-height="false"/>
    </style:style>
    <style:style style:name="ID0ELYBK" style:family="table-row">
      <style:table-row-properties fo:break-before="auto" style:row-height="0.478cm" style:use-optimal-row-height="false"/>
    </style:style>
    <style:style style:name="ID0EXYBK" style:family="table-row">
      <style:table-row-properties fo:break-before="auto" style:row-height="0.478cm" style:use-optimal-row-height="false"/>
    </style:style>
    <style:style style:name="ID0EDZBK" style:family="table-row">
      <style:table-row-properties fo:break-before="auto" style:row-height="0.478cm" style:use-optimal-row-height="false"/>
    </style:style>
    <style:style style:name="ID0EPZBK" style:family="table-row">
      <style:table-row-properties fo:break-before="auto" style:row-height="0.478cm" style:use-optimal-row-height="false"/>
    </style:style>
    <style:style style:name="ID0E2ZBK" style:family="table-row">
      <style:table-row-properties fo:break-before="auto" style:row-height="0.478cm" style:use-optimal-row-height="false"/>
    </style:style>
    <style:style style:name="ID0EH1BK" style:family="table-row">
      <style:table-row-properties fo:break-before="auto" style:row-height="0.478cm" style:use-optimal-row-height="false"/>
    </style:style>
    <style:style style:name="ID0ET1BK" style:family="table-row">
      <style:table-row-properties fo:break-before="auto" style:row-height="0.478cm" style:use-optimal-row-height="false"/>
    </style:style>
    <style:style style:name="ID0EY1BK" style:family="table-row">
      <style:table-row-properties fo:break-before="auto" style:row-height="0.478cm" style:use-optimal-row-height="false"/>
    </style:style>
    <style:style style:name="ID0EE2BK" style:family="table-row">
      <style:table-row-properties fo:break-before="auto" style:row-height="0.478cm" style:use-optimal-row-height="false"/>
    </style:style>
    <style:style style:name="ID0EQ2BK" style:family="table-row">
      <style:table-row-properties fo:break-before="auto" style:row-height="0.478cm" style:use-optimal-row-height="false"/>
    </style:style>
    <style:style style:name="ID0E32BK" style:family="table-row">
      <style:table-row-properties fo:break-before="auto" style:row-height="0.478cm" style:use-optimal-row-height="false"/>
    </style:style>
    <style:style style:name="ID0EI3BK" style:family="table-row">
      <style:table-row-properties fo:break-before="auto" style:row-height="0.478cm" style:use-optimal-row-height="false"/>
    </style:style>
    <style:style style:name="ID0EU3BK" style:family="table-row">
      <style:table-row-properties fo:break-before="auto" style:row-height="0.478cm" style:use-optimal-row-height="false"/>
    </style:style>
    <style:style style:name="ID0EA4BK" style:family="table-row">
      <style:table-row-properties fo:break-before="auto" style:row-height="0.478cm" style:use-optimal-row-height="false"/>
    </style:style>
    <style:style style:name="ID0EM4BK" style:family="table-row">
      <style:table-row-properties fo:break-before="auto" style:row-height="0.478cm" style:use-optimal-row-height="false"/>
    </style:style>
    <style:style style:name="ID0EY4BK" style:family="table-row">
      <style:table-row-properties fo:break-before="auto" style:row-height="0.478cm" style:use-optimal-row-height="false"/>
    </style:style>
    <style:style style:name="ID0EE5BK" style:family="table-row">
      <style:table-row-properties fo:break-before="auto" style:row-height="0.478cm" style:use-optimal-row-height="false"/>
    </style:style>
    <style:style style:name="ID0EQ5BK" style:family="table-row">
      <style:table-row-properties fo:break-before="auto" style:row-height="0.478cm" style:use-optimal-row-height="false"/>
    </style:style>
    <style:style style:name="ID0E35BK" style:family="table-row">
      <style:table-row-properties fo:break-before="auto" style:row-height="0.478cm" style:use-optimal-row-height="false"/>
    </style:style>
    <style:style style:name="ID0EI6BK" style:family="table-row">
      <style:table-row-properties fo:break-before="auto" style:row-height="0.478cm" style:use-optimal-row-height="false"/>
    </style:style>
    <style:style style:name="ID0EU6BK" style:family="table-row">
      <style:table-row-properties fo:break-before="auto" style:row-height="0.478cm" style:use-optimal-row-height="false"/>
    </style:style>
    <style:style style:name="ID0EAACK" style:family="table-row">
      <style:table-row-properties fo:break-before="auto" style:row-height="0.478cm" style:use-optimal-row-height="false"/>
    </style:style>
    <style:style style:name="ID0EMACK" style:family="table-row">
      <style:table-row-properties fo:break-before="auto" style:row-height="0.478cm" style:use-optimal-row-height="false"/>
    </style:style>
    <style:style style:name="ID0EYACK" style:family="table-row">
      <style:table-row-properties fo:break-before="auto" style:row-height="0.478cm" style:use-optimal-row-height="false"/>
    </style:style>
    <style:style style:name="ID0EEBCK" style:family="table-row">
      <style:table-row-properties fo:break-before="auto" style:row-height="0.478cm" style:use-optimal-row-height="false"/>
    </style:style>
    <style:style style:name="ID0EQBCK" style:family="table-row">
      <style:table-row-properties fo:break-before="auto" style:row-height="0.478cm" style:use-optimal-row-height="false"/>
    </style:style>
    <style:style style:name="ID0E3BCK" style:family="table-row">
      <style:table-row-properties fo:break-before="auto" style:row-height="0.478cm" style:use-optimal-row-height="false"/>
    </style:style>
    <style:style style:name="ID0EICCK" style:family="table-row">
      <style:table-row-properties fo:break-before="auto" style:row-height="0.478cm" style:use-optimal-row-height="false"/>
    </style:style>
    <style:style style:name="ID0EUCCK" style:family="table-row">
      <style:table-row-properties fo:break-before="auto" style:row-height="0.478cm" style:use-optimal-row-height="false"/>
    </style:style>
    <style:style style:name="ID0EZCCK" style:family="table-row">
      <style:table-row-properties fo:break-before="auto" style:row-height="0.478cm" style:use-optimal-row-height="false"/>
    </style:style>
    <style:style style:name="ID0EFDCK" style:family="table-row">
      <style:table-row-properties fo:break-before="auto" style:row-height="0.478cm" style:use-optimal-row-height="false"/>
    </style:style>
    <style:style style:name="ID0ERDCK" style:family="table-row">
      <style:table-row-properties fo:break-before="auto" style:row-height="0.478cm" style:use-optimal-row-height="false"/>
    </style:style>
    <style:style style:name="ID0E4DCK" style:family="table-row">
      <style:table-row-properties fo:break-before="auto" style:row-height="0.478cm" style:use-optimal-row-height="false"/>
    </style:style>
    <style:style style:name="ID0EJECK" style:family="table-row">
      <style:table-row-properties fo:break-before="auto" style:row-height="0.478cm" style:use-optimal-row-height="false"/>
    </style:style>
    <style:style style:name="ID0EVECK" style:family="table-row">
      <style:table-row-properties fo:break-before="auto" style:row-height="0.478cm" style:use-optimal-row-height="false"/>
    </style:style>
    <style:style style:name="ID0EBFCK" style:family="table-row">
      <style:table-row-properties fo:break-before="auto" style:row-height="0.478cm" style:use-optimal-row-height="false"/>
    </style:style>
    <style:style style:name="ID0ENFCK" style:family="table-row">
      <style:table-row-properties fo:break-before="auto" style:row-height="0.478cm" style:use-optimal-row-height="false"/>
    </style:style>
    <style:style style:name="ID0EZFCK" style:family="table-row">
      <style:table-row-properties fo:break-before="auto" style:row-height="0.478cm" style:use-optimal-row-height="false"/>
    </style:style>
    <style:style style:name="ID0EFGCK" style:family="table-row">
      <style:table-row-properties fo:break-before="auto" style:row-height="0.478cm" style:use-optimal-row-height="false"/>
    </style:style>
    <style:style style:name="ID0ERGCK" style:family="table-row">
      <style:table-row-properties fo:break-before="auto" style:row-height="0.478cm" style:use-optimal-row-height="false"/>
    </style:style>
    <style:style style:name="ID0E4GCK" style:family="table-row">
      <style:table-row-properties fo:break-before="auto" style:row-height="0.478cm" style:use-optimal-row-height="false"/>
    </style:style>
    <style:style style:name="ID0EIHCK" style:family="table-row">
      <style:table-row-properties fo:break-before="auto" style:row-height="0.478cm" style:use-optimal-row-height="false"/>
    </style:style>
    <style:style style:name="ID0ETHCK" style:family="table-row">
      <style:table-row-properties fo:break-before="auto" style:row-height="0.478cm" style:use-optimal-row-height="false"/>
    </style:style>
    <style:style style:name="ID0E5HCK" style:family="table-row">
      <style:table-row-properties fo:break-before="auto" style:row-height="0.478cm" style:use-optimal-row-height="false"/>
    </style:style>
    <style:style style:name="ID0EJICK" style:family="table-row">
      <style:table-row-properties fo:break-before="auto" style:row-height="0.478cm" style:use-optimal-row-height="false"/>
    </style:style>
    <style:style style:name="ID0EUICK" style:family="table-row">
      <style:table-row-properties fo:break-before="auto" style:row-height="0.478cm" style:use-optimal-row-height="false"/>
    </style:style>
    <style:style style:name="ID0E6ICK" style:family="table-row">
      <style:table-row-properties fo:break-before="auto" style:row-height="0.478cm" style:use-optimal-row-height="false"/>
    </style:style>
    <style:style style:name="ID0EKJCK" style:family="table-row">
      <style:table-row-properties fo:break-before="auto" style:row-height="0.478cm" style:use-optimal-row-height="false"/>
    </style:style>
    <style:style style:name="ID0EVJCK" style:family="table-row">
      <style:table-row-properties fo:break-before="auto" style:row-height="0.478cm" style:use-optimal-row-height="false"/>
    </style:style>
    <style:style style:name="ID0EAKCK" style:family="table-row">
      <style:table-row-properties fo:break-before="auto" style:row-height="0.478cm" style:use-optimal-row-height="false"/>
    </style:style>
    <style:style style:name="ID0ELKCK" style:family="table-row">
      <style:table-row-properties fo:break-before="auto" style:row-height="0.478cm" style:use-optimal-row-height="false"/>
    </style:style>
    <style:style style:name="ID0EQKCK" style:family="table-row">
      <style:table-row-properties fo:break-before="auto" style:row-height="0.478cm" style:use-optimal-row-height="false"/>
    </style:style>
    <style:style style:name="ID0E3KCK" style:family="table-row">
      <style:table-row-properties fo:break-before="auto" style:row-height="0.478cm" style:use-optimal-row-height="false"/>
    </style:style>
    <style:style style:name="ID0EILCK" style:family="table-row">
      <style:table-row-properties fo:break-before="auto" style:row-height="0.478cm" style:use-optimal-row-height="false"/>
    </style:style>
    <style:style style:name="ID0EULCK" style:family="table-row">
      <style:table-row-properties fo:break-before="auto" style:row-height="0.478cm" style:use-optimal-row-height="false"/>
    </style:style>
    <style:style style:name="ID0EAMCK" style:family="table-row">
      <style:table-row-properties fo:break-before="auto" style:row-height="0.478cm" style:use-optimal-row-height="false"/>
    </style:style>
    <style:style style:name="ID0EMMCK" style:family="table-row">
      <style:table-row-properties fo:break-before="auto" style:row-height="0.478cm" style:use-optimal-row-height="false"/>
    </style:style>
    <style:style style:name="ID0EYMCK" style:family="table-row">
      <style:table-row-properties fo:break-before="auto" style:row-height="0.478cm" style:use-optimal-row-height="false"/>
    </style:style>
    <style:style style:name="ID0E4MCK" style:family="table-row">
      <style:table-row-properties fo:break-before="auto" style:row-height="0.478cm" style:use-optimal-row-height="false"/>
    </style:style>
    <style:style style:name="ID0EJNCK" style:family="table-row">
      <style:table-row-properties fo:break-before="auto" style:row-height="0.478cm" style:use-optimal-row-height="false"/>
    </style:style>
    <style:style style:name="ID0EVNCK" style:family="table-row">
      <style:table-row-properties fo:break-before="auto" style:row-height="0.478cm" style:use-optimal-row-height="false"/>
    </style:style>
    <style:style style:name="ID0EBOCK" style:family="table-row">
      <style:table-row-properties fo:break-before="auto" style:row-height="0.478cm" style:use-optimal-row-height="false"/>
    </style:style>
    <style:style style:name="ID0ENOCK" style:family="table-row">
      <style:table-row-properties fo:break-before="auto" style:row-height="0.478cm" style:use-optimal-row-height="false"/>
    </style:style>
    <style:style style:name="ID0EZOCK" style:family="table-row">
      <style:table-row-properties fo:break-before="auto" style:row-height="0.478cm" style:use-optimal-row-height="false"/>
    </style:style>
    <style:style style:name="ID0EFPCK" style:family="table-row">
      <style:table-row-properties fo:break-before="auto" style:row-height="0.478cm" style:use-optimal-row-height="false"/>
    </style:style>
    <style:style style:name="ID0EKPCK" style:family="table-row">
      <style:table-row-properties fo:break-before="auto" style:row-height="0.478cm" style:use-optimal-row-height="false"/>
    </style:style>
    <style:style style:name="ID0EWPCK" style:family="table-row">
      <style:table-row-properties fo:break-before="auto" style:row-height="0.478cm" style:use-optimal-row-height="false"/>
    </style:style>
    <style:style style:name="ID0ECQCK" style:family="table-row">
      <style:table-row-properties fo:break-before="auto" style:row-height="0.478cm" style:use-optimal-row-height="false"/>
    </style:style>
    <style:style style:name="ID0EOQCK" style:family="table-row">
      <style:table-row-properties fo:break-before="auto" style:row-height="0.478cm" style:use-optimal-row-height="false"/>
    </style:style>
    <style:style style:name="ID0E1QCK" style:family="table-row">
      <style:table-row-properties fo:break-before="auto" style:row-height="0.478cm" style:use-optimal-row-height="false"/>
    </style:style>
    <style:style style:name="ID0EGRCK" style:family="table-row">
      <style:table-row-properties fo:break-before="auto" style:row-height="0.478cm" style:use-optimal-row-height="false"/>
    </style:style>
    <style:style style:name="ID0ESRCK" style:family="table-row">
      <style:table-row-properties fo:break-before="auto" style:row-height="0.478cm" style:use-optimal-row-height="false"/>
    </style:style>
    <style:style style:name="ID0E5RCK" style:family="table-row">
      <style:table-row-properties fo:break-before="auto" style:row-height="0.478cm" style:use-optimal-row-height="false"/>
    </style:style>
    <style:style style:name="ID0EKSCK" style:family="table-row">
      <style:table-row-properties fo:break-before="auto" style:row-height="0.478cm" style:use-optimal-row-height="false"/>
    </style:style>
    <style:style style:name="ID0EWSCK" style:family="table-row">
      <style:table-row-properties fo:break-before="auto" style:row-height="0.478cm" style:use-optimal-row-height="false"/>
    </style:style>
    <style:style style:name="ID0ECTCK" style:family="table-row">
      <style:table-row-properties fo:break-before="auto" style:row-height="0.478cm" style:use-optimal-row-height="false"/>
    </style:style>
    <style:style style:name="ID0EOTCK" style:family="table-row">
      <style:table-row-properties fo:break-before="auto" style:row-height="0.478cm" style:use-optimal-row-height="false"/>
    </style:style>
    <style:style style:name="ID0ETTCK" style:family="table-row">
      <style:table-row-properties fo:break-before="auto" style:row-height="0.478cm" style:use-optimal-row-height="false"/>
    </style:style>
    <style:style style:name="ID0E6TCK" style:family="table-row">
      <style:table-row-properties fo:break-before="auto" style:row-height="0.478cm" style:use-optimal-row-height="false"/>
    </style:style>
    <style:style style:name="ID0EEUCK" style:family="table-row">
      <style:table-row-properties fo:break-before="auto" style:row-height="0.478cm" style:use-optimal-row-height="false"/>
    </style:style>
    <style:style style:name="ID0EQUCK" style:family="table-row">
      <style:table-row-properties fo:break-before="auto" style:row-height="0.478cm" style:use-optimal-row-height="false"/>
    </style:style>
    <style:style style:name="ID0E3UCK" style:family="table-row">
      <style:table-row-properties fo:break-before="auto" style:row-height="0.478cm" style:use-optimal-row-height="false"/>
    </style:style>
    <style:style style:name="ID0EIVCK" style:family="table-row">
      <style:table-row-properties fo:break-before="auto" style:row-height="0.478cm" style:use-optimal-row-height="false"/>
    </style:style>
    <style:style style:name="ID0EUVCK" style:family="table-row">
      <style:table-row-properties fo:break-before="auto" style:row-height="0.478cm" style:use-optimal-row-height="false"/>
    </style:style>
    <style:style style:name="ID0EAWCK" style:family="table-row">
      <style:table-row-properties fo:break-before="auto" style:row-height="0.478cm" style:use-optimal-row-height="false"/>
    </style:style>
    <style:style style:name="ID0EMWCK" style:family="table-row">
      <style:table-row-properties fo:break-before="auto" style:row-height="0.478cm" style:use-optimal-row-height="false"/>
    </style:style>
    <style:style style:name="ID0EYWCK" style:family="table-row">
      <style:table-row-properties fo:break-before="auto" style:row-height="0.478cm" style:use-optimal-row-height="false"/>
    </style:style>
    <style:style style:name="ID0EEXCK" style:family="table-row">
      <style:table-row-properties fo:break-before="auto" style:row-height="0.478cm" style:use-optimal-row-height="false"/>
    </style:style>
    <style:style style:name="ID0EQXCK" style:family="table-row">
      <style:table-row-properties fo:break-before="auto" style:row-height="0.478cm" style:use-optimal-row-height="false"/>
    </style:style>
    <style:style style:name="ID0E3XCK" style:family="table-row">
      <style:table-row-properties fo:break-before="auto" style:row-height="0.478cm" style:use-optimal-row-height="false"/>
    </style:style>
    <style:style style:name="ID0EIYCK" style:family="table-row">
      <style:table-row-properties fo:break-before="auto" style:row-height="0.478cm" style:use-optimal-row-height="false"/>
    </style:style>
    <style:style style:name="ID0ENYCK" style:family="table-row">
      <style:table-row-properties fo:break-before="auto" style:row-height="0.478cm" style:use-optimal-row-height="false"/>
    </style:style>
    <style:style style:name="ID0EZYCK" style:family="table-row">
      <style:table-row-properties fo:break-before="auto" style:row-height="0.478cm" style:use-optimal-row-height="false"/>
    </style:style>
    <style:style style:name="ID0EFZCK" style:family="table-row">
      <style:table-row-properties fo:break-before="auto" style:row-height="0.478cm" style:use-optimal-row-height="false"/>
    </style:style>
    <style:style style:name="ID0ERZCK" style:family="table-row">
      <style:table-row-properties fo:break-before="auto" style:row-height="0.478cm" style:use-optimal-row-height="false"/>
    </style:style>
    <style:style style:name="ID0E4ZCK" style:family="table-row">
      <style:table-row-properties fo:break-before="auto" style:row-height="0.478cm" style:use-optimal-row-height="false"/>
    </style:style>
    <style:style style:name="ID0EJ1CK" style:family="table-row">
      <style:table-row-properties fo:break-before="auto" style:row-height="0.478cm" style:use-optimal-row-height="false"/>
    </style:style>
    <style:style style:name="ID0EV1CK" style:family="table-row">
      <style:table-row-properties fo:break-before="auto" style:row-height="0.478cm" style:use-optimal-row-height="false"/>
    </style:style>
    <style:style style:name="ID0EB2CK" style:family="table-row">
      <style:table-row-properties fo:break-before="auto" style:row-height="0.478cm" style:use-optimal-row-height="false"/>
    </style:style>
    <style:style style:name="ID0EN2CK" style:family="table-row">
      <style:table-row-properties fo:break-before="auto" style:row-height="0.478cm" style:use-optimal-row-height="false"/>
    </style:style>
    <style:style style:name="ID0EZ2CK" style:family="table-row">
      <style:table-row-properties fo:break-before="auto" style:row-height="0.478cm" style:use-optimal-row-height="false"/>
    </style:style>
    <style:style style:name="ID0E52CK" style:family="table-row">
      <style:table-row-properties fo:break-before="auto" style:row-height="0.478cm" style:use-optimal-row-height="false"/>
    </style:style>
    <style:style style:name="ID0EK3CK" style:family="table-row">
      <style:table-row-properties fo:break-before="auto" style:row-height="0.478cm" style:use-optimal-row-height="false"/>
    </style:style>
    <style:style style:name="ID0EW3CK" style:family="table-row">
      <style:table-row-properties fo:break-before="auto" style:row-height="0.478cm" style:use-optimal-row-height="false"/>
    </style:style>
    <style:style style:name="ID0EC4CK" style:family="table-row">
      <style:table-row-properties fo:break-before="auto" style:row-height="0.478cm" style:use-optimal-row-height="false"/>
    </style:style>
    <style:style style:name="ID0EO4CK" style:family="table-row">
      <style:table-row-properties fo:break-before="auto" style:row-height="0.478cm" style:use-optimal-row-height="false"/>
    </style:style>
    <style:style style:name="ID0E14CK" style:family="table-row">
      <style:table-row-properties fo:break-before="auto" style:row-height="0.478cm" style:use-optimal-row-height="false"/>
    </style:style>
    <style:style style:name="ID0EG5CK" style:family="table-row">
      <style:table-row-properties fo:break-before="auto" style:row-height="0.478cm" style:use-optimal-row-height="false"/>
    </style:style>
    <style:style style:name="ID0ES5CK" style:family="table-row">
      <style:table-row-properties fo:break-before="auto" style:row-height="0.478cm" style:use-optimal-row-height="false"/>
    </style:style>
    <style:style style:name="ID0E55CK" style:family="table-row">
      <style:table-row-properties fo:break-before="auto" style:row-height="0.478cm" style:use-optimal-row-height="false"/>
    </style:style>
    <style:style style:name="ID0EK6CK" style:family="table-row">
      <style:table-row-properties fo:break-before="auto" style:row-height="0.478cm" style:use-optimal-row-height="false"/>
    </style:style>
    <style:style style:name="ID0EW6CK" style:family="table-row">
      <style:table-row-properties fo:break-before="auto" style:row-height="0.478cm" style:use-optimal-row-height="false"/>
    </style:style>
    <style:style style:name="ID0ECADK" style:family="table-row">
      <style:table-row-properties fo:break-before="auto" style:row-height="0.478cm" style:use-optimal-row-height="false"/>
    </style:style>
    <style:style style:name="ID0EOADK" style:family="table-row">
      <style:table-row-properties fo:break-before="auto" style:row-height="0.478cm" style:use-optimal-row-height="false"/>
    </style:style>
    <style:style style:name="ID0ETADK" style:family="table-row">
      <style:table-row-properties fo:break-before="auto" style:row-height="0.478cm" style:use-optimal-row-height="false"/>
    </style:style>
    <style:style style:name="ID0E6ADK" style:family="table-row">
      <style:table-row-properties fo:break-before="auto" style:row-height="0.478cm" style:use-optimal-row-height="false"/>
    </style:style>
    <style:style style:name="ID0ELBDK" style:family="table-row">
      <style:table-row-properties fo:break-before="auto" style:row-height="0.478cm" style:use-optimal-row-height="false"/>
    </style:style>
    <style:style style:name="ID0EXBDK" style:family="table-row">
      <style:table-row-properties fo:break-before="auto" style:row-height="0.478cm" style:use-optimal-row-height="false"/>
    </style:style>
    <style:style style:name="ID0EDCDK" style:family="table-row">
      <style:table-row-properties fo:break-before="auto" style:row-height="0.478cm" style:use-optimal-row-height="false"/>
    </style:style>
    <style:style style:name="ID0EPCDK" style:family="table-row">
      <style:table-row-properties fo:break-before="auto" style:row-height="0.478cm" style:use-optimal-row-height="false"/>
    </style:style>
    <style:style style:name="ID0E2CDK" style:family="table-row">
      <style:table-row-properties fo:break-before="auto" style:row-height="0.478cm" style:use-optimal-row-height="false"/>
    </style:style>
    <style:style style:name="ID0EHDDK" style:family="table-row">
      <style:table-row-properties fo:break-before="auto" style:row-height="0.478cm" style:use-optimal-row-height="false"/>
    </style:style>
    <style:style style:name="ID0ETDDK" style:family="table-row">
      <style:table-row-properties fo:break-before="auto" style:row-height="0.478cm" style:use-optimal-row-height="false"/>
    </style:style>
    <style:style style:name="ID0E6DDK" style:family="table-row">
      <style:table-row-properties fo:break-before="auto" style:row-height="0.478cm" style:use-optimal-row-height="false"/>
    </style:style>
    <style:style style:name="ID0ELEDK" style:family="table-row">
      <style:table-row-properties fo:break-before="auto" style:row-height="0.478cm" style:use-optimal-row-height="false"/>
    </style:style>
    <style:style style:name="ID0EQEDK" style:family="table-row">
      <style:table-row-properties fo:break-before="auto" style:row-height="0.478cm" style:use-optimal-row-height="false"/>
    </style:style>
    <style:style style:name="ID0EVEDK" style:family="table-row">
      <style:table-row-properties fo:break-before="auto" style:row-height="0.478cm" style:use-optimal-row-height="false"/>
    </style:style>
    <style:style style:name="ID0EBFDK" style:family="table-row">
      <style:table-row-properties fo:break-before="auto" style:row-height="0.478cm" style:use-optimal-row-height="false"/>
    </style:style>
    <style:style style:name="ID0ENFDK" style:family="table-row">
      <style:table-row-properties fo:break-before="auto" style:row-height="0.478cm" style:use-optimal-row-height="false"/>
    </style:style>
    <style:style style:name="ID0EZFDK" style:family="table-row">
      <style:table-row-properties fo:break-before="auto" style:row-height="0.478cm" style:use-optimal-row-height="false"/>
    </style:style>
    <style:style style:name="ID0EFGDK" style:family="table-row">
      <style:table-row-properties fo:break-before="auto" style:row-height="0.478cm" style:use-optimal-row-height="false"/>
    </style:style>
    <style:style style:name="ID0EKGDK" style:family="table-row">
      <style:table-row-properties fo:break-before="auto" style:row-height="0.478cm" style:use-optimal-row-height="false"/>
    </style:style>
    <style:style style:name="ID0EWGDK" style:family="table-row">
      <style:table-row-properties fo:break-before="auto" style:row-height="0.478cm" style:use-optimal-row-height="false"/>
    </style:style>
    <style:style style:name="ID0ECHDK" style:family="table-row">
      <style:table-row-properties fo:break-before="auto" style:row-height="0.478cm" style:use-optimal-row-height="false"/>
    </style:style>
    <style:style style:name="ID0EOHDK" style:family="table-row">
      <style:table-row-properties fo:break-before="auto" style:row-height="0.478cm" style:use-optimal-row-height="false"/>
    </style:style>
    <style:style style:name="ID0E1HDK" style:family="table-row">
      <style:table-row-properties fo:break-before="auto" style:row-height="0.478cm" style:use-optimal-row-height="false"/>
    </style:style>
    <style:style style:name="ID0EGIDK" style:family="table-row">
      <style:table-row-properties fo:break-before="auto" style:row-height="0.478cm" style:use-optimal-row-height="false"/>
    </style:style>
    <style:style style:name="ID0ESIDK" style:family="table-row">
      <style:table-row-properties fo:break-before="auto" style:row-height="0.478cm" style:use-optimal-row-height="false"/>
    </style:style>
    <style:style style:name="ID0EXIDK" style:family="table-row">
      <style:table-row-properties fo:break-before="auto" style:row-height="0.478cm" style:use-optimal-row-height="false"/>
    </style:style>
    <style:style style:name="ID0EDJDK" style:family="table-row">
      <style:table-row-properties fo:break-before="auto" style:row-height="0.478cm" style:use-optimal-row-height="false"/>
    </style:style>
    <style:style style:name="ID0EPJDK" style:family="table-row">
      <style:table-row-properties fo:break-before="auto" style:row-height="0.478cm" style:use-optimal-row-height="false"/>
    </style:style>
    <style:style style:name="ID0E2JDK" style:family="table-row">
      <style:table-row-properties fo:break-before="auto" style:row-height="0.478cm" style:use-optimal-row-height="false"/>
    </style:style>
    <style:style style:name="ID0EHKDK" style:family="table-row">
      <style:table-row-properties fo:break-before="auto" style:row-height="0.478cm" style:use-optimal-row-height="false"/>
    </style:style>
    <style:style style:name="ID0ETKDK" style:family="table-row">
      <style:table-row-properties fo:break-before="auto" style:row-height="0.478cm" style:use-optimal-row-height="false"/>
    </style:style>
    <style:style style:name="ID0E6KDK" style:family="table-row">
      <style:table-row-properties fo:break-before="auto" style:row-height="0.478cm" style:use-optimal-row-height="false"/>
    </style:style>
    <style:style style:name="ID0EELDK" style:family="table-row">
      <style:table-row-properties fo:break-before="auto" style:row-height="0.478cm" style:use-optimal-row-height="false"/>
    </style:style>
    <style:style style:name="ID0EJLDK" style:family="table-row">
      <style:table-row-properties fo:break-before="auto" style:row-height="0.478cm" style:use-optimal-row-height="false"/>
    </style:style>
    <style:style style:name="ID0EVLDK" style:family="table-row">
      <style:table-row-properties fo:break-before="auto" style:row-height="0.478cm" style:use-optimal-row-height="false"/>
    </style:style>
    <style:style style:name="ID0EBMDK" style:family="table-row">
      <style:table-row-properties fo:break-before="auto" style:row-height="0.478cm" style:use-optimal-row-height="false"/>
    </style:style>
    <style:style style:name="ID0ENMDK" style:family="table-row">
      <style:table-row-properties fo:break-before="auto" style:row-height="0.478cm" style:use-optimal-row-height="false"/>
    </style:style>
    <style:style style:name="ID0EZMDK" style:family="table-row">
      <style:table-row-properties fo:break-before="auto" style:row-height="0.478cm" style:use-optimal-row-height="false"/>
    </style:style>
    <style:style style:name="ID0EFNDK" style:family="table-row">
      <style:table-row-properties fo:break-before="auto" style:row-height="0.478cm" style:use-optimal-row-height="false"/>
    </style:style>
    <style:style style:name="ID0ERNDK" style:family="table-row">
      <style:table-row-properties fo:break-before="auto" style:row-height="0.478cm" style:use-optimal-row-height="false"/>
    </style:style>
    <style:style style:name="ID0EWNDK" style:family="table-row">
      <style:table-row-properties fo:break-before="auto" style:row-height="0.478cm" style:use-optimal-row-height="false"/>
    </style:style>
    <style:style style:name="ID0ECODK" style:family="table-row">
      <style:table-row-properties fo:break-before="auto" style:row-height="0.478cm" style:use-optimal-row-height="false"/>
    </style:style>
    <style:style style:name="ID0EOODK" style:family="table-row">
      <style:table-row-properties fo:break-before="auto" style:row-height="0.478cm" style:use-optimal-row-height="false"/>
    </style:style>
    <style:style style:name="ID0E1ODK" style:family="table-row">
      <style:table-row-properties fo:break-before="auto" style:row-height="0.478cm" style:use-optimal-row-height="false"/>
    </style:style>
    <style:style style:name="ID0EGPDK" style:family="table-row">
      <style:table-row-properties fo:break-before="auto" style:row-height="0.478cm" style:use-optimal-row-height="false"/>
    </style:style>
    <style:style style:name="ID0ESPDK" style:family="table-row">
      <style:table-row-properties fo:break-before="auto" style:row-height="0.478cm" style:use-optimal-row-height="false"/>
    </style:style>
    <style:style style:name="ID0E5PDK" style:family="table-row">
      <style:table-row-properties fo:break-before="auto" style:row-height="0.478cm" style:use-optimal-row-height="false"/>
    </style:style>
    <style:style style:name="ID0EDQDK" style:family="table-row">
      <style:table-row-properties fo:break-before="auto" style:row-height="0.478cm" style:use-optimal-row-height="false"/>
    </style:style>
    <style:style style:name="ID0EPQDK" style:family="table-row">
      <style:table-row-properties fo:break-before="auto" style:row-height="0.478cm" style:use-optimal-row-height="false"/>
    </style:style>
    <style:style style:name="ID0E2QDK" style:family="table-row">
      <style:table-row-properties fo:break-before="auto" style:row-height="0.478cm" style:use-optimal-row-height="false"/>
    </style:style>
    <style:style style:name="ID0EHRDK" style:family="table-row">
      <style:table-row-properties fo:break-before="auto" style:row-height="0.478cm" style:use-optimal-row-height="false"/>
    </style:style>
    <style:style style:name="ID0ETRDK" style:family="table-row">
      <style:table-row-properties fo:break-before="auto" style:row-height="0.478cm" style:use-optimal-row-height="false"/>
    </style:style>
    <style:style style:name="ID0E6RDK" style:family="table-row">
      <style:table-row-properties fo:break-before="auto" style:row-height="0.478cm" style:use-optimal-row-height="false"/>
    </style:style>
    <style:style style:name="ID0ELSDK" style:family="table-row">
      <style:table-row-properties fo:break-before="auto" style:row-height="0.478cm" style:use-optimal-row-height="false"/>
    </style:style>
    <style:style style:name="ID0EQSDK" style:family="table-row">
      <style:table-row-properties fo:break-before="auto" style:row-height="0.478cm" style:use-optimal-row-height="false"/>
    </style:style>
    <style:style style:name="ID0E3SDK" style:family="table-row">
      <style:table-row-properties fo:break-before="auto" style:row-height="0.478cm" style:use-optimal-row-height="false"/>
    </style:style>
    <style:style style:name="ID0EITDK" style:family="table-row">
      <style:table-row-properties fo:break-before="auto" style:row-height="0.478cm" style:use-optimal-row-height="false"/>
    </style:style>
    <style:style style:name="ID0EUTDK" style:family="table-row">
      <style:table-row-properties fo:break-before="auto" style:row-height="0.478cm" style:use-optimal-row-height="false"/>
    </style:style>
    <style:style style:name="ID0EAUDK" style:family="table-row">
      <style:table-row-properties fo:break-before="auto" style:row-height="0.478cm" style:use-optimal-row-height="false"/>
    </style:style>
    <style:style style:name="ID0EMUDK" style:family="table-row">
      <style:table-row-properties fo:break-before="auto" style:row-height="0.478cm" style:use-optimal-row-height="false"/>
    </style:style>
    <style:style style:name="ID0EYUDK" style:family="table-row">
      <style:table-row-properties fo:break-before="auto" style:row-height="0.478cm" style:use-optimal-row-height="false"/>
    </style:style>
    <style:style style:name="ID0E4UDK" style:family="table-row">
      <style:table-row-properties fo:break-before="auto" style:row-height="0.478cm" style:use-optimal-row-height="false"/>
    </style:style>
    <style:style style:name="ID0EJVDK" style:family="table-row">
      <style:table-row-properties fo:break-before="auto" style:row-height="0.478cm" style:use-optimal-row-height="false"/>
    </style:style>
    <style:style style:name="ID0EUVDK" style:family="table-row">
      <style:table-row-properties fo:break-before="auto" style:row-height="0.478cm" style:use-optimal-row-height="false"/>
    </style:style>
    <style:style style:name="ID0E6VDK" style:family="table-row">
      <style:table-row-properties fo:break-before="auto" style:row-height="0.478cm" style:use-optimal-row-height="false"/>
    </style:style>
    <style:style style:name="ID0EKWDK" style:family="table-row">
      <style:table-row-properties fo:break-before="auto" style:row-height="0.478cm" style:use-optimal-row-height="false"/>
    </style:style>
    <style:style style:name="ID0EVWDK" style:family="table-row">
      <style:table-row-properties fo:break-before="auto" style:row-height="0.478cm" style:use-optimal-row-height="false"/>
    </style:style>
    <style:style style:name="ID0EAXDK" style:family="table-row">
      <style:table-row-properties fo:break-before="auto" style:row-height="0.478cm" style:use-optimal-row-height="false"/>
    </style:style>
    <style:style style:name="ID0EFXDK" style:family="table-row">
      <style:table-row-properties fo:break-before="auto" style:row-height="0.478cm" style:use-optimal-row-height="false"/>
    </style:style>
    <style:style style:name="ID0ERXDK" style:family="table-row">
      <style:table-row-properties fo:break-before="auto" style:row-height="0.478cm" style:use-optimal-row-height="false"/>
    </style:style>
    <style:style style:name="ID0E4XDK" style:family="table-row">
      <style:table-row-properties fo:break-before="auto" style:row-height="0.478cm" style:use-optimal-row-height="false"/>
    </style:style>
    <style:style style:name="ID0EJYDK" style:family="table-row">
      <style:table-row-properties fo:break-before="auto" style:row-height="0.478cm" style:use-optimal-row-height="false"/>
    </style:style>
    <style:style style:name="ID0EVYDK" style:family="table-row">
      <style:table-row-properties fo:break-before="auto" style:row-height="0.478cm" style:use-optimal-row-height="false"/>
    </style:style>
    <style:style style:name="ID0EBZDK" style:family="table-row">
      <style:table-row-properties fo:break-before="auto" style:row-height="0.478cm" style:use-optimal-row-height="false"/>
    </style:style>
    <style:style style:name="ID0ENZDK" style:family="table-row">
      <style:table-row-properties fo:break-before="auto" style:row-height="0.478cm" style:use-optimal-row-height="false"/>
    </style:style>
    <style:style style:name="ID0ESZDK" style:family="table-row">
      <style:table-row-properties fo:break-before="auto" style:row-height="0.478cm" style:use-optimal-row-height="false"/>
    </style:style>
    <style:style style:name="ID0E5ZDK" style:family="table-row">
      <style:table-row-properties fo:break-before="auto" style:row-height="0.478cm" style:use-optimal-row-height="false"/>
    </style:style>
    <style:style style:name="ID0ED1DK" style:family="table-row">
      <style:table-row-properties fo:break-before="auto" style:row-height="0.478cm" style:use-optimal-row-height="false"/>
    </style:style>
    <style:style style:name="ID0EP1DK" style:family="table-row">
      <style:table-row-properties fo:break-before="auto" style:row-height="0.478cm" style:use-optimal-row-height="false"/>
    </style:style>
    <style:style style:name="ID0E21DK" style:family="table-row">
      <style:table-row-properties fo:break-before="auto" style:row-height="0.478cm" style:use-optimal-row-height="false"/>
    </style:style>
    <style:style style:name="ID0EH2DK" style:family="table-row">
      <style:table-row-properties fo:break-before="auto" style:row-height="0.478cm" style:use-optimal-row-height="false"/>
    </style:style>
    <style:style style:name="ID0ET2DK" style:family="table-row">
      <style:table-row-properties fo:break-before="auto" style:row-height="0.478cm" style:use-optimal-row-height="false"/>
    </style:style>
    <style:style style:name="ID0E62DK" style:family="table-row">
      <style:table-row-properties fo:break-before="auto" style:row-height="0.478cm" style:use-optimal-row-height="false"/>
    </style:style>
    <style:style style:name="ID0EE3DK" style:family="table-row">
      <style:table-row-properties fo:break-before="auto" style:row-height="0.478cm" style:use-optimal-row-height="false"/>
    </style:style>
    <style:style style:name="ID0EQ3DK" style:family="table-row">
      <style:table-row-properties fo:break-before="auto" style:row-height="0.478cm" style:use-optimal-row-height="false"/>
    </style:style>
    <style:style style:name="ID0EV3DK" style:family="table-row">
      <style:table-row-properties fo:break-before="auto" style:row-height="0.478cm" style:use-optimal-row-height="false"/>
    </style:style>
    <style:style style:name="ID0EB4DK" style:family="table-row">
      <style:table-row-properties fo:break-before="auto" style:row-height="0.478cm" style:use-optimal-row-height="false"/>
    </style:style>
    <style:style style:name="ID0EN4DK" style:family="table-row">
      <style:table-row-properties fo:break-before="auto" style:row-height="0.478cm" style:use-optimal-row-height="false"/>
    </style:style>
    <style:style style:name="ID0EZ4DK" style:family="table-row">
      <style:table-row-properties fo:break-before="auto" style:row-height="0.478cm" style:use-optimal-row-height="false"/>
    </style:style>
    <style:style style:name="ID0EF5DK" style:family="table-row">
      <style:table-row-properties fo:break-before="auto" style:row-height="0.478cm" style:use-optimal-row-height="false"/>
    </style:style>
    <style:style style:name="ID0ER5DK" style:family="table-row">
      <style:table-row-properties fo:break-before="auto" style:row-height="0.478cm" style:use-optimal-row-height="false"/>
    </style:style>
    <style:style style:name="ID0EW5DK" style:family="table-row">
      <style:table-row-properties fo:break-before="auto" style:row-height="0.478cm" style:use-optimal-row-height="false"/>
    </style:style>
    <style:style style:name="ID0EC6DK" style:family="table-row">
      <style:table-row-properties fo:break-before="auto" style:row-height="0.478cm" style:use-optimal-row-height="false"/>
    </style:style>
    <style:style style:name="ID0EH6DK" style:family="table-row">
      <style:table-row-properties fo:break-before="auto" style:row-height="0.478cm" style:use-optimal-row-height="false"/>
    </style:style>
    <style:style style:name="ID0EY6DK" style:family="table-row">
      <style:table-row-properties fo:break-before="auto" style:row-height="0.478cm" style:use-optimal-row-height="false"/>
    </style:style>
    <style:style style:name="ID0EJAEK" style:family="table-row">
      <style:table-row-properties fo:break-before="auto" style:row-height="0.478cm" style:use-optimal-row-height="false"/>
    </style:style>
    <style:style style:name="ID0E1AEK" style:family="table-row">
      <style:table-row-properties fo:break-before="auto" style:row-height="0.478cm" style:use-optimal-row-height="false"/>
    </style:style>
    <style:style style:name="ID0ELBEK" style:family="table-row">
      <style:table-row-properties fo:break-before="auto" style:row-height="0.478cm" style:use-optimal-row-height="false"/>
    </style:style>
    <style:style style:name="ID0E3BEK" style:family="table-row">
      <style:table-row-properties fo:break-before="auto" style:row-height="0.478cm" style:use-optimal-row-height="false"/>
    </style:style>
    <style:style style:name="ID0EBCEK" style:family="table-row">
      <style:table-row-properties fo:break-before="auto" style:row-height="0.478cm" style:use-optimal-row-height="false"/>
    </style:style>
    <style:style style:name="ID0ENCEK" style:family="table-row">
      <style:table-row-properties fo:break-before="auto" style:row-height="0.478cm" style:use-optimal-row-height="false"/>
    </style:style>
    <style:style style:name="ID0ESCEK" style:family="table-row">
      <style:table-row-properties fo:break-before="auto" style:row-height="0.478cm" style:use-optimal-row-height="false"/>
    </style:style>
    <style:style style:name="ID0E5CEK" style:family="table-row">
      <style:table-row-properties fo:break-before="auto" style:row-height="0.478cm" style:use-optimal-row-height="false"/>
    </style:style>
    <style:style style:name="ID0EKDEK" style:family="table-row">
      <style:table-row-properties fo:break-before="auto" style:row-height="0.478cm" style:use-optimal-row-height="false"/>
    </style:style>
    <style:style style:name="ID0EWDEK" style:family="table-row">
      <style:table-row-properties fo:break-before="auto" style:row-height="0.478cm" style:use-optimal-row-height="false"/>
    </style:style>
    <style:style style:name="ID0ECEEK" style:family="table-row">
      <style:table-row-properties fo:break-before="auto" style:row-height="0.478cm" style:use-optimal-row-height="false"/>
    </style:style>
    <style:style style:name="ID0EOEEK" style:family="table-row">
      <style:table-row-properties fo:break-before="auto" style:row-height="0.478cm" style:use-optimal-row-height="false"/>
    </style:style>
    <style:style style:name="ID0ETEEK" style:family="table-row">
      <style:table-row-properties fo:break-before="auto" style:row-height="0.478cm" style:use-optimal-row-height="false"/>
    </style:style>
    <style:style style:name="ID0E6EEK" style:family="table-row">
      <style:table-row-properties fo:break-before="auto" style:row-height="0.478cm" style:use-optimal-row-height="false"/>
    </style:style>
    <style:style style:name="ID0ELFEK" style:family="table-row">
      <style:table-row-properties fo:break-before="auto" style:row-height="0.478cm" style:use-optimal-row-height="false"/>
    </style:style>
    <style:style style:name="ID0EXFEK" style:family="table-row">
      <style:table-row-properties fo:break-before="auto" style:row-height="0.478cm" style:use-optimal-row-height="false"/>
    </style:style>
    <style:style style:name="ID0EDGEK" style:family="table-row">
      <style:table-row-properties fo:break-before="auto" style:row-height="0.478cm" style:use-optimal-row-height="false"/>
    </style:style>
    <style:style style:name="ID0EPGEK" style:family="table-row">
      <style:table-row-properties fo:break-before="auto" style:row-height="0.478cm" style:use-optimal-row-height="false"/>
    </style:style>
    <style:style style:name="ID0E2GEK" style:family="table-row">
      <style:table-row-properties fo:break-before="auto" style:row-height="0.478cm" style:use-optimal-row-height="false"/>
    </style:style>
    <style:style style:name="ID0EAHEK" style:family="table-row">
      <style:table-row-properties fo:break-before="auto" style:row-height="0.478cm" style:use-optimal-row-height="false"/>
    </style:style>
    <style:style style:name="ID0EMHEK" style:family="table-row">
      <style:table-row-properties fo:break-before="auto" style:row-height="0.478cm" style:use-optimal-row-height="false"/>
    </style:style>
    <style:style style:name="ID0ERHEK" style:family="table-row">
      <style:table-row-properties fo:break-before="auto" style:row-height="0.478cm" style:use-optimal-row-height="false"/>
    </style:style>
    <style:style style:name="ID0E4HEK" style:family="table-row">
      <style:table-row-properties fo:break-before="auto" style:row-height="0.478cm" style:use-optimal-row-height="false"/>
    </style:style>
    <style:style style:name="ID0EJIEK" style:family="table-row">
      <style:table-row-properties fo:break-before="auto" style:row-height="0.478cm" style:use-optimal-row-height="false"/>
    </style:style>
    <style:style style:name="ID0EVIEK" style:family="table-row">
      <style:table-row-properties fo:break-before="auto" style:row-height="0.478cm" style:use-optimal-row-height="false"/>
    </style:style>
    <style:style style:name="ID0EBJEK" style:family="table-row">
      <style:table-row-properties fo:break-before="auto" style:row-height="0.478cm" style:use-optimal-row-height="false"/>
    </style:style>
    <style:style style:name="ID0ENJEK" style:family="table-row">
      <style:table-row-properties fo:break-before="auto" style:row-height="0.478cm" style:use-optimal-row-height="false"/>
    </style:style>
    <style:style style:name="ID0ESJEK" style:family="table-row">
      <style:table-row-properties fo:break-before="auto" style:row-height="0.478cm" style:use-optimal-row-height="false"/>
    </style:style>
    <style:style style:name="ID0E5JEK" style:family="table-row">
      <style:table-row-properties fo:break-before="auto" style:row-height="0.478cm" style:use-optimal-row-height="false"/>
    </style:style>
    <style:style style:name="ID0EDKEK" style:family="table-row">
      <style:table-row-properties fo:break-before="auto" style:row-height="0.478cm" style:use-optimal-row-height="false"/>
    </style:style>
    <style:style style:name="ID0EIKEK" style:family="table-row">
      <style:table-row-properties fo:break-before="auto" style:row-height="0.478cm" style:use-optimal-row-height="false"/>
    </style:style>
    <style:style style:name="ID0EUKEK" style:family="table-row">
      <style:table-row-properties fo:break-before="auto" style:row-height="0.478cm" style:use-optimal-row-height="false"/>
    </style:style>
    <style:style style:name="ID0EALEK" style:family="table-row">
      <style:table-row-properties fo:break-before="auto" style:row-height="0.478cm" style:use-optimal-row-height="false"/>
    </style:style>
    <style:style style:name="ID0EMLEK" style:family="table-row">
      <style:table-row-properties fo:break-before="auto" style:row-height="0.478cm" style:use-optimal-row-height="false"/>
    </style:style>
    <style:style style:name="ID0EYLEK" style:family="table-row">
      <style:table-row-properties fo:break-before="auto" style:row-height="0.478cm" style:use-optimal-row-height="false"/>
    </style:style>
    <style:style style:name="ID0EEMEK" style:family="table-row">
      <style:table-row-properties fo:break-before="auto" style:row-height="0.478cm" style:use-optimal-row-height="false"/>
    </style:style>
    <style:style style:name="ID0EQMEK" style:family="table-row">
      <style:table-row-properties fo:break-before="auto" style:row-height="0.478cm" style:use-optimal-row-height="false"/>
    </style:style>
    <style:style style:name="ID0E3MEK" style:family="table-row">
      <style:table-row-properties fo:break-before="auto" style:row-height="0.478cm" style:use-optimal-row-height="false"/>
    </style:style>
    <style:style style:name="ID0EBNEK" style:family="table-row">
      <style:table-row-properties fo:break-before="auto" style:row-height="0.478cm" style:use-optimal-row-height="false"/>
    </style:style>
    <style:style style:name="ID0ENNEK" style:family="table-row">
      <style:table-row-properties fo:break-before="auto" style:row-height="0.478cm" style:use-optimal-row-height="false"/>
    </style:style>
    <style:style style:name="ID0EZNEK" style:family="table-row">
      <style:table-row-properties fo:break-before="auto" style:row-height="0.478cm" style:use-optimal-row-height="false"/>
    </style:style>
    <style:style style:name="ID0EFOEK" style:family="table-row">
      <style:table-row-properties fo:break-before="auto" style:row-height="0.478cm" style:use-optimal-row-height="false"/>
    </style:style>
    <style:style style:name="ID0EROEK" style:family="table-row">
      <style:table-row-properties fo:break-before="auto" style:row-height="0.478cm" style:use-optimal-row-height="false"/>
    </style:style>
    <style:style style:name="ID0E4OEK" style:family="table-row">
      <style:table-row-properties fo:break-before="auto" style:row-height="0.478cm" style:use-optimal-row-height="false"/>
    </style:style>
    <style:style style:name="ID0EJPEK" style:family="table-row">
      <style:table-row-properties fo:break-before="auto" style:row-height="0.478cm" style:use-optimal-row-height="false"/>
    </style:style>
    <style:style style:name="ID0EOPEK" style:family="table-row">
      <style:table-row-properties fo:break-before="auto" style:row-height="0.478cm" style:use-optimal-row-height="false"/>
    </style:style>
    <style:style style:name="ID0E1PEK" style:family="table-row">
      <style:table-row-properties fo:break-before="auto" style:row-height="0.478cm" style:use-optimal-row-height="false"/>
    </style:style>
    <style:style style:name="ID0EGQEK" style:family="table-row">
      <style:table-row-properties fo:break-before="auto" style:row-height="0.478cm" style:use-optimal-row-height="false"/>
    </style:style>
    <style:style style:name="ID0ESQEK" style:family="table-row">
      <style:table-row-properties fo:break-before="auto" style:row-height="0.478cm" style:use-optimal-row-height="false"/>
    </style:style>
    <style:style style:name="ID0E5QEK" style:family="table-row">
      <style:table-row-properties fo:break-before="auto" style:row-height="0.478cm" style:use-optimal-row-height="false"/>
    </style:style>
    <style:style style:name="ID0EKREK" style:family="table-row">
      <style:table-row-properties fo:break-before="auto" style:row-height="0.478cm" style:use-optimal-row-height="false"/>
    </style:style>
    <style:style style:name="ID0EWREK" style:family="table-row">
      <style:table-row-properties fo:break-before="auto" style:row-height="0.478cm" style:use-optimal-row-height="false"/>
    </style:style>
    <style:style style:name="ID0E2REK" style:family="table-row">
      <style:table-row-properties fo:break-before="auto" style:row-height="0.478cm" style:use-optimal-row-height="false"/>
    </style:style>
    <style:style style:name="ID0EHSEK" style:family="table-row">
      <style:table-row-properties fo:break-before="auto" style:row-height="0.478cm" style:use-optimal-row-height="false"/>
    </style:style>
    <style:style style:name="ID0ETSEK" style:family="table-row">
      <style:table-row-properties fo:break-before="auto" style:row-height="0.478cm" style:use-optimal-row-height="false"/>
    </style:style>
    <style:style style:name="ID0E6SEK" style:family="table-row">
      <style:table-row-properties fo:break-before="auto" style:row-height="0.478cm" style:use-optimal-row-height="false"/>
    </style:style>
    <style:style style:name="ID0ELTEK" style:family="table-row">
      <style:table-row-properties fo:break-before="auto" style:row-height="0.478cm" style:use-optimal-row-height="false"/>
    </style:style>
    <style:style style:name="ID0EXTEK" style:family="table-row">
      <style:table-row-properties fo:break-before="auto" style:row-height="0.478cm" style:use-optimal-row-height="false"/>
    </style:style>
    <style:style style:name="ID0E3TEK" style:family="table-row">
      <style:table-row-properties fo:break-before="auto" style:row-height="0.478cm" style:use-optimal-row-height="false"/>
    </style:style>
    <style:style style:name="ID0EIUEK" style:family="table-row">
      <style:table-row-properties fo:break-before="auto" style:row-height="0.478cm" style:use-optimal-row-height="false"/>
    </style:style>
    <style:style style:name="ID0EUUEK" style:family="table-row">
      <style:table-row-properties fo:break-before="auto" style:row-height="0.478cm" style:use-optimal-row-height="false"/>
    </style:style>
    <style:style style:name="ID0EAVEK" style:family="table-row">
      <style:table-row-properties fo:break-before="auto" style:row-height="0.478cm" style:use-optimal-row-height="false"/>
    </style:style>
    <style:style style:name="ID0EMVEK" style:family="table-row">
      <style:table-row-properties fo:break-before="auto" style:row-height="0.478cm" style:use-optimal-row-height="false"/>
    </style:style>
    <style:style style:name="ID0EYVEK" style:family="table-row">
      <style:table-row-properties fo:break-before="auto" style:row-height="0.478cm" style:use-optimal-row-height="false"/>
    </style:style>
    <style:style style:name="ID0EEWEK" style:family="table-row">
      <style:table-row-properties fo:break-before="auto" style:row-height="0.478cm" style:use-optimal-row-height="false"/>
    </style:style>
    <style:style style:name="ID0EJWEK" style:family="table-row">
      <style:table-row-properties fo:break-before="auto" style:row-height="0.478cm" style:use-optimal-row-height="false"/>
    </style:style>
    <style:style style:name="ID0EVWEK" style:family="table-row">
      <style:table-row-properties fo:break-before="auto" style:row-height="0.478cm" style:use-optimal-row-height="false"/>
    </style:style>
    <style:style style:name="ID0EBXEK" style:family="table-row">
      <style:table-row-properties fo:break-before="auto" style:row-height="0.478cm" style:use-optimal-row-height="false"/>
    </style:style>
    <style:style style:name="ID0ENXEK" style:family="table-row">
      <style:table-row-properties fo:break-before="auto" style:row-height="0.478cm" style:use-optimal-row-height="false"/>
    </style:style>
    <style:style style:name="ID0EZXEK" style:family="table-row">
      <style:table-row-properties fo:break-before="auto" style:row-height="0.478cm" style:use-optimal-row-height="false"/>
    </style:style>
    <style:style style:name="ID0EFYEK" style:family="table-row">
      <style:table-row-properties fo:break-before="auto" style:row-height="0.478cm" style:use-optimal-row-height="false"/>
    </style:style>
    <style:style style:name="ID0ERYEK" style:family="table-row">
      <style:table-row-properties fo:break-before="auto" style:row-height="0.478cm" style:use-optimal-row-height="false"/>
    </style:style>
    <style:style style:name="ID0EWYEK" style:family="table-row">
      <style:table-row-properties fo:break-before="auto" style:row-height="0.478cm" style:use-optimal-row-height="false"/>
    </style:style>
    <style:style style:name="ID0ECZEK" style:family="table-row">
      <style:table-row-properties fo:break-before="auto" style:row-height="0.478cm" style:use-optimal-row-height="false"/>
    </style:style>
    <style:style style:name="ID0EOZEK" style:family="table-row">
      <style:table-row-properties fo:break-before="auto" style:row-height="0.478cm" style:use-optimal-row-height="false"/>
    </style:style>
    <style:style style:name="ID0E1ZEK" style:family="table-row">
      <style:table-row-properties fo:break-before="auto" style:row-height="0.478cm" style:use-optimal-row-height="false"/>
    </style:style>
    <style:style style:name="ID0EG1EK" style:family="table-row">
      <style:table-row-properties fo:break-before="auto" style:row-height="0.478cm" style:use-optimal-row-height="false"/>
    </style:style>
    <style:style style:name="ID0ES1EK" style:family="table-row">
      <style:table-row-properties fo:break-before="auto" style:row-height="0.478cm" style:use-optimal-row-height="false"/>
    </style:style>
    <style:style style:name="ID0E51EK" style:family="table-row">
      <style:table-row-properties fo:break-before="auto" style:row-height="0.478cm" style:use-optimal-row-height="false"/>
    </style:style>
    <style:style style:name="ID0EK2EK" style:family="table-row">
      <style:table-row-properties fo:break-before="auto" style:row-height="0.478cm" style:use-optimal-row-height="false"/>
    </style:style>
    <style:style style:name="ID0EW2EK" style:family="table-row">
      <style:table-row-properties fo:break-before="auto" style:row-height="0.478cm" style:use-optimal-row-height="false"/>
    </style:style>
    <style:style style:name="ID0EC3EK" style:family="table-row">
      <style:table-row-properties fo:break-before="auto" style:row-height="0.478cm" style:use-optimal-row-height="false"/>
    </style:style>
    <style:style style:name="ID0EO3EK" style:family="table-row">
      <style:table-row-properties fo:break-before="auto" style:row-height="0.478cm" style:use-optimal-row-height="false"/>
    </style:style>
    <style:style style:name="ID0ET3EK" style:family="table-row">
      <style:table-row-properties fo:break-before="auto" style:row-height="0.478cm" style:use-optimal-row-height="false"/>
    </style:style>
    <style:style style:name="ID0E63EK" style:family="table-row">
      <style:table-row-properties fo:break-before="auto" style:row-height="0.478cm" style:use-optimal-row-height="false"/>
    </style:style>
    <style:style style:name="ID0EL4EK" style:family="table-row">
      <style:table-row-properties fo:break-before="auto" style:row-height="0.478cm" style:use-optimal-row-height="false"/>
    </style:style>
    <style:style style:name="ID0EX4EK" style:family="table-row">
      <style:table-row-properties fo:break-before="auto" style:row-height="0.478cm" style:use-optimal-row-height="false"/>
    </style:style>
    <style:style style:name="ID0ED5EK" style:family="table-row">
      <style:table-row-properties fo:break-before="auto" style:row-height="0.478cm" style:use-optimal-row-height="false"/>
    </style:style>
    <style:style style:name="ID0EP5EK" style:family="table-row">
      <style:table-row-properties fo:break-before="auto" style:row-height="0.478cm" style:use-optimal-row-height="false"/>
    </style:style>
    <style:style style:name="ID0E25EK" style:family="table-row">
      <style:table-row-properties fo:break-before="auto" style:row-height="0.478cm" style:use-optimal-row-height="false"/>
    </style:style>
    <style:style style:name="ID0EA6EK" style:family="table-row">
      <style:table-row-properties fo:break-before="auto" style:row-height="0.478cm" style:use-optimal-row-height="false"/>
    </style:style>
    <style:style style:name="ID0EM6EK" style:family="table-row">
      <style:table-row-properties fo:break-before="auto" style:row-height="0.478cm" style:use-optimal-row-height="false"/>
    </style:style>
    <style:style style:name="ID0EY6EK" style:family="table-row">
      <style:table-row-properties fo:break-before="auto" style:row-height="0.478cm" style:use-optimal-row-height="false"/>
    </style:style>
    <style:style style:name="ID0EEAFK" style:family="table-row">
      <style:table-row-properties fo:break-before="auto" style:row-height="0.478cm" style:use-optimal-row-height="false"/>
    </style:style>
    <style:style style:name="ID0EQAFK" style:family="table-row">
      <style:table-row-properties fo:break-before="auto" style:row-height="0.478cm" style:use-optimal-row-height="false"/>
    </style:style>
    <style:style style:name="ID0E3AFK" style:family="table-row">
      <style:table-row-properties fo:break-before="auto" style:row-height="0.478cm" style:use-optimal-row-height="false"/>
    </style:style>
    <style:style style:name="ID0EBBFK" style:family="table-row">
      <style:table-row-properties fo:break-before="auto" style:row-height="0.478cm" style:use-optimal-row-height="false"/>
    </style:style>
    <style:style style:name="ID0EGBFK" style:family="table-row">
      <style:table-row-properties fo:break-before="auto" style:row-height="0.478cm" style:use-optimal-row-height="false"/>
    </style:style>
    <style:style style:name="ID0ESBFK" style:family="table-row">
      <style:table-row-properties fo:break-before="auto" style:row-height="0.478cm" style:use-optimal-row-height="false"/>
    </style:style>
    <style:style style:name="ID0E5BFK" style:family="table-row">
      <style:table-row-properties fo:break-before="auto" style:row-height="0.478cm" style:use-optimal-row-height="false"/>
    </style:style>
    <style:style style:name="ID0EKCFK" style:family="table-row">
      <style:table-row-properties fo:break-before="auto" style:row-height="0.478cm" style:use-optimal-row-height="false"/>
    </style:style>
    <style:style style:name="ID0EWCFK" style:family="table-row">
      <style:table-row-properties fo:break-before="auto" style:row-height="0.478cm" style:use-optimal-row-height="false"/>
    </style:style>
    <style:style style:name="ID0ECDFK" style:family="table-row">
      <style:table-row-properties fo:break-before="auto" style:row-height="0.478cm" style:use-optimal-row-height="false"/>
    </style:style>
    <style:style style:name="ID0EHDFK" style:family="table-row">
      <style:table-row-properties fo:break-before="auto" style:row-height="0.478cm" style:use-optimal-row-height="false"/>
    </style:style>
    <style:style style:name="ID0EMDFK" style:family="table-row">
      <style:table-row-properties fo:break-before="auto" style:row-height="0.478cm" style:use-optimal-row-height="false"/>
    </style:style>
    <style:style style:name="ID0EYDFK" style:family="table-row">
      <style:table-row-properties fo:break-before="auto" style:row-height="0.478cm" style:use-optimal-row-height="false"/>
    </style:style>
    <style:style style:name="ID0EEEFK" style:family="table-row">
      <style:table-row-properties fo:break-before="auto" style:row-height="0.478cm" style:use-optimal-row-height="false"/>
    </style:style>
    <style:style style:name="ID0EQEFK" style:family="table-row">
      <style:table-row-properties fo:break-before="auto" style:row-height="0.478cm" style:use-optimal-row-height="false"/>
    </style:style>
    <style:style style:name="ID0E3EFK" style:family="table-row">
      <style:table-row-properties fo:break-before="auto" style:row-height="0.478cm" style:use-optimal-row-height="false"/>
    </style:style>
    <style:style style:name="ID0EIFFK" style:family="table-row">
      <style:table-row-properties fo:break-before="auto" style:row-height="0.478cm" style:use-optimal-row-height="false"/>
    </style:style>
    <style:style style:name="ID0EUFFK" style:family="table-row">
      <style:table-row-properties fo:break-before="auto" style:row-height="0.478cm" style:use-optimal-row-height="false"/>
    </style:style>
    <style:style style:name="ID0EZFFK" style:family="table-row">
      <style:table-row-properties fo:break-before="auto" style:row-height="0.478cm" style:use-optimal-row-height="false"/>
    </style:style>
    <style:style style:name="ID0EFGFK" style:family="table-row">
      <style:table-row-properties fo:break-before="auto" style:row-height="0.478cm" style:use-optimal-row-height="false"/>
    </style:style>
    <style:style style:name="ID0ERGFK" style:family="table-row">
      <style:table-row-properties fo:break-before="auto" style:row-height="0.478cm" style:use-optimal-row-height="false"/>
    </style:style>
    <style:style style:name="ID0E4GFK" style:family="table-row">
      <style:table-row-properties fo:break-before="auto" style:row-height="0.478cm" style:use-optimal-row-height="false"/>
    </style:style>
    <style:style style:name="ID0EJHFK" style:family="table-row">
      <style:table-row-properties fo:break-before="auto" style:row-height="0.478cm" style:use-optimal-row-height="false"/>
    </style:style>
    <style:style style:name="ID0EVHFK" style:family="table-row">
      <style:table-row-properties fo:break-before="auto" style:row-height="0.478cm" style:use-optimal-row-height="false"/>
    </style:style>
    <style:style style:name="ID0EBIFK" style:family="table-row">
      <style:table-row-properties fo:break-before="auto" style:row-height="0.478cm" style:use-optimal-row-height="false"/>
    </style:style>
    <style:style style:name="ID0EGIFK" style:family="table-row">
      <style:table-row-properties fo:break-before="auto" style:row-height="0.478cm" style:use-optimal-row-height="false"/>
    </style:style>
    <style:style style:name="ID0ESIFK" style:family="table-row">
      <style:table-row-properties fo:break-before="auto" style:row-height="0.478cm" style:use-optimal-row-height="false"/>
    </style:style>
    <style:style style:name="ID0E5IFK" style:family="table-row">
      <style:table-row-properties fo:break-before="auto" style:row-height="0.478cm" style:use-optimal-row-height="false"/>
    </style:style>
    <style:style style:name="ID0EKJFK" style:family="table-row">
      <style:table-row-properties fo:break-before="auto" style:row-height="0.478cm" style:use-optimal-row-height="false"/>
    </style:style>
    <style:style style:name="ID0EWJFK" style:family="table-row">
      <style:table-row-properties fo:break-before="auto" style:row-height="0.478cm" style:use-optimal-row-height="false"/>
    </style:style>
    <style:style style:name="ID0ECKFK" style:family="table-row">
      <style:table-row-properties fo:break-before="auto" style:row-height="0.478cm" style:use-optimal-row-height="false"/>
    </style:style>
    <style:style style:name="ID0EOKFK" style:family="table-row">
      <style:table-row-properties fo:break-before="auto" style:row-height="0.478cm" style:use-optimal-row-height="false"/>
    </style:style>
    <style:style style:name="ID0ETKFK" style:family="table-row">
      <style:table-row-properties fo:break-before="auto" style:row-height="0.478cm" style:use-optimal-row-height="false"/>
    </style:style>
    <style:style style:name="ID0E6KFK" style:family="table-row">
      <style:table-row-properties fo:break-before="auto" style:row-height="0.478cm" style:use-optimal-row-height="false"/>
    </style:style>
    <style:style style:name="ID0ELLFK" style:family="table-row">
      <style:table-row-properties fo:break-before="auto" style:row-height="0.478cm" style:use-optimal-row-height="false"/>
    </style:style>
    <style:style style:name="ID0EXLFK" style:family="table-row">
      <style:table-row-properties fo:break-before="auto" style:row-height="0.478cm" style:use-optimal-row-height="false"/>
    </style:style>
    <style:style style:name="ID0EDMFK" style:family="table-row">
      <style:table-row-properties fo:break-before="auto" style:row-height="0.478cm" style:use-optimal-row-height="false"/>
    </style:style>
    <style:style style:name="ID0EPMFK" style:family="table-row">
      <style:table-row-properties fo:break-before="auto" style:row-height="0.478cm" style:use-optimal-row-height="false"/>
    </style:style>
    <style:style style:name="ID0E2MFK" style:family="table-row">
      <style:table-row-properties fo:break-before="auto" style:row-height="0.478cm" style:use-optimal-row-height="false"/>
    </style:style>
    <style:style style:name="ID0EANFK" style:family="table-row">
      <style:table-row-properties fo:break-before="auto" style:row-height="0.478cm" style:use-optimal-row-height="false"/>
    </style:style>
    <style:style style:name="ID0EMNFK" style:family="table-row">
      <style:table-row-properties fo:break-before="auto" style:row-height="0.478cm" style:use-optimal-row-height="false"/>
    </style:style>
    <style:style style:name="ID0EYNFK" style:family="table-row">
      <style:table-row-properties fo:break-before="auto" style:row-height="0.478cm" style:use-optimal-row-height="false"/>
    </style:style>
    <style:style style:name="ID0EEOFK" style:family="table-row">
      <style:table-row-properties fo:break-before="auto" style:row-height="0.478cm" style:use-optimal-row-height="false"/>
    </style:style>
    <style:style style:name="ID0EQOFK" style:family="table-row">
      <style:table-row-properties fo:break-before="auto" style:row-height="0.478cm" style:use-optimal-row-height="false"/>
    </style:style>
    <style:style style:name="ID0E3OFK" style:family="table-row">
      <style:table-row-properties fo:break-before="auto" style:row-height="0.478cm" style:use-optimal-row-height="false"/>
    </style:style>
    <style:style style:name="ID0EIPFK" style:family="table-row">
      <style:table-row-properties fo:break-before="auto" style:row-height="0.478cm" style:use-optimal-row-height="false"/>
    </style:style>
    <style:style style:name="ID0ENPFK" style:family="table-row">
      <style:table-row-properties fo:break-before="auto" style:row-height="0.478cm" style:use-optimal-row-height="false"/>
    </style:style>
    <style:style style:name="ID0EZPFK" style:family="table-row">
      <style:table-row-properties fo:break-before="auto" style:row-height="0.478cm" style:use-optimal-row-height="false"/>
    </style:style>
    <style:style style:name="ID0EFQFK" style:family="table-row">
      <style:table-row-properties fo:break-before="auto" style:row-height="0.478cm" style:use-optimal-row-height="false"/>
    </style:style>
    <style:style style:name="ID0ERQFK" style:family="table-row">
      <style:table-row-properties fo:break-before="auto" style:row-height="0.478cm" style:use-optimal-row-height="false"/>
    </style:style>
    <style:style style:name="ID0E4QFK" style:family="table-row">
      <style:table-row-properties fo:break-before="auto" style:row-height="0.478cm" style:use-optimal-row-height="false"/>
    </style:style>
    <style:style style:name="ID0EJRFK" style:family="table-row">
      <style:table-row-properties fo:break-before="auto" style:row-height="0.478cm" style:use-optimal-row-height="false"/>
    </style:style>
    <style:style style:name="ID0EVRFK" style:family="table-row">
      <style:table-row-properties fo:break-before="auto" style:row-height="0.478cm" style:use-optimal-row-height="false"/>
    </style:style>
    <style:style style:name="ID0E1RFK" style:family="table-row">
      <style:table-row-properties fo:break-before="auto" style:row-height="0.478cm" style:use-optimal-row-height="false"/>
    </style:style>
    <style:style style:name="ID0EGSFK" style:family="table-row">
      <style:table-row-properties fo:break-before="auto" style:row-height="0.478cm" style:use-optimal-row-height="false"/>
    </style:style>
    <style:style style:name="ID0ESSFK" style:family="table-row">
      <style:table-row-properties fo:break-before="auto" style:row-height="0.478cm" style:use-optimal-row-height="false"/>
    </style:style>
    <style:style style:name="ID0E5SFK" style:family="table-row">
      <style:table-row-properties fo:break-before="auto" style:row-height="0.478cm" style:use-optimal-row-height="false"/>
    </style:style>
    <style:style style:name="ID0EKTFK" style:family="table-row">
      <style:table-row-properties fo:break-before="auto" style:row-height="0.478cm" style:use-optimal-row-height="false"/>
    </style:style>
    <style:style style:name="ID0EWTFK" style:family="table-row">
      <style:table-row-properties fo:break-before="auto" style:row-height="0.478cm" style:use-optimal-row-height="false"/>
    </style:style>
    <style:style style:name="ID0ECUFK" style:family="table-row">
      <style:table-row-properties fo:break-before="auto" style:row-height="0.478cm" style:use-optimal-row-height="false"/>
    </style:style>
    <style:style style:name="ID0EHUFK" style:family="table-row">
      <style:table-row-properties fo:break-before="auto" style:row-height="0.478cm" style:use-optimal-row-height="false"/>
    </style:style>
    <style:style style:name="ID0ETUFK" style:family="table-row">
      <style:table-row-properties fo:break-before="auto" style:row-height="0.478cm" style:use-optimal-row-height="false"/>
    </style:style>
    <style:style style:name="ID0E6UFK" style:family="table-row">
      <style:table-row-properties fo:break-before="auto" style:row-height="0.478cm" style:use-optimal-row-height="false"/>
    </style:style>
    <style:style style:name="ID0ELVFK" style:family="table-row">
      <style:table-row-properties fo:break-before="auto" style:row-height="0.478cm" style:use-optimal-row-height="false"/>
    </style:style>
    <style:style style:name="ID0EXVFK" style:family="table-row">
      <style:table-row-properties fo:break-before="auto" style:row-height="0.478cm" style:use-optimal-row-height="false"/>
    </style:style>
    <style:style style:name="ID0EDWFK" style:family="table-row">
      <style:table-row-properties fo:break-before="auto" style:row-height="0.478cm" style:use-optimal-row-height="false"/>
    </style:style>
    <style:style style:name="ID0EPWFK" style:family="table-row">
      <style:table-row-properties fo:break-before="auto" style:row-height="0.478cm" style:use-optimal-row-height="false"/>
    </style:style>
    <style:style style:name="ID0EUWFK" style:family="table-row">
      <style:table-row-properties fo:break-before="auto" style:row-height="0.478cm" style:use-optimal-row-height="false"/>
    </style:style>
    <style:style style:name="ID0EAXFK" style:family="table-row">
      <style:table-row-properties fo:break-before="auto" style:row-height="0.478cm" style:use-optimal-row-height="false"/>
    </style:style>
    <style:style style:name="ID0EMXFK" style:family="table-row">
      <style:table-row-properties fo:break-before="auto" style:row-height="0.478cm" style:use-optimal-row-height="false"/>
    </style:style>
    <style:style style:name="ID0EYXFK" style:family="table-row">
      <style:table-row-properties fo:break-before="auto" style:row-height="0.478cm" style:use-optimal-row-height="false"/>
    </style:style>
    <style:style style:name="ID0EEYFK" style:family="table-row">
      <style:table-row-properties fo:break-before="auto" style:row-height="0.478cm" style:use-optimal-row-height="false"/>
    </style:style>
    <style:style style:name="ID0EQYFK" style:family="table-row">
      <style:table-row-properties fo:break-before="auto" style:row-height="0.478cm" style:use-optimal-row-height="false"/>
    </style:style>
    <style:style style:name="ID0E3YFK" style:family="table-row">
      <style:table-row-properties fo:break-before="auto" style:row-height="0.478cm" style:use-optimal-row-height="false"/>
    </style:style>
    <style:style style:name="ID0EBZFK" style:family="table-row">
      <style:table-row-properties fo:break-before="auto" style:row-height="0.478cm" style:use-optimal-row-height="false"/>
    </style:style>
    <style:style style:name="ID0ENZFK" style:family="table-row">
      <style:table-row-properties fo:break-before="auto" style:row-height="0.478cm" style:use-optimal-row-height="false"/>
    </style:style>
    <style:style style:name="ID0EZZFK" style:family="table-row">
      <style:table-row-properties fo:break-before="auto" style:row-height="0.478cm" style:use-optimal-row-height="false"/>
    </style:style>
    <style:style style:name="ID0EF1FK" style:family="table-row">
      <style:table-row-properties fo:break-before="auto" style:row-height="0.478cm" style:use-optimal-row-height="false"/>
    </style:style>
    <style:style style:name="ID0ER1FK" style:family="table-row">
      <style:table-row-properties fo:break-before="auto" style:row-height="0.478cm" style:use-optimal-row-height="false"/>
    </style:style>
    <style:style style:name="ID0E41FK" style:family="table-row">
      <style:table-row-properties fo:break-before="auto" style:row-height="0.478cm" style:use-optimal-row-height="false"/>
    </style:style>
    <style:style style:name="ID0EJ2FK" style:family="table-row">
      <style:table-row-properties fo:break-before="auto" style:row-height="0.478cm" style:use-optimal-row-height="false"/>
    </style:style>
    <style:style style:name="ID0EO2FK" style:family="table-row">
      <style:table-row-properties fo:break-before="auto" style:row-height="0.478cm" style:use-optimal-row-height="false"/>
    </style:style>
    <style:style style:name="ID0E12FK" style:family="table-row">
      <style:table-row-properties fo:break-before="auto" style:row-height="0.478cm" style:use-optimal-row-height="false"/>
    </style:style>
    <style:style style:name="ID0EG3FK" style:family="table-row">
      <style:table-row-properties fo:break-before="auto" style:row-height="0.478cm" style:use-optimal-row-height="false"/>
    </style:style>
    <style:style style:name="ID0ES3FK" style:family="table-row">
      <style:table-row-properties fo:break-before="auto" style:row-height="0.478cm" style:use-optimal-row-height="false"/>
    </style:style>
    <style:style style:name="ID0E53FK" style:family="table-row">
      <style:table-row-properties fo:break-before="auto" style:row-height="0.478cm" style:use-optimal-row-height="false"/>
    </style:style>
    <style:style style:name="ID0EK4FK" style:family="table-row">
      <style:table-row-properties fo:break-before="auto" style:row-height="0.478cm" style:use-optimal-row-height="false"/>
    </style:style>
    <style:style style:name="ID0EW4FK" style:family="table-row">
      <style:table-row-properties fo:break-before="auto" style:row-height="0.478cm" style:use-optimal-row-height="false"/>
    </style:style>
    <style:style style:name="ID0E24FK" style:family="table-row">
      <style:table-row-properties fo:break-before="auto" style:row-height="0.478cm" style:use-optimal-row-height="false"/>
    </style:style>
    <style:style style:name="ID0EH5FK" style:family="table-row">
      <style:table-row-properties fo:break-before="auto" style:row-height="0.478cm" style:use-optimal-row-height="false"/>
    </style:style>
    <style:style style:name="ID0ET5FK" style:family="table-row">
      <style:table-row-properties fo:break-before="auto" style:row-height="0.478cm" style:use-optimal-row-height="false"/>
    </style:style>
    <style:style style:name="ID0E65FK" style:family="table-row">
      <style:table-row-properties fo:break-before="auto" style:row-height="0.478cm" style:use-optimal-row-height="false"/>
    </style:style>
    <style:style style:name="ID0EL6FK" style:family="table-row">
      <style:table-row-properties fo:break-before="auto" style:row-height="0.478cm" style:use-optimal-row-height="false"/>
    </style:style>
    <style:style style:name="ID0EX6FK" style:family="table-row">
      <style:table-row-properties fo:break-before="auto" style:row-height="0.478cm" style:use-optimal-row-height="false"/>
    </style:style>
    <style:style style:name="ID0EDAGK" style:family="table-row">
      <style:table-row-properties fo:break-before="auto" style:row-height="0.478cm" style:use-optimal-row-height="false"/>
    </style:style>
    <style:style style:name="ID0EIAGK" style:family="table-row">
      <style:table-row-properties fo:break-before="auto" style:row-height="0.478cm" style:use-optimal-row-height="false"/>
    </style:style>
    <style:style style:name="ID0EUAGK" style:family="table-row">
      <style:table-row-properties fo:break-before="auto" style:row-height="0.478cm" style:use-optimal-row-height="false"/>
    </style:style>
    <style:style style:name="ID0EFBGK" style:family="table-row">
      <style:table-row-properties fo:break-before="auto" style:row-height="0.478cm" style:use-optimal-row-height="false"/>
    </style:style>
    <style:style style:name="ID0EWBGK" style:family="table-row">
      <style:table-row-properties fo:break-before="auto" style:row-height="0.478cm" style:use-optimal-row-height="false"/>
    </style:style>
    <style:style style:name="ID0EHCGK" style:family="table-row">
      <style:table-row-properties fo:break-before="auto" style:row-height="0.478cm" style:use-optimal-row-height="false"/>
    </style:style>
    <style:style style:name="ID0EMCGK" style:family="table-row">
      <style:table-row-properties fo:break-before="auto" style:row-height="0.478cm" style:use-optimal-row-height="false"/>
    </style:style>
    <style:style style:name="ID0ERCGK" style:family="table-row">
      <style:table-row-properties fo:break-before="auto" style:row-height="0.478cm" style:use-optimal-row-height="false"/>
    </style:style>
    <style:style style:name="ID0E4CGK" style:family="table-row">
      <style:table-row-properties fo:break-before="auto" style:row-height="0.478cm" style:use-optimal-row-height="false"/>
    </style:style>
    <style:style style:name="ID0EJDGK" style:family="table-row">
      <style:table-row-properties fo:break-before="auto" style:row-height="0.478cm" style:use-optimal-row-height="false"/>
    </style:style>
    <style:style style:name="ID0EVDGK" style:family="table-row">
      <style:table-row-properties fo:break-before="auto" style:row-height="0.478cm" style:use-optimal-row-height="false"/>
    </style:style>
    <style:style style:name="ID0E1DGK" style:family="table-row">
      <style:table-row-properties fo:break-before="auto" style:row-height="0.478cm" style:use-optimal-row-height="false"/>
    </style:style>
    <style:style style:name="ID0EGEGK" style:family="table-row">
      <style:table-row-properties fo:break-before="auto" style:row-height="0.478cm" style:use-optimal-row-height="false"/>
    </style:style>
    <style:style style:name="ID0ESEGK" style:family="table-row">
      <style:table-row-properties fo:break-before="auto" style:row-height="0.478cm" style:use-optimal-row-height="false"/>
    </style:style>
    <style:style style:name="ID0E5EGK" style:family="table-row">
      <style:table-row-properties fo:break-before="auto" style:row-height="0.478cm" style:use-optimal-row-height="false"/>
    </style:style>
    <style:style style:name="ID0EKFGK" style:family="table-row">
      <style:table-row-properties fo:break-before="auto" style:row-height="0.478cm" style:use-optimal-row-height="false"/>
    </style:style>
    <style:style style:name="ID0EPFGK" style:family="table-row">
      <style:table-row-properties fo:break-before="auto" style:row-height="0.478cm" style:use-optimal-row-height="false"/>
    </style:style>
    <style:style style:name="ID0E2FGK" style:family="table-row">
      <style:table-row-properties fo:break-before="auto" style:row-height="0.478cm" style:use-optimal-row-height="false"/>
    </style:style>
    <style:style style:name="ID0EHGGK" style:family="table-row">
      <style:table-row-properties fo:break-before="auto" style:row-height="0.478cm" style:use-optimal-row-height="false"/>
    </style:style>
    <style:style style:name="ID0ETGGK" style:family="table-row">
      <style:table-row-properties fo:break-before="auto" style:row-height="0.478cm" style:use-optimal-row-height="false"/>
    </style:style>
    <style:style style:name="ID0E6GGK" style:family="table-row">
      <style:table-row-properties fo:break-before="auto" style:row-height="0.478cm" style:use-optimal-row-height="false"/>
    </style:style>
    <style:style style:name="ID0ELHGK" style:family="table-row">
      <style:table-row-properties fo:break-before="auto" style:row-height="0.478cm" style:use-optimal-row-height="false"/>
    </style:style>
    <style:style style:name="ID0EXHGK" style:family="table-row">
      <style:table-row-properties fo:break-before="auto" style:row-height="0.478cm" style:use-optimal-row-height="false"/>
    </style:style>
    <style:style style:name="ID0E3HGK" style:family="table-row">
      <style:table-row-properties fo:break-before="auto" style:row-height="0.478cm" style:use-optimal-row-height="false"/>
    </style:style>
    <style:style style:name="ID0EIIGK" style:family="table-row">
      <style:table-row-properties fo:break-before="auto" style:row-height="0.478cm" style:use-optimal-row-height="false"/>
    </style:style>
    <style:style style:name="ID0EUIGK" style:family="table-row">
      <style:table-row-properties fo:break-before="auto" style:row-height="0.478cm" style:use-optimal-row-height="false"/>
    </style:style>
    <style:style style:name="ID0EAJGK" style:family="table-row">
      <style:table-row-properties fo:break-before="auto" style:row-height="0.478cm" style:use-optimal-row-height="false"/>
    </style:style>
    <style:style style:name="ID0EMJGK" style:family="table-row">
      <style:table-row-properties fo:break-before="auto" style:row-height="0.478cm" style:use-optimal-row-height="false"/>
    </style:style>
    <style:style style:name="ID0EYJGK" style:family="table-row">
      <style:table-row-properties fo:break-before="auto" style:row-height="0.478cm" style:use-optimal-row-height="false"/>
    </style:style>
    <style:style style:name="ID0EEKGK" style:family="table-row">
      <style:table-row-properties fo:break-before="auto" style:row-height="0.478cm" style:use-optimal-row-height="false"/>
    </style:style>
    <style:style style:name="ID0EQKGK" style:family="table-row">
      <style:table-row-properties fo:break-before="auto" style:row-height="0.478cm" style:use-optimal-row-height="false"/>
    </style:style>
    <style:style style:name="ID0E3KGK" style:family="table-row">
      <style:table-row-properties fo:break-before="auto" style:row-height="0.478cm" style:use-optimal-row-height="false"/>
    </style:style>
    <style:style style:name="ID0EILGK" style:family="table-row">
      <style:table-row-properties fo:break-before="auto" style:row-height="0.478cm" style:use-optimal-row-height="false"/>
    </style:style>
    <style:style style:name="ID0ETLGK" style:family="table-row">
      <style:table-row-properties fo:break-before="auto" style:row-height="0.478cm" style:use-optimal-row-height="false"/>
    </style:style>
    <style:style style:name="ID0E6LGK" style:family="table-row">
      <style:table-row-properties fo:break-before="auto" style:row-height="0.478cm" style:use-optimal-row-height="false"/>
    </style:style>
    <style:style style:name="ID0ELMGK" style:family="table-row">
      <style:table-row-properties fo:break-before="auto" style:row-height="0.478cm" style:use-optimal-row-height="false"/>
    </style:style>
    <style:style style:name="ID0EQMGK" style:family="table-row">
      <style:table-row-properties fo:break-before="auto" style:row-height="0.478cm" style:use-optimal-row-height="false"/>
    </style:style>
    <style:style style:name="ID0EVMGK" style:family="table-row">
      <style:table-row-properties fo:break-before="auto" style:row-height="0.478cm" style:use-optimal-row-height="false"/>
    </style:style>
    <style:style style:name="ID0EBNGK" style:family="table-row">
      <style:table-row-properties fo:break-before="auto" style:row-height="0.478cm" style:use-optimal-row-height="false"/>
    </style:style>
    <style:style style:name="ID0ENNGK" style:family="table-row">
      <style:table-row-properties fo:break-before="auto" style:row-height="0.478cm" style:use-optimal-row-height="false"/>
    </style:style>
    <style:style style:name="ID0EZNGK" style:family="table-row">
      <style:table-row-properties fo:break-before="auto" style:row-height="0.478cm" style:use-optimal-row-height="false"/>
    </style:style>
    <style:style style:name="ID0EFOGK" style:family="table-row">
      <style:table-row-properties fo:break-before="auto" style:row-height="0.478cm" style:use-optimal-row-height="false"/>
    </style:style>
    <style:style style:name="ID0EROGK" style:family="table-row">
      <style:table-row-properties fo:break-before="auto" style:row-height="0.478cm" style:use-optimal-row-height="false"/>
    </style:style>
    <style:style style:name="ID0E4OGK" style:family="table-row">
      <style:table-row-properties fo:break-before="auto" style:row-height="0.478cm" style:use-optimal-row-height="false"/>
    </style:style>
    <style:style style:name="ID0EJPGK" style:family="table-row">
      <style:table-row-properties fo:break-before="auto" style:row-height="0.478cm" style:use-optimal-row-height="false"/>
    </style:style>
    <style:style style:name="ID0EVPGK" style:family="table-row">
      <style:table-row-properties fo:break-before="auto" style:row-height="0.478cm" style:use-optimal-row-height="false"/>
    </style:style>
    <style:style style:name="ID0EBQGK" style:family="table-row">
      <style:table-row-properties fo:break-before="auto" style:row-height="0.478cm" style:use-optimal-row-height="false"/>
    </style:style>
    <style:style style:name="ID0ENQGK" style:family="table-row">
      <style:table-row-properties fo:break-before="auto" style:row-height="0.478cm" style:use-optimal-row-height="false"/>
    </style:style>
    <style:style style:name="ID0EZQGK" style:family="table-row">
      <style:table-row-properties fo:break-before="auto" style:row-height="0.478cm" style:use-optimal-row-height="false"/>
    </style:style>
    <style:style style:name="ID0EFRGK" style:family="table-row">
      <style:table-row-properties fo:break-before="auto" style:row-height="0.478cm" style:use-optimal-row-height="false"/>
    </style:style>
    <style:style style:name="ID0ERRGK" style:family="table-row">
      <style:table-row-properties fo:break-before="auto" style:row-height="0.478cm" style:use-optimal-row-height="false"/>
    </style:style>
    <style:style style:name="ID0E4RGK" style:family="table-row">
      <style:table-row-properties fo:break-before="auto" style:row-height="0.478cm" style:use-optimal-row-height="false"/>
    </style:style>
    <style:style style:name="ID0EJSGK" style:family="table-row">
      <style:table-row-properties fo:break-before="auto" style:row-height="0.478cm" style:use-optimal-row-height="false"/>
    </style:style>
    <style:style style:name="ID0EOSGK" style:family="table-row">
      <style:table-row-properties fo:break-before="auto" style:row-height="0.478cm" style:use-optimal-row-height="false"/>
    </style:style>
    <style:style style:name="ID0E1SGK" style:family="table-row">
      <style:table-row-properties fo:break-before="auto" style:row-height="0.478cm" style:use-optimal-row-height="false"/>
    </style:style>
    <style:style style:name="ID0EGTGK" style:family="table-row">
      <style:table-row-properties fo:break-before="auto" style:row-height="0.478cm" style:use-optimal-row-height="false"/>
    </style:style>
    <style:style style:name="ID0ESTGK" style:family="table-row">
      <style:table-row-properties fo:break-before="auto" style:row-height="0.478cm" style:use-optimal-row-height="false"/>
    </style:style>
    <style:style style:name="ID0E5TGK" style:family="table-row">
      <style:table-row-properties fo:break-before="auto" style:row-height="0.478cm" style:use-optimal-row-height="false"/>
    </style:style>
    <style:style style:name="ID0EKUGK" style:family="table-row">
      <style:table-row-properties fo:break-before="auto" style:row-height="0.478cm" style:use-optimal-row-height="false"/>
    </style:style>
    <style:style style:name="ID0EWUGK" style:family="table-row">
      <style:table-row-properties fo:break-before="auto" style:row-height="0.478cm" style:use-optimal-row-height="false"/>
    </style:style>
    <style:style style:name="ID0ECVGK" style:family="table-row">
      <style:table-row-properties fo:break-before="auto" style:row-height="0.478cm" style:use-optimal-row-height="false"/>
    </style:style>
    <style:style style:name="ID0EHVGK" style:family="table-row">
      <style:table-row-properties fo:break-before="auto" style:row-height="0.478cm" style:use-optimal-row-height="false"/>
    </style:style>
    <style:style style:name="ID0ETVGK" style:family="table-row">
      <style:table-row-properties fo:break-before="auto" style:row-height="0.478cm" style:use-optimal-row-height="false"/>
    </style:style>
    <style:style style:name="ID0E6VGK" style:family="table-row">
      <style:table-row-properties fo:break-before="auto" style:row-height="0.478cm" style:use-optimal-row-height="false"/>
    </style:style>
    <style:style style:name="ID0ELWGK" style:family="table-row">
      <style:table-row-properties fo:break-before="auto" style:row-height="0.478cm" style:use-optimal-row-height="false"/>
    </style:style>
    <style:style style:name="ID0EXWGK" style:family="table-row">
      <style:table-row-properties fo:break-before="auto" style:row-height="0.478cm" style:use-optimal-row-height="false"/>
    </style:style>
    <style:style style:name="ID0EDXGK" style:family="table-row">
      <style:table-row-properties fo:break-before="auto" style:row-height="0.478cm" style:use-optimal-row-height="false"/>
    </style:style>
    <style:style style:name="ID0EPXGK" style:family="table-row">
      <style:table-row-properties fo:break-before="auto" style:row-height="0.478cm" style:use-optimal-row-height="false"/>
    </style:style>
    <style:style style:name="ID0E2XGK" style:family="table-row">
      <style:table-row-properties fo:break-before="auto" style:row-height="0.478cm" style:use-optimal-row-height="false"/>
    </style:style>
    <style:style style:name="ID0EHYGK" style:family="table-row">
      <style:table-row-properties fo:break-before="auto" style:row-height="0.478cm" style:use-optimal-row-height="false"/>
    </style:style>
    <style:style style:name="ID0ETYGK" style:family="table-row">
      <style:table-row-properties fo:break-before="auto" style:row-height="0.478cm" style:use-optimal-row-height="false"/>
    </style:style>
    <style:style style:name="ID0E6YGK" style:family="table-row">
      <style:table-row-properties fo:break-before="auto" style:row-height="0.478cm" style:use-optimal-row-height="false"/>
    </style:style>
    <style:style style:name="ID0ELZGK" style:family="table-row">
      <style:table-row-properties fo:break-before="auto" style:row-height="0.478cm" style:use-optimal-row-height="false"/>
    </style:style>
    <style:style style:name="ID0EXZGK" style:family="table-row">
      <style:table-row-properties fo:break-before="auto" style:row-height="0.478cm" style:use-optimal-row-height="false"/>
    </style:style>
    <style:style style:name="ID0ED1GK" style:family="table-row">
      <style:table-row-properties fo:break-before="auto" style:row-height="0.478cm" style:use-optimal-row-height="false"/>
    </style:style>
    <style:style style:name="ID0EI1GK" style:family="table-row">
      <style:table-row-properties fo:break-before="auto" style:row-height="0.478cm" style:use-optimal-row-height="false"/>
    </style:style>
    <style:style style:name="ID0EN1GK" style:family="table-row">
      <style:table-row-properties fo:break-before="auto" style:row-height="0.478cm" style:use-optimal-row-height="false"/>
    </style:style>
    <style:style style:name="ID0EZ1GK" style:family="table-row">
      <style:table-row-properties fo:break-before="auto" style:row-height="0.478cm" style:use-optimal-row-height="false"/>
    </style:style>
    <style:style style:name="ID0EF2GK" style:family="table-row">
      <style:table-row-properties fo:break-before="auto" style:row-height="0.478cm" style:use-optimal-row-height="false"/>
    </style:style>
    <style:style style:name="ID0ER2GK" style:family="table-row">
      <style:table-row-properties fo:break-before="auto" style:row-height="0.478cm" style:use-optimal-row-height="false"/>
    </style:style>
    <style:style style:name="ID0E42GK" style:family="table-row">
      <style:table-row-properties fo:break-before="auto" style:row-height="0.478cm" style:use-optimal-row-height="false"/>
    </style:style>
    <style:style style:name="ID0EJ3GK" style:family="table-row">
      <style:table-row-properties fo:break-before="auto" style:row-height="0.478cm" style:use-optimal-row-height="false"/>
    </style:style>
    <style:style style:name="ID0EV3GK" style:family="table-row">
      <style:table-row-properties fo:break-before="auto" style:row-height="0.478cm" style:use-optimal-row-height="false"/>
    </style:style>
    <style:style style:name="ID0E13GK" style:family="table-row">
      <style:table-row-properties fo:break-before="auto" style:row-height="0.478cm" style:use-optimal-row-height="false"/>
    </style:style>
    <style:style style:name="ID0E63GK" style:family="table-row">
      <style:table-row-properties fo:break-before="auto" style:row-height="0.478cm" style:use-optimal-row-height="false"/>
    </style:style>
    <style:style style:name="ID0EL4GK" style:family="table-row">
      <style:table-row-properties fo:break-before="auto" style:row-height="0.478cm" style:use-optimal-row-height="false"/>
    </style:style>
    <style:style style:name="ID0EX4GK" style:family="table-row">
      <style:table-row-properties fo:break-before="auto" style:row-height="0.478cm" style:use-optimal-row-height="false"/>
    </style:style>
    <style:style style:name="ID0ED5GK" style:family="table-row">
      <style:table-row-properties fo:break-before="auto" style:row-height="0.478cm" style:use-optimal-row-height="false"/>
    </style:style>
    <style:style style:name="ID0EP5GK" style:family="table-row">
      <style:table-row-properties fo:break-before="auto" style:row-height="0.478cm" style:use-optimal-row-height="false"/>
    </style:style>
    <style:style style:name="ID0E25GK" style:family="table-row">
      <style:table-row-properties fo:break-before="auto" style:row-height="0.478cm" style:use-optimal-row-height="false"/>
    </style:style>
    <style:style style:name="ID0EH6GK" style:family="table-row">
      <style:table-row-properties fo:break-before="auto" style:row-height="0.478cm" style:use-optimal-row-height="false"/>
    </style:style>
    <style:style style:name="ID0EM6GK" style:family="table-row">
      <style:table-row-properties fo:break-before="auto" style:row-height="0.478cm" style:use-optimal-row-height="false"/>
    </style:style>
    <style:style style:name="ID0EY6GK" style:family="table-row">
      <style:table-row-properties fo:break-before="auto" style:row-height="0.478cm" style:use-optimal-row-height="false"/>
    </style:style>
    <style:style style:name="ID0EEAHK" style:family="table-row">
      <style:table-row-properties fo:break-before="auto" style:row-height="0.478cm" style:use-optimal-row-height="false"/>
    </style:style>
    <style:style style:name="ID0EQAHK" style:family="table-row">
      <style:table-row-properties fo:break-before="auto" style:row-height="0.478cm" style:use-optimal-row-height="false"/>
    </style:style>
    <style:style style:name="ID0E3AHK" style:family="table-row">
      <style:table-row-properties fo:break-before="auto" style:row-height="0.478cm" style:use-optimal-row-height="false"/>
    </style:style>
    <style:style style:name="ID0EIBHK" style:family="table-row">
      <style:table-row-properties fo:break-before="auto" style:row-height="0.478cm" style:use-optimal-row-height="false"/>
    </style:style>
    <style:style style:name="ID0EUBHK" style:family="table-row">
      <style:table-row-properties fo:break-before="auto" style:row-height="0.478cm" style:use-optimal-row-height="false"/>
    </style:style>
    <style:style style:name="ID0EZBHK" style:family="table-row">
      <style:table-row-properties fo:break-before="auto" style:row-height="0.478cm" style:use-optimal-row-height="false"/>
    </style:style>
    <style:style style:name="ID0EFCHK" style:family="table-row">
      <style:table-row-properties fo:break-before="auto" style:row-height="0.478cm" style:use-optimal-row-height="false"/>
    </style:style>
    <style:style style:name="ID0ERCHK" style:family="table-row">
      <style:table-row-properties fo:break-before="auto" style:row-height="0.478cm" style:use-optimal-row-height="false"/>
    </style:style>
    <style:style style:name="ID0E4CHK" style:family="table-row">
      <style:table-row-properties fo:break-before="auto" style:row-height="0.478cm" style:use-optimal-row-height="false"/>
    </style:style>
    <style:style style:name="ID0EJDHK" style:family="table-row">
      <style:table-row-properties fo:break-before="auto" style:row-height="0.478cm" style:use-optimal-row-height="false"/>
    </style:style>
    <style:style style:name="ID0EODHK" style:family="table-row">
      <style:table-row-properties fo:break-before="auto" style:row-height="0.478cm" style:use-optimal-row-height="false"/>
    </style:style>
    <style:style style:name="ID0E1DHK" style:family="table-row">
      <style:table-row-properties fo:break-before="auto" style:row-height="0.478cm" style:use-optimal-row-height="false"/>
    </style:style>
    <style:style style:name="ID0EGEHK" style:family="table-row">
      <style:table-row-properties fo:break-before="auto" style:row-height="0.478cm" style:use-optimal-row-height="false"/>
    </style:style>
    <style:style style:name="ID0ESEHK" style:family="table-row">
      <style:table-row-properties fo:break-before="auto" style:row-height="0.478cm" style:use-optimal-row-height="false"/>
    </style:style>
    <style:style style:name="ID0E5EHK" style:family="table-row">
      <style:table-row-properties fo:break-before="auto" style:row-height="0.478cm" style:use-optimal-row-height="false"/>
    </style:style>
    <style:style style:name="ID0EDFHK" style:family="table-row">
      <style:table-row-properties fo:break-before="auto" style:row-height="0.478cm" style:use-optimal-row-height="false"/>
    </style:style>
    <style:style style:name="ID0EPFHK" style:family="table-row">
      <style:table-row-properties fo:break-before="auto" style:row-height="0.478cm" style:use-optimal-row-height="false"/>
    </style:style>
    <style:style style:name="ID0E2FHK" style:family="table-row">
      <style:table-row-properties fo:break-before="auto" style:row-height="0.478cm" style:use-optimal-row-height="false"/>
    </style:style>
    <style:style style:name="ID0EHGHK" style:family="table-row">
      <style:table-row-properties fo:break-before="auto" style:row-height="0.478cm" style:use-optimal-row-height="false"/>
    </style:style>
    <style:style style:name="ID0ETGHK" style:family="table-row">
      <style:table-row-properties fo:break-before="auto" style:row-height="0.478cm" style:use-optimal-row-height="false"/>
    </style:style>
    <style:style style:name="ID0EYGHK" style:family="table-row">
      <style:table-row-properties fo:break-before="auto" style:row-height="0.478cm" style:use-optimal-row-height="false"/>
    </style:style>
    <style:style style:name="ID0EEHHK" style:family="table-row">
      <style:table-row-properties fo:break-before="auto" style:row-height="0.478cm" style:use-optimal-row-height="false"/>
    </style:style>
    <style:style style:name="ID0EVHHK" style:family="table-row">
      <style:table-row-properties fo:break-before="auto" style:row-height="0.478cm" style:use-optimal-row-height="false"/>
    </style:style>
    <style:style style:name="ID0EGIHK" style:family="table-row">
      <style:table-row-properties fo:break-before="auto" style:row-height="0.478cm" style:use-optimal-row-height="false"/>
    </style:style>
    <style:style style:name="ID0EXIHK" style:family="table-row">
      <style:table-row-properties fo:break-before="auto" style:row-height="0.478cm" style:use-optimal-row-height="false"/>
    </style:style>
    <style:style style:name="ID0EIJHK" style:family="table-row">
      <style:table-row-properties fo:break-before="auto" style:row-height="0.478cm" style:use-optimal-row-height="false"/>
    </style:style>
    <style:style style:name="ID0EZJHK" style:family="table-row">
      <style:table-row-properties fo:break-before="auto" style:row-height="0.478cm" style:use-optimal-row-height="false"/>
    </style:style>
    <style:style style:name="ID0E5JHK" style:family="table-row">
      <style:table-row-properties fo:break-before="auto" style:row-height="0.478cm" style:use-optimal-row-height="false"/>
    </style:style>
    <style:style style:name="ID0EKKHK" style:family="table-row">
      <style:table-row-properties fo:break-before="auto" style:row-height="0.478cm" style:use-optimal-row-height="false"/>
    </style:style>
    <style:style style:name="ID0EWKHK" style:family="table-row">
      <style:table-row-properties fo:break-before="auto" style:row-height="0.478cm" style:use-optimal-row-height="false"/>
    </style:style>
    <style:style style:name="ID0ECLHK" style:family="table-row">
      <style:table-row-properties fo:break-before="auto" style:row-height="0.478cm" style:use-optimal-row-height="false"/>
    </style:style>
    <style:style style:name="ID0EOLHK" style:family="table-row">
      <style:table-row-properties fo:break-before="auto" style:row-height="0.478cm" style:use-optimal-row-height="false"/>
    </style:style>
    <style:style style:name="ID0E1LHK" style:family="table-row">
      <style:table-row-properties fo:break-before="auto" style:row-height="0.478cm" style:use-optimal-row-height="false"/>
    </style:style>
    <style:style style:name="ID0EGMHK" style:family="table-row">
      <style:table-row-properties fo:break-before="auto" style:row-height="0.478cm" style:use-optimal-row-height="false"/>
    </style:style>
    <style:style style:name="ID0ELMHK" style:family="table-row">
      <style:table-row-properties fo:break-before="auto" style:row-height="0.478cm" style:use-optimal-row-height="false"/>
    </style:style>
    <style:style style:name="ID0EXMHK" style:family="table-row">
      <style:table-row-properties fo:break-before="auto" style:row-height="0.478cm" style:use-optimal-row-height="false"/>
    </style:style>
    <style:style style:name="ID0EDNHK" style:family="table-row">
      <style:table-row-properties fo:break-before="auto" style:row-height="0.478cm" style:use-optimal-row-height="false"/>
    </style:style>
    <style:style style:name="ID0EPNHK" style:family="table-row">
      <style:table-row-properties fo:break-before="auto" style:row-height="0.478cm" style:use-optimal-row-height="false"/>
    </style:style>
    <style:style style:name="ID0E2NHK" style:family="table-row">
      <style:table-row-properties fo:break-before="auto" style:row-height="0.478cm" style:use-optimal-row-height="false"/>
    </style:style>
    <style:style style:name="ID0EHOHK" style:family="table-row">
      <style:table-row-properties fo:break-before="auto" style:row-height="0.478cm" style:use-optimal-row-height="false"/>
    </style:style>
    <style:style style:name="ID0ETOHK" style:family="table-row">
      <style:table-row-properties fo:break-before="auto" style:row-height="0.478cm" style:use-optimal-row-height="false"/>
    </style:style>
    <style:style style:name="ID0EYOHK" style:family="table-row">
      <style:table-row-properties fo:break-before="auto" style:row-height="0.478cm" style:use-optimal-row-height="false"/>
    </style:style>
    <style:style style:name="ID0EEPHK" style:family="table-row">
      <style:table-row-properties fo:break-before="auto" style:row-height="0.478cm" style:use-optimal-row-height="false"/>
    </style:style>
    <style:style style:name="ID0EQPHK" style:family="table-row">
      <style:table-row-properties fo:break-before="auto" style:row-height="0.478cm" style:use-optimal-row-height="false"/>
    </style:style>
    <style:style style:name="ID0E3PHK" style:family="table-row">
      <style:table-row-properties fo:break-before="auto" style:row-height="0.478cm" style:use-optimal-row-height="false"/>
    </style:style>
    <style:style style:name="ID0EIQHK" style:family="table-row">
      <style:table-row-properties fo:break-before="auto" style:row-height="0.478cm" style:use-optimal-row-height="false"/>
    </style:style>
    <style:style style:name="ID0EUQHK" style:family="table-row">
      <style:table-row-properties fo:break-before="auto" style:row-height="0.478cm" style:use-optimal-row-height="false"/>
    </style:style>
    <style:style style:name="ID0EARHK" style:family="table-row">
      <style:table-row-properties fo:break-before="auto" style:row-height="0.478cm" style:use-optimal-row-height="false"/>
    </style:style>
    <style:style style:name="ID0EFRHK" style:family="table-row">
      <style:table-row-properties fo:break-before="auto" style:row-height="0.478cm" style:use-optimal-row-height="false"/>
    </style:style>
    <style:style style:name="ID0ERRHK" style:family="table-row">
      <style:table-row-properties fo:break-before="auto" style:row-height="0.478cm" style:use-optimal-row-height="false"/>
    </style:style>
    <style:style style:name="ID0E4RHK" style:family="table-row">
      <style:table-row-properties fo:break-before="auto" style:row-height="0.478cm" style:use-optimal-row-height="false"/>
    </style:style>
    <style:style style:name="ID0EJSHK" style:family="table-row">
      <style:table-row-properties fo:break-before="auto" style:row-height="0.478cm" style:use-optimal-row-height="false"/>
    </style:style>
    <style:style style:name="ID0EVSHK" style:family="table-row">
      <style:table-row-properties fo:break-before="auto" style:row-height="0.478cm" style:use-optimal-row-height="false"/>
    </style:style>
    <style:style style:name="ID0EBTHK" style:family="table-row">
      <style:table-row-properties fo:break-before="auto" style:row-height="0.478cm" style:use-optimal-row-height="false"/>
    </style:style>
    <style:style style:name="ID0ENTHK" style:family="table-row">
      <style:table-row-properties fo:break-before="auto" style:row-height="0.478cm" style:use-optimal-row-height="false"/>
    </style:style>
    <style:style style:name="ID0ESTHK" style:family="table-row">
      <style:table-row-properties fo:break-before="auto" style:row-height="0.478cm" style:use-optimal-row-height="false"/>
    </style:style>
    <style:style style:name="ID0E5THK" style:family="table-row">
      <style:table-row-properties fo:break-before="auto" style:row-height="0.478cm" style:use-optimal-row-height="false"/>
    </style:style>
    <style:style style:name="ID0EDUHK" style:family="table-row">
      <style:table-row-properties fo:break-before="auto" style:row-height="0.478cm" style:use-optimal-row-height="false"/>
    </style:style>
    <style:style style:name="ID0EPUHK" style:family="table-row">
      <style:table-row-properties fo:break-before="auto" style:row-height="0.478cm" style:use-optimal-row-height="false"/>
    </style:style>
    <style:style style:name="ID0E2UHK" style:family="table-row">
      <style:table-row-properties fo:break-before="auto" style:row-height="0.478cm" style:use-optimal-row-height="false"/>
    </style:style>
    <style:style style:name="ID0EHVHK" style:family="table-row">
      <style:table-row-properties fo:break-before="auto" style:row-height="0.478cm" style:use-optimal-row-height="false"/>
    </style:style>
    <style:style style:name="ID0ETVHK" style:family="table-row">
      <style:table-row-properties fo:break-before="auto" style:row-height="0.478cm" style:use-optimal-row-height="false"/>
    </style:style>
    <style:style style:name="ID0E6VHK" style:family="table-row">
      <style:table-row-properties fo:break-before="auto" style:row-height="0.478cm" style:use-optimal-row-height="false"/>
    </style:style>
    <style:style style:name="ID0ELWHK" style:family="table-row">
      <style:table-row-properties fo:break-before="auto" style:row-height="0.478cm" style:use-optimal-row-height="false"/>
    </style:style>
    <style:style style:name="ID0EXWHK" style:family="table-row">
      <style:table-row-properties fo:break-before="auto" style:row-height="0.478cm" style:use-optimal-row-height="false"/>
    </style:style>
    <style:style style:name="ID0EDXHK" style:family="table-row">
      <style:table-row-properties fo:break-before="auto" style:row-height="0.478cm" style:use-optimal-row-height="false"/>
    </style:style>
    <style:style style:name="ID0EPXHK" style:family="table-row">
      <style:table-row-properties fo:break-before="auto" style:row-height="0.478cm" style:use-optimal-row-height="false"/>
    </style:style>
    <style:style style:name="ID0E2XHK" style:family="table-row">
      <style:table-row-properties fo:break-before="auto" style:row-height="0.478cm" style:use-optimal-row-height="false"/>
    </style:style>
    <style:style style:name="ID0EHYHK" style:family="table-row">
      <style:table-row-properties fo:break-before="auto" style:row-height="0.478cm" style:use-optimal-row-height="false"/>
    </style:style>
    <style:style style:name="ID0EMYHK" style:family="table-row">
      <style:table-row-properties fo:break-before="auto" style:row-height="0.478cm" style:use-optimal-row-height="false"/>
    </style:style>
    <style:style style:name="ID0ERYHK" style:family="table-row">
      <style:table-row-properties fo:break-before="auto" style:row-height="0.478cm" style:use-optimal-row-height="false"/>
    </style:style>
    <style:style style:name="ID0E4YHK" style:family="table-row">
      <style:table-row-properties fo:break-before="auto" style:row-height="0.478cm" style:use-optimal-row-height="false"/>
    </style:style>
    <style:style style:name="ID0EJZHK" style:family="table-row">
      <style:table-row-properties fo:break-before="auto" style:row-height="0.478cm" style:use-optimal-row-height="false"/>
    </style:style>
    <style:style style:name="ID0EVZHK" style:family="table-row">
      <style:table-row-properties fo:break-before="auto" style:row-height="0.478cm" style:use-optimal-row-height="false"/>
    </style:style>
    <style:style style:name="ID0EB1HK" style:family="table-row">
      <style:table-row-properties fo:break-before="auto" style:row-height="0.478cm" style:use-optimal-row-height="false"/>
    </style:style>
    <style:style style:name="ID0EN1HK" style:family="table-row">
      <style:table-row-properties fo:break-before="auto" style:row-height="0.478cm" style:use-optimal-row-height="false"/>
    </style:style>
    <style:style style:name="ID0EZ1HK" style:family="table-row">
      <style:table-row-properties fo:break-before="auto" style:row-height="0.478cm" style:use-optimal-row-height="false"/>
    </style:style>
    <style:style style:name="ID0EF2HK" style:family="table-row">
      <style:table-row-properties fo:break-before="auto" style:row-height="0.478cm" style:use-optimal-row-height="false"/>
    </style:style>
    <style:style style:name="ID0ER2HK" style:family="table-row">
      <style:table-row-properties fo:break-before="auto" style:row-height="0.478cm" style:use-optimal-row-height="false"/>
    </style:style>
    <style:style style:name="ID0E42HK" style:family="table-row">
      <style:table-row-properties fo:break-before="auto" style:row-height="0.478cm" style:use-optimal-row-height="false"/>
    </style:style>
    <style:style style:name="ID0EJ3HK" style:family="table-row">
      <style:table-row-properties fo:break-before="auto" style:row-height="0.478cm" style:use-optimal-row-height="false"/>
    </style:style>
    <style:style style:name="ID0EV3HK" style:family="table-row">
      <style:table-row-properties fo:break-before="auto" style:row-height="0.478cm" style:use-optimal-row-height="false"/>
    </style:style>
    <style:style style:name="ID0E13HK" style:family="table-row">
      <style:table-row-properties fo:break-before="auto" style:row-height="0.478cm" style:use-optimal-row-height="false"/>
    </style:style>
    <style:style style:name="ID0E63HK" style:family="table-row">
      <style:table-row-properties fo:break-before="auto" style:row-height="0.478cm" style:use-optimal-row-height="false"/>
    </style:style>
    <style:style style:name="ID0EL4HK" style:family="table-row">
      <style:table-row-properties fo:break-before="auto" style:row-height="0.478cm" style:use-optimal-row-height="false"/>
    </style:style>
    <style:style style:name="ID0EX4HK" style:family="table-row">
      <style:table-row-properties fo:break-before="auto" style:row-height="0.478cm" style:use-optimal-row-height="false"/>
    </style:style>
    <style:style style:name="ID0ED5HK" style:family="table-row">
      <style:table-row-properties fo:break-before="auto" style:row-height="0.478cm" style:use-optimal-row-height="false"/>
    </style:style>
    <style:style style:name="ID0EP5HK" style:family="table-row">
      <style:table-row-properties fo:break-before="auto" style:row-height="0.478cm" style:use-optimal-row-height="false"/>
    </style:style>
    <style:style style:name="ID0E25HK" style:family="table-row">
      <style:table-row-properties fo:break-before="auto" style:row-height="0.478cm" style:use-optimal-row-height="false"/>
    </style:style>
    <style:style style:name="ID0EH6HK" style:family="table-row">
      <style:table-row-properties fo:break-before="auto" style:row-height="0.478cm" style:use-optimal-row-height="false"/>
    </style:style>
    <style:style style:name="ID0ET6HK" style:family="table-row">
      <style:table-row-properties fo:break-before="auto" style:row-height="0.478cm" style:use-optimal-row-height="false"/>
    </style:style>
    <style:style style:name="ID0EAAAM" style:family="table-row">
      <style:table-row-properties fo:break-before="auto" style:row-height="0.478cm" style:use-optimal-row-height="false"/>
    </style:style>
    <style:style style:name="ID0EMAAM" style:family="table-row">
      <style:table-row-properties fo:break-before="auto" style:row-height="0.478cm" style:use-optimal-row-height="false"/>
    </style:style>
    <style:style style:name="ID0EYAAM" style:family="table-row">
      <style:table-row-properties fo:break-before="auto" style:row-height="0.478cm" style:use-optimal-row-height="false"/>
    </style:style>
    <style:style style:name="ID0EEBAM" style:family="table-row">
      <style:table-row-properties fo:break-before="auto" style:row-height="0.478cm" style:use-optimal-row-height="false"/>
    </style:style>
    <style:style style:name="ID0EQBAM" style:family="table-row">
      <style:table-row-properties fo:break-before="auto" style:row-height="0.478cm" style:use-optimal-row-height="false"/>
    </style:style>
    <style:style style:name="ID0E3BAM" style:family="table-row">
      <style:table-row-properties fo:break-before="auto" style:row-height="0.478cm" style:use-optimal-row-height="false"/>
    </style:style>
    <style:style style:name="ID0EICAM" style:family="table-row">
      <style:table-row-properties fo:break-before="auto" style:row-height="0.478cm" style:use-optimal-row-height="false"/>
    </style:style>
    <style:style style:name="ID0ENCAM" style:family="table-row">
      <style:table-row-properties fo:break-before="auto" style:row-height="0.478cm" style:use-optimal-row-height="false"/>
    </style:style>
    <style:style style:name="ID0EZCAM" style:family="table-row">
      <style:table-row-properties fo:break-before="auto" style:row-height="0.478cm" style:use-optimal-row-height="false"/>
    </style:style>
    <style:style style:name="ID0EFDAM" style:family="table-row">
      <style:table-row-properties fo:break-before="auto" style:row-height="0.478cm" style:use-optimal-row-height="false"/>
    </style:style>
    <style:style style:name="ID0ERDAM" style:family="table-row">
      <style:table-row-properties fo:break-before="auto" style:row-height="0.478cm" style:use-optimal-row-height="false"/>
    </style:style>
    <style:style style:name="ID0E4DAM" style:family="table-row">
      <style:table-row-properties fo:break-before="auto" style:row-height="0.478cm" style:use-optimal-row-height="false"/>
    </style:style>
    <style:style style:name="ID0EJEAM" style:family="table-row">
      <style:table-row-properties fo:break-before="auto" style:row-height="0.478cm" style:use-optimal-row-height="false"/>
    </style:style>
    <style:style style:name="ID0EVEAM" style:family="table-row">
      <style:table-row-properties fo:break-before="auto" style:row-height="0.478cm" style:use-optimal-row-height="false"/>
    </style:style>
    <style:style style:name="ID0EBFAM" style:family="table-row">
      <style:table-row-properties fo:break-before="auto" style:row-height="0.478cm" style:use-optimal-row-height="false"/>
    </style:style>
    <style:style style:name="ID0ENFAM" style:family="table-row">
      <style:table-row-properties fo:break-before="auto" style:row-height="0.478cm" style:use-optimal-row-height="false"/>
    </style:style>
    <style:style style:name="ID0EZFAM" style:family="table-row">
      <style:table-row-properties fo:break-before="auto" style:row-height="0.478cm" style:use-optimal-row-height="false"/>
    </style:style>
    <style:style style:name="ID0EFGAM" style:family="table-row">
      <style:table-row-properties fo:break-before="auto" style:row-height="0.478cm" style:use-optimal-row-height="false"/>
    </style:style>
    <style:style style:name="ID0EKGAM" style:family="table-row">
      <style:table-row-properties fo:break-before="auto" style:row-height="0.478cm" style:use-optimal-row-height="false"/>
    </style:style>
    <style:style style:name="ID0EWGAM" style:family="table-row">
      <style:table-row-properties fo:break-before="auto" style:row-height="0.478cm" style:use-optimal-row-height="false"/>
    </style:style>
    <style:style style:name="ID0ECHAM" style:family="table-row">
      <style:table-row-properties fo:break-before="auto" style:row-height="0.478cm" style:use-optimal-row-height="false"/>
    </style:style>
    <style:style style:name="ID0EOHAM" style:family="table-row">
      <style:table-row-properties fo:break-before="auto" style:row-height="0.478cm" style:use-optimal-row-height="false"/>
    </style:style>
    <style:style style:name="ID0E1HAM" style:family="table-row">
      <style:table-row-properties fo:break-before="auto" style:row-height="0.478cm" style:use-optimal-row-height="false"/>
    </style:style>
    <style:style style:name="ID0EGIAM" style:family="table-row">
      <style:table-row-properties fo:break-before="auto" style:row-height="0.478cm" style:use-optimal-row-height="false"/>
    </style:style>
    <style:style style:name="ID0ESIAM" style:family="table-row">
      <style:table-row-properties fo:break-before="auto" style:row-height="0.478cm" style:use-optimal-row-height="false"/>
    </style:style>
    <style:style style:name="ID0E5IAM" style:family="table-row">
      <style:table-row-properties fo:break-before="auto" style:row-height="0.478cm" style:use-optimal-row-height="false"/>
    </style:style>
    <style:style style:name="ID0EKJAM" style:family="table-row">
      <style:table-row-properties fo:break-before="auto" style:row-height="0.478cm" style:use-optimal-row-height="false"/>
    </style:style>
    <style:style style:name="ID0EWJAM" style:family="table-row">
      <style:table-row-properties fo:break-before="auto" style:row-height="0.478cm" style:use-optimal-row-height="false"/>
    </style:style>
    <style:style style:name="ID0ECKAM" style:family="table-row">
      <style:table-row-properties fo:break-before="auto" style:row-height="0.478cm" style:use-optimal-row-height="false"/>
    </style:style>
    <style:style style:name="ID0EHKAM" style:family="table-row">
      <style:table-row-properties fo:break-before="auto" style:row-height="0.478cm" style:use-optimal-row-height="false"/>
    </style:style>
    <style:style style:name="ID0ETKAM" style:family="table-row">
      <style:table-row-properties fo:break-before="auto" style:row-height="0.478cm" style:use-optimal-row-height="false"/>
    </style:style>
    <style:style style:name="ID0E6KAM" style:family="table-row">
      <style:table-row-properties fo:break-before="auto" style:row-height="0.478cm" style:use-optimal-row-height="false"/>
    </style:style>
    <style:style style:name="ID0ELLAM" style:family="table-row">
      <style:table-row-properties fo:break-before="auto" style:row-height="0.478cm" style:use-optimal-row-height="false"/>
    </style:style>
    <style:style style:name="ID0EXLAM" style:family="table-row">
      <style:table-row-properties fo:break-before="auto" style:row-height="0.478cm" style:use-optimal-row-height="false"/>
    </style:style>
    <style:style style:name="ID0EDMAM" style:family="table-row">
      <style:table-row-properties fo:break-before="auto" style:row-height="0.478cm" style:use-optimal-row-height="false"/>
    </style:style>
    <style:style style:name="ID0EPMAM" style:family="table-row">
      <style:table-row-properties fo:break-before="auto" style:row-height="0.478cm" style:use-optimal-row-height="false"/>
    </style:style>
    <style:style style:name="ID0E2MAM" style:family="table-row">
      <style:table-row-properties fo:break-before="auto" style:row-height="0.478cm" style:use-optimal-row-height="false"/>
    </style:style>
    <style:style style:name="ID0EHNAM" style:family="table-row">
      <style:table-row-properties fo:break-before="auto" style:row-height="0.478cm" style:use-optimal-row-height="false"/>
    </style:style>
    <style:style style:name="ID0ETNAM" style:family="table-row">
      <style:table-row-properties fo:break-before="auto" style:row-height="0.478cm" style:use-optimal-row-height="false"/>
    </style:style>
    <style:style style:name="ID0EYNAM" style:family="table-row">
      <style:table-row-properties fo:break-before="auto" style:row-height="0.478cm" style:use-optimal-row-height="false"/>
    </style:style>
    <style:style style:name="ID0EEOAM" style:family="table-row">
      <style:table-row-properties fo:break-before="auto" style:row-height="0.478cm" style:use-optimal-row-height="false"/>
    </style:style>
    <style:style style:name="ID0EQOAM" style:family="table-row">
      <style:table-row-properties fo:break-before="auto" style:row-height="0.478cm" style:use-optimal-row-height="false"/>
    </style:style>
    <style:style style:name="ID0E3OAM" style:family="table-row">
      <style:table-row-properties fo:break-before="auto" style:row-height="0.478cm" style:use-optimal-row-height="false"/>
    </style:style>
    <style:style style:name="ID0EIPAM" style:family="table-row">
      <style:table-row-properties fo:break-before="auto" style:row-height="0.478cm" style:use-optimal-row-height="false"/>
    </style:style>
    <style:style style:name="ID0EUPAM" style:family="table-row">
      <style:table-row-properties fo:break-before="auto" style:row-height="0.478cm" style:use-optimal-row-height="false"/>
    </style:style>
    <style:style style:name="ID0EAQAM" style:family="table-row">
      <style:table-row-properties fo:break-before="auto" style:row-height="0.478cm" style:use-optimal-row-height="false"/>
    </style:style>
    <style:style style:name="ID0EMQAM" style:family="table-row">
      <style:table-row-properties fo:break-before="auto" style:row-height="0.478cm" style:use-optimal-row-height="false"/>
    </style:style>
    <style:style style:name="ID0EYQAM" style:family="table-row">
      <style:table-row-properties fo:break-before="auto" style:row-height="0.478cm" style:use-optimal-row-height="false"/>
    </style:style>
    <style:style style:name="ID0EERAM" style:family="table-row">
      <style:table-row-properties fo:break-before="auto" style:row-height="0.478cm" style:use-optimal-row-height="false"/>
    </style:style>
    <style:style style:name="ID0EQRAM" style:family="table-row">
      <style:table-row-properties fo:break-before="auto" style:row-height="0.478cm" style:use-optimal-row-height="false"/>
    </style:style>
    <style:style style:name="ID0EVRAM" style:family="table-row">
      <style:table-row-properties fo:break-before="auto" style:row-height="0.478cm" style:use-optimal-row-height="false"/>
    </style:style>
    <style:style style:name="ID0EBSAM" style:family="table-row">
      <style:table-row-properties fo:break-before="auto" style:row-height="0.478cm" style:use-optimal-row-height="false"/>
    </style:style>
    <style:style style:name="ID0ENSAM" style:family="table-row">
      <style:table-row-properties fo:break-before="auto" style:row-height="0.478cm" style:use-optimal-row-height="false"/>
    </style:style>
    <style:style style:name="ID0EZSAM" style:family="table-row">
      <style:table-row-properties fo:break-before="auto" style:row-height="0.478cm" style:use-optimal-row-height="false"/>
    </style:style>
    <style:style style:name="ID0EFTAM" style:family="table-row">
      <style:table-row-properties fo:break-before="auto" style:row-height="0.478cm" style:use-optimal-row-height="false"/>
    </style:style>
    <style:style style:name="ID0ERTAM" style:family="table-row">
      <style:table-row-properties fo:break-before="auto" style:row-height="0.478cm" style:use-optimal-row-height="false"/>
    </style:style>
    <style:style style:name="ID0E4TAM" style:family="table-row">
      <style:table-row-properties fo:break-before="auto" style:row-height="0.478cm" style:use-optimal-row-height="false"/>
    </style:style>
    <style:style style:name="ID0EJUAM" style:family="table-row">
      <style:table-row-properties fo:break-before="auto" style:row-height="0.478cm" style:use-optimal-row-height="false"/>
    </style:style>
    <style:style style:name="ID0EVUAM" style:family="table-row">
      <style:table-row-properties fo:break-before="auto" style:row-height="0.478cm" style:use-optimal-row-height="false"/>
    </style:style>
    <style:style style:name="ID0EBVAM" style:family="table-row">
      <style:table-row-properties fo:break-before="auto" style:row-height="0.478cm" style:use-optimal-row-height="false"/>
    </style:style>
    <style:style style:name="ID0ENVAM" style:family="table-row">
      <style:table-row-properties fo:break-before="auto" style:row-height="0.478cm" style:use-optimal-row-height="false"/>
    </style:style>
    <style:style style:name="ID0ESVAM" style:family="table-row">
      <style:table-row-properties fo:break-before="auto" style:row-height="0.478cm" style:use-optimal-row-height="false"/>
    </style:style>
    <style:style style:name="ID0E5VAM" style:family="table-row">
      <style:table-row-properties fo:break-before="auto" style:row-height="0.478cm" style:use-optimal-row-height="false"/>
    </style:style>
    <style:style style:name="ID0EKWAM" style:family="table-row">
      <style:table-row-properties fo:break-before="auto" style:row-height="0.478cm" style:use-optimal-row-height="false"/>
    </style:style>
    <style:style style:name="ID0EWWAM" style:family="table-row">
      <style:table-row-properties fo:break-before="auto" style:row-height="0.478cm" style:use-optimal-row-height="false"/>
    </style:style>
    <style:style style:name="ID0ECXAM" style:family="table-row">
      <style:table-row-properties fo:break-before="auto" style:row-height="0.478cm" style:use-optimal-row-height="false"/>
    </style:style>
    <style:style style:name="ID0EOXAM" style:family="table-row">
      <style:table-row-properties fo:break-before="auto" style:row-height="0.478cm" style:use-optimal-row-height="false"/>
    </style:style>
    <style:style style:name="ID0E1XAM" style:family="table-row">
      <style:table-row-properties fo:break-before="auto" style:row-height="0.478cm" style:use-optimal-row-height="false"/>
    </style:style>
    <style:style style:name="ID0EGYAM" style:family="table-row">
      <style:table-row-properties fo:break-before="auto" style:row-height="0.478cm" style:use-optimal-row-height="false"/>
    </style:style>
    <style:style style:name="ID0ESYAM" style:family="table-row">
      <style:table-row-properties fo:break-before="auto" style:row-height="0.478cm" style:use-optimal-row-height="false"/>
    </style:style>
    <style:style style:name="ID0E5YAM" style:family="table-row">
      <style:table-row-properties fo:break-before="auto" style:row-height="0.478cm" style:use-optimal-row-height="false"/>
    </style:style>
    <style:style style:name="ID0EKZAM" style:family="table-row">
      <style:table-row-properties fo:break-before="auto" style:row-height="0.478cm" style:use-optimal-row-height="false"/>
    </style:style>
    <style:style style:name="ID0EWZAM" style:family="table-row">
      <style:table-row-properties fo:break-before="auto" style:row-height="0.478cm" style:use-optimal-row-height="false"/>
    </style:style>
    <style:style style:name="ID0E2ZAM" style:family="table-row">
      <style:table-row-properties fo:break-before="auto" style:row-height="0.478cm" style:use-optimal-row-height="false"/>
    </style:style>
    <style:style style:name="ID0EH1AM" style:family="table-row">
      <style:table-row-properties fo:break-before="auto" style:row-height="0.478cm" style:use-optimal-row-height="false"/>
    </style:style>
    <style:style style:name="ID0ET1AM" style:family="table-row">
      <style:table-row-properties fo:break-before="auto" style:row-height="0.478cm" style:use-optimal-row-height="false"/>
    </style:style>
    <style:style style:name="ID0E61AM" style:family="table-row">
      <style:table-row-properties fo:break-before="auto" style:row-height="0.478cm" style:use-optimal-row-height="false"/>
    </style:style>
    <style:style style:name="ID0EL2AM" style:family="table-row">
      <style:table-row-properties fo:break-before="auto" style:row-height="0.478cm" style:use-optimal-row-height="false"/>
    </style:style>
    <style:style style:name="ID0EX2AM" style:family="table-row">
      <style:table-row-properties fo:break-before="auto" style:row-height="0.478cm" style:use-optimal-row-height="false"/>
    </style:style>
    <style:style style:name="ID0ED3AM" style:family="table-row">
      <style:table-row-properties fo:break-before="auto" style:row-height="0.478cm" style:use-optimal-row-height="false"/>
    </style:style>
    <style:style style:name="ID0EP3AM" style:family="table-row">
      <style:table-row-properties fo:break-before="auto" style:row-height="0.478cm" style:use-optimal-row-height="false"/>
    </style:style>
    <style:style style:name="ID0E23AM" style:family="table-row">
      <style:table-row-properties fo:break-before="auto" style:row-height="0.478cm" style:use-optimal-row-height="false"/>
    </style:style>
    <style:style style:name="ID0EH4AM" style:family="table-row">
      <style:table-row-properties fo:break-before="auto" style:row-height="0.478cm" style:use-optimal-row-height="false"/>
    </style:style>
    <style:style style:name="ID0ET4AM" style:family="table-row">
      <style:table-row-properties fo:break-before="auto" style:row-height="0.478cm" style:use-optimal-row-height="false"/>
    </style:style>
    <style:style style:name="ID0EY4AM" style:family="table-row">
      <style:table-row-properties fo:break-before="auto" style:row-height="0.478cm" style:use-optimal-row-height="false"/>
    </style:style>
    <style:style style:name="ID0EE5AM" style:family="table-row">
      <style:table-row-properties fo:break-before="auto" style:row-height="0.478cm" style:use-optimal-row-height="false"/>
    </style:style>
    <style:style style:name="ID0EQ5AM" style:family="table-row">
      <style:table-row-properties fo:break-before="auto" style:row-height="0.478cm" style:use-optimal-row-height="false"/>
    </style:style>
    <style:style style:name="ID0E35AM" style:family="table-row">
      <style:table-row-properties fo:break-before="auto" style:row-height="0.478cm" style:use-optimal-row-height="false"/>
    </style:style>
    <style:style style:name="ID0EI6AM" style:family="table-row">
      <style:table-row-properties fo:break-before="auto" style:row-height="0.478cm" style:use-optimal-row-height="false"/>
    </style:style>
    <style:style style:name="ID0EU6AM" style:family="table-row">
      <style:table-row-properties fo:break-before="auto" style:row-height="0.478cm" style:use-optimal-row-height="false"/>
    </style:style>
    <style:style style:name="ID0EAABM" style:family="table-row">
      <style:table-row-properties fo:break-before="auto" style:row-height="0.478cm" style:use-optimal-row-height="false"/>
    </style:style>
    <style:style style:name="ID0EMABM" style:family="table-row">
      <style:table-row-properties fo:break-before="auto" style:row-height="0.478cm" style:use-optimal-row-height="false"/>
    </style:style>
    <style:style style:name="ID0EYABM" style:family="table-row">
      <style:table-row-properties fo:break-before="auto" style:row-height="0.478cm" style:use-optimal-row-height="false"/>
    </style:style>
    <style:style style:name="ID0EEBBM" style:family="table-row">
      <style:table-row-properties fo:break-before="auto" style:row-height="0.478cm" style:use-optimal-row-height="false"/>
    </style:style>
    <style:style style:name="ID0EQBBM" style:family="table-row">
      <style:table-row-properties fo:break-before="auto" style:row-height="0.478cm" style:use-optimal-row-height="false"/>
    </style:style>
    <style:style style:name="ID0EVBBM" style:family="table-row">
      <style:table-row-properties fo:break-before="auto" style:row-height="0.478cm" style:use-optimal-row-height="false"/>
    </style:style>
    <style:style style:name="ID0EBCBM" style:family="table-row">
      <style:table-row-properties fo:break-before="auto" style:row-height="0.478cm" style:use-optimal-row-height="false"/>
    </style:style>
    <style:style style:name="ID0ENCBM" style:family="table-row">
      <style:table-row-properties fo:break-before="auto" style:row-height="0.478cm" style:use-optimal-row-height="false"/>
    </style:style>
    <style:style style:name="ID0EZCBM" style:family="table-row">
      <style:table-row-properties fo:break-before="auto" style:row-height="0.478cm" style:use-optimal-row-height="false"/>
    </style:style>
    <style:style style:name="ID0EFDBM" style:family="table-row">
      <style:table-row-properties fo:break-before="auto" style:row-height="0.478cm" style:use-optimal-row-height="false"/>
    </style:style>
    <style:style style:name="ID0ERDBM" style:family="table-row">
      <style:table-row-properties fo:break-before="auto" style:row-height="0.478cm" style:use-optimal-row-height="false"/>
    </style:style>
    <style:style style:name="ID0E4DBM" style:family="table-row">
      <style:table-row-properties fo:break-before="auto" style:row-height="0.478cm" style:use-optimal-row-height="false"/>
    </style:style>
    <style:style style:name="ID0EJEBM" style:family="table-row">
      <style:table-row-properties fo:break-before="auto" style:row-height="0.478cm" style:use-optimal-row-height="false"/>
    </style:style>
    <style:style style:name="ID0EVEBM" style:family="table-row">
      <style:table-row-properties fo:break-before="auto" style:row-height="0.478cm" style:use-optimal-row-height="false"/>
    </style:style>
    <style:style style:name="ID0EBFBM" style:family="table-row">
      <style:table-row-properties fo:break-before="auto" style:row-height="0.478cm" style:use-optimal-row-height="false"/>
    </style:style>
    <style:style style:name="ID0ENFBM" style:family="table-row">
      <style:table-row-properties fo:break-before="auto" style:row-height="0.478cm" style:use-optimal-row-height="false"/>
    </style:style>
    <style:style style:name="ID0ESFBM" style:family="table-row">
      <style:table-row-properties fo:break-before="auto" style:row-height="0.478cm" style:use-optimal-row-height="false"/>
    </style:style>
    <style:style style:name="ID0E5FBM" style:family="table-row">
      <style:table-row-properties fo:break-before="auto" style:row-height="0.478cm" style:use-optimal-row-height="false"/>
    </style:style>
    <style:style style:name="ID0EKGBM" style:family="table-row">
      <style:table-row-properties fo:break-before="auto" style:row-height="0.478cm" style:use-optimal-row-height="false"/>
    </style:style>
    <style:style style:name="ID0EWGBM" style:family="table-row">
      <style:table-row-properties fo:break-before="auto" style:row-height="0.478cm" style:use-optimal-row-height="false"/>
    </style:style>
    <style:style style:name="ID0ECHBM" style:family="table-row">
      <style:table-row-properties fo:break-before="auto" style:row-height="0.478cm" style:use-optimal-row-height="false"/>
    </style:style>
    <style:style style:name="ID0EOHBM" style:family="table-row">
      <style:table-row-properties fo:break-before="auto" style:row-height="0.478cm" style:use-optimal-row-height="false"/>
    </style:style>
    <style:style style:name="ID0E1HBM" style:family="table-row">
      <style:table-row-properties fo:break-before="auto" style:row-height="0.478cm" style:use-optimal-row-height="false"/>
    </style:style>
    <style:style style:name="ID0EGIBM" style:family="table-row">
      <style:table-row-properties fo:break-before="auto" style:row-height="0.478cm" style:use-optimal-row-height="false"/>
    </style:style>
    <style:style style:name="ID0ESIBM" style:family="table-row">
      <style:table-row-properties fo:break-before="auto" style:row-height="0.478cm" style:use-optimal-row-height="false"/>
    </style:style>
    <style:style style:name="ID0EXIBM" style:family="table-row">
      <style:table-row-properties fo:break-before="auto" style:row-height="0.478cm" style:use-optimal-row-height="false"/>
    </style:style>
    <style:style style:name="ID0EDJBM" style:family="table-row">
      <style:table-row-properties fo:break-before="auto" style:row-height="0.478cm" style:use-optimal-row-height="false"/>
    </style:style>
    <style:style style:name="ID0EPJBM" style:family="table-row">
      <style:table-row-properties fo:break-before="auto" style:row-height="0.478cm" style:use-optimal-row-height="false"/>
    </style:style>
    <style:style style:name="ID0E2JBM" style:family="table-row">
      <style:table-row-properties fo:break-before="auto" style:row-height="0.478cm" style:use-optimal-row-height="false"/>
    </style:style>
    <style:style style:name="ID0EHKBM" style:family="table-row">
      <style:table-row-properties fo:break-before="auto" style:row-height="0.478cm" style:use-optimal-row-height="false"/>
    </style:style>
    <style:style style:name="ID0ETKBM" style:family="table-row">
      <style:table-row-properties fo:break-before="auto" style:row-height="0.478cm" style:use-optimal-row-height="false"/>
    </style:style>
    <style:style style:name="ID0E6KBM" style:family="table-row">
      <style:table-row-properties fo:break-before="auto" style:row-height="0.478cm" style:use-optimal-row-height="false"/>
    </style:style>
    <style:style style:name="ID0EELBM" style:family="table-row">
      <style:table-row-properties fo:break-before="auto" style:row-height="0.478cm" style:use-optimal-row-height="false"/>
    </style:style>
    <style:style style:name="ID0EQLBM" style:family="table-row">
      <style:table-row-properties fo:break-before="auto" style:row-height="0.478cm" style:use-optimal-row-height="false"/>
    </style:style>
    <style:style style:name="ID0E3LBM" style:family="table-row">
      <style:table-row-properties fo:break-before="auto" style:row-height="0.478cm" style:use-optimal-row-height="false"/>
    </style:style>
    <style:style style:name="ID0EIMBM" style:family="table-row">
      <style:table-row-properties fo:break-before="auto" style:row-height="0.478cm" style:use-optimal-row-height="false"/>
    </style:style>
    <style:style style:name="ID0EUMBM" style:family="table-row">
      <style:table-row-properties fo:break-before="auto" style:row-height="0.478cm" style:use-optimal-row-height="false"/>
    </style:style>
    <style:style style:name="ID0EANBM" style:family="table-row">
      <style:table-row-properties fo:break-before="auto" style:row-height="0.478cm" style:use-optimal-row-height="false"/>
    </style:style>
    <style:style style:name="ID0EMNBM" style:family="table-row">
      <style:table-row-properties fo:break-before="auto" style:row-height="0.478cm" style:use-optimal-row-height="false"/>
    </style:style>
    <style:style style:name="ID0EYNBM" style:family="table-row">
      <style:table-row-properties fo:break-before="auto" style:row-height="0.478cm" style:use-optimal-row-height="false"/>
    </style:style>
    <style:style style:name="ID0EEOBM" style:family="table-row">
      <style:table-row-properties fo:break-before="auto" style:row-height="0.478cm" style:use-optimal-row-height="false"/>
    </style:style>
    <style:style style:name="ID0EQOBM" style:family="table-row">
      <style:table-row-properties fo:break-before="auto" style:row-height="0.478cm" style:use-optimal-row-height="false"/>
    </style:style>
    <style:style style:name="ID0E3OBM" style:family="table-row">
      <style:table-row-properties fo:break-before="auto" style:row-height="0.478cm" style:use-optimal-row-height="false"/>
    </style:style>
    <style:style style:name="ID0EBPBM" style:family="table-row">
      <style:table-row-properties fo:break-before="auto" style:row-height="0.478cm" style:use-optimal-row-height="false"/>
    </style:style>
    <style:style style:name="ID0EGPBM" style:family="table-row">
      <style:table-row-properties fo:break-before="auto" style:row-height="0.478cm" style:use-optimal-row-height="false"/>
    </style:style>
    <style:style style:name="ID0ESPBM" style:family="table-row">
      <style:table-row-properties fo:break-before="auto" style:row-height="0.478cm" style:use-optimal-row-height="false"/>
    </style:style>
    <style:style style:name="ID0E5PBM" style:family="table-row">
      <style:table-row-properties fo:break-before="auto" style:row-height="0.478cm" style:use-optimal-row-height="false"/>
    </style:style>
    <style:style style:name="ID0EKQBM" style:family="table-row">
      <style:table-row-properties fo:break-before="auto" style:row-height="0.478cm" style:use-optimal-row-height="false"/>
    </style:style>
    <style:style style:name="ID0EWQBM" style:family="table-row">
      <style:table-row-properties fo:break-before="auto" style:row-height="0.478cm" style:use-optimal-row-height="false"/>
    </style:style>
    <style:style style:name="ID0ECRBM" style:family="table-row">
      <style:table-row-properties fo:break-before="auto" style:row-height="0.478cm" style:use-optimal-row-height="false"/>
    </style:style>
    <style:style style:name="ID0EORBM" style:family="table-row">
      <style:table-row-properties fo:break-before="auto" style:row-height="0.478cm" style:use-optimal-row-height="false"/>
    </style:style>
    <style:style style:name="ID0ETRBM" style:family="table-row">
      <style:table-row-properties fo:break-before="auto" style:row-height="0.478cm" style:use-optimal-row-height="false"/>
    </style:style>
    <style:style style:name="ID0EYRBM" style:family="table-row">
      <style:table-row-properties fo:break-before="auto" style:row-height="0.478cm" style:use-optimal-row-height="false"/>
    </style:style>
    <style:style style:name="ID0EESBM" style:family="table-row">
      <style:table-row-properties fo:break-before="auto" style:row-height="0.478cm" style:use-optimal-row-height="false"/>
    </style:style>
    <style:style style:name="ID0EQSBM" style:family="table-row">
      <style:table-row-properties fo:break-before="auto" style:row-height="0.478cm" style:use-optimal-row-height="false"/>
    </style:style>
    <style:style style:name="ID0E3SBM" style:family="table-row">
      <style:table-row-properties fo:break-before="auto" style:row-height="0.478cm" style:use-optimal-row-height="false"/>
    </style:style>
    <style:style style:name="ID0EITBM" style:family="table-row">
      <style:table-row-properties fo:break-before="auto" style:row-height="0.478cm" style:use-optimal-row-height="false"/>
    </style:style>
    <style:style style:name="ID0EUTBM" style:family="table-row">
      <style:table-row-properties fo:break-before="auto" style:row-height="0.478cm" style:use-optimal-row-height="false"/>
    </style:style>
    <style:style style:name="ID0EAUBM" style:family="table-row">
      <style:table-row-properties fo:break-before="auto" style:row-height="0.478cm" style:use-optimal-row-height="false"/>
    </style:style>
    <style:style style:name="ID0EFUBM" style:family="table-row">
      <style:table-row-properties fo:break-before="auto" style:row-height="0.478cm" style:use-optimal-row-height="false"/>
    </style:style>
    <style:style style:name="ID0ERUBM" style:family="table-row">
      <style:table-row-properties fo:break-before="auto" style:row-height="0.478cm" style:use-optimal-row-height="false"/>
    </style:style>
    <style:style style:name="ID0E4UBM" style:family="table-row">
      <style:table-row-properties fo:break-before="auto" style:row-height="0.478cm" style:use-optimal-row-height="false"/>
    </style:style>
    <style:style style:name="ID0EJVBM" style:family="table-row">
      <style:table-row-properties fo:break-before="auto" style:row-height="0.478cm" style:use-optimal-row-height="false"/>
    </style:style>
    <style:style style:name="ID0EVVBM" style:family="table-row">
      <style:table-row-properties fo:break-before="auto" style:row-height="0.478cm" style:use-optimal-row-height="false"/>
    </style:style>
    <style:style style:name="ID0EBWBM" style:family="table-row">
      <style:table-row-properties fo:break-before="auto" style:row-height="0.478cm" style:use-optimal-row-height="false"/>
    </style:style>
    <style:style style:name="ID0ENWBM" style:family="table-row">
      <style:table-row-properties fo:break-before="auto" style:row-height="0.478cm" style:use-optimal-row-height="false"/>
    </style:style>
    <style:style style:name="ID0ESWBM" style:family="table-row">
      <style:table-row-properties fo:break-before="auto" style:row-height="0.478cm" style:use-optimal-row-height="false"/>
    </style:style>
    <style:style style:name="ID0E5WBM" style:family="table-row">
      <style:table-row-properties fo:break-before="auto" style:row-height="0.478cm" style:use-optimal-row-height="false"/>
    </style:style>
    <style:style style:name="ID0EKXBM" style:family="table-row">
      <style:table-row-properties fo:break-before="auto" style:row-height="0.478cm" style:use-optimal-row-height="false"/>
    </style:style>
    <style:style style:name="ID0EWXBM" style:family="table-row">
      <style:table-row-properties fo:break-before="auto" style:row-height="0.478cm" style:use-optimal-row-height="false"/>
    </style:style>
    <style:style style:name="ID0ECYBM" style:family="table-row">
      <style:table-row-properties fo:break-before="auto" style:row-height="0.478cm" style:use-optimal-row-height="false"/>
    </style:style>
    <style:style style:name="ID0EOYBM" style:family="table-row">
      <style:table-row-properties fo:break-before="auto" style:row-height="0.478cm" style:use-optimal-row-height="false"/>
    </style:style>
    <style:style style:name="ID0E1YBM" style:family="table-row">
      <style:table-row-properties fo:break-before="auto" style:row-height="0.478cm" style:use-optimal-row-height="false"/>
    </style:style>
    <style:style style:name="ID0E6YBM" style:family="table-row">
      <style:table-row-properties fo:break-before="auto" style:row-height="0.478cm" style:use-optimal-row-height="false"/>
    </style:style>
    <style:style style:name="ID0EEZBM" style:family="table-row">
      <style:table-row-properties fo:break-before="auto" style:row-height="0.478cm" style:use-optimal-row-height="false"/>
    </style:style>
    <style:style style:name="ID0EQZBM" style:family="table-row">
      <style:table-row-properties fo:break-before="auto" style:row-height="0.478cm" style:use-optimal-row-height="false"/>
    </style:style>
    <style:style style:name="ID0E3ZBM" style:family="table-row">
      <style:table-row-properties fo:break-before="auto" style:row-height="0.478cm" style:use-optimal-row-height="false"/>
    </style:style>
    <style:style style:name="ID0EI1BM" style:family="table-row">
      <style:table-row-properties fo:break-before="auto" style:row-height="0.478cm" style:use-optimal-row-height="false"/>
    </style:style>
    <style:style style:name="ID0EU1BM" style:family="table-row">
      <style:table-row-properties fo:break-before="auto" style:row-height="0.478cm" style:use-optimal-row-height="false"/>
    </style:style>
    <style:style style:name="ID0EA2BM" style:family="table-row">
      <style:table-row-properties fo:break-before="auto" style:row-height="0.478cm" style:use-optimal-row-height="false"/>
    </style:style>
    <style:style style:name="ID0EM2BM" style:family="table-row">
      <style:table-row-properties fo:break-before="auto" style:row-height="0.478cm" style:use-optimal-row-height="false"/>
    </style:style>
    <style:style style:name="ID0ER2BM" style:family="table-row">
      <style:table-row-properties fo:break-before="auto" style:row-height="0.478cm" style:use-optimal-row-height="false"/>
    </style:style>
    <style:style style:name="ID0E42BM" style:family="table-row">
      <style:table-row-properties fo:break-before="auto" style:row-height="0.478cm" style:use-optimal-row-height="false"/>
    </style:style>
    <style:style style:name="ID0EJ3BM" style:family="table-row">
      <style:table-row-properties fo:break-before="auto" style:row-height="0.478cm" style:use-optimal-row-height="false"/>
    </style:style>
    <style:style style:name="ID0EV3BM" style:family="table-row">
      <style:table-row-properties fo:break-before="auto" style:row-height="0.478cm" style:use-optimal-row-height="false"/>
    </style:style>
    <style:style style:name="ID0EB4BM" style:family="table-row">
      <style:table-row-properties fo:break-before="auto" style:row-height="0.478cm" style:use-optimal-row-height="false"/>
    </style:style>
    <style:style style:name="ID0EN4BM" style:family="table-row">
      <style:table-row-properties fo:break-before="auto" style:row-height="0.478cm" style:use-optimal-row-height="false"/>
    </style:style>
    <style:style style:name="ID0EZ4BM" style:family="table-row">
      <style:table-row-properties fo:break-before="auto" style:row-height="0.478cm" style:use-optimal-row-height="false"/>
    </style:style>
    <style:style style:name="ID0E54BM" style:family="table-row">
      <style:table-row-properties fo:break-before="auto" style:row-height="0.478cm" style:use-optimal-row-height="false"/>
    </style:style>
    <style:style style:name="ID0EK5BM" style:family="table-row">
      <style:table-row-properties fo:break-before="auto" style:row-height="0.478cm" style:use-optimal-row-height="false"/>
    </style:style>
    <style:style style:name="ID0EW5BM" style:family="table-row">
      <style:table-row-properties fo:break-before="auto" style:row-height="0.478cm" style:use-optimal-row-height="false"/>
    </style:style>
    <style:style style:name="ID0EC6BM" style:family="table-row">
      <style:table-row-properties fo:break-before="auto" style:row-height="0.478cm" style:use-optimal-row-height="false"/>
    </style:style>
    <style:style style:name="ID0EO6BM" style:family="table-row">
      <style:table-row-properties fo:break-before="auto" style:row-height="0.478cm" style:use-optimal-row-height="false"/>
    </style:style>
    <style:style style:name="ID0E16BM" style:family="table-row">
      <style:table-row-properties fo:break-before="auto" style:row-height="0.478cm" style:use-optimal-row-height="false"/>
    </style:style>
    <style:style style:name="ID0EGACM" style:family="table-row">
      <style:table-row-properties fo:break-before="auto" style:row-height="0.478cm" style:use-optimal-row-height="false"/>
    </style:style>
    <style:style style:name="ID0ELACM" style:family="table-row">
      <style:table-row-properties fo:break-before="auto" style:row-height="0.478cm" style:use-optimal-row-height="false"/>
    </style:style>
    <style:style style:name="ID0EQACM" style:family="table-row">
      <style:table-row-properties fo:break-before="auto" style:row-height="0.478cm" style:use-optimal-row-height="false"/>
    </style:style>
    <style:style style:name="ID0E3ACM" style:family="table-row">
      <style:table-row-properties fo:break-before="auto" style:row-height="0.478cm" style:use-optimal-row-height="false"/>
    </style:style>
    <style:style style:name="ID0EIBCM" style:family="table-row">
      <style:table-row-properties fo:break-before="auto" style:row-height="0.478cm" style:use-optimal-row-height="false"/>
    </style:style>
    <style:style style:name="ID0EUBCM" style:family="table-row">
      <style:table-row-properties fo:break-before="auto" style:row-height="0.478cm" style:use-optimal-row-height="false"/>
    </style:style>
    <style:style style:name="ID0EACCM" style:family="table-row">
      <style:table-row-properties fo:break-before="auto" style:row-height="0.478cm" style:use-optimal-row-height="false"/>
    </style:style>
    <style:style style:name="ID0EMCCM" style:family="table-row">
      <style:table-row-properties fo:break-before="auto" style:row-height="0.478cm" style:use-optimal-row-height="false"/>
    </style:style>
    <style:style style:name="ID0EYCCM" style:family="table-row">
      <style:table-row-properties fo:break-before="auto" style:row-height="0.478cm" style:use-optimal-row-height="false"/>
    </style:style>
    <style:style style:name="ID0E4CCM" style:family="table-row">
      <style:table-row-properties fo:break-before="auto" style:row-height="0.478cm" style:use-optimal-row-height="false"/>
    </style:style>
    <style:style style:name="ID0EJDCM" style:family="table-row">
      <style:table-row-properties fo:break-before="auto" style:row-height="0.478cm" style:use-optimal-row-height="false"/>
    </style:style>
    <style:style style:name="ID0EVDCM" style:family="table-row">
      <style:table-row-properties fo:break-before="auto" style:row-height="0.478cm" style:use-optimal-row-height="false"/>
    </style:style>
    <style:style style:name="ID0EBECM" style:family="table-row">
      <style:table-row-properties fo:break-before="auto" style:row-height="0.478cm" style:use-optimal-row-height="false"/>
    </style:style>
    <style:style style:name="ID0ENECM" style:family="table-row">
      <style:table-row-properties fo:break-before="auto" style:row-height="0.478cm" style:use-optimal-row-height="false"/>
    </style:style>
    <style:style style:name="ID0EZECM" style:family="table-row">
      <style:table-row-properties fo:break-before="auto" style:row-height="0.478cm" style:use-optimal-row-height="false"/>
    </style:style>
    <style:style style:name="ID0EFFCM" style:family="table-row">
      <style:table-row-properties fo:break-before="auto" style:row-height="0.478cm" style:use-optimal-row-height="false"/>
    </style:style>
    <style:style style:name="ID0EKFCM" style:family="table-row">
      <style:table-row-properties fo:break-before="auto" style:row-height="0.478cm" style:use-optimal-row-height="false"/>
    </style:style>
    <style:style style:name="ID0EWFCM" style:family="table-row">
      <style:table-row-properties fo:break-before="auto" style:row-height="0.478cm" style:use-optimal-row-height="false"/>
    </style:style>
    <style:style style:name="ID0ECGCM" style:family="table-row">
      <style:table-row-properties fo:break-before="auto" style:row-height="0.478cm" style:use-optimal-row-height="false"/>
    </style:style>
    <style:style style:name="ID0EOGCM" style:family="table-row">
      <style:table-row-properties fo:break-before="auto" style:row-height="0.478cm" style:use-optimal-row-height="false"/>
    </style:style>
    <style:style style:name="ID0E1GCM" style:family="table-row">
      <style:table-row-properties fo:break-before="auto" style:row-height="0.478cm" style:use-optimal-row-height="false"/>
    </style:style>
    <style:style style:name="ID0EGHCM" style:family="table-row">
      <style:table-row-properties fo:break-before="auto" style:row-height="0.478cm" style:use-optimal-row-height="false"/>
    </style:style>
    <style:style style:name="ID0ESHCM" style:family="table-row">
      <style:table-row-properties fo:break-before="auto" style:row-height="0.478cm" style:use-optimal-row-height="false"/>
    </style:style>
    <style:style style:name="ID0EXHCM" style:family="table-row">
      <style:table-row-properties fo:break-before="auto" style:row-height="0.478cm" style:use-optimal-row-height="false"/>
    </style:style>
    <style:style style:name="ID0EDICM" style:family="table-row">
      <style:table-row-properties fo:break-before="auto" style:row-height="0.478cm" style:use-optimal-row-height="false"/>
    </style:style>
    <style:style style:name="ID0EPICM" style:family="table-row">
      <style:table-row-properties fo:break-before="auto" style:row-height="0.478cm" style:use-optimal-row-height="false"/>
    </style:style>
    <style:style style:name="ID0E2ICM" style:family="table-row">
      <style:table-row-properties fo:break-before="auto" style:row-height="0.478cm" style:use-optimal-row-height="false"/>
    </style:style>
    <style:style style:name="ID0EHJCM" style:family="table-row">
      <style:table-row-properties fo:break-before="auto" style:row-height="0.478cm" style:use-optimal-row-height="false"/>
    </style:style>
    <style:style style:name="ID0ETJCM" style:family="table-row">
      <style:table-row-properties fo:break-before="auto" style:row-height="0.478cm" style:use-optimal-row-height="false"/>
    </style:style>
    <style:style style:name="ID0E6JCM" style:family="table-row">
      <style:table-row-properties fo:break-before="auto" style:row-height="0.478cm" style:use-optimal-row-height="false"/>
    </style:style>
    <style:style style:name="ID0EEKCM" style:family="table-row">
      <style:table-row-properties fo:break-before="auto" style:row-height="0.478cm" style:use-optimal-row-height="false"/>
    </style:style>
    <style:style style:name="ID0EQKCM" style:family="table-row">
      <style:table-row-properties fo:break-before="auto" style:row-height="0.478cm" style:use-optimal-row-height="false"/>
    </style:style>
    <style:style style:name="ID0E3KCM" style:family="table-row">
      <style:table-row-properties fo:break-before="auto" style:row-height="0.478cm" style:use-optimal-row-height="false"/>
    </style:style>
    <style:style style:name="ID0EILCM" style:family="table-row">
      <style:table-row-properties fo:break-before="auto" style:row-height="0.478cm" style:use-optimal-row-height="false"/>
    </style:style>
    <style:style style:name="ID0EULCM" style:family="table-row">
      <style:table-row-properties fo:break-before="auto" style:row-height="0.478cm" style:use-optimal-row-height="false"/>
    </style:style>
    <style:style style:name="ID0EAMCM" style:family="table-row">
      <style:table-row-properties fo:break-before="auto" style:row-height="0.478cm" style:use-optimal-row-height="false"/>
    </style:style>
    <style:style style:name="ID0EMMCM" style:family="table-row">
      <style:table-row-properties fo:break-before="auto" style:row-height="0.478cm" style:use-optimal-row-height="false"/>
    </style:style>
    <style:style style:name="ID0ERMCM" style:family="table-row">
      <style:table-row-properties fo:break-before="auto" style:row-height="0.478cm" style:use-optimal-row-height="false"/>
    </style:style>
    <style:style style:name="ID0E4MCM" style:family="table-row">
      <style:table-row-properties fo:break-before="auto" style:row-height="0.478cm" style:use-optimal-row-height="false"/>
    </style:style>
    <style:style style:name="ID0EJNCM" style:family="table-row">
      <style:table-row-properties fo:break-before="auto" style:row-height="0.478cm" style:use-optimal-row-height="false"/>
    </style:style>
    <style:style style:name="ID0EVNCM" style:family="table-row">
      <style:table-row-properties fo:break-before="auto" style:row-height="0.478cm" style:use-optimal-row-height="false"/>
    </style:style>
    <style:style style:name="ID0EBOCM" style:family="table-row">
      <style:table-row-properties fo:break-before="auto" style:row-height="0.478cm" style:use-optimal-row-height="false"/>
    </style:style>
    <style:style style:name="ID0ENOCM" style:family="table-row">
      <style:table-row-properties fo:break-before="auto" style:row-height="0.478cm" style:use-optimal-row-height="false"/>
    </style:style>
    <style:style style:name="ID0EZOCM" style:family="table-row">
      <style:table-row-properties fo:break-before="auto" style:row-height="0.478cm" style:use-optimal-row-height="false"/>
    </style:style>
    <style:style style:name="ID0E5OCM" style:family="table-row">
      <style:table-row-properties fo:break-before="auto" style:row-height="0.478cm" style:use-optimal-row-height="false"/>
    </style:style>
    <style:style style:name="ID0EKPCM" style:family="table-row">
      <style:table-row-properties fo:break-before="auto" style:row-height="0.478cm" style:use-optimal-row-height="false"/>
    </style:style>
    <style:style style:name="ID0EWPCM" style:family="table-row">
      <style:table-row-properties fo:break-before="auto" style:row-height="0.478cm" style:use-optimal-row-height="false"/>
    </style:style>
    <style:style style:name="ID0ECQCM" style:family="table-row">
      <style:table-row-properties fo:break-before="auto" style:row-height="0.478cm" style:use-optimal-row-height="false"/>
    </style:style>
    <style:style style:name="ID0EOQCM" style:family="table-row">
      <style:table-row-properties fo:break-before="auto" style:row-height="0.478cm" style:use-optimal-row-height="false"/>
    </style:style>
    <style:style style:name="ID0E1QCM" style:family="table-row">
      <style:table-row-properties fo:break-before="auto" style:row-height="0.478cm" style:use-optimal-row-height="false"/>
    </style:style>
    <style:style style:name="ID0EGRCM" style:family="table-row">
      <style:table-row-properties fo:break-before="auto" style:row-height="0.478cm" style:use-optimal-row-height="false"/>
    </style:style>
    <style:style style:name="ID0ESRCM" style:family="table-row">
      <style:table-row-properties fo:break-before="auto" style:row-height="0.478cm" style:use-optimal-row-height="false"/>
    </style:style>
    <style:style style:name="ID0E5RCM" style:family="table-row">
      <style:table-row-properties fo:break-before="auto" style:row-height="0.478cm" style:use-optimal-row-height="false"/>
    </style:style>
    <style:style style:name="ID0EKSCM" style:family="table-row">
      <style:table-row-properties fo:break-before="auto" style:row-height="0.478cm" style:use-optimal-row-height="false"/>
    </style:style>
    <style:style style:name="ID0EWSCM" style:family="table-row">
      <style:table-row-properties fo:break-before="auto" style:row-height="0.478cm" style:use-optimal-row-height="false"/>
    </style:style>
    <style:style style:name="ID0ECTCM" style:family="table-row">
      <style:table-row-properties fo:break-before="auto" style:row-height="0.478cm" style:use-optimal-row-height="false"/>
    </style:style>
    <style:style style:name="ID0EHTCM" style:family="table-row">
      <style:table-row-properties fo:break-before="auto" style:row-height="0.478cm" style:use-optimal-row-height="false"/>
    </style:style>
    <style:style style:name="ID0ETTCM" style:family="table-row">
      <style:table-row-properties fo:break-before="auto" style:row-height="0.478cm" style:use-optimal-row-height="false"/>
    </style:style>
    <style:style style:name="ID0E6TCM" style:family="table-row">
      <style:table-row-properties fo:break-before="auto" style:row-height="0.478cm" style:use-optimal-row-height="false"/>
    </style:style>
    <style:style style:name="ID0ELUCM" style:family="table-row">
      <style:table-row-properties fo:break-before="auto" style:row-height="0.478cm" style:use-optimal-row-height="false"/>
    </style:style>
    <style:style style:name="ID0EXUCM" style:family="table-row">
      <style:table-row-properties fo:break-before="auto" style:row-height="0.478cm" style:use-optimal-row-height="false"/>
    </style:style>
    <style:style style:name="ID0EDVCM" style:family="table-row">
      <style:table-row-properties fo:break-before="auto" style:row-height="0.478cm" style:use-optimal-row-height="false"/>
    </style:style>
    <style:style style:name="ID0EPVCM" style:family="table-row">
      <style:table-row-properties fo:break-before="auto" style:row-height="0.478cm" style:use-optimal-row-height="false"/>
    </style:style>
    <style:style style:name="ID0E2VCM" style:family="table-row">
      <style:table-row-properties fo:break-before="auto" style:row-height="0.478cm" style:use-optimal-row-height="false"/>
    </style:style>
    <style:style style:name="ID0EHWCM" style:family="table-row">
      <style:table-row-properties fo:break-before="auto" style:row-height="0.478cm" style:use-optimal-row-height="false"/>
    </style:style>
    <style:style style:name="ID0ETWCM" style:family="table-row">
      <style:table-row-properties fo:break-before="auto" style:row-height="0.478cm" style:use-optimal-row-height="false"/>
    </style:style>
    <style:style style:name="ID0E6WCM" style:family="table-row">
      <style:table-row-properties fo:break-before="auto" style:row-height="0.478cm" style:use-optimal-row-height="false"/>
    </style:style>
    <style:style style:name="ID0ELXCM" style:family="table-row">
      <style:table-row-properties fo:break-before="auto" style:row-height="0.478cm" style:use-optimal-row-height="false"/>
    </style:style>
    <style:style style:name="ID0EXXCM" style:family="table-row">
      <style:table-row-properties fo:break-before="auto" style:row-height="0.478cm" style:use-optimal-row-height="false"/>
    </style:style>
    <style:style style:name="ID0EDYCM" style:family="table-row">
      <style:table-row-properties fo:break-before="auto" style:row-height="0.478cm" style:use-optimal-row-height="false"/>
    </style:style>
    <style:style style:name="ID0EPYCM" style:family="table-row">
      <style:table-row-properties fo:break-before="auto" style:row-height="0.478cm" style:use-optimal-row-height="false"/>
    </style:style>
    <style:style style:name="ID0E2YCM" style:family="table-row">
      <style:table-row-properties fo:break-before="auto" style:row-height="0.478cm" style:use-optimal-row-height="false"/>
    </style:style>
    <style:style style:name="ID0EHZCM" style:family="table-row">
      <style:table-row-properties fo:break-before="auto" style:row-height="0.478cm" style:use-optimal-row-height="false"/>
    </style:style>
    <style:style style:name="ID0ETZCM" style:family="table-row">
      <style:table-row-properties fo:break-before="auto" style:row-height="0.478cm" style:use-optimal-row-height="false"/>
    </style:style>
    <style:style style:name="ID0E6ZCM" style:family="table-row">
      <style:table-row-properties fo:break-before="auto" style:row-height="0.478cm" style:use-optimal-row-height="false"/>
    </style:style>
    <style:style style:name="ID0EL1CM" style:family="table-row">
      <style:table-row-properties fo:break-before="auto" style:row-height="0.478cm" style:use-optimal-row-height="false"/>
    </style:style>
    <style:style style:name="ID0EX1CM" style:family="table-row">
      <style:table-row-properties fo:break-before="auto" style:row-height="0.478cm" style:use-optimal-row-height="false"/>
    </style:style>
    <style:style style:name="ID0E31CM" style:family="table-row">
      <style:table-row-properties fo:break-before="auto" style:row-height="0.478cm" style:use-optimal-row-height="false"/>
    </style:style>
    <style:style style:name="ID0EI2CM" style:family="table-row">
      <style:table-row-properties fo:break-before="auto" style:row-height="0.478cm" style:use-optimal-row-height="false"/>
    </style:style>
    <style:style style:name="ID0EU2CM" style:family="table-row">
      <style:table-row-properties fo:break-before="auto" style:row-height="0.478cm" style:use-optimal-row-height="false"/>
    </style:style>
    <style:style style:name="ID0EA3CM" style:family="table-row">
      <style:table-row-properties fo:break-before="auto" style:row-height="0.478cm" style:use-optimal-row-height="false"/>
    </style:style>
    <style:style style:name="ID0EM3CM" style:family="table-row">
      <style:table-row-properties fo:break-before="auto" style:row-height="0.478cm" style:use-optimal-row-height="false"/>
    </style:style>
    <style:style style:name="ID0EY3CM" style:family="table-row">
      <style:table-row-properties fo:break-before="auto" style:row-height="0.478cm" style:use-optimal-row-height="false"/>
    </style:style>
    <style:style style:name="ID0EE4CM" style:family="table-row">
      <style:table-row-properties fo:break-before="auto" style:row-height="0.478cm" style:use-optimal-row-height="false"/>
    </style:style>
    <style:style style:name="ID0EQ4CM" style:family="table-row">
      <style:table-row-properties fo:break-before="auto" style:row-height="0.478cm" style:use-optimal-row-height="false"/>
    </style:style>
    <style:style style:name="ID0EV4CM" style:family="table-row">
      <style:table-row-properties fo:break-before="auto" style:row-height="0.478cm" style:use-optimal-row-height="false"/>
    </style:style>
    <style:style style:name="ID0EB5CM" style:family="table-row">
      <style:table-row-properties fo:break-before="auto" style:row-height="0.478cm" style:use-optimal-row-height="false"/>
    </style:style>
    <style:style style:name="ID0EN5CM" style:family="table-row">
      <style:table-row-properties fo:break-before="auto" style:row-height="0.478cm" style:use-optimal-row-height="false"/>
    </style:style>
    <style:style style:name="ID0EZ5CM" style:family="table-row">
      <style:table-row-properties fo:break-before="auto" style:row-height="0.478cm" style:use-optimal-row-height="false"/>
    </style:style>
    <style:style style:name="ID0EF6CM" style:family="table-row">
      <style:table-row-properties fo:break-before="auto" style:row-height="0.478cm" style:use-optimal-row-height="false"/>
    </style:style>
    <style:style style:name="ID0ER6CM" style:family="table-row">
      <style:table-row-properties fo:break-before="auto" style:row-height="0.478cm" style:use-optimal-row-height="false"/>
    </style:style>
    <style:style style:name="ID0E46CM" style:family="table-row">
      <style:table-row-properties fo:break-before="auto" style:row-height="0.478cm" style:use-optimal-row-height="false"/>
    </style:style>
    <style:style style:name="ID0ECADM" style:family="table-row">
      <style:table-row-properties fo:break-before="auto" style:row-height="0.478cm" style:use-optimal-row-height="false"/>
    </style:style>
    <style:style style:name="ID0EOADM" style:family="table-row">
      <style:table-row-properties fo:break-before="auto" style:row-height="0.478cm" style:use-optimal-row-height="false"/>
    </style:style>
    <style:style style:name="ID0E1ADM" style:family="table-row">
      <style:table-row-properties fo:break-before="auto" style:row-height="0.478cm" style:use-optimal-row-height="false"/>
    </style:style>
    <style:style style:name="ID0EGBDM" style:family="table-row">
      <style:table-row-properties fo:break-before="auto" style:row-height="0.478cm" style:use-optimal-row-height="false"/>
    </style:style>
    <style:style style:name="ID0ESBDM" style:family="table-row">
      <style:table-row-properties fo:break-before="auto" style:row-height="0.478cm" style:use-optimal-row-height="false"/>
    </style:style>
    <style:style style:name="ID0E5BDM" style:family="table-row">
      <style:table-row-properties fo:break-before="auto" style:row-height="0.478cm" style:use-optimal-row-height="false"/>
    </style:style>
    <style:style style:name="ID0EKCDM" style:family="table-row">
      <style:table-row-properties fo:break-before="auto" style:row-height="0.478cm" style:use-optimal-row-height="false"/>
    </style:style>
    <style:style style:name="ID0EWCDM" style:family="table-row">
      <style:table-row-properties fo:break-before="auto" style:row-height="0.478cm" style:use-optimal-row-height="false"/>
    </style:style>
    <style:style style:name="ID0ECDDM" style:family="table-row">
      <style:table-row-properties fo:break-before="auto" style:row-height="0.478cm" style:use-optimal-row-height="false"/>
    </style:style>
    <style:style style:name="ID0EODDM" style:family="table-row">
      <style:table-row-properties fo:break-before="auto" style:row-height="0.478cm" style:use-optimal-row-height="false"/>
    </style:style>
    <style:style style:name="ID0E1DDM" style:family="table-row">
      <style:table-row-properties fo:break-before="auto" style:row-height="0.478cm" style:use-optimal-row-height="false"/>
    </style:style>
    <style:style style:name="ID0EGEDM" style:family="table-row">
      <style:table-row-properties fo:break-before="auto" style:row-height="0.478cm" style:use-optimal-row-height="false"/>
    </style:style>
    <style:style style:name="ID0ESEDM" style:family="table-row">
      <style:table-row-properties fo:break-before="auto" style:row-height="0.478cm" style:use-optimal-row-height="false"/>
    </style:style>
    <style:style style:name="ID0E5EDM" style:family="table-row">
      <style:table-row-properties fo:break-before="auto" style:row-height="0.478cm" style:use-optimal-row-height="false"/>
    </style:style>
    <style:style style:name="ID0EKFDM" style:family="table-row">
      <style:table-row-properties fo:break-before="auto" style:row-height="0.478cm" style:use-optimal-row-height="false"/>
    </style:style>
    <style:style style:name="ID0EWFDM" style:family="table-row">
      <style:table-row-properties fo:break-before="auto" style:row-height="0.478cm" style:use-optimal-row-height="false"/>
    </style:style>
    <style:style style:name="ID0E2FDM" style:family="table-row">
      <style:table-row-properties fo:break-before="auto" style:row-height="0.478cm" style:use-optimal-row-height="false"/>
    </style:style>
    <style:style style:name="ID0EHGDM" style:family="table-row">
      <style:table-row-properties fo:break-before="auto" style:row-height="0.478cm" style:use-optimal-row-height="false"/>
    </style:style>
    <style:style style:name="ID0ETGDM" style:family="table-row">
      <style:table-row-properties fo:break-before="auto" style:row-height="0.478cm" style:use-optimal-row-height="false"/>
    </style:style>
    <style:style style:name="ID0E6GDM" style:family="table-row">
      <style:table-row-properties fo:break-before="auto" style:row-height="0.478cm" style:use-optimal-row-height="false"/>
    </style:style>
    <style:style style:name="ID0ELHDM" style:family="table-row">
      <style:table-row-properties fo:break-before="auto" style:row-height="0.478cm" style:use-optimal-row-height="false"/>
    </style:style>
    <style:style style:name="ID0EXHDM" style:family="table-row">
      <style:table-row-properties fo:break-before="auto" style:row-height="0.478cm" style:use-optimal-row-height="false"/>
    </style:style>
    <style:style style:name="ID0EDIDM" style:family="table-row">
      <style:table-row-properties fo:break-before="auto" style:row-height="0.478cm" style:use-optimal-row-height="false"/>
    </style:style>
    <style:style style:name="ID0EPIDM" style:family="table-row">
      <style:table-row-properties fo:break-before="auto" style:row-height="0.478cm" style:use-optimal-row-height="false"/>
    </style:style>
    <style:style style:name="ID0E2IDM" style:family="table-row">
      <style:table-row-properties fo:break-before="auto" style:row-height="0.478cm" style:use-optimal-row-height="false"/>
    </style:style>
    <style:style style:name="ID0EHJDM" style:family="table-row">
      <style:table-row-properties fo:break-before="auto" style:row-height="0.478cm" style:use-optimal-row-height="false"/>
    </style:style>
    <style:style style:name="ID0ETJDM" style:family="table-row">
      <style:table-row-properties fo:break-before="auto" style:row-height="0.478cm" style:use-optimal-row-height="false"/>
    </style:style>
    <style:style style:name="ID0E6JDM" style:family="table-row">
      <style:table-row-properties fo:break-before="auto" style:row-height="0.478cm" style:use-optimal-row-height="false"/>
    </style:style>
    <style:style style:name="ID0EEKDM" style:family="table-row">
      <style:table-row-properties fo:break-before="auto" style:row-height="0.478cm" style:use-optimal-row-height="false"/>
    </style:style>
    <style:style style:name="ID0EQKDM" style:family="table-row">
      <style:table-row-properties fo:break-before="auto" style:row-height="0.478cm" style:use-optimal-row-height="false"/>
    </style:style>
    <style:style style:name="ID0E3KDM" style:family="table-row">
      <style:table-row-properties fo:break-before="auto" style:row-height="0.478cm" style:use-optimal-row-height="false"/>
    </style:style>
    <style:style style:name="ID0EILDM" style:family="table-row">
      <style:table-row-properties fo:break-before="auto" style:row-height="0.478cm" style:use-optimal-row-height="false"/>
    </style:style>
    <style:style style:name="ID0EULDM" style:family="table-row">
      <style:table-row-properties fo:break-before="auto" style:row-height="0.478cm" style:use-optimal-row-height="false"/>
    </style:style>
    <style:style style:name="ID0EAMDM" style:family="table-row">
      <style:table-row-properties fo:break-before="auto" style:row-height="0.478cm" style:use-optimal-row-height="false"/>
    </style:style>
    <style:style style:name="ID0EMMDM" style:family="table-row">
      <style:table-row-properties fo:break-before="auto" style:row-height="0.478cm" style:use-optimal-row-height="false"/>
    </style:style>
    <style:style style:name="ID0EYMDM" style:family="table-row">
      <style:table-row-properties fo:break-before="auto" style:row-height="0.478cm" style:use-optimal-row-height="false"/>
    </style:style>
    <style:style style:name="ID0EENDM" style:family="table-row">
      <style:table-row-properties fo:break-before="auto" style:row-height="0.478cm" style:use-optimal-row-height="false"/>
    </style:style>
    <style:style style:name="ID0EQNDM" style:family="table-row">
      <style:table-row-properties fo:break-before="auto" style:row-height="0.478cm" style:use-optimal-row-height="false"/>
    </style:style>
    <style:style style:name="ID0E3NDM" style:family="table-row">
      <style:table-row-properties fo:break-before="auto" style:row-height="0.478cm" style:use-optimal-row-height="false"/>
    </style:style>
    <style:style style:name="ID0EBODM" style:family="table-row">
      <style:table-row-properties fo:break-before="auto" style:row-height="0.478cm" style:use-optimal-row-height="false"/>
    </style:style>
    <style:style style:name="ID0ENODM" style:family="table-row">
      <style:table-row-properties fo:break-before="auto" style:row-height="0.478cm" style:use-optimal-row-height="false"/>
    </style:style>
    <style:style style:name="ID0EZODM" style:family="table-row">
      <style:table-row-properties fo:break-before="auto" style:row-height="0.478cm" style:use-optimal-row-height="false"/>
    </style:style>
    <style:style style:name="ID0EFPDM" style:family="table-row">
      <style:table-row-properties fo:break-before="auto" style:row-height="0.478cm" style:use-optimal-row-height="false"/>
    </style:style>
    <style:style style:name="ID0ERPDM" style:family="table-row">
      <style:table-row-properties fo:break-before="auto" style:row-height="0.478cm" style:use-optimal-row-height="false"/>
    </style:style>
    <style:style style:name="ID0E4PDM" style:family="table-row">
      <style:table-row-properties fo:break-before="auto" style:row-height="0.478cm" style:use-optimal-row-height="false"/>
    </style:style>
    <style:style style:name="ID0EJQDM" style:family="table-row">
      <style:table-row-properties fo:break-before="auto" style:row-height="0.478cm" style:use-optimal-row-height="false"/>
    </style:style>
    <style:style style:name="ID0EVQDM" style:family="table-row">
      <style:table-row-properties fo:break-before="auto" style:row-height="0.478cm" style:use-optimal-row-height="false"/>
    </style:style>
    <style:style style:name="ID0EBRDM" style:family="table-row">
      <style:table-row-properties fo:break-before="auto" style:row-height="0.478cm" style:use-optimal-row-height="false"/>
    </style:style>
    <style:style style:name="ID0ENRDM" style:family="table-row">
      <style:table-row-properties fo:break-before="auto" style:row-height="0.478cm" style:use-optimal-row-height="false"/>
    </style:style>
    <style:style style:name="ID0EZRDM" style:family="table-row">
      <style:table-row-properties fo:break-before="auto" style:row-height="0.478cm" style:use-optimal-row-height="false"/>
    </style:style>
    <style:style style:name="ID0EFSDM" style:family="table-row">
      <style:table-row-properties fo:break-before="auto" style:row-height="0.478cm" style:use-optimal-row-height="false"/>
    </style:style>
    <style:style style:name="ID0EKSDM" style:family="table-row">
      <style:table-row-properties fo:break-before="auto" style:row-height="0.478cm" style:use-optimal-row-height="false"/>
    </style:style>
    <style:style style:name="ID0EWSDM" style:family="table-row">
      <style:table-row-properties fo:break-before="auto" style:row-height="0.478cm" style:use-optimal-row-height="false"/>
    </style:style>
    <style:style style:name="ID0ECTDM" style:family="table-row">
      <style:table-row-properties fo:break-before="auto" style:row-height="0.478cm" style:use-optimal-row-height="false"/>
    </style:style>
    <style:style style:name="ID0EOTDM" style:family="table-row">
      <style:table-row-properties fo:break-before="auto" style:row-height="0.478cm" style:use-optimal-row-height="false"/>
    </style:style>
    <style:style style:name="ID0E1TDM" style:family="table-row">
      <style:table-row-properties fo:break-before="auto" style:row-height="0.478cm" style:use-optimal-row-height="false"/>
    </style:style>
    <style:style style:name="ID0EGUDM" style:family="table-row">
      <style:table-row-properties fo:break-before="auto" style:row-height="0.478cm" style:use-optimal-row-height="false"/>
    </style:style>
    <style:style style:name="ID0ESUDM" style:family="table-row">
      <style:table-row-properties fo:break-before="auto" style:row-height="0.478cm" style:use-optimal-row-height="false"/>
    </style:style>
    <style:style style:name="ID0E5UDM" style:family="table-row">
      <style:table-row-properties fo:break-before="auto" style:row-height="0.478cm" style:use-optimal-row-height="false"/>
    </style:style>
    <style:style style:name="ID0EKVDM" style:family="table-row">
      <style:table-row-properties fo:break-before="auto" style:row-height="0.478cm" style:use-optimal-row-height="false"/>
    </style:style>
    <style:style style:name="ID0EWVDM" style:family="table-row">
      <style:table-row-properties fo:break-before="auto" style:row-height="0.478cm" style:use-optimal-row-height="false"/>
    </style:style>
    <style:style style:name="ID0ECWDM" style:family="table-row">
      <style:table-row-properties fo:break-before="auto" style:row-height="0.478cm" style:use-optimal-row-height="false"/>
    </style:style>
    <style:style style:name="ID0EOWDM" style:family="table-row">
      <style:table-row-properties fo:break-before="auto" style:row-height="0.478cm" style:use-optimal-row-height="false"/>
    </style:style>
    <style:style style:name="ID0ETWDM" style:family="table-row">
      <style:table-row-properties fo:break-before="auto" style:row-height="0.478cm" style:use-optimal-row-height="false"/>
    </style:style>
    <style:style style:name="ID0E6WDM" style:family="table-row">
      <style:table-row-properties fo:break-before="auto" style:row-height="0.478cm" style:use-optimal-row-height="false"/>
    </style:style>
    <style:style style:name="ID0ELXDM" style:family="table-row">
      <style:table-row-properties fo:break-before="auto" style:row-height="0.478cm" style:use-optimal-row-height="false"/>
    </style:style>
    <style:style style:name="ID0EXXDM" style:family="table-row">
      <style:table-row-properties fo:break-before="auto" style:row-height="0.478cm" style:use-optimal-row-height="false"/>
    </style:style>
    <style:style style:name="ID0EDYDM" style:family="table-row">
      <style:table-row-properties fo:break-before="auto" style:row-height="0.478cm" style:use-optimal-row-height="false"/>
    </style:style>
    <style:style style:name="ID0EPYDM" style:family="table-row">
      <style:table-row-properties fo:break-before="auto" style:row-height="0.478cm" style:use-optimal-row-height="false"/>
    </style:style>
    <style:style style:name="ID0E2YDM" style:family="table-row">
      <style:table-row-properties fo:break-before="auto" style:row-height="0.478cm" style:use-optimal-row-height="false"/>
    </style:style>
    <style:style style:name="ID0EAZDM" style:family="table-row">
      <style:table-row-properties fo:break-before="auto" style:row-height="0.478cm" style:use-optimal-row-height="false"/>
    </style:style>
    <style:style style:name="ID0EMZDM" style:family="table-row">
      <style:table-row-properties fo:break-before="auto" style:row-height="0.478cm" style:use-optimal-row-height="false"/>
    </style:style>
    <style:style style:name="ID0EYZDM" style:family="table-row">
      <style:table-row-properties fo:break-before="auto" style:row-height="0.478cm" style:use-optimal-row-height="false"/>
    </style:style>
    <style:style style:name="ID0EE1DM" style:family="table-row">
      <style:table-row-properties fo:break-before="auto" style:row-height="0.478cm" style:use-optimal-row-height="false"/>
    </style:style>
    <style:style style:name="ID0EQ1DM" style:family="table-row">
      <style:table-row-properties fo:break-before="auto" style:row-height="0.478cm" style:use-optimal-row-height="false"/>
    </style:style>
    <style:style style:name="ID0E31DM" style:family="table-row">
      <style:table-row-properties fo:break-before="auto" style:row-height="0.478cm" style:use-optimal-row-height="false"/>
    </style:style>
    <style:style style:name="ID0EI2DM" style:family="table-row">
      <style:table-row-properties fo:break-before="auto" style:row-height="0.478cm" style:use-optimal-row-height="false"/>
    </style:style>
    <style:style style:name="ID0EN2DM" style:family="table-row">
      <style:table-row-properties fo:break-before="auto" style:row-height="0.478cm" style:use-optimal-row-height="false"/>
    </style:style>
    <style:style style:name="ID0EZ2DM" style:family="table-row">
      <style:table-row-properties fo:break-before="auto" style:row-height="0.478cm" style:use-optimal-row-height="false"/>
    </style:style>
    <style:style style:name="ID0EF3DM" style:family="table-row">
      <style:table-row-properties fo:break-before="auto" style:row-height="0.478cm" style:use-optimal-row-height="false"/>
    </style:style>
    <style:style style:name="ID0ER3DM" style:family="table-row">
      <style:table-row-properties fo:break-before="auto" style:row-height="0.478cm" style:use-optimal-row-height="false"/>
    </style:style>
    <style:style style:name="ID0E43DM" style:family="table-row">
      <style:table-row-properties fo:break-before="auto" style:row-height="0.478cm" style:use-optimal-row-height="false"/>
    </style:style>
    <style:style style:name="ID0EJ4DM" style:family="table-row">
      <style:table-row-properties fo:break-before="auto" style:row-height="0.478cm" style:use-optimal-row-height="false"/>
    </style:style>
    <style:style style:name="ID0EV4DM" style:family="table-row">
      <style:table-row-properties fo:break-before="auto" style:row-height="0.478cm" style:use-optimal-row-height="false"/>
    </style:style>
    <style:style style:name="ID0E14DM" style:family="table-row">
      <style:table-row-properties fo:break-before="auto" style:row-height="0.478cm" style:use-optimal-row-height="false"/>
    </style:style>
    <style:style style:name="ID0E64DM" style:family="table-row">
      <style:table-row-properties fo:break-before="auto" style:row-height="0.478cm" style:use-optimal-row-height="false"/>
    </style:style>
    <style:style style:name="ID0EL5DM" style:family="table-row">
      <style:table-row-properties fo:break-before="auto" style:row-height="0.478cm" style:use-optimal-row-height="false"/>
    </style:style>
    <style:style style:name="ID0EX5DM" style:family="table-row">
      <style:table-row-properties fo:break-before="auto" style:row-height="0.478cm" style:use-optimal-row-height="false"/>
    </style:style>
    <style:style style:name="ID0ED6DM" style:family="table-row">
      <style:table-row-properties fo:break-before="auto" style:row-height="0.478cm" style:use-optimal-row-height="false"/>
    </style:style>
    <style:style style:name="ID0EP6DM" style:family="table-row">
      <style:table-row-properties fo:break-before="auto" style:row-height="0.478cm" style:use-optimal-row-height="false"/>
    </style:style>
    <style:style style:name="ID0E26DM" style:family="table-row">
      <style:table-row-properties fo:break-before="auto" style:row-height="0.478cm" style:use-optimal-row-height="false"/>
    </style:style>
    <style:style style:name="ID0EHAEM" style:family="table-row">
      <style:table-row-properties fo:break-before="auto" style:row-height="0.478cm" style:use-optimal-row-height="false"/>
    </style:style>
    <style:style style:name="ID0EMAEM" style:family="table-row">
      <style:table-row-properties fo:break-before="auto" style:row-height="0.478cm" style:use-optimal-row-height="false"/>
    </style:style>
    <style:style style:name="ID0EYAEM" style:family="table-row">
      <style:table-row-properties fo:break-before="auto" style:row-height="0.478cm" style:use-optimal-row-height="false"/>
    </style:style>
    <style:style style:name="ID0EEBEM" style:family="table-row">
      <style:table-row-properties fo:break-before="auto" style:row-height="0.478cm" style:use-optimal-row-height="false"/>
    </style:style>
    <style:style style:name="ID0EQBEM" style:family="table-row">
      <style:table-row-properties fo:break-before="auto" style:row-height="0.478cm" style:use-optimal-row-height="false"/>
    </style:style>
    <style:style style:name="ID0E3BEM" style:family="table-row">
      <style:table-row-properties fo:break-before="auto" style:row-height="0.478cm" style:use-optimal-row-height="false"/>
    </style:style>
    <style:style style:name="ID0EICEM" style:family="table-row">
      <style:table-row-properties fo:break-before="auto" style:row-height="0.478cm" style:use-optimal-row-height="false"/>
    </style:style>
    <style:style style:name="ID0EUCEM" style:family="table-row">
      <style:table-row-properties fo:break-before="auto" style:row-height="0.478cm" style:use-optimal-row-height="false"/>
    </style:style>
    <style:style style:name="ID0EZCEM" style:family="table-row">
      <style:table-row-properties fo:break-before="auto" style:row-height="0.478cm" style:use-optimal-row-height="false"/>
    </style:style>
    <style:style style:name="ID0EFDEM" style:family="table-row">
      <style:table-row-properties fo:break-before="auto" style:row-height="0.478cm" style:use-optimal-row-height="false"/>
    </style:style>
    <style:style style:name="ID0ERDEM" style:family="table-row">
      <style:table-row-properties fo:break-before="auto" style:row-height="0.478cm" style:use-optimal-row-height="false"/>
    </style:style>
    <style:style style:name="ID0E4DEM" style:family="table-row">
      <style:table-row-properties fo:break-before="auto" style:row-height="0.478cm" style:use-optimal-row-height="false"/>
    </style:style>
    <style:style style:name="ID0EJEEM" style:family="table-row">
      <style:table-row-properties fo:break-before="auto" style:row-height="0.478cm" style:use-optimal-row-height="false"/>
    </style:style>
    <style:style style:name="ID0EOEEM" style:family="table-row">
      <style:table-row-properties fo:break-before="auto" style:row-height="0.478cm" style:use-optimal-row-height="false"/>
    </style:style>
    <style:style style:name="ID0E1EEM" style:family="table-row">
      <style:table-row-properties fo:break-before="auto" style:row-height="0.478cm" style:use-optimal-row-height="false"/>
    </style:style>
    <style:style style:name="ID0ELFEM" style:family="table-row">
      <style:table-row-properties fo:break-before="auto" style:row-height="0.478cm" style:use-optimal-row-height="false"/>
    </style:style>
    <style:style style:name="ID0E3FEM" style:family="table-row">
      <style:table-row-properties fo:break-before="auto" style:row-height="0.478cm" style:use-optimal-row-height="false"/>
    </style:style>
    <style:style style:name="ID0ENGEM" style:family="table-row">
      <style:table-row-properties fo:break-before="auto" style:row-height="0.478cm" style:use-optimal-row-height="false"/>
    </style:style>
    <style:style style:name="ID0E5GEM" style:family="table-row">
      <style:table-row-properties fo:break-before="auto" style:row-height="0.478cm" style:use-optimal-row-height="false"/>
    </style:style>
    <style:style style:name="ID0EPHEM" style:family="table-row">
      <style:table-row-properties fo:break-before="auto" style:row-height="0.478cm" style:use-optimal-row-height="false"/>
    </style:style>
    <style:style style:name="ID0EUHEM" style:family="table-row">
      <style:table-row-properties fo:break-before="auto" style:row-height="0.478cm" style:use-optimal-row-height="false"/>
    </style:style>
    <style:style style:name="ID0EZHEM" style:family="table-row">
      <style:table-row-properties fo:break-before="auto" style:row-height="0.478cm" style:use-optimal-row-height="false"/>
    </style:style>
    <style:style style:name="ID0EFIEM" style:family="table-row">
      <style:table-row-properties fo:break-before="auto" style:row-height="0.478cm" style:use-optimal-row-height="false"/>
    </style:style>
    <style:style style:name="ID0ERIEM" style:family="table-row">
      <style:table-row-properties fo:break-before="auto" style:row-height="0.478cm" style:use-optimal-row-height="false"/>
    </style:style>
    <style:style style:name="ID0E4IEM" style:family="table-row">
      <style:table-row-properties fo:break-before="auto" style:row-height="0.478cm" style:use-optimal-row-height="false"/>
    </style:style>
    <style:style style:name="ID0EJJEM" style:family="table-row">
      <style:table-row-properties fo:break-before="auto" style:row-height="0.478cm" style:use-optimal-row-height="false"/>
    </style:style>
    <style:style style:name="ID0EVJEM" style:family="table-row">
      <style:table-row-properties fo:break-before="auto" style:row-height="0.478cm" style:use-optimal-row-height="false"/>
    </style:style>
    <style:style style:name="ID0EBKEM" style:family="table-row">
      <style:table-row-properties fo:break-before="auto" style:row-height="0.478cm" style:use-optimal-row-height="false"/>
    </style:style>
    <style:style style:name="ID0EGKEM" style:family="table-row">
      <style:table-row-properties fo:break-before="auto" style:row-height="0.478cm" style:use-optimal-row-height="false"/>
    </style:style>
    <style:style style:name="ID0ELKEM" style:family="table-row">
      <style:table-row-properties fo:break-before="auto" style:row-height="0.478cm" style:use-optimal-row-height="false"/>
    </style:style>
    <style:style style:name="ID0EXKEM" style:family="table-row">
      <style:table-row-properties fo:break-before="auto" style:row-height="0.478cm" style:use-optimal-row-height="false"/>
    </style:style>
    <style:style style:name="ID0EDLEM" style:family="table-row">
      <style:table-row-properties fo:break-before="auto" style:row-height="0.478cm" style:use-optimal-row-height="false"/>
    </style:style>
    <style:style style:name="ID0EPLEM" style:family="table-row">
      <style:table-row-properties fo:break-before="auto" style:row-height="0.478cm" style:use-optimal-row-height="false"/>
    </style:style>
    <style:style style:name="ID0E2LEM" style:family="table-row">
      <style:table-row-properties fo:break-before="auto" style:row-height="0.478cm" style:use-optimal-row-height="false"/>
    </style:style>
    <style:style style:name="ID0EHMEM" style:family="table-row">
      <style:table-row-properties fo:break-before="auto" style:row-height="0.478cm" style:use-optimal-row-height="false"/>
    </style:style>
    <style:style style:name="ID0ETMEM" style:family="table-row">
      <style:table-row-properties fo:break-before="auto" style:row-height="0.478cm" style:use-optimal-row-height="false"/>
    </style:style>
    <style:style style:name="ID0E6MEM" style:family="table-row">
      <style:table-row-properties fo:break-before="auto" style:row-height="0.478cm" style:use-optimal-row-height="false"/>
    </style:style>
    <style:style style:name="ID0ELNEM" style:family="table-row">
      <style:table-row-properties fo:break-before="auto" style:row-height="0.478cm" style:use-optimal-row-height="false"/>
    </style:style>
    <style:style style:name="ID0EXNEM" style:family="table-row">
      <style:table-row-properties fo:break-before="auto" style:row-height="0.478cm" style:use-optimal-row-height="false"/>
    </style:style>
    <style:style style:name="ID0EDOEM" style:family="table-row">
      <style:table-row-properties fo:break-before="auto" style:row-height="0.478cm" style:use-optimal-row-height="false"/>
    </style:style>
    <style:style style:name="ID0EPOEM" style:family="table-row">
      <style:table-row-properties fo:break-before="auto" style:row-height="0.478cm" style:use-optimal-row-height="false"/>
    </style:style>
    <style:style style:name="ID0E2OEM" style:family="table-row">
      <style:table-row-properties fo:break-before="auto" style:row-height="0.478cm" style:use-optimal-row-height="false"/>
    </style:style>
    <style:style style:name="ID0EHPEM" style:family="table-row">
      <style:table-row-properties fo:break-before="auto" style:row-height="0.478cm" style:use-optimal-row-height="false"/>
    </style:style>
    <style:style style:name="ID0ETPEM" style:family="table-row">
      <style:table-row-properties fo:break-before="auto" style:row-height="0.478cm" style:use-optimal-row-height="false"/>
    </style:style>
    <style:style style:name="ID0E6PEM" style:family="table-row">
      <style:table-row-properties fo:break-before="auto" style:row-height="0.478cm" style:use-optimal-row-height="false"/>
    </style:style>
    <style:style style:name="ID0EEQEM" style:family="table-row">
      <style:table-row-properties fo:break-before="auto" style:row-height="0.478cm" style:use-optimal-row-height="false"/>
    </style:style>
    <style:style style:name="ID0EQQEM" style:family="table-row">
      <style:table-row-properties fo:break-before="auto" style:row-height="0.478cm" style:use-optimal-row-height="false"/>
    </style:style>
    <style:style style:name="ID0E3QEM" style:family="table-row">
      <style:table-row-properties fo:break-before="auto" style:row-height="0.478cm" style:use-optimal-row-height="false"/>
    </style:style>
    <style:style style:name="ID0EIREM" style:family="table-row">
      <style:table-row-properties fo:break-before="auto" style:row-height="0.478cm" style:use-optimal-row-height="false"/>
    </style:style>
    <style:style style:name="ID0EUREM" style:family="table-row">
      <style:table-row-properties fo:break-before="auto" style:row-height="0.478cm" style:use-optimal-row-height="false"/>
    </style:style>
    <style:style style:name="ID0EASEM" style:family="table-row">
      <style:table-row-properties fo:break-before="auto" style:row-height="0.478cm" style:use-optimal-row-height="false"/>
    </style:style>
    <style:style style:name="ID0EMSEM" style:family="table-row">
      <style:table-row-properties fo:break-before="auto" style:row-height="0.478cm" style:use-optimal-row-height="false"/>
    </style:style>
    <style:style style:name="ID0EYSEM" style:family="table-row">
      <style:table-row-properties fo:break-before="auto" style:row-height="0.478cm" style:use-optimal-row-height="false"/>
    </style:style>
    <style:style style:name="ID0EETEM" style:family="table-row">
      <style:table-row-properties fo:break-before="auto" style:row-height="0.478cm" style:use-optimal-row-height="false"/>
    </style:style>
    <style:style style:name="ID0EQTEM" style:family="table-row">
      <style:table-row-properties fo:break-before="auto" style:row-height="0.478cm" style:use-optimal-row-height="false"/>
    </style:style>
    <style:style style:name="ID0E3TEM" style:family="table-row">
      <style:table-row-properties fo:break-before="auto" style:row-height="0.478cm" style:use-optimal-row-height="false"/>
    </style:style>
    <style:style style:name="ID0EBUEM" style:family="table-row">
      <style:table-row-properties fo:break-before="auto" style:row-height="0.478cm" style:use-optimal-row-height="false"/>
    </style:style>
    <style:style style:name="ID0ENUEM" style:family="table-row">
      <style:table-row-properties fo:break-before="auto" style:row-height="0.478cm" style:use-optimal-row-height="false"/>
    </style:style>
    <style:style style:name="ID0EZUEM" style:family="table-row">
      <style:table-row-properties fo:break-before="auto" style:row-height="0.478cm" style:use-optimal-row-height="false"/>
    </style:style>
    <style:style style:name="ID0EFVEM" style:family="table-row">
      <style:table-row-properties fo:break-before="auto" style:row-height="0.478cm" style:use-optimal-row-height="false"/>
    </style:style>
    <style:style style:name="ID0ERVEM" style:family="table-row">
      <style:table-row-properties fo:break-before="auto" style:row-height="0.478cm" style:use-optimal-row-height="false"/>
    </style:style>
    <style:style style:name="ID0E4VEM" style:family="table-row">
      <style:table-row-properties fo:break-before="auto" style:row-height="0.478cm" style:use-optimal-row-height="false"/>
    </style:style>
    <style:style style:name="ID0EJWEM" style:family="table-row">
      <style:table-row-properties fo:break-before="auto" style:row-height="0.478cm" style:use-optimal-row-height="false"/>
    </style:style>
    <style:style style:name="ID0EVWEM" style:family="table-row">
      <style:table-row-properties fo:break-before="auto" style:row-height="0.478cm" style:use-optimal-row-height="false"/>
    </style:style>
    <style:style style:name="ID0EBXEM" style:family="table-row">
      <style:table-row-properties fo:break-before="auto" style:row-height="0.478cm" style:use-optimal-row-height="false"/>
    </style:style>
    <style:style style:name="ID0ENXEM" style:family="table-row">
      <style:table-row-properties fo:break-before="auto" style:row-height="0.478cm" style:use-optimal-row-height="false"/>
    </style:style>
    <style:style style:name="ID0EZXEM" style:family="table-row">
      <style:table-row-properties fo:break-before="auto" style:row-height="0.478cm" style:use-optimal-row-height="false"/>
    </style:style>
    <style:style style:name="ID0E5XEM" style:family="table-row">
      <style:table-row-properties fo:break-before="auto" style:row-height="0.478cm" style:use-optimal-row-height="false"/>
    </style:style>
    <style:style style:name="ID0EKYEM" style:family="table-row">
      <style:table-row-properties fo:break-before="auto" style:row-height="0.478cm" style:use-optimal-row-height="false"/>
    </style:style>
    <style:style style:name="ID0EWYEM" style:family="table-row">
      <style:table-row-properties fo:break-before="auto" style:row-height="0.478cm" style:use-optimal-row-height="false"/>
    </style:style>
    <style:style style:name="ID0ECZEM" style:family="table-row">
      <style:table-row-properties fo:break-before="auto" style:row-height="0.478cm" style:use-optimal-row-height="false"/>
    </style:style>
    <style:style style:name="ID0EOZEM" style:family="table-row">
      <style:table-row-properties fo:break-before="auto" style:row-height="0.478cm" style:use-optimal-row-height="false"/>
    </style:style>
    <style:style style:name="ID0E1ZEM" style:family="table-row">
      <style:table-row-properties fo:break-before="auto" style:row-height="0.478cm" style:use-optimal-row-height="false"/>
    </style:style>
    <style:style style:name="ID0EG1EM" style:family="table-row">
      <style:table-row-properties fo:break-before="auto" style:row-height="0.478cm" style:use-optimal-row-height="false"/>
    </style:style>
    <style:style style:name="ID0ES1EM" style:family="table-row">
      <style:table-row-properties fo:break-before="auto" style:row-height="0.478cm" style:use-optimal-row-height="false"/>
    </style:style>
    <style:style style:name="ID0E51EM" style:family="table-row">
      <style:table-row-properties fo:break-before="auto" style:row-height="0.478cm" style:use-optimal-row-height="false"/>
    </style:style>
    <style:style style:name="ID0EK2EM" style:family="table-row">
      <style:table-row-properties fo:break-before="auto" style:row-height="0.478cm" style:use-optimal-row-height="false"/>
    </style:style>
    <style:style style:name="ID0EW2EM" style:family="table-row">
      <style:table-row-properties fo:break-before="auto" style:row-height="0.478cm" style:use-optimal-row-height="false"/>
    </style:style>
    <style:style style:name="ID0E22EM" style:family="table-row">
      <style:table-row-properties fo:break-before="auto" style:row-height="0.478cm" style:use-optimal-row-height="false"/>
    </style:style>
    <style:style style:name="ID0EH3EM" style:family="table-row">
      <style:table-row-properties fo:break-before="auto" style:row-height="0.478cm" style:use-optimal-row-height="false"/>
    </style:style>
    <style:style style:name="ID0ET3EM" style:family="table-row">
      <style:table-row-properties fo:break-before="auto" style:row-height="0.478cm" style:use-optimal-row-height="false"/>
    </style:style>
    <style:style style:name="ID0E63EM" style:family="table-row">
      <style:table-row-properties fo:break-before="auto" style:row-height="0.478cm" style:use-optimal-row-height="false"/>
    </style:style>
    <style:style style:name="ID0EL4EM" style:family="table-row">
      <style:table-row-properties fo:break-before="auto" style:row-height="0.478cm" style:use-optimal-row-height="false"/>
    </style:style>
    <style:style style:name="ID0EX4EM" style:family="table-row">
      <style:table-row-properties fo:break-before="auto" style:row-height="0.478cm" style:use-optimal-row-height="false"/>
    </style:style>
    <style:style style:name="ID0ED5EM" style:family="table-row">
      <style:table-row-properties fo:break-before="auto" style:row-height="0.478cm" style:use-optimal-row-height="false"/>
    </style:style>
    <style:style style:name="ID0EP5EM" style:family="table-row">
      <style:table-row-properties fo:break-before="auto" style:row-height="0.478cm" style:use-optimal-row-height="false"/>
    </style:style>
    <style:style style:name="ID0E25EM" style:family="table-row">
      <style:table-row-properties fo:break-before="auto" style:row-height="0.478cm" style:use-optimal-row-height="false"/>
    </style:style>
    <style:style style:name="ID0EH6EM" style:family="table-row">
      <style:table-row-properties fo:break-before="auto" style:row-height="0.478cm" style:use-optimal-row-height="false"/>
    </style:style>
    <style:style style:name="ID0ET6EM" style:family="table-row">
      <style:table-row-properties fo:break-before="auto" style:row-height="0.478cm" style:use-optimal-row-height="false"/>
    </style:style>
    <style:style style:name="ID0EY6EM" style:family="table-row">
      <style:table-row-properties fo:break-before="auto" style:row-height="0.478cm" style:use-optimal-row-height="false"/>
    </style:style>
    <style:style style:name="ID0EEAFM" style:family="table-row">
      <style:table-row-properties fo:break-before="auto" style:row-height="0.478cm" style:use-optimal-row-height="false"/>
    </style:style>
    <style:style style:name="ID0EQAFM" style:family="table-row">
      <style:table-row-properties fo:break-before="auto" style:row-height="0.478cm" style:use-optimal-row-height="false"/>
    </style:style>
    <style:style style:name="ID0E3AFM" style:family="table-row">
      <style:table-row-properties fo:break-before="auto" style:row-height="0.478cm" style:use-optimal-row-height="false"/>
    </style:style>
    <style:style style:name="ID0EIBFM" style:family="table-row">
      <style:table-row-properties fo:break-before="auto" style:row-height="0.478cm" style:use-optimal-row-height="false"/>
    </style:style>
    <style:style style:name="ID0EUBFM" style:family="table-row">
      <style:table-row-properties fo:break-before="auto" style:row-height="0.478cm" style:use-optimal-row-height="false"/>
    </style:style>
    <style:style style:name="ID0EACFM" style:family="table-row">
      <style:table-row-properties fo:break-before="auto" style:row-height="0.478cm" style:use-optimal-row-height="false"/>
    </style:style>
    <style:style style:name="ID0EMCFM" style:family="table-row">
      <style:table-row-properties fo:break-before="auto" style:row-height="0.478cm" style:use-optimal-row-height="false"/>
    </style:style>
    <style:style style:name="ID0EYCFM" style:family="table-row">
      <style:table-row-properties fo:break-before="auto" style:row-height="0.478cm" style:use-optimal-row-height="false"/>
    </style:style>
    <style:style style:name="ID0EEDFM" style:family="table-row">
      <style:table-row-properties fo:break-before="auto" style:row-height="0.478cm" style:use-optimal-row-height="false"/>
    </style:style>
    <style:style style:name="ID0EQDFM" style:family="table-row">
      <style:table-row-properties fo:break-before="auto" style:row-height="0.478cm" style:use-optimal-row-height="false"/>
    </style:style>
    <style:style style:name="ID0EVDFM" style:family="table-row">
      <style:table-row-properties fo:break-before="auto" style:row-height="0.478cm" style:use-optimal-row-height="false"/>
    </style:style>
    <style:style style:name="ID0EBEFM" style:family="table-row">
      <style:table-row-properties fo:break-before="auto" style:row-height="0.478cm" style:use-optimal-row-height="false"/>
    </style:style>
    <style:style style:name="ID0ENEFM" style:family="table-row">
      <style:table-row-properties fo:break-before="auto" style:row-height="0.478cm" style:use-optimal-row-height="false"/>
    </style:style>
    <style:style style:name="ID0EZEFM" style:family="table-row">
      <style:table-row-properties fo:break-before="auto" style:row-height="0.478cm" style:use-optimal-row-height="false"/>
    </style:style>
    <style:style style:name="ID0EFFFM" style:family="table-row">
      <style:table-row-properties fo:break-before="auto" style:row-height="0.478cm" style:use-optimal-row-height="false"/>
    </style:style>
    <style:style style:name="ID0ERFFM" style:family="table-row">
      <style:table-row-properties fo:break-before="auto" style:row-height="0.478cm" style:use-optimal-row-height="false"/>
    </style:style>
    <style:style style:name="ID0E4FFM" style:family="table-row">
      <style:table-row-properties fo:break-before="auto" style:row-height="0.478cm" style:use-optimal-row-height="false"/>
    </style:style>
    <style:style style:name="ID0EJGFM" style:family="table-row">
      <style:table-row-properties fo:break-before="auto" style:row-height="0.478cm" style:use-optimal-row-height="false"/>
    </style:style>
    <style:style style:name="ID0EVGFM" style:family="table-row">
      <style:table-row-properties fo:break-before="auto" style:row-height="0.478cm" style:use-optimal-row-height="false"/>
    </style:style>
    <style:style style:name="ID0EBHFM" style:family="table-row">
      <style:table-row-properties fo:break-before="auto" style:row-height="0.478cm" style:use-optimal-row-height="false"/>
    </style:style>
    <style:style style:name="ID0ENHFM" style:family="table-row">
      <style:table-row-properties fo:break-before="auto" style:row-height="0.478cm" style:use-optimal-row-height="false"/>
    </style:style>
    <style:style style:name="ID0ESHFM" style:family="table-row">
      <style:table-row-properties fo:break-before="auto" style:row-height="0.478cm" style:use-optimal-row-height="false"/>
    </style:style>
    <style:style style:name="ID0E5HFM" style:family="table-row">
      <style:table-row-properties fo:break-before="auto" style:row-height="0.478cm" style:use-optimal-row-height="false"/>
    </style:style>
    <style:style style:name="ID0EKIFM" style:family="table-row">
      <style:table-row-properties fo:break-before="auto" style:row-height="0.478cm" style:use-optimal-row-height="false"/>
    </style:style>
    <style:style style:name="ID0EWIFM" style:family="table-row">
      <style:table-row-properties fo:break-before="auto" style:row-height="0.478cm" style:use-optimal-row-height="false"/>
    </style:style>
    <style:style style:name="ID0ECJFM" style:family="table-row">
      <style:table-row-properties fo:break-before="auto" style:row-height="0.478cm" style:use-optimal-row-height="false"/>
    </style:style>
    <style:style style:name="ID0EOJFM" style:family="table-row">
      <style:table-row-properties fo:break-before="auto" style:row-height="0.478cm" style:use-optimal-row-height="false"/>
    </style:style>
    <style:style style:name="ID0ETJFM" style:family="table-row">
      <style:table-row-properties fo:break-before="auto" style:row-height="0.478cm" style:use-optimal-row-height="false"/>
    </style:style>
    <style:style style:name="ID0EYJFM" style:family="table-row">
      <style:table-row-properties fo:break-before="auto" style:row-height="0.478cm" style:use-optimal-row-height="false"/>
    </style:style>
    <style:style style:name="ID0E4JFM" style:family="table-row">
      <style:table-row-properties fo:break-before="auto" style:row-height="0.478cm" style:use-optimal-row-height="false"/>
    </style:style>
    <style:style style:name="ID0EJKFM" style:family="table-row">
      <style:table-row-properties fo:break-before="auto" style:row-height="0.478cm" style:use-optimal-row-height="false"/>
    </style:style>
    <style:style style:name="ID0EVKFM" style:family="table-row">
      <style:table-row-properties fo:break-before="auto" style:row-height="0.478cm" style:use-optimal-row-height="false"/>
    </style:style>
    <style:style style:name="ID0EBLFM" style:family="table-row">
      <style:table-row-properties fo:break-before="auto" style:row-height="0.478cm" style:use-optimal-row-height="false"/>
    </style:style>
    <style:style style:name="ID0ENLFM" style:family="table-row">
      <style:table-row-properties fo:break-before="auto" style:row-height="0.478cm" style:use-optimal-row-height="false"/>
    </style:style>
    <style:style style:name="ID0EZLFM" style:family="table-row">
      <style:table-row-properties fo:break-before="auto" style:row-height="0.478cm" style:use-optimal-row-height="false"/>
    </style:style>
    <style:style style:name="ID0EFMFM" style:family="table-row">
      <style:table-row-properties fo:break-before="auto" style:row-height="0.478cm" style:use-optimal-row-height="false"/>
    </style:style>
    <style:style style:name="ID0ERMFM" style:family="table-row">
      <style:table-row-properties fo:break-before="auto" style:row-height="0.478cm" style:use-optimal-row-height="false"/>
    </style:style>
    <style:style style:name="ID0E4MFM" style:family="table-row">
      <style:table-row-properties fo:break-before="auto" style:row-height="0.478cm" style:use-optimal-row-height="false"/>
    </style:style>
    <style:style style:name="ID0EJNFM" style:family="table-row">
      <style:table-row-properties fo:break-before="auto" style:row-height="0.478cm" style:use-optimal-row-height="false"/>
    </style:style>
    <style:style style:name="ID0EVNFM" style:family="table-row">
      <style:table-row-properties fo:break-before="auto" style:row-height="0.478cm" style:use-optimal-row-height="false"/>
    </style:style>
    <style:style style:name="ID0EBOFM" style:family="table-row">
      <style:table-row-properties fo:break-before="auto" style:row-height="0.478cm" style:use-optimal-row-height="false"/>
    </style:style>
    <style:style style:name="ID0EGOFM" style:family="table-row">
      <style:table-row-properties fo:break-before="auto" style:row-height="0.478cm" style:use-optimal-row-height="false"/>
    </style:style>
    <style:style style:name="ID0ESOFM" style:family="table-row">
      <style:table-row-properties fo:break-before="auto" style:row-height="0.478cm" style:use-optimal-row-height="false"/>
    </style:style>
    <style:style style:name="ID0E5OFM" style:family="table-row">
      <style:table-row-properties fo:break-before="auto" style:row-height="0.478cm" style:use-optimal-row-height="false"/>
    </style:style>
    <style:style style:name="ID0EKPFM" style:family="table-row">
      <style:table-row-properties fo:break-before="auto" style:row-height="0.478cm" style:use-optimal-row-height="false"/>
    </style:style>
    <style:style style:name="ID0EWPFM" style:family="table-row">
      <style:table-row-properties fo:break-before="auto" style:row-height="0.478cm" style:use-optimal-row-height="false"/>
    </style:style>
    <style:style style:name="ID0ECQFM" style:family="table-row">
      <style:table-row-properties fo:break-before="auto" style:row-height="0.478cm" style:use-optimal-row-height="false"/>
    </style:style>
    <style:style style:name="ID0EOQFM" style:family="table-row">
      <style:table-row-properties fo:break-before="auto" style:row-height="0.478cm" style:use-optimal-row-height="false"/>
    </style:style>
    <style:style style:name="ID0E1QFM" style:family="table-row">
      <style:table-row-properties fo:break-before="auto" style:row-height="0.478cm" style:use-optimal-row-height="false"/>
    </style:style>
    <style:style style:name="ID0EGRFM" style:family="table-row">
      <style:table-row-properties fo:break-before="auto" style:row-height="0.478cm" style:use-optimal-row-height="false"/>
    </style:style>
    <style:style style:name="ID0ESRFM" style:family="table-row">
      <style:table-row-properties fo:break-before="auto" style:row-height="0.478cm" style:use-optimal-row-height="false"/>
    </style:style>
    <style:style style:name="ID0E5RFM" style:family="table-row">
      <style:table-row-properties fo:break-before="auto" style:row-height="0.478cm" style:use-optimal-row-height="false"/>
    </style:style>
    <style:style style:name="ID0EKSFM" style:family="table-row">
      <style:table-row-properties fo:break-before="auto" style:row-height="0.478cm" style:use-optimal-row-height="false"/>
    </style:style>
    <style:style style:name="ID0EPSFM" style:family="table-row">
      <style:table-row-properties fo:break-before="auto" style:row-height="0.478cm" style:use-optimal-row-height="false"/>
    </style:style>
    <style:style style:name="ID0E2SFM" style:family="table-row">
      <style:table-row-properties fo:break-before="auto" style:row-height="0.478cm" style:use-optimal-row-height="false"/>
    </style:style>
    <style:style style:name="ID0EHTFM" style:family="table-row">
      <style:table-row-properties fo:break-before="auto" style:row-height="0.478cm" style:use-optimal-row-height="false"/>
    </style:style>
    <style:style style:name="ID0EMTFM" style:family="table-row">
      <style:table-row-properties fo:break-before="auto" style:row-height="0.478cm" style:use-optimal-row-height="false"/>
    </style:style>
    <style:style style:name="ID0EYTFM" style:family="table-row">
      <style:table-row-properties fo:break-before="auto" style:row-height="0.478cm" style:use-optimal-row-height="false"/>
    </style:style>
    <style:style style:name="ID0EEUFM" style:family="table-row">
      <style:table-row-properties fo:break-before="auto" style:row-height="0.478cm" style:use-optimal-row-height="false"/>
    </style:style>
    <style:style style:name="ID0EQUFM" style:family="table-row">
      <style:table-row-properties fo:break-before="auto" style:row-height="0.478cm" style:use-optimal-row-height="false"/>
    </style:style>
    <style:style style:name="ID0E3UFM" style:family="table-row">
      <style:table-row-properties fo:break-before="auto" style:row-height="0.478cm" style:use-optimal-row-height="false"/>
    </style:style>
    <style:style style:name="ID0EIVFM" style:family="table-row">
      <style:table-row-properties fo:break-before="auto" style:row-height="0.478cm" style:use-optimal-row-height="false"/>
    </style:style>
    <style:style style:name="ID0ENVFM" style:family="table-row">
      <style:table-row-properties fo:break-before="auto" style:row-height="0.478cm" style:use-optimal-row-height="false"/>
    </style:style>
    <style:style style:name="ID0EZVFM" style:family="table-row">
      <style:table-row-properties fo:break-before="auto" style:row-height="0.478cm" style:use-optimal-row-height="false"/>
    </style:style>
    <style:style style:name="ID0EFWFM" style:family="table-row">
      <style:table-row-properties fo:break-before="auto" style:row-height="0.478cm" style:use-optimal-row-height="false"/>
    </style:style>
    <style:style style:name="ID0ERWFM" style:family="table-row">
      <style:table-row-properties fo:break-before="auto" style:row-height="0.478cm" style:use-optimal-row-height="false"/>
    </style:style>
    <style:style style:name="ID0E4WFM" style:family="table-row">
      <style:table-row-properties fo:break-before="auto" style:row-height="0.478cm" style:use-optimal-row-height="false"/>
    </style:style>
    <style:style style:name="ID0EJXFM" style:family="table-row">
      <style:table-row-properties fo:break-before="auto" style:row-height="0.478cm" style:use-optimal-row-height="false"/>
    </style:style>
    <style:style style:name="ID0EVXFM" style:family="table-row">
      <style:table-row-properties fo:break-before="auto" style:row-height="0.478cm" style:use-optimal-row-height="false"/>
    </style:style>
    <style:style style:name="ID0E1XFM" style:family="table-row">
      <style:table-row-properties fo:break-before="auto" style:row-height="0.478cm" style:use-optimal-row-height="false"/>
    </style:style>
    <style:style style:name="ID0EGYFM" style:family="table-row">
      <style:table-row-properties fo:break-before="auto" style:row-height="0.478cm" style:use-optimal-row-height="false"/>
    </style:style>
    <style:style style:name="ID0ESYFM" style:family="table-row">
      <style:table-row-properties fo:break-before="auto" style:row-height="0.478cm" style:use-optimal-row-height="false"/>
    </style:style>
    <style:style style:name="ID0E5YFM" style:family="table-row">
      <style:table-row-properties fo:break-before="auto" style:row-height="0.478cm" style:use-optimal-row-height="false"/>
    </style:style>
    <style:style style:name="ID0EKZFM" style:family="table-row">
      <style:table-row-properties fo:break-before="auto" style:row-height="0.478cm" style:use-optimal-row-height="false"/>
    </style:style>
    <style:style style:name="ID0EWZFM" style:family="table-row">
      <style:table-row-properties fo:break-before="auto" style:row-height="0.478cm" style:use-optimal-row-height="false"/>
    </style:style>
    <style:style style:name="ID0EC1FM" style:family="table-row">
      <style:table-row-properties fo:break-before="auto" style:row-height="0.478cm" style:use-optimal-row-height="false"/>
    </style:style>
    <style:style style:name="ID0EO1FM" style:family="table-row">
      <style:table-row-properties fo:break-before="auto" style:row-height="0.478cm" style:use-optimal-row-height="false"/>
    </style:style>
    <style:style style:name="ID0E11FM" style:family="table-row">
      <style:table-row-properties fo:break-before="auto" style:row-height="0.478cm" style:use-optimal-row-height="false"/>
    </style:style>
    <style:style style:name="ID0EG2FM" style:family="table-row">
      <style:table-row-properties fo:break-before="auto" style:row-height="0.478cm" style:use-optimal-row-height="false"/>
    </style:style>
    <style:style style:name="ID0ES2FM" style:family="table-row">
      <style:table-row-properties fo:break-before="auto" style:row-height="0.478cm" style:use-optimal-row-height="false"/>
    </style:style>
    <style:style style:name="ID0E52FM" style:family="table-row">
      <style:table-row-properties fo:break-before="auto" style:row-height="0.478cm" style:use-optimal-row-height="false"/>
    </style:style>
    <style:style style:name="ID0ED3FM" style:family="table-row">
      <style:table-row-properties fo:break-before="auto" style:row-height="0.478cm" style:use-optimal-row-height="false"/>
    </style:style>
    <style:style style:name="ID0EP3FM" style:family="table-row">
      <style:table-row-properties fo:break-before="auto" style:row-height="0.478cm" style:use-optimal-row-height="false"/>
    </style:style>
    <style:style style:name="ID0E23FM" style:family="table-row">
      <style:table-row-properties fo:break-before="auto" style:row-height="0.478cm" style:use-optimal-row-height="false"/>
    </style:style>
    <style:style style:name="ID0EH4FM" style:family="table-row">
      <style:table-row-properties fo:break-before="auto" style:row-height="0.478cm" style:use-optimal-row-height="false"/>
    </style:style>
    <style:style style:name="ID0ET4FM" style:family="table-row">
      <style:table-row-properties fo:break-before="auto" style:row-height="0.478cm" style:use-optimal-row-height="false"/>
    </style:style>
    <style:style style:name="ID0E64FM" style:family="table-row">
      <style:table-row-properties fo:break-before="auto" style:row-height="0.478cm" style:use-optimal-row-height="false"/>
    </style:style>
    <style:style style:name="ID0EL5FM" style:family="table-row">
      <style:table-row-properties fo:break-before="auto" style:row-height="0.478cm" style:use-optimal-row-height="false"/>
    </style:style>
    <style:style style:name="ID0EX5FM" style:family="table-row">
      <style:table-row-properties fo:break-before="auto" style:row-height="0.478cm" style:use-optimal-row-height="false"/>
    </style:style>
    <style:style style:name="ID0ED6FM" style:family="table-row">
      <style:table-row-properties fo:break-before="auto" style:row-height="0.478cm" style:use-optimal-row-height="false"/>
    </style:style>
    <style:style style:name="ID0EP6FM" style:family="table-row">
      <style:table-row-properties fo:break-before="auto" style:row-height="0.478cm" style:use-optimal-row-height="false"/>
    </style:style>
    <style:style style:name="ID0E26FM" style:family="table-row">
      <style:table-row-properties fo:break-before="auto" style:row-height="0.478cm" style:use-optimal-row-height="false"/>
    </style:style>
    <style:style style:name="ID0EHAGM" style:family="table-row">
      <style:table-row-properties fo:break-before="auto" style:row-height="0.478cm" style:use-optimal-row-height="false"/>
    </style:style>
    <style:style style:name="ID0EMAGM" style:family="table-row">
      <style:table-row-properties fo:break-before="auto" style:row-height="0.478cm" style:use-optimal-row-height="false"/>
    </style:style>
    <style:style style:name="ID0EYAGM" style:family="table-row">
      <style:table-row-properties fo:break-before="auto" style:row-height="0.478cm" style:use-optimal-row-height="false"/>
    </style:style>
    <style:style style:name="ID0EEBGM" style:family="table-row">
      <style:table-row-properties fo:break-before="auto" style:row-height="0.478cm" style:use-optimal-row-height="false"/>
    </style:style>
    <style:style style:name="ID0EQBGM" style:family="table-row">
      <style:table-row-properties fo:break-before="auto" style:row-height="0.478cm" style:use-optimal-row-height="false"/>
    </style:style>
    <style:style style:name="ID0E3BGM" style:family="table-row">
      <style:table-row-properties fo:break-before="auto" style:row-height="0.478cm" style:use-optimal-row-height="false"/>
    </style:style>
    <style:style style:name="ID0EICGM" style:family="table-row">
      <style:table-row-properties fo:break-before="auto" style:row-height="0.478cm" style:use-optimal-row-height="false"/>
    </style:style>
    <style:style style:name="ID0ENCGM" style:family="table-row">
      <style:table-row-properties fo:break-before="auto" style:row-height="0.478cm" style:use-optimal-row-height="false"/>
    </style:style>
    <style:style style:name="ID0EZCGM" style:family="table-row">
      <style:table-row-properties fo:break-before="auto" style:row-height="0.478cm" style:use-optimal-row-height="false"/>
    </style:style>
    <style:style style:name="ID0EFDGM" style:family="table-row">
      <style:table-row-properties fo:break-before="auto" style:row-height="0.478cm" style:use-optimal-row-height="false"/>
    </style:style>
    <style:style style:name="ID0ERDGM" style:family="table-row">
      <style:table-row-properties fo:break-before="auto" style:row-height="0.478cm" style:use-optimal-row-height="false"/>
    </style:style>
    <style:style style:name="ID0E4DGM" style:family="table-row">
      <style:table-row-properties fo:break-before="auto" style:row-height="0.478cm" style:use-optimal-row-height="false"/>
    </style:style>
    <style:style style:name="ID0EJEGM" style:family="table-row">
      <style:table-row-properties fo:break-before="auto" style:row-height="0.478cm" style:use-optimal-row-height="false"/>
    </style:style>
    <style:style style:name="ID0EOEGM" style:family="table-row">
      <style:table-row-properties fo:break-before="auto" style:row-height="0.478cm" style:use-optimal-row-height="false"/>
    </style:style>
    <style:style style:name="ID0E1EGM" style:family="table-row">
      <style:table-row-properties fo:break-before="auto" style:row-height="0.478cm" style:use-optimal-row-height="false"/>
    </style:style>
    <style:style style:name="ID0EGFGM" style:family="table-row">
      <style:table-row-properties fo:break-before="auto" style:row-height="0.478cm" style:use-optimal-row-height="false"/>
    </style:style>
    <style:style style:name="ID0ESFGM" style:family="table-row">
      <style:table-row-properties fo:break-before="auto" style:row-height="0.478cm" style:use-optimal-row-height="false"/>
    </style:style>
    <style:style style:name="ID0E5FGM" style:family="table-row">
      <style:table-row-properties fo:break-before="auto" style:row-height="0.478cm" style:use-optimal-row-height="false"/>
    </style:style>
    <style:style style:name="ID0EDGGM" style:family="table-row">
      <style:table-row-properties fo:break-before="auto" style:row-height="0.478cm" style:use-optimal-row-height="false"/>
    </style:style>
    <style:style style:name="ID0EPGGM" style:family="table-row">
      <style:table-row-properties fo:break-before="auto" style:row-height="0.478cm" style:use-optimal-row-height="false"/>
    </style:style>
    <style:style style:name="ID0EUGGM" style:family="table-row">
      <style:table-row-properties fo:break-before="auto" style:row-height="0.478cm" style:use-optimal-row-height="false"/>
    </style:style>
    <style:style style:name="ID0EAHGM" style:family="table-row">
      <style:table-row-properties fo:break-before="auto" style:row-height="0.478cm" style:use-optimal-row-height="false"/>
    </style:style>
    <style:style style:name="ID0EMHGM" style:family="table-row">
      <style:table-row-properties fo:break-before="auto" style:row-height="0.478cm" style:use-optimal-row-height="false"/>
    </style:style>
    <style:style style:name="ID0EYHGM" style:family="table-row">
      <style:table-row-properties fo:break-before="auto" style:row-height="0.478cm" style:use-optimal-row-height="false"/>
    </style:style>
    <style:style style:name="ID0EEIGM" style:family="table-row">
      <style:table-row-properties fo:break-before="auto" style:row-height="0.478cm" style:use-optimal-row-height="false"/>
    </style:style>
    <style:style style:name="ID0EQIGM" style:family="table-row">
      <style:table-row-properties fo:break-before="auto" style:row-height="0.478cm" style:use-optimal-row-height="false"/>
    </style:style>
    <style:style style:name="ID0E3IGM" style:family="table-row">
      <style:table-row-properties fo:break-before="auto" style:row-height="0.478cm" style:use-optimal-row-height="false"/>
    </style:style>
    <style:style style:name="ID0EIJGM" style:family="table-row">
      <style:table-row-properties fo:break-before="auto" style:row-height="0.478cm" style:use-optimal-row-height="false"/>
    </style:style>
    <style:style style:name="ID0EUJGM" style:family="table-row">
      <style:table-row-properties fo:break-before="auto" style:row-height="0.478cm" style:use-optimal-row-height="false"/>
    </style:style>
    <style:style style:name="ID0EAKGM" style:family="table-row">
      <style:table-row-properties fo:break-before="auto" style:row-height="0.478cm" style:use-optimal-row-height="false"/>
    </style:style>
    <style:style style:name="ID0EMKGM" style:family="table-row">
      <style:table-row-properties fo:break-before="auto" style:row-height="0.478cm" style:use-optimal-row-height="false"/>
    </style:style>
    <style:style style:name="ID0ERKGM" style:family="table-row">
      <style:table-row-properties fo:break-before="auto" style:row-height="0.478cm" style:use-optimal-row-height="false"/>
    </style:style>
    <style:style style:name="ID0E4KGM" style:family="table-row">
      <style:table-row-properties fo:break-before="auto" style:row-height="0.478cm" style:use-optimal-row-height="false"/>
    </style:style>
    <style:style style:name="ID0EJLGM" style:family="table-row">
      <style:table-row-properties fo:break-before="auto" style:row-height="0.478cm" style:use-optimal-row-height="false"/>
    </style:style>
    <style:style style:name="ID0EVLGM" style:family="table-row">
      <style:table-row-properties fo:break-before="auto" style:row-height="0.478cm" style:use-optimal-row-height="false"/>
    </style:style>
    <style:style style:name="ID0EBMGM" style:family="table-row">
      <style:table-row-properties fo:break-before="auto" style:row-height="0.478cm" style:use-optimal-row-height="false"/>
    </style:style>
    <style:style style:name="ID0ENMGM" style:family="table-row">
      <style:table-row-properties fo:break-before="auto" style:row-height="0.478cm" style:use-optimal-row-height="false"/>
    </style:style>
    <style:style style:name="ID0EZMGM" style:family="table-row">
      <style:table-row-properties fo:break-before="auto" style:row-height="0.478cm" style:use-optimal-row-height="false"/>
    </style:style>
    <style:style style:name="ID0EFNGM" style:family="table-row">
      <style:table-row-properties fo:break-before="auto" style:row-height="0.478cm" style:use-optimal-row-height="false"/>
    </style:style>
    <style:style style:name="ID0ERNGM" style:family="table-row">
      <style:table-row-properties fo:break-before="auto" style:row-height="0.478cm" style:use-optimal-row-height="false"/>
    </style:style>
    <style:style style:name="ID0E4NGM" style:family="table-row">
      <style:table-row-properties fo:break-before="auto" style:row-height="0.478cm" style:use-optimal-row-height="false"/>
    </style:style>
    <style:style style:name="ID0EJOGM" style:family="table-row">
      <style:table-row-properties fo:break-before="auto" style:row-height="0.478cm" style:use-optimal-row-height="false"/>
    </style:style>
    <style:style style:name="ID0EOOGM" style:family="table-row">
      <style:table-row-properties fo:break-before="auto" style:row-height="0.478cm" style:use-optimal-row-height="false"/>
    </style:style>
    <style:style style:name="ID0E1OGM" style:family="table-row">
      <style:table-row-properties fo:break-before="auto" style:row-height="0.478cm" style:use-optimal-row-height="false"/>
    </style:style>
    <style:style style:name="ID0E6OGM" style:family="table-row">
      <style:table-row-properties fo:break-before="auto" style:row-height="0.478cm" style:use-optimal-row-height="false"/>
    </style:style>
    <style:style style:name="ID0ELPGM" style:family="table-row">
      <style:table-row-properties fo:break-before="auto" style:row-height="0.478cm" style:use-optimal-row-height="false"/>
    </style:style>
    <style:style style:name="ID0EXPGM" style:family="table-row">
      <style:table-row-properties fo:break-before="auto" style:row-height="0.478cm" style:use-optimal-row-height="false"/>
    </style:style>
    <style:style style:name="ID0EDQGM" style:family="table-row">
      <style:table-row-properties fo:break-before="auto" style:row-height="0.478cm" style:use-optimal-row-height="false"/>
    </style:style>
    <style:style style:name="ID0EPQGM" style:family="table-row">
      <style:table-row-properties fo:break-before="auto" style:row-height="0.478cm" style:use-optimal-row-height="false"/>
    </style:style>
    <style:style style:name="ID0E2QGM" style:family="table-row">
      <style:table-row-properties fo:break-before="auto" style:row-height="0.478cm" style:use-optimal-row-height="false"/>
    </style:style>
    <style:style style:name="ID0EHRGM" style:family="table-row">
      <style:table-row-properties fo:break-before="auto" style:row-height="0.478cm" style:use-optimal-row-height="false"/>
    </style:style>
    <style:style style:name="ID0ETRGM" style:family="table-row">
      <style:table-row-properties fo:break-before="auto" style:row-height="0.478cm" style:use-optimal-row-height="false"/>
    </style:style>
    <style:style style:name="ID0E6RGM" style:family="table-row">
      <style:table-row-properties fo:break-before="auto" style:row-height="0.478cm" style:use-optimal-row-height="false"/>
    </style:style>
    <style:style style:name="ID0ELSGM" style:family="table-row">
      <style:table-row-properties fo:break-before="auto" style:row-height="0.478cm" style:use-optimal-row-height="false"/>
    </style:style>
    <style:style style:name="ID0EXSGM" style:family="table-row">
      <style:table-row-properties fo:break-before="auto" style:row-height="0.478cm" style:use-optimal-row-height="false"/>
    </style:style>
    <style:style style:name="ID0E3SGM" style:family="table-row">
      <style:table-row-properties fo:break-before="auto" style:row-height="0.478cm" style:use-optimal-row-height="false"/>
    </style:style>
    <style:style style:name="ID0EITGM" style:family="table-row">
      <style:table-row-properties fo:break-before="auto" style:row-height="0.478cm" style:use-optimal-row-height="false"/>
    </style:style>
    <style:style style:name="ID0EUTGM" style:family="table-row">
      <style:table-row-properties fo:break-before="auto" style:row-height="0.478cm" style:use-optimal-row-height="false"/>
    </style:style>
    <style:style style:name="ID0EAUGM" style:family="table-row">
      <style:table-row-properties fo:break-before="auto" style:row-height="0.478cm" style:use-optimal-row-height="false"/>
    </style:style>
    <style:style style:name="ID0EMUGM" style:family="table-row">
      <style:table-row-properties fo:break-before="auto" style:row-height="0.478cm" style:use-optimal-row-height="false"/>
    </style:style>
    <style:style style:name="ID0EYUGM" style:family="table-row">
      <style:table-row-properties fo:break-before="auto" style:row-height="0.478cm" style:use-optimal-row-height="false"/>
    </style:style>
    <style:style style:name="ID0EEVGM" style:family="table-row">
      <style:table-row-properties fo:break-before="auto" style:row-height="0.478cm" style:use-optimal-row-height="false"/>
    </style:style>
    <style:style style:name="ID0EQVGM" style:family="table-row">
      <style:table-row-properties fo:break-before="auto" style:row-height="0.478cm" style:use-optimal-row-height="false"/>
    </style:style>
    <style:style style:name="ID0E3VGM" style:family="table-row">
      <style:table-row-properties fo:break-before="auto" style:row-height="0.478cm" style:use-optimal-row-height="false"/>
    </style:style>
    <style:style style:name="ID0EIWGM" style:family="table-row">
      <style:table-row-properties fo:break-before="auto" style:row-height="0.478cm" style:use-optimal-row-height="false"/>
    </style:style>
    <style:style style:name="ID0EUWGM" style:family="table-row">
      <style:table-row-properties fo:break-before="auto" style:row-height="0.478cm" style:use-optimal-row-height="false"/>
    </style:style>
    <style:style style:name="ID0EZWGM" style:family="table-row">
      <style:table-row-properties fo:break-before="auto" style:row-height="0.478cm" style:use-optimal-row-height="false"/>
    </style:style>
    <style:style style:name="ID0E5WGM" style:family="table-row">
      <style:table-row-properties fo:break-before="auto" style:row-height="0.478cm" style:use-optimal-row-height="false"/>
    </style:style>
    <style:style style:name="ID0EKXGM" style:family="table-row">
      <style:table-row-properties fo:break-before="auto" style:row-height="0.478cm" style:use-optimal-row-height="false"/>
    </style:style>
    <style:style style:name="ID0EPXGM" style:family="table-row">
      <style:table-row-properties fo:break-before="auto" style:row-height="0.478cm" style:use-optimal-row-height="false"/>
    </style:style>
    <style:style style:name="ID0E1XGM" style:family="table-row">
      <style:table-row-properties fo:break-before="auto" style:row-height="0.478cm" style:use-optimal-row-height="false"/>
    </style:style>
    <style:style style:name="ID0EFYGM" style:family="table-row">
      <style:table-row-properties fo:break-before="auto" style:row-height="0.478cm" style:use-optimal-row-height="false"/>
    </style:style>
    <style:style style:name="ID0EQYGM" style:family="table-row">
      <style:table-row-properties fo:break-before="auto" style:row-height="0.478cm" style:use-optimal-row-height="false"/>
    </style:style>
    <style:style style:name="ID0E2YGM" style:family="table-row">
      <style:table-row-properties fo:break-before="auto" style:row-height="0.478cm" style:use-optimal-row-height="false"/>
    </style:style>
    <style:style style:name="ID0EGZGM" style:family="table-row">
      <style:table-row-properties fo:break-before="auto" style:row-height="0.478cm" style:use-optimal-row-height="false"/>
    </style:style>
    <style:style style:name="ID0ERZGM" style:family="table-row">
      <style:table-row-properties fo:break-before="auto" style:row-height="0.478cm" style:use-optimal-row-height="false"/>
    </style:style>
    <style:style style:name="ID0E3ZGM" style:family="table-row">
      <style:table-row-properties fo:break-before="auto" style:row-height="0.478cm" style:use-optimal-row-height="false"/>
    </style:style>
    <style:style style:name="ID0EH1GM" style:family="table-row">
      <style:table-row-properties fo:break-before="auto" style:row-height="0.478cm" style:use-optimal-row-height="false"/>
    </style:style>
    <style:style style:name="ID0ES1GM" style:family="table-row">
      <style:table-row-properties fo:break-before="auto" style:row-height="0.478cm" style:use-optimal-row-height="false"/>
    </style:style>
    <style:style style:name="ID0E41GM" style:family="table-row">
      <style:table-row-properties fo:break-before="auto" style:row-height="0.478cm" style:use-optimal-row-height="false"/>
    </style:style>
    <style:style style:name="ID0EC2GM" style:family="table-row">
      <style:table-row-properties fo:break-before="auto" style:row-height="0.478cm" style:use-optimal-row-height="false"/>
    </style:style>
    <style:style style:name="ID0EO2GM" style:family="table-row">
      <style:table-row-properties fo:break-before="auto" style:row-height="0.478cm" style:use-optimal-row-height="false"/>
    </style:style>
    <style:style style:name="ID0ET2GM" style:family="table-row">
      <style:table-row-properties fo:break-before="auto" style:row-height="0.478cm" style:use-optimal-row-height="false"/>
    </style:style>
    <style:style style:name="ID0E62GM" style:family="table-row">
      <style:table-row-properties fo:break-before="auto" style:row-height="0.478cm" style:use-optimal-row-height="false"/>
    </style:style>
    <style:style style:name="ID0EL3GM" style:family="table-row">
      <style:table-row-properties fo:break-before="auto" style:row-height="0.478cm" style:use-optimal-row-height="false"/>
    </style:style>
    <style:style style:name="ID0EX3GM" style:family="table-row">
      <style:table-row-properties fo:break-before="auto" style:row-height="0.478cm" style:use-optimal-row-height="false"/>
    </style:style>
    <style:style style:name="ID0ED4GM" style:family="table-row">
      <style:table-row-properties fo:break-before="auto" style:row-height="0.478cm" style:use-optimal-row-height="false"/>
    </style:style>
    <style:style style:name="ID0EP4GM" style:family="table-row">
      <style:table-row-properties fo:break-before="auto" style:row-height="0.478cm" style:use-optimal-row-height="false"/>
    </style:style>
    <style:style style:name="ID0EU4GM" style:family="table-row">
      <style:table-row-properties fo:break-before="auto" style:row-height="0.478cm" style:use-optimal-row-height="false"/>
    </style:style>
    <style:style style:name="ID0EA5GM" style:family="table-row">
      <style:table-row-properties fo:break-before="auto" style:row-height="0.478cm" style:use-optimal-row-height="false"/>
    </style:style>
    <style:style style:name="ID0EM5GM" style:family="table-row">
      <style:table-row-properties fo:break-before="auto" style:row-height="0.478cm" style:use-optimal-row-height="false"/>
    </style:style>
    <style:style style:name="ID0EY5GM" style:family="table-row">
      <style:table-row-properties fo:break-before="auto" style:row-height="0.478cm" style:use-optimal-row-height="false"/>
    </style:style>
    <style:style style:name="ID0EE6GM" style:family="table-row">
      <style:table-row-properties fo:break-before="auto" style:row-height="0.478cm" style:use-optimal-row-height="false"/>
    </style:style>
    <style:style style:name="ID0EQ6GM" style:family="table-row">
      <style:table-row-properties fo:break-before="auto" style:row-height="0.478cm" style:use-optimal-row-height="false"/>
    </style:style>
    <style:style style:name="ID0E36GM" style:family="table-row">
      <style:table-row-properties fo:break-before="auto" style:row-height="0.478cm" style:use-optimal-row-height="false"/>
    </style:style>
    <style:style style:name="ID0EBAHM" style:family="table-row">
      <style:table-row-properties fo:break-before="auto" style:row-height="0.478cm" style:use-optimal-row-height="false"/>
    </style:style>
    <style:style style:name="ID0ENAHM" style:family="table-row">
      <style:table-row-properties fo:break-before="auto" style:row-height="0.478cm" style:use-optimal-row-height="false"/>
    </style:style>
    <style:style style:name="ID0EZAHM" style:family="table-row">
      <style:table-row-properties fo:break-before="auto" style:row-height="0.478cm" style:use-optimal-row-height="false"/>
    </style:style>
    <style:style style:name="ID0EFBHM" style:family="table-row">
      <style:table-row-properties fo:break-before="auto" style:row-height="0.478cm" style:use-optimal-row-height="false"/>
    </style:style>
    <style:style style:name="ID0ERBHM" style:family="table-row">
      <style:table-row-properties fo:break-before="auto" style:row-height="0.478cm" style:use-optimal-row-height="false"/>
    </style:style>
    <style:style style:name="ID0E4BHM" style:family="table-row">
      <style:table-row-properties fo:break-before="auto" style:row-height="0.478cm" style:use-optimal-row-height="false"/>
    </style:style>
    <style:style style:name="ID0EJCHM" style:family="table-row">
      <style:table-row-properties fo:break-before="auto" style:row-height="0.478cm" style:use-optimal-row-height="false"/>
    </style:style>
    <style:style style:name="ID0EVCHM" style:family="table-row">
      <style:table-row-properties fo:break-before="auto" style:row-height="0.478cm" style:use-optimal-row-height="false"/>
    </style:style>
    <style:style style:name="ID0EBDHM" style:family="table-row">
      <style:table-row-properties fo:break-before="auto" style:row-height="0.478cm" style:use-optimal-row-height="false"/>
    </style:style>
    <style:style style:name="ID0ENDHM" style:family="table-row">
      <style:table-row-properties fo:break-before="auto" style:row-height="0.478cm" style:use-optimal-row-height="false"/>
    </style:style>
    <style:style style:name="ID0EZDHM" style:family="table-row">
      <style:table-row-properties fo:break-before="auto" style:row-height="0.478cm" style:use-optimal-row-height="false"/>
    </style:style>
    <style:style style:name="ID0EFEHM" style:family="table-row">
      <style:table-row-properties fo:break-before="auto" style:row-height="0.478cm" style:use-optimal-row-height="false"/>
    </style:style>
    <style:style style:name="ID0EKEHM" style:family="table-row">
      <style:table-row-properties fo:break-before="auto" style:row-height="0.478cm" style:use-optimal-row-height="false"/>
    </style:style>
    <style:style style:name="ID0EWEHM" style:family="table-row">
      <style:table-row-properties fo:break-before="auto" style:row-height="0.478cm" style:use-optimal-row-height="false"/>
    </style:style>
    <style:style style:name="ID0ECFHM" style:family="table-row">
      <style:table-row-properties fo:break-before="auto" style:row-height="0.478cm" style:use-optimal-row-height="false"/>
    </style:style>
    <style:style style:name="ID0EOFHM" style:family="table-row">
      <style:table-row-properties fo:break-before="auto" style:row-height="0.478cm" style:use-optimal-row-height="false"/>
    </style:style>
    <style:style style:name="ID0E1FHM" style:family="table-row">
      <style:table-row-properties fo:break-before="auto" style:row-height="0.478cm" style:use-optimal-row-height="false"/>
    </style:style>
    <style:style style:name="ID0EGGHM" style:family="table-row">
      <style:table-row-properties fo:break-before="auto" style:row-height="0.478cm" style:use-optimal-row-height="false"/>
    </style:style>
    <style:style style:name="ID0ESGHM" style:family="table-row">
      <style:table-row-properties fo:break-before="auto" style:row-height="0.478cm" style:use-optimal-row-height="false"/>
    </style:style>
    <style:style style:name="ID0EXGHM" style:family="table-row">
      <style:table-row-properties fo:break-before="auto" style:row-height="0.478cm" style:use-optimal-row-height="false"/>
    </style:style>
    <style:style style:name="ID0EDHHM" style:family="table-row">
      <style:table-row-properties fo:break-before="auto" style:row-height="0.478cm" style:use-optimal-row-height="false"/>
    </style:style>
    <style:style style:name="ID0EPHHM" style:family="table-row">
      <style:table-row-properties fo:break-before="auto" style:row-height="0.478cm" style:use-optimal-row-height="false"/>
    </style:style>
    <style:style style:name="ID0E2HHM" style:family="table-row">
      <style:table-row-properties fo:break-before="auto" style:row-height="0.478cm" style:use-optimal-row-height="false"/>
    </style:style>
    <style:style style:name="ID0EHIHM" style:family="table-row">
      <style:table-row-properties fo:break-before="auto" style:row-height="0.478cm" style:use-optimal-row-height="false"/>
    </style:style>
    <style:style style:name="ID0ETIHM" style:family="table-row">
      <style:table-row-properties fo:break-before="auto" style:row-height="0.478cm" style:use-optimal-row-height="false"/>
    </style:style>
    <style:style style:name="ID0E6IHM" style:family="table-row">
      <style:table-row-properties fo:break-before="auto" style:row-height="0.478cm" style:use-optimal-row-height="false"/>
    </style:style>
    <style:style style:name="ID0EEJHM" style:family="table-row">
      <style:table-row-properties fo:break-before="auto" style:row-height="0.478cm" style:use-optimal-row-height="false"/>
    </style:style>
    <style:style style:name="ID0EQJHM" style:family="table-row">
      <style:table-row-properties fo:break-before="auto" style:row-height="0.478cm" style:use-optimal-row-height="false"/>
    </style:style>
    <style:style style:name="ID0EVJHM" style:family="table-row">
      <style:table-row-properties fo:break-before="auto" style:row-height="0.478cm" style:use-optimal-row-height="false"/>
    </style:style>
    <style:style style:name="ID0E1JHM" style:family="table-row">
      <style:table-row-properties fo:break-before="auto" style:row-height="0.478cm" style:use-optimal-row-height="false"/>
    </style:style>
    <style:style style:name="ID0EGKHM" style:family="table-row">
      <style:table-row-properties fo:break-before="auto" style:row-height="0.478cm" style:use-optimal-row-height="false"/>
    </style:style>
    <style:style style:name="ID0ELKHM" style:family="table-row">
      <style:table-row-properties fo:break-before="auto" style:row-height="0.478cm" style:use-optimal-row-height="false"/>
    </style:style>
    <style:style style:name="ID0EXKHM" style:family="table-row">
      <style:table-row-properties fo:break-before="auto" style:row-height="0.478cm" style:use-optimal-row-height="false"/>
    </style:style>
    <style:style style:name="ID0EDLHM" style:family="table-row">
      <style:table-row-properties fo:break-before="auto" style:row-height="0.478cm" style:use-optimal-row-height="false"/>
    </style:style>
    <style:style style:name="ID0EPLHM" style:family="table-row">
      <style:table-row-properties fo:break-before="auto" style:row-height="0.478cm" style:use-optimal-row-height="false"/>
    </style:style>
    <style:style style:name="ID0E2LHM" style:family="table-row">
      <style:table-row-properties fo:break-before="auto" style:row-height="0.478cm" style:use-optimal-row-height="false"/>
    </style:style>
    <style:style style:name="ID0EHMHM" style:family="table-row">
      <style:table-row-properties fo:break-before="auto" style:row-height="0.478cm" style:use-optimal-row-height="false"/>
    </style:style>
    <style:style style:name="ID0ETMHM" style:family="table-row">
      <style:table-row-properties fo:break-before="auto" style:row-height="0.478cm" style:use-optimal-row-height="false"/>
    </style:style>
    <style:style style:name="ID0E6MHM" style:family="table-row">
      <style:table-row-properties fo:break-before="auto" style:row-height="0.478cm" style:use-optimal-row-height="false"/>
    </style:style>
    <style:style style:name="ID0ELNHM" style:family="table-row">
      <style:table-row-properties fo:break-before="auto" style:row-height="0.478cm" style:use-optimal-row-height="false"/>
    </style:style>
    <style:style style:name="ID0EXNHM" style:family="table-row">
      <style:table-row-properties fo:break-before="auto" style:row-height="0.478cm" style:use-optimal-row-height="false"/>
    </style:style>
    <style:style style:name="ID0EDOHM" style:family="table-row">
      <style:table-row-properties fo:break-before="auto" style:row-height="0.478cm" style:use-optimal-row-height="false"/>
    </style:style>
    <style:style style:name="ID0EPOHM" style:family="table-row">
      <style:table-row-properties fo:break-before="auto" style:row-height="0.478cm" style:use-optimal-row-height="false"/>
    </style:style>
    <style:style style:name="ID0EUOHM" style:family="table-row">
      <style:table-row-properties fo:break-before="auto" style:row-height="0.478cm" style:use-optimal-row-height="false"/>
    </style:style>
    <style:style style:name="ID0EAPHM" style:family="table-row">
      <style:table-row-properties fo:break-before="auto" style:row-height="0.478cm" style:use-optimal-row-height="false"/>
    </style:style>
    <style:style style:name="ID0EMPHM" style:family="table-row">
      <style:table-row-properties fo:break-before="auto" style:row-height="0.478cm" style:use-optimal-row-height="false"/>
    </style:style>
    <style:style style:name="ID0EYPHM" style:family="table-row">
      <style:table-row-properties fo:break-before="auto" style:row-height="0.478cm" style:use-optimal-row-height="false"/>
    </style:style>
    <style:style style:name="ID0EEQHM" style:family="table-row">
      <style:table-row-properties fo:break-before="auto" style:row-height="0.478cm" style:use-optimal-row-height="false"/>
    </style:style>
    <style:style style:name="ID0EQQHM" style:family="table-row">
      <style:table-row-properties fo:break-before="auto" style:row-height="0.478cm" style:use-optimal-row-height="false"/>
    </style:style>
    <style:style style:name="ID0E3QHM" style:family="table-row">
      <style:table-row-properties fo:break-before="auto" style:row-height="0.478cm" style:use-optimal-row-height="false"/>
    </style:style>
    <style:style style:name="ID0EIRHM" style:family="table-row">
      <style:table-row-properties fo:break-before="auto" style:row-height="0.478cm" style:use-optimal-row-height="false"/>
    </style:style>
    <style:style style:name="ID0EURHM" style:family="table-row">
      <style:table-row-properties fo:break-before="auto" style:row-height="0.478cm" style:use-optimal-row-height="false"/>
    </style:style>
    <style:style style:name="ID0EASHM" style:family="table-row">
      <style:table-row-properties fo:break-before="auto" style:row-height="0.478cm" style:use-optimal-row-height="false"/>
    </style:style>
    <style:style style:name="ID0EMSHM" style:family="table-row">
      <style:table-row-properties fo:break-before="auto" style:row-height="0.478cm" style:use-optimal-row-height="false"/>
    </style:style>
    <style:style style:name="ID0EYSHM" style:family="table-row">
      <style:table-row-properties fo:break-before="auto" style:row-height="0.478cm" style:use-optimal-row-height="false"/>
    </style:style>
    <style:style style:name="ID0E4SHM" style:family="table-row">
      <style:table-row-properties fo:break-before="auto" style:row-height="0.478cm" style:use-optimal-row-height="false"/>
    </style:style>
    <style:style style:name="ID0EJTHM" style:family="table-row">
      <style:table-row-properties fo:break-before="auto" style:row-height="0.478cm" style:use-optimal-row-height="false"/>
    </style:style>
    <style:style style:name="ID0EVTHM" style:family="table-row">
      <style:table-row-properties fo:break-before="auto" style:row-height="0.478cm" style:use-optimal-row-height="false"/>
    </style:style>
    <style:style style:name="ID0EBUHM" style:family="table-row">
      <style:table-row-properties fo:break-before="auto" style:row-height="0.478cm" style:use-optimal-row-height="false"/>
    </style:style>
    <style:style style:name="ID0ENUHM" style:family="table-row">
      <style:table-row-properties fo:break-before="auto" style:row-height="0.478cm" style:use-optimal-row-height="false"/>
    </style:style>
    <style:style style:name="ID0EZUHM" style:family="table-row">
      <style:table-row-properties fo:break-before="auto" style:row-height="0.478cm" style:use-optimal-row-height="false"/>
    </style:style>
    <style:style style:name="ID0EFVHM" style:family="table-row">
      <style:table-row-properties fo:break-before="auto" style:row-height="0.478cm" style:use-optimal-row-height="false"/>
    </style:style>
    <style:style style:name="ID0ERVHM" style:family="table-row">
      <style:table-row-properties fo:break-before="auto" style:row-height="0.478cm" style:use-optimal-row-height="false"/>
    </style:style>
    <style:style style:name="ID0E4VHM" style:family="table-row">
      <style:table-row-properties fo:break-before="auto" style:row-height="0.478cm" style:use-optimal-row-height="false"/>
    </style:style>
    <style:style style:name="ID0EJWHM" style:family="table-row">
      <style:table-row-properties fo:break-before="auto" style:row-height="0.478cm" style:use-optimal-row-height="false"/>
    </style:style>
    <style:style style:name="ID0EVWHM" style:family="table-row">
      <style:table-row-properties fo:break-before="auto" style:row-height="0.478cm" style:use-optimal-row-height="false"/>
    </style:style>
    <style:style style:name="ID0EBXHM" style:family="table-row">
      <style:table-row-properties fo:break-before="auto" style:row-height="0.478cm" style:use-optimal-row-height="false"/>
    </style:style>
    <style:style style:name="ID0EGXHM" style:family="table-row">
      <style:table-row-properties fo:break-before="auto" style:row-height="0.478cm" style:use-optimal-row-height="false"/>
    </style:style>
    <style:style style:name="ID0ELXHM" style:family="table-row">
      <style:table-row-properties fo:break-before="auto" style:row-height="0.478cm" style:use-optimal-row-height="false"/>
    </style:style>
    <style:style style:name="ID0EXXHM" style:family="table-row">
      <style:table-row-properties fo:break-before="auto" style:row-height="0.478cm" style:use-optimal-row-height="false"/>
    </style:style>
    <style:style style:name="ID0EDYHM" style:family="table-row">
      <style:table-row-properties fo:break-before="auto" style:row-height="0.478cm" style:use-optimal-row-height="false"/>
    </style:style>
    <style:style style:name="ID0EPYHM" style:family="table-row">
      <style:table-row-properties fo:break-before="auto" style:row-height="0.478cm" style:use-optimal-row-height="false"/>
    </style:style>
    <style:style style:name="ID0E2YHM" style:family="table-row">
      <style:table-row-properties fo:break-before="auto" style:row-height="0.478cm" style:use-optimal-row-height="false"/>
    </style:style>
    <style:style style:name="ID0EAZHM" style:family="table-row">
      <style:table-row-properties fo:break-before="auto" style:row-height="0.478cm" style:use-optimal-row-height="false"/>
    </style:style>
    <style:style style:name="ID0EMZHM" style:family="table-row">
      <style:table-row-properties fo:break-before="auto" style:row-height="0.478cm" style:use-optimal-row-height="false"/>
    </style:style>
    <style:style style:name="ID0ERZHM" style:family="table-row">
      <style:table-row-properties fo:break-before="auto" style:row-height="0.478cm" style:use-optimal-row-height="false"/>
    </style:style>
    <style:style style:name="ID0E4ZHM" style:family="table-row">
      <style:table-row-properties fo:break-before="auto" style:row-height="0.478cm" style:use-optimal-row-height="false"/>
    </style:style>
    <style:style style:name="ID0EJ1HM" style:family="table-row">
      <style:table-row-properties fo:break-before="auto" style:row-height="0.478cm" style:use-optimal-row-height="false"/>
    </style:style>
    <style:style style:name="ID0EV1HM" style:family="table-row">
      <style:table-row-properties fo:break-before="auto" style:row-height="0.478cm" style:use-optimal-row-height="false"/>
    </style:style>
    <style:style style:name="ID0EB2HM" style:family="table-row">
      <style:table-row-properties fo:break-before="auto" style:row-height="0.478cm" style:use-optimal-row-height="false"/>
    </style:style>
    <style:style style:name="ID0EN2HM" style:family="table-row">
      <style:table-row-properties fo:break-before="auto" style:row-height="0.478cm" style:use-optimal-row-height="false"/>
    </style:style>
    <style:style style:name="ID0EZ2HM" style:family="table-row">
      <style:table-row-properties fo:break-before="auto" style:row-height="0.478cm" style:use-optimal-row-height="false"/>
    </style:style>
    <style:style style:name="ID0EF3HM" style:family="table-row">
      <style:table-row-properties fo:break-before="auto" style:row-height="0.478cm" style:use-optimal-row-height="false"/>
    </style:style>
    <style:style style:name="ID0ER3HM" style:family="table-row">
      <style:table-row-properties fo:break-before="auto" style:row-height="0.478cm" style:use-optimal-row-height="false"/>
    </style:style>
    <style:style style:name="ID0E43HM" style:family="table-row">
      <style:table-row-properties fo:break-before="auto" style:row-height="0.478cm" style:use-optimal-row-height="false"/>
    </style:style>
    <style:style style:name="ID0EJ4HM" style:family="table-row">
      <style:table-row-properties fo:break-before="auto" style:row-height="0.478cm" style:use-optimal-row-height="false"/>
    </style:style>
    <style:style style:name="ID0EO4HM" style:family="table-row">
      <style:table-row-properties fo:break-before="auto" style:row-height="0.478cm" style:use-optimal-row-height="false"/>
    </style:style>
    <style:style style:name="ID0E14HM" style:family="table-row">
      <style:table-row-properties fo:break-before="auto" style:row-height="0.478cm" style:use-optimal-row-height="false"/>
    </style:style>
    <style:style style:name="ID0EG5HM" style:family="table-row">
      <style:table-row-properties fo:break-before="auto" style:row-height="0.478cm" style:use-optimal-row-height="false"/>
    </style:style>
    <style:style style:name="ID0ES5HM" style:family="table-row">
      <style:table-row-properties fo:break-before="auto" style:row-height="0.478cm" style:use-optimal-row-height="false"/>
    </style:style>
    <style:style style:name="ID0E55HM" style:family="table-row">
      <style:table-row-properties fo:break-before="auto" style:row-height="0.478cm" style:use-optimal-row-height="false"/>
    </style:style>
    <style:style style:name="ID0EK6HM" style:family="table-row">
      <style:table-row-properties fo:break-before="auto" style:row-height="0.478cm" style:use-optimal-row-height="false"/>
    </style:style>
    <style:style style:name="ID0EW6HM" style:family="table-row">
      <style:table-row-properties fo:break-before="auto" style:row-height="0.478cm" style:use-optimal-row-height="false"/>
    </style:style>
    <style:style style:name="ID0ECAIM" style:family="table-row">
      <style:table-row-properties fo:break-before="auto" style:row-height="0.478cm" style:use-optimal-row-height="false"/>
    </style:style>
    <style:style style:name="ID0EOAIM" style:family="table-row">
      <style:table-row-properties fo:break-before="auto" style:row-height="0.478cm" style:use-optimal-row-height="false"/>
    </style:style>
    <style:style style:name="ID0E1AIM" style:family="table-row">
      <style:table-row-properties fo:break-before="auto" style:row-height="0.478cm" style:use-optimal-row-height="false"/>
    </style:style>
    <style:style style:name="ID0EGBIM" style:family="table-row">
      <style:table-row-properties fo:break-before="auto" style:row-height="0.478cm" style:use-optimal-row-height="false"/>
    </style:style>
    <style:style style:name="ID0ELBIM" style:family="table-row">
      <style:table-row-properties fo:break-before="auto" style:row-height="0.478cm" style:use-optimal-row-height="false"/>
    </style:style>
    <style:style style:name="ID0EXBIM" style:family="table-row">
      <style:table-row-properties fo:break-before="auto" style:row-height="0.478cm" style:use-optimal-row-height="false"/>
    </style:style>
    <style:style style:name="ID0E3BIM" style:family="table-row">
      <style:table-row-properties fo:break-before="auto" style:row-height="0.478cm" style:use-optimal-row-height="false"/>
    </style:style>
    <style:style style:name="ID0EICIM" style:family="table-row">
      <style:table-row-properties fo:break-before="auto" style:row-height="0.478cm" style:use-optimal-row-height="false"/>
    </style:style>
    <style:style style:name="ID0EUCIM" style:family="table-row">
      <style:table-row-properties fo:break-before="auto" style:row-height="0.478cm" style:use-optimal-row-height="false"/>
    </style:style>
    <style:style style:name="ID0EADIM" style:family="table-row">
      <style:table-row-properties fo:break-before="auto" style:row-height="0.478cm" style:use-optimal-row-height="false"/>
    </style:style>
    <style:style style:name="ID0EMDIM" style:family="table-row">
      <style:table-row-properties fo:break-before="auto" style:row-height="0.478cm" style:use-optimal-row-height="false"/>
    </style:style>
    <style:style style:name="ID0EYDIM" style:family="table-row">
      <style:table-row-properties fo:break-before="auto" style:row-height="0.478cm" style:use-optimal-row-height="false"/>
    </style:style>
    <style:style style:name="ID0EEEIM" style:family="table-row">
      <style:table-row-properties fo:break-before="auto" style:row-height="0.478cm" style:use-optimal-row-height="false"/>
    </style:style>
    <style:style style:name="ID0EQEIM" style:family="table-row">
      <style:table-row-properties fo:break-before="auto" style:row-height="0.478cm" style:use-optimal-row-height="false"/>
    </style:style>
    <style:style style:name="ID0E3EIM" style:family="table-row">
      <style:table-row-properties fo:break-before="auto" style:row-height="0.478cm" style:use-optimal-row-height="false"/>
    </style:style>
    <style:style style:name="ID0EIFIM" style:family="table-row">
      <style:table-row-properties fo:break-before="auto" style:row-height="0.478cm" style:use-optimal-row-height="false"/>
    </style:style>
    <style:style style:name="ID0EUFIM" style:family="table-row">
      <style:table-row-properties fo:break-before="auto" style:row-height="0.478cm" style:use-optimal-row-height="false"/>
    </style:style>
    <style:style style:name="ID0EZFIM" style:family="table-row">
      <style:table-row-properties fo:break-before="auto" style:row-height="0.478cm" style:use-optimal-row-height="false"/>
    </style:style>
    <style:style style:name="ID0E5FIM" style:family="table-row">
      <style:table-row-properties fo:break-before="auto" style:row-height="0.478cm" style:use-optimal-row-height="false"/>
    </style:style>
    <style:style style:name="ID0EKGIM" style:family="table-row">
      <style:table-row-properties fo:break-before="auto" style:row-height="0.478cm" style:use-optimal-row-height="false"/>
    </style:style>
    <style:style style:name="ID0EWGIM" style:family="table-row">
      <style:table-row-properties fo:break-before="auto" style:row-height="0.478cm" style:use-optimal-row-height="false"/>
    </style:style>
    <style:style style:name="ID0ECHIM" style:family="table-row">
      <style:table-row-properties fo:break-before="auto" style:row-height="0.478cm" style:use-optimal-row-height="false"/>
    </style:style>
    <style:style style:name="ID0EOHIM" style:family="table-row">
      <style:table-row-properties fo:break-before="auto" style:row-height="0.478cm" style:use-optimal-row-height="false"/>
    </style:style>
    <style:style style:name="ID0E1HIM" style:family="table-row">
      <style:table-row-properties fo:break-before="auto" style:row-height="0.478cm" style:use-optimal-row-height="false"/>
    </style:style>
    <style:style style:name="ID0EGIIM" style:family="table-row">
      <style:table-row-properties fo:break-before="auto" style:row-height="0.478cm" style:use-optimal-row-height="false"/>
    </style:style>
    <style:style style:name="ID0ESIIM" style:family="table-row">
      <style:table-row-properties fo:break-before="auto" style:row-height="0.478cm" style:use-optimal-row-height="false"/>
    </style:style>
    <style:style style:name="ID0E5IIM" style:family="table-row">
      <style:table-row-properties fo:break-before="auto" style:row-height="0.478cm" style:use-optimal-row-height="false"/>
    </style:style>
    <style:style style:name="ID0EKJIM" style:family="table-row">
      <style:table-row-properties fo:break-before="auto" style:row-height="0.478cm" style:use-optimal-row-height="false"/>
    </style:style>
    <style:style style:name="ID0EWJIM" style:family="table-row">
      <style:table-row-properties fo:break-before="auto" style:row-height="0.478cm" style:use-optimal-row-height="false"/>
    </style:style>
    <style:style style:name="ID0ECKIM" style:family="table-row">
      <style:table-row-properties fo:break-before="auto" style:row-height="0.478cm" style:use-optimal-row-height="false"/>
    </style:style>
    <style:style style:name="ID0EHKIM" style:family="table-row">
      <style:table-row-properties fo:break-before="auto" style:row-height="0.478cm" style:use-optimal-row-height="false"/>
    </style:style>
    <style:style style:name="ID0EMKIM" style:family="table-row">
      <style:table-row-properties fo:break-before="auto" style:row-height="0.478cm" style:use-optimal-row-height="false"/>
    </style:style>
    <style:style style:name="ID0ERKIM" style:family="table-row">
      <style:table-row-properties fo:break-before="auto" style:row-height="0.478cm" style:use-optimal-row-height="false"/>
    </style:style>
    <style:style style:name="ID0E4KIM" style:family="table-row">
      <style:table-row-properties fo:break-before="auto" style:row-height="0.478cm" style:use-optimal-row-height="false"/>
    </style:style>
    <style:style style:name="ID0EJLIM" style:family="table-row">
      <style:table-row-properties fo:break-before="auto" style:row-height="0.478cm" style:use-optimal-row-height="false"/>
    </style:style>
    <style:style style:name="ID0EVLIM" style:family="table-row">
      <style:table-row-properties fo:break-before="auto" style:row-height="0.478cm" style:use-optimal-row-height="false"/>
    </style:style>
    <style:style style:name="ID0EBMIM" style:family="table-row">
      <style:table-row-properties fo:break-before="auto" style:row-height="0.478cm" style:use-optimal-row-height="false"/>
    </style:style>
    <style:style style:name="ID0ENMIM" style:family="table-row">
      <style:table-row-properties fo:break-before="auto" style:row-height="0.478cm" style:use-optimal-row-height="false"/>
    </style:style>
    <style:style style:name="ID0EZMIM" style:family="table-row">
      <style:table-row-properties fo:break-before="auto" style:row-height="0.478cm" style:use-optimal-row-height="false"/>
    </style:style>
    <style:style style:name="ID0EFNIM" style:family="table-row">
      <style:table-row-properties fo:break-before="auto" style:row-height="0.478cm" style:use-optimal-row-height="false"/>
    </style:style>
    <style:style style:name="ID0ERNIM" style:family="table-row">
      <style:table-row-properties fo:break-before="auto" style:row-height="0.478cm" style:use-optimal-row-height="false"/>
    </style:style>
    <style:style style:name="ID0E4NIM" style:family="table-row">
      <style:table-row-properties fo:break-before="auto" style:row-height="0.478cm" style:use-optimal-row-height="false"/>
    </style:style>
    <style:style style:name="ID0EJOIM" style:family="table-row">
      <style:table-row-properties fo:break-before="auto" style:row-height="0.478cm" style:use-optimal-row-height="false"/>
    </style:style>
    <style:style style:name="ID0EVOIM" style:family="table-row">
      <style:table-row-properties fo:break-before="auto" style:row-height="0.478cm" style:use-optimal-row-height="false"/>
    </style:style>
    <style:style style:name="ID0E1OIM" style:family="table-row">
      <style:table-row-properties fo:break-before="auto" style:row-height="0.478cm" style:use-optimal-row-height="false"/>
    </style:style>
    <style:style style:name="ID0E6OIM" style:family="table-row">
      <style:table-row-properties fo:break-before="auto" style:row-height="0.478cm" style:use-optimal-row-height="false"/>
    </style:style>
    <style:style style:name="ID0EEPIM" style:family="table-row">
      <style:table-row-properties fo:break-before="auto" style:row-height="0.478cm" style:use-optimal-row-height="false"/>
    </style:style>
    <style:style style:name="ID0EQPIM" style:family="table-row">
      <style:table-row-properties fo:break-before="auto" style:row-height="0.478cm" style:use-optimal-row-height="false"/>
    </style:style>
    <style:style style:name="ID0E3PIM" style:family="table-row">
      <style:table-row-properties fo:break-before="auto" style:row-height="0.478cm" style:use-optimal-row-height="false"/>
    </style:style>
    <style:style style:name="ID0EIQIM" style:family="table-row">
      <style:table-row-properties fo:break-before="auto" style:row-height="0.478cm" style:use-optimal-row-height="false"/>
    </style:style>
    <style:style style:name="ID0EUQIM" style:family="table-row">
      <style:table-row-properties fo:break-before="auto" style:row-height="0.478cm" style:use-optimal-row-height="false"/>
    </style:style>
    <style:style style:name="ID0EARIM" style:family="table-row">
      <style:table-row-properties fo:break-before="auto" style:row-height="0.478cm" style:use-optimal-row-height="false"/>
    </style:style>
    <style:style style:name="ID0EMRIM" style:family="table-row">
      <style:table-row-properties fo:break-before="auto" style:row-height="0.478cm" style:use-optimal-row-height="false"/>
    </style:style>
    <style:style style:name="ID0ERRIM" style:family="table-row">
      <style:table-row-properties fo:break-before="auto" style:row-height="0.478cm" style:use-optimal-row-height="false"/>
    </style:style>
    <style:style style:name="ID0E4RIM" style:family="table-row">
      <style:table-row-properties fo:break-before="auto" style:row-height="0.478cm" style:use-optimal-row-height="false"/>
    </style:style>
    <style:style style:name="ID0EJSIM" style:family="table-row">
      <style:table-row-properties fo:break-before="auto" style:row-height="0.478cm" style:use-optimal-row-height="false"/>
    </style:style>
    <style:style style:name="ID0EVSIM" style:family="table-row">
      <style:table-row-properties fo:break-before="auto" style:row-height="0.478cm" style:use-optimal-row-height="false"/>
    </style:style>
    <style:style style:name="ID0EBTIM" style:family="table-row">
      <style:table-row-properties fo:break-before="auto" style:row-height="0.478cm" style:use-optimal-row-height="false"/>
    </style:style>
    <style:style style:name="ID0ENTIM" style:family="table-row">
      <style:table-row-properties fo:break-before="auto" style:row-height="0.478cm" style:use-optimal-row-height="false"/>
    </style:style>
    <style:style style:name="ID0EZTIM" style:family="table-row">
      <style:table-row-properties fo:break-before="auto" style:row-height="0.478cm" style:use-optimal-row-height="false"/>
    </style:style>
    <style:style style:name="ID0E5TIM" style:family="table-row">
      <style:table-row-properties fo:break-before="auto" style:row-height="0.478cm" style:use-optimal-row-height="false"/>
    </style:style>
    <style:style style:name="ID0EKUIM" style:family="table-row">
      <style:table-row-properties fo:break-before="auto" style:row-height="0.478cm" style:use-optimal-row-height="false"/>
    </style:style>
    <style:style style:name="ID0EPUIM" style:family="table-row">
      <style:table-row-properties fo:break-before="auto" style:row-height="0.478cm" style:use-optimal-row-height="false"/>
    </style:style>
    <style:style style:name="ID0EUUIM" style:family="table-row">
      <style:table-row-properties fo:break-before="auto" style:row-height="0.478cm" style:use-optimal-row-height="false"/>
    </style:style>
    <style:style style:name="ID0EAVIM" style:family="table-row">
      <style:table-row-properties fo:break-before="auto" style:row-height="0.478cm" style:use-optimal-row-height="false"/>
    </style:style>
    <style:style style:name="ID0EFVIM" style:family="table-row">
      <style:table-row-properties fo:break-before="auto" style:row-height="0.478cm" style:use-optimal-row-height="false"/>
    </style:style>
    <style:style style:name="ID0ERVIM" style:family="table-row">
      <style:table-row-properties fo:break-before="auto" style:row-height="0.478cm" style:use-optimal-row-height="false"/>
    </style:style>
    <style:style style:name="ID0E4VIM" style:family="table-row">
      <style:table-row-properties fo:break-before="auto" style:row-height="0.478cm" style:use-optimal-row-height="false"/>
    </style:style>
    <style:style style:name="ID0EJWIM" style:family="table-row">
      <style:table-row-properties fo:break-before="auto" style:row-height="0.478cm" style:use-optimal-row-height="false"/>
    </style:style>
    <style:style style:name="ID0EVWIM" style:family="table-row">
      <style:table-row-properties fo:break-before="auto" style:row-height="0.478cm" style:use-optimal-row-height="false"/>
    </style:style>
    <style:style style:name="ID0EBXIM" style:family="table-row">
      <style:table-row-properties fo:break-before="auto" style:row-height="0.478cm" style:use-optimal-row-height="false"/>
    </style:style>
    <style:style style:name="ID0ENXIM" style:family="table-row">
      <style:table-row-properties fo:break-before="auto" style:row-height="0.478cm" style:use-optimal-row-height="false"/>
    </style:style>
    <style:style style:name="ID0ESXIM" style:family="table-row">
      <style:table-row-properties fo:break-before="auto" style:row-height="0.478cm" style:use-optimal-row-height="false"/>
    </style:style>
    <style:style style:name="ID0EXXIM" style:family="table-row">
      <style:table-row-properties fo:break-before="auto" style:row-height="0.478cm" style:use-optimal-row-height="false"/>
    </style:style>
    <style:style style:name="ID0EDYIM" style:family="table-row">
      <style:table-row-properties fo:break-before="auto" style:row-height="0.478cm" style:use-optimal-row-height="false"/>
    </style:style>
    <style:style style:name="ID0EPYIM" style:family="table-row">
      <style:table-row-properties fo:break-before="auto" style:row-height="0.478cm" style:use-optimal-row-height="false"/>
    </style:style>
    <style:style style:name="ID0E2YIM" style:family="table-row">
      <style:table-row-properties fo:break-before="auto" style:row-height="0.478cm" style:use-optimal-row-height="false"/>
    </style:style>
    <style:style style:name="ID0EHZIM" style:family="table-row">
      <style:table-row-properties fo:break-before="auto" style:row-height="0.478cm" style:use-optimal-row-height="false"/>
    </style:style>
    <style:style style:name="ID0EMZIM" style:family="table-row">
      <style:table-row-properties fo:break-before="auto" style:row-height="0.478cm" style:use-optimal-row-height="false"/>
    </style:style>
    <style:style style:name="ID0EYZIM" style:family="table-row">
      <style:table-row-properties fo:break-before="auto" style:row-height="0.478cm" style:use-optimal-row-height="false"/>
    </style:style>
    <style:style style:name="ID0EE1IM" style:family="table-row">
      <style:table-row-properties fo:break-before="auto" style:row-height="0.478cm" style:use-optimal-row-height="false"/>
    </style:style>
    <style:style style:name="ID0EQ1IM" style:family="table-row">
      <style:table-row-properties fo:break-before="auto" style:row-height="0.478cm" style:use-optimal-row-height="false"/>
    </style:style>
    <style:style style:name="ID0E31IM" style:family="table-row">
      <style:table-row-properties fo:break-before="auto" style:row-height="0.478cm" style:use-optimal-row-height="false"/>
    </style:style>
    <style:style style:name="ID0EI2IM" style:family="table-row">
      <style:table-row-properties fo:break-before="auto" style:row-height="0.478cm" style:use-optimal-row-height="false"/>
    </style:style>
    <style:style style:name="ID0EU2IM" style:family="table-row">
      <style:table-row-properties fo:break-before="auto" style:row-height="0.478cm" style:use-optimal-row-height="false"/>
    </style:style>
    <style:style style:name="ID0EA3IM" style:family="table-row">
      <style:table-row-properties fo:break-before="auto" style:row-height="0.478cm" style:use-optimal-row-height="false"/>
    </style:style>
    <style:style style:name="ID0EM3IM" style:family="table-row">
      <style:table-row-properties fo:break-before="auto" style:row-height="0.478cm" style:use-optimal-row-height="false"/>
    </style:style>
    <style:style style:name="ID0EY3IM" style:family="table-row">
      <style:table-row-properties fo:break-before="auto" style:row-height="0.478cm" style:use-optimal-row-height="false"/>
    </style:style>
    <style:style style:name="ID0EE4IM" style:family="table-row">
      <style:table-row-properties fo:break-before="auto" style:row-height="0.478cm" style:use-optimal-row-height="false"/>
    </style:style>
    <style:style style:name="ID0EQ4IM" style:family="table-row">
      <style:table-row-properties fo:break-before="auto" style:row-height="0.478cm" style:use-optimal-row-height="false"/>
    </style:style>
    <style:style style:name="ID0EV4IM" style:family="table-row">
      <style:table-row-properties fo:break-before="auto" style:row-height="0.478cm" style:use-optimal-row-height="false"/>
    </style:style>
    <style:style style:name="ID0EB5IM" style:family="table-row">
      <style:table-row-properties fo:break-before="auto" style:row-height="0.478cm" style:use-optimal-row-height="false"/>
    </style:style>
    <style:style style:name="ID0EG5IM" style:family="table-row">
      <style:table-row-properties fo:break-before="auto" style:row-height="0.478cm" style:use-optimal-row-height="false"/>
    </style:style>
    <style:style style:name="ID0ES5IM" style:family="table-row">
      <style:table-row-properties fo:break-before="auto" style:row-height="0.478cm" style:use-optimal-row-height="false"/>
    </style:style>
    <style:style style:name="ID0E55IM" style:family="table-row">
      <style:table-row-properties fo:break-before="auto" style:row-height="0.478cm" style:use-optimal-row-height="false"/>
    </style:style>
    <style:style style:name="ID0EK6IM" style:family="table-row">
      <style:table-row-properties fo:break-before="auto" style:row-height="0.478cm" style:use-optimal-row-height="false"/>
    </style:style>
    <style:style style:name="ID0EW6IM" style:family="table-row">
      <style:table-row-properties fo:break-before="auto" style:row-height="0.478cm" style:use-optimal-row-height="false"/>
    </style:style>
    <style:style style:name="ID0ECAJM" style:family="table-row">
      <style:table-row-properties fo:break-before="auto" style:row-height="0.478cm" style:use-optimal-row-height="false"/>
    </style:style>
    <style:style style:name="ID0EOAJM" style:family="table-row">
      <style:table-row-properties fo:break-before="auto" style:row-height="0.478cm" style:use-optimal-row-height="false"/>
    </style:style>
    <style:style style:name="ID0E1AJM" style:family="table-row">
      <style:table-row-properties fo:break-before="auto" style:row-height="0.478cm" style:use-optimal-row-height="false"/>
    </style:style>
    <style:style style:name="ID0EGBJM" style:family="table-row">
      <style:table-row-properties fo:break-before="auto" style:row-height="0.478cm" style:use-optimal-row-height="false"/>
    </style:style>
    <style:style style:name="ID0ESBJM" style:family="table-row">
      <style:table-row-properties fo:break-before="auto" style:row-height="0.478cm" style:use-optimal-row-height="false"/>
    </style:style>
    <style:style style:name="ID0E5BJM" style:family="table-row">
      <style:table-row-properties fo:break-before="auto" style:row-height="0.478cm" style:use-optimal-row-height="false"/>
    </style:style>
    <style:style style:name="ID0EDCJM" style:family="table-row">
      <style:table-row-properties fo:break-before="auto" style:row-height="0.478cm" style:use-optimal-row-height="false"/>
    </style:style>
    <style:style style:name="ID0EPCJM" style:family="table-row">
      <style:table-row-properties fo:break-before="auto" style:row-height="0.478cm" style:use-optimal-row-height="false"/>
    </style:style>
    <style:style style:name="ID0EUCJM" style:family="table-row">
      <style:table-row-properties fo:break-before="auto" style:row-height="0.478cm" style:use-optimal-row-height="false"/>
    </style:style>
    <style:style style:name="ID0EADJM" style:family="table-row">
      <style:table-row-properties fo:break-before="auto" style:row-height="0.478cm" style:use-optimal-row-height="false"/>
    </style:style>
    <style:style style:name="ID0EMDJM" style:family="table-row">
      <style:table-row-properties fo:break-before="auto" style:row-height="0.478cm" style:use-optimal-row-height="false"/>
    </style:style>
    <style:style style:name="ID0EYDJM" style:family="table-row">
      <style:table-row-properties fo:break-before="auto" style:row-height="0.478cm" style:use-optimal-row-height="false"/>
    </style:style>
    <style:style style:name="ID0EEEJM" style:family="table-row">
      <style:table-row-properties fo:break-before="auto" style:row-height="0.478cm" style:use-optimal-row-height="false"/>
    </style:style>
    <style:style style:name="ID0EQEJM" style:family="table-row">
      <style:table-row-properties fo:break-before="auto" style:row-height="0.478cm" style:use-optimal-row-height="false"/>
    </style:style>
    <style:style style:name="ID0E3EJM" style:family="table-row">
      <style:table-row-properties fo:break-before="auto" style:row-height="0.478cm" style:use-optimal-row-height="false"/>
    </style:style>
    <style:style style:name="ID0EIFJM" style:family="table-row">
      <style:table-row-properties fo:break-before="auto" style:row-height="0.478cm" style:use-optimal-row-height="false"/>
    </style:style>
    <style:style style:name="ID0EUFJM" style:family="table-row">
      <style:table-row-properties fo:break-before="auto" style:row-height="0.478cm" style:use-optimal-row-height="false"/>
    </style:style>
    <style:style style:name="ID0EAGJM" style:family="table-row">
      <style:table-row-properties fo:break-before="auto" style:row-height="0.478cm" style:use-optimal-row-height="false"/>
    </style:style>
    <style:style style:name="ID0EMGJM" style:family="table-row">
      <style:table-row-properties fo:break-before="auto" style:row-height="0.478cm" style:use-optimal-row-height="false"/>
    </style:style>
    <style:style style:name="ID0ERGJM" style:family="table-row">
      <style:table-row-properties fo:break-before="auto" style:row-height="0.478cm" style:use-optimal-row-height="false"/>
    </style:style>
    <style:style style:name="ID0E4GJM" style:family="table-row">
      <style:table-row-properties fo:break-before="auto" style:row-height="0.478cm" style:use-optimal-row-height="false"/>
    </style:style>
    <style:style style:name="ID0EJHJM" style:family="table-row">
      <style:table-row-properties fo:break-before="auto" style:row-height="0.478cm" style:use-optimal-row-height="false"/>
    </style:style>
    <style:style style:name="ID0EVHJM" style:family="table-row">
      <style:table-row-properties fo:break-before="auto" style:row-height="0.478cm" style:use-optimal-row-height="false"/>
    </style:style>
    <style:style style:name="ID0EBIJM" style:family="table-row">
      <style:table-row-properties fo:break-before="auto" style:row-height="0.478cm" style:use-optimal-row-height="false"/>
    </style:style>
    <style:style style:name="ID0ENIJM" style:family="table-row">
      <style:table-row-properties fo:break-before="auto" style:row-height="0.478cm" style:use-optimal-row-height="false"/>
    </style:style>
    <style:style style:name="ID0EZIJM" style:family="table-row">
      <style:table-row-properties fo:break-before="auto" style:row-height="0.478cm" style:use-optimal-row-height="false"/>
    </style:style>
    <style:style style:name="ID0EFJJM" style:family="table-row">
      <style:table-row-properties fo:break-before="auto" style:row-height="0.478cm" style:use-optimal-row-height="false"/>
    </style:style>
    <style:style style:name="ID0ERJJM" style:family="table-row">
      <style:table-row-properties fo:break-before="auto" style:row-height="0.478cm" style:use-optimal-row-height="false"/>
    </style:style>
    <style:style style:name="ID0E4JJM" style:family="table-row">
      <style:table-row-properties fo:break-before="auto" style:row-height="0.478cm" style:use-optimal-row-height="false"/>
    </style:style>
    <style:style style:name="ID0EJKJM" style:family="table-row">
      <style:table-row-properties fo:break-before="auto" style:row-height="0.478cm" style:use-optimal-row-height="false"/>
    </style:style>
    <style:style style:name="ID0EVKJM" style:family="table-row">
      <style:table-row-properties fo:break-before="auto" style:row-height="0.478cm" style:use-optimal-row-height="false"/>
    </style:style>
    <style:style style:name="ID0EBLJM" style:family="table-row">
      <style:table-row-properties fo:break-before="auto" style:row-height="0.478cm" style:use-optimal-row-height="false"/>
    </style:style>
    <style:style style:name="ID0EGLJM" style:family="table-row">
      <style:table-row-properties fo:break-before="auto" style:row-height="0.478cm" style:use-optimal-row-height="false"/>
    </style:style>
    <style:style style:name="ID0ESLJM" style:family="table-row">
      <style:table-row-properties fo:break-before="auto" style:row-height="0.478cm" style:use-optimal-row-height="false"/>
    </style:style>
    <style:style style:name="ID0EXLJM" style:family="table-row">
      <style:table-row-properties fo:break-before="auto" style:row-height="0.478cm" style:use-optimal-row-height="false"/>
    </style:style>
    <style:style style:name="ID0EDMJM" style:family="table-row">
      <style:table-row-properties fo:break-before="auto" style:row-height="0.478cm" style:use-optimal-row-height="false"/>
    </style:style>
    <style:style style:name="ID0EPMJM" style:family="table-row">
      <style:table-row-properties fo:break-before="auto" style:row-height="0.478cm" style:use-optimal-row-height="false"/>
    </style:style>
    <style:style style:name="ID0E2MJM" style:family="table-row">
      <style:table-row-properties fo:break-before="auto" style:row-height="0.478cm" style:use-optimal-row-height="false"/>
    </style:style>
    <style:style style:name="ID0EHNJM" style:family="table-row">
      <style:table-row-properties fo:break-before="auto" style:row-height="0.478cm" style:use-optimal-row-height="false"/>
    </style:style>
    <style:style style:name="ID0ETNJM" style:family="table-row">
      <style:table-row-properties fo:break-before="auto" style:row-height="0.478cm" style:use-optimal-row-height="false"/>
    </style:style>
    <style:style style:name="ID0E6NJM" style:family="table-row">
      <style:table-row-properties fo:break-before="auto" style:row-height="0.478cm" style:use-optimal-row-height="false"/>
    </style:style>
    <style:style style:name="ID0ELOJM" style:family="table-row">
      <style:table-row-properties fo:break-before="auto" style:row-height="0.478cm" style:use-optimal-row-height="false"/>
    </style:style>
    <style:style style:name="ID0EXOJM" style:family="table-row">
      <style:table-row-properties fo:break-before="auto" style:row-height="0.478cm" style:use-optimal-row-height="false"/>
    </style:style>
    <style:style style:name="ID0EDPJM" style:family="table-row">
      <style:table-row-properties fo:break-before="auto" style:row-height="0.478cm" style:use-optimal-row-height="false"/>
    </style:style>
    <style:style style:name="ID0EPPJM" style:family="table-row">
      <style:table-row-properties fo:break-before="auto" style:row-height="0.478cm" style:use-optimal-row-height="false"/>
    </style:style>
    <style:style style:name="ID0EUPJM" style:family="table-row">
      <style:table-row-properties fo:break-before="auto" style:row-height="0.478cm" style:use-optimal-row-height="false"/>
    </style:style>
    <style:style style:name="ID0EZPJM" style:family="table-row">
      <style:table-row-properties fo:break-before="auto" style:row-height="0.478cm" style:use-optimal-row-height="false"/>
    </style:style>
    <style:style style:name="ID0EFQJM" style:family="table-row">
      <style:table-row-properties fo:break-before="auto" style:row-height="0.478cm" style:use-optimal-row-height="false"/>
    </style:style>
    <style:style style:name="ID0EKQJM" style:family="table-row">
      <style:table-row-properties fo:break-before="auto" style:row-height="0.478cm" style:use-optimal-row-height="false"/>
    </style:style>
    <style:style style:name="ID0EPQJM" style:family="table-row">
      <style:table-row-properties fo:break-before="auto" style:row-height="0.478cm" style:use-optimal-row-height="false"/>
    </style:style>
    <style:style style:name="ID0E2QJM" style:family="table-row">
      <style:table-row-properties fo:break-before="auto" style:row-height="0.478cm" style:use-optimal-row-height="false"/>
    </style:style>
    <style:style style:name="ID0EARJM" style:family="table-row">
      <style:table-row-properties fo:break-before="auto" style:row-height="0.478cm" style:use-optimal-row-height="false"/>
    </style:style>
    <style:style style:name="ID0EMRJM" style:family="table-row">
      <style:table-row-properties fo:break-before="auto" style:row-height="0.478cm" style:use-optimal-row-height="false"/>
    </style:style>
    <style:style style:name="ID0EXRJM" style:family="table-row">
      <style:table-row-properties fo:break-before="auto" style:row-height="0.478cm" style:use-optimal-row-height="false"/>
    </style:style>
    <style:style style:name="ID0ECSJM" style:family="table-row">
      <style:table-row-properties fo:break-before="auto" style:row-height="0.478cm" style:use-optimal-row-height="false"/>
    </style:style>
    <style:style style:name="ID0ENSJM" style:family="table-row">
      <style:table-row-properties fo:break-before="auto" style:row-height="0.478cm" style:use-optimal-row-height="false"/>
    </style:style>
    <style:style style:name="ID0EYSJM" style:family="table-row">
      <style:table-row-properties fo:break-before="auto" style:row-height="0.478cm" style:use-optimal-row-height="false"/>
    </style:style>
    <style:style style:name="ID0EDTJM" style:family="table-row">
      <style:table-row-properties fo:break-before="auto" style:row-height="0.478cm" style:use-optimal-row-height="false"/>
    </style:style>
    <style:style style:name="ID0EOTJM" style:family="table-row">
      <style:table-row-properties fo:break-before="auto" style:row-height="0.478cm" style:use-optimal-row-height="false"/>
    </style:style>
    <style:style style:name="ID0EZTJM" style:family="table-row">
      <style:table-row-properties fo:break-before="auto" style:row-height="0.478cm" style:use-optimal-row-height="false"/>
    </style:style>
    <style:style style:name="ID0EEUJM" style:family="table-row">
      <style:table-row-properties fo:break-before="auto" style:row-height="0.478cm" style:use-optimal-row-height="false"/>
    </style:style>
    <style:style style:name="ID0EPUJM" style:family="table-row">
      <style:table-row-properties fo:break-before="auto" style:row-height="0.478cm" style:use-optimal-row-height="false"/>
    </style:style>
    <number:number-style xmlns:c="http://schemas.openxmlformats.org/drawingml/2006/chart" style:name="ID0EFEAC">
      <number:number number:decimal-places="0" number:min-integer-digits="0" number:decimal-replacement=""/>
    </number:number-style>
    <style:style style:name="ID0ENNAC" style:family="table-cell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XNAC" style:family="table-cell" style:parent-style-name="Default">
      <style:table-cell-properties style:vertical-align="middle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DOAC" style:family="table-cell" style:data-style-name="ID0EFEAC" style:parent-style-name="Default">
      <style:table-cell-properties style:vertical-align="middle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QOAC" style:family="table-cell" style:data-style-name="ID0EFEAC" style:parent-style-name="Default">
      <style:table-cell-properties style:vertical-align="middle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4OAC" style:family="table-cell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IPAC" style:family="table-cell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PWJM" style:family="table" style:master-page-name="Default">
      <style:table-properties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Sheet1" table:style-name="ID0EPWJM">
        <table:table-column table:style-name="ID0EFMCI" table:default-cell-style-name="ID0ENNAC"/>
        <table:table-column table:style-name="ID0ELMCI" table:default-cell-style-name="ID0ENNAC"/>
        <table:table-column table:style-name="ID0ERMCI" table:number-columns-repeated="254" table:default-cell-style-name="ID0ENNAC"/>
        <table:table-row xmlns:xdr="http://schemas.openxmlformats.org/drawingml/2006/spreadsheetDrawing" table:style-name="ID0EYMCI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ENCI">
          <table:table-cell table:style-name="ID0EXNAC" office:value-type="string">
            <text:p>주민등록번호</text:p>
          </table:table-cell>
          <table:table-cell table:number-columns-repeated="255"/>
        </table:table-row>
        <table:table-row xmlns:xdr="http://schemas.openxmlformats.org/drawingml/2006/spreadsheetDrawing" table:style-name="ID0EQNCI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3NCI">
          <table:table-cell table:style-name="ID0EXNAC" office:value-type="string">
            <text:p>가. 검출</text:p>
          </table:table-cell>
          <table:table-cell table:number-columns-repeated="255"/>
        </table:table-row>
        <table:table-row xmlns:xdr="http://schemas.openxmlformats.org/drawingml/2006/spreadsheetDrawing" table:style-name="ID0EIOCI">
          <table:table-cell table:number-columns-repeated="256"/>
        </table:table-row>
        <table:table-row xmlns:xdr="http://schemas.openxmlformats.org/drawingml/2006/spreadsheetDrawing" table:style-name="ID0ENOCI">
          <table:table-cell table:style-name="ID0EXNAC" office:value-type="string">
            <text:p>1. 1900년대 출생 내국인 남자</text:p>
          </table:table-cell>
          <table:table-cell table:number-columns-repeated="255"/>
        </table:table-row>
        <table:table-row xmlns:xdr="http://schemas.openxmlformats.org/drawingml/2006/spreadsheetDrawing" table:style-name="ID0EZOCI">
          <table:table-cell table:number-columns-repeated="256"/>
        </table:table-row>
        <table:table-row xmlns:xdr="http://schemas.openxmlformats.org/drawingml/2006/spreadsheetDrawing" table:style-name="ID0E5OCI">
          <table:table-cell table:style-name="ID0EXNAC" office:value-type="string">
            <text:p>591018-1172371</text:p>
          </table:table-cell>
          <table:table-cell table:number-columns-repeated="255"/>
        </table:table-row>
        <table:table-row xmlns:xdr="http://schemas.openxmlformats.org/drawingml/2006/spreadsheetDrawing" table:style-name="ID0EKPCI">
          <table:table-cell table:style-name="ID0EXNAC" office:value-type="string">
            <text:p>680804-1102783</text:p>
          </table:table-cell>
          <table:table-cell table:number-columns-repeated="255"/>
        </table:table-row>
        <table:table-row xmlns:xdr="http://schemas.openxmlformats.org/drawingml/2006/spreadsheetDrawing" table:style-name="ID0EWPCI">
          <table:table-cell table:style-name="ID0EXNAC" office:value-type="string">
            <text:p>730329-1706946</text:p>
          </table:table-cell>
          <table:table-cell table:number-columns-repeated="255"/>
        </table:table-row>
        <table:table-row xmlns:xdr="http://schemas.openxmlformats.org/drawingml/2006/spreadsheetDrawing" table:style-name="ID0ECQCI">
          <table:table-cell table:style-name="ID0EXNAC" office:value-type="string">
            <text:p>880430-1249901</text:p>
          </table:table-cell>
          <table:table-cell table:number-columns-repeated="255"/>
        </table:table-row>
        <table:table-row xmlns:xdr="http://schemas.openxmlformats.org/drawingml/2006/spreadsheetDrawing" table:style-name="ID0EOQCI">
          <table:table-cell table:style-name="ID0EXNAC" office:value-type="string">
            <text:p>921109-1615769</text:p>
          </table:table-cell>
          <table:table-cell table:number-columns-repeated="255"/>
        </table:table-row>
        <table:table-row xmlns:xdr="http://schemas.openxmlformats.org/drawingml/2006/spreadsheetDrawing" table:style-name="ID0E1QCI">
          <table:table-cell table:number-columns-repeated="256"/>
        </table:table-row>
        <table:table-row xmlns:xdr="http://schemas.openxmlformats.org/drawingml/2006/spreadsheetDrawing" table:style-name="ID0E6QCI">
          <table:table-cell table:style-name="ID0EXNAC" office:value-type="string">
            <text:p>2. 1900년대 출생 내국인 여자</text:p>
          </table:table-cell>
          <table:table-cell table:number-columns-repeated="255"/>
        </table:table-row>
        <table:table-row xmlns:xdr="http://schemas.openxmlformats.org/drawingml/2006/spreadsheetDrawing" table:style-name="ID0ELRCI">
          <table:table-cell table:number-columns-repeated="256"/>
        </table:table-row>
        <table:table-row xmlns:xdr="http://schemas.openxmlformats.org/drawingml/2006/spreadsheetDrawing" table:style-name="ID0EQRCI">
          <table:table-cell table:style-name="ID0EXNAC" office:value-type="string">
            <text:p>511030-2375248</text:p>
          </table:table-cell>
          <table:table-cell table:number-columns-repeated="255"/>
        </table:table-row>
        <table:table-row xmlns:xdr="http://schemas.openxmlformats.org/drawingml/2006/spreadsheetDrawing" table:style-name="ID0E3RCI">
          <table:table-cell table:style-name="ID0EXNAC" office:value-type="string">
            <text:p>600130-2162489</text:p>
          </table:table-cell>
          <table:table-cell table:number-columns-repeated="255"/>
        </table:table-row>
        <table:table-row xmlns:xdr="http://schemas.openxmlformats.org/drawingml/2006/spreadsheetDrawing" table:style-name="ID0EISCI">
          <table:table-cell table:style-name="ID0EXNAC" office:value-type="string">
            <text:p>771018-2420466</text:p>
          </table:table-cell>
          <table:table-cell table:number-columns-repeated="255"/>
        </table:table-row>
        <table:table-row xmlns:xdr="http://schemas.openxmlformats.org/drawingml/2006/spreadsheetDrawing" table:style-name="ID0EUSCI">
          <table:table-cell table:style-name="ID0EXNAC" office:value-type="string">
            <text:p>811107-2340889</text:p>
          </table:table-cell>
          <table:table-cell table:number-columns-repeated="255"/>
        </table:table-row>
        <table:table-row xmlns:xdr="http://schemas.openxmlformats.org/drawingml/2006/spreadsheetDrawing" table:style-name="ID0EATCI">
          <table:table-cell table:style-name="ID0EXNAC" office:value-type="string">
            <text:p>990901-2109005</text:p>
          </table:table-cell>
          <table:table-cell table:number-columns-repeated="255"/>
        </table:table-row>
        <table:table-row xmlns:xdr="http://schemas.openxmlformats.org/drawingml/2006/spreadsheetDrawing" table:style-name="ID0EMTCI">
          <table:table-cell table:number-columns-repeated="256"/>
        </table:table-row>
        <table:table-row xmlns:xdr="http://schemas.openxmlformats.org/drawingml/2006/spreadsheetDrawing" table:style-name="ID0ERTCI">
          <table:table-cell table:style-name="ID0EXNAC" office:value-type="string">
            <text:p>3. 2000년대 출생 내국인 남자</text:p>
          </table:table-cell>
          <table:table-cell table:number-columns-repeated="255"/>
        </table:table-row>
        <table:table-row xmlns:xdr="http://schemas.openxmlformats.org/drawingml/2006/spreadsheetDrawing" table:style-name="ID0E4TCI">
          <table:table-cell table:number-columns-repeated="256"/>
        </table:table-row>
        <table:table-row xmlns:xdr="http://schemas.openxmlformats.org/drawingml/2006/spreadsheetDrawing" table:style-name="ID0ECUCI">
          <table:table-cell table:style-name="ID0EXNAC" office:value-type="string">
            <text:p>011113-3173805</text:p>
          </table:table-cell>
          <table:table-cell table:number-columns-repeated="255"/>
        </table:table-row>
        <table:table-row xmlns:xdr="http://schemas.openxmlformats.org/drawingml/2006/spreadsheetDrawing" table:style-name="ID0EOUCI">
          <table:table-cell table:style-name="ID0EXNAC" office:value-type="string">
            <text:p>031012-3898741</text:p>
          </table:table-cell>
          <table:table-cell table:number-columns-repeated="255"/>
        </table:table-row>
        <table:table-row xmlns:xdr="http://schemas.openxmlformats.org/drawingml/2006/spreadsheetDrawing" table:style-name="ID0E1UCI">
          <table:table-cell table:style-name="ID0EXNAC" office:value-type="string">
            <text:p>090706-3473711</text:p>
          </table:table-cell>
          <table:table-cell table:number-columns-repeated="255"/>
        </table:table-row>
        <table:table-row xmlns:xdr="http://schemas.openxmlformats.org/drawingml/2006/spreadsheetDrawing" table:style-name="ID0EGVCI">
          <table:table-cell table:style-name="ID0EXNAC" office:value-type="string">
            <text:p>131007-3727037</text:p>
          </table:table-cell>
          <table:table-cell table:number-columns-repeated="255"/>
        </table:table-row>
        <table:table-row xmlns:xdr="http://schemas.openxmlformats.org/drawingml/2006/spreadsheetDrawing" table:style-name="ID0ESVCI">
          <table:table-cell table:style-name="ID0EXNAC" office:value-type="string">
            <text:p>141101-3464299</text:p>
          </table:table-cell>
          <table:table-cell table:number-columns-repeated="255"/>
        </table:table-row>
        <table:table-row xmlns:xdr="http://schemas.openxmlformats.org/drawingml/2006/spreadsheetDrawing" table:style-name="ID0E5VCI">
          <table:table-cell table:number-columns-repeated="256"/>
        </table:table-row>
        <table:table-row xmlns:xdr="http://schemas.openxmlformats.org/drawingml/2006/spreadsheetDrawing" table:style-name="ID0EDWCI">
          <table:table-cell table:style-name="ID0EXNAC" office:value-type="string">
            <text:p>4. 2000년대 출생 내국인 여자</text:p>
          </table:table-cell>
          <table:table-cell table:number-columns-repeated="255"/>
        </table:table-row>
        <table:table-row xmlns:xdr="http://schemas.openxmlformats.org/drawingml/2006/spreadsheetDrawing" table:style-name="ID0EPWCI">
          <table:table-cell table:number-columns-repeated="256"/>
        </table:table-row>
        <table:table-row xmlns:xdr="http://schemas.openxmlformats.org/drawingml/2006/spreadsheetDrawing" table:style-name="ID0EUWCI">
          <table:table-cell table:style-name="ID0EXNAC" office:value-type="string">
            <text:p>031117-4869415</text:p>
          </table:table-cell>
          <table:table-cell table:number-columns-repeated="255"/>
        </table:table-row>
        <table:table-row xmlns:xdr="http://schemas.openxmlformats.org/drawingml/2006/spreadsheetDrawing" table:style-name="ID0EAXCI">
          <table:table-cell table:style-name="ID0EXNAC" office:value-type="string">
            <text:p>051014-4521919</text:p>
          </table:table-cell>
          <table:table-cell table:number-columns-repeated="255"/>
        </table:table-row>
        <table:table-row xmlns:xdr="http://schemas.openxmlformats.org/drawingml/2006/spreadsheetDrawing" table:style-name="ID0EMXCI">
          <table:table-cell table:style-name="ID0EXNAC" office:value-type="string">
            <text:p>080715-4332122</text:p>
          </table:table-cell>
          <table:table-cell table:number-columns-repeated="255"/>
        </table:table-row>
        <table:table-row xmlns:xdr="http://schemas.openxmlformats.org/drawingml/2006/spreadsheetDrawing" table:style-name="ID0EYXCI">
          <table:table-cell table:style-name="ID0EXNAC" office:value-type="string">
            <text:p>101119-4084302</text:p>
          </table:table-cell>
          <table:table-cell table:number-columns-repeated="255"/>
        </table:table-row>
        <table:table-row xmlns:xdr="http://schemas.openxmlformats.org/drawingml/2006/spreadsheetDrawing" table:style-name="ID0EEYCI">
          <table:table-cell table:style-name="ID0EXNAC" office:value-type="string">
            <text:p>111001-4102019</text:p>
          </table:table-cell>
          <table:table-cell table:number-columns-repeated="255"/>
        </table:table-row>
        <table:table-row xmlns:xdr="http://schemas.openxmlformats.org/drawingml/2006/spreadsheetDrawing" table:style-name="ID0EQYCI">
          <table:table-cell table:number-columns-repeated="256"/>
        </table:table-row>
        <table:table-row xmlns:xdr="http://schemas.openxmlformats.org/drawingml/2006/spreadsheetDrawing" table:style-name="ID0EVYCI">
          <table:table-cell table:style-name="ID0EXNAC" office:value-type="string">
            <text:p>5. 가운데 - </text:p>
          </table:table-cell>
          <table:table-cell table:number-columns-repeated="255"/>
        </table:table-row>
        <table:table-row xmlns:xdr="http://schemas.openxmlformats.org/drawingml/2006/spreadsheetDrawing" table:style-name="ID0EBZCI">
          <table:table-cell table:number-columns-repeated="256"/>
        </table:table-row>
        <table:table-row xmlns:xdr="http://schemas.openxmlformats.org/drawingml/2006/spreadsheetDrawing" table:style-name="ID0EGZCI">
          <table:table-cell table:style-name="ID0EXNAC" office:value-type="string">
            <text:p>670210-1554381</text:p>
          </table:table-cell>
          <table:table-cell table:number-columns-repeated="255"/>
        </table:table-row>
        <table:table-row xmlns:xdr="http://schemas.openxmlformats.org/drawingml/2006/spreadsheetDrawing" table:style-name="ID0ESZCI">
          <table:table-cell table:style-name="ID0EXNAC" office:value-type="string">
            <text:p>820330-2650193</text:p>
          </table:table-cell>
          <table:table-cell table:number-columns-repeated="255"/>
        </table:table-row>
        <table:table-row xmlns:xdr="http://schemas.openxmlformats.org/drawingml/2006/spreadsheetDrawing" table:style-name="ID0E5ZCI">
          <table:table-cell table:style-name="ID0EXNAC" office:value-type="string">
            <text:p>771102-1815710</text:p>
          </table:table-cell>
          <table:table-cell table:number-columns-repeated="255"/>
        </table:table-row>
        <table:table-row xmlns:xdr="http://schemas.openxmlformats.org/drawingml/2006/spreadsheetDrawing" table:style-name="ID0EK1CI">
          <table:table-cell table:style-name="ID0EXNAC" office:value-type="string">
            <text:p>790329-2603426</text:p>
          </table:table-cell>
          <table:table-cell table:number-columns-repeated="255"/>
        </table:table-row>
        <table:table-row xmlns:xdr="http://schemas.openxmlformats.org/drawingml/2006/spreadsheetDrawing" table:style-name="ID0EW1CI">
          <table:table-cell table:style-name="ID0EXNAC" office:value-type="string">
            <text:p>461130-1025451</text:p>
          </table:table-cell>
          <table:table-cell table:number-columns-repeated="255"/>
        </table:table-row>
        <table:table-row xmlns:xdr="http://schemas.openxmlformats.org/drawingml/2006/spreadsheetDrawing" table:style-name="ID0EC2CI">
          <table:table-cell table:number-columns-repeated="256"/>
        </table:table-row>
        <table:table-row xmlns:xdr="http://schemas.openxmlformats.org/drawingml/2006/spreadsheetDrawing" table:style-name="ID0EH2CI">
          <table:table-cell table:style-name="ID0EXNAC" office:value-type="string">
            <text:p>6. 가운데 공백</text:p>
          </table:table-cell>
          <table:table-cell table:number-columns-repeated="255"/>
        </table:table-row>
        <table:table-row xmlns:xdr="http://schemas.openxmlformats.org/drawingml/2006/spreadsheetDrawing" table:style-name="ID0ET2CI">
          <table:table-cell table:number-columns-repeated="256"/>
        </table:table-row>
        <table:table-row xmlns:xdr="http://schemas.openxmlformats.org/drawingml/2006/spreadsheetDrawing" table:style-name="ID0EY2CI">
          <table:table-cell table:style-name="ID0EXNAC" office:value-type="string">
            <text:p>841025 2498601 </text:p>
          </table:table-cell>
          <table:table-cell table:number-columns-repeated="255"/>
        </table:table-row>
        <table:table-row xmlns:xdr="http://schemas.openxmlformats.org/drawingml/2006/spreadsheetDrawing" table:style-name="ID0EE3CI">
          <table:table-cell table:style-name="ID0EXNAC" office:value-type="string">
            <text:p>541003 1682176</text:p>
          </table:table-cell>
          <table:table-cell table:number-columns-repeated="255"/>
        </table:table-row>
        <table:table-row xmlns:xdr="http://schemas.openxmlformats.org/drawingml/2006/spreadsheetDrawing" table:style-name="ID0EQ3CI">
          <table:table-cell table:style-name="ID0EXNAC" office:value-type="string">
            <text:p>911027 1311966 </text:p>
          </table:table-cell>
          <table:table-cell table:number-columns-repeated="255"/>
        </table:table-row>
        <table:table-row xmlns:xdr="http://schemas.openxmlformats.org/drawingml/2006/spreadsheetDrawing" table:style-name="ID0E33CI">
          <table:table-cell table:style-name="ID0EXNAC" office:value-type="string">
            <text:p>921015 2712579 </text:p>
          </table:table-cell>
          <table:table-cell table:number-columns-repeated="255"/>
        </table:table-row>
        <table:table-row xmlns:xdr="http://schemas.openxmlformats.org/drawingml/2006/spreadsheetDrawing" table:style-name="ID0EI4CI">
          <table:table-cell table:style-name="ID0EXNAC" office:value-type="string">
            <text:p>751125 1543538</text:p>
          </table:table-cell>
          <table:table-cell table:number-columns-repeated="255"/>
        </table:table-row>
        <table:table-row xmlns:xdr="http://schemas.openxmlformats.org/drawingml/2006/spreadsheetDrawing" table:style-name="ID0EU4CI">
          <table:table-cell table:number-columns-repeated="256"/>
        </table:table-row>
        <table:table-row xmlns:xdr="http://schemas.openxmlformats.org/drawingml/2006/spreadsheetDrawing" table:style-name="ID0EZ4CI">
          <table:table-cell table:style-name="ID0EXNAC" office:value-type="string">
            <text:p>7. 연속일 경우</text:p>
          </table:table-cell>
          <table:table-cell table:number-columns-repeated="255"/>
        </table:table-row>
        <table:table-row xmlns:xdr="http://schemas.openxmlformats.org/drawingml/2006/spreadsheetDrawing" table:style-name="ID0EF5CI">
          <table:table-cell table:number-columns-repeated="256"/>
        </table:table-row>
        <table:table-row xmlns:xdr="http://schemas.openxmlformats.org/drawingml/2006/spreadsheetDrawing" table:style-name="ID0EK5CI">
          <table:table-cell table:style-name="ID0EXNAC" office:value-type="float" office:value="9010132257200">
            <text:p>9010132257200</text:p>
          </table:table-cell>
          <table:table-cell table:number-columns-repeated="255"/>
        </table:table-row>
        <table:table-row xmlns:xdr="http://schemas.openxmlformats.org/drawingml/2006/spreadsheetDrawing" table:style-name="ID0EV5CI">
          <table:table-cell table:style-name="ID0EXNAC" office:value-type="float" office:value="5010231710272">
            <text:p>5010231710272</text:p>
          </table:table-cell>
          <table:table-cell table:number-columns-repeated="255"/>
        </table:table-row>
        <table:table-row xmlns:xdr="http://schemas.openxmlformats.org/drawingml/2006/spreadsheetDrawing" table:style-name="ID0EA6CI">
          <table:table-cell table:style-name="ID0EXNAC" office:value-type="float" office:value="6611122189895">
            <text:p>6611122189895</text:p>
          </table:table-cell>
          <table:table-cell table:number-columns-repeated="255"/>
        </table:table-row>
        <table:table-row xmlns:xdr="http://schemas.openxmlformats.org/drawingml/2006/spreadsheetDrawing" table:style-name="ID0EL6CI">
          <table:table-cell table:style-name="ID0EXNAC" office:value-type="float" office:value="5911041084315">
            <text:p>5911041084315</text:p>
          </table:table-cell>
          <table:table-cell table:number-columns-repeated="255"/>
        </table:table-row>
        <table:table-row xmlns:xdr="http://schemas.openxmlformats.org/drawingml/2006/spreadsheetDrawing" table:style-name="ID0EW6CI">
          <table:table-cell table:style-name="ID0EXNAC" office:value-type="float" office:value="9011071843199">
            <text:p>9011071843199</text:p>
          </table:table-cell>
          <table:table-cell table:number-columns-repeated="255"/>
        </table:table-row>
        <table:table-row xmlns:xdr="http://schemas.openxmlformats.org/drawingml/2006/spreadsheetDrawing" table:style-name="ID0EBADI">
          <table:table-cell table:number-columns-repeated="256"/>
        </table:table-row>
        <table:table-row xmlns:xdr="http://schemas.openxmlformats.org/drawingml/2006/spreadsheetDrawing" table:style-name="ID0EGADI">
          <table:table-cell table:style-name="ID0EXNAC" office:value-type="string">
            <text:p>8. 윤년 일때</text:p>
          </table:table-cell>
          <table:table-cell table:number-columns-repeated="255"/>
        </table:table-row>
        <table:table-row xmlns:xdr="http://schemas.openxmlformats.org/drawingml/2006/spreadsheetDrawing" table:style-name="ID0ESADI">
          <table:table-cell table:number-columns-repeated="256"/>
        </table:table-row>
        <table:table-row xmlns:xdr="http://schemas.openxmlformats.org/drawingml/2006/spreadsheetDrawing" table:style-name="ID0EXADI">
          <table:table-cell table:style-name="ID0EXNAC" office:value-type="string">
            <text:p>920229-1620059</text:p>
          </table:table-cell>
          <table:table-cell table:number-columns-repeated="255"/>
        </table:table-row>
        <table:table-row xmlns:xdr="http://schemas.openxmlformats.org/drawingml/2006/spreadsheetDrawing" table:style-name="ID0EDBDI">
          <table:table-cell table:style-name="ID0EXNAC" office:value-type="string">
            <text:p>960229-2478173</text:p>
          </table:table-cell>
          <table:table-cell table:number-columns-repeated="255"/>
        </table:table-row>
        <table:table-row xmlns:xdr="http://schemas.openxmlformats.org/drawingml/2006/spreadsheetDrawing" table:style-name="ID0EPBDI">
          <table:table-cell table:style-name="ID0EXNAC" office:value-type="string">
            <text:p>000229-3092314</text:p>
          </table:table-cell>
          <table:table-cell table:number-columns-repeated="255"/>
        </table:table-row>
        <table:table-row xmlns:xdr="http://schemas.openxmlformats.org/drawingml/2006/spreadsheetDrawing" table:style-name="ID0E2BDI">
          <table:table-cell table:style-name="ID0EXNAC" office:value-type="string">
            <text:p>040229-4950801</text:p>
          </table:table-cell>
          <table:table-cell table:number-columns-repeated="255"/>
        </table:table-row>
        <table:table-row xmlns:xdr="http://schemas.openxmlformats.org/drawingml/2006/spreadsheetDrawing" table:style-name="ID0EHCDI">
          <table:table-cell table:style-name="ID0EXNAC" office:value-type="string">
            <text:p>080229-4556625</text:p>
          </table:table-cell>
          <table:table-cell table:number-columns-repeated="255"/>
        </table:table-row>
        <table:table-row xmlns:xdr="http://schemas.openxmlformats.org/drawingml/2006/spreadsheetDrawing" table:style-name="ID0ETCDI">
          <table:table-cell table:number-columns-repeated="256"/>
        </table:table-row>
        <table:table-row xmlns:xdr="http://schemas.openxmlformats.org/drawingml/2006/spreadsheetDrawing" table:style-name="ID0EYCDI">
          <table:table-cell table:style-name="ID0EXNAC" office:value-type="string">
            <text:p>9. 구분자 () 사용할 경우</text:p>
          </table:table-cell>
          <table:table-cell table:number-columns-repeated="255"/>
        </table:table-row>
        <table:table-row xmlns:xdr="http://schemas.openxmlformats.org/drawingml/2006/spreadsheetDrawing" table:style-name="ID0EEDDI">
          <table:table-cell table:number-columns-repeated="256"/>
        </table:table-row>
        <table:table-row xmlns:xdr="http://schemas.openxmlformats.org/drawingml/2006/spreadsheetDrawing" table:style-name="ID0EJDDI">
          <table:table-cell table:style-name="ID0EXNAC" office:value-type="string">
            <text:p>(871025-1999173)(840104-2595291)</text:p>
          </table:table-cell>
          <table:table-cell table:number-columns-repeated="255"/>
        </table:table-row>
        <table:table-row xmlns:xdr="http://schemas.openxmlformats.org/drawingml/2006/spreadsheetDrawing" table:style-name="ID0EVDDI">
          <table:table-cell table:style-name="ID0EXNAC" office:value-type="string">
            <text:p>(041116-3927751)(910730-2764731)</text:p>
          </table:table-cell>
          <table:table-cell table:number-columns-repeated="255"/>
        </table:table-row>
        <table:table-row xmlns:xdr="http://schemas.openxmlformats.org/drawingml/2006/spreadsheetDrawing" table:style-name="ID0EBEDI">
          <table:table-cell table:style-name="ID0EXNAC" office:value-type="string">
            <text:p>(420307-1387580)(461011-1271434)</text:p>
          </table:table-cell>
          <table:table-cell table:number-columns-repeated="255"/>
        </table:table-row>
        <table:table-row xmlns:xdr="http://schemas.openxmlformats.org/drawingml/2006/spreadsheetDrawing" table:style-name="ID0ENEDI">
          <table:table-cell table:style-name="ID0EXNAC" office:value-type="string">
            <text:p>(721128-2851885)(720209-1963080)</text:p>
          </table:table-cell>
          <table:table-cell table:number-columns-repeated="255"/>
        </table:table-row>
        <table:table-row xmlns:xdr="http://schemas.openxmlformats.org/drawingml/2006/spreadsheetDrawing" table:style-name="ID0EZEDI">
          <table:table-cell table:style-name="ID0EXNAC" office:value-type="string">
            <text:p>(531009-1429671)(611008-1404197)</text:p>
          </table:table-cell>
          <table:table-cell table:number-columns-repeated="255"/>
        </table:table-row>
        <table:table-row xmlns:xdr="http://schemas.openxmlformats.org/drawingml/2006/spreadsheetDrawing" table:style-name="ID0EFFDI">
          <table:table-cell table:number-columns-repeated="256"/>
        </table:table-row>
        <table:table-row xmlns:xdr="http://schemas.openxmlformats.org/drawingml/2006/spreadsheetDrawing" table:style-name="ID0EKFDI">
          <table:table-cell table:style-name="ID0EXNAC" office:value-type="string">
            <text:p>10. 구분자 {} 사용할 경우</text:p>
          </table:table-cell>
          <table:table-cell table:number-columns-repeated="255"/>
        </table:table-row>
        <table:table-row xmlns:xdr="http://schemas.openxmlformats.org/drawingml/2006/spreadsheetDrawing" table:style-name="ID0EWFDI">
          <table:table-cell table:number-columns-repeated="256"/>
        </table:table-row>
        <table:table-row xmlns:xdr="http://schemas.openxmlformats.org/drawingml/2006/spreadsheetDrawing" table:style-name="ID0E2FDI">
          <table:table-cell table:style-name="ID0EXNAC" office:value-type="string">
            <text:p>{610330-1389945}{730506-1377458}</text:p>
          </table:table-cell>
          <table:table-cell table:number-columns-repeated="255"/>
        </table:table-row>
        <table:table-row xmlns:xdr="http://schemas.openxmlformats.org/drawingml/2006/spreadsheetDrawing" table:style-name="ID0EHGDI">
          <table:table-cell table:style-name="ID0EXNAC" office:value-type="string">
            <text:p>{661010-2679851}{941027-2424359}</text:p>
          </table:table-cell>
          <table:table-cell table:number-columns-repeated="255"/>
        </table:table-row>
        <table:table-row xmlns:xdr="http://schemas.openxmlformats.org/drawingml/2006/spreadsheetDrawing" table:style-name="ID0ETGDI">
          <table:table-cell table:style-name="ID0EXNAC" office:value-type="string">
            <text:p>{860530-2252986}{880304-1257030}</text:p>
          </table:table-cell>
          <table:table-cell table:number-columns-repeated="255"/>
        </table:table-row>
        <table:table-row xmlns:xdr="http://schemas.openxmlformats.org/drawingml/2006/spreadsheetDrawing" table:style-name="ID0E6GDI">
          <table:table-cell table:style-name="ID0EXNAC" office:value-type="string">
            <text:p>{940514-1221543}{780309-1277411}</text:p>
          </table:table-cell>
          <table:table-cell table:number-columns-repeated="255"/>
        </table:table-row>
        <table:table-row xmlns:xdr="http://schemas.openxmlformats.org/drawingml/2006/spreadsheetDrawing" table:style-name="ID0ELHDI">
          <table:table-cell table:style-name="ID0EXNAC" office:value-type="string">
            <text:p>{691117-1835596}{811014-1691477}</text:p>
          </table:table-cell>
          <table:table-cell table:number-columns-repeated="255"/>
        </table:table-row>
        <table:table-row xmlns:xdr="http://schemas.openxmlformats.org/drawingml/2006/spreadsheetDrawing" table:style-name="ID0EXHDI">
          <table:table-cell table:number-columns-repeated="256"/>
        </table:table-row>
        <table:table-row xmlns:xdr="http://schemas.openxmlformats.org/drawingml/2006/spreadsheetDrawing" table:style-name="ID0E3HDI">
          <table:table-cell table:style-name="ID0EXNAC" office:value-type="string">
            <text:p>11. 구분자 [] 사용할 경우</text:p>
          </table:table-cell>
          <table:table-cell table:number-columns-repeated="255"/>
        </table:table-row>
        <table:table-row xmlns:xdr="http://schemas.openxmlformats.org/drawingml/2006/spreadsheetDrawing" table:style-name="ID0EIIDI">
          <table:table-cell table:number-columns-repeated="256"/>
        </table:table-row>
        <table:table-row xmlns:xdr="http://schemas.openxmlformats.org/drawingml/2006/spreadsheetDrawing" table:style-name="ID0ENIDI">
          <table:table-cell table:style-name="ID0EXNAC" office:value-type="string">
            <text:p>[880313-2345581][870118-2029162]</text:p>
          </table:table-cell>
          <table:table-cell table:number-columns-repeated="255"/>
        </table:table-row>
        <table:table-row xmlns:xdr="http://schemas.openxmlformats.org/drawingml/2006/spreadsheetDrawing" table:style-name="ID0EZIDI">
          <table:table-cell table:style-name="ID0EXNAC" office:value-type="string">
            <text:p>[621002-2700812][630507-2838439]</text:p>
          </table:table-cell>
          <table:table-cell table:number-columns-repeated="255"/>
        </table:table-row>
        <table:table-row xmlns:xdr="http://schemas.openxmlformats.org/drawingml/2006/spreadsheetDrawing" table:style-name="ID0EFJDI">
          <table:table-cell table:style-name="ID0EXNAC" office:value-type="string">
            <text:p>[671121-1254155][841012-2245460]</text:p>
          </table:table-cell>
          <table:table-cell table:number-columns-repeated="255"/>
        </table:table-row>
        <table:table-row xmlns:xdr="http://schemas.openxmlformats.org/drawingml/2006/spreadsheetDrawing" table:style-name="ID0ERJDI">
          <table:table-cell table:style-name="ID0EXNAC" office:value-type="string">
            <text:p>[500712-2442246][710430-1577661]</text:p>
          </table:table-cell>
          <table:table-cell table:number-columns-repeated="255"/>
        </table:table-row>
        <table:table-row xmlns:xdr="http://schemas.openxmlformats.org/drawingml/2006/spreadsheetDrawing" table:style-name="ID0E4JDI">
          <table:table-cell table:style-name="ID0EXNAC" office:value-type="string">
            <text:p>[701120-1651997][761030-2677069]</text:p>
          </table:table-cell>
          <table:table-cell table:number-columns-repeated="255"/>
        </table:table-row>
        <table:table-row xmlns:xdr="http://schemas.openxmlformats.org/drawingml/2006/spreadsheetDrawing" table:style-name="ID0EJKDI">
          <table:table-cell table:number-columns-repeated="256"/>
        </table:table-row>
        <table:table-row xmlns:xdr="http://schemas.openxmlformats.org/drawingml/2006/spreadsheetDrawing" table:style-name="ID0EOKDI">
          <table:table-cell table:style-name="ID0EXNAC" office:value-type="string">
            <text:p>12. 구분자tab 사용할 경우</text:p>
          </table:table-cell>
          <table:table-cell table:number-columns-repeated="255"/>
        </table:table-row>
        <table:table-row xmlns:xdr="http://schemas.openxmlformats.org/drawingml/2006/spreadsheetDrawing" table:style-name="ID0E1KDI">
          <table:table-cell table:number-columns-repeated="256"/>
        </table:table-row>
        <table:table-row xmlns:xdr="http://schemas.openxmlformats.org/drawingml/2006/spreadsheetDrawing" table:style-name="ID0E6KDI">
          <table:table-cell table:style-name="ID0EXNAC" office:value-type="string">
            <text:p>331126-2943604</text:p>
          </table:table-cell>
          <table:table-cell office:value-type="string">
            <text:p>941020-2754353 </text:p>
          </table:table-cell>
          <table:table-cell table:number-columns-repeated="254"/>
        </table:table-row>
        <table:table-row xmlns:xdr="http://schemas.openxmlformats.org/drawingml/2006/spreadsheetDrawing" table:style-name="ID0EQLDI">
          <table:table-cell table:style-name="ID0EXNAC" office:value-type="string">
            <text:p>430620-1260978</text:p>
          </table:table-cell>
          <table:table-cell office:value-type="string">
            <text:p>520508-1333049 </text:p>
          </table:table-cell>
          <table:table-cell table:number-columns-repeated="254"/>
        </table:table-row>
        <table:table-row xmlns:xdr="http://schemas.openxmlformats.org/drawingml/2006/spreadsheetDrawing" table:style-name="ID0EBMDI">
          <table:table-cell table:style-name="ID0EXNAC" office:value-type="string">
            <text:p>930115-1395023</text:p>
          </table:table-cell>
          <table:table-cell office:value-type="string">
            <text:p>681018-2551591 </text:p>
          </table:table-cell>
          <table:table-cell table:number-columns-repeated="254"/>
        </table:table-row>
        <table:table-row xmlns:xdr="http://schemas.openxmlformats.org/drawingml/2006/spreadsheetDrawing" table:style-name="ID0ESMDI">
          <table:table-cell table:style-name="ID0EXNAC" office:value-type="string">
            <text:p>581023-2938160</text:p>
          </table:table-cell>
          <table:table-cell office:value-type="string">
            <text:p>850617-1576771 </text:p>
          </table:table-cell>
          <table:table-cell table:number-columns-repeated="254"/>
        </table:table-row>
        <table:table-row xmlns:xdr="http://schemas.openxmlformats.org/drawingml/2006/spreadsheetDrawing" table:style-name="ID0EDNDI">
          <table:table-cell table:style-name="ID0EXNAC" office:value-type="string">
            <text:p>410630-2885014</text:p>
          </table:table-cell>
          <table:table-cell office:value-type="string">
            <text:p>640811-1920529</text:p>
          </table:table-cell>
          <table:table-cell table:number-columns-repeated="254"/>
        </table:table-row>
        <table:table-row xmlns:xdr="http://schemas.openxmlformats.org/drawingml/2006/spreadsheetDrawing" table:style-name="ID0EUNDI">
          <table:table-cell table:number-columns-repeated="256"/>
        </table:table-row>
        <table:table-row xmlns:xdr="http://schemas.openxmlformats.org/drawingml/2006/spreadsheetDrawing" table:style-name="ID0EZNDI">
          <table:table-cell table:style-name="ID0EXNAC" office:value-type="string">
            <text:p>13. 구분자 , 사용할 경우</text:p>
          </table:table-cell>
          <table:table-cell table:number-columns-repeated="255"/>
        </table:table-row>
        <table:table-row xmlns:xdr="http://schemas.openxmlformats.org/drawingml/2006/spreadsheetDrawing" table:style-name="ID0EFODI">
          <table:table-cell table:number-columns-repeated="256"/>
        </table:table-row>
        <table:table-row xmlns:xdr="http://schemas.openxmlformats.org/drawingml/2006/spreadsheetDrawing" table:style-name="ID0EKODI">
          <table:table-cell table:style-name="ID0EXNAC" office:value-type="string">
            <text:p>720318-2426484,980511-2538213 </text:p>
          </table:table-cell>
          <table:table-cell table:number-columns-repeated="255"/>
        </table:table-row>
        <table:table-row xmlns:xdr="http://schemas.openxmlformats.org/drawingml/2006/spreadsheetDrawing" table:style-name="ID0EWODI">
          <table:table-cell table:style-name="ID0EXNAC" office:value-type="string">
            <text:p>851127-1390224,051009-4125914 </text:p>
          </table:table-cell>
          <table:table-cell table:number-columns-repeated="255"/>
        </table:table-row>
        <table:table-row xmlns:xdr="http://schemas.openxmlformats.org/drawingml/2006/spreadsheetDrawing" table:style-name="ID0ECPDI">
          <table:table-cell table:style-name="ID0EXNAC" office:value-type="string">
            <text:p>411119-1744834,640330-2836187 </text:p>
          </table:table-cell>
          <table:table-cell table:number-columns-repeated="255"/>
        </table:table-row>
        <table:table-row xmlns:xdr="http://schemas.openxmlformats.org/drawingml/2006/spreadsheetDrawing" table:style-name="ID0EOPDI">
          <table:table-cell table:style-name="ID0EXNAC" office:value-type="string">
            <text:p>681130-1893326,511030-2391341 </text:p>
          </table:table-cell>
          <table:table-cell table:number-columns-repeated="255"/>
        </table:table-row>
        <table:table-row xmlns:xdr="http://schemas.openxmlformats.org/drawingml/2006/spreadsheetDrawing" table:style-name="ID0E1PDI">
          <table:table-cell table:style-name="ID0EXNAC" office:value-type="string">
            <text:p>641120-1913488,111112-3760489 </text:p>
          </table:table-cell>
          <table:table-cell table:number-columns-repeated="255"/>
        </table:table-row>
        <table:table-row xmlns:xdr="http://schemas.openxmlformats.org/drawingml/2006/spreadsheetDrawing" table:style-name="ID0EGQDI">
          <table:table-cell table:number-columns-repeated="256"/>
        </table:table-row>
        <table:table-row xmlns:xdr="http://schemas.openxmlformats.org/drawingml/2006/spreadsheetDrawing" table:style-name="ID0ELQDI">
          <table:table-cell table:style-name="ID0EXNAC" office:value-type="string">
            <text:p>14. 구분자 " 사용할 경우</text:p>
          </table:table-cell>
          <table:table-cell table:number-columns-repeated="255"/>
        </table:table-row>
        <table:table-row xmlns:xdr="http://schemas.openxmlformats.org/drawingml/2006/spreadsheetDrawing" table:style-name="ID0EXQDI">
          <table:table-cell table:number-columns-repeated="256"/>
        </table:table-row>
        <table:table-row xmlns:xdr="http://schemas.openxmlformats.org/drawingml/2006/spreadsheetDrawing" table:style-name="ID0E3QDI">
          <table:table-cell table:style-name="ID0EXNAC" office:value-type="string">
            <text:p>620322-1788693"770627-1808181</text:p>
          </table:table-cell>
          <table:table-cell table:number-columns-repeated="255"/>
        </table:table-row>
        <table:table-row xmlns:xdr="http://schemas.openxmlformats.org/drawingml/2006/spreadsheetDrawing" table:style-name="ID0EIRDI">
          <table:table-cell table:style-name="ID0EXNAC" office:value-type="string">
            <text:p>481121-2295011"531130-1324135</text:p>
          </table:table-cell>
          <table:table-cell table:number-columns-repeated="255"/>
        </table:table-row>
        <table:table-row xmlns:xdr="http://schemas.openxmlformats.org/drawingml/2006/spreadsheetDrawing" table:style-name="ID0EURDI">
          <table:table-cell table:style-name="ID0EXNAC" office:value-type="string">
            <text:p>420426-2900476"511030-2075242</text:p>
          </table:table-cell>
          <table:table-cell table:number-columns-repeated="255"/>
        </table:table-row>
        <table:table-row xmlns:xdr="http://schemas.openxmlformats.org/drawingml/2006/spreadsheetDrawing" table:style-name="ID0EASDI">
          <table:table-cell table:style-name="ID0EXNAC" office:value-type="string">
            <text:p>481113-2001161"951130-2078348</text:p>
          </table:table-cell>
          <table:table-cell table:number-columns-repeated="255"/>
        </table:table-row>
        <table:table-row xmlns:xdr="http://schemas.openxmlformats.org/drawingml/2006/spreadsheetDrawing" table:style-name="ID0EMSDI">
          <table:table-cell table:style-name="ID0EXNAC" office:value-type="string">
            <text:p>850210-2303341"750717-2599459</text:p>
          </table:table-cell>
          <table:table-cell table:number-columns-repeated="255"/>
        </table:table-row>
        <table:table-row xmlns:xdr="http://schemas.openxmlformats.org/drawingml/2006/spreadsheetDrawing" table:style-name="ID0EYSDI">
          <table:table-cell table:number-columns-repeated="256"/>
        </table:table-row>
        <table:table-row xmlns:xdr="http://schemas.openxmlformats.org/drawingml/2006/spreadsheetDrawing" table:style-name="ID0E4SDI">
          <table:table-cell table:style-name="ID0EXNAC" office:value-type="string">
            <text:p>=====================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JTDI">
          <table:table-cell table:number-columns-repeated="256"/>
        </table:table-row>
        <table:table-row xmlns:xdr="http://schemas.openxmlformats.org/drawingml/2006/spreadsheetDrawing" table:style-name="ID0EOTDI">
          <table:table-cell table:number-columns-repeated="256"/>
        </table:table-row>
        <table:table-row xmlns:xdr="http://schemas.openxmlformats.org/drawingml/2006/spreadsheetDrawing" table:style-name="ID0ETTDI">
          <table:table-cell table:style-name="ID0EXNAC" office:value-type="string">
            <text:p>나. 미검출</text:p>
          </table:table-cell>
          <table:table-cell table:number-columns-repeated="255"/>
        </table:table-row>
        <table:table-row xmlns:xdr="http://schemas.openxmlformats.org/drawingml/2006/spreadsheetDrawing" table:style-name="ID0E6TDI">
          <table:table-cell table:number-columns-repeated="256"/>
        </table:table-row>
        <table:table-row xmlns:xdr="http://schemas.openxmlformats.org/drawingml/2006/spreadsheetDrawing" table:style-name="ID0EEUDI">
          <table:table-cell table:style-name="ID0EXNAC" office:value-type="string">
            <text:p>1. 월 오류(날짜 형식에 올수 없는 값이 사용되었을 경우)</text:p>
          </table:table-cell>
          <table:table-cell table:number-columns-repeated="255"/>
        </table:table-row>
        <table:table-row xmlns:xdr="http://schemas.openxmlformats.org/drawingml/2006/spreadsheetDrawing" table:style-name="ID0EQUDI">
          <table:table-cell table:number-columns-repeated="256"/>
        </table:table-row>
        <table:table-row xmlns:xdr="http://schemas.openxmlformats.org/drawingml/2006/spreadsheetDrawing" table:style-name="ID0EVUDI">
          <table:table-cell table:style-name="ID0EXNAC" office:value-type="string">
            <text:p>423430-2133992</text:p>
          </table:table-cell>
          <table:table-cell table:number-columns-repeated="255"/>
        </table:table-row>
        <table:table-row xmlns:xdr="http://schemas.openxmlformats.org/drawingml/2006/spreadsheetDrawing" table:style-name="ID0EBVDI">
          <table:table-cell table:style-name="ID0EXNAC" office:value-type="string">
            <text:p>952217-2172872</text:p>
          </table:table-cell>
          <table:table-cell table:number-columns-repeated="255"/>
        </table:table-row>
        <table:table-row xmlns:xdr="http://schemas.openxmlformats.org/drawingml/2006/spreadsheetDrawing" table:style-name="ID0ENVDI">
          <table:table-cell table:style-name="ID0EXNAC" office:value-type="string">
            <text:p>731702-1421297</text:p>
          </table:table-cell>
          <table:table-cell table:number-columns-repeated="255"/>
        </table:table-row>
        <table:table-row xmlns:xdr="http://schemas.openxmlformats.org/drawingml/2006/spreadsheetDrawing" table:style-name="ID0EZVDI">
          <table:table-cell table:style-name="ID0EXNAC" office:value-type="string">
            <text:p>834018-2141441</text:p>
          </table:table-cell>
          <table:table-cell table:number-columns-repeated="255"/>
        </table:table-row>
        <table:table-row xmlns:xdr="http://schemas.openxmlformats.org/drawingml/2006/spreadsheetDrawing" table:style-name="ID0EFWDI">
          <table:table-cell table:style-name="ID0EXNAC" office:value-type="string">
            <text:p>551712-2937064</text:p>
          </table:table-cell>
          <table:table-cell table:number-columns-repeated="255"/>
        </table:table-row>
        <table:table-row xmlns:xdr="http://schemas.openxmlformats.org/drawingml/2006/spreadsheetDrawing" table:style-name="ID0ERWDI">
          <table:table-cell table:number-columns-repeated="256"/>
        </table:table-row>
        <table:table-row xmlns:xdr="http://schemas.openxmlformats.org/drawingml/2006/spreadsheetDrawing" table:style-name="ID0EWWDI">
          <table:table-cell table:style-name="ID0EXNAC" office:value-type="string">
            <text:p>2. 일 오류(날짜 형식에 올수 없는 값이 사용되었을 경우)</text:p>
          </table:table-cell>
          <table:table-cell table:number-columns-repeated="255"/>
        </table:table-row>
        <table:table-row xmlns:xdr="http://schemas.openxmlformats.org/drawingml/2006/spreadsheetDrawing" table:style-name="ID0ECXDI">
          <table:table-cell table:number-columns-repeated="256"/>
        </table:table-row>
        <table:table-row xmlns:xdr="http://schemas.openxmlformats.org/drawingml/2006/spreadsheetDrawing" table:style-name="ID0EHXDI">
          <table:table-cell table:style-name="ID0EXNAC" office:value-type="string">
            <text:p>741093-1480016</text:p>
          </table:table-cell>
          <table:table-cell table:number-columns-repeated="255"/>
        </table:table-row>
        <table:table-row xmlns:xdr="http://schemas.openxmlformats.org/drawingml/2006/spreadsheetDrawing" table:style-name="ID0ETXDI">
          <table:table-cell table:style-name="ID0EXNAC" office:value-type="string">
            <text:p>830671-2113482</text:p>
          </table:table-cell>
          <table:table-cell table:number-columns-repeated="255"/>
        </table:table-row>
        <table:table-row xmlns:xdr="http://schemas.openxmlformats.org/drawingml/2006/spreadsheetDrawing" table:style-name="ID0E6XDI">
          <table:table-cell table:style-name="ID0EXNAC" office:value-type="string">
            <text:p>480756-2424231</text:p>
          </table:table-cell>
          <table:table-cell table:number-columns-repeated="255"/>
        </table:table-row>
        <table:table-row xmlns:xdr="http://schemas.openxmlformats.org/drawingml/2006/spreadsheetDrawing" table:style-name="ID0ELYDI">
          <table:table-cell table:style-name="ID0EXNAC" office:value-type="string">
            <text:p>840736-2324310</text:p>
          </table:table-cell>
          <table:table-cell table:number-columns-repeated="255"/>
        </table:table-row>
        <table:table-row xmlns:xdr="http://schemas.openxmlformats.org/drawingml/2006/spreadsheetDrawing" table:style-name="ID0EXYDI">
          <table:table-cell table:style-name="ID0EXNAC" office:value-type="string">
            <text:p>781167-1575074</text:p>
          </table:table-cell>
          <table:table-cell table:number-columns-repeated="255"/>
        </table:table-row>
        <table:table-row xmlns:xdr="http://schemas.openxmlformats.org/drawingml/2006/spreadsheetDrawing" table:style-name="ID0EDZDI">
          <table:table-cell table:number-columns-repeated="256"/>
        </table:table-row>
        <table:table-row xmlns:xdr="http://schemas.openxmlformats.org/drawingml/2006/spreadsheetDrawing" table:style-name="ID0EIZDI">
          <table:table-cell table:style-name="ID0EXNAC" office:value-type="string">
            <text:p>3. 윤달 오류(평년에 윤달날짜가 사용되었을 경우)</text:p>
          </table:table-cell>
          <table:table-cell table:number-columns-repeated="255"/>
        </table:table-row>
        <table:table-row xmlns:xdr="http://schemas.openxmlformats.org/drawingml/2006/spreadsheetDrawing" table:style-name="ID0EUZDI">
          <table:table-cell table:number-columns-repeated="256"/>
        </table:table-row>
        <table:table-row xmlns:xdr="http://schemas.openxmlformats.org/drawingml/2006/spreadsheetDrawing" table:style-name="ID0EZZDI">
          <table:table-cell table:style-name="ID0EXNAC" office:value-type="string">
            <text:p>690229-2636588</text:p>
          </table:table-cell>
          <table:table-cell table:number-columns-repeated="255"/>
        </table:table-row>
        <table:table-row xmlns:xdr="http://schemas.openxmlformats.org/drawingml/2006/spreadsheetDrawing" table:style-name="ID0EF1DI">
          <table:table-cell table:style-name="ID0EXNAC" office:value-type="string">
            <text:p>770229-1483841</text:p>
          </table:table-cell>
          <table:table-cell table:number-columns-repeated="255"/>
        </table:table-row>
        <table:table-row xmlns:xdr="http://schemas.openxmlformats.org/drawingml/2006/spreadsheetDrawing" table:style-name="ID0ER1DI">
          <table:table-cell table:style-name="ID0EXNAC" office:value-type="string">
            <text:p>810229-1432507 </text:p>
          </table:table-cell>
          <table:table-cell table:number-columns-repeated="255"/>
        </table:table-row>
        <table:table-row xmlns:xdr="http://schemas.openxmlformats.org/drawingml/2006/spreadsheetDrawing" table:style-name="ID0E41DI">
          <table:table-cell table:style-name="ID0EXNAC" office:value-type="string">
            <text:p>860229-1374374 </text:p>
          </table:table-cell>
          <table:table-cell table:number-columns-repeated="255"/>
        </table:table-row>
        <table:table-row xmlns:xdr="http://schemas.openxmlformats.org/drawingml/2006/spreadsheetDrawing" table:style-name="ID0EJ2DI">
          <table:table-cell table:style-name="ID0EXNAC" office:value-type="string">
            <text:p>890229-2684416</text:p>
          </table:table-cell>
          <table:table-cell table:number-columns-repeated="255"/>
        </table:table-row>
        <table:table-row xmlns:xdr="http://schemas.openxmlformats.org/drawingml/2006/spreadsheetDrawing" table:style-name="ID0EV2DI">
          <table:table-cell table:number-columns-repeated="256"/>
        </table:table-row>
        <table:table-row xmlns:xdr="http://schemas.openxmlformats.org/drawingml/2006/spreadsheetDrawing" table:style-name="ID0E12DI">
          <table:table-cell table:style-name="ID0EXNAC" office:value-type="string">
            <text:p>4. 검증번호 오류</text:p>
          </table:table-cell>
          <table:table-cell table:number-columns-repeated="255"/>
        </table:table-row>
        <table:table-row xmlns:xdr="http://schemas.openxmlformats.org/drawingml/2006/spreadsheetDrawing" table:style-name="ID0EG3DI">
          <table:table-cell table:number-columns-repeated="256"/>
        </table:table-row>
        <table:table-row xmlns:xdr="http://schemas.openxmlformats.org/drawingml/2006/spreadsheetDrawing" table:style-name="ID0EL3DI">
          <table:table-cell table:style-name="ID0EXNAC" office:value-type="string">
            <text:p>660603-2488868</text:p>
          </table:table-cell>
          <table:table-cell table:number-columns-repeated="255"/>
        </table:table-row>
        <table:table-row xmlns:xdr="http://schemas.openxmlformats.org/drawingml/2006/spreadsheetDrawing" table:style-name="ID0EX3DI">
          <table:table-cell table:style-name="ID0EXNAC" office:value-type="string">
            <text:p>730123-2940794</text:p>
          </table:table-cell>
          <table:table-cell table:number-columns-repeated="255"/>
        </table:table-row>
        <table:table-row xmlns:xdr="http://schemas.openxmlformats.org/drawingml/2006/spreadsheetDrawing" table:style-name="ID0ED4DI">
          <table:table-cell table:style-name="ID0EXNAC" office:value-type="string">
            <text:p>750428-1669622</text:p>
          </table:table-cell>
          <table:table-cell table:number-columns-repeated="255"/>
        </table:table-row>
        <table:table-row xmlns:xdr="http://schemas.openxmlformats.org/drawingml/2006/spreadsheetDrawing" table:style-name="ID0EP4DI">
          <table:table-cell table:style-name="ID0EXNAC" office:value-type="string">
            <text:p>800617-2834846</text:p>
          </table:table-cell>
          <table:table-cell table:number-columns-repeated="255"/>
        </table:table-row>
        <table:table-row xmlns:xdr="http://schemas.openxmlformats.org/drawingml/2006/spreadsheetDrawing" table:style-name="ID0E24DI">
          <table:table-cell table:style-name="ID0EXNAC" office:value-type="string">
            <text:p>941007-1724049</text:p>
          </table:table-cell>
          <table:table-cell table:number-columns-repeated="255"/>
        </table:table-row>
        <table:table-row xmlns:xdr="http://schemas.openxmlformats.org/drawingml/2006/spreadsheetDrawing" table:style-name="ID0EH5DI">
          <table:table-cell table:number-columns-repeated="256"/>
        </table:table-row>
        <table:table-row xmlns:xdr="http://schemas.openxmlformats.org/drawingml/2006/spreadsheetDrawing" table:style-name="ID0EM5DI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Y5DI">
          <table:table-cell table:style-name="ID0EXNAC" office:value-type="string">
            <text:p>여권번호</text:p>
          </table:table-cell>
          <table:table-cell table:number-columns-repeated="255"/>
        </table:table-row>
        <table:table-row xmlns:xdr="http://schemas.openxmlformats.org/drawingml/2006/spreadsheetDrawing" table:style-name="ID0EE6DI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Q6DI">
          <table:table-cell table:style-name="ID0EXNAC" office:value-type="string">
            <text:p>가. 검출</text:p>
          </table:table-cell>
          <table:table-cell table:number-columns-repeated="255"/>
        </table:table-row>
        <table:table-row xmlns:xdr="http://schemas.openxmlformats.org/drawingml/2006/spreadsheetDrawing" table:style-name="ID0E36DI">
          <table:table-cell table:style-name="ID0EXNAC" office:value-type="string">
            <text:p>1. 최초 여권번호(국가코드 2자리 + 7자리 숫자)</text:p>
          </table:table-cell>
          <table:table-cell table:number-columns-repeated="255"/>
        </table:table-row>
        <table:table-row xmlns:xdr="http://schemas.openxmlformats.org/drawingml/2006/spreadsheetDrawing" table:style-name="ID0EJAAK">
          <table:table-cell table:style-name="ID0EXNAC" office:value-type="string">
            <text:p>KR7726840</text:p>
          </table:table-cell>
          <table:table-cell table:number-columns-repeated="255"/>
        </table:table-row>
        <table:table-row xmlns:xdr="http://schemas.openxmlformats.org/drawingml/2006/spreadsheetDrawing" table:style-name="ID0EVAAK">
          <table:table-cell table:style-name="ID0EXNAC" office:value-type="string">
            <text:p>NW4523423</text:p>
          </table:table-cell>
          <table:table-cell table:number-columns-repeated="255"/>
        </table:table-row>
        <table:table-row xmlns:xdr="http://schemas.openxmlformats.org/drawingml/2006/spreadsheetDrawing" table:style-name="ID0EBBAK">
          <table:table-cell table:style-name="ID0EXNAC" office:value-type="string">
            <text:p>SC7567645</text:p>
          </table:table-cell>
          <table:table-cell table:number-columns-repeated="255"/>
        </table:table-row>
        <table:table-row xmlns:xdr="http://schemas.openxmlformats.org/drawingml/2006/spreadsheetDrawing" table:style-name="ID0ENBAK">
          <table:table-cell table:style-name="ID0EXNAC" office:value-type="string">
            <text:p>YP2342343</text:p>
          </table:table-cell>
          <table:table-cell table:number-columns-repeated="255"/>
        </table:table-row>
        <table:table-row xmlns:xdr="http://schemas.openxmlformats.org/drawingml/2006/spreadsheetDrawing" table:style-name="ID0EZBAK">
          <table:table-cell table:style-name="ID0EXNAC" office:value-type="string">
            <text:p>TM4356345</text:p>
          </table:table-cell>
          <table:table-cell table:number-columns-repeated="255"/>
        </table:table-row>
        <table:table-row xmlns:xdr="http://schemas.openxmlformats.org/drawingml/2006/spreadsheetDrawing" table:style-name="ID0EFCAK">
          <table:table-cell table:style-name="ID0EXNAC" office:value-type="string">
            <text:p>KN5345687</text:p>
          </table:table-cell>
          <table:table-cell table:number-columns-repeated="255"/>
        </table:table-row>
        <table:table-row xmlns:xdr="http://schemas.openxmlformats.org/drawingml/2006/spreadsheetDrawing" table:style-name="ID0ERCAK">
          <table:table-cell table:style-name="ID0EXNAC" office:value-type="string">
            <text:p>MP6735666</text:p>
          </table:table-cell>
          <table:table-cell table:number-columns-repeated="255"/>
        </table:table-row>
        <table:table-row xmlns:xdr="http://schemas.openxmlformats.org/drawingml/2006/spreadsheetDrawing" table:style-name="ID0E4CAK">
          <table:table-cell table:style-name="ID0EXNAC" office:value-type="string">
            <text:p>KR1235665</text:p>
          </table:table-cell>
          <table:table-cell table:number-columns-repeated="255"/>
        </table:table-row>
        <table:table-row xmlns:xdr="http://schemas.openxmlformats.org/drawingml/2006/spreadsheetDrawing" table:style-name="ID0EJDAK">
          <table:table-cell table:style-name="ID0EXNAC" office:value-type="string">
            <text:p>SQ3462934</text:p>
          </table:table-cell>
          <table:table-cell table:number-columns-repeated="255"/>
        </table:table-row>
        <table:table-row xmlns:xdr="http://schemas.openxmlformats.org/drawingml/2006/spreadsheetDrawing" table:style-name="ID0EVDAK">
          <table:table-cell table:style-name="ID0EXNAC" office:value-type="string">
            <text:p>SM2094834</text:p>
          </table:table-cell>
          <table:table-cell table:number-columns-repeated="255"/>
        </table:table-row>
        <table:table-row xmlns:xdr="http://schemas.openxmlformats.org/drawingml/2006/spreadsheetDrawing" table:style-name="ID0EBEAK">
          <table:table-cell table:number-columns-repeated="256"/>
        </table:table-row>
        <table:table-row xmlns:xdr="http://schemas.openxmlformats.org/drawingml/2006/spreadsheetDrawing" table:style-name="ID0EGEAK">
          <table:table-cell table:style-name="ID0EXNAC" office:value-type="string">
            <text:p>BS2302394</text:p>
          </table:table-cell>
          <table:table-cell table:number-columns-repeated="255"/>
        </table:table-row>
        <table:table-row xmlns:xdr="http://schemas.openxmlformats.org/drawingml/2006/spreadsheetDrawing" table:style-name="ID0ESEAK">
          <table:table-cell table:style-name="ID0EXNAC" office:value-type="string">
            <text:p>DG3540285</text:p>
          </table:table-cell>
          <table:table-cell table:number-columns-repeated="255"/>
        </table:table-row>
        <table:table-row xmlns:xdr="http://schemas.openxmlformats.org/drawingml/2006/spreadsheetDrawing" table:style-name="ID0E5EAK">
          <table:table-cell table:style-name="ID0EXNAC" office:value-type="string">
            <text:p>ID3494804</text:p>
          </table:table-cell>
          <table:table-cell table:number-columns-repeated="255"/>
        </table:table-row>
        <table:table-row xmlns:xdr="http://schemas.openxmlformats.org/drawingml/2006/spreadsheetDrawing" table:style-name="ID0EKFAK">
          <table:table-cell table:style-name="ID0EXNAC" office:value-type="string">
            <text:p>GJ2394000</text:p>
          </table:table-cell>
          <table:table-cell table:number-columns-repeated="255"/>
        </table:table-row>
        <table:table-row xmlns:xdr="http://schemas.openxmlformats.org/drawingml/2006/spreadsheetDrawing" table:style-name="ID0EWFAK">
          <table:table-cell table:style-name="ID0EXNAC" office:value-type="string">
            <text:p>TJ2348348</text:p>
          </table:table-cell>
          <table:table-cell table:number-columns-repeated="255"/>
        </table:table-row>
        <table:table-row xmlns:xdr="http://schemas.openxmlformats.org/drawingml/2006/spreadsheetDrawing" table:style-name="ID0ECGAK">
          <table:table-cell table:style-name="ID0EXNAC" office:value-type="string">
            <text:p>UL2348903</text:p>
          </table:table-cell>
          <table:table-cell table:number-columns-repeated="255"/>
        </table:table-row>
        <table:table-row xmlns:xdr="http://schemas.openxmlformats.org/drawingml/2006/spreadsheetDrawing" table:style-name="ID0EOGAK">
          <table:table-cell table:style-name="ID0EXNAC" office:value-type="string">
            <text:p>GK2304984</text:p>
          </table:table-cell>
          <table:table-cell table:number-columns-repeated="255"/>
        </table:table-row>
        <table:table-row xmlns:xdr="http://schemas.openxmlformats.org/drawingml/2006/spreadsheetDrawing" table:style-name="ID0E1GAK">
          <table:table-cell table:style-name="ID0EXNAC" office:value-type="string">
            <text:p>GW2134098</text:p>
          </table:table-cell>
          <table:table-cell table:number-columns-repeated="255"/>
        </table:table-row>
        <table:table-row xmlns:xdr="http://schemas.openxmlformats.org/drawingml/2006/spreadsheetDrawing" table:style-name="ID0EGHAK">
          <table:table-cell table:style-name="ID0EXNAC" office:value-type="string">
            <text:p>CB2340855</text:p>
          </table:table-cell>
          <table:table-cell table:number-columns-repeated="255"/>
        </table:table-row>
        <table:table-row xmlns:xdr="http://schemas.openxmlformats.org/drawingml/2006/spreadsheetDrawing" table:style-name="ID0ESHAK">
          <table:table-cell table:style-name="ID0EXNAC" office:value-type="string">
            <text:p>CS2340394</text:p>
          </table:table-cell>
          <table:table-cell table:number-columns-repeated="255"/>
        </table:table-row>
        <table:table-row xmlns:xdr="http://schemas.openxmlformats.org/drawingml/2006/spreadsheetDrawing" table:style-name="ID0E5HAK">
          <table:table-cell table:number-columns-repeated="256"/>
        </table:table-row>
        <table:table-row xmlns:xdr="http://schemas.openxmlformats.org/drawingml/2006/spreadsheetDrawing" table:style-name="ID0EDIAK">
          <table:table-cell table:style-name="ID0EXNAC" office:value-type="string">
            <text:p>JB1234084</text:p>
          </table:table-cell>
          <table:table-cell table:number-columns-repeated="255"/>
        </table:table-row>
        <table:table-row xmlns:xdr="http://schemas.openxmlformats.org/drawingml/2006/spreadsheetDrawing" table:style-name="ID0EPIAK">
          <table:table-cell table:style-name="ID0EXNAC" office:value-type="string">
            <text:p>JN2304928</text:p>
          </table:table-cell>
          <table:table-cell table:number-columns-repeated="255"/>
        </table:table-row>
        <table:table-row xmlns:xdr="http://schemas.openxmlformats.org/drawingml/2006/spreadsheetDrawing" table:style-name="ID0E2IAK">
          <table:table-cell table:style-name="ID0EXNAC" office:value-type="string">
            <text:p>GB2348092</text:p>
          </table:table-cell>
          <table:table-cell table:number-columns-repeated="255"/>
        </table:table-row>
        <table:table-row xmlns:xdr="http://schemas.openxmlformats.org/drawingml/2006/spreadsheetDrawing" table:style-name="ID0EHJAK">
          <table:table-cell table:style-name="ID0EXNAC" office:value-type="string">
            <text:p>BN2340955</text:p>
          </table:table-cell>
          <table:table-cell table:number-columns-repeated="255"/>
        </table:table-row>
        <table:table-row xmlns:xdr="http://schemas.openxmlformats.org/drawingml/2006/spreadsheetDrawing" table:style-name="ID0ETJAK">
          <table:table-cell table:style-name="ID0EXNAC" office:value-type="string">
            <text:p>JJ6786787</text:p>
          </table:table-cell>
          <table:table-cell table:number-columns-repeated="255"/>
        </table:table-row>
        <table:table-row xmlns:xdr="http://schemas.openxmlformats.org/drawingml/2006/spreadsheetDrawing" table:style-name="ID0E6JAK">
          <table:table-cell table:style-name="ID0EXNAC" office:value-type="string">
            <text:p>GW9309534</text:p>
          </table:table-cell>
          <table:table-cell table:number-columns-repeated="255"/>
        </table:table-row>
        <table:table-row xmlns:xdr="http://schemas.openxmlformats.org/drawingml/2006/spreadsheetDrawing" table:style-name="ID0ELKAK">
          <table:table-cell table:style-name="ID0EXNAC" office:value-type="string">
            <text:p>GG3492444</text:p>
          </table:table-cell>
          <table:table-cell table:number-columns-repeated="255"/>
        </table:table-row>
        <table:table-row xmlns:xdr="http://schemas.openxmlformats.org/drawingml/2006/spreadsheetDrawing" table:style-name="ID0EXKAK">
          <table:table-cell table:style-name="ID0EXNAC" office:value-type="string">
            <text:p>HD2343423</text:p>
          </table:table-cell>
          <table:table-cell table:number-columns-repeated="255"/>
        </table:table-row>
        <table:table-row xmlns:xdr="http://schemas.openxmlformats.org/drawingml/2006/spreadsheetDrawing" table:style-name="ID0EDLAK">
          <table:table-cell table:style-name="ID0EXNAC" office:value-type="string">
            <text:p>SJ5463453</text:p>
          </table:table-cell>
          <table:table-cell table:number-columns-repeated="255"/>
        </table:table-row>
        <table:table-row xmlns:xdr="http://schemas.openxmlformats.org/drawingml/2006/spreadsheetDrawing" table:style-name="ID0EPLAK">
          <table:table-cell table:style-name="ID0EXNAC" office:value-type="string">
            <text:p>SJ1298953</text:p>
          </table:table-cell>
          <table:table-cell table:number-columns-repeated="255"/>
        </table:table-row>
        <table:table-row xmlns:xdr="http://schemas.openxmlformats.org/drawingml/2006/spreadsheetDrawing" table:style-name="ID0E2LAK">
          <table:table-cell table:number-columns-repeated="256"/>
        </table:table-row>
        <table:table-row xmlns:xdr="http://schemas.openxmlformats.org/drawingml/2006/spreadsheetDrawing" table:style-name="ID0EAMAK">
          <table:table-cell table:style-name="ID0EXNAC" office:value-type="string">
            <text:p>2. 구 전자 여권번호(공간부호 2자리 + 7자리 숫자)</text:p>
          </table:table-cell>
          <table:table-cell table:number-columns-repeated="255"/>
        </table:table-row>
        <table:table-row xmlns:xdr="http://schemas.openxmlformats.org/drawingml/2006/spreadsheetDrawing" table:style-name="ID0EMMAK">
          <table:table-cell table:style-name="ID0EXNAC" office:value-type="string">
            <text:p>BA3454554</text:p>
          </table:table-cell>
          <table:table-cell table:number-columns-repeated="255"/>
        </table:table-row>
        <table:table-row xmlns:xdr="http://schemas.openxmlformats.org/drawingml/2006/spreadsheetDrawing" table:style-name="ID0EYMAK">
          <table:table-cell table:style-name="ID0EXNAC" office:value-type="string">
            <text:p>BB2235446</text:p>
          </table:table-cell>
          <table:table-cell table:number-columns-repeated="255"/>
        </table:table-row>
        <table:table-row xmlns:xdr="http://schemas.openxmlformats.org/drawingml/2006/spreadsheetDrawing" table:style-name="ID0EENAK">
          <table:table-cell table:style-name="ID0EXNAC" office:value-type="string">
            <text:p>BG2365445</text:p>
          </table:table-cell>
          <table:table-cell table:number-columns-repeated="255"/>
        </table:table-row>
        <table:table-row xmlns:xdr="http://schemas.openxmlformats.org/drawingml/2006/spreadsheetDrawing" table:style-name="ID0EQNAK">
          <table:table-cell table:style-name="ID0EXNAC" office:value-type="string">
            <text:p>BL2635445</text:p>
          </table:table-cell>
          <table:table-cell table:number-columns-repeated="255"/>
        </table:table-row>
        <table:table-row xmlns:xdr="http://schemas.openxmlformats.org/drawingml/2006/spreadsheetDrawing" table:style-name="ID0E3NAK">
          <table:table-cell table:style-name="ID0EXNAC" office:value-type="string">
            <text:p>BN2534464</text:p>
          </table:table-cell>
          <table:table-cell table:number-columns-repeated="255"/>
        </table:table-row>
        <table:table-row xmlns:xdr="http://schemas.openxmlformats.org/drawingml/2006/spreadsheetDrawing" table:style-name="ID0EIOAK">
          <table:table-cell table:style-name="ID0EXNAC" office:value-type="string">
            <text:p>BO2347892</text:p>
          </table:table-cell>
          <table:table-cell table:number-columns-repeated="255"/>
        </table:table-row>
        <table:table-row xmlns:xdr="http://schemas.openxmlformats.org/drawingml/2006/spreadsheetDrawing" table:style-name="ID0EUOAK">
          <table:table-cell table:style-name="ID0EXNAC" office:value-type="string">
            <text:p>BR2347834</text:p>
          </table:table-cell>
          <table:table-cell table:number-columns-repeated="255"/>
        </table:table-row>
        <table:table-row xmlns:xdr="http://schemas.openxmlformats.org/drawingml/2006/spreadsheetDrawing" table:style-name="ID0EAPAK">
          <table:table-cell table:style-name="ID0EXNAC" office:value-type="string">
            <text:p>BS2374834</text:p>
          </table:table-cell>
          <table:table-cell table:number-columns-repeated="255"/>
        </table:table-row>
        <table:table-row xmlns:xdr="http://schemas.openxmlformats.org/drawingml/2006/spreadsheetDrawing" table:style-name="ID0EMPAK">
          <table:table-cell table:style-name="ID0EXNAC" office:value-type="string">
            <text:p>BT2744873</text:p>
          </table:table-cell>
          <table:table-cell table:number-columns-repeated="255"/>
        </table:table-row>
        <table:table-row xmlns:xdr="http://schemas.openxmlformats.org/drawingml/2006/spreadsheetDrawing" table:style-name="ID0EYPAK">
          <table:table-cell table:style-name="ID0EXNAC" office:value-type="string">
            <text:p>BU2346544</text:p>
          </table:table-cell>
          <table:table-cell table:number-columns-repeated="255"/>
        </table:table-row>
        <table:table-row xmlns:xdr="http://schemas.openxmlformats.org/drawingml/2006/spreadsheetDrawing" table:style-name="ID0EEQAK">
          <table:table-cell table:number-columns-repeated="256"/>
        </table:table-row>
        <table:table-row xmlns:xdr="http://schemas.openxmlformats.org/drawingml/2006/spreadsheetDrawing" table:style-name="ID0EJQAK">
          <table:table-cell table:style-name="ID0EXNAC" office:value-type="string">
            <text:p>CA2344533</text:p>
          </table:table-cell>
          <table:table-cell table:number-columns-repeated="255"/>
        </table:table-row>
        <table:table-row xmlns:xdr="http://schemas.openxmlformats.org/drawingml/2006/spreadsheetDrawing" table:style-name="ID0EVQAK">
          <table:table-cell table:style-name="ID0EXNAC" office:value-type="string">
            <text:p>CB4524554</text:p>
          </table:table-cell>
          <table:table-cell table:number-columns-repeated="255"/>
        </table:table-row>
        <table:table-row xmlns:xdr="http://schemas.openxmlformats.org/drawingml/2006/spreadsheetDrawing" table:style-name="ID0EBRAK">
          <table:table-cell table:style-name="ID0EXNAC" office:value-type="string">
            <text:p>CD3454545</text:p>
          </table:table-cell>
          <table:table-cell table:number-columns-repeated="255"/>
        </table:table-row>
        <table:table-row xmlns:xdr="http://schemas.openxmlformats.org/drawingml/2006/spreadsheetDrawing" table:style-name="ID0ENRAK">
          <table:table-cell table:style-name="ID0EXNAC" office:value-type="string">
            <text:p>CG3457845</text:p>
          </table:table-cell>
          <table:table-cell table:number-columns-repeated="255"/>
        </table:table-row>
        <table:table-row xmlns:xdr="http://schemas.openxmlformats.org/drawingml/2006/spreadsheetDrawing" table:style-name="ID0EZRAK">
          <table:table-cell table:style-name="ID0EXNAC" office:value-type="string">
            <text:p>CH7845784</text:p>
          </table:table-cell>
          <table:table-cell table:number-columns-repeated="255"/>
        </table:table-row>
        <table:table-row xmlns:xdr="http://schemas.openxmlformats.org/drawingml/2006/spreadsheetDrawing" table:style-name="ID0EFSAK">
          <table:table-cell table:style-name="ID0EXNAC" office:value-type="string">
            <text:p>CL3487584</text:p>
          </table:table-cell>
          <table:table-cell table:number-columns-repeated="255"/>
        </table:table-row>
        <table:table-row xmlns:xdr="http://schemas.openxmlformats.org/drawingml/2006/spreadsheetDrawing" table:style-name="ID0ERSAK">
          <table:table-cell table:style-name="ID0EXNAC" office:value-type="string">
            <text:p>CN4387584</text:p>
          </table:table-cell>
          <table:table-cell table:number-columns-repeated="255"/>
        </table:table-row>
        <table:table-row xmlns:xdr="http://schemas.openxmlformats.org/drawingml/2006/spreadsheetDrawing" table:style-name="ID0E4SAK">
          <table:table-cell table:style-name="ID0EXNAC" office:value-type="string">
            <text:p>CO3744563</text:p>
          </table:table-cell>
          <table:table-cell table:number-columns-repeated="255"/>
        </table:table-row>
        <table:table-row xmlns:xdr="http://schemas.openxmlformats.org/drawingml/2006/spreadsheetDrawing" table:style-name="ID0EJTAK">
          <table:table-cell table:style-name="ID0EXNAC" office:value-type="string">
            <text:p>CP4554634</text:p>
          </table:table-cell>
          <table:table-cell table:number-columns-repeated="255"/>
        </table:table-row>
        <table:table-row xmlns:xdr="http://schemas.openxmlformats.org/drawingml/2006/spreadsheetDrawing" table:style-name="ID0EVTAK">
          <table:table-cell table:style-name="ID0EXNAC" office:value-type="string">
            <text:p>CS5455445</text:p>
          </table:table-cell>
          <table:table-cell table:number-columns-repeated="255"/>
        </table:table-row>
        <table:table-row xmlns:xdr="http://schemas.openxmlformats.org/drawingml/2006/spreadsheetDrawing" table:style-name="ID0EBUAK">
          <table:table-cell table:number-columns-repeated="256"/>
        </table:table-row>
        <table:table-row xmlns:xdr="http://schemas.openxmlformats.org/drawingml/2006/spreadsheetDrawing" table:style-name="ID0EGUAK">
          <table:table-cell table:style-name="ID0EXNAC" office:value-type="string">
            <text:p>CZ3454426</text:p>
          </table:table-cell>
          <table:table-cell table:number-columns-repeated="255"/>
        </table:table-row>
        <table:table-row xmlns:xdr="http://schemas.openxmlformats.org/drawingml/2006/spreadsheetDrawing" table:style-name="ID0ESUAK">
          <table:table-cell table:style-name="ID0EXNAC" office:value-type="string">
            <text:p>DG4354554</text:p>
          </table:table-cell>
          <table:table-cell table:number-columns-repeated="255"/>
        </table:table-row>
        <table:table-row xmlns:xdr="http://schemas.openxmlformats.org/drawingml/2006/spreadsheetDrawing" table:style-name="ID0E5UAK">
          <table:table-cell table:style-name="ID0EXNAC" office:value-type="string">
            <text:p>DJ3454545</text:p>
          </table:table-cell>
          <table:table-cell table:number-columns-repeated="255"/>
        </table:table-row>
        <table:table-row xmlns:xdr="http://schemas.openxmlformats.org/drawingml/2006/spreadsheetDrawing" table:style-name="ID0EKVAK">
          <table:table-cell table:style-name="ID0EXNAC" office:value-type="string">
            <text:p>DK6546244</text:p>
          </table:table-cell>
          <table:table-cell table:number-columns-repeated="255"/>
        </table:table-row>
        <table:table-row xmlns:xdr="http://schemas.openxmlformats.org/drawingml/2006/spreadsheetDrawing" table:style-name="ID0EWVAK">
          <table:table-cell table:style-name="ID0EXNAC" office:value-type="string">
            <text:p>DM5454545</text:p>
          </table:table-cell>
          <table:table-cell table:number-columns-repeated="255"/>
        </table:table-row>
        <table:table-row xmlns:xdr="http://schemas.openxmlformats.org/drawingml/2006/spreadsheetDrawing" table:style-name="ID0ECWAK">
          <table:table-cell table:style-name="ID0EXNAC" office:value-type="string">
            <text:p>GK5465445</text:p>
          </table:table-cell>
          <table:table-cell table:number-columns-repeated="255"/>
        </table:table-row>
        <table:table-row xmlns:xdr="http://schemas.openxmlformats.org/drawingml/2006/spreadsheetDrawing" table:style-name="ID0EOWAK">
          <table:table-cell table:style-name="ID0EXNAC" office:value-type="string">
            <text:p>GN5644554</text:p>
          </table:table-cell>
          <table:table-cell table:number-columns-repeated="255"/>
        </table:table-row>
        <table:table-row xmlns:xdr="http://schemas.openxmlformats.org/drawingml/2006/spreadsheetDrawing" table:style-name="ID0E1WAK">
          <table:table-cell table:style-name="ID0EXNAC" office:value-type="string">
            <text:p>GP3645455</text:p>
          </table:table-cell>
          <table:table-cell table:number-columns-repeated="255"/>
        </table:table-row>
        <table:table-row xmlns:xdr="http://schemas.openxmlformats.org/drawingml/2006/spreadsheetDrawing" table:style-name="ID0EGXAK">
          <table:table-cell table:style-name="ID0EXNAC" office:value-type="string">
            <text:p>GR5644555</text:p>
          </table:table-cell>
          <table:table-cell table:number-columns-repeated="255"/>
        </table:table-row>
        <table:table-row xmlns:xdr="http://schemas.openxmlformats.org/drawingml/2006/spreadsheetDrawing" table:style-name="ID0ESXAK">
          <table:table-cell table:style-name="ID0EXNAC" office:value-type="string">
            <text:p>GS5445542</text:p>
          </table:table-cell>
          <table:table-cell table:number-columns-repeated="255"/>
        </table:table-row>
        <table:table-row xmlns:xdr="http://schemas.openxmlformats.org/drawingml/2006/spreadsheetDrawing" table:style-name="ID0E5XAK">
          <table:table-cell table:number-columns-repeated="256"/>
        </table:table-row>
        <table:table-row xmlns:xdr="http://schemas.openxmlformats.org/drawingml/2006/spreadsheetDrawing" table:style-name="ID0EDYAK">
          <table:table-cell table:style-name="ID0EXNAC" office:value-type="string">
            <text:p>3. 신 전자 여권번호(여권의 종류 1자리 + 8자리 숫자)</text:p>
          </table:table-cell>
          <table:table-cell table:number-columns-repeated="255"/>
        </table:table-row>
        <table:table-row xmlns:xdr="http://schemas.openxmlformats.org/drawingml/2006/spreadsheetDrawing" table:style-name="ID0EPYAK">
          <table:table-cell table:style-name="ID0EXNAC" office:value-type="string">
            <text:p>D58493043 </text:p>
          </table:table-cell>
          <table:table-cell table:number-columns-repeated="255"/>
        </table:table-row>
        <table:table-row xmlns:xdr="http://schemas.openxmlformats.org/drawingml/2006/spreadsheetDrawing" table:style-name="ID0E2YAK">
          <table:table-cell table:style-name="ID0EXNAC" office:value-type="string">
            <text:p>G43894344</text:p>
          </table:table-cell>
          <table:table-cell table:number-columns-repeated="255"/>
        </table:table-row>
        <table:table-row xmlns:xdr="http://schemas.openxmlformats.org/drawingml/2006/spreadsheetDrawing" table:style-name="ID0EHZAK">
          <table:table-cell table:style-name="ID0EXNAC" office:value-type="string">
            <text:p>M09545445</text:p>
          </table:table-cell>
          <table:table-cell table:number-columns-repeated="255"/>
        </table:table-row>
        <table:table-row xmlns:xdr="http://schemas.openxmlformats.org/drawingml/2006/spreadsheetDrawing" table:style-name="ID0ETZAK">
          <table:table-cell table:style-name="ID0EXNAC" office:value-type="string">
            <text:p>S23784834</text:p>
          </table:table-cell>
          <table:table-cell table:number-columns-repeated="255"/>
        </table:table-row>
        <table:table-row xmlns:xdr="http://schemas.openxmlformats.org/drawingml/2006/spreadsheetDrawing" table:style-name="ID0E6ZAK">
          <table:table-cell table:style-name="ID0EXNAC" office:value-type="string">
            <text:p>D12098392</text:p>
          </table:table-cell>
          <table:table-cell table:number-columns-repeated="255"/>
        </table:table-row>
        <table:table-row xmlns:xdr="http://schemas.openxmlformats.org/drawingml/2006/spreadsheetDrawing" table:style-name="ID0EL1AK">
          <table:table-cell table:style-name="ID0EXNAC" office:value-type="string">
            <text:p>G43985455</text:p>
          </table:table-cell>
          <table:table-cell table:number-columns-repeated="255"/>
        </table:table-row>
        <table:table-row xmlns:xdr="http://schemas.openxmlformats.org/drawingml/2006/spreadsheetDrawing" table:style-name="ID0EX1AK">
          <table:table-cell table:style-name="ID0EXNAC" office:value-type="string">
            <text:p>M23434645</text:p>
          </table:table-cell>
          <table:table-cell table:number-columns-repeated="255"/>
        </table:table-row>
        <table:table-row xmlns:xdr="http://schemas.openxmlformats.org/drawingml/2006/spreadsheetDrawing" table:style-name="ID0ED2AK">
          <table:table-cell table:style-name="ID0EXNAC" office:value-type="string">
            <text:p>S02015354</text:p>
          </table:table-cell>
          <table:table-cell table:number-columns-repeated="255"/>
        </table:table-row>
        <table:table-row xmlns:xdr="http://schemas.openxmlformats.org/drawingml/2006/spreadsheetDrawing" table:style-name="ID0EP2AK">
          <table:table-cell table:style-name="ID0EXNAC" office:value-type="string">
            <text:p>D54354453</text:p>
          </table:table-cell>
          <table:table-cell table:number-columns-repeated="255"/>
        </table:table-row>
        <table:table-row xmlns:xdr="http://schemas.openxmlformats.org/drawingml/2006/spreadsheetDrawing" table:style-name="ID0E22AK">
          <table:table-cell table:style-name="ID0EXNAC" office:value-type="string">
            <text:p>G54837434</text:p>
          </table:table-cell>
          <table:table-cell table:number-columns-repeated="255"/>
        </table:table-row>
        <table:table-row xmlns:xdr="http://schemas.openxmlformats.org/drawingml/2006/spreadsheetDrawing" table:style-name="ID0EH3AK">
          <table:table-cell table:number-columns-repeated="256"/>
        </table:table-row>
        <table:table-row xmlns:xdr="http://schemas.openxmlformats.org/drawingml/2006/spreadsheetDrawing" table:style-name="ID0EM3AK">
          <table:table-cell table:style-name="ID0EXNAC" office:value-type="string">
            <text:p>4. 콤마 ( , )</text:p>
          </table:table-cell>
          <table:table-cell table:number-columns-repeated="255"/>
        </table:table-row>
        <table:table-row xmlns:xdr="http://schemas.openxmlformats.org/drawingml/2006/spreadsheetDrawing" table:style-name="ID0EY3AK">
          <table:table-cell table:style-name="ID0EXNAC" office:value-type="string">
            <text:p>G95795457,RF2831963</text:p>
          </table:table-cell>
          <table:table-cell table:number-columns-repeated="255"/>
        </table:table-row>
        <table:table-row xmlns:xdr="http://schemas.openxmlformats.org/drawingml/2006/spreadsheetDrawing" table:style-name="ID0EE4AK">
          <table:table-cell table:style-name="ID0EXNAC" office:value-type="string">
            <text:p>M51810049,BN8848576</text:p>
          </table:table-cell>
          <table:table-cell table:number-columns-repeated="255"/>
        </table:table-row>
        <table:table-row xmlns:xdr="http://schemas.openxmlformats.org/drawingml/2006/spreadsheetDrawing" table:style-name="ID0EQ4AK">
          <table:table-cell table:style-name="ID0EXNAC" office:value-type="string">
            <text:p>M69335159,SE3278248</text:p>
          </table:table-cell>
          <table:table-cell table:number-columns-repeated="255"/>
        </table:table-row>
        <table:table-row xmlns:xdr="http://schemas.openxmlformats.org/drawingml/2006/spreadsheetDrawing" table:style-name="ID0E34AK">
          <table:table-cell table:style-name="ID0EXNAC" office:value-type="string">
            <text:p>D39424926,KY4741449</text:p>
          </table:table-cell>
          <table:table-cell table:number-columns-repeated="255"/>
        </table:table-row>
        <table:table-row xmlns:xdr="http://schemas.openxmlformats.org/drawingml/2006/spreadsheetDrawing" table:style-name="ID0EI5AK">
          <table:table-cell table:style-name="ID0EXNAC" office:value-type="string">
            <text:p>S78738521,VL4613680</text:p>
          </table:table-cell>
          <table:table-cell table:number-columns-repeated="255"/>
        </table:table-row>
        <table:table-row xmlns:xdr="http://schemas.openxmlformats.org/drawingml/2006/spreadsheetDrawing" table:style-name="ID0EU5AK">
          <table:table-cell table:number-columns-repeated="256"/>
        </table:table-row>
        <table:table-row xmlns:xdr="http://schemas.openxmlformats.org/drawingml/2006/spreadsheetDrawing" table:style-name="ID0EZ5AK">
          <table:table-cell table:style-name="ID0EXNAC" office:value-type="string">
            <text:p>5. 구분자 Tab </text:p>
          </table:table-cell>
          <table:table-cell table:number-columns-repeated="255"/>
        </table:table-row>
        <table:table-row xmlns:xdr="http://schemas.openxmlformats.org/drawingml/2006/spreadsheetDrawing" table:style-name="ID0EF6AK">
          <table:table-cell table:style-name="ID0EXNAC" office:value-type="string">
            <text:p>S52315260</text:p>
          </table:table-cell>
          <table:table-cell office:value-type="string">
            <text:p>GE3804184</text:p>
          </table:table-cell>
          <table:table-cell table:number-columns-repeated="254"/>
        </table:table-row>
        <table:table-row xmlns:xdr="http://schemas.openxmlformats.org/drawingml/2006/spreadsheetDrawing" table:style-name="ID0EW6AK">
          <table:table-cell table:style-name="ID0EXNAC" office:value-type="string">
            <text:p>M58438552</text:p>
          </table:table-cell>
          <table:table-cell office:value-type="string">
            <text:p>BN1018724</text:p>
          </table:table-cell>
          <table:table-cell table:number-columns-repeated="254"/>
        </table:table-row>
        <table:table-row xmlns:xdr="http://schemas.openxmlformats.org/drawingml/2006/spreadsheetDrawing" table:style-name="ID0EHABK">
          <table:table-cell table:style-name="ID0EXNAC" office:value-type="string">
            <text:p>M03614767</text:p>
          </table:table-cell>
          <table:table-cell office:value-type="string">
            <text:p>AY8728965</text:p>
          </table:table-cell>
          <table:table-cell table:number-columns-repeated="254"/>
        </table:table-row>
        <table:table-row xmlns:xdr="http://schemas.openxmlformats.org/drawingml/2006/spreadsheetDrawing" table:style-name="ID0EYABK">
          <table:table-cell table:style-name="ID0EXNAC" office:value-type="string">
            <text:p>DM2069050</text:p>
          </table:table-cell>
          <table:table-cell office:value-type="string">
            <text:p>G09236970</text:p>
          </table:table-cell>
          <table:table-cell table:number-columns-repeated="254"/>
        </table:table-row>
        <table:table-row xmlns:xdr="http://schemas.openxmlformats.org/drawingml/2006/spreadsheetDrawing" table:style-name="ID0EJBBK">
          <table:table-cell table:style-name="ID0EXNAC" office:value-type="string">
            <text:p>KU8008092</text:p>
          </table:table-cell>
          <table:table-cell office:value-type="string">
            <text:p>D28740957</text:p>
          </table:table-cell>
          <table:table-cell table:number-columns-repeated="254"/>
        </table:table-row>
        <table:table-row xmlns:xdr="http://schemas.openxmlformats.org/drawingml/2006/spreadsheetDrawing" table:style-name="ID0E1BBK">
          <table:table-cell table:number-columns-repeated="256"/>
        </table:table-row>
        <table:table-row xmlns:xdr="http://schemas.openxmlformats.org/drawingml/2006/spreadsheetDrawing" table:style-name="ID0E6BBK">
          <table:table-cell table:style-name="ID0EXNAC" office:value-type="string">
            <text:p>6. 따옴표 ( " )</text:p>
          </table:table-cell>
          <table:table-cell table:number-columns-repeated="255"/>
        </table:table-row>
        <table:table-row xmlns:xdr="http://schemas.openxmlformats.org/drawingml/2006/spreadsheetDrawing" table:style-name="ID0ELCBK">
          <table:table-cell table:style-name="ID0EXNAC" office:value-type="string">
            <text:p>SD6071287"M29366851</text:p>
          </table:table-cell>
          <table:table-cell table:number-columns-repeated="255"/>
        </table:table-row>
        <table:table-row xmlns:xdr="http://schemas.openxmlformats.org/drawingml/2006/spreadsheetDrawing" table:style-name="ID0EXCBK">
          <table:table-cell table:style-name="ID0EXNAC" office:value-type="string">
            <text:p>NY8278570"D22754883</text:p>
          </table:table-cell>
          <table:table-cell table:number-columns-repeated="255"/>
        </table:table-row>
        <table:table-row xmlns:xdr="http://schemas.openxmlformats.org/drawingml/2006/spreadsheetDrawing" table:style-name="ID0EDDBK">
          <table:table-cell table:style-name="ID0EXNAC" office:value-type="string">
            <text:p>CB8231848"M91282368</text:p>
          </table:table-cell>
          <table:table-cell table:number-columns-repeated="255"/>
        </table:table-row>
        <table:table-row xmlns:xdr="http://schemas.openxmlformats.org/drawingml/2006/spreadsheetDrawing" table:style-name="ID0EPDBK">
          <table:table-cell table:style-name="ID0EXNAC" office:value-type="string">
            <text:p>CZ1772271"G95308518</text:p>
          </table:table-cell>
          <table:table-cell table:number-columns-repeated="255"/>
        </table:table-row>
        <table:table-row xmlns:xdr="http://schemas.openxmlformats.org/drawingml/2006/spreadsheetDrawing" table:style-name="ID0E2DBK">
          <table:table-cell table:style-name="ID0EXNAC" office:value-type="string">
            <text:p>S10086335"S53263548</text:p>
          </table:table-cell>
          <table:table-cell table:number-columns-repeated="255"/>
        </table:table-row>
        <table:table-row xmlns:xdr="http://schemas.openxmlformats.org/drawingml/2006/spreadsheetDrawing" table:style-name="ID0EHEBK">
          <table:table-cell table:number-columns-repeated="256"/>
        </table:table-row>
        <table:table-row xmlns:xdr="http://schemas.openxmlformats.org/drawingml/2006/spreadsheetDrawing" table:style-name="ID0EMEBK">
          <table:table-cell table:style-name="ID0EXNAC" office:value-type="string">
            <text:p>나. 미검출</text:p>
          </table:table-cell>
          <table:table-cell table:number-columns-repeated="255"/>
        </table:table-row>
        <table:table-row xmlns:xdr="http://schemas.openxmlformats.org/drawingml/2006/spreadsheetDrawing" table:style-name="ID0EYEBK">
          <table:table-cell table:style-name="ID0EXNAC" office:value-type="string">
            <text:p>1. 국가코드 오류(최초 여권번호) </text:p>
          </table:table-cell>
          <table:table-cell table:number-columns-repeated="255"/>
        </table:table-row>
        <table:table-row xmlns:xdr="http://schemas.openxmlformats.org/drawingml/2006/spreadsheetDrawing" table:style-name="ID0EEFBK">
          <table:table-cell table:style-name="ID0EXNAC" office:value-type="string">
            <text:p>AB7726840</text:p>
          </table:table-cell>
          <table:table-cell table:number-columns-repeated="255"/>
        </table:table-row>
        <table:table-row xmlns:xdr="http://schemas.openxmlformats.org/drawingml/2006/spreadsheetDrawing" table:style-name="ID0EQFBK">
          <table:table-cell table:style-name="ID0EXNAC" office:value-type="string">
            <text:p>AA7483748</text:p>
          </table:table-cell>
          <table:table-cell table:number-columns-repeated="255"/>
        </table:table-row>
        <table:table-row xmlns:xdr="http://schemas.openxmlformats.org/drawingml/2006/spreadsheetDrawing" table:style-name="ID0E3FBK">
          <table:table-cell table:style-name="ID0EXNAC" office:value-type="string">
            <text:p>BC2940384</text:p>
          </table:table-cell>
          <table:table-cell table:number-columns-repeated="255"/>
        </table:table-row>
        <table:table-row xmlns:xdr="http://schemas.openxmlformats.org/drawingml/2006/spreadsheetDrawing" table:style-name="ID0EIGBK">
          <table:table-cell table:style-name="ID0EXNAC" office:value-type="string">
            <text:p>CC3240955</text:p>
          </table:table-cell>
          <table:table-cell table:number-columns-repeated="255"/>
        </table:table-row>
        <table:table-row xmlns:xdr="http://schemas.openxmlformats.org/drawingml/2006/spreadsheetDrawing" table:style-name="ID0EUGBK">
          <table:table-cell table:style-name="ID0EXNAC" office:value-type="string">
            <text:p>DD0394034</text:p>
          </table:table-cell>
          <table:table-cell table:number-columns-repeated="255"/>
        </table:table-row>
        <table:table-row xmlns:xdr="http://schemas.openxmlformats.org/drawingml/2006/spreadsheetDrawing" table:style-name="ID0EAHBK">
          <table:table-cell table:style-name="ID0EXNAC" office:value-type="string">
            <text:p>EE2398493</text:p>
          </table:table-cell>
          <table:table-cell table:number-columns-repeated="255"/>
        </table:table-row>
        <table:table-row xmlns:xdr="http://schemas.openxmlformats.org/drawingml/2006/spreadsheetDrawing" table:style-name="ID0EMHBK">
          <table:table-cell table:style-name="ID0EXNAC" office:value-type="string">
            <text:p>FF2398493</text:p>
          </table:table-cell>
          <table:table-cell table:number-columns-repeated="255"/>
        </table:table-row>
        <table:table-row xmlns:xdr="http://schemas.openxmlformats.org/drawingml/2006/spreadsheetDrawing" table:style-name="ID0EYHBK">
          <table:table-cell table:style-name="ID0EXNAC" office:value-type="string">
            <text:p>FA2390505</text:p>
          </table:table-cell>
          <table:table-cell table:number-columns-repeated="255"/>
        </table:table-row>
        <table:table-row xmlns:xdr="http://schemas.openxmlformats.org/drawingml/2006/spreadsheetDrawing" table:style-name="ID0EEIBK">
          <table:table-cell table:style-name="ID0EXNAC" office:value-type="string">
            <text:p>TC2302044</text:p>
          </table:table-cell>
          <table:table-cell table:number-columns-repeated="255"/>
        </table:table-row>
        <table:table-row xmlns:xdr="http://schemas.openxmlformats.org/drawingml/2006/spreadsheetDrawing" table:style-name="ID0EQIBK">
          <table:table-cell table:style-name="ID0EXNAC" office:value-type="string">
            <text:p>DF3984934</text:p>
          </table:table-cell>
          <table:table-cell table:number-columns-repeated="255"/>
        </table:table-row>
        <table:table-row xmlns:xdr="http://schemas.openxmlformats.org/drawingml/2006/spreadsheetDrawing" table:style-name="ID0E3IBK">
          <table:table-cell table:number-columns-repeated="256"/>
        </table:table-row>
        <table:table-row xmlns:xdr="http://schemas.openxmlformats.org/drawingml/2006/spreadsheetDrawing" table:style-name="ID0EBJBK">
          <table:table-cell table:style-name="ID0EXNAC" office:value-type="string">
            <text:p>2. 공간 부호 오류(구 전자여권번호)</text:p>
          </table:table-cell>
          <table:table-cell table:number-columns-repeated="255"/>
        </table:table-row>
        <table:table-row xmlns:xdr="http://schemas.openxmlformats.org/drawingml/2006/spreadsheetDrawing" table:style-name="ID0ENJBK">
          <table:table-cell table:style-name="ID0EXNAC" office:value-type="string">
            <text:p>ZZ7726840</text:p>
          </table:table-cell>
          <table:table-cell table:number-columns-repeated="255"/>
        </table:table-row>
        <table:table-row xmlns:xdr="http://schemas.openxmlformats.org/drawingml/2006/spreadsheetDrawing" table:style-name="ID0EZJBK">
          <table:table-cell table:style-name="ID0EXNAC" office:value-type="string">
            <text:p>QQ3098943</text:p>
          </table:table-cell>
          <table:table-cell table:number-columns-repeated="255"/>
        </table:table-row>
        <table:table-row xmlns:xdr="http://schemas.openxmlformats.org/drawingml/2006/spreadsheetDrawing" table:style-name="ID0EFKBK">
          <table:table-cell table:style-name="ID0EXNAC" office:value-type="string">
            <text:p>EE9389433</text:p>
          </table:table-cell>
          <table:table-cell table:number-columns-repeated="255"/>
        </table:table-row>
        <table:table-row xmlns:xdr="http://schemas.openxmlformats.org/drawingml/2006/spreadsheetDrawing" table:style-name="ID0ERKBK">
          <table:table-cell table:style-name="ID0EXNAC" office:value-type="string">
            <text:p>RP2340995</text:p>
          </table:table-cell>
          <table:table-cell table:number-columns-repeated="255"/>
        </table:table-row>
        <table:table-row xmlns:xdr="http://schemas.openxmlformats.org/drawingml/2006/spreadsheetDrawing" table:style-name="ID0E4KBK">
          <table:table-cell table:style-name="ID0EXNAC" office:value-type="string">
            <text:p>GL3498489</text:p>
          </table:table-cell>
          <table:table-cell table:number-columns-repeated="255"/>
        </table:table-row>
        <table:table-row xmlns:xdr="http://schemas.openxmlformats.org/drawingml/2006/spreadsheetDrawing" table:style-name="ID0EJLBK">
          <table:table-cell table:style-name="ID0EXNAC" office:value-type="string">
            <text:p>EI2309840</text:p>
          </table:table-cell>
          <table:table-cell table:number-columns-repeated="255"/>
        </table:table-row>
        <table:table-row xmlns:xdr="http://schemas.openxmlformats.org/drawingml/2006/spreadsheetDrawing" table:style-name="ID0EVLBK">
          <table:table-cell table:style-name="ID0EXNAC" office:value-type="string">
            <text:p>RI4095045</text:p>
          </table:table-cell>
          <table:table-cell table:number-columns-repeated="255"/>
        </table:table-row>
        <table:table-row xmlns:xdr="http://schemas.openxmlformats.org/drawingml/2006/spreadsheetDrawing" table:style-name="ID0EBMBK">
          <table:table-cell table:style-name="ID0EXNAC" office:value-type="string">
            <text:p>FD2393484</text:p>
          </table:table-cell>
          <table:table-cell table:number-columns-repeated="255"/>
        </table:table-row>
        <table:table-row xmlns:xdr="http://schemas.openxmlformats.org/drawingml/2006/spreadsheetDrawing" table:style-name="ID0ENMBK">
          <table:table-cell table:style-name="ID0EXNAC" office:value-type="string">
            <text:p>DI2398944</text:p>
          </table:table-cell>
          <table:table-cell table:number-columns-repeated="255"/>
        </table:table-row>
        <table:table-row xmlns:xdr="http://schemas.openxmlformats.org/drawingml/2006/spreadsheetDrawing" table:style-name="ID0EZMBK">
          <table:table-cell table:style-name="ID0EXNAC" office:value-type="string">
            <text:p>DA4834435</text:p>
          </table:table-cell>
          <table:table-cell table:number-columns-repeated="255"/>
        </table:table-row>
        <table:table-row xmlns:xdr="http://schemas.openxmlformats.org/drawingml/2006/spreadsheetDrawing" table:style-name="ID0EFNBK">
          <table:table-cell table:number-columns-repeated="256"/>
        </table:table-row>
        <table:table-row xmlns:xdr="http://schemas.openxmlformats.org/drawingml/2006/spreadsheetDrawing" table:style-name="ID0EKNBK">
          <table:table-cell table:style-name="ID0EXNAC" office:value-type="string">
            <text:p>3. 여권종류 오류(신 전자여권번호)</text:p>
          </table:table-cell>
          <table:table-cell table:number-columns-repeated="255"/>
        </table:table-row>
        <table:table-row xmlns:xdr="http://schemas.openxmlformats.org/drawingml/2006/spreadsheetDrawing" table:style-name="ID0EWNBK">
          <table:table-cell table:style-name="ID0EXNAC" office:value-type="string">
            <text:p>Z77268401</text:p>
          </table:table-cell>
          <table:table-cell table:number-columns-repeated="255"/>
        </table:table-row>
        <table:table-row xmlns:xdr="http://schemas.openxmlformats.org/drawingml/2006/spreadsheetDrawing" table:style-name="ID0ECOBK">
          <table:table-cell table:style-name="ID0EXNAC" office:value-type="string">
            <text:p>Q12312455</text:p>
          </table:table-cell>
          <table:table-cell table:number-columns-repeated="255"/>
        </table:table-row>
        <table:table-row xmlns:xdr="http://schemas.openxmlformats.org/drawingml/2006/spreadsheetDrawing" table:style-name="ID0EOOBK">
          <table:table-cell table:style-name="ID0EXNAC" office:value-type="string">
            <text:p>A32432344</text:p>
          </table:table-cell>
          <table:table-cell table:number-columns-repeated="255"/>
        </table:table-row>
        <table:table-row xmlns:xdr="http://schemas.openxmlformats.org/drawingml/2006/spreadsheetDrawing" table:style-name="ID0E1OBK">
          <table:table-cell table:style-name="ID0EXNAC" office:value-type="string">
            <text:p>C34346455</text:p>
          </table:table-cell>
          <table:table-cell table:number-columns-repeated="255"/>
        </table:table-row>
        <table:table-row xmlns:xdr="http://schemas.openxmlformats.org/drawingml/2006/spreadsheetDrawing" table:style-name="ID0EGPBK">
          <table:table-cell table:style-name="ID0EXNAC" office:value-type="string">
            <text:p>P45645544</text:p>
          </table:table-cell>
          <table:table-cell table:number-columns-repeated="255"/>
        </table:table-row>
        <table:table-row xmlns:xdr="http://schemas.openxmlformats.org/drawingml/2006/spreadsheetDrawing" table:style-name="ID0ESPBK">
          <table:table-cell table:style-name="ID0EXNAC" office:value-type="string">
            <text:p>L54474554</text:p>
          </table:table-cell>
          <table:table-cell table:number-columns-repeated="255"/>
        </table:table-row>
        <table:table-row xmlns:xdr="http://schemas.openxmlformats.org/drawingml/2006/spreadsheetDrawing" table:style-name="ID0E5PBK">
          <table:table-cell table:style-name="ID0EXNAC" office:value-type="string">
            <text:p>E45455445</text:p>
          </table:table-cell>
          <table:table-cell table:number-columns-repeated="255"/>
        </table:table-row>
        <table:table-row xmlns:xdr="http://schemas.openxmlformats.org/drawingml/2006/spreadsheetDrawing" table:style-name="ID0EKQBK">
          <table:table-cell table:style-name="ID0EXNAC" office:value-type="string">
            <text:p>W45455334</text:p>
          </table:table-cell>
          <table:table-cell table:number-columns-repeated="255"/>
        </table:table-row>
        <table:table-row xmlns:xdr="http://schemas.openxmlformats.org/drawingml/2006/spreadsheetDrawing" table:style-name="ID0EWQBK">
          <table:table-cell table:style-name="ID0EXNAC" office:value-type="string">
            <text:p>Z34554523</text:p>
          </table:table-cell>
          <table:table-cell table:number-columns-repeated="255"/>
        </table:table-row>
        <table:table-row xmlns:xdr="http://schemas.openxmlformats.org/drawingml/2006/spreadsheetDrawing" table:style-name="ID0ECRBK">
          <table:table-cell table:number-columns-repeated="256"/>
        </table:table-row>
        <table:table-row xmlns:xdr="http://schemas.openxmlformats.org/drawingml/2006/spreadsheetDrawing" table:style-name="ID0EHRBK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TRBK">
          <table:table-cell table:style-name="ID0EXNAC" office:value-type="string">
            <text:p>운전면허번호</text:p>
          </table:table-cell>
          <table:table-cell table:number-columns-repeated="255"/>
        </table:table-row>
        <table:table-row xmlns:xdr="http://schemas.openxmlformats.org/drawingml/2006/spreadsheetDrawing" table:style-name="ID0E6RBK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LSBK">
          <table:table-cell table:style-name="ID0EXNAC" office:value-type="string">
            <text:p>가. 검출</text:p>
          </table:table-cell>
          <table:table-cell table:number-columns-repeated="255"/>
        </table:table-row>
        <table:table-row xmlns:xdr="http://schemas.openxmlformats.org/drawingml/2006/spreadsheetDrawing" table:style-name="ID0EXSBK">
          <table:table-cell table:style-name="ID0EXNAC" office:value-type="string">
            <text:p>1. 가운데 -</text:p>
          </table:table-cell>
          <table:table-cell table:number-columns-repeated="255"/>
        </table:table-row>
        <table:table-row xmlns:xdr="http://schemas.openxmlformats.org/drawingml/2006/spreadsheetDrawing" table:style-name="ID0EDTBK">
          <table:table-cell table:style-name="ID0EXNAC" office:value-type="string">
            <text:p>충남04-344179-29 </text:p>
          </table:table-cell>
          <table:table-cell table:number-columns-repeated="255"/>
        </table:table-row>
        <table:table-row xmlns:xdr="http://schemas.openxmlformats.org/drawingml/2006/spreadsheetDrawing" table:style-name="ID0EPTBK">
          <table:table-cell table:style-name="ID0EXNAC" office:value-type="string">
            <text:p>경기01-423345-98 </text:p>
          </table:table-cell>
          <table:table-cell table:number-columns-repeated="255"/>
        </table:table-row>
        <table:table-row xmlns:xdr="http://schemas.openxmlformats.org/drawingml/2006/spreadsheetDrawing" table:style-name="ID0E2TBK">
          <table:table-cell table:style-name="ID0EXNAC" office:value-type="string">
            <text:p>경기00-852223-51 </text:p>
          </table:table-cell>
          <table:table-cell table:number-columns-repeated="255"/>
        </table:table-row>
        <table:table-row xmlns:xdr="http://schemas.openxmlformats.org/drawingml/2006/spreadsheetDrawing" table:style-name="ID0EHUBK">
          <table:table-cell table:style-name="ID0EXNAC" office:value-type="string">
            <text:p>강원91-080163-11 </text:p>
          </table:table-cell>
          <table:table-cell table:number-columns-repeated="255"/>
        </table:table-row>
        <table:table-row xmlns:xdr="http://schemas.openxmlformats.org/drawingml/2006/spreadsheetDrawing" table:style-name="ID0ETUBK">
          <table:table-cell table:style-name="ID0EXNAC" office:value-type="string">
            <text:p>울산13-792622-88 </text:p>
          </table:table-cell>
          <table:table-cell table:number-columns-repeated="255"/>
        </table:table-row>
        <table:table-row xmlns:xdr="http://schemas.openxmlformats.org/drawingml/2006/spreadsheetDrawing" table:style-name="ID0E6UBK">
          <table:table-cell table:style-name="ID0EXNAC" office:value-type="string">
            <text:p>충남81-968392-14 </text:p>
          </table:table-cell>
          <table:table-cell table:number-columns-repeated="255"/>
        </table:table-row>
        <table:table-row xmlns:xdr="http://schemas.openxmlformats.org/drawingml/2006/spreadsheetDrawing" table:style-name="ID0ELVBK">
          <table:table-cell table:style-name="ID0EXNAC" office:value-type="string">
            <text:p>경남14-319754-50 </text:p>
          </table:table-cell>
          <table:table-cell table:number-columns-repeated="255"/>
        </table:table-row>
        <table:table-row xmlns:xdr="http://schemas.openxmlformats.org/drawingml/2006/spreadsheetDrawing" table:style-name="ID0EXVBK">
          <table:table-cell table:style-name="ID0EXNAC" office:value-type="string">
            <text:p>울산14-996652-04 </text:p>
          </table:table-cell>
          <table:table-cell table:number-columns-repeated="255"/>
        </table:table-row>
        <table:table-row xmlns:xdr="http://schemas.openxmlformats.org/drawingml/2006/spreadsheetDrawing" table:style-name="ID0EDWBK">
          <table:table-cell table:style-name="ID0EXNAC" office:value-type="string">
            <text:p>강원94-388859-71 </text:p>
          </table:table-cell>
          <table:table-cell table:number-columns-repeated="255"/>
        </table:table-row>
        <table:table-row xmlns:xdr="http://schemas.openxmlformats.org/drawingml/2006/spreadsheetDrawing" table:style-name="ID0EPWBK">
          <table:table-cell table:style-name="ID0EXNAC" office:value-type="string">
            <text:p>제주80-773271-83 </text:p>
          </table:table-cell>
          <table:table-cell table:number-columns-repeated="255"/>
        </table:table-row>
        <table:table-row xmlns:xdr="http://schemas.openxmlformats.org/drawingml/2006/spreadsheetDrawing" table:style-name="ID0E2WBK">
          <table:table-cell table:style-name="ID0EXNAC" office:value-type="string">
            <text:p>13-92-921909-45 </text:p>
          </table:table-cell>
          <table:table-cell table:number-columns-repeated="255"/>
        </table:table-row>
        <table:table-row xmlns:xdr="http://schemas.openxmlformats.org/drawingml/2006/spreadsheetDrawing" table:style-name="ID0EHXBK">
          <table:table-cell table:style-name="ID0EXNAC" office:value-type="string">
            <text:p>25-11-679995-09 </text:p>
          </table:table-cell>
          <table:table-cell table:number-columns-repeated="255"/>
        </table:table-row>
        <table:table-row xmlns:xdr="http://schemas.openxmlformats.org/drawingml/2006/spreadsheetDrawing" table:style-name="ID0ETXBK">
          <table:table-cell table:style-name="ID0EXNAC" office:value-type="string">
            <text:p>26-72-609802-94 </text:p>
          </table:table-cell>
          <table:table-cell table:number-columns-repeated="255"/>
        </table:table-row>
        <table:table-row xmlns:xdr="http://schemas.openxmlformats.org/drawingml/2006/spreadsheetDrawing" table:style-name="ID0E6XBK">
          <table:table-cell table:style-name="ID0EXNAC" office:value-type="string">
            <text:p>16-70-598176-73 </text:p>
          </table:table-cell>
          <table:table-cell table:number-columns-repeated="255"/>
        </table:table-row>
        <table:table-row xmlns:xdr="http://schemas.openxmlformats.org/drawingml/2006/spreadsheetDrawing" table:style-name="ID0ELYBK">
          <table:table-cell table:style-name="ID0EXNAC" office:value-type="string">
            <text:p>16-81-294469-75 </text:p>
          </table:table-cell>
          <table:table-cell table:number-columns-repeated="255"/>
        </table:table-row>
        <table:table-row xmlns:xdr="http://schemas.openxmlformats.org/drawingml/2006/spreadsheetDrawing" table:style-name="ID0EXYBK">
          <table:table-cell table:style-name="ID0EXNAC" office:value-type="string">
            <text:p>25-94-281254-82 </text:p>
          </table:table-cell>
          <table:table-cell table:number-columns-repeated="255"/>
        </table:table-row>
        <table:table-row xmlns:xdr="http://schemas.openxmlformats.org/drawingml/2006/spreadsheetDrawing" table:style-name="ID0EDZBK">
          <table:table-cell table:style-name="ID0EXNAC" office:value-type="string">
            <text:p>15-13-883594-01 </text:p>
          </table:table-cell>
          <table:table-cell table:number-columns-repeated="255"/>
        </table:table-row>
        <table:table-row xmlns:xdr="http://schemas.openxmlformats.org/drawingml/2006/spreadsheetDrawing" table:style-name="ID0EPZBK">
          <table:table-cell table:style-name="ID0EXNAC" office:value-type="string">
            <text:p>21-94-634800-56 </text:p>
          </table:table-cell>
          <table:table-cell table:number-columns-repeated="255"/>
        </table:table-row>
        <table:table-row xmlns:xdr="http://schemas.openxmlformats.org/drawingml/2006/spreadsheetDrawing" table:style-name="ID0E2ZBK">
          <table:table-cell table:style-name="ID0EXNAC" office:value-type="string">
            <text:p>26-71-244374-71 </text:p>
          </table:table-cell>
          <table:table-cell table:number-columns-repeated="255"/>
        </table:table-row>
        <table:table-row xmlns:xdr="http://schemas.openxmlformats.org/drawingml/2006/spreadsheetDrawing" table:style-name="ID0EH1BK">
          <table:table-cell table:style-name="ID0EXNAC" office:value-type="string">
            <text:p>15-81-409345-48 </text:p>
          </table:table-cell>
          <table:table-cell table:number-columns-repeated="255"/>
        </table:table-row>
        <table:table-row xmlns:xdr="http://schemas.openxmlformats.org/drawingml/2006/spreadsheetDrawing" table:style-name="ID0ET1BK">
          <table:table-cell table:number-columns-repeated="256"/>
        </table:table-row>
        <table:table-row xmlns:xdr="http://schemas.openxmlformats.org/drawingml/2006/spreadsheetDrawing" table:style-name="ID0EY1BK">
          <table:table-cell table:style-name="ID0EXNAC" office:value-type="string">
            <text:p>2. 가운데 공백</text:p>
          </table:table-cell>
          <table:table-cell table:number-columns-repeated="255"/>
        </table:table-row>
        <table:table-row xmlns:xdr="http://schemas.openxmlformats.org/drawingml/2006/spreadsheetDrawing" table:style-name="ID0EE2BK">
          <table:table-cell table:style-name="ID0EXNAC" office:value-type="string">
            <text:p>제주 92 758357 61 </text:p>
          </table:table-cell>
          <table:table-cell table:number-columns-repeated="255"/>
        </table:table-row>
        <table:table-row xmlns:xdr="http://schemas.openxmlformats.org/drawingml/2006/spreadsheetDrawing" table:style-name="ID0EQ2BK">
          <table:table-cell table:style-name="ID0EXNAC" office:value-type="string">
            <text:p>울산 10 425334 20 </text:p>
          </table:table-cell>
          <table:table-cell table:number-columns-repeated="255"/>
        </table:table-row>
        <table:table-row xmlns:xdr="http://schemas.openxmlformats.org/drawingml/2006/spreadsheetDrawing" table:style-name="ID0E32BK">
          <table:table-cell table:style-name="ID0EXNAC" office:value-type="string">
            <text:p>충북 10 142151 78 </text:p>
          </table:table-cell>
          <table:table-cell table:number-columns-repeated="255"/>
        </table:table-row>
        <table:table-row xmlns:xdr="http://schemas.openxmlformats.org/drawingml/2006/spreadsheetDrawing" table:style-name="ID0EI3BK">
          <table:table-cell table:style-name="ID0EXNAC" office:value-type="string">
            <text:p>경기 92 152091 12 </text:p>
          </table:table-cell>
          <table:table-cell table:number-columns-repeated="255"/>
        </table:table-row>
        <table:table-row xmlns:xdr="http://schemas.openxmlformats.org/drawingml/2006/spreadsheetDrawing" table:style-name="ID0EU3BK">
          <table:table-cell table:style-name="ID0EXNAC" office:value-type="string">
            <text:p>울산 11 700173 46 </text:p>
          </table:table-cell>
          <table:table-cell table:number-columns-repeated="255"/>
        </table:table-row>
        <table:table-row xmlns:xdr="http://schemas.openxmlformats.org/drawingml/2006/spreadsheetDrawing" table:style-name="ID0EA4BK">
          <table:table-cell table:style-name="ID0EXNAC" office:value-type="string">
            <text:p>서울 74 661593 55 </text:p>
          </table:table-cell>
          <table:table-cell table:number-columns-repeated="255"/>
        </table:table-row>
        <table:table-row xmlns:xdr="http://schemas.openxmlformats.org/drawingml/2006/spreadsheetDrawing" table:style-name="ID0EM4BK">
          <table:table-cell table:style-name="ID0EXNAC" office:value-type="string">
            <text:p>대구 82 588647 23 </text:p>
          </table:table-cell>
          <table:table-cell table:number-columns-repeated="255"/>
        </table:table-row>
        <table:table-row xmlns:xdr="http://schemas.openxmlformats.org/drawingml/2006/spreadsheetDrawing" table:style-name="ID0EY4BK">
          <table:table-cell table:style-name="ID0EXNAC" office:value-type="string">
            <text:p>충남 74 467285 13 </text:p>
          </table:table-cell>
          <table:table-cell table:number-columns-repeated="255"/>
        </table:table-row>
        <table:table-row xmlns:xdr="http://schemas.openxmlformats.org/drawingml/2006/spreadsheetDrawing" table:style-name="ID0EE5BK">
          <table:table-cell table:style-name="ID0EXNAC" office:value-type="string">
            <text:p>충남 90 154701 77 </text:p>
          </table:table-cell>
          <table:table-cell table:number-columns-repeated="255"/>
        </table:table-row>
        <table:table-row xmlns:xdr="http://schemas.openxmlformats.org/drawingml/2006/spreadsheetDrawing" table:style-name="ID0EQ5BK">
          <table:table-cell table:style-name="ID0EXNAC" office:value-type="string">
            <text:p>인천 13 940554 49 </text:p>
          </table:table-cell>
          <table:table-cell table:number-columns-repeated="255"/>
        </table:table-row>
        <table:table-row xmlns:xdr="http://schemas.openxmlformats.org/drawingml/2006/spreadsheetDrawing" table:style-name="ID0E35BK">
          <table:table-cell table:style-name="ID0EXNAC" office:value-type="string">
            <text:p>13 72 082539 93 </text:p>
          </table:table-cell>
          <table:table-cell table:number-columns-repeated="255"/>
        </table:table-row>
        <table:table-row xmlns:xdr="http://schemas.openxmlformats.org/drawingml/2006/spreadsheetDrawing" table:style-name="ID0EI6BK">
          <table:table-cell table:style-name="ID0EXNAC" office:value-type="string">
            <text:p>26 00 679360 83 </text:p>
          </table:table-cell>
          <table:table-cell table:number-columns-repeated="255"/>
        </table:table-row>
        <table:table-row xmlns:xdr="http://schemas.openxmlformats.org/drawingml/2006/spreadsheetDrawing" table:style-name="ID0EU6BK">
          <table:table-cell table:style-name="ID0EXNAC" office:value-type="string">
            <text:p>15 71 134330 50 </text:p>
          </table:table-cell>
          <table:table-cell table:number-columns-repeated="255"/>
        </table:table-row>
        <table:table-row xmlns:xdr="http://schemas.openxmlformats.org/drawingml/2006/spreadsheetDrawing" table:style-name="ID0EAACK">
          <table:table-cell table:style-name="ID0EXNAC" office:value-type="string">
            <text:p>13 94 425160 67 </text:p>
          </table:table-cell>
          <table:table-cell table:number-columns-repeated="255"/>
        </table:table-row>
        <table:table-row xmlns:xdr="http://schemas.openxmlformats.org/drawingml/2006/spreadsheetDrawing" table:style-name="ID0EMACK">
          <table:table-cell table:style-name="ID0EXNAC" office:value-type="string">
            <text:p>15 81 712813 20 </text:p>
          </table:table-cell>
          <table:table-cell table:number-columns-repeated="255"/>
        </table:table-row>
        <table:table-row xmlns:xdr="http://schemas.openxmlformats.org/drawingml/2006/spreadsheetDrawing" table:style-name="ID0EYACK">
          <table:table-cell table:style-name="ID0EXNAC" office:value-type="string">
            <text:p>15 81 767107 26 </text:p>
          </table:table-cell>
          <table:table-cell table:number-columns-repeated="255"/>
        </table:table-row>
        <table:table-row xmlns:xdr="http://schemas.openxmlformats.org/drawingml/2006/spreadsheetDrawing" table:style-name="ID0EEBCK">
          <table:table-cell table:style-name="ID0EXNAC" office:value-type="string">
            <text:p>14 74 711360 82 </text:p>
          </table:table-cell>
          <table:table-cell table:number-columns-repeated="255"/>
        </table:table-row>
        <table:table-row xmlns:xdr="http://schemas.openxmlformats.org/drawingml/2006/spreadsheetDrawing" table:style-name="ID0EQBCK">
          <table:table-cell table:style-name="ID0EXNAC" office:value-type="string">
            <text:p>22 13 596640 04 </text:p>
          </table:table-cell>
          <table:table-cell table:number-columns-repeated="255"/>
        </table:table-row>
        <table:table-row xmlns:xdr="http://schemas.openxmlformats.org/drawingml/2006/spreadsheetDrawing" table:style-name="ID0E3BCK">
          <table:table-cell table:style-name="ID0EXNAC" office:value-type="string">
            <text:p>26 74 186196 10 </text:p>
          </table:table-cell>
          <table:table-cell table:number-columns-repeated="255"/>
        </table:table-row>
        <table:table-row xmlns:xdr="http://schemas.openxmlformats.org/drawingml/2006/spreadsheetDrawing" table:style-name="ID0EICCK">
          <table:table-cell table:style-name="ID0EXNAC" office:value-type="string">
            <text:p>26 11 419903 66 </text:p>
          </table:table-cell>
          <table:table-cell table:number-columns-repeated="255"/>
        </table:table-row>
        <table:table-row xmlns:xdr="http://schemas.openxmlformats.org/drawingml/2006/spreadsheetDrawing" table:style-name="ID0EUCCK">
          <table:table-cell table:number-columns-repeated="256"/>
        </table:table-row>
        <table:table-row xmlns:xdr="http://schemas.openxmlformats.org/drawingml/2006/spreadsheetDrawing" table:style-name="ID0EZCCK">
          <table:table-cell table:style-name="ID0EXNAC" office:value-type="string">
            <text:p>3. 연속일 경우</text:p>
          </table:table-cell>
          <table:table-cell table:number-columns-repeated="255"/>
        </table:table-row>
        <table:table-row xmlns:xdr="http://schemas.openxmlformats.org/drawingml/2006/spreadsheetDrawing" table:style-name="ID0EFDCK">
          <table:table-cell table:style-name="ID0EXNAC" office:value-type="string">
            <text:p>충북9161086312 </text:p>
          </table:table-cell>
          <table:table-cell table:number-columns-repeated="255"/>
        </table:table-row>
        <table:table-row xmlns:xdr="http://schemas.openxmlformats.org/drawingml/2006/spreadsheetDrawing" table:style-name="ID0ERDCK">
          <table:table-cell table:style-name="ID0EXNAC" office:value-type="string">
            <text:p>부산7454229516 </text:p>
          </table:table-cell>
          <table:table-cell table:number-columns-repeated="255"/>
        </table:table-row>
        <table:table-row xmlns:xdr="http://schemas.openxmlformats.org/drawingml/2006/spreadsheetDrawing" table:style-name="ID0E4DCK">
          <table:table-cell table:style-name="ID0EXNAC" office:value-type="string">
            <text:p>울산7281295718 </text:p>
          </table:table-cell>
          <table:table-cell table:number-columns-repeated="255"/>
        </table:table-row>
        <table:table-row xmlns:xdr="http://schemas.openxmlformats.org/drawingml/2006/spreadsheetDrawing" table:style-name="ID0EJECK">
          <table:table-cell table:style-name="ID0EXNAC" office:value-type="string">
            <text:p>부산1024921608 </text:p>
          </table:table-cell>
          <table:table-cell table:number-columns-repeated="255"/>
        </table:table-row>
        <table:table-row xmlns:xdr="http://schemas.openxmlformats.org/drawingml/2006/spreadsheetDrawing" table:style-name="ID0EVECK">
          <table:table-cell table:style-name="ID0EXNAC" office:value-type="string">
            <text:p>경남8227224499 </text:p>
          </table:table-cell>
          <table:table-cell table:number-columns-repeated="255"/>
        </table:table-row>
        <table:table-row xmlns:xdr="http://schemas.openxmlformats.org/drawingml/2006/spreadsheetDrawing" table:style-name="ID0EBFCK">
          <table:table-cell table:style-name="ID0EXNAC" office:value-type="string">
            <text:p>울산8270500416 </text:p>
          </table:table-cell>
          <table:table-cell table:number-columns-repeated="255"/>
        </table:table-row>
        <table:table-row xmlns:xdr="http://schemas.openxmlformats.org/drawingml/2006/spreadsheetDrawing" table:style-name="ID0ENFCK">
          <table:table-cell table:style-name="ID0EXNAC" office:value-type="string">
            <text:p>충남7125100366 </text:p>
          </table:table-cell>
          <table:table-cell table:number-columns-repeated="255"/>
        </table:table-row>
        <table:table-row xmlns:xdr="http://schemas.openxmlformats.org/drawingml/2006/spreadsheetDrawing" table:style-name="ID0EZFCK">
          <table:table-cell table:style-name="ID0EXNAC" office:value-type="string">
            <text:p>강원7403405088 </text:p>
          </table:table-cell>
          <table:table-cell table:number-columns-repeated="255"/>
        </table:table-row>
        <table:table-row xmlns:xdr="http://schemas.openxmlformats.org/drawingml/2006/spreadsheetDrawing" table:style-name="ID0EFGCK">
          <table:table-cell table:style-name="ID0EXNAC" office:value-type="string">
            <text:p>울산7175122999 </text:p>
          </table:table-cell>
          <table:table-cell table:number-columns-repeated="255"/>
        </table:table-row>
        <table:table-row xmlns:xdr="http://schemas.openxmlformats.org/drawingml/2006/spreadsheetDrawing" table:style-name="ID0ERGCK">
          <table:table-cell table:style-name="ID0EXNAC" office:value-type="string">
            <text:p>제주7260597203 </text:p>
          </table:table-cell>
          <table:table-cell table:number-columns-repeated="255"/>
        </table:table-row>
        <table:table-row xmlns:xdr="http://schemas.openxmlformats.org/drawingml/2006/spreadsheetDrawing" table:style-name="ID0E4GCK">
          <table:table-cell table:style-name="ID0EXNAC" office:value-type="float" office:value="167186435311">
            <text:p>167186435311</text:p>
          </table:table-cell>
          <table:table-cell table:number-columns-repeated="255"/>
        </table:table-row>
        <table:table-row xmlns:xdr="http://schemas.openxmlformats.org/drawingml/2006/spreadsheetDrawing" table:style-name="ID0EIHCK">
          <table:table-cell table:style-name="ID0EXNAC" office:value-type="float" office:value="140339071152">
            <text:p>140339071152</text:p>
          </table:table-cell>
          <table:table-cell table:number-columns-repeated="255"/>
        </table:table-row>
        <table:table-row xmlns:xdr="http://schemas.openxmlformats.org/drawingml/2006/spreadsheetDrawing" table:style-name="ID0ETHCK">
          <table:table-cell table:style-name="ID0EXNAC" office:value-type="float" office:value="269459523210">
            <text:p>269459523210</text:p>
          </table:table-cell>
          <table:table-cell table:number-columns-repeated="255"/>
        </table:table-row>
        <table:table-row xmlns:xdr="http://schemas.openxmlformats.org/drawingml/2006/spreadsheetDrawing" table:style-name="ID0E5HCK">
          <table:table-cell table:style-name="ID0EXNAC" office:value-type="float" office:value="129029085709">
            <text:p>129029085709</text:p>
          </table:table-cell>
          <table:table-cell table:number-columns-repeated="255"/>
        </table:table-row>
        <table:table-row xmlns:xdr="http://schemas.openxmlformats.org/drawingml/2006/spreadsheetDrawing" table:style-name="ID0EJICK">
          <table:table-cell table:style-name="ID0EXNAC" office:value-type="float" office:value="120151233397">
            <text:p>120151233397</text:p>
          </table:table-cell>
          <table:table-cell table:number-columns-repeated="255"/>
        </table:table-row>
        <table:table-row xmlns:xdr="http://schemas.openxmlformats.org/drawingml/2006/spreadsheetDrawing" table:style-name="ID0EUICK">
          <table:table-cell table:style-name="ID0EXNAC" office:value-type="float" office:value="151179005379">
            <text:p>151179005379</text:p>
          </table:table-cell>
          <table:table-cell table:number-columns-repeated="255"/>
        </table:table-row>
        <table:table-row xmlns:xdr="http://schemas.openxmlformats.org/drawingml/2006/spreadsheetDrawing" table:style-name="ID0E6ICK">
          <table:table-cell table:style-name="ID0EXNAC" office:value-type="float" office:value="260155606631">
            <text:p>260155606631</text:p>
          </table:table-cell>
          <table:table-cell table:number-columns-repeated="255"/>
        </table:table-row>
        <table:table-row xmlns:xdr="http://schemas.openxmlformats.org/drawingml/2006/spreadsheetDrawing" table:style-name="ID0EKJCK">
          <table:table-cell table:style-name="ID0EXNAC" office:value-type="float" office:value="167375732883">
            <text:p>167375732883</text:p>
          </table:table-cell>
          <table:table-cell table:number-columns-repeated="255"/>
        </table:table-row>
        <table:table-row xmlns:xdr="http://schemas.openxmlformats.org/drawingml/2006/spreadsheetDrawing" table:style-name="ID0EVJCK">
          <table:table-cell table:style-name="ID0EXNAC" office:value-type="float" office:value="140111517923">
            <text:p>140111517923</text:p>
          </table:table-cell>
          <table:table-cell table:number-columns-repeated="255"/>
        </table:table-row>
        <table:table-row xmlns:xdr="http://schemas.openxmlformats.org/drawingml/2006/spreadsheetDrawing" table:style-name="ID0EAKCK">
          <table:table-cell table:style-name="ID0EXNAC" office:value-type="float" office:value="149082301102">
            <text:p>149082301102</text:p>
          </table:table-cell>
          <table:table-cell table:number-columns-repeated="255"/>
        </table:table-row>
        <table:table-row xmlns:xdr="http://schemas.openxmlformats.org/drawingml/2006/spreadsheetDrawing" table:style-name="ID0ELKCK">
          <table:table-cell table:number-columns-repeated="256"/>
        </table:table-row>
        <table:table-row xmlns:xdr="http://schemas.openxmlformats.org/drawingml/2006/spreadsheetDrawing" table:style-name="ID0EQKCK">
          <table:table-cell table:style-name="ID0EXNAC" office:value-type="string">
            <text:p>4. 구분자 () 사용할 경우</text:p>
          </table:table-cell>
          <table:table-cell table:number-columns-repeated="255"/>
        </table:table-row>
        <table:table-row xmlns:xdr="http://schemas.openxmlformats.org/drawingml/2006/spreadsheetDrawing" table:style-name="ID0E3KCK">
          <table:table-cell table:style-name="ID0EXNAC" office:value-type="string">
            <text:p>(서울04-740653-16)(강원13-498671-76) </text:p>
          </table:table-cell>
          <table:table-cell table:number-columns-repeated="255"/>
        </table:table-row>
        <table:table-row xmlns:xdr="http://schemas.openxmlformats.org/drawingml/2006/spreadsheetDrawing" table:style-name="ID0EILCK">
          <table:table-cell table:style-name="ID0EXNAC" office:value-type="string">
            <text:p>(인천74-109530-91)(강원70-160575-50)</text:p>
          </table:table-cell>
          <table:table-cell table:number-columns-repeated="255"/>
        </table:table-row>
        <table:table-row xmlns:xdr="http://schemas.openxmlformats.org/drawingml/2006/spreadsheetDrawing" table:style-name="ID0EULCK">
          <table:table-cell table:style-name="ID0EXNAC" office:value-type="string">
            <text:p>(제주83-038621-36)(21-13-947953-29)</text:p>
          </table:table-cell>
          <table:table-cell table:number-columns-repeated="255"/>
        </table:table-row>
        <table:table-row xmlns:xdr="http://schemas.openxmlformats.org/drawingml/2006/spreadsheetDrawing" table:style-name="ID0EAMCK">
          <table:table-cell table:style-name="ID0EXNAC" office:value-type="string">
            <text:p>(22-73-490463-23)(26-14-423375-64)</text:p>
          </table:table-cell>
          <table:table-cell table:number-columns-repeated="255"/>
        </table:table-row>
        <table:table-row xmlns:xdr="http://schemas.openxmlformats.org/drawingml/2006/spreadsheetDrawing" table:style-name="ID0EMMCK">
          <table:table-cell table:style-name="ID0EXNAC" office:value-type="string">
            <text:p>(21-93-707177-56)(14-81-684298-42)</text:p>
          </table:table-cell>
          <table:table-cell table:number-columns-repeated="255"/>
        </table:table-row>
        <table:table-row xmlns:xdr="http://schemas.openxmlformats.org/drawingml/2006/spreadsheetDrawing" table:style-name="ID0EYMCK">
          <table:table-cell table:number-columns-repeated="256"/>
        </table:table-row>
        <table:table-row xmlns:xdr="http://schemas.openxmlformats.org/drawingml/2006/spreadsheetDrawing" table:style-name="ID0E4MCK">
          <table:table-cell table:style-name="ID0EXNAC" office:value-type="string">
            <text:p>5. 구분자 [] 사용할 경우</text:p>
          </table:table-cell>
          <table:table-cell table:number-columns-repeated="255"/>
        </table:table-row>
        <table:table-row xmlns:xdr="http://schemas.openxmlformats.org/drawingml/2006/spreadsheetDrawing" table:style-name="ID0EJNCK">
          <table:table-cell table:style-name="ID0EXNAC" office:value-type="string">
            <text:p>[대구74-457588-95][강원92-994261-13]</text:p>
          </table:table-cell>
          <table:table-cell table:number-columns-repeated="255"/>
        </table:table-row>
        <table:table-row xmlns:xdr="http://schemas.openxmlformats.org/drawingml/2006/spreadsheetDrawing" table:style-name="ID0EVNCK">
          <table:table-cell table:style-name="ID0EXNAC" office:value-type="string">
            <text:p>[충남11-297512-82][부산74-078544-23]</text:p>
          </table:table-cell>
          <table:table-cell table:number-columns-repeated="255"/>
        </table:table-row>
        <table:table-row xmlns:xdr="http://schemas.openxmlformats.org/drawingml/2006/spreadsheetDrawing" table:style-name="ID0EBOCK">
          <table:table-cell table:style-name="ID0EXNAC" office:value-type="string">
            <text:p>[대전11-708315-09][23-94-894606-76]</text:p>
          </table:table-cell>
          <table:table-cell table:number-columns-repeated="255"/>
        </table:table-row>
        <table:table-row xmlns:xdr="http://schemas.openxmlformats.org/drawingml/2006/spreadsheetDrawing" table:style-name="ID0ENOCK">
          <table:table-cell table:style-name="ID0EXNAC" office:value-type="string">
            <text:p>[11-72-046754-88][20-10-512747-02]</text:p>
          </table:table-cell>
          <table:table-cell table:number-columns-repeated="255"/>
        </table:table-row>
        <table:table-row xmlns:xdr="http://schemas.openxmlformats.org/drawingml/2006/spreadsheetDrawing" table:style-name="ID0EZOCK">
          <table:table-cell table:style-name="ID0EXNAC" office:value-type="string">
            <text:p>[13-83-817923-40][15-70-032674-51]</text:p>
          </table:table-cell>
          <table:table-cell table:number-columns-repeated="255"/>
        </table:table-row>
        <table:table-row xmlns:xdr="http://schemas.openxmlformats.org/drawingml/2006/spreadsheetDrawing" table:style-name="ID0EFPCK">
          <table:table-cell table:number-columns-repeated="256"/>
        </table:table-row>
        <table:table-row xmlns:xdr="http://schemas.openxmlformats.org/drawingml/2006/spreadsheetDrawing" table:style-name="ID0EKPCK">
          <table:table-cell table:style-name="ID0EXNAC" office:value-type="string">
            <text:p>6. 구분자 " 사용할 경우</text:p>
          </table:table-cell>
          <table:table-cell table:number-columns-repeated="255"/>
        </table:table-row>
        <table:table-row xmlns:xdr="http://schemas.openxmlformats.org/drawingml/2006/spreadsheetDrawing" table:style-name="ID0EWPCK">
          <table:table-cell table:style-name="ID0EXNAC" office:value-type="string">
            <text:p>인천00-082387-67"대구72-322720-10</text:p>
          </table:table-cell>
          <table:table-cell table:number-columns-repeated="255"/>
        </table:table-row>
        <table:table-row xmlns:xdr="http://schemas.openxmlformats.org/drawingml/2006/spreadsheetDrawing" table:style-name="ID0ECQCK">
          <table:table-cell table:style-name="ID0EXNAC" office:value-type="string">
            <text:p>충남10-142791-63"충북02-006776-96</text:p>
          </table:table-cell>
          <table:table-cell table:number-columns-repeated="255"/>
        </table:table-row>
        <table:table-row xmlns:xdr="http://schemas.openxmlformats.org/drawingml/2006/spreadsheetDrawing" table:style-name="ID0EOQCK">
          <table:table-cell table:style-name="ID0EXNAC" office:value-type="string">
            <text:p>부산00-987217-04"서울00-859903-04</text:p>
          </table:table-cell>
          <table:table-cell table:number-columns-repeated="255"/>
        </table:table-row>
        <table:table-row xmlns:xdr="http://schemas.openxmlformats.org/drawingml/2006/spreadsheetDrawing" table:style-name="ID0E1QCK">
          <table:table-cell table:style-name="ID0EXNAC" office:value-type="string">
            <text:p>충북80-091516-63"강원13-223579-52</text:p>
          </table:table-cell>
          <table:table-cell table:number-columns-repeated="255"/>
        </table:table-row>
        <table:table-row xmlns:xdr="http://schemas.openxmlformats.org/drawingml/2006/spreadsheetDrawing" table:style-name="ID0EGRCK">
          <table:table-cell table:style-name="ID0EXNAC" office:value-type="string">
            <text:p>인천00-761488-76"서울13-916204-68</text:p>
          </table:table-cell>
          <table:table-cell table:number-columns-repeated="255"/>
        </table:table-row>
        <table:table-row xmlns:xdr="http://schemas.openxmlformats.org/drawingml/2006/spreadsheetDrawing" table:style-name="ID0ESRCK">
          <table:table-cell table:style-name="ID0EXNAC" office:value-type="string">
            <text:p>25-00-955450-16"11-94-780316-36</text:p>
          </table:table-cell>
          <table:table-cell table:number-columns-repeated="255"/>
        </table:table-row>
        <table:table-row xmlns:xdr="http://schemas.openxmlformats.org/drawingml/2006/spreadsheetDrawing" table:style-name="ID0E5RCK">
          <table:table-cell table:style-name="ID0EXNAC" office:value-type="string">
            <text:p>25-13-211813-18"12-74-541979-36</text:p>
          </table:table-cell>
          <table:table-cell table:number-columns-repeated="255"/>
        </table:table-row>
        <table:table-row xmlns:xdr="http://schemas.openxmlformats.org/drawingml/2006/spreadsheetDrawing" table:style-name="ID0EKSCK">
          <table:table-cell table:style-name="ID0EXNAC" office:value-type="string">
            <text:p>22-10-262162-46"26-72-955669-68</text:p>
          </table:table-cell>
          <table:table-cell table:number-columns-repeated="255"/>
        </table:table-row>
        <table:table-row xmlns:xdr="http://schemas.openxmlformats.org/drawingml/2006/spreadsheetDrawing" table:style-name="ID0EWSCK">
          <table:table-cell table:style-name="ID0EXNAC" office:value-type="string">
            <text:p>15-74-856562-42"26-73-408552-09</text:p>
          </table:table-cell>
          <table:table-cell table:number-columns-repeated="255"/>
        </table:table-row>
        <table:table-row xmlns:xdr="http://schemas.openxmlformats.org/drawingml/2006/spreadsheetDrawing" table:style-name="ID0ECTCK">
          <table:table-cell table:style-name="ID0EXNAC" office:value-type="string">
            <text:p>22-73-542755-64"23-83-861601-61</text:p>
          </table:table-cell>
          <table:table-cell table:number-columns-repeated="255"/>
        </table:table-row>
        <table:table-row xmlns:xdr="http://schemas.openxmlformats.org/drawingml/2006/spreadsheetDrawing" table:style-name="ID0EOTCK">
          <table:table-cell table:number-columns-repeated="256"/>
        </table:table-row>
        <table:table-row xmlns:xdr="http://schemas.openxmlformats.org/drawingml/2006/spreadsheetDrawing" table:style-name="ID0ETTCK">
          <table:table-cell table:style-name="ID0EXNAC" office:value-type="string">
            <text:p>나. 미검출</text:p>
          </table:table-cell>
          <table:table-cell table:number-columns-repeated="255"/>
        </table:table-row>
        <table:table-row xmlns:xdr="http://schemas.openxmlformats.org/drawingml/2006/spreadsheetDrawing" table:style-name="ID0E6TCK">
          <table:table-cell table:number-columns-repeated="256"/>
        </table:table-row>
        <table:table-row xmlns:xdr="http://schemas.openxmlformats.org/drawingml/2006/spreadsheetDrawing" table:style-name="ID0EEUCK">
          <table:table-cell table:style-name="ID0EXNAC" office:value-type="string">
            <text:p>1. 교부지역 오류</text:p>
          </table:table-cell>
          <table:table-cell table:number-columns-repeated="255"/>
        </table:table-row>
        <table:table-row xmlns:xdr="http://schemas.openxmlformats.org/drawingml/2006/spreadsheetDrawing" table:style-name="ID0EQUCK">
          <table:table-cell table:style-name="ID0EXNAC" office:value-type="string">
            <text:p>마산93-353245-47 </text:p>
          </table:table-cell>
          <table:table-cell table:number-columns-repeated="255"/>
        </table:table-row>
        <table:table-row xmlns:xdr="http://schemas.openxmlformats.org/drawingml/2006/spreadsheetDrawing" table:style-name="ID0E3UCK">
          <table:table-cell table:style-name="ID0EXNAC" office:value-type="string">
            <text:p>홍성02-482391-47</text:p>
          </table:table-cell>
          <table:table-cell table:number-columns-repeated="255"/>
        </table:table-row>
        <table:table-row xmlns:xdr="http://schemas.openxmlformats.org/drawingml/2006/spreadsheetDrawing" table:style-name="ID0EIVCK">
          <table:table-cell table:style-name="ID0EXNAC" office:value-type="string">
            <text:p>대천13-659704-12 </text:p>
          </table:table-cell>
          <table:table-cell table:number-columns-repeated="255"/>
        </table:table-row>
        <table:table-row xmlns:xdr="http://schemas.openxmlformats.org/drawingml/2006/spreadsheetDrawing" table:style-name="ID0EUVCK">
          <table:table-cell table:style-name="ID0EXNAC" office:value-type="string">
            <text:p>정선02-427708-00 </text:p>
          </table:table-cell>
          <table:table-cell table:number-columns-repeated="255"/>
        </table:table-row>
        <table:table-row xmlns:xdr="http://schemas.openxmlformats.org/drawingml/2006/spreadsheetDrawing" table:style-name="ID0EAWCK">
          <table:table-cell table:style-name="ID0EXNAC" office:value-type="string">
            <text:p>경기도13-043341-71 </text:p>
          </table:table-cell>
          <table:table-cell table:number-columns-repeated="255"/>
        </table:table-row>
        <table:table-row xmlns:xdr="http://schemas.openxmlformats.org/drawingml/2006/spreadsheetDrawing" table:style-name="ID0EMWCK">
          <table:table-cell table:style-name="ID0EXNAC" office:value-type="string">
            <text:p>고려93-838152-17 </text:p>
          </table:table-cell>
          <table:table-cell table:number-columns-repeated="255"/>
        </table:table-row>
        <table:table-row xmlns:xdr="http://schemas.openxmlformats.org/drawingml/2006/spreadsheetDrawing" table:style-name="ID0EYWCK">
          <table:table-cell table:style-name="ID0EXNAC" office:value-type="string">
            <text:p>제지04-928772-24 </text:p>
          </table:table-cell>
          <table:table-cell table:number-columns-repeated="255"/>
        </table:table-row>
        <table:table-row xmlns:xdr="http://schemas.openxmlformats.org/drawingml/2006/spreadsheetDrawing" table:style-name="ID0EEXCK">
          <table:table-cell table:style-name="ID0EXNAC" office:value-type="string">
            <text:p>충서83-707150-12 </text:p>
          </table:table-cell>
          <table:table-cell table:number-columns-repeated="255"/>
        </table:table-row>
        <table:table-row xmlns:xdr="http://schemas.openxmlformats.org/drawingml/2006/spreadsheetDrawing" table:style-name="ID0EQXCK">
          <table:table-cell table:style-name="ID0EXNAC" office:value-type="string">
            <text:p>대교71-268635-92 </text:p>
          </table:table-cell>
          <table:table-cell table:number-columns-repeated="255"/>
        </table:table-row>
        <table:table-row xmlns:xdr="http://schemas.openxmlformats.org/drawingml/2006/spreadsheetDrawing" table:style-name="ID0E3XCK">
          <table:table-cell table:style-name="ID0EXNAC" office:value-type="string">
            <text:p>사울82-979160-10</text:p>
          </table:table-cell>
          <table:table-cell table:number-columns-repeated="255"/>
        </table:table-row>
        <table:table-row xmlns:xdr="http://schemas.openxmlformats.org/drawingml/2006/spreadsheetDrawing" table:style-name="ID0EIYCK">
          <table:table-cell table:number-columns-repeated="256"/>
        </table:table-row>
        <table:table-row xmlns:xdr="http://schemas.openxmlformats.org/drawingml/2006/spreadsheetDrawing" table:style-name="ID0ENYCK">
          <table:table-cell table:style-name="ID0EXNAC" office:value-type="string">
            <text:p>94-71-897634-73 </text:p>
          </table:table-cell>
          <table:table-cell table:number-columns-repeated="255"/>
        </table:table-row>
        <table:table-row xmlns:xdr="http://schemas.openxmlformats.org/drawingml/2006/spreadsheetDrawing" table:style-name="ID0EZYCK">
          <table:table-cell table:style-name="ID0EXNAC" office:value-type="string">
            <text:p>46-03-277583-17 </text:p>
          </table:table-cell>
          <table:table-cell table:number-columns-repeated="255"/>
        </table:table-row>
        <table:table-row xmlns:xdr="http://schemas.openxmlformats.org/drawingml/2006/spreadsheetDrawing" table:style-name="ID0EFZCK">
          <table:table-cell table:style-name="ID0EXNAC" office:value-type="string">
            <text:p>76-70-474140-42 </text:p>
          </table:table-cell>
          <table:table-cell table:number-columns-repeated="255"/>
        </table:table-row>
        <table:table-row xmlns:xdr="http://schemas.openxmlformats.org/drawingml/2006/spreadsheetDrawing" table:style-name="ID0ERZCK">
          <table:table-cell table:style-name="ID0EXNAC" office:value-type="string">
            <text:p>55-02-756181-57 </text:p>
          </table:table-cell>
          <table:table-cell table:number-columns-repeated="255"/>
        </table:table-row>
        <table:table-row xmlns:xdr="http://schemas.openxmlformats.org/drawingml/2006/spreadsheetDrawing" table:style-name="ID0E4ZCK">
          <table:table-cell table:style-name="ID0EXNAC" office:value-type="string">
            <text:p>81-03-833501-13 </text:p>
          </table:table-cell>
          <table:table-cell table:number-columns-repeated="255"/>
        </table:table-row>
        <table:table-row xmlns:xdr="http://schemas.openxmlformats.org/drawingml/2006/spreadsheetDrawing" table:style-name="ID0EJ1CK">
          <table:table-cell table:style-name="ID0EXNAC" office:value-type="string">
            <text:p>90-11-678876-38 </text:p>
          </table:table-cell>
          <table:table-cell table:number-columns-repeated="255"/>
        </table:table-row>
        <table:table-row xmlns:xdr="http://schemas.openxmlformats.org/drawingml/2006/spreadsheetDrawing" table:style-name="ID0EV1CK">
          <table:table-cell table:style-name="ID0EXNAC" office:value-type="string">
            <text:p>46-98-355394-49 </text:p>
          </table:table-cell>
          <table:table-cell table:number-columns-repeated="255"/>
        </table:table-row>
        <table:table-row xmlns:xdr="http://schemas.openxmlformats.org/drawingml/2006/spreadsheetDrawing" table:style-name="ID0EB2CK">
          <table:table-cell table:style-name="ID0EXNAC" office:value-type="string">
            <text:p>70-43-967319-10 </text:p>
          </table:table-cell>
          <table:table-cell table:number-columns-repeated="255"/>
        </table:table-row>
        <table:table-row xmlns:xdr="http://schemas.openxmlformats.org/drawingml/2006/spreadsheetDrawing" table:style-name="ID0EN2CK">
          <table:table-cell table:style-name="ID0EXNAC" office:value-type="string">
            <text:p>72-78-795751-17</text:p>
          </table:table-cell>
          <table:table-cell table:number-columns-repeated="255"/>
        </table:table-row>
        <table:table-row xmlns:xdr="http://schemas.openxmlformats.org/drawingml/2006/spreadsheetDrawing" table:style-name="ID0EZ2CK">
          <table:table-cell table:number-columns-repeated="256"/>
        </table:table-row>
        <table:table-row xmlns:xdr="http://schemas.openxmlformats.org/drawingml/2006/spreadsheetDrawing" table:style-name="ID0E52CK">
          <table:table-cell table:style-name="ID0EXNAC" office:value-type="string">
            <text:p>2. Bin 번호 오류</text:p>
          </table:table-cell>
          <table:table-cell table:number-columns-repeated="255"/>
        </table:table-row>
        <table:table-row xmlns:xdr="http://schemas.openxmlformats.org/drawingml/2006/spreadsheetDrawing" table:style-name="ID0EK3CK">
          <table:table-cell table:style-name="ID0EXNAC" office:value-type="string">
            <text:p> </text:p>
          </table:table-cell>
          <table:table-cell table:number-columns-repeated="255"/>
        </table:table-row>
        <table:table-row xmlns:xdr="http://schemas.openxmlformats.org/drawingml/2006/spreadsheetDrawing" table:style-name="ID0EW3CK">
          <table:table-cell table:style-name="ID0EXNAC" office:value-type="string">
            <text:p>강원70-043369-09 </text:p>
          </table:table-cell>
          <table:table-cell table:number-columns-repeated="255"/>
        </table:table-row>
        <table:table-row xmlns:xdr="http://schemas.openxmlformats.org/drawingml/2006/spreadsheetDrawing" table:style-name="ID0EC4CK">
          <table:table-cell table:style-name="ID0EXNAC" office:value-type="string">
            <text:p>충남82-653100-66 </text:p>
          </table:table-cell>
          <table:table-cell table:number-columns-repeated="255"/>
        </table:table-row>
        <table:table-row xmlns:xdr="http://schemas.openxmlformats.org/drawingml/2006/spreadsheetDrawing" table:style-name="ID0EO4CK">
          <table:table-cell table:style-name="ID0EXNAC" office:value-type="string">
            <text:p>울산80-806188-16 </text:p>
          </table:table-cell>
          <table:table-cell table:number-columns-repeated="255"/>
        </table:table-row>
        <table:table-row xmlns:xdr="http://schemas.openxmlformats.org/drawingml/2006/spreadsheetDrawing" table:style-name="ID0E14CK">
          <table:table-cell table:style-name="ID0EXNAC" office:value-type="string">
            <text:p>대전13-138152-62 </text:p>
          </table:table-cell>
          <table:table-cell table:number-columns-repeated="255"/>
        </table:table-row>
        <table:table-row xmlns:xdr="http://schemas.openxmlformats.org/drawingml/2006/spreadsheetDrawing" table:style-name="ID0EG5CK">
          <table:table-cell table:style-name="ID0EXNAC" office:value-type="string">
            <text:p>서울83-505275-48 </text:p>
          </table:table-cell>
          <table:table-cell table:number-columns-repeated="255"/>
        </table:table-row>
        <table:table-row xmlns:xdr="http://schemas.openxmlformats.org/drawingml/2006/spreadsheetDrawing" table:style-name="ID0ES5CK">
          <table:table-cell table:style-name="ID0EXNAC" office:value-type="string">
            <text:p>충남92-292507-61 </text:p>
          </table:table-cell>
          <table:table-cell table:number-columns-repeated="255"/>
        </table:table-row>
        <table:table-row xmlns:xdr="http://schemas.openxmlformats.org/drawingml/2006/spreadsheetDrawing" table:style-name="ID0E55CK">
          <table:table-cell table:style-name="ID0EXNAC" office:value-type="string">
            <text:p>충남71-461078-30 </text:p>
          </table:table-cell>
          <table:table-cell table:number-columns-repeated="255"/>
        </table:table-row>
        <table:table-row xmlns:xdr="http://schemas.openxmlformats.org/drawingml/2006/spreadsheetDrawing" table:style-name="ID0EK6CK">
          <table:table-cell table:style-name="ID0EXNAC" office:value-type="string">
            <text:p>제주84-066186-33 </text:p>
          </table:table-cell>
          <table:table-cell table:number-columns-repeated="255"/>
        </table:table-row>
        <table:table-row xmlns:xdr="http://schemas.openxmlformats.org/drawingml/2006/spreadsheetDrawing" table:style-name="ID0EW6CK">
          <table:table-cell table:style-name="ID0EXNAC" office:value-type="string">
            <text:p>충북04-410733-50 </text:p>
          </table:table-cell>
          <table:table-cell table:number-columns-repeated="255"/>
        </table:table-row>
        <table:table-row xmlns:xdr="http://schemas.openxmlformats.org/drawingml/2006/spreadsheetDrawing" table:style-name="ID0ECADK">
          <table:table-cell table:style-name="ID0EXNAC" office:value-type="string">
            <text:p>대구82-692722-44 </text:p>
          </table:table-cell>
          <table:table-cell table:number-columns-repeated="255"/>
        </table:table-row>
        <table:table-row xmlns:xdr="http://schemas.openxmlformats.org/drawingml/2006/spreadsheetDrawing" table:style-name="ID0EOADK">
          <table:table-cell table:number-columns-repeated="256"/>
        </table:table-row>
        <table:table-row xmlns:xdr="http://schemas.openxmlformats.org/drawingml/2006/spreadsheetDrawing" table:style-name="ID0ETADK">
          <table:table-cell table:style-name="ID0EXNAC" office:value-type="string">
            <text:p>21-11-926492-55 </text:p>
          </table:table-cell>
          <table:table-cell table:number-columns-repeated="255"/>
        </table:table-row>
        <table:table-row xmlns:xdr="http://schemas.openxmlformats.org/drawingml/2006/spreadsheetDrawing" table:style-name="ID0E6ADK">
          <table:table-cell table:style-name="ID0EXNAC" office:value-type="string">
            <text:p>14-13-918587-27 </text:p>
          </table:table-cell>
          <table:table-cell table:number-columns-repeated="255"/>
        </table:table-row>
        <table:table-row xmlns:xdr="http://schemas.openxmlformats.org/drawingml/2006/spreadsheetDrawing" table:style-name="ID0ELBDK">
          <table:table-cell table:style-name="ID0EXNAC" office:value-type="string">
            <text:p>16-80-302668-33 </text:p>
          </table:table-cell>
          <table:table-cell table:number-columns-repeated="255"/>
        </table:table-row>
        <table:table-row xmlns:xdr="http://schemas.openxmlformats.org/drawingml/2006/spreadsheetDrawing" table:style-name="ID0EXBDK">
          <table:table-cell table:style-name="ID0EXNAC" office:value-type="string">
            <text:p>16-71-586348-06 </text:p>
          </table:table-cell>
          <table:table-cell table:number-columns-repeated="255"/>
        </table:table-row>
        <table:table-row xmlns:xdr="http://schemas.openxmlformats.org/drawingml/2006/spreadsheetDrawing" table:style-name="ID0EDCDK">
          <table:table-cell table:style-name="ID0EXNAC" office:value-type="string">
            <text:p>25-01-078864-93 </text:p>
          </table:table-cell>
          <table:table-cell table:number-columns-repeated="255"/>
        </table:table-row>
        <table:table-row xmlns:xdr="http://schemas.openxmlformats.org/drawingml/2006/spreadsheetDrawing" table:style-name="ID0EPCDK">
          <table:table-cell table:style-name="ID0EXNAC" office:value-type="string">
            <text:p>26-93-272148-58 </text:p>
          </table:table-cell>
          <table:table-cell table:number-columns-repeated="255"/>
        </table:table-row>
        <table:table-row xmlns:xdr="http://schemas.openxmlformats.org/drawingml/2006/spreadsheetDrawing" table:style-name="ID0E2CDK">
          <table:table-cell table:style-name="ID0EXNAC" office:value-type="string">
            <text:p>13-80-172770-52 </text:p>
          </table:table-cell>
          <table:table-cell table:number-columns-repeated="255"/>
        </table:table-row>
        <table:table-row xmlns:xdr="http://schemas.openxmlformats.org/drawingml/2006/spreadsheetDrawing" table:style-name="ID0EHDDK">
          <table:table-cell table:style-name="ID0EXNAC" office:value-type="string">
            <text:p>26-10-843116-84 </text:p>
          </table:table-cell>
          <table:table-cell table:number-columns-repeated="255"/>
        </table:table-row>
        <table:table-row xmlns:xdr="http://schemas.openxmlformats.org/drawingml/2006/spreadsheetDrawing" table:style-name="ID0ETDDK">
          <table:table-cell table:style-name="ID0EXNAC" office:value-type="string">
            <text:p>16-82-136983-68 </text:p>
          </table:table-cell>
          <table:table-cell table:number-columns-repeated="255"/>
        </table:table-row>
        <table:table-row xmlns:xdr="http://schemas.openxmlformats.org/drawingml/2006/spreadsheetDrawing" table:style-name="ID0E6DDK">
          <table:table-cell table:style-name="ID0EXNAC" office:value-type="string">
            <text:p>13-82-059449-21 </text:p>
          </table:table-cell>
          <table:table-cell table:number-columns-repeated="255"/>
        </table:table-row>
        <table:table-row xmlns:xdr="http://schemas.openxmlformats.org/drawingml/2006/spreadsheetDrawing" table:style-name="ID0ELEDK">
          <table:table-cell table:number-columns-repeated="256"/>
        </table:table-row>
        <table:table-row xmlns:xdr="http://schemas.openxmlformats.org/drawingml/2006/spreadsheetDrawing" table:style-name="ID0EQEDK">
          <table:table-cell table:number-columns-repeated="256"/>
        </table:table-row>
        <table:table-row xmlns:xdr="http://schemas.openxmlformats.org/drawingml/2006/spreadsheetDrawing" table:style-name="ID0EVEDK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BFDK">
          <table:table-cell table:style-name="ID0EXNAC" office:value-type="string">
            <text:p>외국인등록번호</text:p>
          </table:table-cell>
          <table:table-cell table:number-columns-repeated="255"/>
        </table:table-row>
        <table:table-row xmlns:xdr="http://schemas.openxmlformats.org/drawingml/2006/spreadsheetDrawing" table:style-name="ID0ENFDK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ZFDK">
          <table:table-cell table:style-name="ID0EXNAC" office:value-type="string">
            <text:p>가. 검출</text:p>
          </table:table-cell>
          <table:table-cell table:number-columns-repeated="255"/>
        </table:table-row>
        <table:table-row xmlns:xdr="http://schemas.openxmlformats.org/drawingml/2006/spreadsheetDrawing" table:style-name="ID0EFGDK">
          <table:table-cell table:number-columns-repeated="256"/>
        </table:table-row>
        <table:table-row xmlns:xdr="http://schemas.openxmlformats.org/drawingml/2006/spreadsheetDrawing" table:style-name="ID0EKGDK">
          <table:table-cell table:style-name="ID0EXNAC" office:value-type="string">
            <text:p>1. 1900년대 출생 외국인 남자</text:p>
          </table:table-cell>
          <table:table-cell table:number-columns-repeated="255"/>
        </table:table-row>
        <table:table-row xmlns:xdr="http://schemas.openxmlformats.org/drawingml/2006/spreadsheetDrawing" table:style-name="ID0EWGDK">
          <table:table-cell table:style-name="ID0EXNAC" office:value-type="string">
            <text:p>561030-5153624</text:p>
          </table:table-cell>
          <table:table-cell table:number-columns-repeated="255"/>
        </table:table-row>
        <table:table-row xmlns:xdr="http://schemas.openxmlformats.org/drawingml/2006/spreadsheetDrawing" table:style-name="ID0ECHDK">
          <table:table-cell table:style-name="ID0EXNAC" office:value-type="string">
            <text:p>690429-5704144 </text:p>
          </table:table-cell>
          <table:table-cell table:number-columns-repeated="255"/>
        </table:table-row>
        <table:table-row xmlns:xdr="http://schemas.openxmlformats.org/drawingml/2006/spreadsheetDrawing" table:style-name="ID0EOHDK">
          <table:table-cell table:style-name="ID0EXNAC" office:value-type="string">
            <text:p>790208-5583918</text:p>
          </table:table-cell>
          <table:table-cell table:number-columns-repeated="255"/>
        </table:table-row>
        <table:table-row xmlns:xdr="http://schemas.openxmlformats.org/drawingml/2006/spreadsheetDrawing" table:style-name="ID0E1HDK">
          <table:table-cell table:style-name="ID0EXNAC" office:value-type="string">
            <text:p>800917-5436470</text:p>
          </table:table-cell>
          <table:table-cell table:number-columns-repeated="255"/>
        </table:table-row>
        <table:table-row xmlns:xdr="http://schemas.openxmlformats.org/drawingml/2006/spreadsheetDrawing" table:style-name="ID0EGIDK">
          <table:table-cell table:style-name="ID0EXNAC" office:value-type="string">
            <text:p>960725-5744804 </text:p>
          </table:table-cell>
          <table:table-cell table:number-columns-repeated="255"/>
        </table:table-row>
        <table:table-row xmlns:xdr="http://schemas.openxmlformats.org/drawingml/2006/spreadsheetDrawing" table:style-name="ID0ESIDK">
          <table:table-cell table:number-columns-repeated="256"/>
        </table:table-row>
        <table:table-row xmlns:xdr="http://schemas.openxmlformats.org/drawingml/2006/spreadsheetDrawing" table:style-name="ID0EXIDK">
          <table:table-cell table:style-name="ID0EXNAC" office:value-type="string">
            <text:p>2. 1900년대 출생 외국인 여자</text:p>
          </table:table-cell>
          <table:table-cell table:number-columns-repeated="255"/>
        </table:table-row>
        <table:table-row xmlns:xdr="http://schemas.openxmlformats.org/drawingml/2006/spreadsheetDrawing" table:style-name="ID0EDJDK">
          <table:table-cell table:style-name="ID0EXNAC" office:value-type="string">
            <text:p>571130-6412139</text:p>
          </table:table-cell>
          <table:table-cell table:number-columns-repeated="255"/>
        </table:table-row>
        <table:table-row xmlns:xdr="http://schemas.openxmlformats.org/drawingml/2006/spreadsheetDrawing" table:style-name="ID0EPJDK">
          <table:table-cell table:style-name="ID0EXNAC" office:value-type="string">
            <text:p>601030-6749703</text:p>
          </table:table-cell>
          <table:table-cell table:number-columns-repeated="255"/>
        </table:table-row>
        <table:table-row xmlns:xdr="http://schemas.openxmlformats.org/drawingml/2006/spreadsheetDrawing" table:style-name="ID0E2JDK">
          <table:table-cell table:style-name="ID0EXNAC" office:value-type="string">
            <text:p>760614-6648916</text:p>
          </table:table-cell>
          <table:table-cell table:number-columns-repeated="255"/>
        </table:table-row>
        <table:table-row xmlns:xdr="http://schemas.openxmlformats.org/drawingml/2006/spreadsheetDrawing" table:style-name="ID0EHKDK">
          <table:table-cell table:style-name="ID0EXNAC" office:value-type="string">
            <text:p>891128-6896678</text:p>
          </table:table-cell>
          <table:table-cell table:number-columns-repeated="255"/>
        </table:table-row>
        <table:table-row xmlns:xdr="http://schemas.openxmlformats.org/drawingml/2006/spreadsheetDrawing" table:style-name="ID0ETKDK">
          <table:table-cell table:style-name="ID0EXNAC" office:value-type="string">
            <text:p>941030-6697374</text:p>
          </table:table-cell>
          <table:table-cell table:number-columns-repeated="255"/>
        </table:table-row>
        <table:table-row xmlns:xdr="http://schemas.openxmlformats.org/drawingml/2006/spreadsheetDrawing" table:style-name="ID0E6KDK">
          <table:table-cell table:number-columns-repeated="256"/>
        </table:table-row>
        <table:table-row xmlns:xdr="http://schemas.openxmlformats.org/drawingml/2006/spreadsheetDrawing" table:style-name="ID0EELDK">
          <table:table-cell table:number-columns-repeated="256"/>
        </table:table-row>
        <table:table-row xmlns:xdr="http://schemas.openxmlformats.org/drawingml/2006/spreadsheetDrawing" table:style-name="ID0EJLDK">
          <table:table-cell table:style-name="ID0EXNAC" office:value-type="string">
            <text:p>3. 2000년대 출생 외국인 남자</text:p>
          </table:table-cell>
          <table:table-cell table:number-columns-repeated="255"/>
        </table:table-row>
        <table:table-row xmlns:xdr="http://schemas.openxmlformats.org/drawingml/2006/spreadsheetDrawing" table:style-name="ID0EVLDK">
          <table:table-cell table:style-name="ID0EXNAC" office:value-type="string">
            <text:p>000907-7005749</text:p>
          </table:table-cell>
          <table:table-cell table:number-columns-repeated="255"/>
        </table:table-row>
        <table:table-row xmlns:xdr="http://schemas.openxmlformats.org/drawingml/2006/spreadsheetDrawing" table:style-name="ID0EBMDK">
          <table:table-cell table:style-name="ID0EXNAC" office:value-type="string">
            <text:p>021121-7554362</text:p>
          </table:table-cell>
          <table:table-cell table:number-columns-repeated="255"/>
        </table:table-row>
        <table:table-row xmlns:xdr="http://schemas.openxmlformats.org/drawingml/2006/spreadsheetDrawing" table:style-name="ID0ENMDK">
          <table:table-cell table:style-name="ID0EXNAC" office:value-type="string">
            <text:p>061013-7758446</text:p>
          </table:table-cell>
          <table:table-cell table:number-columns-repeated="255"/>
        </table:table-row>
        <table:table-row xmlns:xdr="http://schemas.openxmlformats.org/drawingml/2006/spreadsheetDrawing" table:style-name="ID0EZMDK">
          <table:table-cell table:style-name="ID0EXNAC" office:value-type="string">
            <text:p>081130-7868647</text:p>
          </table:table-cell>
          <table:table-cell table:number-columns-repeated="255"/>
        </table:table-row>
        <table:table-row xmlns:xdr="http://schemas.openxmlformats.org/drawingml/2006/spreadsheetDrawing" table:style-name="ID0EFNDK">
          <table:table-cell table:style-name="ID0EXNAC" office:value-type="string">
            <text:p>130103-7556363</text:p>
          </table:table-cell>
          <table:table-cell table:number-columns-repeated="255"/>
        </table:table-row>
        <table:table-row xmlns:xdr="http://schemas.openxmlformats.org/drawingml/2006/spreadsheetDrawing" table:style-name="ID0ERNDK">
          <table:table-cell table:number-columns-repeated="256"/>
        </table:table-row>
        <table:table-row xmlns:xdr="http://schemas.openxmlformats.org/drawingml/2006/spreadsheetDrawing" table:style-name="ID0EWNDK">
          <table:table-cell table:style-name="ID0EXNAC" office:value-type="string">
            <text:p>4. 2000년대 출생 외국인 여자</text:p>
          </table:table-cell>
          <table:table-cell table:number-columns-repeated="255"/>
        </table:table-row>
        <table:table-row xmlns:xdr="http://schemas.openxmlformats.org/drawingml/2006/spreadsheetDrawing" table:style-name="ID0ECODK">
          <table:table-cell table:style-name="ID0EXNAC" office:value-type="string">
            <text:p>010730-8277853</text:p>
          </table:table-cell>
          <table:table-cell table:number-columns-repeated="255"/>
        </table:table-row>
        <table:table-row xmlns:xdr="http://schemas.openxmlformats.org/drawingml/2006/spreadsheetDrawing" table:style-name="ID0EOODK">
          <table:table-cell table:style-name="ID0EXNAC" office:value-type="string">
            <text:p>050102-8208507</text:p>
          </table:table-cell>
          <table:table-cell table:number-columns-repeated="255"/>
        </table:table-row>
        <table:table-row xmlns:xdr="http://schemas.openxmlformats.org/drawingml/2006/spreadsheetDrawing" table:style-name="ID0E1ODK">
          <table:table-cell table:style-name="ID0EXNAC" office:value-type="string">
            <text:p>070714-8717894</text:p>
          </table:table-cell>
          <table:table-cell table:number-columns-repeated="255"/>
        </table:table-row>
        <table:table-row xmlns:xdr="http://schemas.openxmlformats.org/drawingml/2006/spreadsheetDrawing" table:style-name="ID0EGPDK">
          <table:table-cell table:style-name="ID0EXNAC" office:value-type="string">
            <text:p>110730-8297320</text:p>
          </table:table-cell>
          <table:table-cell table:number-columns-repeated="255"/>
        </table:table-row>
        <table:table-row xmlns:xdr="http://schemas.openxmlformats.org/drawingml/2006/spreadsheetDrawing" table:style-name="ID0ESPDK">
          <table:table-cell table:style-name="ID0EXNAC" office:value-type="string">
            <text:p>151030-8189844</text:p>
          </table:table-cell>
          <table:table-cell table:number-columns-repeated="255"/>
        </table:table-row>
        <table:table-row xmlns:xdr="http://schemas.openxmlformats.org/drawingml/2006/spreadsheetDrawing" table:style-name="ID0E5PDK">
          <table:table-cell table:number-columns-repeated="256"/>
        </table:table-row>
        <table:table-row xmlns:xdr="http://schemas.openxmlformats.org/drawingml/2006/spreadsheetDrawing" table:style-name="ID0EDQDK">
          <table:table-cell table:style-name="ID0EXNAC" office:value-type="string">
            <text:p>5. 가운데 - </text:p>
          </table:table-cell>
          <table:table-cell table:number-columns-repeated="255"/>
        </table:table-row>
        <table:table-row xmlns:xdr="http://schemas.openxmlformats.org/drawingml/2006/spreadsheetDrawing" table:style-name="ID0EPQDK">
          <table:table-cell table:style-name="ID0EXNAC" office:value-type="string">
            <text:p>640806-5952593</text:p>
          </table:table-cell>
          <table:table-cell table:number-columns-repeated="255"/>
        </table:table-row>
        <table:table-row xmlns:xdr="http://schemas.openxmlformats.org/drawingml/2006/spreadsheetDrawing" table:style-name="ID0E2QDK">
          <table:table-cell table:style-name="ID0EXNAC" office:value-type="string">
            <text:p>650606-6327551</text:p>
          </table:table-cell>
          <table:table-cell table:number-columns-repeated="255"/>
        </table:table-row>
        <table:table-row xmlns:xdr="http://schemas.openxmlformats.org/drawingml/2006/spreadsheetDrawing" table:style-name="ID0EHRDK">
          <table:table-cell table:style-name="ID0EXNAC" office:value-type="string">
            <text:p>701014-5803073</text:p>
          </table:table-cell>
          <table:table-cell table:number-columns-repeated="255"/>
        </table:table-row>
        <table:table-row xmlns:xdr="http://schemas.openxmlformats.org/drawingml/2006/spreadsheetDrawing" table:style-name="ID0ETRDK">
          <table:table-cell table:style-name="ID0EXNAC" office:value-type="string">
            <text:p>460421-5867023</text:p>
          </table:table-cell>
          <table:table-cell table:number-columns-repeated="255"/>
        </table:table-row>
        <table:table-row xmlns:xdr="http://schemas.openxmlformats.org/drawingml/2006/spreadsheetDrawing" table:style-name="ID0E6RDK">
          <table:table-cell table:style-name="ID0EXNAC" office:value-type="string">
            <text:p>850930-6462179</text:p>
          </table:table-cell>
          <table:table-cell table:number-columns-repeated="255"/>
        </table:table-row>
        <table:table-row xmlns:xdr="http://schemas.openxmlformats.org/drawingml/2006/spreadsheetDrawing" table:style-name="ID0ELSDK">
          <table:table-cell table:number-columns-repeated="256"/>
        </table:table-row>
        <table:table-row xmlns:xdr="http://schemas.openxmlformats.org/drawingml/2006/spreadsheetDrawing" table:style-name="ID0EQSDK">
          <table:table-cell table:style-name="ID0EXNAC" office:value-type="string">
            <text:p>6. 가운데 공백</text:p>
          </table:table-cell>
          <table:table-cell table:number-columns-repeated="255"/>
        </table:table-row>
        <table:table-row xmlns:xdr="http://schemas.openxmlformats.org/drawingml/2006/spreadsheetDrawing" table:style-name="ID0E3SDK">
          <table:table-cell table:style-name="ID0EXNAC" office:value-type="string">
            <text:p>570830 5287992</text:p>
          </table:table-cell>
          <table:table-cell table:number-columns-repeated="255"/>
        </table:table-row>
        <table:table-row xmlns:xdr="http://schemas.openxmlformats.org/drawingml/2006/spreadsheetDrawing" table:style-name="ID0EITDK">
          <table:table-cell table:style-name="ID0EXNAC" office:value-type="string">
            <text:p>460907 6248580</text:p>
          </table:table-cell>
          <table:table-cell table:number-columns-repeated="255"/>
        </table:table-row>
        <table:table-row xmlns:xdr="http://schemas.openxmlformats.org/drawingml/2006/spreadsheetDrawing" table:style-name="ID0EUTDK">
          <table:table-cell table:style-name="ID0EXNAC" office:value-type="string">
            <text:p>601030 6955288</text:p>
          </table:table-cell>
          <table:table-cell table:number-columns-repeated="255"/>
        </table:table-row>
        <table:table-row xmlns:xdr="http://schemas.openxmlformats.org/drawingml/2006/spreadsheetDrawing" table:style-name="ID0EAUDK">
          <table:table-cell table:style-name="ID0EXNAC" office:value-type="string">
            <text:p>831020 6056069 </text:p>
          </table:table-cell>
          <table:table-cell table:number-columns-repeated="255"/>
        </table:table-row>
        <table:table-row xmlns:xdr="http://schemas.openxmlformats.org/drawingml/2006/spreadsheetDrawing" table:style-name="ID0EMUDK">
          <table:table-cell table:style-name="ID0EXNAC" office:value-type="string">
            <text:p>731015 5438303 </text:p>
          </table:table-cell>
          <table:table-cell table:number-columns-repeated="255"/>
        </table:table-row>
        <table:table-row xmlns:xdr="http://schemas.openxmlformats.org/drawingml/2006/spreadsheetDrawing" table:style-name="ID0EYUDK">
          <table:table-cell table:number-columns-repeated="256"/>
        </table:table-row>
        <table:table-row xmlns:xdr="http://schemas.openxmlformats.org/drawingml/2006/spreadsheetDrawing" table:style-name="ID0E4UDK">
          <table:table-cell table:style-name="ID0EXNAC" office:value-type="string">
            <text:p>7. 연속일 경우</text:p>
          </table:table-cell>
          <table:table-cell table:number-columns-repeated="255"/>
        </table:table-row>
        <table:table-row xmlns:xdr="http://schemas.openxmlformats.org/drawingml/2006/spreadsheetDrawing" table:style-name="ID0EJVDK">
          <table:table-cell table:style-name="ID0EXNAC" office:value-type="float" office:value="7701276128963">
            <text:p>7701276128963</text:p>
          </table:table-cell>
          <table:table-cell table:number-columns-repeated="255"/>
        </table:table-row>
        <table:table-row xmlns:xdr="http://schemas.openxmlformats.org/drawingml/2006/spreadsheetDrawing" table:style-name="ID0EUVDK">
          <table:table-cell table:style-name="ID0EXNAC" office:value-type="float" office:value="7205305129552">
            <text:p>7205305129552</text:p>
          </table:table-cell>
          <table:table-cell table:number-columns-repeated="255"/>
        </table:table-row>
        <table:table-row xmlns:xdr="http://schemas.openxmlformats.org/drawingml/2006/spreadsheetDrawing" table:style-name="ID0E6VDK">
          <table:table-cell table:style-name="ID0EXNAC" office:value-type="float" office:value="4110155292743">
            <text:p>4110155292743</text:p>
          </table:table-cell>
          <table:table-cell table:number-columns-repeated="255"/>
        </table:table-row>
        <table:table-row xmlns:xdr="http://schemas.openxmlformats.org/drawingml/2006/spreadsheetDrawing" table:style-name="ID0EKWDK">
          <table:table-cell table:style-name="ID0EXNAC" office:value-type="float" office:value="4401085779765">
            <text:p>4401085779765</text:p>
          </table:table-cell>
          <table:table-cell table:number-columns-repeated="255"/>
        </table:table-row>
        <table:table-row xmlns:xdr="http://schemas.openxmlformats.org/drawingml/2006/spreadsheetDrawing" table:style-name="ID0EVWDK">
          <table:table-cell table:style-name="ID0EXNAC" office:value-type="float" office:value="6903306801416">
            <text:p>6903306801416</text:p>
          </table:table-cell>
          <table:table-cell table:number-columns-repeated="255"/>
        </table:table-row>
        <table:table-row xmlns:xdr="http://schemas.openxmlformats.org/drawingml/2006/spreadsheetDrawing" table:style-name="ID0EAXDK">
          <table:table-cell table:number-columns-repeated="256"/>
        </table:table-row>
        <table:table-row xmlns:xdr="http://schemas.openxmlformats.org/drawingml/2006/spreadsheetDrawing" table:style-name="ID0EFXDK">
          <table:table-cell table:style-name="ID0EXNAC" office:value-type="string">
            <text:p>8. 윤년 일때</text:p>
          </table:table-cell>
          <table:table-cell table:number-columns-repeated="255"/>
        </table:table-row>
        <table:table-row xmlns:xdr="http://schemas.openxmlformats.org/drawingml/2006/spreadsheetDrawing" table:style-name="ID0ERXDK">
          <table:table-cell table:style-name="ID0EXNAC" office:value-type="string">
            <text:p>920229-6161968</text:p>
          </table:table-cell>
          <table:table-cell table:number-columns-repeated="255"/>
        </table:table-row>
        <table:table-row xmlns:xdr="http://schemas.openxmlformats.org/drawingml/2006/spreadsheetDrawing" table:style-name="ID0E4XDK">
          <table:table-cell table:style-name="ID0EXNAC" office:value-type="string">
            <text:p>960229-6071901</text:p>
          </table:table-cell>
          <table:table-cell table:number-columns-repeated="255"/>
        </table:table-row>
        <table:table-row xmlns:xdr="http://schemas.openxmlformats.org/drawingml/2006/spreadsheetDrawing" table:style-name="ID0EJYDK">
          <table:table-cell table:style-name="ID0EXNAC" office:value-type="string">
            <text:p>040229-5556678</text:p>
          </table:table-cell>
          <table:table-cell table:number-columns-repeated="255"/>
        </table:table-row>
        <table:table-row xmlns:xdr="http://schemas.openxmlformats.org/drawingml/2006/spreadsheetDrawing" table:style-name="ID0EVYDK">
          <table:table-cell table:style-name="ID0EXNAC" office:value-type="string">
            <text:p>080229-5388945</text:p>
          </table:table-cell>
          <table:table-cell table:number-columns-repeated="255"/>
        </table:table-row>
        <table:table-row xmlns:xdr="http://schemas.openxmlformats.org/drawingml/2006/spreadsheetDrawing" table:style-name="ID0EBZDK">
          <table:table-cell table:style-name="ID0EXNAC" office:value-type="string">
            <text:p>120229-6310648</text:p>
          </table:table-cell>
          <table:table-cell table:number-columns-repeated="255"/>
        </table:table-row>
        <table:table-row xmlns:xdr="http://schemas.openxmlformats.org/drawingml/2006/spreadsheetDrawing" table:style-name="ID0ENZDK">
          <table:table-cell table:number-columns-repeated="256"/>
        </table:table-row>
        <table:table-row xmlns:xdr="http://schemas.openxmlformats.org/drawingml/2006/spreadsheetDrawing" table:style-name="ID0ESZDK">
          <table:table-cell table:style-name="ID0EXNAC" office:value-type="string">
            <text:p>9. 구분자 () 사용할 경우</text:p>
          </table:table-cell>
          <table:table-cell table:number-columns-repeated="255"/>
        </table:table-row>
        <table:table-row xmlns:xdr="http://schemas.openxmlformats.org/drawingml/2006/spreadsheetDrawing" table:style-name="ID0E5ZDK">
          <table:table-cell table:number-columns-repeated="256"/>
        </table:table-row>
        <table:table-row xmlns:xdr="http://schemas.openxmlformats.org/drawingml/2006/spreadsheetDrawing" table:style-name="ID0ED1DK">
          <table:table-cell table:style-name="ID0EXNAC" office:value-type="string">
            <text:p>(421125-6083713)(691130-6552344)</text:p>
          </table:table-cell>
          <table:table-cell table:number-columns-repeated="255"/>
        </table:table-row>
        <table:table-row xmlns:xdr="http://schemas.openxmlformats.org/drawingml/2006/spreadsheetDrawing" table:style-name="ID0EP1DK">
          <table:table-cell table:style-name="ID0EXNAC" office:value-type="string">
            <text:p>(750721-5565005)(680930-5709031)</text:p>
          </table:table-cell>
          <table:table-cell table:number-columns-repeated="255"/>
        </table:table-row>
        <table:table-row xmlns:xdr="http://schemas.openxmlformats.org/drawingml/2006/spreadsheetDrawing" table:style-name="ID0E21DK">
          <table:table-cell table:style-name="ID0EXNAC" office:value-type="string">
            <text:p>(981122-5204724)(470504-5137654)</text:p>
          </table:table-cell>
          <table:table-cell table:number-columns-repeated="255"/>
        </table:table-row>
        <table:table-row xmlns:xdr="http://schemas.openxmlformats.org/drawingml/2006/spreadsheetDrawing" table:style-name="ID0EH2DK">
          <table:table-cell table:style-name="ID0EXNAC" office:value-type="string">
            <text:p>(830723-5054748)(621026-5334069)</text:p>
          </table:table-cell>
          <table:table-cell table:number-columns-repeated="255"/>
        </table:table-row>
        <table:table-row xmlns:xdr="http://schemas.openxmlformats.org/drawingml/2006/spreadsheetDrawing" table:style-name="ID0ET2DK">
          <table:table-cell table:style-name="ID0EXNAC" office:value-type="string">
            <text:p>(781024-6361368)(840214-5883294)</text:p>
          </table:table-cell>
          <table:table-cell table:number-columns-repeated="255"/>
        </table:table-row>
        <table:table-row xmlns:xdr="http://schemas.openxmlformats.org/drawingml/2006/spreadsheetDrawing" table:style-name="ID0E62DK">
          <table:table-cell table:number-columns-repeated="256"/>
        </table:table-row>
        <table:table-row xmlns:xdr="http://schemas.openxmlformats.org/drawingml/2006/spreadsheetDrawing" table:style-name="ID0EE3DK">
          <table:table-cell table:style-name="ID0EXNAC" office:value-type="string">
            <text:p>10. 구분자 [] 사용할 경우</text:p>
          </table:table-cell>
          <table:table-cell table:number-columns-repeated="255"/>
        </table:table-row>
        <table:table-row xmlns:xdr="http://schemas.openxmlformats.org/drawingml/2006/spreadsheetDrawing" table:style-name="ID0EQ3DK">
          <table:table-cell table:number-columns-repeated="256"/>
        </table:table-row>
        <table:table-row xmlns:xdr="http://schemas.openxmlformats.org/drawingml/2006/spreadsheetDrawing" table:style-name="ID0EV3DK">
          <table:table-cell table:style-name="ID0EXNAC" office:value-type="string">
            <text:p>[561008-6408393][681120-5808439]</text:p>
          </table:table-cell>
          <table:table-cell table:number-columns-repeated="255"/>
        </table:table-row>
        <table:table-row xmlns:xdr="http://schemas.openxmlformats.org/drawingml/2006/spreadsheetDrawing" table:style-name="ID0EB4DK">
          <table:table-cell table:style-name="ID0EXNAC" office:value-type="string">
            <text:p>[440528-6511609][471119-5128554]</text:p>
          </table:table-cell>
          <table:table-cell table:number-columns-repeated="255"/>
        </table:table-row>
        <table:table-row xmlns:xdr="http://schemas.openxmlformats.org/drawingml/2006/spreadsheetDrawing" table:style-name="ID0EN4DK">
          <table:table-cell table:style-name="ID0EXNAC" office:value-type="string">
            <text:p>[760613-6184275][820310-6200212]</text:p>
          </table:table-cell>
          <table:table-cell table:number-columns-repeated="255"/>
        </table:table-row>
        <table:table-row xmlns:xdr="http://schemas.openxmlformats.org/drawingml/2006/spreadsheetDrawing" table:style-name="ID0EZ4DK">
          <table:table-cell table:style-name="ID0EXNAC" office:value-type="string">
            <text:p>[671019-6744348][831030-5846873]</text:p>
          </table:table-cell>
          <table:table-cell table:number-columns-repeated="255"/>
        </table:table-row>
        <table:table-row xmlns:xdr="http://schemas.openxmlformats.org/drawingml/2006/spreadsheetDrawing" table:style-name="ID0EF5DK">
          <table:table-cell table:style-name="ID0EXNAC" office:value-type="string">
            <text:p>[460719-5837669][630430-6074384]</text:p>
          </table:table-cell>
          <table:table-cell table:number-columns-repeated="255"/>
        </table:table-row>
        <table:table-row xmlns:xdr="http://schemas.openxmlformats.org/drawingml/2006/spreadsheetDrawing" table:style-name="ID0ER5DK">
          <table:table-cell table:number-columns-repeated="256"/>
        </table:table-row>
        <table:table-row xmlns:xdr="http://schemas.openxmlformats.org/drawingml/2006/spreadsheetDrawing" table:style-name="ID0EW5DK">
          <table:table-cell table:style-name="ID0EXNAC" office:value-type="string">
            <text:p>11. 구분자tab 사용할 경우</text:p>
          </table:table-cell>
          <table:table-cell table:number-columns-repeated="255"/>
        </table:table-row>
        <table:table-row xmlns:xdr="http://schemas.openxmlformats.org/drawingml/2006/spreadsheetDrawing" table:style-name="ID0EC6DK">
          <table:table-cell table:number-columns-repeated="256"/>
        </table:table-row>
        <table:table-row xmlns:xdr="http://schemas.openxmlformats.org/drawingml/2006/spreadsheetDrawing" table:style-name="ID0EH6DK">
          <table:table-cell table:style-name="ID0EXNAC" office:value-type="string">
            <text:p>731017-5835283</text:p>
          </table:table-cell>
          <table:table-cell office:value-type="string">
            <text:p>471030-6159838 </text:p>
          </table:table-cell>
          <table:table-cell table:number-columns-repeated="254"/>
        </table:table-row>
        <table:table-row xmlns:xdr="http://schemas.openxmlformats.org/drawingml/2006/spreadsheetDrawing" table:style-name="ID0EY6DK">
          <table:table-cell table:style-name="ID0EXNAC" office:value-type="string">
            <text:p>631025-6814581</text:p>
          </table:table-cell>
          <table:table-cell office:value-type="string">
            <text:p>551005-6918713 </text:p>
          </table:table-cell>
          <table:table-cell table:number-columns-repeated="254"/>
        </table:table-row>
        <table:table-row xmlns:xdr="http://schemas.openxmlformats.org/drawingml/2006/spreadsheetDrawing" table:style-name="ID0EJAEK">
          <table:table-cell table:style-name="ID0EXNAC" office:value-type="string">
            <text:p>590930-5749610</text:p>
          </table:table-cell>
          <table:table-cell office:value-type="string">
            <text:p>651030-5254170 </text:p>
          </table:table-cell>
          <table:table-cell table:number-columns-repeated="254"/>
        </table:table-row>
        <table:table-row xmlns:xdr="http://schemas.openxmlformats.org/drawingml/2006/spreadsheetDrawing" table:style-name="ID0E1AEK">
          <table:table-cell table:style-name="ID0EXNAC" office:value-type="string">
            <text:p>940907-5746455</text:p>
          </table:table-cell>
          <table:table-cell office:value-type="string">
            <text:p>800225-6228363 </text:p>
          </table:table-cell>
          <table:table-cell table:number-columns-repeated="254"/>
        </table:table-row>
        <table:table-row xmlns:xdr="http://schemas.openxmlformats.org/drawingml/2006/spreadsheetDrawing" table:style-name="ID0ELBEK">
          <table:table-cell table:style-name="ID0EXNAC" office:value-type="string">
            <text:p>870312-6977680</text:p>
          </table:table-cell>
          <table:table-cell office:value-type="string">
            <text:p>691113-6470297</text:p>
          </table:table-cell>
          <table:table-cell table:number-columns-repeated="254"/>
        </table:table-row>
        <table:table-row xmlns:xdr="http://schemas.openxmlformats.org/drawingml/2006/spreadsheetDrawing" table:style-name="ID0E3BEK">
          <table:table-cell table:number-columns-repeated="256"/>
        </table:table-row>
        <table:table-row xmlns:xdr="http://schemas.openxmlformats.org/drawingml/2006/spreadsheetDrawing" table:style-name="ID0EBCEK">
          <table:table-cell table:style-name="ID0EXNAC" office:value-type="string">
            <text:p>12. 구분자 , 사용할 경우</text:p>
          </table:table-cell>
          <table:table-cell table:number-columns-repeated="255"/>
        </table:table-row>
        <table:table-row xmlns:xdr="http://schemas.openxmlformats.org/drawingml/2006/spreadsheetDrawing" table:style-name="ID0ENCEK">
          <table:table-cell table:number-columns-repeated="256"/>
        </table:table-row>
        <table:table-row xmlns:xdr="http://schemas.openxmlformats.org/drawingml/2006/spreadsheetDrawing" table:style-name="ID0ESCEK">
          <table:table-cell table:style-name="ID0EXNAC" office:value-type="string">
            <text:p>771030-5209295,821104-5856663 </text:p>
          </table:table-cell>
          <table:table-cell table:number-columns-repeated="255"/>
        </table:table-row>
        <table:table-row xmlns:xdr="http://schemas.openxmlformats.org/drawingml/2006/spreadsheetDrawing" table:style-name="ID0E5CEK">
          <table:table-cell table:style-name="ID0EXNAC" office:value-type="string">
            <text:p>781019-5090501,931116-5021019 </text:p>
          </table:table-cell>
          <table:table-cell table:number-columns-repeated="255"/>
        </table:table-row>
        <table:table-row xmlns:xdr="http://schemas.openxmlformats.org/drawingml/2006/spreadsheetDrawing" table:style-name="ID0EKDEK">
          <table:table-cell table:style-name="ID0EXNAC" office:value-type="string">
            <text:p>830304-5757313,920417-6017263 </text:p>
          </table:table-cell>
          <table:table-cell table:number-columns-repeated="255"/>
        </table:table-row>
        <table:table-row xmlns:xdr="http://schemas.openxmlformats.org/drawingml/2006/spreadsheetDrawing" table:style-name="ID0EWDEK">
          <table:table-cell table:style-name="ID0EXNAC" office:value-type="string">
            <text:p>991112-6222220,681016-6850506 </text:p>
          </table:table-cell>
          <table:table-cell table:number-columns-repeated="255"/>
        </table:table-row>
        <table:table-row xmlns:xdr="http://schemas.openxmlformats.org/drawingml/2006/spreadsheetDrawing" table:style-name="ID0ECEEK">
          <table:table-cell table:style-name="ID0EXNAC" office:value-type="string">
            <text:p>980805-5369725,720704-5202334 </text:p>
          </table:table-cell>
          <table:table-cell table:number-columns-repeated="255"/>
        </table:table-row>
        <table:table-row xmlns:xdr="http://schemas.openxmlformats.org/drawingml/2006/spreadsheetDrawing" table:style-name="ID0EOEEK">
          <table:table-cell table:number-columns-repeated="256"/>
        </table:table-row>
        <table:table-row xmlns:xdr="http://schemas.openxmlformats.org/drawingml/2006/spreadsheetDrawing" table:style-name="ID0ETEEK">
          <table:table-cell table:style-name="ID0EXNAC" office:value-type="string">
            <text:p>13. 구분자 " 사용할 경우</text:p>
          </table:table-cell>
          <table:table-cell table:number-columns-repeated="255"/>
        </table:table-row>
        <table:table-row xmlns:xdr="http://schemas.openxmlformats.org/drawingml/2006/spreadsheetDrawing" table:style-name="ID0E6EEK">
          <table:table-cell table:style-name="ID0EXNAC" office:value-type="string">
            <text:p>761011-6208048"461126-6427003</text:p>
          </table:table-cell>
          <table:table-cell table:number-columns-repeated="255"/>
        </table:table-row>
        <table:table-row xmlns:xdr="http://schemas.openxmlformats.org/drawingml/2006/spreadsheetDrawing" table:style-name="ID0ELFEK">
          <table:table-cell table:style-name="ID0EXNAC" office:value-type="string">
            <text:p>900101-5898213"760617-6070468</text:p>
          </table:table-cell>
          <table:table-cell table:number-columns-repeated="255"/>
        </table:table-row>
        <table:table-row xmlns:xdr="http://schemas.openxmlformats.org/drawingml/2006/spreadsheetDrawing" table:style-name="ID0EXFEK">
          <table:table-cell table:style-name="ID0EXNAC" office:value-type="string">
            <text:p>451028-6215955"630914-6457668</text:p>
          </table:table-cell>
          <table:table-cell table:number-columns-repeated="255"/>
        </table:table-row>
        <table:table-row xmlns:xdr="http://schemas.openxmlformats.org/drawingml/2006/spreadsheetDrawing" table:style-name="ID0EDGEK">
          <table:table-cell table:style-name="ID0EXNAC" office:value-type="string">
            <text:p>951104-5245240"641103-6362719</text:p>
          </table:table-cell>
          <table:table-cell table:number-columns-repeated="255"/>
        </table:table-row>
        <table:table-row xmlns:xdr="http://schemas.openxmlformats.org/drawingml/2006/spreadsheetDrawing" table:style-name="ID0EPGEK">
          <table:table-cell table:style-name="ID0EXNAC" office:value-type="string">
            <text:p>701018-5515075"911009-6551209</text:p>
          </table:table-cell>
          <table:table-cell table:number-columns-repeated="255"/>
        </table:table-row>
        <table:table-row xmlns:xdr="http://schemas.openxmlformats.org/drawingml/2006/spreadsheetDrawing" table:style-name="ID0E2GEK">
          <table:table-cell table:number-columns-repeated="256"/>
        </table:table-row>
        <table:table-row xmlns:xdr="http://schemas.openxmlformats.org/drawingml/2006/spreadsheetDrawing" table:style-name="ID0EAHEK">
          <table:table-cell table:style-name="ID0EXNAC" office:value-type="string">
            <text:p>14. 구분자 {} 사용할 경우</text:p>
          </table:table-cell>
          <table:table-cell table:number-columns-repeated="255"/>
        </table:table-row>
        <table:table-row xmlns:xdr="http://schemas.openxmlformats.org/drawingml/2006/spreadsheetDrawing" table:style-name="ID0EMHEK">
          <table:table-cell table:number-columns-repeated="256"/>
        </table:table-row>
        <table:table-row xmlns:xdr="http://schemas.openxmlformats.org/drawingml/2006/spreadsheetDrawing" table:style-name="ID0ERHEK">
          <table:table-cell table:style-name="ID0EXNAC" office:value-type="string">
            <text:p>{601001-6955566}{521123-6494423}</text:p>
          </table:table-cell>
          <table:table-cell table:number-columns-repeated="255"/>
        </table:table-row>
        <table:table-row xmlns:xdr="http://schemas.openxmlformats.org/drawingml/2006/spreadsheetDrawing" table:style-name="ID0E4HEK">
          <table:table-cell table:style-name="ID0EXNAC" office:value-type="string">
            <text:p>{481126-5414574}{550430-6528939}</text:p>
          </table:table-cell>
          <table:table-cell table:number-columns-repeated="255"/>
        </table:table-row>
        <table:table-row xmlns:xdr="http://schemas.openxmlformats.org/drawingml/2006/spreadsheetDrawing" table:style-name="ID0EJIEK">
          <table:table-cell table:style-name="ID0EXNAC" office:value-type="string">
            <text:p>{971004-6468105}{730608-5778672}</text:p>
          </table:table-cell>
          <table:table-cell table:number-columns-repeated="255"/>
        </table:table-row>
        <table:table-row xmlns:xdr="http://schemas.openxmlformats.org/drawingml/2006/spreadsheetDrawing" table:style-name="ID0EVIEK">
          <table:table-cell table:style-name="ID0EXNAC" office:value-type="string">
            <text:p>{940608-6310897}{891005-6203432}</text:p>
          </table:table-cell>
          <table:table-cell table:number-columns-repeated="255"/>
        </table:table-row>
        <table:table-row xmlns:xdr="http://schemas.openxmlformats.org/drawingml/2006/spreadsheetDrawing" table:style-name="ID0EBJEK">
          <table:table-cell table:style-name="ID0EXNAC" office:value-type="string">
            <text:p>{500315-6771459}{990225-5655839}</text:p>
          </table:table-cell>
          <table:table-cell table:number-columns-repeated="255"/>
        </table:table-row>
        <table:table-row xmlns:xdr="http://schemas.openxmlformats.org/drawingml/2006/spreadsheetDrawing" table:style-name="ID0ENJEK">
          <table:table-cell table:number-columns-repeated="256"/>
        </table:table-row>
        <table:table-row xmlns:xdr="http://schemas.openxmlformats.org/drawingml/2006/spreadsheetDrawing" table:style-name="ID0ESJEK">
          <table:table-cell table:style-name="ID0EXNAC" office:value-type="string">
            <text:p>=====================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5JEK">
          <table:table-cell table:number-columns-repeated="256"/>
        </table:table-row>
        <table:table-row xmlns:xdr="http://schemas.openxmlformats.org/drawingml/2006/spreadsheetDrawing" table:style-name="ID0EDKEK">
          <table:table-cell table:number-columns-repeated="256"/>
        </table:table-row>
        <table:table-row xmlns:xdr="http://schemas.openxmlformats.org/drawingml/2006/spreadsheetDrawing" table:style-name="ID0EIKEK">
          <table:table-cell table:style-name="ID0EXNAC" office:value-type="string">
            <text:p>나. 미검출</text:p>
          </table:table-cell>
          <table:table-cell table:number-columns-repeated="255"/>
        </table:table-row>
        <table:table-row xmlns:xdr="http://schemas.openxmlformats.org/drawingml/2006/spreadsheetDrawing" table:style-name="ID0EUKEK">
          <table:table-cell table:style-name="ID0EXNAC" office:value-type="string">
            <text:p>1. 월 오류(날짜 형식에 올수 없는 값이 사용되었을 경우)</text:p>
          </table:table-cell>
          <table:table-cell table:number-columns-repeated="255"/>
        </table:table-row>
        <table:table-row xmlns:xdr="http://schemas.openxmlformats.org/drawingml/2006/spreadsheetDrawing" table:style-name="ID0EALEK">
          <table:table-cell table:style-name="ID0EXNAC" office:value-type="string">
            <text:p>834730-5772950</text:p>
          </table:table-cell>
          <table:table-cell table:number-columns-repeated="255"/>
        </table:table-row>
        <table:table-row xmlns:xdr="http://schemas.openxmlformats.org/drawingml/2006/spreadsheetDrawing" table:style-name="ID0EMLEK">
          <table:table-cell table:style-name="ID0EXNAC" office:value-type="string">
            <text:p>902318-6694681</text:p>
          </table:table-cell>
          <table:table-cell table:number-columns-repeated="255"/>
        </table:table-row>
        <table:table-row xmlns:xdr="http://schemas.openxmlformats.org/drawingml/2006/spreadsheetDrawing" table:style-name="ID0EYLEK">
          <table:table-cell table:style-name="ID0EXNAC" office:value-type="string">
            <text:p>622505-5253442</text:p>
          </table:table-cell>
          <table:table-cell table:number-columns-repeated="255"/>
        </table:table-row>
        <table:table-row xmlns:xdr="http://schemas.openxmlformats.org/drawingml/2006/spreadsheetDrawing" table:style-name="ID0EEMEK">
          <table:table-cell table:style-name="ID0EXNAC" office:value-type="string">
            <text:p>531814-6385841</text:p>
          </table:table-cell>
          <table:table-cell table:number-columns-repeated="255"/>
        </table:table-row>
        <table:table-row xmlns:xdr="http://schemas.openxmlformats.org/drawingml/2006/spreadsheetDrawing" table:style-name="ID0EQMEK">
          <table:table-cell table:style-name="ID0EXNAC" office:value-type="string">
            <text:p>771330-5806329</text:p>
          </table:table-cell>
          <table:table-cell table:number-columns-repeated="255"/>
        </table:table-row>
        <table:table-row xmlns:xdr="http://schemas.openxmlformats.org/drawingml/2006/spreadsheetDrawing" table:style-name="ID0E3MEK">
          <table:table-cell table:number-columns-repeated="256"/>
        </table:table-row>
        <table:table-row xmlns:xdr="http://schemas.openxmlformats.org/drawingml/2006/spreadsheetDrawing" table:style-name="ID0EBNEK">
          <table:table-cell table:style-name="ID0EXNAC" office:value-type="string">
            <text:p>2. 일 오류(날짜 형식에 올수 없는 값이 사용되었을 경우)</text:p>
          </table:table-cell>
          <table:table-cell table:number-columns-repeated="255"/>
        </table:table-row>
        <table:table-row xmlns:xdr="http://schemas.openxmlformats.org/drawingml/2006/spreadsheetDrawing" table:style-name="ID0ENNEK">
          <table:table-cell table:style-name="ID0EXNAC" office:value-type="string">
            <text:p>410798-6388854</text:p>
          </table:table-cell>
          <table:table-cell table:number-columns-repeated="255"/>
        </table:table-row>
        <table:table-row xmlns:xdr="http://schemas.openxmlformats.org/drawingml/2006/spreadsheetDrawing" table:style-name="ID0EZNEK">
          <table:table-cell table:style-name="ID0EXNAC" office:value-type="string">
            <text:p>841197-6600385</text:p>
          </table:table-cell>
          <table:table-cell table:number-columns-repeated="255"/>
        </table:table-row>
        <table:table-row xmlns:xdr="http://schemas.openxmlformats.org/drawingml/2006/spreadsheetDrawing" table:style-name="ID0EFOEK">
          <table:table-cell table:style-name="ID0EXNAC" office:value-type="string">
            <text:p>560742-6339707</text:p>
          </table:table-cell>
          <table:table-cell table:number-columns-repeated="255"/>
        </table:table-row>
        <table:table-row xmlns:xdr="http://schemas.openxmlformats.org/drawingml/2006/spreadsheetDrawing" table:style-name="ID0EROEK">
          <table:table-cell table:style-name="ID0EXNAC" office:value-type="string">
            <text:p>821199-6525743</text:p>
          </table:table-cell>
          <table:table-cell table:number-columns-repeated="255"/>
        </table:table-row>
        <table:table-row xmlns:xdr="http://schemas.openxmlformats.org/drawingml/2006/spreadsheetDrawing" table:style-name="ID0E4OEK">
          <table:table-cell table:style-name="ID0EXNAC" office:value-type="string">
            <text:p>550788-5898852</text:p>
          </table:table-cell>
          <table:table-cell table:number-columns-repeated="255"/>
        </table:table-row>
        <table:table-row xmlns:xdr="http://schemas.openxmlformats.org/drawingml/2006/spreadsheetDrawing" table:style-name="ID0EJPEK">
          <table:table-cell table:number-columns-repeated="256"/>
        </table:table-row>
        <table:table-row xmlns:xdr="http://schemas.openxmlformats.org/drawingml/2006/spreadsheetDrawing" table:style-name="ID0EOPEK">
          <table:table-cell table:style-name="ID0EXNAC" office:value-type="string">
            <text:p>3. 윤달 오류(평년에 윤달날짜가 사용되었을 경우)</text:p>
          </table:table-cell>
          <table:table-cell table:number-columns-repeated="255"/>
        </table:table-row>
        <table:table-row xmlns:xdr="http://schemas.openxmlformats.org/drawingml/2006/spreadsheetDrawing" table:style-name="ID0E1PEK">
          <table:table-cell table:style-name="ID0EXNAC" office:value-type="string">
            <text:p>670229-5194372</text:p>
          </table:table-cell>
          <table:table-cell table:number-columns-repeated="255"/>
        </table:table-row>
        <table:table-row xmlns:xdr="http://schemas.openxmlformats.org/drawingml/2006/spreadsheetDrawing" table:style-name="ID0EGQEK">
          <table:table-cell table:style-name="ID0EXNAC" office:value-type="string">
            <text:p>710229-6793479</text:p>
          </table:table-cell>
          <table:table-cell table:number-columns-repeated="255"/>
        </table:table-row>
        <table:table-row xmlns:xdr="http://schemas.openxmlformats.org/drawingml/2006/spreadsheetDrawing" table:style-name="ID0ESQEK">
          <table:table-cell table:style-name="ID0EXNAC" office:value-type="string">
            <text:p>810229-5487694</text:p>
          </table:table-cell>
          <table:table-cell table:number-columns-repeated="255"/>
        </table:table-row>
        <table:table-row xmlns:xdr="http://schemas.openxmlformats.org/drawingml/2006/spreadsheetDrawing" table:style-name="ID0E5QEK">
          <table:table-cell table:style-name="ID0EXNAC" office:value-type="string">
            <text:p>860229-6140534</text:p>
          </table:table-cell>
          <table:table-cell table:number-columns-repeated="255"/>
        </table:table-row>
        <table:table-row xmlns:xdr="http://schemas.openxmlformats.org/drawingml/2006/spreadsheetDrawing" table:style-name="ID0EKREK">
          <table:table-cell table:style-name="ID0EXNAC" office:value-type="string">
            <text:p>990229-5145544</text:p>
          </table:table-cell>
          <table:table-cell table:number-columns-repeated="255"/>
        </table:table-row>
        <table:table-row xmlns:xdr="http://schemas.openxmlformats.org/drawingml/2006/spreadsheetDrawing" table:style-name="ID0EWREK">
          <table:table-cell table:number-columns-repeated="256"/>
        </table:table-row>
        <table:table-row xmlns:xdr="http://schemas.openxmlformats.org/drawingml/2006/spreadsheetDrawing" table:style-name="ID0E2REK">
          <table:table-cell table:style-name="ID0EXNAC" office:value-type="string">
            <text:p>4. 현재년도 기준으로 출생하지 않은 2000년도 이후 외국인 남자</text:p>
          </table:table-cell>
          <table:table-cell table:number-columns-repeated="255"/>
        </table:table-row>
        <table:table-row xmlns:xdr="http://schemas.openxmlformats.org/drawingml/2006/spreadsheetDrawing" table:style-name="ID0EHSEK">
          <table:table-cell table:style-name="ID0EXNAC" office:value-type="string">
            <text:p>240512-7035509</text:p>
          </table:table-cell>
          <table:table-cell table:number-columns-repeated="255"/>
        </table:table-row>
        <table:table-row xmlns:xdr="http://schemas.openxmlformats.org/drawingml/2006/spreadsheetDrawing" table:style-name="ID0ETSEK">
          <table:table-cell table:style-name="ID0EXNAC" office:value-type="string">
            <text:p>270215-7776646</text:p>
          </table:table-cell>
          <table:table-cell table:number-columns-repeated="255"/>
        </table:table-row>
        <table:table-row xmlns:xdr="http://schemas.openxmlformats.org/drawingml/2006/spreadsheetDrawing" table:style-name="ID0E6SEK">
          <table:table-cell table:style-name="ID0EXNAC" office:value-type="string">
            <text:p>300829-7013621</text:p>
          </table:table-cell>
          <table:table-cell table:number-columns-repeated="255"/>
        </table:table-row>
        <table:table-row xmlns:xdr="http://schemas.openxmlformats.org/drawingml/2006/spreadsheetDrawing" table:style-name="ID0ELTEK">
          <table:table-cell table:style-name="ID0EXNAC" office:value-type="string">
            <text:p>451130-7734781</text:p>
          </table:table-cell>
          <table:table-cell table:number-columns-repeated="255"/>
        </table:table-row>
        <table:table-row xmlns:xdr="http://schemas.openxmlformats.org/drawingml/2006/spreadsheetDrawing" table:style-name="ID0EXTEK">
          <table:table-cell table:number-columns-repeated="256"/>
        </table:table-row>
        <table:table-row xmlns:xdr="http://schemas.openxmlformats.org/drawingml/2006/spreadsheetDrawing" table:style-name="ID0E3TEK">
          <table:table-cell table:style-name="ID0EXNAC" office:value-type="string">
            <text:p>5. 현재년도 기준으로 출생하지 않은 2000년도 이후 외국인 여자</text:p>
          </table:table-cell>
          <table:table-cell table:number-columns-repeated="255"/>
        </table:table-row>
        <table:table-row xmlns:xdr="http://schemas.openxmlformats.org/drawingml/2006/spreadsheetDrawing" table:style-name="ID0EIUEK">
          <table:table-cell table:style-name="ID0EXNAC" office:value-type="string">
            <text:p>171030-8557094</text:p>
          </table:table-cell>
          <table:table-cell table:number-columns-repeated="255"/>
        </table:table-row>
        <table:table-row xmlns:xdr="http://schemas.openxmlformats.org/drawingml/2006/spreadsheetDrawing" table:style-name="ID0EUUEK">
          <table:table-cell table:style-name="ID0EXNAC" office:value-type="string">
            <text:p>271130-8706691</text:p>
          </table:table-cell>
          <table:table-cell table:number-columns-repeated="255"/>
        </table:table-row>
        <table:table-row xmlns:xdr="http://schemas.openxmlformats.org/drawingml/2006/spreadsheetDrawing" table:style-name="ID0EAVEK">
          <table:table-cell table:style-name="ID0EXNAC" office:value-type="string">
            <text:p>311030-8190909</text:p>
          </table:table-cell>
          <table:table-cell table:number-columns-repeated="255"/>
        </table:table-row>
        <table:table-row xmlns:xdr="http://schemas.openxmlformats.org/drawingml/2006/spreadsheetDrawing" table:style-name="ID0EMVEK">
          <table:table-cell table:style-name="ID0EXNAC" office:value-type="string">
            <text:p>381023-8430874</text:p>
          </table:table-cell>
          <table:table-cell table:number-columns-repeated="255"/>
        </table:table-row>
        <table:table-row xmlns:xdr="http://schemas.openxmlformats.org/drawingml/2006/spreadsheetDrawing" table:style-name="ID0EYVEK">
          <table:table-cell table:style-name="ID0EXNAC" office:value-type="string">
            <text:p>490629-8425882</text:p>
          </table:table-cell>
          <table:table-cell table:number-columns-repeated="255"/>
        </table:table-row>
        <table:table-row xmlns:xdr="http://schemas.openxmlformats.org/drawingml/2006/spreadsheetDrawing" table:style-name="ID0EEWEK">
          <table:table-cell table:number-columns-repeated="256"/>
        </table:table-row>
        <table:table-row xmlns:xdr="http://schemas.openxmlformats.org/drawingml/2006/spreadsheetDrawing" table:style-name="ID0EJWEK">
          <table:table-cell table:style-name="ID0EXNAC" office:value-type="string">
            <text:p>6. 검증번호 오류</text:p>
          </table:table-cell>
          <table:table-cell table:number-columns-repeated="255"/>
        </table:table-row>
        <table:table-row xmlns:xdr="http://schemas.openxmlformats.org/drawingml/2006/spreadsheetDrawing" table:style-name="ID0EVWEK">
          <table:table-cell table:style-name="ID0EXNAC" office:value-type="string">
            <text:p>670821-5317627</text:p>
          </table:table-cell>
          <table:table-cell table:number-columns-repeated="255"/>
        </table:table-row>
        <table:table-row xmlns:xdr="http://schemas.openxmlformats.org/drawingml/2006/spreadsheetDrawing" table:style-name="ID0EBXEK">
          <table:table-cell table:style-name="ID0EXNAC" office:value-type="string">
            <text:p>571130-6336586</text:p>
          </table:table-cell>
          <table:table-cell table:number-columns-repeated="255"/>
        </table:table-row>
        <table:table-row xmlns:xdr="http://schemas.openxmlformats.org/drawingml/2006/spreadsheetDrawing" table:style-name="ID0ENXEK">
          <table:table-cell table:style-name="ID0EXNAC" office:value-type="string">
            <text:p>721014-6016537</text:p>
          </table:table-cell>
          <table:table-cell table:number-columns-repeated="255"/>
        </table:table-row>
        <table:table-row xmlns:xdr="http://schemas.openxmlformats.org/drawingml/2006/spreadsheetDrawing" table:style-name="ID0EZXEK">
          <table:table-cell table:style-name="ID0EXNAC" office:value-type="string">
            <text:p>811027-6217597</text:p>
          </table:table-cell>
          <table:table-cell table:number-columns-repeated="255"/>
        </table:table-row>
        <table:table-row xmlns:xdr="http://schemas.openxmlformats.org/drawingml/2006/spreadsheetDrawing" table:style-name="ID0EFYEK">
          <table:table-cell table:style-name="ID0EXNAC" office:value-type="string">
            <text:p>870803-5428309</text:p>
          </table:table-cell>
          <table:table-cell table:number-columns-repeated="255"/>
        </table:table-row>
        <table:table-row xmlns:xdr="http://schemas.openxmlformats.org/drawingml/2006/spreadsheetDrawing" table:style-name="ID0ERYEK">
          <table:table-cell table:number-columns-repeated="256"/>
        </table:table-row>
        <table:table-row xmlns:xdr="http://schemas.openxmlformats.org/drawingml/2006/spreadsheetDrawing" table:style-name="ID0EWYEK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CZEK">
          <table:table-cell table:style-name="ID0EXNAC" office:value-type="string">
            <text:p>계좌번호</text:p>
          </table:table-cell>
          <table:table-cell table:number-columns-repeated="255"/>
        </table:table-row>
        <table:table-row xmlns:xdr="http://schemas.openxmlformats.org/drawingml/2006/spreadsheetDrawing" table:style-name="ID0EOZEK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1ZEK">
          <table:table-cell table:style-name="ID0EXNAC" office:value-type="string">
            <text:p>가. 검출</text:p>
          </table:table-cell>
          <table:table-cell table:number-columns-repeated="255"/>
        </table:table-row>
        <table:table-row xmlns:xdr="http://schemas.openxmlformats.org/drawingml/2006/spreadsheetDrawing" table:style-name="ID0EG1EK">
          <table:table-cell table:style-name="ID0EXNAC" office:value-type="string">
            <text:p>1. 국민은행</text:p>
          </table:table-cell>
          <table:table-cell table:number-columns-repeated="255"/>
        </table:table-row>
        <table:table-row xmlns:xdr="http://schemas.openxmlformats.org/drawingml/2006/spreadsheetDrawing" table:style-name="ID0ES1EK">
          <table:table-cell table:style-name="ID0EXNAC" office:value-type="string">
            <text:p>478-12-1556-454</text:p>
          </table:table-cell>
          <table:table-cell table:number-columns-repeated="255"/>
        </table:table-row>
        <table:table-row xmlns:xdr="http://schemas.openxmlformats.org/drawingml/2006/spreadsheetDrawing" table:style-name="ID0E51EK">
          <table:table-cell table:style-name="ID0EXNAC" office:value-type="string">
            <text:p>236-86-6745-456</text:p>
          </table:table-cell>
          <table:table-cell table:number-columns-repeated="255"/>
        </table:table-row>
        <table:table-row xmlns:xdr="http://schemas.openxmlformats.org/drawingml/2006/spreadsheetDrawing" table:style-name="ID0EK2EK">
          <table:table-cell table:style-name="ID0EXNAC" office:value-type="string">
            <text:p>646-45-6474-566</text:p>
          </table:table-cell>
          <table:table-cell table:number-columns-repeated="255"/>
        </table:table-row>
        <table:table-row xmlns:xdr="http://schemas.openxmlformats.org/drawingml/2006/spreadsheetDrawing" table:style-name="ID0EW2EK">
          <table:table-cell table:style-name="ID0EXNAC" office:value-type="string">
            <text:p>483-54-7983-378</text:p>
          </table:table-cell>
          <table:table-cell table:number-columns-repeated="255"/>
        </table:table-row>
        <table:table-row xmlns:xdr="http://schemas.openxmlformats.org/drawingml/2006/spreadsheetDrawing" table:style-name="ID0EC3EK">
          <table:table-cell table:style-name="ID0EXNAC" office:value-type="string">
            <text:p>209-95-5745-456</text:p>
          </table:table-cell>
          <table:table-cell table:number-columns-repeated="255"/>
        </table:table-row>
        <table:table-row xmlns:xdr="http://schemas.openxmlformats.org/drawingml/2006/spreadsheetDrawing" table:style-name="ID0EO3EK">
          <table:table-cell table:number-columns-repeated="256"/>
        </table:table-row>
        <table:table-row xmlns:xdr="http://schemas.openxmlformats.org/drawingml/2006/spreadsheetDrawing" table:style-name="ID0ET3EK">
          <table:table-cell table:style-name="ID0EXNAC" office:value-type="string">
            <text:p>2. 주택은행(구)</text:p>
          </table:table-cell>
          <table:table-cell table:number-columns-repeated="255"/>
        </table:table-row>
        <table:table-row xmlns:xdr="http://schemas.openxmlformats.org/drawingml/2006/spreadsheetDrawing" table:style-name="ID0E63EK">
          <table:table-cell table:style-name="ID0EXNAC" office:value-type="string">
            <text:p>575790-79-328515</text:p>
          </table:table-cell>
          <table:table-cell table:number-columns-repeated="255"/>
        </table:table-row>
        <table:table-row xmlns:xdr="http://schemas.openxmlformats.org/drawingml/2006/spreadsheetDrawing" table:style-name="ID0EL4EK">
          <table:table-cell table:style-name="ID0EXNAC" office:value-type="string">
            <text:p>459034-35-498555</text:p>
          </table:table-cell>
          <table:table-cell table:number-columns-repeated="255"/>
        </table:table-row>
        <table:table-row xmlns:xdr="http://schemas.openxmlformats.org/drawingml/2006/spreadsheetDrawing" table:style-name="ID0EX4EK">
          <table:table-cell table:style-name="ID0EXNAC" office:value-type="string">
            <text:p>128745-55-349555</text:p>
          </table:table-cell>
          <table:table-cell table:number-columns-repeated="255"/>
        </table:table-row>
        <table:table-row xmlns:xdr="http://schemas.openxmlformats.org/drawingml/2006/spreadsheetDrawing" table:style-name="ID0ED5EK">
          <table:table-cell table:style-name="ID0EXNAC" office:value-type="string">
            <text:p>203444-23-589666</text:p>
          </table:table-cell>
          <table:table-cell table:number-columns-repeated="255"/>
        </table:table-row>
        <table:table-row xmlns:xdr="http://schemas.openxmlformats.org/drawingml/2006/spreadsheetDrawing" table:style-name="ID0EP5EK">
          <table:table-cell table:style-name="ID0EXNAC" office:value-type="string">
            <text:p>590234-65-959522</text:p>
          </table:table-cell>
          <table:table-cell table:number-columns-repeated="255"/>
        </table:table-row>
        <table:table-row xmlns:xdr="http://schemas.openxmlformats.org/drawingml/2006/spreadsheetDrawing" table:style-name="ID0E25EK">
          <table:table-cell table:number-columns-repeated="256"/>
        </table:table-row>
        <table:table-row xmlns:xdr="http://schemas.openxmlformats.org/drawingml/2006/spreadsheetDrawing" table:style-name="ID0EA6EK">
          <table:table-cell table:style-name="ID0EXNAC" office:value-type="string">
            <text:p>3. 신한은행</text:p>
          </table:table-cell>
          <table:table-cell table:number-columns-repeated="255"/>
        </table:table-row>
        <table:table-row xmlns:xdr="http://schemas.openxmlformats.org/drawingml/2006/spreadsheetDrawing" table:style-name="ID0EM6EK">
          <table:table-cell table:style-name="ID0EXNAC" office:value-type="string">
            <text:p>459-234-635945</text:p>
          </table:table-cell>
          <table:table-cell table:number-columns-repeated="255"/>
        </table:table-row>
        <table:table-row xmlns:xdr="http://schemas.openxmlformats.org/drawingml/2006/spreadsheetDrawing" table:style-name="ID0EY6EK">
          <table:table-cell table:style-name="ID0EXNAC" office:value-type="string">
            <text:p>563-453-234934</text:p>
          </table:table-cell>
          <table:table-cell table:number-columns-repeated="255"/>
        </table:table-row>
        <table:table-row xmlns:xdr="http://schemas.openxmlformats.org/drawingml/2006/spreadsheetDrawing" table:style-name="ID0EEAFK">
          <table:table-cell table:style-name="ID0EXNAC" office:value-type="string">
            <text:p>458-135-594598</text:p>
          </table:table-cell>
          <table:table-cell table:number-columns-repeated="255"/>
        </table:table-row>
        <table:table-row xmlns:xdr="http://schemas.openxmlformats.org/drawingml/2006/spreadsheetDrawing" table:style-name="ID0EQAFK">
          <table:table-cell table:style-name="ID0EXNAC" office:value-type="string">
            <text:p>384-934-239894</text:p>
          </table:table-cell>
          <table:table-cell table:number-columns-repeated="255"/>
        </table:table-row>
        <table:table-row xmlns:xdr="http://schemas.openxmlformats.org/drawingml/2006/spreadsheetDrawing" table:style-name="ID0E3AFK">
          <table:table-cell table:number-columns-repeated="256"/>
        </table:table-row>
        <table:table-row xmlns:xdr="http://schemas.openxmlformats.org/drawingml/2006/spreadsheetDrawing" table:style-name="ID0EBBFK">
          <table:table-cell table:number-columns-repeated="256"/>
        </table:table-row>
        <table:table-row xmlns:xdr="http://schemas.openxmlformats.org/drawingml/2006/spreadsheetDrawing" table:style-name="ID0EGBFK">
          <table:table-cell table:style-name="ID0EXNAC" office:value-type="string">
            <text:p>4. 우리은행</text:p>
          </table:table-cell>
          <table:table-cell table:number-columns-repeated="255"/>
        </table:table-row>
        <table:table-row xmlns:xdr="http://schemas.openxmlformats.org/drawingml/2006/spreadsheetDrawing" table:style-name="ID0ESBFK">
          <table:table-cell table:style-name="ID0EXNAC" office:value-type="string">
            <text:p>243-12-004727</text:p>
          </table:table-cell>
          <table:table-cell table:number-columns-repeated="255"/>
        </table:table-row>
        <table:table-row xmlns:xdr="http://schemas.openxmlformats.org/drawingml/2006/spreadsheetDrawing" table:style-name="ID0E5BFK">
          <table:table-cell table:style-name="ID0EXNAC" office:value-type="string">
            <text:p>534-26-465344</text:p>
          </table:table-cell>
          <table:table-cell table:number-columns-repeated="255"/>
        </table:table-row>
        <table:table-row xmlns:xdr="http://schemas.openxmlformats.org/drawingml/2006/spreadsheetDrawing" table:style-name="ID0EKCFK">
          <table:table-cell table:style-name="ID0EXNAC" office:value-type="string">
            <text:p>454-23-345874</text:p>
          </table:table-cell>
          <table:table-cell table:number-columns-repeated="255"/>
        </table:table-row>
        <table:table-row xmlns:xdr="http://schemas.openxmlformats.org/drawingml/2006/spreadsheetDrawing" table:style-name="ID0EWCFK">
          <table:table-cell table:style-name="ID0EXNAC" office:value-type="string">
            <text:p>123-34-456678</text:p>
          </table:table-cell>
          <table:table-cell table:number-columns-repeated="255"/>
        </table:table-row>
        <table:table-row xmlns:xdr="http://schemas.openxmlformats.org/drawingml/2006/spreadsheetDrawing" table:style-name="ID0ECDFK">
          <table:table-cell table:number-columns-repeated="256"/>
        </table:table-row>
        <table:table-row xmlns:xdr="http://schemas.openxmlformats.org/drawingml/2006/spreadsheetDrawing" table:style-name="ID0EHDFK">
          <table:table-cell table:number-columns-repeated="256"/>
        </table:table-row>
        <table:table-row xmlns:xdr="http://schemas.openxmlformats.org/drawingml/2006/spreadsheetDrawing" table:style-name="ID0EMDFK">
          <table:table-cell table:style-name="ID0EXNAC" office:value-type="string">
            <text:p>5. 우리은행(가상)</text:p>
          </table:table-cell>
          <table:table-cell table:number-columns-repeated="255"/>
        </table:table-row>
        <table:table-row xmlns:xdr="http://schemas.openxmlformats.org/drawingml/2006/spreadsheetDrawing" table:style-name="ID0EYDFK">
          <table:table-cell table:style-name="ID0EXNAC" office:value-type="string">
            <text:p>5452-544-445624</text:p>
          </table:table-cell>
          <table:table-cell table:number-columns-repeated="255"/>
        </table:table-row>
        <table:table-row xmlns:xdr="http://schemas.openxmlformats.org/drawingml/2006/spreadsheetDrawing" table:style-name="ID0EEEFK">
          <table:table-cell table:style-name="ID0EXNAC" office:value-type="string">
            <text:p>4455-453-482541</text:p>
          </table:table-cell>
          <table:table-cell table:number-columns-repeated="255"/>
        </table:table-row>
        <table:table-row xmlns:xdr="http://schemas.openxmlformats.org/drawingml/2006/spreadsheetDrawing" table:style-name="ID0EQEFK">
          <table:table-cell table:style-name="ID0EXNAC" office:value-type="string">
            <text:p>3574-443-245423</text:p>
          </table:table-cell>
          <table:table-cell table:number-columns-repeated="255"/>
        </table:table-row>
        <table:table-row xmlns:xdr="http://schemas.openxmlformats.org/drawingml/2006/spreadsheetDrawing" table:style-name="ID0E3EFK">
          <table:table-cell table:style-name="ID0EXNAC" office:value-type="string">
            <text:p>3943-695-293178</text:p>
          </table:table-cell>
          <table:table-cell table:number-columns-repeated="255"/>
        </table:table-row>
        <table:table-row xmlns:xdr="http://schemas.openxmlformats.org/drawingml/2006/spreadsheetDrawing" table:style-name="ID0EIFFK">
          <table:table-cell table:style-name="ID0EXNAC" office:value-type="string">
            <text:p>6345-234-346989</text:p>
          </table:table-cell>
          <table:table-cell table:number-columns-repeated="255"/>
        </table:table-row>
        <table:table-row xmlns:xdr="http://schemas.openxmlformats.org/drawingml/2006/spreadsheetDrawing" table:style-name="ID0EUFFK">
          <table:table-cell table:number-columns-repeated="256"/>
        </table:table-row>
        <table:table-row xmlns:xdr="http://schemas.openxmlformats.org/drawingml/2006/spreadsheetDrawing" table:style-name="ID0EZFFK">
          <table:table-cell table:style-name="ID0EXNAC" office:value-type="string">
            <text:p>6. 농협은행(신)</text:p>
          </table:table-cell>
          <table:table-cell table:number-columns-repeated="255"/>
        </table:table-row>
        <table:table-row xmlns:xdr="http://schemas.openxmlformats.org/drawingml/2006/spreadsheetDrawing" table:style-name="ID0EFGFK">
          <table:table-cell table:style-name="ID0EXNAC" office:value-type="string">
            <text:p>423-2345-8321-54</text:p>
          </table:table-cell>
          <table:table-cell table:number-columns-repeated="255"/>
        </table:table-row>
        <table:table-row xmlns:xdr="http://schemas.openxmlformats.org/drawingml/2006/spreadsheetDrawing" table:style-name="ID0ERGFK">
          <table:table-cell table:style-name="ID0EXNAC" office:value-type="string">
            <text:p>394-5623-6948-54</text:p>
          </table:table-cell>
          <table:table-cell table:number-columns-repeated="255"/>
        </table:table-row>
        <table:table-row xmlns:xdr="http://schemas.openxmlformats.org/drawingml/2006/spreadsheetDrawing" table:style-name="ID0E4GFK">
          <table:table-cell table:style-name="ID0EXNAC" office:value-type="string">
            <text:p>498-4365-3495-84</text:p>
          </table:table-cell>
          <table:table-cell table:number-columns-repeated="255"/>
        </table:table-row>
        <table:table-row xmlns:xdr="http://schemas.openxmlformats.org/drawingml/2006/spreadsheetDrawing" table:style-name="ID0EJHFK">
          <table:table-cell table:style-name="ID0EXNAC" office:value-type="string">
            <text:p>504-6432-3248-93</text:p>
          </table:table-cell>
          <table:table-cell table:number-columns-repeated="255"/>
        </table:table-row>
        <table:table-row xmlns:xdr="http://schemas.openxmlformats.org/drawingml/2006/spreadsheetDrawing" table:style-name="ID0EVHFK">
          <table:table-cell table:style-name="ID0EXNAC" office:value-type="string">
            <text:p>434-6465-2348-94</text:p>
          </table:table-cell>
          <table:table-cell table:number-columns-repeated="255"/>
        </table:table-row>
        <table:table-row xmlns:xdr="http://schemas.openxmlformats.org/drawingml/2006/spreadsheetDrawing" table:style-name="ID0EBIFK">
          <table:table-cell table:number-columns-repeated="256"/>
        </table:table-row>
        <table:table-row xmlns:xdr="http://schemas.openxmlformats.org/drawingml/2006/spreadsheetDrawing" table:style-name="ID0EGIFK">
          <table:table-cell table:style-name="ID0EXNAC" office:value-type="string">
            <text:p>7. 농협은행</text:p>
          </table:table-cell>
          <table:table-cell table:number-columns-repeated="255"/>
        </table:table-row>
        <table:table-row xmlns:xdr="http://schemas.openxmlformats.org/drawingml/2006/spreadsheetDrawing" table:style-name="ID0ESIFK">
          <table:table-cell table:style-name="ID0EXNAC" office:value-type="string">
            <text:p>142437-54-64851</text:p>
          </table:table-cell>
          <table:table-cell table:number-columns-repeated="255"/>
        </table:table-row>
        <table:table-row xmlns:xdr="http://schemas.openxmlformats.org/drawingml/2006/spreadsheetDrawing" table:style-name="ID0E5IFK">
          <table:table-cell table:style-name="ID0EXNAC" office:value-type="string">
            <text:p>432342-65-29482</text:p>
          </table:table-cell>
          <table:table-cell table:number-columns-repeated="255"/>
        </table:table-row>
        <table:table-row xmlns:xdr="http://schemas.openxmlformats.org/drawingml/2006/spreadsheetDrawing" table:style-name="ID0EKJFK">
          <table:table-cell table:style-name="ID0EXNAC" office:value-type="string">
            <text:p>595433-85-29343</text:p>
          </table:table-cell>
          <table:table-cell table:number-columns-repeated="255"/>
        </table:table-row>
        <table:table-row xmlns:xdr="http://schemas.openxmlformats.org/drawingml/2006/spreadsheetDrawing" table:style-name="ID0EWJFK">
          <table:table-cell table:style-name="ID0EXNAC" office:value-type="string">
            <text:p>602342-12-59544</text:p>
          </table:table-cell>
          <table:table-cell table:number-columns-repeated="255"/>
        </table:table-row>
        <table:table-row xmlns:xdr="http://schemas.openxmlformats.org/drawingml/2006/spreadsheetDrawing" table:style-name="ID0ECKFK">
          <table:table-cell table:style-name="ID0EXNAC" office:value-type="string">
            <text:p>736234-05-29435</text:p>
          </table:table-cell>
          <table:table-cell table:number-columns-repeated="255"/>
        </table:table-row>
        <table:table-row xmlns:xdr="http://schemas.openxmlformats.org/drawingml/2006/spreadsheetDrawing" table:style-name="ID0EOKFK">
          <table:table-cell table:number-columns-repeated="256"/>
        </table:table-row>
        <table:table-row xmlns:xdr="http://schemas.openxmlformats.org/drawingml/2006/spreadsheetDrawing" table:style-name="ID0ETKFK">
          <table:table-cell table:style-name="ID0EXNAC" office:value-type="string">
            <text:p>8. 외환은행</text:p>
          </table:table-cell>
          <table:table-cell table:number-columns-repeated="255"/>
        </table:table-row>
        <table:table-row xmlns:xdr="http://schemas.openxmlformats.org/drawingml/2006/spreadsheetDrawing" table:style-name="ID0E6KFK">
          <table:table-cell table:style-name="ID0EXNAC" office:value-type="string">
            <text:p>938-344545-344</text:p>
          </table:table-cell>
          <table:table-cell table:number-columns-repeated="255"/>
        </table:table-row>
        <table:table-row xmlns:xdr="http://schemas.openxmlformats.org/drawingml/2006/spreadsheetDrawing" table:style-name="ID0ELLFK">
          <table:table-cell table:style-name="ID0EXNAC" office:value-type="string">
            <text:p>545-446355-453</text:p>
          </table:table-cell>
          <table:table-cell table:number-columns-repeated="255"/>
        </table:table-row>
        <table:table-row xmlns:xdr="http://schemas.openxmlformats.org/drawingml/2006/spreadsheetDrawing" table:style-name="ID0EXLFK">
          <table:table-cell table:style-name="ID0EXNAC" office:value-type="string">
            <text:p>756-534234-547</text:p>
          </table:table-cell>
          <table:table-cell table:number-columns-repeated="255"/>
        </table:table-row>
        <table:table-row xmlns:xdr="http://schemas.openxmlformats.org/drawingml/2006/spreadsheetDrawing" table:style-name="ID0EDMFK">
          <table:table-cell table:style-name="ID0EXNAC" office:value-type="string">
            <text:p>455-643534-545</text:p>
          </table:table-cell>
          <table:table-cell table:number-columns-repeated="255"/>
        </table:table-row>
        <table:table-row xmlns:xdr="http://schemas.openxmlformats.org/drawingml/2006/spreadsheetDrawing" table:style-name="ID0EPMFK">
          <table:table-cell table:style-name="ID0EXNAC" office:value-type="string">
            <text:p>312-443255-354</text:p>
          </table:table-cell>
          <table:table-cell table:number-columns-repeated="255"/>
        </table:table-row>
        <table:table-row xmlns:xdr="http://schemas.openxmlformats.org/drawingml/2006/spreadsheetDrawing" table:style-name="ID0E2MFK">
          <table:table-cell table:number-columns-repeated="256"/>
        </table:table-row>
        <table:table-row xmlns:xdr="http://schemas.openxmlformats.org/drawingml/2006/spreadsheetDrawing" table:style-name="ID0EANFK">
          <table:table-cell table:style-name="ID0EXNAC" office:value-type="string">
            <text:p>9. 하나은행</text:p>
          </table:table-cell>
          <table:table-cell table:number-columns-repeated="255"/>
        </table:table-row>
        <table:table-row xmlns:xdr="http://schemas.openxmlformats.org/drawingml/2006/spreadsheetDrawing" table:style-name="ID0EMNFK">
          <table:table-cell table:style-name="ID0EXNAC" office:value-type="string">
            <text:p>102-926180-48437</text:p>
          </table:table-cell>
          <table:table-cell table:number-columns-repeated="255"/>
        </table:table-row>
        <table:table-row xmlns:xdr="http://schemas.openxmlformats.org/drawingml/2006/spreadsheetDrawing" table:style-name="ID0EYNFK">
          <table:table-cell table:style-name="ID0EXNAC" office:value-type="string">
            <text:p>896-999643-28704 </text:p>
          </table:table-cell>
          <table:table-cell table:number-columns-repeated="255"/>
        </table:table-row>
        <table:table-row xmlns:xdr="http://schemas.openxmlformats.org/drawingml/2006/spreadsheetDrawing" table:style-name="ID0EEOFK">
          <table:table-cell table:style-name="ID0EXNAC" office:value-type="string">
            <text:p>940-579709-07522 </text:p>
          </table:table-cell>
          <table:table-cell table:number-columns-repeated="255"/>
        </table:table-row>
        <table:table-row xmlns:xdr="http://schemas.openxmlformats.org/drawingml/2006/spreadsheetDrawing" table:style-name="ID0EQOFK">
          <table:table-cell table:style-name="ID0EXNAC" office:value-type="string">
            <text:p>345-028839-14215 </text:p>
          </table:table-cell>
          <table:table-cell table:number-columns-repeated="255"/>
        </table:table-row>
        <table:table-row xmlns:xdr="http://schemas.openxmlformats.org/drawingml/2006/spreadsheetDrawing" table:style-name="ID0E3OFK">
          <table:table-cell table:style-name="ID0EXNAC" office:value-type="string">
            <text:p>678-451456-86383 </text:p>
          </table:table-cell>
          <table:table-cell table:number-columns-repeated="255"/>
        </table:table-row>
        <table:table-row xmlns:xdr="http://schemas.openxmlformats.org/drawingml/2006/spreadsheetDrawing" table:style-name="ID0EIPFK">
          <table:table-cell table:number-columns-repeated="256"/>
        </table:table-row>
        <table:table-row xmlns:xdr="http://schemas.openxmlformats.org/drawingml/2006/spreadsheetDrawing" table:style-name="ID0ENPFK">
          <table:table-cell table:style-name="ID0EXNAC" office:value-type="string">
            <text:p>10. 기업은행</text:p>
          </table:table-cell>
          <table:table-cell table:number-columns-repeated="255"/>
        </table:table-row>
        <table:table-row xmlns:xdr="http://schemas.openxmlformats.org/drawingml/2006/spreadsheetDrawing" table:style-name="ID0EZPFK">
          <table:table-cell table:style-name="ID0EXNAC" office:value-type="string">
            <text:p>066-016723-97-131</text:p>
          </table:table-cell>
          <table:table-cell table:number-columns-repeated="255"/>
        </table:table-row>
        <table:table-row xmlns:xdr="http://schemas.openxmlformats.org/drawingml/2006/spreadsheetDrawing" table:style-name="ID0EFQFK">
          <table:table-cell table:style-name="ID0EXNAC" office:value-type="string">
            <text:p>344-623544-34-444</text:p>
          </table:table-cell>
          <table:table-cell table:number-columns-repeated="255"/>
        </table:table-row>
        <table:table-row xmlns:xdr="http://schemas.openxmlformats.org/drawingml/2006/spreadsheetDrawing" table:style-name="ID0ERQFK">
          <table:table-cell table:style-name="ID0EXNAC" office:value-type="string">
            <text:p>234-454563-56-442</text:p>
          </table:table-cell>
          <table:table-cell table:number-columns-repeated="255"/>
        </table:table-row>
        <table:table-row xmlns:xdr="http://schemas.openxmlformats.org/drawingml/2006/spreadsheetDrawing" table:style-name="ID0E4QFK">
          <table:table-cell table:style-name="ID0EXNAC" office:value-type="string">
            <text:p>234-125344-42-453</text:p>
          </table:table-cell>
          <table:table-cell table:number-columns-repeated="255"/>
        </table:table-row>
        <table:table-row xmlns:xdr="http://schemas.openxmlformats.org/drawingml/2006/spreadsheetDrawing" table:style-name="ID0EJRFK">
          <table:table-cell table:style-name="ID0EXNAC" office:value-type="string">
            <text:p>784-134768-85-445</text:p>
          </table:table-cell>
          <table:table-cell table:number-columns-repeated="255"/>
        </table:table-row>
        <table:table-row xmlns:xdr="http://schemas.openxmlformats.org/drawingml/2006/spreadsheetDrawing" table:style-name="ID0EVRFK">
          <table:table-cell table:number-columns-repeated="256"/>
        </table:table-row>
        <table:table-row xmlns:xdr="http://schemas.openxmlformats.org/drawingml/2006/spreadsheetDrawing" table:style-name="ID0E1RFK">
          <table:table-cell table:style-name="ID0EXNAC" office:value-type="string">
            <text:p>11. 한미은행</text:p>
          </table:table-cell>
          <table:table-cell table:number-columns-repeated="255"/>
        </table:table-row>
        <table:table-row xmlns:xdr="http://schemas.openxmlformats.org/drawingml/2006/spreadsheetDrawing" table:style-name="ID0EGSFK">
          <table:table-cell table:style-name="ID0EXNAC" office:value-type="string">
            <text:p>584-48384-394</text:p>
          </table:table-cell>
          <table:table-cell table:number-columns-repeated="255"/>
        </table:table-row>
        <table:table-row xmlns:xdr="http://schemas.openxmlformats.org/drawingml/2006/spreadsheetDrawing" table:style-name="ID0ESSFK">
          <table:table-cell table:style-name="ID0EXNAC" office:value-type="string">
            <text:p>432-39849-584</text:p>
          </table:table-cell>
          <table:table-cell table:number-columns-repeated="255"/>
        </table:table-row>
        <table:table-row xmlns:xdr="http://schemas.openxmlformats.org/drawingml/2006/spreadsheetDrawing" table:style-name="ID0E5SFK">
          <table:table-cell table:style-name="ID0EXNAC" office:value-type="string">
            <text:p>398-23944-894</text:p>
          </table:table-cell>
          <table:table-cell table:number-columns-repeated="255"/>
        </table:table-row>
        <table:table-row xmlns:xdr="http://schemas.openxmlformats.org/drawingml/2006/spreadsheetDrawing" table:style-name="ID0EKTFK">
          <table:table-cell table:style-name="ID0EXNAC" office:value-type="string">
            <text:p>043-29348-684</text:p>
          </table:table-cell>
          <table:table-cell table:number-columns-repeated="255"/>
        </table:table-row>
        <table:table-row xmlns:xdr="http://schemas.openxmlformats.org/drawingml/2006/spreadsheetDrawing" table:style-name="ID0EWTFK">
          <table:table-cell table:style-name="ID0EXNAC" office:value-type="string">
            <text:p>058-44546-645</text:p>
          </table:table-cell>
          <table:table-cell table:number-columns-repeated="255"/>
        </table:table-row>
        <table:table-row xmlns:xdr="http://schemas.openxmlformats.org/drawingml/2006/spreadsheetDrawing" table:style-name="ID0ECUFK">
          <table:table-cell table:number-columns-repeated="256"/>
        </table:table-row>
        <table:table-row xmlns:xdr="http://schemas.openxmlformats.org/drawingml/2006/spreadsheetDrawing" table:style-name="ID0EHUFK">
          <table:table-cell table:style-name="ID0EXNAC" office:value-type="string">
            <text:p>12. 씨티은행(구)</text:p>
          </table:table-cell>
          <table:table-cell table:number-columns-repeated="255"/>
        </table:table-row>
        <table:table-row xmlns:xdr="http://schemas.openxmlformats.org/drawingml/2006/spreadsheetDrawing" table:style-name="ID0ETUFK">
          <table:table-cell table:style-name="ID0EXNAC" office:value-type="string">
            <text:p>453-43453-134-45</text:p>
          </table:table-cell>
          <table:table-cell table:number-columns-repeated="255"/>
        </table:table-row>
        <table:table-row xmlns:xdr="http://schemas.openxmlformats.org/drawingml/2006/spreadsheetDrawing" table:style-name="ID0E6UFK">
          <table:table-cell table:style-name="ID0EXNAC" office:value-type="string">
            <text:p>654-64854-452-35</text:p>
          </table:table-cell>
          <table:table-cell table:number-columns-repeated="255"/>
        </table:table-row>
        <table:table-row xmlns:xdr="http://schemas.openxmlformats.org/drawingml/2006/spreadsheetDrawing" table:style-name="ID0ELVFK">
          <table:table-cell table:style-name="ID0EXNAC" office:value-type="string">
            <text:p>442-45646-452-23</text:p>
          </table:table-cell>
          <table:table-cell table:number-columns-repeated="255"/>
        </table:table-row>
        <table:table-row xmlns:xdr="http://schemas.openxmlformats.org/drawingml/2006/spreadsheetDrawing" table:style-name="ID0EXVFK">
          <table:table-cell table:style-name="ID0EXNAC" office:value-type="string">
            <text:p>465-97756-477-48</text:p>
          </table:table-cell>
          <table:table-cell table:number-columns-repeated="255"/>
        </table:table-row>
        <table:table-row xmlns:xdr="http://schemas.openxmlformats.org/drawingml/2006/spreadsheetDrawing" table:style-name="ID0EDWFK">
          <table:table-cell table:style-name="ID0EXNAC" office:value-type="string">
            <text:p>034-78435-344-24</text:p>
          </table:table-cell>
          <table:table-cell table:number-columns-repeated="255"/>
        </table:table-row>
        <table:table-row xmlns:xdr="http://schemas.openxmlformats.org/drawingml/2006/spreadsheetDrawing" table:style-name="ID0EPWFK">
          <table:table-cell table:number-columns-repeated="256"/>
        </table:table-row>
        <table:table-row xmlns:xdr="http://schemas.openxmlformats.org/drawingml/2006/spreadsheetDrawing" table:style-name="ID0EUWFK">
          <table:table-cell table:style-name="ID0EXNAC" office:value-type="string">
            <text:p>13. 산업은행 CMS(구계좌)</text:p>
          </table:table-cell>
          <table:table-cell table:number-columns-repeated="255"/>
        </table:table-row>
        <table:table-row xmlns:xdr="http://schemas.openxmlformats.org/drawingml/2006/spreadsheetDrawing" table:style-name="ID0EAXFK">
          <table:table-cell table:style-name="ID0EXNAC" office:value-type="string">
            <text:p>243-63-34576-7</text:p>
          </table:table-cell>
          <table:table-cell table:number-columns-repeated="255"/>
        </table:table-row>
        <table:table-row xmlns:xdr="http://schemas.openxmlformats.org/drawingml/2006/spreadsheetDrawing" table:style-name="ID0EMXFK">
          <table:table-cell table:style-name="ID0EXNAC" office:value-type="string">
            <text:p>654-45-12675-3</text:p>
          </table:table-cell>
          <table:table-cell table:number-columns-repeated="255"/>
        </table:table-row>
        <table:table-row xmlns:xdr="http://schemas.openxmlformats.org/drawingml/2006/spreadsheetDrawing" table:style-name="ID0EYXFK">
          <table:table-cell table:style-name="ID0EXNAC" office:value-type="string">
            <text:p>235-65-56344-5</text:p>
          </table:table-cell>
          <table:table-cell table:number-columns-repeated="255"/>
        </table:table-row>
        <table:table-row xmlns:xdr="http://schemas.openxmlformats.org/drawingml/2006/spreadsheetDrawing" table:style-name="ID0EEYFK">
          <table:table-cell table:style-name="ID0EXNAC" office:value-type="string">
            <text:p>745-65-34555-3</text:p>
          </table:table-cell>
          <table:table-cell table:number-columns-repeated="255"/>
        </table:table-row>
        <table:table-row xmlns:xdr="http://schemas.openxmlformats.org/drawingml/2006/spreadsheetDrawing" table:style-name="ID0EQYFK">
          <table:table-cell table:style-name="ID0EXNAC" office:value-type="string">
            <text:p>765-23-67345-3</text:p>
          </table:table-cell>
          <table:table-cell table:number-columns-repeated="255"/>
        </table:table-row>
        <table:table-row xmlns:xdr="http://schemas.openxmlformats.org/drawingml/2006/spreadsheetDrawing" table:style-name="ID0E3YFK">
          <table:table-cell table:number-columns-repeated="256"/>
        </table:table-row>
        <table:table-row xmlns:xdr="http://schemas.openxmlformats.org/drawingml/2006/spreadsheetDrawing" table:style-name="ID0EBZFK">
          <table:table-cell table:style-name="ID0EXNAC" office:value-type="string">
            <text:p>14. 메리츠종합금융증권</text:p>
          </table:table-cell>
          <table:table-cell table:number-columns-repeated="255"/>
        </table:table-row>
        <table:table-row xmlns:xdr="http://schemas.openxmlformats.org/drawingml/2006/spreadsheetDrawing" table:style-name="ID0ENZFK">
          <table:table-cell table:style-name="ID0EXNAC" office:value-type="string">
            <text:p>1239-6534-23</text:p>
          </table:table-cell>
          <table:table-cell table:number-columns-repeated="255"/>
        </table:table-row>
        <table:table-row xmlns:xdr="http://schemas.openxmlformats.org/drawingml/2006/spreadsheetDrawing" table:style-name="ID0EZZFK">
          <table:table-cell table:style-name="ID0EXNAC" office:value-type="string">
            <text:p>0291-7845-94</text:p>
          </table:table-cell>
          <table:table-cell table:number-columns-repeated="255"/>
        </table:table-row>
        <table:table-row xmlns:xdr="http://schemas.openxmlformats.org/drawingml/2006/spreadsheetDrawing" table:style-name="ID0EF1FK">
          <table:table-cell table:style-name="ID0EXNAC" office:value-type="string">
            <text:p>9384-2935-54</text:p>
          </table:table-cell>
          <table:table-cell table:number-columns-repeated="255"/>
        </table:table-row>
        <table:table-row xmlns:xdr="http://schemas.openxmlformats.org/drawingml/2006/spreadsheetDrawing" table:style-name="ID0ER1FK">
          <table:table-cell table:style-name="ID0EXNAC" office:value-type="string">
            <text:p>9325-7892-12</text:p>
          </table:table-cell>
          <table:table-cell table:number-columns-repeated="255"/>
        </table:table-row>
        <table:table-row xmlns:xdr="http://schemas.openxmlformats.org/drawingml/2006/spreadsheetDrawing" table:style-name="ID0E41FK">
          <table:table-cell table:style-name="ID0EXNAC" office:value-type="string">
            <text:p>6945-4322-49</text:p>
          </table:table-cell>
          <table:table-cell table:number-columns-repeated="255"/>
        </table:table-row>
        <table:table-row xmlns:xdr="http://schemas.openxmlformats.org/drawingml/2006/spreadsheetDrawing" table:style-name="ID0EJ2FK">
          <table:table-cell table:number-columns-repeated="256"/>
        </table:table-row>
        <table:table-row xmlns:xdr="http://schemas.openxmlformats.org/drawingml/2006/spreadsheetDrawing" table:style-name="ID0EO2FK">
          <table:table-cell table:style-name="ID0EXNAC" office:value-type="string">
            <text:p>15.문자+계좌번호</text:p>
          </table:table-cell>
          <table:table-cell table:number-columns-repeated="255"/>
        </table:table-row>
        <table:table-row xmlns:xdr="http://schemas.openxmlformats.org/drawingml/2006/spreadsheetDrawing" table:style-name="ID0E12FK">
          <table:table-cell table:style-name="ID0EXNAC" office:value-type="string">
            <text:p>신한651-17-214757 </text:p>
          </table:table-cell>
          <table:table-cell table:number-columns-repeated="255"/>
        </table:table-row>
        <table:table-row xmlns:xdr="http://schemas.openxmlformats.org/drawingml/2006/spreadsheetDrawing" table:style-name="ID0EG3FK">
          <table:table-cell table:style-name="ID0EXNAC" office:value-type="string">
            <text:p>기업725920-04-449293 </text:p>
          </table:table-cell>
          <table:table-cell table:number-columns-repeated="255"/>
        </table:table-row>
        <table:table-row xmlns:xdr="http://schemas.openxmlformats.org/drawingml/2006/spreadsheetDrawing" table:style-name="ID0ES3FK">
          <table:table-cell table:style-name="ID0EXNAC" office:value-type="string">
            <text:p>하나847-91-90938-9 </text:p>
          </table:table-cell>
          <table:table-cell table:number-columns-repeated="255"/>
        </table:table-row>
        <table:table-row xmlns:xdr="http://schemas.openxmlformats.org/drawingml/2006/spreadsheetDrawing" table:style-name="ID0E53FK">
          <table:table-cell table:style-name="ID0EXNAC" office:value-type="string">
            <text:p>우리220-36-9981-037 </text:p>
          </table:table-cell>
          <table:table-cell table:number-columns-repeated="255"/>
        </table:table-row>
        <table:table-row xmlns:xdr="http://schemas.openxmlformats.org/drawingml/2006/spreadsheetDrawing" table:style-name="ID0EK4FK">
          <table:table-cell table:style-name="ID0EXNAC" office:value-type="string">
            <text:p>국민944-530047-43818</text:p>
          </table:table-cell>
          <table:table-cell table:number-columns-repeated="255"/>
        </table:table-row>
        <table:table-row xmlns:xdr="http://schemas.openxmlformats.org/drawingml/2006/spreadsheetDrawing" table:style-name="ID0EW4FK">
          <table:table-cell table:number-columns-repeated="256"/>
        </table:table-row>
        <table:table-row xmlns:xdr="http://schemas.openxmlformats.org/drawingml/2006/spreadsheetDrawing" table:style-name="ID0E24FK">
          <table:table-cell table:style-name="ID0EXNAC" office:value-type="string">
            <text:p>16. 콤마 ( , )</text:p>
          </table:table-cell>
          <table:table-cell table:number-columns-repeated="255"/>
        </table:table-row>
        <table:table-row xmlns:xdr="http://schemas.openxmlformats.org/drawingml/2006/spreadsheetDrawing" table:style-name="ID0EH5FK">
          <table:table-cell table:style-name="ID0EXNAC" office:value-type="string">
            <text:p>464-119830-172,116-26-901700</text:p>
          </table:table-cell>
          <table:table-cell table:number-columns-repeated="255"/>
        </table:table-row>
        <table:table-row xmlns:xdr="http://schemas.openxmlformats.org/drawingml/2006/spreadsheetDrawing" table:style-name="ID0ET5FK">
          <table:table-cell table:style-name="ID0EXNAC" office:value-type="string">
            <text:p>5562-535-075023,529-936-174743</text:p>
          </table:table-cell>
          <table:table-cell table:number-columns-repeated="255"/>
        </table:table-row>
        <table:table-row xmlns:xdr="http://schemas.openxmlformats.org/drawingml/2006/spreadsheetDrawing" table:style-name="ID0E65FK">
          <table:table-cell table:style-name="ID0EXNAC" office:value-type="string">
            <text:p>414-26402-102,178-93-961812</text:p>
          </table:table-cell>
          <table:table-cell table:number-columns-repeated="255"/>
        </table:table-row>
        <table:table-row xmlns:xdr="http://schemas.openxmlformats.org/drawingml/2006/spreadsheetDrawing" table:style-name="ID0EL6FK">
          <table:table-cell table:style-name="ID0EXNAC" office:value-type="string">
            <text:p>385-02022-566-25,700-01-4526-944</text:p>
          </table:table-cell>
          <table:table-cell table:number-columns-repeated="255"/>
        </table:table-row>
        <table:table-row xmlns:xdr="http://schemas.openxmlformats.org/drawingml/2006/spreadsheetDrawing" table:style-name="ID0EX6FK">
          <table:table-cell table:style-name="ID0EXNAC" office:value-type="string">
            <text:p>709-207741-00619,</text:p>
          </table:table-cell>
          <table:table-cell table:number-columns-repeated="255"/>
        </table:table-row>
        <table:table-row xmlns:xdr="http://schemas.openxmlformats.org/drawingml/2006/spreadsheetDrawing" table:style-name="ID0EDAGK">
          <table:table-cell table:number-columns-repeated="256"/>
        </table:table-row>
        <table:table-row xmlns:xdr="http://schemas.openxmlformats.org/drawingml/2006/spreadsheetDrawing" table:style-name="ID0EIAGK">
          <table:table-cell table:style-name="ID0EXNAC" office:value-type="string">
            <text:p>17. 구분자 Tab </text:p>
          </table:table-cell>
          <table:table-cell table:number-columns-repeated="255"/>
        </table:table-row>
        <table:table-row xmlns:xdr="http://schemas.openxmlformats.org/drawingml/2006/spreadsheetDrawing" table:style-name="ID0EUAGK">
          <table:table-cell table:style-name="ID0EXNAC" office:value-type="string">
            <text:p>2230-873-894529</text:p>
          </table:table-cell>
          <table:table-cell office:value-type="string">
            <text:p>649-669176-812 </text:p>
          </table:table-cell>
          <table:table-cell table:number-columns-repeated="254"/>
        </table:table-row>
        <table:table-row xmlns:xdr="http://schemas.openxmlformats.org/drawingml/2006/spreadsheetDrawing" table:style-name="ID0EFBGK">
          <table:table-cell table:style-name="ID0EXNAC" office:value-type="string">
            <text:p>817-05-9191-281</text:p>
          </table:table-cell>
          <table:table-cell office:value-type="string">
            <text:p>410-735-074840 </text:p>
          </table:table-cell>
          <table:table-cell table:number-columns-repeated="254"/>
        </table:table-row>
        <table:table-row xmlns:xdr="http://schemas.openxmlformats.org/drawingml/2006/spreadsheetDrawing" table:style-name="ID0EWBGK">
          <table:table-cell table:style-name="ID0EXNAC" office:value-type="string">
            <text:p>318-99-9615-576</text:p>
          </table:table-cell>
          <table:table-cell office:value-type="string">
            <text:p>130-665814-67266</text:p>
          </table:table-cell>
          <table:table-cell table:number-columns-repeated="254"/>
        </table:table-row>
        <table:table-row xmlns:xdr="http://schemas.openxmlformats.org/drawingml/2006/spreadsheetDrawing" table:style-name="ID0EHCGK">
          <table:table-cell table:number-columns-repeated="256"/>
        </table:table-row>
        <table:table-row xmlns:xdr="http://schemas.openxmlformats.org/drawingml/2006/spreadsheetDrawing" table:style-name="ID0EMCGK">
          <table:table-cell table:number-columns-repeated="256"/>
        </table:table-row>
        <table:table-row xmlns:xdr="http://schemas.openxmlformats.org/drawingml/2006/spreadsheetDrawing" table:style-name="ID0ERCGK">
          <table:table-cell table:style-name="ID0EXNAC" office:value-type="string">
            <text:p>18. 따옴표 ( " )</text:p>
          </table:table-cell>
          <table:table-cell table:number-columns-repeated="255"/>
        </table:table-row>
        <table:table-row xmlns:xdr="http://schemas.openxmlformats.org/drawingml/2006/spreadsheetDrawing" table:style-name="ID0E4CGK">
          <table:table-cell table:style-name="ID0EXNAC" office:value-type="string">
            <text:p>917390-93-71155"157-65923-890 </text:p>
          </table:table-cell>
          <table:table-cell table:number-columns-repeated="255"/>
        </table:table-row>
        <table:table-row xmlns:xdr="http://schemas.openxmlformats.org/drawingml/2006/spreadsheetDrawing" table:style-name="ID0EJDGK">
          <table:table-cell table:style-name="ID0EXNAC" office:value-type="string">
            <text:p>611250-70-048895"7350-398-588218 </text:p>
          </table:table-cell>
          <table:table-cell table:number-columns-repeated="255"/>
        </table:table-row>
        <table:table-row xmlns:xdr="http://schemas.openxmlformats.org/drawingml/2006/spreadsheetDrawing" table:style-name="ID0EVDGK">
          <table:table-cell table:number-columns-repeated="256"/>
        </table:table-row>
        <table:table-row xmlns:xdr="http://schemas.openxmlformats.org/drawingml/2006/spreadsheetDrawing" table:style-name="ID0E1DGK">
          <table:table-cell table:style-name="ID0EXNAC" office:value-type="string">
            <text:p>19. 신협은행</text:p>
          </table:table-cell>
          <table:table-cell table:number-columns-repeated="255"/>
        </table:table-row>
        <table:table-row xmlns:xdr="http://schemas.openxmlformats.org/drawingml/2006/spreadsheetDrawing" table:style-name="ID0EGEGK">
          <table:table-cell table:style-name="ID0EXNAC" office:value-type="string">
            <text:p>132-083-862363</text:p>
          </table:table-cell>
          <table:table-cell table:number-columns-repeated="255"/>
        </table:table-row>
        <table:table-row xmlns:xdr="http://schemas.openxmlformats.org/drawingml/2006/spreadsheetDrawing" table:style-name="ID0ESEGK">
          <table:table-cell table:style-name="ID0EXNAC" office:value-type="string">
            <text:p>132-173-326612</text:p>
          </table:table-cell>
          <table:table-cell table:number-columns-repeated="255"/>
        </table:table-row>
        <table:table-row xmlns:xdr="http://schemas.openxmlformats.org/drawingml/2006/spreadsheetDrawing" table:style-name="ID0E5EGK">
          <table:table-cell table:style-name="ID0EXNAC" office:value-type="string">
            <text:p>132-100-036161</text:p>
          </table:table-cell>
          <table:table-cell table:number-columns-repeated="255"/>
        </table:table-row>
        <table:table-row xmlns:xdr="http://schemas.openxmlformats.org/drawingml/2006/spreadsheetDrawing" table:style-name="ID0EKFGK">
          <table:table-cell table:number-columns-repeated="256"/>
        </table:table-row>
        <table:table-row xmlns:xdr="http://schemas.openxmlformats.org/drawingml/2006/spreadsheetDrawing" table:style-name="ID0EPFGK">
          <table:table-cell table:style-name="ID0EXNAC" office:value-type="string">
            <text:p>20.기타</text:p>
          </table:table-cell>
          <table:table-cell table:number-columns-repeated="255"/>
        </table:table-row>
        <table:table-row xmlns:xdr="http://schemas.openxmlformats.org/drawingml/2006/spreadsheetDrawing" table:style-name="ID0E2FGK">
          <table:table-cell table:style-name="ID0EXNAC" office:value-type="string">
            <text:p>485053-41-16160 </text:p>
          </table:table-cell>
          <table:table-cell table:number-columns-repeated="255"/>
        </table:table-row>
        <table:table-row xmlns:xdr="http://schemas.openxmlformats.org/drawingml/2006/spreadsheetDrawing" table:style-name="ID0EHGGK">
          <table:table-cell table:style-name="ID0EXNAC" office:value-type="string">
            <text:p>127-27476-887 </text:p>
          </table:table-cell>
          <table:table-cell table:number-columns-repeated="255"/>
        </table:table-row>
        <table:table-row xmlns:xdr="http://schemas.openxmlformats.org/drawingml/2006/spreadsheetDrawing" table:style-name="ID0ETGGK">
          <table:table-cell table:style-name="ID0EXNAC" office:value-type="string">
            <text:p>637-95-38461-4 </text:p>
          </table:table-cell>
          <table:table-cell table:number-columns-repeated="255"/>
        </table:table-row>
        <table:table-row xmlns:xdr="http://schemas.openxmlformats.org/drawingml/2006/spreadsheetDrawing" table:style-name="ID0E6GGK">
          <table:table-cell table:style-name="ID0EXNAC" office:value-type="string">
            <text:p>710-18-7642029 </text:p>
          </table:table-cell>
          <table:table-cell table:number-columns-repeated="255"/>
        </table:table-row>
        <table:table-row xmlns:xdr="http://schemas.openxmlformats.org/drawingml/2006/spreadsheetDrawing" table:style-name="ID0ELHGK">
          <table:table-cell table:style-name="ID0EXNAC" office:value-type="string">
            <text:p>100-33-4757990 </text:p>
          </table:table-cell>
          <table:table-cell table:number-columns-repeated="255"/>
        </table:table-row>
        <table:table-row xmlns:xdr="http://schemas.openxmlformats.org/drawingml/2006/spreadsheetDrawing" table:style-name="ID0EXHGK">
          <table:table-cell table:number-columns-repeated="256"/>
        </table:table-row>
        <table:table-row xmlns:xdr="http://schemas.openxmlformats.org/drawingml/2006/spreadsheetDrawing" table:style-name="ID0E3HGK">
          <table:table-cell table:style-name="ID0EXNAC" office:value-type="string">
            <text:p>나. 미검출</text:p>
          </table:table-cell>
          <table:table-cell table:number-columns-repeated="255"/>
        </table:table-row>
        <table:table-row xmlns:xdr="http://schemas.openxmlformats.org/drawingml/2006/spreadsheetDrawing" table:style-name="ID0EIIGK">
          <table:table-cell table:style-name="ID0EXNAC" office:value-type="string">
            <text:p>1. 계좌번호 패턴이 아닌 경우</text:p>
          </table:table-cell>
          <table:table-cell table:number-columns-repeated="255"/>
        </table:table-row>
        <table:table-row xmlns:xdr="http://schemas.openxmlformats.org/drawingml/2006/spreadsheetDrawing" table:style-name="ID0EUIGK">
          <table:table-cell table:style-name="ID0EXNAC" office:value-type="string">
            <text:p>3493493-9023859-2192384</text:p>
          </table:table-cell>
          <table:table-cell table:number-columns-repeated="255"/>
        </table:table-row>
        <table:table-row xmlns:xdr="http://schemas.openxmlformats.org/drawingml/2006/spreadsheetDrawing" table:style-name="ID0EAJGK">
          <table:table-cell table:style-name="ID0EXNAC" office:value-type="string">
            <text:p>920203943-939-54425</text:p>
          </table:table-cell>
          <table:table-cell table:number-columns-repeated="255"/>
        </table:table-row>
        <table:table-row xmlns:xdr="http://schemas.openxmlformats.org/drawingml/2006/spreadsheetDrawing" table:style-name="ID0EMJGK">
          <table:table-cell table:style-name="ID0EXNAC" office:value-type="string">
            <text:p>2384093-2389489-23</text:p>
          </table:table-cell>
          <table:table-cell table:number-columns-repeated="255"/>
        </table:table-row>
        <table:table-row xmlns:xdr="http://schemas.openxmlformats.org/drawingml/2006/spreadsheetDrawing" table:style-name="ID0EYJGK">
          <table:table-cell table:style-name="ID0EXNAC" office:value-type="string">
            <text:p>93004-2398004-39-432</text:p>
          </table:table-cell>
          <table:table-cell table:number-columns-repeated="255"/>
        </table:table-row>
        <table:table-row xmlns:xdr="http://schemas.openxmlformats.org/drawingml/2006/spreadsheetDrawing" table:style-name="ID0EEKGK">
          <table:table-cell table:style-name="ID0EXNAC" office:value-type="string">
            <text:p>2346-586785-345-223</text:p>
          </table:table-cell>
          <table:table-cell table:number-columns-repeated="255"/>
        </table:table-row>
        <table:table-row xmlns:xdr="http://schemas.openxmlformats.org/drawingml/2006/spreadsheetDrawing" table:style-name="ID0EQKGK">
          <table:table-cell table:style-name="ID0EXNAC" office:value-type="string">
            <text:p>234934-4503403-49394-595-43</text:p>
          </table:table-cell>
          <table:table-cell table:number-columns-repeated="255"/>
        </table:table-row>
        <table:table-row xmlns:xdr="http://schemas.openxmlformats.org/drawingml/2006/spreadsheetDrawing" table:style-name="ID0E3KGK">
          <table:table-cell table:style-name="ID0EXNAC" office:value-type="string">
            <text:p>09890023-23465-434234265</text:p>
          </table:table-cell>
          <table:table-cell table:number-columns-repeated="255"/>
        </table:table-row>
        <table:table-row xmlns:xdr="http://schemas.openxmlformats.org/drawingml/2006/spreadsheetDrawing" table:style-name="ID0EILGK">
          <table:table-cell table:style-name="ID0EXNAC" office:value-type="float" office:value="9.0348509283402304E+17">
            <text:p>9.0348509283402304E+17</text:p>
          </table:table-cell>
          <table:table-cell table:number-columns-repeated="255"/>
        </table:table-row>
        <table:table-row xmlns:xdr="http://schemas.openxmlformats.org/drawingml/2006/spreadsheetDrawing" table:style-name="ID0ETLGK">
          <table:table-cell table:style-name="ID0EXNAC" office:value-type="string">
            <text:p>3940850930-30945803</text:p>
          </table:table-cell>
          <table:table-cell table:number-columns-repeated="255"/>
        </table:table-row>
        <table:table-row xmlns:xdr="http://schemas.openxmlformats.org/drawingml/2006/spreadsheetDrawing" table:style-name="ID0E6LGK">
          <table:table-cell table:style-name="ID0EXNAC" office:value-type="string">
            <text:p>3-20984-02934-304958-09345</text:p>
          </table:table-cell>
          <table:table-cell table:number-columns-repeated="255"/>
        </table:table-row>
        <table:table-row xmlns:xdr="http://schemas.openxmlformats.org/drawingml/2006/spreadsheetDrawing" table:style-name="ID0ELMGK">
          <table:table-cell table:number-columns-repeated="256"/>
        </table:table-row>
        <table:table-row xmlns:xdr="http://schemas.openxmlformats.org/drawingml/2006/spreadsheetDrawing" table:style-name="ID0EQMGK">
          <table:table-cell table:number-columns-repeated="256"/>
        </table:table-row>
        <table:table-row xmlns:xdr="http://schemas.openxmlformats.org/drawingml/2006/spreadsheetDrawing" table:style-name="ID0EVMGK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BNGK">
          <table:table-cell table:style-name="ID0EXNAC" office:value-type="string">
            <text:p>신용카드번호</text:p>
          </table:table-cell>
          <table:table-cell table:number-columns-repeated="255"/>
        </table:table-row>
        <table:table-row xmlns:xdr="http://schemas.openxmlformats.org/drawingml/2006/spreadsheetDrawing" table:style-name="ID0ENNGK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ZNGK">
          <table:table-cell table:style-name="ID0EXNAC" office:value-type="string">
            <text:p>가. 검출</text:p>
          </table:table-cell>
          <table:table-cell table:number-columns-repeated="255"/>
        </table:table-row>
        <table:table-row xmlns:xdr="http://schemas.openxmlformats.org/drawingml/2006/spreadsheetDrawing" table:style-name="ID0EFOGK">
          <table:table-cell table:style-name="ID0EXNAC" office:value-type="string">
            <text:p>1. 가운데 -</text:p>
          </table:table-cell>
          <table:table-cell table:number-columns-repeated="255"/>
        </table:table-row>
        <table:table-row xmlns:xdr="http://schemas.openxmlformats.org/drawingml/2006/spreadsheetDrawing" table:style-name="ID0EROGK">
          <table:table-cell table:style-name="ID0EXNAC" office:value-type="string">
            <text:p>3762-5048-6254-5772</text:p>
          </table:table-cell>
          <table:table-cell table:number-columns-repeated="255"/>
        </table:table-row>
        <table:table-row xmlns:xdr="http://schemas.openxmlformats.org/drawingml/2006/spreadsheetDrawing" table:style-name="ID0E4OGK">
          <table:table-cell table:style-name="ID0EXNAC" office:value-type="string">
            <text:p>5543-4925-9843-5180</text:p>
          </table:table-cell>
          <table:table-cell table:number-columns-repeated="255"/>
        </table:table-row>
        <table:table-row xmlns:xdr="http://schemas.openxmlformats.org/drawingml/2006/spreadsheetDrawing" table:style-name="ID0EJPGK">
          <table:table-cell table:style-name="ID0EXNAC" office:value-type="string">
            <text:p>4296-1253-2117-6661</text:p>
          </table:table-cell>
          <table:table-cell table:number-columns-repeated="255"/>
        </table:table-row>
        <table:table-row xmlns:xdr="http://schemas.openxmlformats.org/drawingml/2006/spreadsheetDrawing" table:style-name="ID0EVPGK">
          <table:table-cell table:style-name="ID0EXNAC" office:value-type="string">
            <text:p>3571-0402-7610-4683</text:p>
          </table:table-cell>
          <table:table-cell table:number-columns-repeated="255"/>
        </table:table-row>
        <table:table-row xmlns:xdr="http://schemas.openxmlformats.org/drawingml/2006/spreadsheetDrawing" table:style-name="ID0EBQGK">
          <table:table-cell table:style-name="ID0EXNAC" office:value-type="string">
            <text:p>9445-4780-7712-0402</text:p>
          </table:table-cell>
          <table:table-cell table:number-columns-repeated="255"/>
        </table:table-row>
        <table:table-row xmlns:xdr="http://schemas.openxmlformats.org/drawingml/2006/spreadsheetDrawing" table:style-name="ID0ENQGK">
          <table:table-cell table:style-name="ID0EXNAC" office:value-type="string">
            <text:p>5521-2271-9277-3719</text:p>
          </table:table-cell>
          <table:table-cell table:number-columns-repeated="255"/>
        </table:table-row>
        <table:table-row xmlns:xdr="http://schemas.openxmlformats.org/drawingml/2006/spreadsheetDrawing" table:style-name="ID0EZQGK">
          <table:table-cell table:style-name="ID0EXNAC" office:value-type="string">
            <text:p>9490-9504-7384-1975</text:p>
          </table:table-cell>
          <table:table-cell table:number-columns-repeated="255"/>
        </table:table-row>
        <table:table-row xmlns:xdr="http://schemas.openxmlformats.org/drawingml/2006/spreadsheetDrawing" table:style-name="ID0EFRGK">
          <table:table-cell table:style-name="ID0EXNAC" office:value-type="string">
            <text:p>9430-2099-9206-8872</text:p>
          </table:table-cell>
          <table:table-cell table:number-columns-repeated="255"/>
        </table:table-row>
        <table:table-row xmlns:xdr="http://schemas.openxmlformats.org/drawingml/2006/spreadsheetDrawing" table:style-name="ID0ERRGK">
          <table:table-cell table:style-name="ID0EXNAC" office:value-type="string">
            <text:p>4689-0829-2979-0101</text:p>
          </table:table-cell>
          <table:table-cell table:number-columns-repeated="255"/>
        </table:table-row>
        <table:table-row xmlns:xdr="http://schemas.openxmlformats.org/drawingml/2006/spreadsheetDrawing" table:style-name="ID0E4RGK">
          <table:table-cell table:style-name="ID0EXNAC" office:value-type="string">
            <text:p>9200-6170-4104-2748</text:p>
          </table:table-cell>
          <table:table-cell table:number-columns-repeated="255"/>
        </table:table-row>
        <table:table-row xmlns:xdr="http://schemas.openxmlformats.org/drawingml/2006/spreadsheetDrawing" table:style-name="ID0EJSGK">
          <table:table-cell table:number-columns-repeated="256"/>
        </table:table-row>
        <table:table-row xmlns:xdr="http://schemas.openxmlformats.org/drawingml/2006/spreadsheetDrawing" table:style-name="ID0EOSGK">
          <table:table-cell table:style-name="ID0EXNAC" office:value-type="string">
            <text:p>9445-2445-2044-5030 </text:p>
          </table:table-cell>
          <table:table-cell table:number-columns-repeated="255"/>
        </table:table-row>
        <table:table-row xmlns:xdr="http://schemas.openxmlformats.org/drawingml/2006/spreadsheetDrawing" table:style-name="ID0E1SGK">
          <table:table-cell table:style-name="ID0EXNAC" office:value-type="string">
            <text:p>8110-7172-5327-9557 </text:p>
          </table:table-cell>
          <table:table-cell table:number-columns-repeated="255"/>
        </table:table-row>
        <table:table-row xmlns:xdr="http://schemas.openxmlformats.org/drawingml/2006/spreadsheetDrawing" table:style-name="ID0EGTGK">
          <table:table-cell table:style-name="ID0EXNAC" office:value-type="string">
            <text:p>9410-1961-5474-3695</text:p>
          </table:table-cell>
          <table:table-cell table:number-columns-repeated="255"/>
        </table:table-row>
        <table:table-row xmlns:xdr="http://schemas.openxmlformats.org/drawingml/2006/spreadsheetDrawing" table:style-name="ID0ESTGK">
          <table:table-cell table:style-name="ID0EXNAC" office:value-type="string">
            <text:p>3565-2391-0883-5286</text:p>
          </table:table-cell>
          <table:table-cell table:number-columns-repeated="255"/>
        </table:table-row>
        <table:table-row xmlns:xdr="http://schemas.openxmlformats.org/drawingml/2006/spreadsheetDrawing" table:style-name="ID0E5TGK">
          <table:table-cell table:style-name="ID0EXNAC" office:value-type="string">
            <text:p>0005-1881-3749-8034</text:p>
          </table:table-cell>
          <table:table-cell table:number-columns-repeated="255"/>
        </table:table-row>
        <table:table-row xmlns:xdr="http://schemas.openxmlformats.org/drawingml/2006/spreadsheetDrawing" table:style-name="ID0EKUGK">
          <table:table-cell table:style-name="ID0EXNAC" office:value-type="string">
            <text:p>4140-2747-5916-4423</text:p>
          </table:table-cell>
          <table:table-cell table:number-columns-repeated="255"/>
        </table:table-row>
        <table:table-row xmlns:xdr="http://schemas.openxmlformats.org/drawingml/2006/spreadsheetDrawing" table:style-name="ID0EWUGK">
          <table:table-cell table:style-name="ID0EXNAC" office:value-type="string">
            <text:p>5310-7209-2965-5261</text:p>
          </table:table-cell>
          <table:table-cell table:number-columns-repeated="255"/>
        </table:table-row>
        <table:table-row xmlns:xdr="http://schemas.openxmlformats.org/drawingml/2006/spreadsheetDrawing" table:style-name="ID0ECVGK">
          <table:table-cell table:number-columns-repeated="256"/>
        </table:table-row>
        <table:table-row xmlns:xdr="http://schemas.openxmlformats.org/drawingml/2006/spreadsheetDrawing" table:style-name="ID0EHVGK">
          <table:table-cell table:style-name="ID0EXNAC" office:value-type="string">
            <text:p>2050-9624-7927-5493</text:p>
          </table:table-cell>
          <table:table-cell table:number-columns-repeated="255"/>
        </table:table-row>
        <table:table-row xmlns:xdr="http://schemas.openxmlformats.org/drawingml/2006/spreadsheetDrawing" table:style-name="ID0ETVGK">
          <table:table-cell table:style-name="ID0EXNAC" office:value-type="string">
            <text:p>5583-7041-9874-4196</text:p>
          </table:table-cell>
          <table:table-cell table:number-columns-repeated="255"/>
        </table:table-row>
        <table:table-row xmlns:xdr="http://schemas.openxmlformats.org/drawingml/2006/spreadsheetDrawing" table:style-name="ID0E6VGK">
          <table:table-cell table:style-name="ID0EXNAC" office:value-type="string">
            <text:p>5521-3307-8427-7816 </text:p>
          </table:table-cell>
          <table:table-cell table:number-columns-repeated="255"/>
        </table:table-row>
        <table:table-row xmlns:xdr="http://schemas.openxmlformats.org/drawingml/2006/spreadsheetDrawing" table:style-name="ID0ELWGK">
          <table:table-cell table:style-name="ID0EXNAC" office:value-type="string">
            <text:p>0002-5998-2241-6912 </text:p>
          </table:table-cell>
          <table:table-cell table:number-columns-repeated="255"/>
        </table:table-row>
        <table:table-row xmlns:xdr="http://schemas.openxmlformats.org/drawingml/2006/spreadsheetDrawing" table:style-name="ID0EXWGK">
          <table:table-cell table:style-name="ID0EXNAC" office:value-type="string">
            <text:p>4067-2514-1011-4392 </text:p>
          </table:table-cell>
          <table:table-cell table:number-columns-repeated="255"/>
        </table:table-row>
        <table:table-row xmlns:xdr="http://schemas.openxmlformats.org/drawingml/2006/spreadsheetDrawing" table:style-name="ID0EDXGK">
          <table:table-cell table:style-name="ID0EXNAC" office:value-type="string">
            <text:p>9450-8100-8421-3147</text:p>
          </table:table-cell>
          <table:table-cell table:number-columns-repeated="255"/>
        </table:table-row>
        <table:table-row xmlns:xdr="http://schemas.openxmlformats.org/drawingml/2006/spreadsheetDrawing" table:style-name="ID0EPXGK">
          <table:table-cell table:style-name="ID0EXNAC" office:value-type="string">
            <text:p>2000-1459-9590-3951</text:p>
          </table:table-cell>
          <table:table-cell table:number-columns-repeated="255"/>
        </table:table-row>
        <table:table-row xmlns:xdr="http://schemas.openxmlformats.org/drawingml/2006/spreadsheetDrawing" table:style-name="ID0E2XGK">
          <table:table-cell table:style-name="ID0EXNAC" office:value-type="string">
            <text:p>4038-1127-1930-6566</text:p>
          </table:table-cell>
          <table:table-cell table:number-columns-repeated="255"/>
        </table:table-row>
        <table:table-row xmlns:xdr="http://schemas.openxmlformats.org/drawingml/2006/spreadsheetDrawing" table:style-name="ID0EHYGK">
          <table:table-cell table:style-name="ID0EXNAC" office:value-type="string">
            <text:p>0002-2573-8618-7334</text:p>
          </table:table-cell>
          <table:table-cell table:number-columns-repeated="255"/>
        </table:table-row>
        <table:table-row xmlns:xdr="http://schemas.openxmlformats.org/drawingml/2006/spreadsheetDrawing" table:style-name="ID0ETYGK">
          <table:table-cell table:style-name="ID0EXNAC" office:value-type="string">
            <text:p>9410-1272-3138-5457</text:p>
          </table:table-cell>
          <table:table-cell table:number-columns-repeated="255"/>
        </table:table-row>
        <table:table-row xmlns:xdr="http://schemas.openxmlformats.org/drawingml/2006/spreadsheetDrawing" table:style-name="ID0E6YGK">
          <table:table-cell table:style-name="ID0EXNAC" office:value-type="string">
            <text:p>0002-1800-2347-7332</text:p>
          </table:table-cell>
          <table:table-cell table:number-columns-repeated="255"/>
        </table:table-row>
        <table:table-row xmlns:xdr="http://schemas.openxmlformats.org/drawingml/2006/spreadsheetDrawing" table:style-name="ID0ELZGK">
          <table:table-cell table:style-name="ID0EXNAC" office:value-type="string">
            <text:p>4118-9781-3556-3599</text:p>
          </table:table-cell>
          <table:table-cell table:number-columns-repeated="255"/>
        </table:table-row>
        <table:table-row xmlns:xdr="http://schemas.openxmlformats.org/drawingml/2006/spreadsheetDrawing" table:style-name="ID0EXZGK">
          <table:table-cell table:style-name="ID0EXNAC" office:value-type="string">
            <text:p>9200-2121-1779-2846</text:p>
          </table:table-cell>
          <table:table-cell table:number-columns-repeated="255"/>
        </table:table-row>
        <table:table-row xmlns:xdr="http://schemas.openxmlformats.org/drawingml/2006/spreadsheetDrawing" table:style-name="ID0ED1GK">
          <table:table-cell table:number-columns-repeated="256"/>
        </table:table-row>
        <table:table-row xmlns:xdr="http://schemas.openxmlformats.org/drawingml/2006/spreadsheetDrawing" table:style-name="ID0EI1GK">
          <table:table-cell table:number-columns-repeated="256"/>
        </table:table-row>
        <table:table-row xmlns:xdr="http://schemas.openxmlformats.org/drawingml/2006/spreadsheetDrawing" table:style-name="ID0EN1GK">
          <table:table-cell table:style-name="ID0EXNAC" office:value-type="string">
            <text:p>2. 가운데 공백</text:p>
          </table:table-cell>
          <table:table-cell table:number-columns-repeated="255"/>
        </table:table-row>
        <table:table-row xmlns:xdr="http://schemas.openxmlformats.org/drawingml/2006/spreadsheetDrawing" table:style-name="ID0EZ1GK">
          <table:table-cell table:style-name="ID0EXNAC" office:value-type="string">
            <text:p>3560 3111 9585 4556</text:p>
          </table:table-cell>
          <table:table-cell table:number-columns-repeated="255"/>
        </table:table-row>
        <table:table-row xmlns:xdr="http://schemas.openxmlformats.org/drawingml/2006/spreadsheetDrawing" table:style-name="ID0EF2GK">
          <table:table-cell table:style-name="ID0EXNAC" office:value-type="string">
            <text:p>6234 5416 1829 3144</text:p>
          </table:table-cell>
          <table:table-cell table:number-columns-repeated="255"/>
        </table:table-row>
        <table:table-row xmlns:xdr="http://schemas.openxmlformats.org/drawingml/2006/spreadsheetDrawing" table:style-name="ID0ER2GK">
          <table:table-cell table:style-name="ID0EXNAC" office:value-type="string">
            <text:p>4114 7190 2814 5670</text:p>
          </table:table-cell>
          <table:table-cell table:number-columns-repeated="255"/>
        </table:table-row>
        <table:table-row xmlns:xdr="http://schemas.openxmlformats.org/drawingml/2006/spreadsheetDrawing" table:style-name="ID0E42GK">
          <table:table-cell table:style-name="ID0EXNAC" office:value-type="string">
            <text:p>2000 1226 1748 3407 </text:p>
          </table:table-cell>
          <table:table-cell table:number-columns-repeated="255"/>
        </table:table-row>
        <table:table-row xmlns:xdr="http://schemas.openxmlformats.org/drawingml/2006/spreadsheetDrawing" table:style-name="ID0EJ3GK">
          <table:table-cell table:style-name="ID0EXNAC" office:value-type="string">
            <text:p>3762 5545 3075 5857 </text:p>
          </table:table-cell>
          <table:table-cell table:number-columns-repeated="255"/>
        </table:table-row>
        <table:table-row xmlns:xdr="http://schemas.openxmlformats.org/drawingml/2006/spreadsheetDrawing" table:style-name="ID0EV3GK">
          <table:table-cell table:number-columns-repeated="256"/>
        </table:table-row>
        <table:table-row xmlns:xdr="http://schemas.openxmlformats.org/drawingml/2006/spreadsheetDrawing" table:style-name="ID0E13GK">
          <table:table-cell table:number-columns-repeated="256"/>
        </table:table-row>
        <table:table-row xmlns:xdr="http://schemas.openxmlformats.org/drawingml/2006/spreadsheetDrawing" table:style-name="ID0E63GK">
          <table:table-cell table:style-name="ID0EXNAC" office:value-type="string">
            <text:p>3. 연속일 경우</text:p>
          </table:table-cell>
          <table:table-cell table:number-columns-repeated="255"/>
        </table:table-row>
        <table:table-row xmlns:xdr="http://schemas.openxmlformats.org/drawingml/2006/spreadsheetDrawing" table:style-name="ID0EL4GK">
          <table:table-cell table:style-name="ID0EDOAC" office:value-type="string">
            <text:p>2000354486657700</text:p>
          </table:table-cell>
          <table:table-cell table:number-columns-repeated="255"/>
        </table:table-row>
        <table:table-row xmlns:xdr="http://schemas.openxmlformats.org/drawingml/2006/spreadsheetDrawing" table:style-name="ID0EX4GK">
          <table:table-cell table:style-name="ID0EDOAC" office:value-type="string">
            <text:p>5145080089989310</text:p>
          </table:table-cell>
          <table:table-cell table:number-columns-repeated="255"/>
        </table:table-row>
        <table:table-row xmlns:xdr="http://schemas.openxmlformats.org/drawingml/2006/spreadsheetDrawing" table:style-name="ID0ED5GK">
          <table:table-cell table:style-name="ID0EDOAC" office:value-type="string">
            <text:p>4030113073525104</text:p>
          </table:table-cell>
          <table:table-cell table:number-columns-repeated="255"/>
        </table:table-row>
        <table:table-row xmlns:xdr="http://schemas.openxmlformats.org/drawingml/2006/spreadsheetDrawing" table:style-name="ID0EP5GK">
          <table:table-cell table:style-name="ID0EDOAC" office:value-type="string">
            <text:p>9490134285737495</text:p>
          </table:table-cell>
          <table:table-cell table:number-columns-repeated="255"/>
        </table:table-row>
        <table:table-row xmlns:xdr="http://schemas.openxmlformats.org/drawingml/2006/spreadsheetDrawing" table:style-name="ID0E25GK">
          <table:table-cell table:style-name="ID0EDOAC" office:value-type="string">
            <text:p>7001176856380003</text:p>
          </table:table-cell>
          <table:table-cell table:number-columns-repeated="255"/>
        </table:table-row>
        <table:table-row xmlns:xdr="http://schemas.openxmlformats.org/drawingml/2006/spreadsheetDrawing" table:style-name="ID0EH6GK">
          <table:table-cell table:number-columns-repeated="256"/>
        </table:table-row>
        <table:table-row xmlns:xdr="http://schemas.openxmlformats.org/drawingml/2006/spreadsheetDrawing" table:style-name="ID0EM6GK">
          <table:table-cell table:style-name="ID0EXNAC" office:value-type="string">
            <text:p>4. 15자리 신용카드(amex)</text:p>
          </table:table-cell>
          <table:table-cell table:number-columns-repeated="255"/>
        </table:table-row>
        <table:table-row xmlns:xdr="http://schemas.openxmlformats.org/drawingml/2006/spreadsheetDrawing" table:style-name="ID0EY6GK">
          <table:table-cell table:style-name="ID0EXNAC" office:value-type="string">
            <text:p>3710-0266-5087-5735</text:p>
          </table:table-cell>
          <table:table-cell table:number-columns-repeated="255"/>
        </table:table-row>
        <table:table-row xmlns:xdr="http://schemas.openxmlformats.org/drawingml/2006/spreadsheetDrawing" table:style-name="ID0EEAHK">
          <table:table-cell table:style-name="ID0EXNAC" office:value-type="string">
            <text:p>3779-8856-2220-7246  </text:p>
          </table:table-cell>
          <table:table-cell table:number-columns-repeated="255"/>
        </table:table-row>
        <table:table-row xmlns:xdr="http://schemas.openxmlformats.org/drawingml/2006/spreadsheetDrawing" table:style-name="ID0EQAHK">
          <table:table-cell table:style-name="ID0EXNAC" office:value-type="string">
            <text:p>3751-4450-3657-2271</text:p>
          </table:table-cell>
          <table:table-cell table:number-columns-repeated="255"/>
        </table:table-row>
        <table:table-row xmlns:xdr="http://schemas.openxmlformats.org/drawingml/2006/spreadsheetDrawing" table:style-name="ID0E3AHK">
          <table:table-cell table:style-name="ID0EXNAC" office:value-type="string">
            <text:p>3762-7294-3038-7312</text:p>
          </table:table-cell>
          <table:table-cell table:number-columns-repeated="255"/>
        </table:table-row>
        <table:table-row xmlns:xdr="http://schemas.openxmlformats.org/drawingml/2006/spreadsheetDrawing" table:style-name="ID0EIBHK">
          <table:table-cell table:style-name="ID0EXNAC" office:value-type="string">
            <text:p>3779-8860-0631-6876</text:p>
          </table:table-cell>
          <table:table-cell table:number-columns-repeated="255"/>
        </table:table-row>
        <table:table-row xmlns:xdr="http://schemas.openxmlformats.org/drawingml/2006/spreadsheetDrawing" table:style-name="ID0EUBHK">
          <table:table-cell table:number-columns-repeated="256"/>
        </table:table-row>
        <table:table-row xmlns:xdr="http://schemas.openxmlformats.org/drawingml/2006/spreadsheetDrawing" table:style-name="ID0EZBHK">
          <table:table-cell table:style-name="ID0EXNAC" office:value-type="string">
            <text:p>5. 구분자 () 사용할 경우</text:p>
          </table:table-cell>
          <table:table-cell table:number-columns-repeated="255"/>
        </table:table-row>
        <table:table-row xmlns:xdr="http://schemas.openxmlformats.org/drawingml/2006/spreadsheetDrawing" table:style-name="ID0EFCHK">
          <table:table-cell table:style-name="ID0EXNAC" office:value-type="string">
            <text:p>(9100-3125-6847-4778)(4092-3179-3422-6977)</text:p>
          </table:table-cell>
          <table:table-cell table:number-columns-repeated="255"/>
        </table:table-row>
        <table:table-row xmlns:xdr="http://schemas.openxmlformats.org/drawingml/2006/spreadsheetDrawing" table:style-name="ID0ERCHK">
          <table:table-cell table:style-name="ID0EXNAC" office:value-type="string">
            <text:p>(4038-1218-1788-6270)(5521-3395-9695-5808)</text:p>
          </table:table-cell>
          <table:table-cell table:number-columns-repeated="255"/>
        </table:table-row>
        <table:table-row xmlns:xdr="http://schemas.openxmlformats.org/drawingml/2006/spreadsheetDrawing" table:style-name="ID0E4CHK">
          <table:table-cell table:style-name="ID0EXNAC" office:value-type="string">
            <text:p>(5528-3972-8232-6943)</text:p>
          </table:table-cell>
          <table:table-cell table:number-columns-repeated="255"/>
        </table:table-row>
        <table:table-row xmlns:xdr="http://schemas.openxmlformats.org/drawingml/2006/spreadsheetDrawing" table:style-name="ID0EJDHK">
          <table:table-cell table:number-columns-repeated="256"/>
        </table:table-row>
        <table:table-row xmlns:xdr="http://schemas.openxmlformats.org/drawingml/2006/spreadsheetDrawing" table:style-name="ID0EODHK">
          <table:table-cell table:style-name="ID0EXNAC" office:value-type="string">
            <text:p>6. 구분자 {} 사용할 경우</text:p>
          </table:table-cell>
          <table:table-cell table:number-columns-repeated="255"/>
        </table:table-row>
        <table:table-row xmlns:xdr="http://schemas.openxmlformats.org/drawingml/2006/spreadsheetDrawing" table:style-name="ID0E1DHK">
          <table:table-cell table:style-name="ID0EXNAC" office:value-type="string">
            <text:p>{9451-6217-9996-7250}{2050-9432-1128-3508}</text:p>
          </table:table-cell>
          <table:table-cell table:number-columns-repeated="255"/>
        </table:table-row>
        <table:table-row xmlns:xdr="http://schemas.openxmlformats.org/drawingml/2006/spreadsheetDrawing" table:style-name="ID0EGEHK">
          <table:table-cell table:style-name="ID0EXNAC" office:value-type="string">
            <text:p>{4386-7493-9487-8985}{4374-3254-9281-4547}</text:p>
          </table:table-cell>
          <table:table-cell table:number-columns-repeated="255"/>
        </table:table-row>
        <table:table-row xmlns:xdr="http://schemas.openxmlformats.org/drawingml/2006/spreadsheetDrawing" table:style-name="ID0ESEHK">
          <table:table-cell table:style-name="ID0EXNAC" office:value-type="string">
            <text:p>{2050-3652-4063-2564}</text:p>
          </table:table-cell>
          <table:table-cell table:number-columns-repeated="255"/>
        </table:table-row>
        <table:table-row xmlns:xdr="http://schemas.openxmlformats.org/drawingml/2006/spreadsheetDrawing" table:style-name="ID0E5EHK">
          <table:table-cell table:number-columns-repeated="256"/>
        </table:table-row>
        <table:table-row xmlns:xdr="http://schemas.openxmlformats.org/drawingml/2006/spreadsheetDrawing" table:style-name="ID0EDFHK">
          <table:table-cell table:style-name="ID0EXNAC" office:value-type="string">
            <text:p>7. 구분자 [] 사용할 경우</text:p>
          </table:table-cell>
          <table:table-cell table:number-columns-repeated="255"/>
        </table:table-row>
        <table:table-row xmlns:xdr="http://schemas.openxmlformats.org/drawingml/2006/spreadsheetDrawing" table:style-name="ID0EPFHK">
          <table:table-cell table:style-name="ID0EXNAC" office:value-type="string">
            <text:p>[2050-2497-7343-9748][3560-2125-8626-5644]</text:p>
          </table:table-cell>
          <table:table-cell table:number-columns-repeated="255"/>
        </table:table-row>
        <table:table-row xmlns:xdr="http://schemas.openxmlformats.org/drawingml/2006/spreadsheetDrawing" table:style-name="ID0E2FHK">
          <table:table-cell table:style-name="ID0EXNAC" office:value-type="string">
            <text:p>[9490-4041-6164-8243][4048-2278-7203-6806]</text:p>
          </table:table-cell>
          <table:table-cell table:number-columns-repeated="255"/>
        </table:table-row>
        <table:table-row xmlns:xdr="http://schemas.openxmlformats.org/drawingml/2006/spreadsheetDrawing" table:style-name="ID0EHGHK">
          <table:table-cell table:style-name="ID0EXNAC" office:value-type="string">
            <text:p>[5599-6211-7685-6960]</text:p>
          </table:table-cell>
          <table:table-cell table:number-columns-repeated="255"/>
        </table:table-row>
        <table:table-row xmlns:xdr="http://schemas.openxmlformats.org/drawingml/2006/spreadsheetDrawing" table:style-name="ID0ETGHK">
          <table:table-cell table:number-columns-repeated="256"/>
        </table:table-row>
        <table:table-row xmlns:xdr="http://schemas.openxmlformats.org/drawingml/2006/spreadsheetDrawing" table:style-name="ID0EYGHK">
          <table:table-cell table:style-name="ID0EXNAC" office:value-type="string">
            <text:p>8. 연속된주민번호 tab으로 분리할 경우</text:p>
          </table:table-cell>
          <table:table-cell table:number-columns-repeated="255"/>
        </table:table-row>
        <table:table-row xmlns:xdr="http://schemas.openxmlformats.org/drawingml/2006/spreadsheetDrawing" table:style-name="ID0EEHHK">
          <table:table-cell table:style-name="ID0EXNAC" office:value-type="string">
            <text:p>4404-4724-8029-9804</text:p>
          </table:table-cell>
          <table:table-cell office:value-type="string">
            <text:p>4510-9955-1569-7577</text:p>
          </table:table-cell>
          <table:table-cell table:number-columns-repeated="254"/>
        </table:table-row>
        <table:table-row xmlns:xdr="http://schemas.openxmlformats.org/drawingml/2006/spreadsheetDrawing" table:style-name="ID0EVHHK">
          <table:table-cell table:style-name="ID0EXNAC" office:value-type="string">
            <text:p>9410-1214-0108-4537</text:p>
          </table:table-cell>
          <table:table-cell office:value-type="string">
            <text:p>9451-1132-8941-0439</text:p>
          </table:table-cell>
          <table:table-cell table:number-columns-repeated="254"/>
        </table:table-row>
        <table:table-row xmlns:xdr="http://schemas.openxmlformats.org/drawingml/2006/spreadsheetDrawing" table:style-name="ID0EGIHK">
          <table:table-cell table:style-name="ID0EXNAC" office:value-type="string">
            <text:p>0001-1785-6683-4282</text:p>
          </table:table-cell>
          <table:table-cell office:value-type="string">
            <text:p>6244-8026-5150-2959</text:p>
          </table:table-cell>
          <table:table-cell table:number-columns-repeated="254"/>
        </table:table-row>
        <table:table-row xmlns:xdr="http://schemas.openxmlformats.org/drawingml/2006/spreadsheetDrawing" table:style-name="ID0EXIHK">
          <table:table-cell table:style-name="ID0EXNAC" office:value-type="string">
            <text:p>8110-5065-9760-6140</text:p>
          </table:table-cell>
          <table:table-cell office:value-type="string">
            <text:p>5589-2701-9094-3669</text:p>
          </table:table-cell>
          <table:table-cell table:number-columns-repeated="254"/>
        </table:table-row>
        <table:table-row xmlns:xdr="http://schemas.openxmlformats.org/drawingml/2006/spreadsheetDrawing" table:style-name="ID0EIJHK">
          <table:table-cell table:style-name="ID0EXNAC" office:value-type="string">
            <text:p>9464-7825-4047-1557</text:p>
          </table:table-cell>
          <table:table-cell office:value-type="string">
            <text:p>8110-2883-9875-6636</text:p>
          </table:table-cell>
          <table:table-cell table:number-columns-repeated="254"/>
        </table:table-row>
        <table:table-row xmlns:xdr="http://schemas.openxmlformats.org/drawingml/2006/spreadsheetDrawing" table:style-name="ID0EZJHK">
          <table:table-cell table:number-columns-repeated="256"/>
        </table:table-row>
        <table:table-row xmlns:xdr="http://schemas.openxmlformats.org/drawingml/2006/spreadsheetDrawing" table:style-name="ID0E5JHK">
          <table:table-cell table:style-name="ID0EXNAC" office:value-type="string">
            <text:p>9. 구분자 , 사용할 경우</text:p>
          </table:table-cell>
          <table:table-cell table:number-columns-repeated="255"/>
        </table:table-row>
        <table:table-row xmlns:xdr="http://schemas.openxmlformats.org/drawingml/2006/spreadsheetDrawing" table:style-name="ID0EKKHK">
          <table:table-cell table:style-name="ID0EXNAC" office:value-type="string">
            <text:p>5551-1225-4225-3038,5488-1825-8855-8045</text:p>
          </table:table-cell>
          <table:table-cell table:number-columns-repeated="255"/>
        </table:table-row>
        <table:table-row xmlns:xdr="http://schemas.openxmlformats.org/drawingml/2006/spreadsheetDrawing" table:style-name="ID0EWKHK">
          <table:table-cell table:style-name="ID0EXNAC" office:value-type="string">
            <text:p>4067-4553-2113-6085,5528-3985-9126-9931</text:p>
          </table:table-cell>
          <table:table-cell table:number-columns-repeated="255"/>
        </table:table-row>
        <table:table-row xmlns:xdr="http://schemas.openxmlformats.org/drawingml/2006/spreadsheetDrawing" table:style-name="ID0ECLHK">
          <table:table-cell table:style-name="ID0EXNAC" office:value-type="string">
            <text:p>4553-2706-4465-7316,5342-9288-8390-0944</text:p>
          </table:table-cell>
          <table:table-cell table:number-columns-repeated="255"/>
        </table:table-row>
        <table:table-row xmlns:xdr="http://schemas.openxmlformats.org/drawingml/2006/spreadsheetDrawing" table:style-name="ID0EOLHK">
          <table:table-cell table:style-name="ID0EXNAC" office:value-type="string">
            <text:p>9451-3288-7160-7859,9100-3981-5825-0231</text:p>
          </table:table-cell>
          <table:table-cell table:number-columns-repeated="255"/>
        </table:table-row>
        <table:table-row xmlns:xdr="http://schemas.openxmlformats.org/drawingml/2006/spreadsheetDrawing" table:style-name="ID0E1LHK">
          <table:table-cell table:style-name="ID0EXNAC" office:value-type="string">
            <text:p>5361-4878-1434-9107,4220-1853-0093-0182</text:p>
          </table:table-cell>
          <table:table-cell table:number-columns-repeated="255"/>
        </table:table-row>
        <table:table-row xmlns:xdr="http://schemas.openxmlformats.org/drawingml/2006/spreadsheetDrawing" table:style-name="ID0EGMHK">
          <table:table-cell table:number-columns-repeated="256"/>
        </table:table-row>
        <table:table-row xmlns:xdr="http://schemas.openxmlformats.org/drawingml/2006/spreadsheetDrawing" table:style-name="ID0ELMHK">
          <table:table-cell table:style-name="ID0EXNAC" office:value-type="string">
            <text:p>10. 구분자 " 사용할 경우</text:p>
          </table:table-cell>
          <table:table-cell table:number-columns-repeated="255"/>
        </table:table-row>
        <table:table-row xmlns:xdr="http://schemas.openxmlformats.org/drawingml/2006/spreadsheetDrawing" table:style-name="ID0EXMHK">
          <table:table-cell table:style-name="ID0EXNAC" office:value-type="string">
            <text:p>6243-7822-5727-5682"8110-7687-4571-3299</text:p>
          </table:table-cell>
          <table:table-cell table:number-columns-repeated="255"/>
        </table:table-row>
        <table:table-row xmlns:xdr="http://schemas.openxmlformats.org/drawingml/2006/spreadsheetDrawing" table:style-name="ID0EDNHK">
          <table:table-cell table:style-name="ID0EXNAC" office:value-type="string">
            <text:p>4854-9238-1076-2304"4900-2026-2533-9564</text:p>
          </table:table-cell>
          <table:table-cell table:number-columns-repeated="255"/>
        </table:table-row>
        <table:table-row xmlns:xdr="http://schemas.openxmlformats.org/drawingml/2006/spreadsheetDrawing" table:style-name="ID0EPNHK">
          <table:table-cell table:style-name="ID0EXNAC" office:value-type="string">
            <text:p>9417-3179-4014-9632"5164-1164-4680-8342</text:p>
          </table:table-cell>
          <table:table-cell table:number-columns-repeated="255"/>
        </table:table-row>
        <table:table-row xmlns:xdr="http://schemas.openxmlformats.org/drawingml/2006/spreadsheetDrawing" table:style-name="ID0E2NHK">
          <table:table-cell table:style-name="ID0EXNAC" office:value-type="string">
            <text:p>5547-2025-3890-8097"9481-3446-3506-9686</text:p>
          </table:table-cell>
          <table:table-cell table:number-columns-repeated="255"/>
        </table:table-row>
        <table:table-row xmlns:xdr="http://schemas.openxmlformats.org/drawingml/2006/spreadsheetDrawing" table:style-name="ID0EHOHK">
          <table:table-cell table:style-name="ID0EXNAC" office:value-type="string">
            <text:p>4284-3935-9962-4341"2050-6421-7003-8990</text:p>
          </table:table-cell>
          <table:table-cell table:number-columns-repeated="255"/>
        </table:table-row>
        <table:table-row xmlns:xdr="http://schemas.openxmlformats.org/drawingml/2006/spreadsheetDrawing" table:style-name="ID0ETOHK">
          <table:table-cell table:number-columns-repeated="256"/>
        </table:table-row>
        <table:table-row xmlns:xdr="http://schemas.openxmlformats.org/drawingml/2006/spreadsheetDrawing" table:style-name="ID0EYOHK">
          <table:table-cell table:style-name="ID0EXNAC" office:value-type="string">
            <text:p>11. 마스터카드</text:p>
          </table:table-cell>
          <table:table-cell table:number-columns-repeated="255"/>
        </table:table-row>
        <table:table-row xmlns:xdr="http://schemas.openxmlformats.org/drawingml/2006/spreadsheetDrawing" table:style-name="ID0EEPHK">
          <table:table-cell table:style-name="ID0EXNAC" office:value-type="string">
            <text:p>5551-1109-3536-2276</text:p>
          </table:table-cell>
          <table:table-cell table:number-columns-repeated="255"/>
        </table:table-row>
        <table:table-row xmlns:xdr="http://schemas.openxmlformats.org/drawingml/2006/spreadsheetDrawing" table:style-name="ID0EQPHK">
          <table:table-cell table:style-name="ID0EXNAC" office:value-type="string">
            <text:p>5377-3107-3610-2135</text:p>
          </table:table-cell>
          <table:table-cell table:number-columns-repeated="255"/>
        </table:table-row>
        <table:table-row xmlns:xdr="http://schemas.openxmlformats.org/drawingml/2006/spreadsheetDrawing" table:style-name="ID0E3PHK">
          <table:table-cell table:style-name="ID0EXNAC" office:value-type="string">
            <text:p>5414-6840-7681-5240</text:p>
          </table:table-cell>
          <table:table-cell table:number-columns-repeated="255"/>
        </table:table-row>
        <table:table-row xmlns:xdr="http://schemas.openxmlformats.org/drawingml/2006/spreadsheetDrawing" table:style-name="ID0EIQHK">
          <table:table-cell table:style-name="ID0EXNAC" office:value-type="string">
            <text:p>5491-5582-0436-6902</text:p>
          </table:table-cell>
          <table:table-cell table:number-columns-repeated="255"/>
        </table:table-row>
        <table:table-row xmlns:xdr="http://schemas.openxmlformats.org/drawingml/2006/spreadsheetDrawing" table:style-name="ID0EUQHK">
          <table:table-cell table:style-name="ID0EXNAC" office:value-type="string">
            <text:p>5121-1459-4067-8770</text:p>
          </table:table-cell>
          <table:table-cell table:number-columns-repeated="255"/>
        </table:table-row>
        <table:table-row xmlns:xdr="http://schemas.openxmlformats.org/drawingml/2006/spreadsheetDrawing" table:style-name="ID0EARHK">
          <table:table-cell table:number-columns-repeated="256"/>
        </table:table-row>
        <table:table-row xmlns:xdr="http://schemas.openxmlformats.org/drawingml/2006/spreadsheetDrawing" table:style-name="ID0EFRHK">
          <table:table-cell table:style-name="ID0EXNAC" office:value-type="string">
            <text:p>12.비자카드</text:p>
          </table:table-cell>
          <table:table-cell table:number-columns-repeated="255"/>
        </table:table-row>
        <table:table-row xmlns:xdr="http://schemas.openxmlformats.org/drawingml/2006/spreadsheetDrawing" table:style-name="ID0ERRHK">
          <table:table-cell table:style-name="ID0EXNAC" office:value-type="string">
            <text:p>4075-5800-1020-3399</text:p>
          </table:table-cell>
          <table:table-cell table:number-columns-repeated="255"/>
        </table:table-row>
        <table:table-row xmlns:xdr="http://schemas.openxmlformats.org/drawingml/2006/spreadsheetDrawing" table:style-name="ID0E4RHK">
          <table:table-cell table:style-name="ID0EXNAC" office:value-type="string">
            <text:p>4216-0749-5124-7987</text:p>
          </table:table-cell>
          <table:table-cell table:number-columns-repeated="255"/>
        </table:table-row>
        <table:table-row xmlns:xdr="http://schemas.openxmlformats.org/drawingml/2006/spreadsheetDrawing" table:style-name="ID0EJSHK">
          <table:table-cell table:style-name="ID0EXNAC" office:value-type="string">
            <text:p>4426-6006-4552-8980</text:p>
          </table:table-cell>
          <table:table-cell table:number-columns-repeated="255"/>
        </table:table-row>
        <table:table-row xmlns:xdr="http://schemas.openxmlformats.org/drawingml/2006/spreadsheetDrawing" table:style-name="ID0EVSHK">
          <table:table-cell table:style-name="ID0EXNAC" office:value-type="string">
            <text:p>4617-8182-7209-0418</text:p>
          </table:table-cell>
          <table:table-cell table:number-columns-repeated="255"/>
        </table:table-row>
        <table:table-row xmlns:xdr="http://schemas.openxmlformats.org/drawingml/2006/spreadsheetDrawing" table:style-name="ID0EBTHK">
          <table:table-cell table:style-name="ID0EXNAC" office:value-type="string">
            <text:p>4574 9221 8790 2971</text:p>
          </table:table-cell>
          <table:table-cell table:number-columns-repeated="255"/>
        </table:table-row>
        <table:table-row xmlns:xdr="http://schemas.openxmlformats.org/drawingml/2006/spreadsheetDrawing" table:style-name="ID0ENTHK">
          <table:table-cell table:number-columns-repeated="256"/>
        </table:table-row>
        <table:table-row xmlns:xdr="http://schemas.openxmlformats.org/drawingml/2006/spreadsheetDrawing" table:style-name="ID0ESTHK">
          <table:table-cell table:style-name="ID0EXNAC" office:value-type="string">
            <text:p>나. 미검출</text:p>
          </table:table-cell>
          <table:table-cell table:number-columns-repeated="255"/>
        </table:table-row>
        <table:table-row xmlns:xdr="http://schemas.openxmlformats.org/drawingml/2006/spreadsheetDrawing" table:style-name="ID0E5THK">
          <table:table-cell table:number-columns-repeated="256"/>
        </table:table-row>
        <table:table-row xmlns:xdr="http://schemas.openxmlformats.org/drawingml/2006/spreadsheetDrawing" table:style-name="ID0EDUHK">
          <table:table-cell table:style-name="ID0EXNAC" office:value-type="string">
            <text:p>1. 검증번호 오류</text:p>
          </table:table-cell>
          <table:table-cell table:number-columns-repeated="255"/>
        </table:table-row>
        <table:table-row xmlns:xdr="http://schemas.openxmlformats.org/drawingml/2006/spreadsheetDrawing" table:style-name="ID0EPUHK">
          <table:table-cell table:style-name="ID0EXNAC" office:value-type="string">
            <text:p>3550-4117-8249-2530</text:p>
          </table:table-cell>
          <table:table-cell table:number-columns-repeated="255"/>
        </table:table-row>
        <table:table-row xmlns:xdr="http://schemas.openxmlformats.org/drawingml/2006/spreadsheetDrawing" table:style-name="ID0E2UHK">
          <table:table-cell table:style-name="ID0EXNAC" office:value-type="string">
            <text:p>2201-7976-6932-8275  </text:p>
          </table:table-cell>
          <table:table-cell table:number-columns-repeated="255"/>
        </table:table-row>
        <table:table-row xmlns:xdr="http://schemas.openxmlformats.org/drawingml/2006/spreadsheetDrawing" table:style-name="ID0EHVHK">
          <table:table-cell table:style-name="ID0EXNAC" office:value-type="string">
            <text:p>3845-0143-6212-0276  </text:p>
          </table:table-cell>
          <table:table-cell table:number-columns-repeated="255"/>
        </table:table-row>
        <table:table-row xmlns:xdr="http://schemas.openxmlformats.org/drawingml/2006/spreadsheetDrawing" table:style-name="ID0ETVHK">
          <table:table-cell table:style-name="ID0EXNAC" office:value-type="string">
            <text:p>3669-9029-2863-4991  </text:p>
          </table:table-cell>
          <table:table-cell table:number-columns-repeated="255"/>
        </table:table-row>
        <table:table-row xmlns:xdr="http://schemas.openxmlformats.org/drawingml/2006/spreadsheetDrawing" table:style-name="ID0E6VHK">
          <table:table-cell table:style-name="ID0EXNAC" office:value-type="string">
            <text:p>0739-2602-3079-4504  </text:p>
          </table:table-cell>
          <table:table-cell table:number-columns-repeated="255"/>
        </table:table-row>
        <table:table-row xmlns:xdr="http://schemas.openxmlformats.org/drawingml/2006/spreadsheetDrawing" table:style-name="ID0ELWHK">
          <table:table-cell table:style-name="ID0EXNAC" office:value-type="string">
            <text:p>3566-4768-8431-9792  </text:p>
          </table:table-cell>
          <table:table-cell table:number-columns-repeated="255"/>
        </table:table-row>
        <table:table-row xmlns:xdr="http://schemas.openxmlformats.org/drawingml/2006/spreadsheetDrawing" table:style-name="ID0EXWHK">
          <table:table-cell table:style-name="ID0EXNAC" office:value-type="string">
            <text:p>3957-7061-2804-2546  </text:p>
          </table:table-cell>
          <table:table-cell table:number-columns-repeated="255"/>
        </table:table-row>
        <table:table-row xmlns:xdr="http://schemas.openxmlformats.org/drawingml/2006/spreadsheetDrawing" table:style-name="ID0EDXHK">
          <table:table-cell table:style-name="ID0EXNAC" office:value-type="string">
            <text:p>3063-1860-9804-0633  </text:p>
          </table:table-cell>
          <table:table-cell table:number-columns-repeated="255"/>
        </table:table-row>
        <table:table-row xmlns:xdr="http://schemas.openxmlformats.org/drawingml/2006/spreadsheetDrawing" table:style-name="ID0EPXHK">
          <table:table-cell table:style-name="ID0EXNAC" office:value-type="string">
            <text:p>3551-7792-3676-0911  </text:p>
          </table:table-cell>
          <table:table-cell table:number-columns-repeated="255"/>
        </table:table-row>
        <table:table-row xmlns:xdr="http://schemas.openxmlformats.org/drawingml/2006/spreadsheetDrawing" table:style-name="ID0E2XHK">
          <table:table-cell table:style-name="ID0EXNAC" office:value-type="string">
            <text:p>3975-0191-1707-3532</text:p>
          </table:table-cell>
          <table:table-cell table:number-columns-repeated="255"/>
        </table:table-row>
        <table:table-row xmlns:xdr="http://schemas.openxmlformats.org/drawingml/2006/spreadsheetDrawing" table:style-name="ID0EHYHK">
          <table:table-cell table:number-columns-repeated="256"/>
        </table:table-row>
        <table:table-row xmlns:xdr="http://schemas.openxmlformats.org/drawingml/2006/spreadsheetDrawing" table:style-name="ID0EMYHK">
          <table:table-cell table:number-columns-repeated="256"/>
        </table:table-row>
        <table:table-row xmlns:xdr="http://schemas.openxmlformats.org/drawingml/2006/spreadsheetDrawing" table:style-name="ID0ERYHK">
          <table:table-cell table:style-name="ID0EXNAC" office:value-type="string">
            <text:p>2. Bin 번호 오류</text:p>
          </table:table-cell>
          <table:table-cell table:number-columns-repeated="255"/>
        </table:table-row>
        <table:table-row xmlns:xdr="http://schemas.openxmlformats.org/drawingml/2006/spreadsheetDrawing" table:style-name="ID0E4YHK">
          <table:table-cell table:style-name="ID0EXNAC" office:value-type="string">
            <text:p>5040-1156-9234-0166  </text:p>
          </table:table-cell>
          <table:table-cell table:number-columns-repeated="255"/>
        </table:table-row>
        <table:table-row xmlns:xdr="http://schemas.openxmlformats.org/drawingml/2006/spreadsheetDrawing" table:style-name="ID0EJZHK">
          <table:table-cell table:style-name="ID0EXNAC" office:value-type="string">
            <text:p>8922-3102-6050-4379  </text:p>
          </table:table-cell>
          <table:table-cell table:number-columns-repeated="255"/>
        </table:table-row>
        <table:table-row xmlns:xdr="http://schemas.openxmlformats.org/drawingml/2006/spreadsheetDrawing" table:style-name="ID0EVZHK">
          <table:table-cell table:style-name="ID0EXNAC" office:value-type="string">
            <text:p>6979-3637-0525-4221  </text:p>
          </table:table-cell>
          <table:table-cell table:number-columns-repeated="255"/>
        </table:table-row>
        <table:table-row xmlns:xdr="http://schemas.openxmlformats.org/drawingml/2006/spreadsheetDrawing" table:style-name="ID0EB1HK">
          <table:table-cell table:style-name="ID0EXNAC" office:value-type="string">
            <text:p>1030-9191-7812-6275  </text:p>
          </table:table-cell>
          <table:table-cell table:number-columns-repeated="255"/>
        </table:table-row>
        <table:table-row xmlns:xdr="http://schemas.openxmlformats.org/drawingml/2006/spreadsheetDrawing" table:style-name="ID0EN1HK">
          <table:table-cell table:style-name="ID0EXNAC" office:value-type="string">
            <text:p>0413-0607-2414-4725  </text:p>
          </table:table-cell>
          <table:table-cell table:number-columns-repeated="255"/>
        </table:table-row>
        <table:table-row xmlns:xdr="http://schemas.openxmlformats.org/drawingml/2006/spreadsheetDrawing" table:style-name="ID0EZ1HK">
          <table:table-cell table:style-name="ID0EXNAC" office:value-type="string">
            <text:p>4615-5294-0383-2139  </text:p>
          </table:table-cell>
          <table:table-cell table:number-columns-repeated="255"/>
        </table:table-row>
        <table:table-row xmlns:xdr="http://schemas.openxmlformats.org/drawingml/2006/spreadsheetDrawing" table:style-name="ID0EF2HK">
          <table:table-cell table:style-name="ID0EXNAC" office:value-type="string">
            <text:p>6309-8592-9324-7197  </text:p>
          </table:table-cell>
          <table:table-cell table:number-columns-repeated="255"/>
        </table:table-row>
        <table:table-row xmlns:xdr="http://schemas.openxmlformats.org/drawingml/2006/spreadsheetDrawing" table:style-name="ID0ER2HK">
          <table:table-cell table:style-name="ID0EXNAC" office:value-type="string">
            <text:p>6014-3818-4748-6276  </text:p>
          </table:table-cell>
          <table:table-cell table:number-columns-repeated="255"/>
        </table:table-row>
        <table:table-row xmlns:xdr="http://schemas.openxmlformats.org/drawingml/2006/spreadsheetDrawing" table:style-name="ID0E42HK">
          <table:table-cell table:style-name="ID0EXNAC" office:value-type="string">
            <text:p>9108-1624-7611-2305  </text:p>
          </table:table-cell>
          <table:table-cell table:number-columns-repeated="255"/>
        </table:table-row>
        <table:table-row xmlns:xdr="http://schemas.openxmlformats.org/drawingml/2006/spreadsheetDrawing" table:style-name="ID0EJ3HK">
          <table:table-cell table:style-name="ID0EXNAC" office:value-type="string">
            <text:p>1806-5775-9012-7073  </text:p>
          </table:table-cell>
          <table:table-cell table:number-columns-repeated="255"/>
        </table:table-row>
        <table:table-row xmlns:xdr="http://schemas.openxmlformats.org/drawingml/2006/spreadsheetDrawing" table:style-name="ID0EV3HK">
          <table:table-cell table:number-columns-repeated="256"/>
        </table:table-row>
        <table:table-row xmlns:xdr="http://schemas.openxmlformats.org/drawingml/2006/spreadsheetDrawing" table:style-name="ID0E13HK">
          <table:table-cell table:number-columns-repeated="256"/>
        </table:table-row>
        <table:table-row xmlns:xdr="http://schemas.openxmlformats.org/drawingml/2006/spreadsheetDrawing" table:style-name="ID0E63HK">
          <table:table-cell table:style-name="ID0EXNAC" office:value-type="string">
            <text:p>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L4HK">
          <table:table-cell table:style-name="ID0EXNAC" office:value-type="string">
            <text:p>핸드폰번호</text:p>
          </table:table-cell>
          <table:table-cell table:number-columns-repeated="255"/>
        </table:table-row>
        <table:table-row xmlns:xdr="http://schemas.openxmlformats.org/drawingml/2006/spreadsheetDrawing" table:style-name="ID0EX4HK">
          <table:table-cell table:style-name="ID0EXNAC" office:value-type="string">
            <text:p>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D5HK">
          <table:table-cell table:style-name="ID0EXNAC" office:value-type="string">
            <text:p>가. 검출</text:p>
          </table:table-cell>
          <table:table-cell table:number-columns-repeated="255"/>
        </table:table-row>
        <table:table-row xmlns:xdr="http://schemas.openxmlformats.org/drawingml/2006/spreadsheetDrawing" table:style-name="ID0EP5HK">
          <table:table-cell table:style-name="ID0EXNAC" office:value-type="string">
            <text:p>010-2429-3919 </text:p>
          </table:table-cell>
          <table:table-cell table:number-columns-repeated="255"/>
        </table:table-row>
        <table:table-row xmlns:xdr="http://schemas.openxmlformats.org/drawingml/2006/spreadsheetDrawing" table:style-name="ID0E25HK">
          <table:table-cell table:style-name="ID0EXNAC" office:value-type="string">
            <text:p>010-2430-1959 </text:p>
          </table:table-cell>
          <table:table-cell table:number-columns-repeated="255"/>
        </table:table-row>
        <table:table-row xmlns:xdr="http://schemas.openxmlformats.org/drawingml/2006/spreadsheetDrawing" table:style-name="ID0EH6HK">
          <table:table-cell table:style-name="ID0EXNAC" office:value-type="string">
            <text:p>010-2600-7179 </text:p>
          </table:table-cell>
          <table:table-cell table:number-columns-repeated="255"/>
        </table:table-row>
        <table:table-row xmlns:xdr="http://schemas.openxmlformats.org/drawingml/2006/spreadsheetDrawing" table:style-name="ID0ET6HK">
          <table:table-cell table:style-name="ID0EXNAC" office:value-type="string">
            <text:p>010-2622-0712 </text:p>
          </table:table-cell>
          <table:table-cell table:number-columns-repeated="255"/>
        </table:table-row>
        <table:table-row xmlns:xdr="http://schemas.openxmlformats.org/drawingml/2006/spreadsheetDrawing" table:style-name="ID0EAAAM">
          <table:table-cell table:style-name="ID0EXNAC" office:value-type="string">
            <text:p>010-2739-3066 </text:p>
          </table:table-cell>
          <table:table-cell table:number-columns-repeated="255"/>
        </table:table-row>
        <table:table-row xmlns:xdr="http://schemas.openxmlformats.org/drawingml/2006/spreadsheetDrawing" table:style-name="ID0EMAAM">
          <table:table-cell table:style-name="ID0EXNAC" office:value-type="string">
            <text:p>010-2772-7670 </text:p>
          </table:table-cell>
          <table:table-cell table:number-columns-repeated="255"/>
        </table:table-row>
        <table:table-row xmlns:xdr="http://schemas.openxmlformats.org/drawingml/2006/spreadsheetDrawing" table:style-name="ID0EYAAM">
          <table:table-cell table:style-name="ID0EXNAC" office:value-type="string">
            <text:p>010-2778-6114 </text:p>
          </table:table-cell>
          <table:table-cell table:number-columns-repeated="255"/>
        </table:table-row>
        <table:table-row xmlns:xdr="http://schemas.openxmlformats.org/drawingml/2006/spreadsheetDrawing" table:style-name="ID0EEBAM">
          <table:table-cell table:style-name="ID0EXNAC" office:value-type="string">
            <text:p>010-2828-0064 </text:p>
          </table:table-cell>
          <table:table-cell table:number-columns-repeated="255"/>
        </table:table-row>
        <table:table-row xmlns:xdr="http://schemas.openxmlformats.org/drawingml/2006/spreadsheetDrawing" table:style-name="ID0EQBAM">
          <table:table-cell table:style-name="ID0EXNAC" office:value-type="string">
            <text:p>010-2831-1546 </text:p>
          </table:table-cell>
          <table:table-cell table:number-columns-repeated="255"/>
        </table:table-row>
        <table:table-row xmlns:xdr="http://schemas.openxmlformats.org/drawingml/2006/spreadsheetDrawing" table:style-name="ID0E3BAM">
          <table:table-cell table:style-name="ID0EXNAC" office:value-type="string">
            <text:p>010-3026-4125 </text:p>
          </table:table-cell>
          <table:table-cell table:number-columns-repeated="255"/>
        </table:table-row>
        <table:table-row xmlns:xdr="http://schemas.openxmlformats.org/drawingml/2006/spreadsheetDrawing" table:style-name="ID0EICAM">
          <table:table-cell table:number-columns-repeated="256"/>
        </table:table-row>
        <table:table-row xmlns:xdr="http://schemas.openxmlformats.org/drawingml/2006/spreadsheetDrawing" table:style-name="ID0ENCAM">
          <table:table-cell table:style-name="ID0EXNAC" office:value-type="string">
            <text:p>010-3135-1642 </text:p>
          </table:table-cell>
          <table:table-cell table:number-columns-repeated="255"/>
        </table:table-row>
        <table:table-row xmlns:xdr="http://schemas.openxmlformats.org/drawingml/2006/spreadsheetDrawing" table:style-name="ID0EZCAM">
          <table:table-cell table:style-name="ID0EXNAC" office:value-type="string">
            <text:p>010-3605-7325 </text:p>
          </table:table-cell>
          <table:table-cell table:number-columns-repeated="255"/>
        </table:table-row>
        <table:table-row xmlns:xdr="http://schemas.openxmlformats.org/drawingml/2006/spreadsheetDrawing" table:style-name="ID0EFDAM">
          <table:table-cell table:style-name="ID0EXNAC" office:value-type="string">
            <text:p>010-3679-4781 </text:p>
          </table:table-cell>
          <table:table-cell table:number-columns-repeated="255"/>
        </table:table-row>
        <table:table-row xmlns:xdr="http://schemas.openxmlformats.org/drawingml/2006/spreadsheetDrawing" table:style-name="ID0ERDAM">
          <table:table-cell table:style-name="ID0EXNAC" office:value-type="string">
            <text:p>010-3763-9100 </text:p>
          </table:table-cell>
          <table:table-cell table:number-columns-repeated="255"/>
        </table:table-row>
        <table:table-row xmlns:xdr="http://schemas.openxmlformats.org/drawingml/2006/spreadsheetDrawing" table:style-name="ID0E4DAM">
          <table:table-cell table:style-name="ID0EXNAC" office:value-type="string">
            <text:p>010-3827-8084 </text:p>
          </table:table-cell>
          <table:table-cell table:number-columns-repeated="255"/>
        </table:table-row>
        <table:table-row xmlns:xdr="http://schemas.openxmlformats.org/drawingml/2006/spreadsheetDrawing" table:style-name="ID0EJEAM">
          <table:table-cell table:style-name="ID0EXNAC" office:value-type="string">
            <text:p>010-3839-4991 </text:p>
          </table:table-cell>
          <table:table-cell table:number-columns-repeated="255"/>
        </table:table-row>
        <table:table-row xmlns:xdr="http://schemas.openxmlformats.org/drawingml/2006/spreadsheetDrawing" table:style-name="ID0EVEAM">
          <table:table-cell table:style-name="ID0EXNAC" office:value-type="string">
            <text:p>010-3932-3414 </text:p>
          </table:table-cell>
          <table:table-cell table:number-columns-repeated="255"/>
        </table:table-row>
        <table:table-row xmlns:xdr="http://schemas.openxmlformats.org/drawingml/2006/spreadsheetDrawing" table:style-name="ID0EBFAM">
          <table:table-cell table:style-name="ID0EXNAC" office:value-type="string">
            <text:p>010-4051-4571 </text:p>
          </table:table-cell>
          <table:table-cell table:number-columns-repeated="255"/>
        </table:table-row>
        <table:table-row xmlns:xdr="http://schemas.openxmlformats.org/drawingml/2006/spreadsheetDrawing" table:style-name="ID0ENFAM">
          <table:table-cell table:style-name="ID0EXNAC" office:value-type="string">
            <text:p>010-4171-6241 </text:p>
          </table:table-cell>
          <table:table-cell table:number-columns-repeated="255"/>
        </table:table-row>
        <table:table-row xmlns:xdr="http://schemas.openxmlformats.org/drawingml/2006/spreadsheetDrawing" table:style-name="ID0EZFAM">
          <table:table-cell table:style-name="ID0EXNAC" office:value-type="string">
            <text:p>010-4650-0543 </text:p>
          </table:table-cell>
          <table:table-cell table:number-columns-repeated="255"/>
        </table:table-row>
        <table:table-row xmlns:xdr="http://schemas.openxmlformats.org/drawingml/2006/spreadsheetDrawing" table:style-name="ID0EFGAM">
          <table:table-cell table:number-columns-repeated="256"/>
        </table:table-row>
        <table:table-row xmlns:xdr="http://schemas.openxmlformats.org/drawingml/2006/spreadsheetDrawing" table:style-name="ID0EKGAM">
          <table:table-cell table:style-name="ID0EXNAC" office:value-type="string">
            <text:p>010-4810-0899 </text:p>
          </table:table-cell>
          <table:table-cell table:number-columns-repeated="255"/>
        </table:table-row>
        <table:table-row xmlns:xdr="http://schemas.openxmlformats.org/drawingml/2006/spreadsheetDrawing" table:style-name="ID0EWGAM">
          <table:table-cell table:style-name="ID0EXNAC" office:value-type="string">
            <text:p>010-4939-4208 </text:p>
          </table:table-cell>
          <table:table-cell table:number-columns-repeated="255"/>
        </table:table-row>
        <table:table-row xmlns:xdr="http://schemas.openxmlformats.org/drawingml/2006/spreadsheetDrawing" table:style-name="ID0ECHAM">
          <table:table-cell table:style-name="ID0EXNAC" office:value-type="string">
            <text:p>010-5276-7164 </text:p>
          </table:table-cell>
          <table:table-cell table:number-columns-repeated="255"/>
        </table:table-row>
        <table:table-row xmlns:xdr="http://schemas.openxmlformats.org/drawingml/2006/spreadsheetDrawing" table:style-name="ID0EOHAM">
          <table:table-cell table:style-name="ID0EXNAC" office:value-type="string">
            <text:p>010-5439-4746 </text:p>
          </table:table-cell>
          <table:table-cell table:number-columns-repeated="255"/>
        </table:table-row>
        <table:table-row xmlns:xdr="http://schemas.openxmlformats.org/drawingml/2006/spreadsheetDrawing" table:style-name="ID0E1HAM">
          <table:table-cell table:style-name="ID0EXNAC" office:value-type="string">
            <text:p>010-5476-2430 </text:p>
          </table:table-cell>
          <table:table-cell table:number-columns-repeated="255"/>
        </table:table-row>
        <table:table-row xmlns:xdr="http://schemas.openxmlformats.org/drawingml/2006/spreadsheetDrawing" table:style-name="ID0EGIAM">
          <table:table-cell table:style-name="ID0EXNAC" office:value-type="string">
            <text:p>010-5567-2106 </text:p>
          </table:table-cell>
          <table:table-cell table:number-columns-repeated="255"/>
        </table:table-row>
        <table:table-row xmlns:xdr="http://schemas.openxmlformats.org/drawingml/2006/spreadsheetDrawing" table:style-name="ID0ESIAM">
          <table:table-cell table:style-name="ID0EXNAC" office:value-type="string">
            <text:p>010-5770-7966 </text:p>
          </table:table-cell>
          <table:table-cell table:number-columns-repeated="255"/>
        </table:table-row>
        <table:table-row xmlns:xdr="http://schemas.openxmlformats.org/drawingml/2006/spreadsheetDrawing" table:style-name="ID0E5IAM">
          <table:table-cell table:style-name="ID0EXNAC" office:value-type="string">
            <text:p>010-5808-5502 </text:p>
          </table:table-cell>
          <table:table-cell table:number-columns-repeated="255"/>
        </table:table-row>
        <table:table-row xmlns:xdr="http://schemas.openxmlformats.org/drawingml/2006/spreadsheetDrawing" table:style-name="ID0EKJAM">
          <table:table-cell table:style-name="ID0EXNAC" office:value-type="string">
            <text:p>010-6268-3354 </text:p>
          </table:table-cell>
          <table:table-cell table:number-columns-repeated="255"/>
        </table:table-row>
        <table:table-row xmlns:xdr="http://schemas.openxmlformats.org/drawingml/2006/spreadsheetDrawing" table:style-name="ID0EWJAM">
          <table:table-cell table:style-name="ID0EXNAC" office:value-type="string">
            <text:p>010-6312-1249 </text:p>
          </table:table-cell>
          <table:table-cell table:number-columns-repeated="255"/>
        </table:table-row>
        <table:table-row xmlns:xdr="http://schemas.openxmlformats.org/drawingml/2006/spreadsheetDrawing" table:style-name="ID0ECKAM">
          <table:table-cell table:number-columns-repeated="256"/>
        </table:table-row>
        <table:table-row xmlns:xdr="http://schemas.openxmlformats.org/drawingml/2006/spreadsheetDrawing" table:style-name="ID0EHKAM">
          <table:table-cell table:style-name="ID0EXNAC" office:value-type="string">
            <text:p>010-6331-9648 </text:p>
          </table:table-cell>
          <table:table-cell table:number-columns-repeated="255"/>
        </table:table-row>
        <table:table-row xmlns:xdr="http://schemas.openxmlformats.org/drawingml/2006/spreadsheetDrawing" table:style-name="ID0ETKAM">
          <table:table-cell table:style-name="ID0EXNAC" office:value-type="string">
            <text:p>010-6623-0913 </text:p>
          </table:table-cell>
          <table:table-cell table:number-columns-repeated="255"/>
        </table:table-row>
        <table:table-row xmlns:xdr="http://schemas.openxmlformats.org/drawingml/2006/spreadsheetDrawing" table:style-name="ID0E6KAM">
          <table:table-cell table:style-name="ID0EXNAC" office:value-type="string">
            <text:p>010-6645-2681 </text:p>
          </table:table-cell>
          <table:table-cell table:number-columns-repeated="255"/>
        </table:table-row>
        <table:table-row xmlns:xdr="http://schemas.openxmlformats.org/drawingml/2006/spreadsheetDrawing" table:style-name="ID0ELLAM">
          <table:table-cell table:style-name="ID0EXNAC" office:value-type="string">
            <text:p>010-6645-5199 </text:p>
          </table:table-cell>
          <table:table-cell table:number-columns-repeated="255"/>
        </table:table-row>
        <table:table-row xmlns:xdr="http://schemas.openxmlformats.org/drawingml/2006/spreadsheetDrawing" table:style-name="ID0EXLAM">
          <table:table-cell table:style-name="ID0EXNAC" office:value-type="string">
            <text:p>010-6948-7276 </text:p>
          </table:table-cell>
          <table:table-cell table:number-columns-repeated="255"/>
        </table:table-row>
        <table:table-row xmlns:xdr="http://schemas.openxmlformats.org/drawingml/2006/spreadsheetDrawing" table:style-name="ID0EDMAM">
          <table:table-cell table:style-name="ID0EXNAC" office:value-type="string">
            <text:p>010-6960-1197 </text:p>
          </table:table-cell>
          <table:table-cell table:number-columns-repeated="255"/>
        </table:table-row>
        <table:table-row xmlns:xdr="http://schemas.openxmlformats.org/drawingml/2006/spreadsheetDrawing" table:style-name="ID0EPMAM">
          <table:table-cell table:style-name="ID0EXNAC" office:value-type="string">
            <text:p>010-7043-8688 </text:p>
          </table:table-cell>
          <table:table-cell table:number-columns-repeated="255"/>
        </table:table-row>
        <table:table-row xmlns:xdr="http://schemas.openxmlformats.org/drawingml/2006/spreadsheetDrawing" table:style-name="ID0E2MAM">
          <table:table-cell table:style-name="ID0EXNAC" office:value-type="string">
            <text:p>010-7115-8726 </text:p>
          </table:table-cell>
          <table:table-cell table:number-columns-repeated="255"/>
        </table:table-row>
        <table:table-row xmlns:xdr="http://schemas.openxmlformats.org/drawingml/2006/spreadsheetDrawing" table:style-name="ID0EHNAM">
          <table:table-cell table:style-name="ID0EXNAC" office:value-type="string">
            <text:p>010-7200-6939 </text:p>
          </table:table-cell>
          <table:table-cell table:number-columns-repeated="255"/>
        </table:table-row>
        <table:table-row xmlns:xdr="http://schemas.openxmlformats.org/drawingml/2006/spreadsheetDrawing" table:style-name="ID0ETNAM">
          <table:table-cell table:number-columns-repeated="256"/>
        </table:table-row>
        <table:table-row xmlns:xdr="http://schemas.openxmlformats.org/drawingml/2006/spreadsheetDrawing" table:style-name="ID0EYNAM">
          <table:table-cell table:style-name="ID0EXNAC" office:value-type="string">
            <text:p>010-7348-9611 </text:p>
          </table:table-cell>
          <table:table-cell table:number-columns-repeated="255"/>
        </table:table-row>
        <table:table-row xmlns:xdr="http://schemas.openxmlformats.org/drawingml/2006/spreadsheetDrawing" table:style-name="ID0EEOAM">
          <table:table-cell table:style-name="ID0EXNAC" office:value-type="string">
            <text:p>010-7386-9381 </text:p>
          </table:table-cell>
          <table:table-cell table:number-columns-repeated="255"/>
        </table:table-row>
        <table:table-row xmlns:xdr="http://schemas.openxmlformats.org/drawingml/2006/spreadsheetDrawing" table:style-name="ID0EQOAM">
          <table:table-cell table:style-name="ID0EXNAC" office:value-type="string">
            <text:p>010-7390-6780 </text:p>
          </table:table-cell>
          <table:table-cell table:number-columns-repeated="255"/>
        </table:table-row>
        <table:table-row xmlns:xdr="http://schemas.openxmlformats.org/drawingml/2006/spreadsheetDrawing" table:style-name="ID0E3OAM">
          <table:table-cell table:style-name="ID0EXNAC" office:value-type="string">
            <text:p>010-7408-3054 </text:p>
          </table:table-cell>
          <table:table-cell table:number-columns-repeated="255"/>
        </table:table-row>
        <table:table-row xmlns:xdr="http://schemas.openxmlformats.org/drawingml/2006/spreadsheetDrawing" table:style-name="ID0EIPAM">
          <table:table-cell table:style-name="ID0EXNAC" office:value-type="string">
            <text:p>010-7442-4787 </text:p>
          </table:table-cell>
          <table:table-cell table:number-columns-repeated="255"/>
        </table:table-row>
        <table:table-row xmlns:xdr="http://schemas.openxmlformats.org/drawingml/2006/spreadsheetDrawing" table:style-name="ID0EUPAM">
          <table:table-cell table:style-name="ID0EXNAC" office:value-type="string">
            <text:p>010-7489-2170 </text:p>
          </table:table-cell>
          <table:table-cell table:number-columns-repeated="255"/>
        </table:table-row>
        <table:table-row xmlns:xdr="http://schemas.openxmlformats.org/drawingml/2006/spreadsheetDrawing" table:style-name="ID0EAQAM">
          <table:table-cell table:style-name="ID0EXNAC" office:value-type="string">
            <text:p>010-7515-8664 </text:p>
          </table:table-cell>
          <table:table-cell table:number-columns-repeated="255"/>
        </table:table-row>
        <table:table-row xmlns:xdr="http://schemas.openxmlformats.org/drawingml/2006/spreadsheetDrawing" table:style-name="ID0EMQAM">
          <table:table-cell table:style-name="ID0EXNAC" office:value-type="string">
            <text:p>010-7682-9783 </text:p>
          </table:table-cell>
          <table:table-cell table:number-columns-repeated="255"/>
        </table:table-row>
        <table:table-row xmlns:xdr="http://schemas.openxmlformats.org/drawingml/2006/spreadsheetDrawing" table:style-name="ID0EYQAM">
          <table:table-cell table:style-name="ID0EXNAC" office:value-type="string">
            <text:p>010-7846-6077 </text:p>
          </table:table-cell>
          <table:table-cell table:number-columns-repeated="255"/>
        </table:table-row>
        <table:table-row xmlns:xdr="http://schemas.openxmlformats.org/drawingml/2006/spreadsheetDrawing" table:style-name="ID0EERAM">
          <table:table-cell table:style-name="ID0EXNAC" office:value-type="string">
            <text:p>010-8029-8358 </text:p>
          </table:table-cell>
          <table:table-cell table:number-columns-repeated="255"/>
        </table:table-row>
        <table:table-row xmlns:xdr="http://schemas.openxmlformats.org/drawingml/2006/spreadsheetDrawing" table:style-name="ID0EQRAM">
          <table:table-cell table:number-columns-repeated="256"/>
        </table:table-row>
        <table:table-row xmlns:xdr="http://schemas.openxmlformats.org/drawingml/2006/spreadsheetDrawing" table:style-name="ID0EVRAM">
          <table:table-cell table:style-name="ID0EXNAC" office:value-type="string">
            <text:p>010-8222-7845 </text:p>
          </table:table-cell>
          <table:table-cell table:number-columns-repeated="255"/>
        </table:table-row>
        <table:table-row xmlns:xdr="http://schemas.openxmlformats.org/drawingml/2006/spreadsheetDrawing" table:style-name="ID0EBSAM">
          <table:table-cell table:style-name="ID0EXNAC" office:value-type="string">
            <text:p>010-8426-4055 </text:p>
          </table:table-cell>
          <table:table-cell table:number-columns-repeated="255"/>
        </table:table-row>
        <table:table-row xmlns:xdr="http://schemas.openxmlformats.org/drawingml/2006/spreadsheetDrawing" table:style-name="ID0ENSAM">
          <table:table-cell table:style-name="ID0EXNAC" office:value-type="string">
            <text:p>010-8587-4681 </text:p>
          </table:table-cell>
          <table:table-cell table:number-columns-repeated="255"/>
        </table:table-row>
        <table:table-row xmlns:xdr="http://schemas.openxmlformats.org/drawingml/2006/spreadsheetDrawing" table:style-name="ID0EZSAM">
          <table:table-cell table:style-name="ID0EXNAC" office:value-type="string">
            <text:p>010-8621-2867 </text:p>
          </table:table-cell>
          <table:table-cell table:number-columns-repeated="255"/>
        </table:table-row>
        <table:table-row xmlns:xdr="http://schemas.openxmlformats.org/drawingml/2006/spreadsheetDrawing" table:style-name="ID0EFTAM">
          <table:table-cell table:style-name="ID0EXNAC" office:value-type="string">
            <text:p>010-8642-6518 </text:p>
          </table:table-cell>
          <table:table-cell table:number-columns-repeated="255"/>
        </table:table-row>
        <table:table-row xmlns:xdr="http://schemas.openxmlformats.org/drawingml/2006/spreadsheetDrawing" table:style-name="ID0ERTAM">
          <table:table-cell table:style-name="ID0EXNAC" office:value-type="string">
            <text:p>010-8676-6626 </text:p>
          </table:table-cell>
          <table:table-cell table:number-columns-repeated="255"/>
        </table:table-row>
        <table:table-row xmlns:xdr="http://schemas.openxmlformats.org/drawingml/2006/spreadsheetDrawing" table:style-name="ID0E4TAM">
          <table:table-cell table:style-name="ID0EXNAC" office:value-type="string">
            <text:p>010-8771-7958 </text:p>
          </table:table-cell>
          <table:table-cell table:number-columns-repeated="255"/>
        </table:table-row>
        <table:table-row xmlns:xdr="http://schemas.openxmlformats.org/drawingml/2006/spreadsheetDrawing" table:style-name="ID0EJUAM">
          <table:table-cell table:style-name="ID0EXNAC" office:value-type="string">
            <text:p>010-8788-5991 </text:p>
          </table:table-cell>
          <table:table-cell table:number-columns-repeated="255"/>
        </table:table-row>
        <table:table-row xmlns:xdr="http://schemas.openxmlformats.org/drawingml/2006/spreadsheetDrawing" table:style-name="ID0EVUAM">
          <table:table-cell table:style-name="ID0EXNAC" office:value-type="string">
            <text:p>010-8860-5808 </text:p>
          </table:table-cell>
          <table:table-cell table:number-columns-repeated="255"/>
        </table:table-row>
        <table:table-row xmlns:xdr="http://schemas.openxmlformats.org/drawingml/2006/spreadsheetDrawing" table:style-name="ID0EBVAM">
          <table:table-cell table:style-name="ID0EXNAC" office:value-type="string">
            <text:p>010-9069-6905 </text:p>
          </table:table-cell>
          <table:table-cell table:number-columns-repeated="255"/>
        </table:table-row>
        <table:table-row xmlns:xdr="http://schemas.openxmlformats.org/drawingml/2006/spreadsheetDrawing" table:style-name="ID0ENVAM">
          <table:table-cell table:number-columns-repeated="256"/>
        </table:table-row>
        <table:table-row xmlns:xdr="http://schemas.openxmlformats.org/drawingml/2006/spreadsheetDrawing" table:style-name="ID0ESVAM">
          <table:table-cell table:style-name="ID0EXNAC" office:value-type="string">
            <text:p>010-9072-0253 </text:p>
          </table:table-cell>
          <table:table-cell table:number-columns-repeated="255"/>
        </table:table-row>
        <table:table-row xmlns:xdr="http://schemas.openxmlformats.org/drawingml/2006/spreadsheetDrawing" table:style-name="ID0E5VAM">
          <table:table-cell table:style-name="ID0EXNAC" office:value-type="string">
            <text:p>010-9122-0462 </text:p>
          </table:table-cell>
          <table:table-cell table:number-columns-repeated="255"/>
        </table:table-row>
        <table:table-row xmlns:xdr="http://schemas.openxmlformats.org/drawingml/2006/spreadsheetDrawing" table:style-name="ID0EKWAM">
          <table:table-cell table:style-name="ID0EXNAC" office:value-type="string">
            <text:p>010-9211-5842 </text:p>
          </table:table-cell>
          <table:table-cell table:number-columns-repeated="255"/>
        </table:table-row>
        <table:table-row xmlns:xdr="http://schemas.openxmlformats.org/drawingml/2006/spreadsheetDrawing" table:style-name="ID0EWWAM">
          <table:table-cell table:style-name="ID0EXNAC" office:value-type="string">
            <text:p>010-9242-5476 </text:p>
          </table:table-cell>
          <table:table-cell table:number-columns-repeated="255"/>
        </table:table-row>
        <table:table-row xmlns:xdr="http://schemas.openxmlformats.org/drawingml/2006/spreadsheetDrawing" table:style-name="ID0ECXAM">
          <table:table-cell table:style-name="ID0EXNAC" office:value-type="string">
            <text:p>010-9411-6273 </text:p>
          </table:table-cell>
          <table:table-cell table:number-columns-repeated="255"/>
        </table:table-row>
        <table:table-row xmlns:xdr="http://schemas.openxmlformats.org/drawingml/2006/spreadsheetDrawing" table:style-name="ID0EOXAM">
          <table:table-cell table:style-name="ID0EXNAC" office:value-type="string">
            <text:p>010-9719-8304 </text:p>
          </table:table-cell>
          <table:table-cell table:number-columns-repeated="255"/>
        </table:table-row>
        <table:table-row xmlns:xdr="http://schemas.openxmlformats.org/drawingml/2006/spreadsheetDrawing" table:style-name="ID0E1XAM">
          <table:table-cell table:style-name="ID0EXNAC" office:value-type="string">
            <text:p>010-9721-5199 </text:p>
          </table:table-cell>
          <table:table-cell table:number-columns-repeated="255"/>
        </table:table-row>
        <table:table-row xmlns:xdr="http://schemas.openxmlformats.org/drawingml/2006/spreadsheetDrawing" table:style-name="ID0EGYAM">
          <table:table-cell table:style-name="ID0EXNAC" office:value-type="string">
            <text:p>010-9814-0175 </text:p>
          </table:table-cell>
          <table:table-cell table:number-columns-repeated="255"/>
        </table:table-row>
        <table:table-row xmlns:xdr="http://schemas.openxmlformats.org/drawingml/2006/spreadsheetDrawing" table:style-name="ID0ESYAM">
          <table:table-cell table:style-name="ID0EXNAC" office:value-type="string">
            <text:p>010-9957-8337 </text:p>
          </table:table-cell>
          <table:table-cell table:number-columns-repeated="255"/>
        </table:table-row>
        <table:table-row xmlns:xdr="http://schemas.openxmlformats.org/drawingml/2006/spreadsheetDrawing" table:style-name="ID0E5YAM">
          <table:table-cell table:style-name="ID0EXNAC" office:value-type="string">
            <text:p>010-9967-5121 </text:p>
          </table:table-cell>
          <table:table-cell table:number-columns-repeated="255"/>
        </table:table-row>
        <table:table-row xmlns:xdr="http://schemas.openxmlformats.org/drawingml/2006/spreadsheetDrawing" table:style-name="ID0EKZAM">
          <table:table-cell table:style-name="ID0EXNAC" office:value-type="string">
            <text:p>010-9981-3338</text:p>
          </table:table-cell>
          <table:table-cell table:number-columns-repeated="255"/>
        </table:table-row>
        <table:table-row xmlns:xdr="http://schemas.openxmlformats.org/drawingml/2006/spreadsheetDrawing" table:style-name="ID0EWZAM">
          <table:table-cell table:number-columns-repeated="256"/>
        </table:table-row>
        <table:table-row xmlns:xdr="http://schemas.openxmlformats.org/drawingml/2006/spreadsheetDrawing" table:style-name="ID0E2ZAM">
          <table:table-cell table:style-name="ID0EXNAC" office:value-type="string">
            <text:p>010-2007-9147 </text:p>
          </table:table-cell>
          <table:table-cell table:number-columns-repeated="255"/>
        </table:table-row>
        <table:table-row xmlns:xdr="http://schemas.openxmlformats.org/drawingml/2006/spreadsheetDrawing" table:style-name="ID0EH1AM">
          <table:table-cell table:style-name="ID0EXNAC" office:value-type="string">
            <text:p>010-2019-1196 </text:p>
          </table:table-cell>
          <table:table-cell table:number-columns-repeated="255"/>
        </table:table-row>
        <table:table-row xmlns:xdr="http://schemas.openxmlformats.org/drawingml/2006/spreadsheetDrawing" table:style-name="ID0ET1AM">
          <table:table-cell table:style-name="ID0EXNAC" office:value-type="string">
            <text:p>010-2028-5396 </text:p>
          </table:table-cell>
          <table:table-cell table:number-columns-repeated="255"/>
        </table:table-row>
        <table:table-row xmlns:xdr="http://schemas.openxmlformats.org/drawingml/2006/spreadsheetDrawing" table:style-name="ID0E61AM">
          <table:table-cell table:style-name="ID0EXNAC" office:value-type="string">
            <text:p>010-2035-1718 </text:p>
          </table:table-cell>
          <table:table-cell table:number-columns-repeated="255"/>
        </table:table-row>
        <table:table-row xmlns:xdr="http://schemas.openxmlformats.org/drawingml/2006/spreadsheetDrawing" table:style-name="ID0EL2AM">
          <table:table-cell table:style-name="ID0EXNAC" office:value-type="string">
            <text:p>010-2042-0803 </text:p>
          </table:table-cell>
          <table:table-cell table:number-columns-repeated="255"/>
        </table:table-row>
        <table:table-row xmlns:xdr="http://schemas.openxmlformats.org/drawingml/2006/spreadsheetDrawing" table:style-name="ID0EX2AM">
          <table:table-cell table:style-name="ID0EXNAC" office:value-type="string">
            <text:p>010-2044-2480 </text:p>
          </table:table-cell>
          <table:table-cell table:number-columns-repeated="255"/>
        </table:table-row>
        <table:table-row xmlns:xdr="http://schemas.openxmlformats.org/drawingml/2006/spreadsheetDrawing" table:style-name="ID0ED3AM">
          <table:table-cell table:style-name="ID0EXNAC" office:value-type="string">
            <text:p>010-2056-5355 </text:p>
          </table:table-cell>
          <table:table-cell table:number-columns-repeated="255"/>
        </table:table-row>
        <table:table-row xmlns:xdr="http://schemas.openxmlformats.org/drawingml/2006/spreadsheetDrawing" table:style-name="ID0EP3AM">
          <table:table-cell table:style-name="ID0EXNAC" office:value-type="string">
            <text:p>010-2064-1141 </text:p>
          </table:table-cell>
          <table:table-cell table:number-columns-repeated="255"/>
        </table:table-row>
        <table:table-row xmlns:xdr="http://schemas.openxmlformats.org/drawingml/2006/spreadsheetDrawing" table:style-name="ID0E23AM">
          <table:table-cell table:style-name="ID0EXNAC" office:value-type="string">
            <text:p>010-2066-1729 </text:p>
          </table:table-cell>
          <table:table-cell table:number-columns-repeated="255"/>
        </table:table-row>
        <table:table-row xmlns:xdr="http://schemas.openxmlformats.org/drawingml/2006/spreadsheetDrawing" table:style-name="ID0EH4AM">
          <table:table-cell table:style-name="ID0EXNAC" office:value-type="string">
            <text:p>010-2069-1170 </text:p>
          </table:table-cell>
          <table:table-cell table:number-columns-repeated="255"/>
        </table:table-row>
        <table:table-row xmlns:xdr="http://schemas.openxmlformats.org/drawingml/2006/spreadsheetDrawing" table:style-name="ID0ET4AM">
          <table:table-cell table:number-columns-repeated="256"/>
        </table:table-row>
        <table:table-row xmlns:xdr="http://schemas.openxmlformats.org/drawingml/2006/spreadsheetDrawing" table:style-name="ID0EY4AM">
          <table:table-cell table:style-name="ID0EXNAC" office:value-type="string">
            <text:p>010-2069-4168 </text:p>
          </table:table-cell>
          <table:table-cell table:number-columns-repeated="255"/>
        </table:table-row>
        <table:table-row xmlns:xdr="http://schemas.openxmlformats.org/drawingml/2006/spreadsheetDrawing" table:style-name="ID0EE5AM">
          <table:table-cell table:style-name="ID0EXNAC" office:value-type="string">
            <text:p>010-2103-3557 </text:p>
          </table:table-cell>
          <table:table-cell table:number-columns-repeated="255"/>
        </table:table-row>
        <table:table-row xmlns:xdr="http://schemas.openxmlformats.org/drawingml/2006/spreadsheetDrawing" table:style-name="ID0EQ5AM">
          <table:table-cell table:style-name="ID0EXNAC" office:value-type="string">
            <text:p>010-2107-2842 </text:p>
          </table:table-cell>
          <table:table-cell table:number-columns-repeated="255"/>
        </table:table-row>
        <table:table-row xmlns:xdr="http://schemas.openxmlformats.org/drawingml/2006/spreadsheetDrawing" table:style-name="ID0E35AM">
          <table:table-cell table:style-name="ID0EXNAC" office:value-type="string">
            <text:p>010-2109-1372 </text:p>
          </table:table-cell>
          <table:table-cell table:number-columns-repeated="255"/>
        </table:table-row>
        <table:table-row xmlns:xdr="http://schemas.openxmlformats.org/drawingml/2006/spreadsheetDrawing" table:style-name="ID0EI6AM">
          <table:table-cell table:style-name="ID0EXNAC" office:value-type="string">
            <text:p>010-2138-8406 </text:p>
          </table:table-cell>
          <table:table-cell table:number-columns-repeated="255"/>
        </table:table-row>
        <table:table-row xmlns:xdr="http://schemas.openxmlformats.org/drawingml/2006/spreadsheetDrawing" table:style-name="ID0EU6AM">
          <table:table-cell table:style-name="ID0EXNAC" office:value-type="string">
            <text:p>010-2150-9998 </text:p>
          </table:table-cell>
          <table:table-cell table:number-columns-repeated="255"/>
        </table:table-row>
        <table:table-row xmlns:xdr="http://schemas.openxmlformats.org/drawingml/2006/spreadsheetDrawing" table:style-name="ID0EAABM">
          <table:table-cell table:style-name="ID0EXNAC" office:value-type="string">
            <text:p>010-2155-8236 </text:p>
          </table:table-cell>
          <table:table-cell table:number-columns-repeated="255"/>
        </table:table-row>
        <table:table-row xmlns:xdr="http://schemas.openxmlformats.org/drawingml/2006/spreadsheetDrawing" table:style-name="ID0EMABM">
          <table:table-cell table:style-name="ID0EXNAC" office:value-type="string">
            <text:p>010-2164-6808 </text:p>
          </table:table-cell>
          <table:table-cell table:number-columns-repeated="255"/>
        </table:table-row>
        <table:table-row xmlns:xdr="http://schemas.openxmlformats.org/drawingml/2006/spreadsheetDrawing" table:style-name="ID0EYABM">
          <table:table-cell table:style-name="ID0EXNAC" office:value-type="string">
            <text:p>010-2171-2080 </text:p>
          </table:table-cell>
          <table:table-cell table:number-columns-repeated="255"/>
        </table:table-row>
        <table:table-row xmlns:xdr="http://schemas.openxmlformats.org/drawingml/2006/spreadsheetDrawing" table:style-name="ID0EEBBM">
          <table:table-cell table:style-name="ID0EXNAC" office:value-type="string">
            <text:p>010-2184-6878 </text:p>
          </table:table-cell>
          <table:table-cell table:number-columns-repeated="255"/>
        </table:table-row>
        <table:table-row xmlns:xdr="http://schemas.openxmlformats.org/drawingml/2006/spreadsheetDrawing" table:style-name="ID0EQBBM">
          <table:table-cell table:number-columns-repeated="256"/>
        </table:table-row>
        <table:table-row xmlns:xdr="http://schemas.openxmlformats.org/drawingml/2006/spreadsheetDrawing" table:style-name="ID0EVBBM">
          <table:table-cell table:style-name="ID0EXNAC" office:value-type="string">
            <text:p>010-2196-4672 </text:p>
          </table:table-cell>
          <table:table-cell table:number-columns-repeated="255"/>
        </table:table-row>
        <table:table-row xmlns:xdr="http://schemas.openxmlformats.org/drawingml/2006/spreadsheetDrawing" table:style-name="ID0EBCBM">
          <table:table-cell table:style-name="ID0EXNAC" office:value-type="string">
            <text:p>010-2211-0505 </text:p>
          </table:table-cell>
          <table:table-cell table:number-columns-repeated="255"/>
        </table:table-row>
        <table:table-row xmlns:xdr="http://schemas.openxmlformats.org/drawingml/2006/spreadsheetDrawing" table:style-name="ID0ENCBM">
          <table:table-cell table:style-name="ID0EXNAC" office:value-type="string">
            <text:p>010-2223-0928 </text:p>
          </table:table-cell>
          <table:table-cell table:number-columns-repeated="255"/>
        </table:table-row>
        <table:table-row xmlns:xdr="http://schemas.openxmlformats.org/drawingml/2006/spreadsheetDrawing" table:style-name="ID0EZCBM">
          <table:table-cell table:style-name="ID0EXNAC" office:value-type="string">
            <text:p>010-2227-9424 </text:p>
          </table:table-cell>
          <table:table-cell table:number-columns-repeated="255"/>
        </table:table-row>
        <table:table-row xmlns:xdr="http://schemas.openxmlformats.org/drawingml/2006/spreadsheetDrawing" table:style-name="ID0EFDBM">
          <table:table-cell table:style-name="ID0EXNAC" office:value-type="string">
            <text:p>010-2231-8365 </text:p>
          </table:table-cell>
          <table:table-cell table:number-columns-repeated="255"/>
        </table:table-row>
        <table:table-row xmlns:xdr="http://schemas.openxmlformats.org/drawingml/2006/spreadsheetDrawing" table:style-name="ID0ERDBM">
          <table:table-cell table:style-name="ID0EXNAC" office:value-type="string">
            <text:p>010-2235-7976 </text:p>
          </table:table-cell>
          <table:table-cell table:number-columns-repeated="255"/>
        </table:table-row>
        <table:table-row xmlns:xdr="http://schemas.openxmlformats.org/drawingml/2006/spreadsheetDrawing" table:style-name="ID0E4DBM">
          <table:table-cell table:style-name="ID0EXNAC" office:value-type="string">
            <text:p>010-2241-8384 </text:p>
          </table:table-cell>
          <table:table-cell table:number-columns-repeated="255"/>
        </table:table-row>
        <table:table-row xmlns:xdr="http://schemas.openxmlformats.org/drawingml/2006/spreadsheetDrawing" table:style-name="ID0EJEBM">
          <table:table-cell table:style-name="ID0EXNAC" office:value-type="string">
            <text:p>010-2261-2630 </text:p>
          </table:table-cell>
          <table:table-cell table:number-columns-repeated="255"/>
        </table:table-row>
        <table:table-row xmlns:xdr="http://schemas.openxmlformats.org/drawingml/2006/spreadsheetDrawing" table:style-name="ID0EVEBM">
          <table:table-cell table:style-name="ID0EXNAC" office:value-type="string">
            <text:p>010-2264-7324 </text:p>
          </table:table-cell>
          <table:table-cell table:number-columns-repeated="255"/>
        </table:table-row>
        <table:table-row xmlns:xdr="http://schemas.openxmlformats.org/drawingml/2006/spreadsheetDrawing" table:style-name="ID0EBFBM">
          <table:table-cell table:style-name="ID0EXNAC" office:value-type="string">
            <text:p>010-2266-1331 </text:p>
          </table:table-cell>
          <table:table-cell table:number-columns-repeated="255"/>
        </table:table-row>
        <table:table-row xmlns:xdr="http://schemas.openxmlformats.org/drawingml/2006/spreadsheetDrawing" table:style-name="ID0ENFBM">
          <table:table-cell table:number-columns-repeated="256"/>
        </table:table-row>
        <table:table-row xmlns:xdr="http://schemas.openxmlformats.org/drawingml/2006/spreadsheetDrawing" table:style-name="ID0ESFBM">
          <table:table-cell table:style-name="ID0EXNAC" office:value-type="string">
            <text:p>나. 미검출</text:p>
          </table:table-cell>
          <table:table-cell table:number-columns-repeated="255"/>
        </table:table-row>
        <table:table-row xmlns:xdr="http://schemas.openxmlformats.org/drawingml/2006/spreadsheetDrawing" table:style-name="ID0E5FBM">
          <table:table-cell table:style-name="ID0EXNAC" office:value-type="string">
            <text:p>1. 잘못된 기지국</text:p>
          </table:table-cell>
          <table:table-cell table:number-columns-repeated="255"/>
        </table:table-row>
        <table:table-row xmlns:xdr="http://schemas.openxmlformats.org/drawingml/2006/spreadsheetDrawing" table:style-name="ID0EKGBM">
          <table:table-cell table:style-name="ID0EXNAC" office:value-type="string">
            <text:p>015-1244-5378</text:p>
          </table:table-cell>
          <table:table-cell table:number-columns-repeated="255"/>
        </table:table-row>
        <table:table-row xmlns:xdr="http://schemas.openxmlformats.org/drawingml/2006/spreadsheetDrawing" table:style-name="ID0EWGBM">
          <table:table-cell table:style-name="ID0EXNAC" office:value-type="string">
            <text:p>012-1233-1588</text:p>
          </table:table-cell>
          <table:table-cell table:number-columns-repeated="255"/>
        </table:table-row>
        <table:table-row xmlns:xdr="http://schemas.openxmlformats.org/drawingml/2006/spreadsheetDrawing" table:style-name="ID0ECHBM">
          <table:table-cell table:style-name="ID0EXNAC" office:value-type="string">
            <text:p>013-5894-3944</text:p>
          </table:table-cell>
          <table:table-cell table:number-columns-repeated="255"/>
        </table:table-row>
        <table:table-row xmlns:xdr="http://schemas.openxmlformats.org/drawingml/2006/spreadsheetDrawing" table:style-name="ID0EOHBM">
          <table:table-cell table:style-name="ID0EXNAC" office:value-type="string">
            <text:p>000-3943-1034</text:p>
          </table:table-cell>
          <table:table-cell table:number-columns-repeated="255"/>
        </table:table-row>
        <table:table-row xmlns:xdr="http://schemas.openxmlformats.org/drawingml/2006/spreadsheetDrawing" table:style-name="ID0E1HBM">
          <table:table-cell table:style-name="ID0EXNAC" office:value-type="string">
            <text:p>001-3234-3894</text:p>
          </table:table-cell>
          <table:table-cell table:number-columns-repeated="255"/>
        </table:table-row>
        <table:table-row xmlns:xdr="http://schemas.openxmlformats.org/drawingml/2006/spreadsheetDrawing" table:style-name="ID0EGIBM">
          <table:table-cell table:style-name="ID0EXNAC" office:value-type="string">
            <text:p>014-2398-3944</text:p>
          </table:table-cell>
          <table:table-cell table:number-columns-repeated="255"/>
        </table:table-row>
        <table:table-row xmlns:xdr="http://schemas.openxmlformats.org/drawingml/2006/spreadsheetDrawing" table:style-name="ID0ESIBM">
          <table:table-cell table:number-columns-repeated="256"/>
        </table:table-row>
        <table:table-row xmlns:xdr="http://schemas.openxmlformats.org/drawingml/2006/spreadsheetDrawing" table:style-name="ID0EXIBM">
          <table:table-cell table:style-name="ID0EXNAC" office:value-type="string">
            <text:p>2. 잘못된 자리수 번호</text:p>
          </table:table-cell>
          <table:table-cell table:number-columns-repeated="255"/>
        </table:table-row>
        <table:table-row xmlns:xdr="http://schemas.openxmlformats.org/drawingml/2006/spreadsheetDrawing" table:style-name="ID0EDJBM">
          <table:table-cell table:style-name="ID0EXNAC" office:value-type="string">
            <text:p>010-4243-34254</text:p>
          </table:table-cell>
          <table:table-cell table:number-columns-repeated="255"/>
        </table:table-row>
        <table:table-row xmlns:xdr="http://schemas.openxmlformats.org/drawingml/2006/spreadsheetDrawing" table:style-name="ID0EPJBM">
          <table:table-cell table:style-name="ID0EXNAC" office:value-type="string">
            <text:p>010-33434-2344</text:p>
          </table:table-cell>
          <table:table-cell table:number-columns-repeated="255"/>
        </table:table-row>
        <table:table-row xmlns:xdr="http://schemas.openxmlformats.org/drawingml/2006/spreadsheetDrawing" table:style-name="ID0E2JBM">
          <table:table-cell table:style-name="ID0EXNAC" office:value-type="string">
            <text:p>010-1232-432</text:p>
          </table:table-cell>
          <table:table-cell table:number-columns-repeated="255"/>
        </table:table-row>
        <table:table-row xmlns:xdr="http://schemas.openxmlformats.org/drawingml/2006/spreadsheetDrawing" table:style-name="ID0EHKBM">
          <table:table-cell table:style-name="ID0EXNAC" office:value-type="string">
            <text:p>010-12-34484</text:p>
          </table:table-cell>
          <table:table-cell table:number-columns-repeated="255"/>
        </table:table-row>
        <table:table-row xmlns:xdr="http://schemas.openxmlformats.org/drawingml/2006/spreadsheetDrawing" table:style-name="ID0ETKBM">
          <table:table-cell table:style-name="ID0EXNAC" office:value-type="string">
            <text:p>010-123-12</text:p>
          </table:table-cell>
          <table:table-cell table:number-columns-repeated="255"/>
        </table:table-row>
        <table:table-row xmlns:xdr="http://schemas.openxmlformats.org/drawingml/2006/spreadsheetDrawing" table:style-name="ID0E6KBM">
          <table:table-cell table:number-columns-repeated="256"/>
        </table:table-row>
        <table:table-row xmlns:xdr="http://schemas.openxmlformats.org/drawingml/2006/spreadsheetDrawing" table:style-name="ID0EELBM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QLBM">
          <table:table-cell table:style-name="ID0EXNAC" office:value-type="string">
            <text:p>전화번호</text:p>
          </table:table-cell>
          <table:table-cell table:number-columns-repeated="255"/>
        </table:table-row>
        <table:table-row xmlns:xdr="http://schemas.openxmlformats.org/drawingml/2006/spreadsheetDrawing" table:style-name="ID0E3LBM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IMBM">
          <table:table-cell table:style-name="ID0EXNAC" office:value-type="string">
            <text:p>가. 검출</text:p>
          </table:table-cell>
          <table:table-cell table:number-columns-repeated="255"/>
        </table:table-row>
        <table:table-row xmlns:xdr="http://schemas.openxmlformats.org/drawingml/2006/spreadsheetDrawing" table:style-name="ID0EUMBM">
          <table:table-cell table:style-name="ID0EXNAC" office:value-type="string">
            <text:p>1. 서울(02) </text:p>
          </table:table-cell>
          <table:table-cell table:number-columns-repeated="255"/>
        </table:table-row>
        <table:table-row xmlns:xdr="http://schemas.openxmlformats.org/drawingml/2006/spreadsheetDrawing" table:style-name="ID0EANBM">
          <table:table-cell table:style-name="ID0EXNAC" office:value-type="string">
            <text:p>02-875-5688</text:p>
          </table:table-cell>
          <table:table-cell table:number-columns-repeated="255"/>
        </table:table-row>
        <table:table-row xmlns:xdr="http://schemas.openxmlformats.org/drawingml/2006/spreadsheetDrawing" table:style-name="ID0EMNBM">
          <table:table-cell table:style-name="ID0EXNAC" office:value-type="string">
            <text:p>02-391-3566</text:p>
          </table:table-cell>
          <table:table-cell table:number-columns-repeated="255"/>
        </table:table-row>
        <table:table-row xmlns:xdr="http://schemas.openxmlformats.org/drawingml/2006/spreadsheetDrawing" table:style-name="ID0EYNBM">
          <table:table-cell table:style-name="ID0EXNAC" office:value-type="string">
            <text:p>02-6748-0405</text:p>
          </table:table-cell>
          <table:table-cell table:number-columns-repeated="255"/>
        </table:table-row>
        <table:table-row xmlns:xdr="http://schemas.openxmlformats.org/drawingml/2006/spreadsheetDrawing" table:style-name="ID0EEOBM">
          <table:table-cell table:style-name="ID0EXNAC" office:value-type="string">
            <text:p>02-2298-8900</text:p>
          </table:table-cell>
          <table:table-cell table:number-columns-repeated="255"/>
        </table:table-row>
        <table:table-row xmlns:xdr="http://schemas.openxmlformats.org/drawingml/2006/spreadsheetDrawing" table:style-name="ID0EQOBM">
          <table:table-cell table:style-name="ID0EXNAC" office:value-type="string">
            <text:p>02-5535-6035</text:p>
          </table:table-cell>
          <table:table-cell table:number-columns-repeated="255"/>
        </table:table-row>
        <table:table-row xmlns:xdr="http://schemas.openxmlformats.org/drawingml/2006/spreadsheetDrawing" table:style-name="ID0E3OBM">
          <table:table-cell table:number-columns-repeated="256"/>
        </table:table-row>
        <table:table-row xmlns:xdr="http://schemas.openxmlformats.org/drawingml/2006/spreadsheetDrawing" table:style-name="ID0EBPBM">
          <table:table-cell table:number-columns-repeated="256"/>
        </table:table-row>
        <table:table-row xmlns:xdr="http://schemas.openxmlformats.org/drawingml/2006/spreadsheetDrawing" table:style-name="ID0EGPBM">
          <table:table-cell table:style-name="ID0EXNAC" office:value-type="string">
            <text:p>2. 경기(031)</text:p>
          </table:table-cell>
          <table:table-cell table:number-columns-repeated="255"/>
        </table:table-row>
        <table:table-row xmlns:xdr="http://schemas.openxmlformats.org/drawingml/2006/spreadsheetDrawing" table:style-name="ID0ESPBM">
          <table:table-cell table:style-name="ID0EXNAC" office:value-type="string">
            <text:p>031-375-5292</text:p>
          </table:table-cell>
          <table:table-cell table:number-columns-repeated="255"/>
        </table:table-row>
        <table:table-row xmlns:xdr="http://schemas.openxmlformats.org/drawingml/2006/spreadsheetDrawing" table:style-name="ID0E5PBM">
          <table:table-cell table:style-name="ID0EXNAC" office:value-type="string">
            <text:p>031-222-0957</text:p>
          </table:table-cell>
          <table:table-cell table:number-columns-repeated="255"/>
        </table:table-row>
        <table:table-row xmlns:xdr="http://schemas.openxmlformats.org/drawingml/2006/spreadsheetDrawing" table:style-name="ID0EKQBM">
          <table:table-cell table:style-name="ID0EXNAC" office:value-type="string">
            <text:p>031-8015-0102</text:p>
          </table:table-cell>
          <table:table-cell table:number-columns-repeated="255"/>
        </table:table-row>
        <table:table-row xmlns:xdr="http://schemas.openxmlformats.org/drawingml/2006/spreadsheetDrawing" table:style-name="ID0EWQBM">
          <table:table-cell table:style-name="ID0EXNAC" office:value-type="string">
            <text:p>031-8015-3660</text:p>
          </table:table-cell>
          <table:table-cell table:number-columns-repeated="255"/>
        </table:table-row>
        <table:table-row xmlns:xdr="http://schemas.openxmlformats.org/drawingml/2006/spreadsheetDrawing" table:style-name="ID0ECRBM">
          <table:table-cell table:style-name="ID0EXNAC" office:value-type="string">
            <text:p>031-8015-3661</text:p>
          </table:table-cell>
          <table:table-cell table:number-columns-repeated="255"/>
        </table:table-row>
        <table:table-row xmlns:xdr="http://schemas.openxmlformats.org/drawingml/2006/spreadsheetDrawing" table:style-name="ID0EORBM">
          <table:table-cell table:number-columns-repeated="256"/>
        </table:table-row>
        <table:table-row xmlns:xdr="http://schemas.openxmlformats.org/drawingml/2006/spreadsheetDrawing" table:style-name="ID0ETRBM">
          <table:table-cell table:number-columns-repeated="256"/>
        </table:table-row>
        <table:table-row xmlns:xdr="http://schemas.openxmlformats.org/drawingml/2006/spreadsheetDrawing" table:style-name="ID0EYRBM">
          <table:table-cell table:style-name="ID0EXNAC" office:value-type="string">
            <text:p>3. 부산(051)</text:p>
          </table:table-cell>
          <table:table-cell table:number-columns-repeated="255"/>
        </table:table-row>
        <table:table-row xmlns:xdr="http://schemas.openxmlformats.org/drawingml/2006/spreadsheetDrawing" table:style-name="ID0EESBM">
          <table:table-cell table:style-name="ID0EXNAC" office:value-type="string">
            <text:p>051-245-5359</text:p>
          </table:table-cell>
          <table:table-cell table:number-columns-repeated="255"/>
        </table:table-row>
        <table:table-row xmlns:xdr="http://schemas.openxmlformats.org/drawingml/2006/spreadsheetDrawing" table:style-name="ID0EQSBM">
          <table:table-cell table:style-name="ID0EXNAC" office:value-type="string">
            <text:p>051-761-0002</text:p>
          </table:table-cell>
          <table:table-cell table:number-columns-repeated="255"/>
        </table:table-row>
        <table:table-row xmlns:xdr="http://schemas.openxmlformats.org/drawingml/2006/spreadsheetDrawing" table:style-name="ID0E3SBM">
          <table:table-cell table:style-name="ID0EXNAC" office:value-type="string">
            <text:p>051-702-0998</text:p>
          </table:table-cell>
          <table:table-cell table:number-columns-repeated="255"/>
        </table:table-row>
        <table:table-row xmlns:xdr="http://schemas.openxmlformats.org/drawingml/2006/spreadsheetDrawing" table:style-name="ID0EITBM">
          <table:table-cell table:style-name="ID0EXNAC" office:value-type="string">
            <text:p>051-405-2992</text:p>
          </table:table-cell>
          <table:table-cell table:number-columns-repeated="255"/>
        </table:table-row>
        <table:table-row xmlns:xdr="http://schemas.openxmlformats.org/drawingml/2006/spreadsheetDrawing" table:style-name="ID0EUTBM">
          <table:table-cell table:style-name="ID0EXNAC" office:value-type="string">
            <text:p>051-9968-0459</text:p>
          </table:table-cell>
          <table:table-cell table:number-columns-repeated="255"/>
        </table:table-row>
        <table:table-row xmlns:xdr="http://schemas.openxmlformats.org/drawingml/2006/spreadsheetDrawing" table:style-name="ID0EAUBM">
          <table:table-cell table:number-columns-repeated="256"/>
        </table:table-row>
        <table:table-row xmlns:xdr="http://schemas.openxmlformats.org/drawingml/2006/spreadsheetDrawing" table:style-name="ID0EFUBM">
          <table:table-cell table:style-name="ID0EXNAC" office:value-type="string">
            <text:p>4. 대구(053)</text:p>
          </table:table-cell>
          <table:table-cell table:number-columns-repeated="255"/>
        </table:table-row>
        <table:table-row xmlns:xdr="http://schemas.openxmlformats.org/drawingml/2006/spreadsheetDrawing" table:style-name="ID0ERUBM">
          <table:table-cell table:style-name="ID0EXNAC" office:value-type="string">
            <text:p>053-759-5008</text:p>
          </table:table-cell>
          <table:table-cell table:number-columns-repeated="255"/>
        </table:table-row>
        <table:table-row xmlns:xdr="http://schemas.openxmlformats.org/drawingml/2006/spreadsheetDrawing" table:style-name="ID0E4UBM">
          <table:table-cell table:style-name="ID0EXNAC" office:value-type="string">
            <text:p>053-423-9392</text:p>
          </table:table-cell>
          <table:table-cell table:number-columns-repeated="255"/>
        </table:table-row>
        <table:table-row xmlns:xdr="http://schemas.openxmlformats.org/drawingml/2006/spreadsheetDrawing" table:style-name="ID0EJVBM">
          <table:table-cell table:style-name="ID0EXNAC" office:value-type="string">
            <text:p>053-943-1882</text:p>
          </table:table-cell>
          <table:table-cell table:number-columns-repeated="255"/>
        </table:table-row>
        <table:table-row xmlns:xdr="http://schemas.openxmlformats.org/drawingml/2006/spreadsheetDrawing" table:style-name="ID0EVVBM">
          <table:table-cell table:style-name="ID0EXNAC" office:value-type="string">
            <text:p>053-759-7333</text:p>
          </table:table-cell>
          <table:table-cell table:number-columns-repeated="255"/>
        </table:table-row>
        <table:table-row xmlns:xdr="http://schemas.openxmlformats.org/drawingml/2006/spreadsheetDrawing" table:style-name="ID0EBWBM">
          <table:table-cell table:style-name="ID0EXNAC" office:value-type="string">
            <text:p>053-2349-8897</text:p>
          </table:table-cell>
          <table:table-cell table:number-columns-repeated="255"/>
        </table:table-row>
        <table:table-row xmlns:xdr="http://schemas.openxmlformats.org/drawingml/2006/spreadsheetDrawing" table:style-name="ID0ENWBM">
          <table:table-cell table:number-columns-repeated="256"/>
        </table:table-row>
        <table:table-row xmlns:xdr="http://schemas.openxmlformats.org/drawingml/2006/spreadsheetDrawing" table:style-name="ID0ESWBM">
          <table:table-cell table:style-name="ID0EXNAC" office:value-type="string">
            <text:p>5. 인천(032)</text:p>
          </table:table-cell>
          <table:table-cell table:number-columns-repeated="255"/>
        </table:table-row>
        <table:table-row xmlns:xdr="http://schemas.openxmlformats.org/drawingml/2006/spreadsheetDrawing" table:style-name="ID0E5WBM">
          <table:table-cell table:style-name="ID0EXNAC" office:value-type="string">
            <text:p>032-502-0308</text:p>
          </table:table-cell>
          <table:table-cell table:number-columns-repeated="255"/>
        </table:table-row>
        <table:table-row xmlns:xdr="http://schemas.openxmlformats.org/drawingml/2006/spreadsheetDrawing" table:style-name="ID0EKXBM">
          <table:table-cell table:style-name="ID0EXNAC" office:value-type="string">
            <text:p>032-546-1747</text:p>
          </table:table-cell>
          <table:table-cell table:number-columns-repeated="255"/>
        </table:table-row>
        <table:table-row xmlns:xdr="http://schemas.openxmlformats.org/drawingml/2006/spreadsheetDrawing" table:style-name="ID0EWXBM">
          <table:table-cell table:style-name="ID0EXNAC" office:value-type="string">
            <text:p>032-817-9289</text:p>
          </table:table-cell>
          <table:table-cell table:number-columns-repeated="255"/>
        </table:table-row>
        <table:table-row xmlns:xdr="http://schemas.openxmlformats.org/drawingml/2006/spreadsheetDrawing" table:style-name="ID0ECYBM">
          <table:table-cell table:style-name="ID0EXNAC" office:value-type="string">
            <text:p>032-867-9982</text:p>
          </table:table-cell>
          <table:table-cell table:number-columns-repeated="255"/>
        </table:table-row>
        <table:table-row xmlns:xdr="http://schemas.openxmlformats.org/drawingml/2006/spreadsheetDrawing" table:style-name="ID0EOYBM">
          <table:table-cell table:style-name="ID0EXNAC" office:value-type="string">
            <text:p>032-3176-7188 </text:p>
          </table:table-cell>
          <table:table-cell table:number-columns-repeated="255"/>
        </table:table-row>
        <table:table-row xmlns:xdr="http://schemas.openxmlformats.org/drawingml/2006/spreadsheetDrawing" table:style-name="ID0E1YBM">
          <table:table-cell table:number-columns-repeated="256"/>
        </table:table-row>
        <table:table-row xmlns:xdr="http://schemas.openxmlformats.org/drawingml/2006/spreadsheetDrawing" table:style-name="ID0E6YBM">
          <table:table-cell table:number-columns-repeated="256"/>
        </table:table-row>
        <table:table-row xmlns:xdr="http://schemas.openxmlformats.org/drawingml/2006/spreadsheetDrawing" table:style-name="ID0EEZBM">
          <table:table-cell table:style-name="ID0EXNAC" office:value-type="string">
            <text:p>6. 광주(062)</text:p>
          </table:table-cell>
          <table:table-cell table:number-columns-repeated="255"/>
        </table:table-row>
        <table:table-row xmlns:xdr="http://schemas.openxmlformats.org/drawingml/2006/spreadsheetDrawing" table:style-name="ID0EQZBM">
          <table:table-cell table:style-name="ID0EXNAC" office:value-type="string">
            <text:p>062-959-0321</text:p>
          </table:table-cell>
          <table:table-cell table:number-columns-repeated="255"/>
        </table:table-row>
        <table:table-row xmlns:xdr="http://schemas.openxmlformats.org/drawingml/2006/spreadsheetDrawing" table:style-name="ID0E3ZBM">
          <table:table-cell table:style-name="ID0EXNAC" office:value-type="string">
            <text:p>062-514-6884</text:p>
          </table:table-cell>
          <table:table-cell table:number-columns-repeated="255"/>
        </table:table-row>
        <table:table-row xmlns:xdr="http://schemas.openxmlformats.org/drawingml/2006/spreadsheetDrawing" table:style-name="ID0EI1BM">
          <table:table-cell table:style-name="ID0EXNAC" office:value-type="string">
            <text:p>062-946-3399</text:p>
          </table:table-cell>
          <table:table-cell table:number-columns-repeated="255"/>
        </table:table-row>
        <table:table-row xmlns:xdr="http://schemas.openxmlformats.org/drawingml/2006/spreadsheetDrawing" table:style-name="ID0EU1BM">
          <table:table-cell table:style-name="ID0EXNAC" office:value-type="string">
            <text:p>062-373-4343</text:p>
          </table:table-cell>
          <table:table-cell table:number-columns-repeated="255"/>
        </table:table-row>
        <table:table-row xmlns:xdr="http://schemas.openxmlformats.org/drawingml/2006/spreadsheetDrawing" table:style-name="ID0EA2BM">
          <table:table-cell table:style-name="ID0EXNAC" office:value-type="string">
            <text:p>062-5155-1621</text:p>
          </table:table-cell>
          <table:table-cell table:number-columns-repeated="255"/>
        </table:table-row>
        <table:table-row xmlns:xdr="http://schemas.openxmlformats.org/drawingml/2006/spreadsheetDrawing" table:style-name="ID0EM2BM">
          <table:table-cell table:number-columns-repeated="256"/>
        </table:table-row>
        <table:table-row xmlns:xdr="http://schemas.openxmlformats.org/drawingml/2006/spreadsheetDrawing" table:style-name="ID0ER2BM">
          <table:table-cell table:style-name="ID0EXNAC" office:value-type="string">
            <text:p>7. 대전(042)</text:p>
          </table:table-cell>
          <table:table-cell table:number-columns-repeated="255"/>
        </table:table-row>
        <table:table-row xmlns:xdr="http://schemas.openxmlformats.org/drawingml/2006/spreadsheetDrawing" table:style-name="ID0E42BM">
          <table:table-cell table:style-name="ID0EXNAC" office:value-type="string">
            <text:p>042-489-6677</text:p>
          </table:table-cell>
          <table:table-cell table:number-columns-repeated="255"/>
        </table:table-row>
        <table:table-row xmlns:xdr="http://schemas.openxmlformats.org/drawingml/2006/spreadsheetDrawing" table:style-name="ID0EJ3BM">
          <table:table-cell table:style-name="ID0EXNAC" office:value-type="string">
            <text:p>042-626-2600</text:p>
          </table:table-cell>
          <table:table-cell table:number-columns-repeated="255"/>
        </table:table-row>
        <table:table-row xmlns:xdr="http://schemas.openxmlformats.org/drawingml/2006/spreadsheetDrawing" table:style-name="ID0EV3BM">
          <table:table-cell table:style-name="ID0EXNAC" office:value-type="string">
            <text:p>042-282-5377</text:p>
          </table:table-cell>
          <table:table-cell table:number-columns-repeated="255"/>
        </table:table-row>
        <table:table-row xmlns:xdr="http://schemas.openxmlformats.org/drawingml/2006/spreadsheetDrawing" table:style-name="ID0EB4BM">
          <table:table-cell table:style-name="ID0EXNAC" office:value-type="string">
            <text:p>042-283-8000</text:p>
          </table:table-cell>
          <table:table-cell table:number-columns-repeated="255"/>
        </table:table-row>
        <table:table-row xmlns:xdr="http://schemas.openxmlformats.org/drawingml/2006/spreadsheetDrawing" table:style-name="ID0EN4BM">
          <table:table-cell table:style-name="ID0EXNAC" office:value-type="string">
            <text:p>042-2895-1797</text:p>
          </table:table-cell>
          <table:table-cell table:number-columns-repeated="255"/>
        </table:table-row>
        <table:table-row xmlns:xdr="http://schemas.openxmlformats.org/drawingml/2006/spreadsheetDrawing" table:style-name="ID0EZ4BM">
          <table:table-cell table:number-columns-repeated="256"/>
        </table:table-row>
        <table:table-row xmlns:xdr="http://schemas.openxmlformats.org/drawingml/2006/spreadsheetDrawing" table:style-name="ID0E54BM">
          <table:table-cell table:style-name="ID0EXNAC" office:value-type="string">
            <text:p>8. 울산(052)</text:p>
          </table:table-cell>
          <table:table-cell table:number-columns-repeated="255"/>
        </table:table-row>
        <table:table-row xmlns:xdr="http://schemas.openxmlformats.org/drawingml/2006/spreadsheetDrawing" table:style-name="ID0EK5BM">
          <table:table-cell table:style-name="ID0EXNAC" office:value-type="string">
            <text:p>052-201-5500</text:p>
          </table:table-cell>
          <table:table-cell table:number-columns-repeated="255"/>
        </table:table-row>
        <table:table-row xmlns:xdr="http://schemas.openxmlformats.org/drawingml/2006/spreadsheetDrawing" table:style-name="ID0EW5BM">
          <table:table-cell table:style-name="ID0EXNAC" office:value-type="string">
            <text:p>052-249-0150</text:p>
          </table:table-cell>
          <table:table-cell table:number-columns-repeated="255"/>
        </table:table-row>
        <table:table-row xmlns:xdr="http://schemas.openxmlformats.org/drawingml/2006/spreadsheetDrawing" table:style-name="ID0EC6BM">
          <table:table-cell table:style-name="ID0EXNAC" office:value-type="string">
            <text:p>052-297-9977</text:p>
          </table:table-cell>
          <table:table-cell table:number-columns-repeated="255"/>
        </table:table-row>
        <table:table-row xmlns:xdr="http://schemas.openxmlformats.org/drawingml/2006/spreadsheetDrawing" table:style-name="ID0EO6BM">
          <table:table-cell table:style-name="ID0EXNAC" office:value-type="string">
            <text:p>052-223-7821</text:p>
          </table:table-cell>
          <table:table-cell table:number-columns-repeated="255"/>
        </table:table-row>
        <table:table-row xmlns:xdr="http://schemas.openxmlformats.org/drawingml/2006/spreadsheetDrawing" table:style-name="ID0E16BM">
          <table:table-cell table:style-name="ID0EXNAC" office:value-type="string">
            <text:p>052-4627-7465</text:p>
          </table:table-cell>
          <table:table-cell table:number-columns-repeated="255"/>
        </table:table-row>
        <table:table-row xmlns:xdr="http://schemas.openxmlformats.org/drawingml/2006/spreadsheetDrawing" table:style-name="ID0EGACM">
          <table:table-cell table:number-columns-repeated="256"/>
        </table:table-row>
        <table:table-row xmlns:xdr="http://schemas.openxmlformats.org/drawingml/2006/spreadsheetDrawing" table:style-name="ID0ELACM">
          <table:table-cell table:number-columns-repeated="256"/>
        </table:table-row>
        <table:table-row xmlns:xdr="http://schemas.openxmlformats.org/drawingml/2006/spreadsheetDrawing" table:style-name="ID0EQACM">
          <table:table-cell table:style-name="ID0EXNAC" office:value-type="string">
            <text:p>9. 충북(043)</text:p>
          </table:table-cell>
          <table:table-cell table:number-columns-repeated="255"/>
        </table:table-row>
        <table:table-row xmlns:xdr="http://schemas.openxmlformats.org/drawingml/2006/spreadsheetDrawing" table:style-name="ID0E3ACM">
          <table:table-cell table:style-name="ID0EXNAC" office:value-type="string">
            <text:p>043-266-6333</text:p>
          </table:table-cell>
          <table:table-cell table:number-columns-repeated="255"/>
        </table:table-row>
        <table:table-row xmlns:xdr="http://schemas.openxmlformats.org/drawingml/2006/spreadsheetDrawing" table:style-name="ID0EIBCM">
          <table:table-cell table:style-name="ID0EXNAC" office:value-type="string">
            <text:p>043-232-2005</text:p>
          </table:table-cell>
          <table:table-cell table:number-columns-repeated="255"/>
        </table:table-row>
        <table:table-row xmlns:xdr="http://schemas.openxmlformats.org/drawingml/2006/spreadsheetDrawing" table:style-name="ID0EUBCM">
          <table:table-cell table:style-name="ID0EXNAC" office:value-type="string">
            <text:p>043-213-3553</text:p>
          </table:table-cell>
          <table:table-cell table:number-columns-repeated="255"/>
        </table:table-row>
        <table:table-row xmlns:xdr="http://schemas.openxmlformats.org/drawingml/2006/spreadsheetDrawing" table:style-name="ID0EACCM">
          <table:table-cell table:style-name="ID0EXNAC" office:value-type="string">
            <text:p>043-236-0356</text:p>
          </table:table-cell>
          <table:table-cell table:number-columns-repeated="255"/>
        </table:table-row>
        <table:table-row xmlns:xdr="http://schemas.openxmlformats.org/drawingml/2006/spreadsheetDrawing" table:style-name="ID0EMCCM">
          <table:table-cell table:style-name="ID0EXNAC" office:value-type="string">
            <text:p>043-929-3929</text:p>
          </table:table-cell>
          <table:table-cell table:number-columns-repeated="255"/>
        </table:table-row>
        <table:table-row xmlns:xdr="http://schemas.openxmlformats.org/drawingml/2006/spreadsheetDrawing" table:style-name="ID0EYCCM">
          <table:table-cell table:number-columns-repeated="256"/>
        </table:table-row>
        <table:table-row xmlns:xdr="http://schemas.openxmlformats.org/drawingml/2006/spreadsheetDrawing" table:style-name="ID0E4CCM">
          <table:table-cell table:style-name="ID0EXNAC" office:value-type="string">
            <text:p>10. 충남(041)</text:p>
          </table:table-cell>
          <table:table-cell table:number-columns-repeated="255"/>
        </table:table-row>
        <table:table-row xmlns:xdr="http://schemas.openxmlformats.org/drawingml/2006/spreadsheetDrawing" table:style-name="ID0EJDCM">
          <table:table-cell table:style-name="ID0EXNAC" office:value-type="string">
            <text:p>041-567-4990</text:p>
          </table:table-cell>
          <table:table-cell table:number-columns-repeated="255"/>
        </table:table-row>
        <table:table-row xmlns:xdr="http://schemas.openxmlformats.org/drawingml/2006/spreadsheetDrawing" table:style-name="ID0EVDCM">
          <table:table-cell table:style-name="ID0EXNAC" office:value-type="string">
            <text:p>041-565-6232</text:p>
          </table:table-cell>
          <table:table-cell table:number-columns-repeated="255"/>
        </table:table-row>
        <table:table-row xmlns:xdr="http://schemas.openxmlformats.org/drawingml/2006/spreadsheetDrawing" table:style-name="ID0EBECM">
          <table:table-cell table:style-name="ID0EXNAC" office:value-type="string">
            <text:p>041-574-7050</text:p>
          </table:table-cell>
          <table:table-cell table:number-columns-repeated="255"/>
        </table:table-row>
        <table:table-row xmlns:xdr="http://schemas.openxmlformats.org/drawingml/2006/spreadsheetDrawing" table:style-name="ID0ENECM">
          <table:table-cell table:style-name="ID0EXNAC" office:value-type="string">
            <text:p>041-353-8212</text:p>
          </table:table-cell>
          <table:table-cell table:number-columns-repeated="255"/>
        </table:table-row>
        <table:table-row xmlns:xdr="http://schemas.openxmlformats.org/drawingml/2006/spreadsheetDrawing" table:style-name="ID0EZECM">
          <table:table-cell table:style-name="ID0EXNAC" office:value-type="string">
            <text:p>041-2777-8589</text:p>
          </table:table-cell>
          <table:table-cell table:number-columns-repeated="255"/>
        </table:table-row>
        <table:table-row xmlns:xdr="http://schemas.openxmlformats.org/drawingml/2006/spreadsheetDrawing" table:style-name="ID0EFFCM">
          <table:table-cell table:number-columns-repeated="256"/>
        </table:table-row>
        <table:table-row xmlns:xdr="http://schemas.openxmlformats.org/drawingml/2006/spreadsheetDrawing" table:style-name="ID0EKFCM">
          <table:table-cell table:style-name="ID0EXNAC" office:value-type="string">
            <text:p>11. 전북(063)</text:p>
          </table:table-cell>
          <table:table-cell table:number-columns-repeated="255"/>
        </table:table-row>
        <table:table-row xmlns:xdr="http://schemas.openxmlformats.org/drawingml/2006/spreadsheetDrawing" table:style-name="ID0EWFCM">
          <table:table-cell table:style-name="ID0EXNAC" office:value-type="string">
            <text:p>063-8407-8154 </text:p>
          </table:table-cell>
          <table:table-cell table:number-columns-repeated="255"/>
        </table:table-row>
        <table:table-row xmlns:xdr="http://schemas.openxmlformats.org/drawingml/2006/spreadsheetDrawing" table:style-name="ID0ECGCM">
          <table:table-cell table:style-name="ID0EXNAC" office:value-type="string">
            <text:p>063-531-7522</text:p>
          </table:table-cell>
          <table:table-cell table:number-columns-repeated="255"/>
        </table:table-row>
        <table:table-row xmlns:xdr="http://schemas.openxmlformats.org/drawingml/2006/spreadsheetDrawing" table:style-name="ID0EOGCM">
          <table:table-cell table:style-name="ID0EXNAC" office:value-type="string">
            <text:p>063-464-7181</text:p>
          </table:table-cell>
          <table:table-cell table:number-columns-repeated="255"/>
        </table:table-row>
        <table:table-row xmlns:xdr="http://schemas.openxmlformats.org/drawingml/2006/spreadsheetDrawing" table:style-name="ID0E1GCM">
          <table:table-cell table:style-name="ID0EXNAC" office:value-type="string">
            <text:p>063-463-5445</text:p>
          </table:table-cell>
          <table:table-cell table:number-columns-repeated="255"/>
        </table:table-row>
        <table:table-row xmlns:xdr="http://schemas.openxmlformats.org/drawingml/2006/spreadsheetDrawing" table:style-name="ID0EGHCM">
          <table:table-cell table:style-name="ID0EXNAC" office:value-type="string">
            <text:p>063-564-9419</text:p>
          </table:table-cell>
          <table:table-cell table:number-columns-repeated="255"/>
        </table:table-row>
        <table:table-row xmlns:xdr="http://schemas.openxmlformats.org/drawingml/2006/spreadsheetDrawing" table:style-name="ID0ESHCM">
          <table:table-cell table:number-columns-repeated="256"/>
        </table:table-row>
        <table:table-row xmlns:xdr="http://schemas.openxmlformats.org/drawingml/2006/spreadsheetDrawing" table:style-name="ID0EXHCM">
          <table:table-cell table:style-name="ID0EXNAC" office:value-type="string">
            <text:p>12. 전남(061)</text:p>
          </table:table-cell>
          <table:table-cell table:number-columns-repeated="255"/>
        </table:table-row>
        <table:table-row xmlns:xdr="http://schemas.openxmlformats.org/drawingml/2006/spreadsheetDrawing" table:style-name="ID0EDICM">
          <table:table-cell table:style-name="ID0EXNAC" office:value-type="string">
            <text:p>061-351-7373</text:p>
          </table:table-cell>
          <table:table-cell table:number-columns-repeated="255"/>
        </table:table-row>
        <table:table-row xmlns:xdr="http://schemas.openxmlformats.org/drawingml/2006/spreadsheetDrawing" table:style-name="ID0EPICM">
          <table:table-cell table:style-name="ID0EXNAC" office:value-type="string">
            <text:p>061-681-6882</text:p>
          </table:table-cell>
          <table:table-cell table:number-columns-repeated="255"/>
        </table:table-row>
        <table:table-row xmlns:xdr="http://schemas.openxmlformats.org/drawingml/2006/spreadsheetDrawing" table:style-name="ID0E2ICM">
          <table:table-cell table:style-name="ID0EXNAC" office:value-type="string">
            <text:p>061-281-0055</text:p>
          </table:table-cell>
          <table:table-cell table:number-columns-repeated="255"/>
        </table:table-row>
        <table:table-row xmlns:xdr="http://schemas.openxmlformats.org/drawingml/2006/spreadsheetDrawing" table:style-name="ID0EHJCM">
          <table:table-cell table:style-name="ID0EXNAC" office:value-type="string">
            <text:p>061-285-3102</text:p>
          </table:table-cell>
          <table:table-cell table:number-columns-repeated="255"/>
        </table:table-row>
        <table:table-row xmlns:xdr="http://schemas.openxmlformats.org/drawingml/2006/spreadsheetDrawing" table:style-name="ID0ETJCM">
          <table:table-cell table:style-name="ID0EXNAC" office:value-type="string">
            <text:p>061-860-5102</text:p>
          </table:table-cell>
          <table:table-cell table:number-columns-repeated="255"/>
        </table:table-row>
        <table:table-row xmlns:xdr="http://schemas.openxmlformats.org/drawingml/2006/spreadsheetDrawing" table:style-name="ID0E6JCM">
          <table:table-cell table:number-columns-repeated="256"/>
        </table:table-row>
        <table:table-row xmlns:xdr="http://schemas.openxmlformats.org/drawingml/2006/spreadsheetDrawing" table:style-name="ID0EEKCM">
          <table:table-cell table:style-name="ID0EXNAC" office:value-type="string">
            <text:p>13. 경북(054)</text:p>
          </table:table-cell>
          <table:table-cell table:number-columns-repeated="255"/>
        </table:table-row>
        <table:table-row xmlns:xdr="http://schemas.openxmlformats.org/drawingml/2006/spreadsheetDrawing" table:style-name="ID0EQKCM">
          <table:table-cell table:style-name="ID0EXNAC" office:value-type="string">
            <text:p>054-373-5245</text:p>
          </table:table-cell>
          <table:table-cell table:number-columns-repeated="255"/>
        </table:table-row>
        <table:table-row xmlns:xdr="http://schemas.openxmlformats.org/drawingml/2006/spreadsheetDrawing" table:style-name="ID0E3KCM">
          <table:table-cell table:style-name="ID0EXNAC" office:value-type="string">
            <text:p>054-456-8248</text:p>
          </table:table-cell>
          <table:table-cell table:number-columns-repeated="255"/>
        </table:table-row>
        <table:table-row xmlns:xdr="http://schemas.openxmlformats.org/drawingml/2006/spreadsheetDrawing" table:style-name="ID0EILCM">
          <table:table-cell table:style-name="ID0EXNAC" office:value-type="string">
            <text:p>054-857-8118</text:p>
          </table:table-cell>
          <table:table-cell table:number-columns-repeated="255"/>
        </table:table-row>
        <table:table-row xmlns:xdr="http://schemas.openxmlformats.org/drawingml/2006/spreadsheetDrawing" table:style-name="ID0EULCM">
          <table:table-cell table:style-name="ID0EXNAC" office:value-type="string">
            <text:p>054-462-1231</text:p>
          </table:table-cell>
          <table:table-cell table:number-columns-repeated="255"/>
        </table:table-row>
        <table:table-row xmlns:xdr="http://schemas.openxmlformats.org/drawingml/2006/spreadsheetDrawing" table:style-name="ID0EAMCM">
          <table:table-cell table:style-name="ID0EXNAC" office:value-type="string">
            <text:p>054-935-5850</text:p>
          </table:table-cell>
          <table:table-cell table:number-columns-repeated="255"/>
        </table:table-row>
        <table:table-row xmlns:xdr="http://schemas.openxmlformats.org/drawingml/2006/spreadsheetDrawing" table:style-name="ID0EMMCM">
          <table:table-cell table:number-columns-repeated="256"/>
        </table:table-row>
        <table:table-row xmlns:xdr="http://schemas.openxmlformats.org/drawingml/2006/spreadsheetDrawing" table:style-name="ID0ERMCM">
          <table:table-cell table:style-name="ID0EXNAC" office:value-type="string">
            <text:p>14. 경남(055)</text:p>
          </table:table-cell>
          <table:table-cell table:number-columns-repeated="255"/>
        </table:table-row>
        <table:table-row xmlns:xdr="http://schemas.openxmlformats.org/drawingml/2006/spreadsheetDrawing" table:style-name="ID0E4MCM">
          <table:table-cell table:style-name="ID0EXNAC" office:value-type="string">
            <text:p>055-646-6547</text:p>
          </table:table-cell>
          <table:table-cell table:number-columns-repeated="255"/>
        </table:table-row>
        <table:table-row xmlns:xdr="http://schemas.openxmlformats.org/drawingml/2006/spreadsheetDrawing" table:style-name="ID0EJNCM">
          <table:table-cell table:style-name="ID0EXNAC" office:value-type="string">
            <text:p>055-362-0302</text:p>
          </table:table-cell>
          <table:table-cell table:number-columns-repeated="255"/>
        </table:table-row>
        <table:table-row xmlns:xdr="http://schemas.openxmlformats.org/drawingml/2006/spreadsheetDrawing" table:style-name="ID0EVNCM">
          <table:table-cell table:style-name="ID0EXNAC" office:value-type="string">
            <text:p>055-283-0070</text:p>
          </table:table-cell>
          <table:table-cell table:number-columns-repeated="255"/>
        </table:table-row>
        <table:table-row xmlns:xdr="http://schemas.openxmlformats.org/drawingml/2006/spreadsheetDrawing" table:style-name="ID0EBOCM">
          <table:table-cell table:style-name="ID0EXNAC" office:value-type="string">
            <text:p>055-243-3570</text:p>
          </table:table-cell>
          <table:table-cell table:number-columns-repeated="255"/>
        </table:table-row>
        <table:table-row xmlns:xdr="http://schemas.openxmlformats.org/drawingml/2006/spreadsheetDrawing" table:style-name="ID0ENOCM">
          <table:table-cell table:style-name="ID0EXNAC" office:value-type="string">
            <text:p>055-681-2408</text:p>
          </table:table-cell>
          <table:table-cell table:number-columns-repeated="255"/>
        </table:table-row>
        <table:table-row xmlns:xdr="http://schemas.openxmlformats.org/drawingml/2006/spreadsheetDrawing" table:style-name="ID0EZOCM">
          <table:table-cell table:number-columns-repeated="256"/>
        </table:table-row>
        <table:table-row xmlns:xdr="http://schemas.openxmlformats.org/drawingml/2006/spreadsheetDrawing" table:style-name="ID0E5OCM">
          <table:table-cell table:style-name="ID0EXNAC" office:value-type="string">
            <text:p>15. IP전화기(070)</text:p>
          </table:table-cell>
          <table:table-cell table:number-columns-repeated="255"/>
        </table:table-row>
        <table:table-row xmlns:xdr="http://schemas.openxmlformats.org/drawingml/2006/spreadsheetDrawing" table:style-name="ID0EKPCM">
          <table:table-cell table:style-name="ID0EXNAC" office:value-type="string">
            <text:p>070-4983-3696</text:p>
          </table:table-cell>
          <table:table-cell table:number-columns-repeated="255"/>
        </table:table-row>
        <table:table-row xmlns:xdr="http://schemas.openxmlformats.org/drawingml/2006/spreadsheetDrawing" table:style-name="ID0EWPCM">
          <table:table-cell table:style-name="ID0EXNAC" office:value-type="string">
            <text:p>070-7885-7114</text:p>
          </table:table-cell>
          <table:table-cell table:number-columns-repeated="255"/>
        </table:table-row>
        <table:table-row xmlns:xdr="http://schemas.openxmlformats.org/drawingml/2006/spreadsheetDrawing" table:style-name="ID0ECQCM">
          <table:table-cell table:style-name="ID0EXNAC" office:value-type="string">
            <text:p>070-7124-0009</text:p>
          </table:table-cell>
          <table:table-cell table:number-columns-repeated="255"/>
        </table:table-row>
        <table:table-row xmlns:xdr="http://schemas.openxmlformats.org/drawingml/2006/spreadsheetDrawing" table:style-name="ID0EOQCM">
          <table:table-cell table:style-name="ID0EXNAC" office:value-type="string">
            <text:p>070-4117-0147</text:p>
          </table:table-cell>
          <table:table-cell table:number-columns-repeated="255"/>
        </table:table-row>
        <table:table-row xmlns:xdr="http://schemas.openxmlformats.org/drawingml/2006/spreadsheetDrawing" table:style-name="ID0E1QCM">
          <table:table-cell table:style-name="ID0EXNAC" office:value-type="string">
            <text:p>070-8271-1733</text:p>
          </table:table-cell>
          <table:table-cell table:number-columns-repeated="255"/>
        </table:table-row>
        <table:table-row xmlns:xdr="http://schemas.openxmlformats.org/drawingml/2006/spreadsheetDrawing" table:style-name="ID0EGRCM">
          <table:table-cell table:style-name="ID0EXNAC" office:value-type="string">
            <text:p>070-4235-3212</text:p>
          </table:table-cell>
          <table:table-cell table:number-columns-repeated="255"/>
        </table:table-row>
        <table:table-row xmlns:xdr="http://schemas.openxmlformats.org/drawingml/2006/spreadsheetDrawing" table:style-name="ID0ESRCM">
          <table:table-cell table:style-name="ID0EXNAC" office:value-type="string">
            <text:p>070-7935-7379</text:p>
          </table:table-cell>
          <table:table-cell table:number-columns-repeated="255"/>
        </table:table-row>
        <table:table-row xmlns:xdr="http://schemas.openxmlformats.org/drawingml/2006/spreadsheetDrawing" table:style-name="ID0E5RCM">
          <table:table-cell table:style-name="ID0EXNAC" office:value-type="string">
            <text:p>070-4030-5154</text:p>
          </table:table-cell>
          <table:table-cell table:number-columns-repeated="255"/>
        </table:table-row>
        <table:table-row xmlns:xdr="http://schemas.openxmlformats.org/drawingml/2006/spreadsheetDrawing" table:style-name="ID0EKSCM">
          <table:table-cell table:style-name="ID0EXNAC" office:value-type="string">
            <text:p>070-9558-5822</text:p>
          </table:table-cell>
          <table:table-cell table:number-columns-repeated="255"/>
        </table:table-row>
        <table:table-row xmlns:xdr="http://schemas.openxmlformats.org/drawingml/2006/spreadsheetDrawing" table:style-name="ID0EWSCM">
          <table:table-cell table:style-name="ID0EXNAC" office:value-type="string">
            <text:p>070-8872-9373</text:p>
          </table:table-cell>
          <table:table-cell table:number-columns-repeated="255"/>
        </table:table-row>
        <table:table-row xmlns:xdr="http://schemas.openxmlformats.org/drawingml/2006/spreadsheetDrawing" table:style-name="ID0ECTCM">
          <table:table-cell table:number-columns-repeated="256"/>
        </table:table-row>
        <table:table-row xmlns:xdr="http://schemas.openxmlformats.org/drawingml/2006/spreadsheetDrawing" table:style-name="ID0EHTCM">
          <table:table-cell table:style-name="ID0EXNAC" office:value-type="string">
            <text:p>02-3770-0739 </text:p>
          </table:table-cell>
          <table:table-cell table:number-columns-repeated="255"/>
        </table:table-row>
        <table:table-row xmlns:xdr="http://schemas.openxmlformats.org/drawingml/2006/spreadsheetDrawing" table:style-name="ID0ETTCM">
          <table:table-cell table:style-name="ID0EXNAC" office:value-type="string">
            <text:p>02-6434-3604 </text:p>
          </table:table-cell>
          <table:table-cell table:number-columns-repeated="255"/>
        </table:table-row>
        <table:table-row xmlns:xdr="http://schemas.openxmlformats.org/drawingml/2006/spreadsheetDrawing" table:style-name="ID0E6TCM">
          <table:table-cell table:style-name="ID0EXNAC" office:value-type="string">
            <text:p>02-6434-3603</text:p>
          </table:table-cell>
          <table:table-cell table:number-columns-repeated="255"/>
        </table:table-row>
        <table:table-row xmlns:xdr="http://schemas.openxmlformats.org/drawingml/2006/spreadsheetDrawing" table:style-name="ID0ELUCM">
          <table:table-cell table:style-name="ID0EXNAC" office:value-type="string">
            <text:p>02-2022-7192 </text:p>
          </table:table-cell>
          <table:table-cell table:number-columns-repeated="255"/>
        </table:table-row>
        <table:table-row xmlns:xdr="http://schemas.openxmlformats.org/drawingml/2006/spreadsheetDrawing" table:style-name="ID0EXUCM">
          <table:table-cell table:style-name="ID0EXNAC" office:value-type="string">
            <text:p>02-3625-9954 </text:p>
          </table:table-cell>
          <table:table-cell table:number-columns-repeated="255"/>
        </table:table-row>
        <table:table-row xmlns:xdr="http://schemas.openxmlformats.org/drawingml/2006/spreadsheetDrawing" table:style-name="ID0EDVCM">
          <table:table-cell table:style-name="ID0EXNAC" office:value-type="string">
            <text:p>033-827-6689 </text:p>
          </table:table-cell>
          <table:table-cell table:number-columns-repeated="255"/>
        </table:table-row>
        <table:table-row xmlns:xdr="http://schemas.openxmlformats.org/drawingml/2006/spreadsheetDrawing" table:style-name="ID0EPVCM">
          <table:table-cell table:style-name="ID0EXNAC" office:value-type="string">
            <text:p>02-7905-6791 </text:p>
          </table:table-cell>
          <table:table-cell table:number-columns-repeated="255"/>
        </table:table-row>
        <table:table-row xmlns:xdr="http://schemas.openxmlformats.org/drawingml/2006/spreadsheetDrawing" table:style-name="ID0E2VCM">
          <table:table-cell table:style-name="ID0EXNAC" office:value-type="string">
            <text:p>064-7285-6115 </text:p>
          </table:table-cell>
          <table:table-cell table:number-columns-repeated="255"/>
        </table:table-row>
        <table:table-row xmlns:xdr="http://schemas.openxmlformats.org/drawingml/2006/spreadsheetDrawing" table:style-name="ID0EHWCM">
          <table:table-cell table:style-name="ID0EXNAC" office:value-type="string">
            <text:p>064-7285-6114 </text:p>
          </table:table-cell>
          <table:table-cell table:number-columns-repeated="255"/>
        </table:table-row>
        <table:table-row xmlns:xdr="http://schemas.openxmlformats.org/drawingml/2006/spreadsheetDrawing" table:style-name="ID0ETWCM">
          <table:table-cell table:style-name="ID0EXNAC" office:value-type="string">
            <text:p>02-9559-6304</text:p>
          </table:table-cell>
          <table:table-cell table:number-columns-repeated="255"/>
        </table:table-row>
        <table:table-row xmlns:xdr="http://schemas.openxmlformats.org/drawingml/2006/spreadsheetDrawing" table:style-name="ID0E6WCM">
          <table:table-cell table:style-name="ID0EXNAC" office:value-type="string">
            <text:p>02-9559-6305 </text:p>
          </table:table-cell>
          <table:table-cell table:number-columns-repeated="255"/>
        </table:table-row>
        <table:table-row xmlns:xdr="http://schemas.openxmlformats.org/drawingml/2006/spreadsheetDrawing" table:style-name="ID0ELXCM">
          <table:table-cell table:style-name="ID0EXNAC" office:value-type="string">
            <text:p>043-787-5537 </text:p>
          </table:table-cell>
          <table:table-cell table:number-columns-repeated="255"/>
        </table:table-row>
        <table:table-row xmlns:xdr="http://schemas.openxmlformats.org/drawingml/2006/spreadsheetDrawing" table:style-name="ID0EXXCM">
          <table:table-cell table:style-name="ID0EXNAC" office:value-type="string">
            <text:p>042-234-6575 </text:p>
          </table:table-cell>
          <table:table-cell table:number-columns-repeated="255"/>
        </table:table-row>
        <table:table-row xmlns:xdr="http://schemas.openxmlformats.org/drawingml/2006/spreadsheetDrawing" table:style-name="ID0EDYCM">
          <table:table-cell table:style-name="ID0EXNAC" office:value-type="string">
            <text:p>033-2769-0537 </text:p>
          </table:table-cell>
          <table:table-cell table:number-columns-repeated="255"/>
        </table:table-row>
        <table:table-row xmlns:xdr="http://schemas.openxmlformats.org/drawingml/2006/spreadsheetDrawing" table:style-name="ID0EPYCM">
          <table:table-cell table:style-name="ID0EXNAC" office:value-type="string">
            <text:p>061-8625-6648 </text:p>
          </table:table-cell>
          <table:table-cell table:number-columns-repeated="255"/>
        </table:table-row>
        <table:table-row xmlns:xdr="http://schemas.openxmlformats.org/drawingml/2006/spreadsheetDrawing" table:style-name="ID0E2YCM">
          <table:table-cell table:style-name="ID0EXNAC" office:value-type="string">
            <text:p>02-9034-9753</text:p>
          </table:table-cell>
          <table:table-cell table:number-columns-repeated="255"/>
        </table:table-row>
        <table:table-row xmlns:xdr="http://schemas.openxmlformats.org/drawingml/2006/spreadsheetDrawing" table:style-name="ID0EHZCM">
          <table:table-cell table:style-name="ID0EXNAC" office:value-type="string">
            <text:p>02-6539-0386 </text:p>
          </table:table-cell>
          <table:table-cell table:number-columns-repeated="255"/>
        </table:table-row>
        <table:table-row xmlns:xdr="http://schemas.openxmlformats.org/drawingml/2006/spreadsheetDrawing" table:style-name="ID0ETZCM">
          <table:table-cell table:style-name="ID0EXNAC" office:value-type="string">
            <text:p>02-5130-4045 </text:p>
          </table:table-cell>
          <table:table-cell table:number-columns-repeated="255"/>
        </table:table-row>
        <table:table-row xmlns:xdr="http://schemas.openxmlformats.org/drawingml/2006/spreadsheetDrawing" table:style-name="ID0E6ZCM">
          <table:table-cell table:style-name="ID0EXNAC" office:value-type="string">
            <text:p>02-9929-2938 </text:p>
          </table:table-cell>
          <table:table-cell table:number-columns-repeated="255"/>
        </table:table-row>
        <table:table-row xmlns:xdr="http://schemas.openxmlformats.org/drawingml/2006/spreadsheetDrawing" table:style-name="ID0EL1CM">
          <table:table-cell table:style-name="ID0EXNAC" office:value-type="string">
            <text:p>051-5917-2044 </text:p>
          </table:table-cell>
          <table:table-cell table:number-columns-repeated="255"/>
        </table:table-row>
        <table:table-row xmlns:xdr="http://schemas.openxmlformats.org/drawingml/2006/spreadsheetDrawing" table:style-name="ID0EX1CM">
          <table:table-cell table:number-columns-repeated="256"/>
        </table:table-row>
        <table:table-row xmlns:xdr="http://schemas.openxmlformats.org/drawingml/2006/spreadsheetDrawing" table:style-name="ID0E31CM">
          <table:table-cell table:style-name="ID0EXNAC" office:value-type="string">
            <text:p>나. 미검출</text:p>
          </table:table-cell>
          <table:table-cell table:number-columns-repeated="255"/>
        </table:table-row>
        <table:table-row xmlns:xdr="http://schemas.openxmlformats.org/drawingml/2006/spreadsheetDrawing" table:style-name="ID0EI2CM">
          <table:table-cell table:style-name="ID0EXNAC" office:value-type="string">
            <text:p>1. 잘못된 지역번호</text:p>
          </table:table-cell>
          <table:table-cell table:number-columns-repeated="255"/>
        </table:table-row>
        <table:table-row xmlns:xdr="http://schemas.openxmlformats.org/drawingml/2006/spreadsheetDrawing" table:style-name="ID0EU2CM">
          <table:table-cell table:style-name="ID0EXNAC" office:value-type="string">
            <text:p>03-875-5688</text:p>
          </table:table-cell>
          <table:table-cell table:number-columns-repeated="255"/>
        </table:table-row>
        <table:table-row xmlns:xdr="http://schemas.openxmlformats.org/drawingml/2006/spreadsheetDrawing" table:style-name="ID0EA3CM">
          <table:table-cell table:style-name="ID0EXNAC" office:value-type="string">
            <text:p>04-391-3566</text:p>
          </table:table-cell>
          <table:table-cell table:number-columns-repeated="255"/>
        </table:table-row>
        <table:table-row xmlns:xdr="http://schemas.openxmlformats.org/drawingml/2006/spreadsheetDrawing" table:style-name="ID0EM3CM">
          <table:table-cell table:style-name="ID0EXNAC" office:value-type="string">
            <text:p>066-6748-0405</text:p>
          </table:table-cell>
          <table:table-cell table:number-columns-repeated="255"/>
        </table:table-row>
        <table:table-row xmlns:xdr="http://schemas.openxmlformats.org/drawingml/2006/spreadsheetDrawing" table:style-name="ID0EY3CM">
          <table:table-cell table:style-name="ID0EXNAC" office:value-type="string">
            <text:p>021-2298-8900</text:p>
          </table:table-cell>
          <table:table-cell table:number-columns-repeated="255"/>
        </table:table-row>
        <table:table-row xmlns:xdr="http://schemas.openxmlformats.org/drawingml/2006/spreadsheetDrawing" table:style-name="ID0EE4CM">
          <table:table-cell table:style-name="ID0EXNAC" office:value-type="string">
            <text:p>599-3394-5382</text:p>
          </table:table-cell>
          <table:table-cell table:number-columns-repeated="255"/>
        </table:table-row>
        <table:table-row xmlns:xdr="http://schemas.openxmlformats.org/drawingml/2006/spreadsheetDrawing" table:style-name="ID0EQ4CM">
          <table:table-cell table:number-columns-repeated="256"/>
        </table:table-row>
        <table:table-row xmlns:xdr="http://schemas.openxmlformats.org/drawingml/2006/spreadsheetDrawing" table:style-name="ID0EV4CM">
          <table:table-cell table:style-name="ID0EXNAC" office:value-type="string">
            <text:p>2. 잘못된 번호</text:p>
          </table:table-cell>
          <table:table-cell table:number-columns-repeated="255"/>
        </table:table-row>
        <table:table-row xmlns:xdr="http://schemas.openxmlformats.org/drawingml/2006/spreadsheetDrawing" table:style-name="ID0EB5CM">
          <table:table-cell table:style-name="ID0EXNAC" office:value-type="string">
            <text:p>02-8752-56882</text:p>
          </table:table-cell>
          <table:table-cell table:number-columns-repeated="255"/>
        </table:table-row>
        <table:table-row xmlns:xdr="http://schemas.openxmlformats.org/drawingml/2006/spreadsheetDrawing" table:style-name="ID0EN5CM">
          <table:table-cell table:style-name="ID0EXNAC" office:value-type="string">
            <text:p>051--245-53593</text:p>
          </table:table-cell>
          <table:table-cell table:number-columns-repeated="255"/>
        </table:table-row>
        <table:table-row xmlns:xdr="http://schemas.openxmlformats.org/drawingml/2006/spreadsheetDrawing" table:style-name="ID0EZ5CM">
          <table:table-cell table:style-name="ID0EXNAC" office:value-type="string">
            <text:p>070--4983-36964</text:p>
          </table:table-cell>
          <table:table-cell table:number-columns-repeated="255"/>
        </table:table-row>
        <table:table-row xmlns:xdr="http://schemas.openxmlformats.org/drawingml/2006/spreadsheetDrawing" table:style-name="ID0EF6CM">
          <table:table-cell table:style-name="ID0EXNAC" office:value-type="string">
            <text:p>031-22223-0957</text:p>
          </table:table-cell>
          <table:table-cell table:number-columns-repeated="255"/>
        </table:table-row>
        <table:table-row xmlns:xdr="http://schemas.openxmlformats.org/drawingml/2006/spreadsheetDrawing" table:style-name="ID0ER6CM">
          <table:table-cell table:style-name="ID0EXNAC" office:value-type="string">
            <text:p>031-80153-0102</text:p>
          </table:table-cell>
          <table:table-cell table:number-columns-repeated="255"/>
        </table:table-row>
        <table:table-row xmlns:xdr="http://schemas.openxmlformats.org/drawingml/2006/spreadsheetDrawing" table:style-name="ID0E46CM">
          <table:table-cell table:number-columns-repeated="256"/>
        </table:table-row>
        <table:table-row xmlns:xdr="http://schemas.openxmlformats.org/drawingml/2006/spreadsheetDrawing" table:style-name="ID0ECADM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OADM">
          <table:table-cell table:style-name="ID0EXNAC" office:value-type="string">
            <text:p>이메일주소</text:p>
          </table:table-cell>
          <table:table-cell table:number-columns-repeated="255"/>
        </table:table-row>
        <table:table-row xmlns:xdr="http://schemas.openxmlformats.org/drawingml/2006/spreadsheetDrawing" table:style-name="ID0E1ADM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GBDM">
          <table:table-cell table:style-name="ID0EXNAC" office:value-type="string">
            <text:p>가. 검출</text:p>
          </table:table-cell>
          <table:table-cell table:number-columns-repeated="255"/>
        </table:table-row>
        <table:table-row xmlns:xdr="http://schemas.openxmlformats.org/drawingml/2006/spreadsheetDrawing" table:style-name="ID0ESBDM">
          <table:table-cell table:style-name="ID0EXNAC" office:value-type="string">
            <text:p>1. 숫자@도메인</text:p>
          </table:table-cell>
          <table:table-cell table:number-columns-repeated="255"/>
        </table:table-row>
        <table:table-row xmlns:xdr="http://schemas.openxmlformats.org/drawingml/2006/spreadsheetDrawing" table:style-name="ID0E5BDM">
          <table:table-cell table:style-name="ID0EXNAC" office:value-type="string">
            <text:p>1234@somansa.com</text:p>
          </table:table-cell>
          <table:table-cell table:number-columns-repeated="255"/>
        </table:table-row>
        <table:table-row xmlns:xdr="http://schemas.openxmlformats.org/drawingml/2006/spreadsheetDrawing" table:style-name="ID0EKCDM">
          <table:table-cell table:style-name="ID0EXNAC" office:value-type="string">
            <text:p>423442@nate.com</text:p>
          </table:table-cell>
          <table:table-cell table:number-columns-repeated="255"/>
        </table:table-row>
        <table:table-row xmlns:xdr="http://schemas.openxmlformats.org/drawingml/2006/spreadsheetDrawing" table:style-name="ID0EWCDM">
          <table:table-cell table:style-name="ID0EXNAC" office:value-type="string">
            <text:p>30942@gmail.com</text:p>
          </table:table-cell>
          <table:table-cell table:number-columns-repeated="255"/>
        </table:table-row>
        <table:table-row xmlns:xdr="http://schemas.openxmlformats.org/drawingml/2006/spreadsheetDrawing" table:style-name="ID0ECDDM">
          <table:table-cell table:style-name="ID0EXNAC" office:value-type="string">
            <text:p>949230394@hotmail.com</text:p>
          </table:table-cell>
          <table:table-cell table:number-columns-repeated="255"/>
        </table:table-row>
        <table:table-row xmlns:xdr="http://schemas.openxmlformats.org/drawingml/2006/spreadsheetDrawing" table:style-name="ID0EODDM">
          <table:table-cell table:style-name="ID0EXNAC" office:value-type="string">
            <text:p>90238942@hanmail.net</text:p>
          </table:table-cell>
          <table:table-cell table:number-columns-repeated="255"/>
        </table:table-row>
        <table:table-row xmlns:xdr="http://schemas.openxmlformats.org/drawingml/2006/spreadsheetDrawing" table:style-name="ID0E1DDM">
          <table:table-cell table:style-name="ID0EXNAC" office:value-type="string">
            <text:p>021398@hotmail.com</text:p>
          </table:table-cell>
          <table:table-cell table:number-columns-repeated="255"/>
        </table:table-row>
        <table:table-row xmlns:xdr="http://schemas.openxmlformats.org/drawingml/2006/spreadsheetDrawing" table:style-name="ID0EGEDM">
          <table:table-cell table:style-name="ID0EXNAC" office:value-type="string">
            <text:p>2390403@yahoo.com</text:p>
          </table:table-cell>
          <table:table-cell table:number-columns-repeated="255"/>
        </table:table-row>
        <table:table-row xmlns:xdr="http://schemas.openxmlformats.org/drawingml/2006/spreadsheetDrawing" table:style-name="ID0ESEDM">
          <table:table-cell table:style-name="ID0EXNAC" office:value-type="string">
            <text:p>3034021@empas.com</text:p>
          </table:table-cell>
          <table:table-cell table:number-columns-repeated="255"/>
        </table:table-row>
        <table:table-row xmlns:xdr="http://schemas.openxmlformats.org/drawingml/2006/spreadsheetDrawing" table:style-name="ID0E5EDM">
          <table:table-cell table:style-name="ID0EXNAC" office:value-type="string">
            <text:p>03343@scope.com</text:p>
          </table:table-cell>
          <table:table-cell table:number-columns-repeated="255"/>
        </table:table-row>
        <table:table-row xmlns:xdr="http://schemas.openxmlformats.org/drawingml/2006/spreadsheetDrawing" table:style-name="ID0EKFDM">
          <table:table-cell table:style-name="ID0EXNAC" office:value-type="string">
            <text:p>54323@samsung.com</text:p>
          </table:table-cell>
          <table:table-cell table:number-columns-repeated="255"/>
        </table:table-row>
        <table:table-row xmlns:xdr="http://schemas.openxmlformats.org/drawingml/2006/spreadsheetDrawing" table:style-name="ID0EWFDM">
          <table:table-cell table:number-columns-repeated="256"/>
        </table:table-row>
        <table:table-row xmlns:xdr="http://schemas.openxmlformats.org/drawingml/2006/spreadsheetDrawing" table:style-name="ID0E2FDM">
          <table:table-cell table:style-name="ID0EXNAC" office:value-type="string">
            <text:p>2. 소문자@도메인</text:p>
          </table:table-cell>
          <table:table-cell table:number-columns-repeated="255"/>
        </table:table-row>
        <table:table-row xmlns:xdr="http://schemas.openxmlformats.org/drawingml/2006/spreadsheetDrawing" table:style-name="ID0EHGDM">
          <table:table-cell table:style-name="ID0EXNAC" office:value-type="string">
            <text:p>smkim@somansa.com</text:p>
          </table:table-cell>
          <table:table-cell table:number-columns-repeated="255"/>
        </table:table-row>
        <table:table-row xmlns:xdr="http://schemas.openxmlformats.org/drawingml/2006/spreadsheetDrawing" table:style-name="ID0ETGDM">
          <table:table-cell table:style-name="ID0EXNAC" office:value-type="string">
            <text:p>minustwo@naver.com13                   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255"/>
        </table:table-row>
        <table:table-row xmlns:xdr="http://schemas.openxmlformats.org/drawingml/2006/spreadsheetDrawing" table:style-name="ID0E6GDM">
          <table:table-cell table:style-name="ID0EXNAC" office:value-type="string">
            <text:p>hke@gmail.co.kr</text:p>
          </table:table-cell>
          <table:table-cell table:number-columns-repeated="255"/>
        </table:table-row>
        <table:table-row xmlns:xdr="http://schemas.openxmlformats.org/drawingml/2006/spreadsheetDrawing" table:style-name="ID0ELHDM">
          <table:table-cell table:style-name="ID0EXNAC" office:value-type="string">
            <text:p>jslee@euc.kr</text:p>
          </table:table-cell>
          <table:table-cell table:number-columns-repeated="255"/>
        </table:table-row>
        <table:table-row xmlns:xdr="http://schemas.openxmlformats.org/drawingml/2006/spreadsheetDrawing" table:style-name="ID0EXHDM">
          <table:table-cell table:style-name="ID0EXNAC" office:value-type="string">
            <text:p>khpark@hanmail.net</text:p>
          </table:table-cell>
          <table:table-cell table:number-columns-repeated="255"/>
        </table:table-row>
        <table:table-row xmlns:xdr="http://schemas.openxmlformats.org/drawingml/2006/spreadsheetDrawing" table:style-name="ID0EDIDM">
          <table:table-cell table:style-name="ID0EXNAC" office:value-type="string">
            <text:p>werwrew@co.kr</text:p>
          </table:table-cell>
          <table:table-cell table:number-columns-repeated="255"/>
        </table:table-row>
        <table:table-row xmlns:xdr="http://schemas.openxmlformats.org/drawingml/2006/spreadsheetDrawing" table:style-name="ID0EPIDM">
          <table:table-cell table:style-name="ID0EXNAC" office:value-type="string">
            <text:p>visasd.lsdsd-am@diplomatie.gouv.fr</text:p>
          </table:table-cell>
          <table:table-cell table:number-columns-repeated="255"/>
        </table:table-row>
        <table:table-row xmlns:xdr="http://schemas.openxmlformats.org/drawingml/2006/spreadsheetDrawing" table:style-name="ID0E2IDM">
          <table:table-cell table:style-name="ID0EXNAC" office:value-type="string">
            <text:p>asdadjklw@ne.jp</text:p>
          </table:table-cell>
          <table:table-cell table:number-columns-repeated="255"/>
        </table:table-row>
        <table:table-row xmlns:xdr="http://schemas.openxmlformats.org/drawingml/2006/spreadsheetDrawing" table:style-name="ID0EHJDM">
          <table:table-cell table:style-name="ID0EXNAC" office:value-type="string">
            <text:p>linkedfk@gov.uk</text:p>
          </table:table-cell>
          <table:table-cell table:number-columns-repeated="255"/>
        </table:table-row>
        <table:table-row xmlns:xdr="http://schemas.openxmlformats.org/drawingml/2006/spreadsheetDrawing" table:style-name="ID0ETJDM">
          <table:table-cell table:style-name="ID0EXNAC" office:value-type="string">
            <text:p>erwerwjdf@co.kr</text:p>
          </table:table-cell>
          <table:table-cell table:number-columns-repeated="255"/>
        </table:table-row>
        <table:table-row xmlns:xdr="http://schemas.openxmlformats.org/drawingml/2006/spreadsheetDrawing" table:style-name="ID0E6JDM">
          <table:table-cell table:number-columns-repeated="256"/>
        </table:table-row>
        <table:table-row xmlns:xdr="http://schemas.openxmlformats.org/drawingml/2006/spreadsheetDrawing" table:style-name="ID0EEKDM">
          <table:table-cell table:style-name="ID0EXNAC" office:value-type="string">
            <text:p>apple123@naver.com</text:p>
          </table:table-cell>
          <table:table-cell table:number-columns-repeated="255"/>
        </table:table-row>
        <table:table-row xmlns:xdr="http://schemas.openxmlformats.org/drawingml/2006/spreadsheetDrawing" table:style-name="ID0EQKDM">
          <table:table-cell table:style-name="ID0EXNAC" office:value-type="string">
            <text:p>apple124@naver.com</text:p>
          </table:table-cell>
          <table:table-cell table:number-columns-repeated="255"/>
        </table:table-row>
        <table:table-row xmlns:xdr="http://schemas.openxmlformats.org/drawingml/2006/spreadsheetDrawing" table:style-name="ID0E3KDM">
          <table:table-cell table:style-name="ID0EXNAC" office:value-type="string">
            <text:p>apple125@naver.com</text:p>
          </table:table-cell>
          <table:table-cell table:number-columns-repeated="255"/>
        </table:table-row>
        <table:table-row xmlns:xdr="http://schemas.openxmlformats.org/drawingml/2006/spreadsheetDrawing" table:style-name="ID0EILDM">
          <table:table-cell table:style-name="ID0EXNAC" office:value-type="string">
            <text:p>apple126@naver.com</text:p>
          </table:table-cell>
          <table:table-cell table:number-columns-repeated="255"/>
        </table:table-row>
        <table:table-row xmlns:xdr="http://schemas.openxmlformats.org/drawingml/2006/spreadsheetDrawing" table:style-name="ID0EULDM">
          <table:table-cell table:style-name="ID0EXNAC" office:value-type="string">
            <text:p>apple127@naver.com</text:p>
          </table:table-cell>
          <table:table-cell table:number-columns-repeated="255"/>
        </table:table-row>
        <table:table-row xmlns:xdr="http://schemas.openxmlformats.org/drawingml/2006/spreadsheetDrawing" table:style-name="ID0EAMDM">
          <table:table-cell table:style-name="ID0EXNAC" office:value-type="string">
            <text:p>apple128@naver.com</text:p>
          </table:table-cell>
          <table:table-cell table:number-columns-repeated="255"/>
        </table:table-row>
        <table:table-row xmlns:xdr="http://schemas.openxmlformats.org/drawingml/2006/spreadsheetDrawing" table:style-name="ID0EMMDM">
          <table:table-cell table:style-name="ID0EXNAC" office:value-type="string">
            <text:p>apple129@naver.com</text:p>
          </table:table-cell>
          <table:table-cell table:number-columns-repeated="255"/>
        </table:table-row>
        <table:table-row xmlns:xdr="http://schemas.openxmlformats.org/drawingml/2006/spreadsheetDrawing" table:style-name="ID0EYMDM">
          <table:table-cell table:style-name="ID0EXNAC" office:value-type="string">
            <text:p>apple130@naver.com</text:p>
          </table:table-cell>
          <table:table-cell table:number-columns-repeated="255"/>
        </table:table-row>
        <table:table-row xmlns:xdr="http://schemas.openxmlformats.org/drawingml/2006/spreadsheetDrawing" table:style-name="ID0EENDM">
          <table:table-cell table:style-name="ID0EXNAC" office:value-type="string">
            <text:p>apple131@naver.com</text:p>
          </table:table-cell>
          <table:table-cell table:number-columns-repeated="255"/>
        </table:table-row>
        <table:table-row xmlns:xdr="http://schemas.openxmlformats.org/drawingml/2006/spreadsheetDrawing" table:style-name="ID0EQNDM">
          <table:table-cell table:style-name="ID0EXNAC" office:value-type="string">
            <text:p>apple132@naver.com</text:p>
          </table:table-cell>
          <table:table-cell table:number-columns-repeated="255"/>
        </table:table-row>
        <table:table-row xmlns:xdr="http://schemas.openxmlformats.org/drawingml/2006/spreadsheetDrawing" table:style-name="ID0E3NDM">
          <table:table-cell table:number-columns-repeated="256"/>
        </table:table-row>
        <table:table-row xmlns:xdr="http://schemas.openxmlformats.org/drawingml/2006/spreadsheetDrawing" table:style-name="ID0EBODM">
          <table:table-cell table:style-name="ID0EXNAC" office:value-type="string">
            <text:p>3. 대문자@도메인</text:p>
          </table:table-cell>
          <table:table-cell table:number-columns-repeated="255"/>
        </table:table-row>
        <table:table-row xmlns:xdr="http://schemas.openxmlformats.org/drawingml/2006/spreadsheetDrawing" table:style-name="ID0ENODM">
          <table:table-cell table:style-name="ID0EXNAC" office:value-type="string">
            <text:p>KOREAR@nate.com</text:p>
          </table:table-cell>
          <table:table-cell table:number-columns-repeated="255"/>
        </table:table-row>
        <table:table-row xmlns:xdr="http://schemas.openxmlformats.org/drawingml/2006/spreadsheetDrawing" table:style-name="ID0EZODM">
          <table:table-cell table:style-name="ID0EXNAC" office:value-type="string">
            <text:p>SMILEI@hanmail.net</text:p>
          </table:table-cell>
          <table:table-cell table:number-columns-repeated="255"/>
        </table:table-row>
        <table:table-row xmlns:xdr="http://schemas.openxmlformats.org/drawingml/2006/spreadsheetDrawing" table:style-name="ID0EFPDM">
          <table:table-cell table:style-name="ID0EXNAC" office:value-type="string">
            <text:p>NASTICRA@somansa.com</text:p>
          </table:table-cell>
          <table:table-cell table:number-columns-repeated="255"/>
        </table:table-row>
        <table:table-row xmlns:xdr="http://schemas.openxmlformats.org/drawingml/2006/spreadsheetDrawing" table:style-name="ID0ERPDM">
          <table:table-cell table:style-name="ID0EXNAC" office:value-type="string">
            <text:p>AUTONCAR@meil.com</text:p>
          </table:table-cell>
          <table:table-cell table:number-columns-repeated="255"/>
        </table:table-row>
        <table:table-row xmlns:xdr="http://schemas.openxmlformats.org/drawingml/2006/spreadsheetDrawing" table:style-name="ID0E4PDM">
          <table:table-cell table:style-name="ID0EXNAC" office:value-type="string">
            <text:p>COFFIHMACHINE@soul.com   </text:p>
          </table:table-cell>
          <table:table-cell table:number-columns-repeated="255"/>
        </table:table-row>
        <table:table-row xmlns:xdr="http://schemas.openxmlformats.org/drawingml/2006/spreadsheetDrawing" table:style-name="ID0EJQDM">
          <table:table-cell table:style-name="ID0EXNAC" office:value-type="string">
            <text:p>KOREA@nate.com</text:p>
          </table:table-cell>
          <table:table-cell table:number-columns-repeated="255"/>
        </table:table-row>
        <table:table-row xmlns:xdr="http://schemas.openxmlformats.org/drawingml/2006/spreadsheetDrawing" table:style-name="ID0EVQDM">
          <table:table-cell table:style-name="ID0EXNAC" office:value-type="string">
            <text:p>SMILE@hanmail.net</text:p>
          </table:table-cell>
          <table:table-cell table:number-columns-repeated="255"/>
        </table:table-row>
        <table:table-row xmlns:xdr="http://schemas.openxmlformats.org/drawingml/2006/spreadsheetDrawing" table:style-name="ID0EBRDM">
          <table:table-cell table:style-name="ID0EXNAC" office:value-type="string">
            <text:p>NASTICA@somansa.com</text:p>
          </table:table-cell>
          <table:table-cell table:number-columns-repeated="255"/>
        </table:table-row>
        <table:table-row xmlns:xdr="http://schemas.openxmlformats.org/drawingml/2006/spreadsheetDrawing" table:style-name="ID0ENRDM">
          <table:table-cell table:style-name="ID0EXNAC" office:value-type="string">
            <text:p>AUTOCAR@meil.com</text:p>
          </table:table-cell>
          <table:table-cell table:number-columns-repeated="255"/>
        </table:table-row>
        <table:table-row xmlns:xdr="http://schemas.openxmlformats.org/drawingml/2006/spreadsheetDrawing" table:style-name="ID0EZRDM">
          <table:table-cell table:style-name="ID0EXNAC" office:value-type="string">
            <text:p>COFFIMACHINE@soul.com </text:p>
          </table:table-cell>
          <table:table-cell table:number-columns-repeated="255"/>
        </table:table-row>
        <table:table-row xmlns:xdr="http://schemas.openxmlformats.org/drawingml/2006/spreadsheetDrawing" table:style-name="ID0EFSDM">
          <table:table-cell table:number-columns-repeated="256"/>
        </table:table-row>
        <table:table-row xmlns:xdr="http://schemas.openxmlformats.org/drawingml/2006/spreadsheetDrawing" table:style-name="ID0EKSDM">
          <table:table-cell table:style-name="ID0EXNAC" office:value-type="string">
            <text:p>4.사용가능한 특수문자 포함(- _ ~ ! $ &amp; ' ( ) * + , ; = :)</text:p>
          </table:table-cell>
          <table:table-cell table:number-columns-repeated="255"/>
        </table:table-row>
        <table:table-row xmlns:xdr="http://schemas.openxmlformats.org/drawingml/2006/spreadsheetDrawing" table:style-name="ID0EWSDM">
          <table:table-cell table:style-name="ID0EXNAC" office:value-type="string">
            <text:p>plus_test@app.cp</text:p>
          </table:table-cell>
          <table:table-cell table:number-columns-repeated="255"/>
        </table:table-row>
        <table:table-row xmlns:xdr="http://schemas.openxmlformats.org/drawingml/2006/spreadsheetDrawing" table:style-name="ID0ECTDM">
          <table:table-cell table:style-name="ID0EXNAC" office:value-type="string">
            <text:p>hipen-2@somansa.com</text:p>
          </table:table-cell>
          <table:table-cell table:number-columns-repeated="255"/>
        </table:table-row>
        <table:table-row xmlns:xdr="http://schemas.openxmlformats.org/drawingml/2006/spreadsheetDrawing" table:style-name="ID0EOTDM">
          <table:table-cell table:style-name="ID0EXNAC" office:value-type="string">
            <text:p>hit_man@naver.com</text:p>
          </table:table-cell>
          <table:table-cell table:number-columns-repeated="255"/>
        </table:table-row>
        <table:table-row xmlns:xdr="http://schemas.openxmlformats.org/drawingml/2006/spreadsheetDrawing" table:style-name="ID0E1TDM">
          <table:table-cell table:style-name="ID0EXNAC" office:value-type="string">
            <text:p>orange_cara@gmail.com</text:p>
          </table:table-cell>
          <table:table-cell table:number-columns-repeated="255"/>
        </table:table-row>
        <table:table-row xmlns:xdr="http://schemas.openxmlformats.org/drawingml/2006/spreadsheetDrawing" table:style-name="ID0EGUDM">
          <table:table-cell table:style-name="ID0EXNAC" office:value-type="string">
            <text:p>internal-test@hanmail.net</text:p>
          </table:table-cell>
          <table:table-cell table:number-columns-repeated="255"/>
        </table:table-row>
        <table:table-row xmlns:xdr="http://schemas.openxmlformats.org/drawingml/2006/spreadsheetDrawing" table:style-name="ID0ESUDM">
          <table:table-cell table:style-name="ID0EXNAC" office:value-type="string">
            <text:p>robot-v@nate.com</text:p>
          </table:table-cell>
          <table:table-cell table:number-columns-repeated="255"/>
        </table:table-row>
        <table:table-row xmlns:xdr="http://schemas.openxmlformats.org/drawingml/2006/spreadsheetDrawing" table:style-name="ID0E5UDM">
          <table:table-cell table:style-name="ID0EXNAC" office:value-type="string">
            <text:p>bell_1234@naver.com</text:p>
          </table:table-cell>
          <table:table-cell table:number-columns-repeated="255"/>
        </table:table-row>
        <table:table-row xmlns:xdr="http://schemas.openxmlformats.org/drawingml/2006/spreadsheetDrawing" table:style-name="ID0EKVDM">
          <table:table-cell table:style-name="ID0EXNAC" office:value-type="string">
            <text:p>erase_00@yahoo.com</text:p>
          </table:table-cell>
          <table:table-cell table:number-columns-repeated="255"/>
        </table:table-row>
        <table:table-row xmlns:xdr="http://schemas.openxmlformats.org/drawingml/2006/spreadsheetDrawing" table:style-name="ID0EWVDM">
          <table:table-cell table:style-name="ID0EXNAC" office:value-type="string">
            <text:p>star-craft@marine.st</text:p>
          </table:table-cell>
          <table:table-cell table:number-columns-repeated="255"/>
        </table:table-row>
        <table:table-row xmlns:xdr="http://schemas.openxmlformats.org/drawingml/2006/spreadsheetDrawing" table:style-name="ID0ECWDM">
          <table:table-cell table:style-name="ID0EXNAC" office:value-type="string">
            <text:p>blizzard_234@naver.com</text:p>
          </table:table-cell>
          <table:table-cell table:number-columns-repeated="255"/>
        </table:table-row>
        <table:table-row xmlns:xdr="http://schemas.openxmlformats.org/drawingml/2006/spreadsheetDrawing" table:style-name="ID0EOWDM">
          <table:table-cell table:number-columns-repeated="256"/>
        </table:table-row>
        <table:table-row xmlns:xdr="http://schemas.openxmlformats.org/drawingml/2006/spreadsheetDrawing" table:style-name="ID0ETWDM">
          <table:table-cell table:style-name="ID0EXNAC" office:value-type="string">
            <text:p>6. .뒤가 2자리</text:p>
          </table:table-cell>
          <table:table-cell table:number-columns-repeated="255"/>
        </table:table-row>
        <table:table-row xmlns:xdr="http://schemas.openxmlformats.org/drawingml/2006/spreadsheetDrawing" table:style-name="ID0E6WDM">
          <table:table-cell table:style-name="ID0EXNAC" office:value-type="string">
            <text:p>smkim@somansa.co</text:p>
          </table:table-cell>
          <table:table-cell table:number-columns-repeated="255"/>
        </table:table-row>
        <table:table-row xmlns:xdr="http://schemas.openxmlformats.org/drawingml/2006/spreadsheetDrawing" table:style-name="ID0ELXDM">
          <table:table-cell table:style-name="ID0EXNAC" office:value-type="string">
            <text:p>gildong@gs25.cu</text:p>
          </table:table-cell>
          <table:table-cell table:number-columns-repeated="255"/>
        </table:table-row>
        <table:table-row xmlns:xdr="http://schemas.openxmlformats.org/drawingml/2006/spreadsheetDrawing" table:style-name="ID0EXXDM">
          <table:table-cell table:style-name="ID0EXNAC" office:value-type="string">
            <text:p>gundam24@ani.jp</text:p>
          </table:table-cell>
          <table:table-cell table:number-columns-repeated="255"/>
        </table:table-row>
        <table:table-row xmlns:xdr="http://schemas.openxmlformats.org/drawingml/2006/spreadsheetDrawing" table:style-name="ID0EDYDM">
          <table:table-cell table:style-name="ID0EXNAC" office:value-type="string">
            <text:p>nagasakki@japan.go</text:p>
          </table:table-cell>
          <table:table-cell table:number-columns-repeated="255"/>
        </table:table-row>
        <table:table-row xmlns:xdr="http://schemas.openxmlformats.org/drawingml/2006/spreadsheetDrawing" table:style-name="ID0EPYDM">
          <table:table-cell table:style-name="ID0EXNAC" office:value-type="string">
            <text:p>sk5412@basket.co</text:p>
          </table:table-cell>
          <table:table-cell table:number-columns-repeated="255"/>
        </table:table-row>
        <table:table-row xmlns:xdr="http://schemas.openxmlformats.org/drawingml/2006/spreadsheetDrawing" table:style-name="ID0E2YDM">
          <table:table-cell table:number-columns-repeated="256"/>
        </table:table-row>
        <table:table-row xmlns:xdr="http://schemas.openxmlformats.org/drawingml/2006/spreadsheetDrawing" table:style-name="ID0EAZDM">
          <table:table-cell table:style-name="ID0EXNAC" office:value-type="string">
            <text:p>7. .뒤가 3자리</text:p>
          </table:table-cell>
          <table:table-cell table:number-columns-repeated="255"/>
        </table:table-row>
        <table:table-row xmlns:xdr="http://schemas.openxmlformats.org/drawingml/2006/spreadsheetDrawing" table:style-name="ID0EMZDM">
          <table:table-cell table:style-name="ID0EXNAC" office:value-type="string">
            <text:p>Terry@naver.com</text:p>
          </table:table-cell>
          <table:table-cell table:number-columns-repeated="255"/>
        </table:table-row>
        <table:table-row xmlns:xdr="http://schemas.openxmlformats.org/drawingml/2006/spreadsheetDrawing" table:style-name="ID0EYZDM">
          <table:table-cell table:style-name="ID0EXNAC" office:value-type="string">
            <text:p>Andy@hanmail.net</text:p>
          </table:table-cell>
          <table:table-cell table:number-columns-repeated="255"/>
        </table:table-row>
        <table:table-row xmlns:xdr="http://schemas.openxmlformats.org/drawingml/2006/spreadsheetDrawing" table:style-name="ID0EE1DM">
          <table:table-cell table:style-name="ID0EXNAC" office:value-type="string">
            <text:p>Honda@gmail.com</text:p>
          </table:table-cell>
          <table:table-cell table:number-columns-repeated="255"/>
        </table:table-row>
        <table:table-row xmlns:xdr="http://schemas.openxmlformats.org/drawingml/2006/spreadsheetDrawing" table:style-name="ID0EQ1DM">
          <table:table-cell table:style-name="ID0EXNAC" office:value-type="string">
            <text:p>lisaa@daum.com</text:p>
          </table:table-cell>
          <table:table-cell table:number-columns-repeated="255"/>
        </table:table-row>
        <table:table-row xmlns:xdr="http://schemas.openxmlformats.org/drawingml/2006/spreadsheetDrawing" table:style-name="ID0E31DM">
          <table:table-cell table:style-name="ID0EXNAC" office:value-type="string">
            <text:p>andrew@hotmail.com</text:p>
          </table:table-cell>
          <table:table-cell table:number-columns-repeated="255"/>
        </table:table-row>
        <table:table-row xmlns:xdr="http://schemas.openxmlformats.org/drawingml/2006/spreadsheetDrawing" table:style-name="ID0EI2DM">
          <table:table-cell table:number-columns-repeated="256"/>
        </table:table-row>
        <table:table-row xmlns:xdr="http://schemas.openxmlformats.org/drawingml/2006/spreadsheetDrawing" table:style-name="ID0EN2DM">
          <table:table-cell table:style-name="ID0EXNAC" office:value-type="string">
            <text:p>8. .뒤가 4자리</text:p>
          </table:table-cell>
          <table:table-cell table:number-columns-repeated="255"/>
        </table:table-row>
        <table:table-row xmlns:xdr="http://schemas.openxmlformats.org/drawingml/2006/spreadsheetDrawing" table:style-name="ID0EZ2DM">
          <table:table-cell table:style-name="ID0EXNAC" office:value-type="string">
            <text:p>smkim@somansa.comp</text:p>
          </table:table-cell>
          <table:table-cell table:number-columns-repeated="255"/>
        </table:table-row>
        <table:table-row xmlns:xdr="http://schemas.openxmlformats.org/drawingml/2006/spreadsheetDrawing" table:style-name="ID0EF3DM">
          <table:table-cell table:style-name="ID0EXNAC" office:value-type="string">
            <text:p>seoul765@sudo.city</text:p>
          </table:table-cell>
          <table:table-cell table:number-columns-repeated="255"/>
        </table:table-row>
        <table:table-row xmlns:xdr="http://schemas.openxmlformats.org/drawingml/2006/spreadsheetDrawing" table:style-name="ID0ER3DM">
          <table:table-cell table:style-name="ID0EXNAC" office:value-type="string">
            <text:p>american1234@indian.usat</text:p>
          </table:table-cell>
          <table:table-cell table:number-columns-repeated="255"/>
        </table:table-row>
        <table:table-row xmlns:xdr="http://schemas.openxmlformats.org/drawingml/2006/spreadsheetDrawing" table:style-name="ID0E43DM">
          <table:table-cell table:style-name="ID0EXNAC" office:value-type="string">
            <text:p>BigDaddy@naver.orgs</text:p>
          </table:table-cell>
          <table:table-cell table:number-columns-repeated="255"/>
        </table:table-row>
        <table:table-row xmlns:xdr="http://schemas.openxmlformats.org/drawingml/2006/spreadsheetDrawing" table:style-name="ID0EJ4DM">
          <table:table-cell table:style-name="ID0EXNAC" office:value-type="string">
            <text:p>TestPartner@micro.soft</text:p>
          </table:table-cell>
          <table:table-cell table:number-columns-repeated="255"/>
        </table:table-row>
        <table:table-row xmlns:xdr="http://schemas.openxmlformats.org/drawingml/2006/spreadsheetDrawing" table:style-name="ID0EV4DM">
          <table:table-cell table:number-columns-repeated="256"/>
        </table:table-row>
        <table:table-row xmlns:xdr="http://schemas.openxmlformats.org/drawingml/2006/spreadsheetDrawing" table:style-name="ID0E14DM">
          <table:table-cell table:number-columns-repeated="256"/>
        </table:table-row>
        <table:table-row xmlns:xdr="http://schemas.openxmlformats.org/drawingml/2006/spreadsheetDrawing" table:style-name="ID0E64DM">
          <table:table-cell table:style-name="ID0EXNAC" office:value-type="string">
            <text:p>9. .뒤가 5자리</text:p>
          </table:table-cell>
          <table:table-cell table:number-columns-repeated="255"/>
        </table:table-row>
        <table:table-row xmlns:xdr="http://schemas.openxmlformats.org/drawingml/2006/spreadsheetDrawing" table:style-name="ID0EL5DM">
          <table:table-cell table:style-name="ID0EXNAC" office:value-type="string">
            <text:p>smkim@somansa.compu</text:p>
          </table:table-cell>
          <table:table-cell table:number-columns-repeated="255"/>
        </table:table-row>
        <table:table-row xmlns:xdr="http://schemas.openxmlformats.org/drawingml/2006/spreadsheetDrawing" table:style-name="ID0EX5DM">
          <table:table-cell table:style-name="ID0EXNAC" office:value-type="string">
            <text:p>Minustwo-_-12@naver.orcar</text:p>
          </table:table-cell>
          <table:table-cell table:number-columns-repeated="255"/>
        </table:table-row>
        <table:table-row xmlns:xdr="http://schemas.openxmlformats.org/drawingml/2006/spreadsheetDrawing" table:style-name="ID0ED6DM">
          <table:table-cell table:style-name="ID0EXNAC" office:value-type="string">
            <text:p>oasis@desert.araba</text:p>
          </table:table-cell>
          <table:table-cell table:number-columns-repeated="255"/>
        </table:table-row>
        <table:table-row xmlns:xdr="http://schemas.openxmlformats.org/drawingml/2006/spreadsheetDrawing" table:style-name="ID0EP6DM">
          <table:table-cell table:style-name="ID0EXNAC" office:value-type="string">
            <text:p>Loveis@gold.money</text:p>
          </table:table-cell>
          <table:table-cell table:number-columns-repeated="255"/>
        </table:table-row>
        <table:table-row xmlns:xdr="http://schemas.openxmlformats.org/drawingml/2006/spreadsheetDrawing" table:style-name="ID0E26DM">
          <table:table-cell table:style-name="ID0EXNAC" office:value-type="string">
            <text:p>Random@chating.cioas</text:p>
          </table:table-cell>
          <table:table-cell table:number-columns-repeated="255"/>
        </table:table-row>
        <table:table-row xmlns:xdr="http://schemas.openxmlformats.org/drawingml/2006/spreadsheetDrawing" table:style-name="ID0EHAEM">
          <table:table-cell table:number-columns-repeated="256"/>
        </table:table-row>
        <table:table-row xmlns:xdr="http://schemas.openxmlformats.org/drawingml/2006/spreadsheetDrawing" table:style-name="ID0EMAEM">
          <table:table-cell table:style-name="ID0EXNAC" office:value-type="string">
            <text:p>10. .뒤가 6자리</text:p>
          </table:table-cell>
          <table:table-cell table:number-columns-repeated="255"/>
        </table:table-row>
        <table:table-row xmlns:xdr="http://schemas.openxmlformats.org/drawingml/2006/spreadsheetDrawing" table:style-name="ID0EYAEM">
          <table:table-cell table:style-name="ID0EXNAC" office:value-type="string">
            <text:p>smkim@somansa.comput</text:p>
          </table:table-cell>
          <table:table-cell table:number-columns-repeated="255"/>
        </table:table-row>
        <table:table-row xmlns:xdr="http://schemas.openxmlformats.org/drawingml/2006/spreadsheetDrawing" table:style-name="ID0EEBEM">
          <table:table-cell table:style-name="ID0EXNAC" office:value-type="string">
            <text:p>JsLee9898@american.extrim</text:p>
          </table:table-cell>
          <table:table-cell table:number-columns-repeated="255"/>
        </table:table-row>
        <table:table-row xmlns:xdr="http://schemas.openxmlformats.org/drawingml/2006/spreadsheetDrawing" table:style-name="ID0EQBEM">
          <table:table-cell table:style-name="ID0EXNAC" office:value-type="string">
            <text:p>HKEKKK@oginal.phycoa</text:p>
          </table:table-cell>
          <table:table-cell table:number-columns-repeated="255"/>
        </table:table-row>
        <table:table-row xmlns:xdr="http://schemas.openxmlformats.org/drawingml/2006/spreadsheetDrawing" table:style-name="ID0E3BEM">
          <table:table-cell table:style-name="ID0EXNAC" office:value-type="string">
            <text:p>horadrim@index.busstop</text:p>
          </table:table-cell>
          <table:table-cell table:number-columns-repeated="255"/>
        </table:table-row>
        <table:table-row xmlns:xdr="http://schemas.openxmlformats.org/drawingml/2006/spreadsheetDrawing" table:style-name="ID0EICEM">
          <table:table-cell table:style-name="ID0EXNAC" office:value-type="string">
            <text:p>sakura1208@last.cumdom</text:p>
          </table:table-cell>
          <table:table-cell table:number-columns-repeated="255"/>
        </table:table-row>
        <table:table-row xmlns:xdr="http://schemas.openxmlformats.org/drawingml/2006/spreadsheetDrawing" table:style-name="ID0EUCEM">
          <table:table-cell table:number-columns-repeated="256"/>
        </table:table-row>
        <table:table-row xmlns:xdr="http://schemas.openxmlformats.org/drawingml/2006/spreadsheetDrawing" table:style-name="ID0EZCEM">
          <table:table-cell table:style-name="ID0EXNAC" office:value-type="string">
            <text:p>11. 콤마 ( , )</text:p>
          </table:table-cell>
          <table:table-cell table:number-columns-repeated="255"/>
        </table:table-row>
        <table:table-row xmlns:xdr="http://schemas.openxmlformats.org/drawingml/2006/spreadsheetDrawing" table:style-name="ID0EFDEM">
          <table:table-cell table:style-name="ID0EXNAC" office:value-type="string">
            <text:p>khPRK@hotmail.com,sm34im@somansa.com</text:p>
          </table:table-cell>
          <table:table-cell table:number-columns-repeated="255"/>
        </table:table-row>
        <table:table-row xmlns:xdr="http://schemas.openxmlformats.org/drawingml/2006/spreadsheetDrawing" table:style-name="ID0ERDEM">
          <table:table-cell table:style-name="ID0EXNAC" office:value-type="string">
            <text:p>minu33stwo@naver.com,hkasde@gmail.co.kr</text:p>
          </table:table-cell>
          <table:table-cell table:number-columns-repeated="255"/>
        </table:table-row>
        <table:table-row xmlns:xdr="http://schemas.openxmlformats.org/drawingml/2006/spreadsheetDrawing" table:style-name="ID0E4DEM">
          <table:table-cell table:style-name="ID0EXNAC" office:value-type="string">
            <text:p>jsl55ee@euc.kr,kh66park@hanmail.net</text:p>
          </table:table-cell>
          <table:table-cell table:number-columns-repeated="255"/>
        </table:table-row>
        <table:table-row xmlns:xdr="http://schemas.openxmlformats.org/drawingml/2006/spreadsheetDrawing" table:style-name="ID0EJEEM">
          <table:table-cell table:number-columns-repeated="256"/>
        </table:table-row>
        <table:table-row xmlns:xdr="http://schemas.openxmlformats.org/drawingml/2006/spreadsheetDrawing" table:style-name="ID0EOEEM">
          <table:table-cell table:style-name="ID0EXNAC" office:value-type="string">
            <text:p>12. 구분자 Tab </text:p>
          </table:table-cell>
          <table:table-cell table:number-columns-repeated="255"/>
        </table:table-row>
        <table:table-row xmlns:xdr="http://schemas.openxmlformats.org/drawingml/2006/spreadsheetDrawing" table:style-name="ID0E1EEM">
          <table:table-cell table:style-name="ID0EXNAC" office:value-type="string">
            <text:p>Smkimd1234@somansa.com</text:p>
          </table:table-cell>
          <table:table-cell office:value-type="string">
            <text:p>Minuddstow4321@naver.com</text:p>
          </table:table-cell>
          <table:table-cell table:number-columns-repeated="254"/>
        </table:table-row>
        <table:table-row xmlns:xdr="http://schemas.openxmlformats.org/drawingml/2006/spreadsheetDrawing" table:style-name="ID0ELFEM">
          <table:table-cell table:style-name="ID0EXNAC" office:value-type="string">
            <text:p>Hke82fg82@gmail.com</text:p>
          </table:table-cell>
          <table:table-cell office:value-type="string">
            <text:p>jsLede1212@euc.kr</text:p>
          </table:table-cell>
          <table:table-cell table:number-columns-repeated="254"/>
        </table:table-row>
        <table:table-row xmlns:xdr="http://schemas.openxmlformats.org/drawingml/2006/spreadsheetDrawing" table:style-name="ID0E3FEM">
          <table:table-cell table:style-name="ID0EXNAC" office:value-type="string">
            <text:p>khPAaRK@hotmail.com</text:p>
          </table:table-cell>
          <table:table-cell office:value-type="string">
            <text:p>123ff4@somansa.com</text:p>
          </table:table-cell>
          <table:table-cell table:number-columns-repeated="254"/>
        </table:table-row>
        <table:table-row xmlns:xdr="http://schemas.openxmlformats.org/drawingml/2006/spreadsheetDrawing" table:style-name="ID0ENGEM">
          <table:table-cell table:style-name="ID0EXNAC" office:value-type="string">
            <text:p>42344f2@nate.com</text:p>
          </table:table-cell>
          <table:table-cell office:value-type="string">
            <text:p>309d42@gmail.com</text:p>
          </table:table-cell>
          <table:table-cell table:number-columns-repeated="254"/>
        </table:table-row>
        <table:table-row xmlns:xdr="http://schemas.openxmlformats.org/drawingml/2006/spreadsheetDrawing" table:style-name="ID0E5GEM">
          <table:table-cell table:style-name="ID0EXNAC" office:value-type="string">
            <text:p>94923f0394@hotmail.com</text:p>
          </table:table-cell>
          <table:table-cell office:value-type="string">
            <text:p>90238d942@hanmail.net</text:p>
          </table:table-cell>
          <table:table-cell table:number-columns-repeated="254"/>
        </table:table-row>
        <table:table-row xmlns:xdr="http://schemas.openxmlformats.org/drawingml/2006/spreadsheetDrawing" table:style-name="ID0EPHEM">
          <table:table-cell table:number-columns-repeated="256"/>
        </table:table-row>
        <table:table-row xmlns:xdr="http://schemas.openxmlformats.org/drawingml/2006/spreadsheetDrawing" table:style-name="ID0EUHEM">
          <table:table-cell table:number-columns-repeated="256"/>
        </table:table-row>
        <table:table-row xmlns:xdr="http://schemas.openxmlformats.org/drawingml/2006/spreadsheetDrawing" table:style-name="ID0EZHEM">
          <table:table-cell table:style-name="ID0EXNAC" office:value-type="string">
            <text:p>13. 따옴표 ( " )</text:p>
          </table:table-cell>
          <table:table-cell table:number-columns-repeated="255"/>
        </table:table-row>
        <table:table-row xmlns:xdr="http://schemas.openxmlformats.org/drawingml/2006/spreadsheetDrawing" table:style-name="ID0EFIEM">
          <table:table-cell table:style-name="ID0EXNAC" office:value-type="string">
            <text:p>wind_sdfoccker@naver.com"sprindfg@nate.com</text:p>
          </table:table-cell>
          <table:table-cell table:number-columns-repeated="255"/>
        </table:table-row>
        <table:table-row xmlns:xdr="http://schemas.openxmlformats.org/drawingml/2006/spreadsheetDrawing" table:style-name="ID0ERIEM">
          <table:table-cell table:style-name="ID0EXNAC" office:value-type="string">
            <text:p>fall-windfter@daum.com"OriginDragdfon@blizzard.com</text:p>
          </table:table-cell>
          <table:table-cell table:number-columns-repeated="255"/>
        </table:table-row>
        <table:table-row xmlns:xdr="http://schemas.openxmlformats.org/drawingml/2006/spreadsheetDrawing" table:style-name="ID0E4IEM">
          <table:table-cell table:style-name="ID0EXNAC" office:value-type="string">
            <text:p>Nice_daddfdy@hotmail.com"Fate-Sdftate@yahoo.com</text:p>
          </table:table-cell>
          <table:table-cell table:number-columns-repeated="255"/>
        </table:table-row>
        <table:table-row xmlns:xdr="http://schemas.openxmlformats.org/drawingml/2006/spreadsheetDrawing" table:style-name="ID0EJJEM">
          <table:table-cell table:style-name="ID0EXNAC" office:value-type="string">
            <text:p>Animafdia@somansa.com"Test_kdfing@final.com</text:p>
          </table:table-cell>
          <table:table-cell table:number-columns-repeated="255"/>
        </table:table-row>
        <table:table-row xmlns:xdr="http://schemas.openxmlformats.org/drawingml/2006/spreadsheetDrawing" table:style-name="ID0EVJEM">
          <table:table-cell table:style-name="ID0EXNAC" office:value-type="string">
            <text:p>Notidfce_1@test.isq</text:p>
          </table:table-cell>
          <table:table-cell table:number-columns-repeated="255"/>
        </table:table-row>
        <table:table-row xmlns:xdr="http://schemas.openxmlformats.org/drawingml/2006/spreadsheetDrawing" table:style-name="ID0EBKEM">
          <table:table-cell table:number-columns-repeated="256"/>
        </table:table-row>
        <table:table-row xmlns:xdr="http://schemas.openxmlformats.org/drawingml/2006/spreadsheetDrawing" table:style-name="ID0EGKEM">
          <table:table-cell table:number-columns-repeated="256"/>
        </table:table-row>
        <table:table-row xmlns:xdr="http://schemas.openxmlformats.org/drawingml/2006/spreadsheetDrawing" table:style-name="ID0ELKEM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XKEM">
          <table:table-cell table:style-name="ID0EXNAC" office:value-type="string">
            <text:p>IP주소</text:p>
          </table:table-cell>
          <table:table-cell table:number-columns-repeated="255"/>
        </table:table-row>
        <table:table-row xmlns:xdr="http://schemas.openxmlformats.org/drawingml/2006/spreadsheetDrawing" table:style-name="ID0EDLEM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PLEM">
          <table:table-cell table:style-name="ID0EXNAC" office:value-type="string">
            <text:p>가. 검출</text:p>
          </table:table-cell>
          <table:table-cell table:number-columns-repeated="255"/>
        </table:table-row>
        <table:table-row xmlns:xdr="http://schemas.openxmlformats.org/drawingml/2006/spreadsheetDrawing" table:style-name="ID0E2LEM">
          <table:table-cell table:style-name="ID0EXNAC" office:value-type="string">
            <text:p>1. 일반 ip</text:p>
          </table:table-cell>
          <table:table-cell table:number-columns-repeated="255"/>
        </table:table-row>
        <table:table-row xmlns:xdr="http://schemas.openxmlformats.org/drawingml/2006/spreadsheetDrawing" table:style-name="ID0EHMEM">
          <table:table-cell table:style-name="ID0EXNAC" office:value-type="string">
            <text:p>192.168.10.151</text:p>
          </table:table-cell>
          <table:table-cell table:number-columns-repeated="255"/>
        </table:table-row>
        <table:table-row xmlns:xdr="http://schemas.openxmlformats.org/drawingml/2006/spreadsheetDrawing" table:style-name="ID0ETMEM">
          <table:table-cell table:style-name="ID0EXNAC" office:value-type="string">
            <text:p>10.1.10.233</text:p>
          </table:table-cell>
          <table:table-cell table:number-columns-repeated="255"/>
        </table:table-row>
        <table:table-row xmlns:xdr="http://schemas.openxmlformats.org/drawingml/2006/spreadsheetDrawing" table:style-name="ID0E6MEM">
          <table:table-cell table:style-name="ID0EXNAC" office:value-type="string">
            <text:p>159.23.51.5</text:p>
          </table:table-cell>
          <table:table-cell table:number-columns-repeated="255"/>
        </table:table-row>
        <table:table-row xmlns:xdr="http://schemas.openxmlformats.org/drawingml/2006/spreadsheetDrawing" table:style-name="ID0ELNEM">
          <table:table-cell table:style-name="ID0EXNAC" office:value-type="string">
            <text:p>59.157.15.4</text:p>
          </table:table-cell>
          <table:table-cell table:number-columns-repeated="255"/>
        </table:table-row>
        <table:table-row xmlns:xdr="http://schemas.openxmlformats.org/drawingml/2006/spreadsheetDrawing" table:style-name="ID0EXNEM">
          <table:table-cell table:style-name="ID0EXNAC" office:value-type="string">
            <text:p>192.168.104.4</text:p>
          </table:table-cell>
          <table:table-cell table:number-columns-repeated="255"/>
        </table:table-row>
        <table:table-row xmlns:xdr="http://schemas.openxmlformats.org/drawingml/2006/spreadsheetDrawing" table:style-name="ID0EDOEM">
          <table:table-cell table:style-name="ID0EXNAC" office:value-type="string">
            <text:p>168.126.63.1</text:p>
          </table:table-cell>
          <table:table-cell table:number-columns-repeated="255"/>
        </table:table-row>
        <table:table-row xmlns:xdr="http://schemas.openxmlformats.org/drawingml/2006/spreadsheetDrawing" table:style-name="ID0EPOEM">
          <table:table-cell table:style-name="ID0EXNAC" office:value-type="string">
            <text:p>254.23.12.2</text:p>
          </table:table-cell>
          <table:table-cell table:number-columns-repeated="255"/>
        </table:table-row>
        <table:table-row xmlns:xdr="http://schemas.openxmlformats.org/drawingml/2006/spreadsheetDrawing" table:style-name="ID0E2OEM">
          <table:table-cell table:style-name="ID0EXNAC" office:value-type="string">
            <text:p>43.2.1.45</text:p>
          </table:table-cell>
          <table:table-cell table:number-columns-repeated="255"/>
        </table:table-row>
        <table:table-row xmlns:xdr="http://schemas.openxmlformats.org/drawingml/2006/spreadsheetDrawing" table:style-name="ID0EHPEM">
          <table:table-cell table:style-name="ID0EXNAC" office:value-type="string">
            <text:p>111.5.123.222</text:p>
          </table:table-cell>
          <table:table-cell table:number-columns-repeated="255"/>
        </table:table-row>
        <table:table-row xmlns:xdr="http://schemas.openxmlformats.org/drawingml/2006/spreadsheetDrawing" table:style-name="ID0ETPEM">
          <table:table-cell table:style-name="ID0EXNAC" office:value-type="string">
            <text:p>33.21.1.5</text:p>
          </table:table-cell>
          <table:table-cell table:number-columns-repeated="255"/>
        </table:table-row>
        <table:table-row xmlns:xdr="http://schemas.openxmlformats.org/drawingml/2006/spreadsheetDrawing" table:style-name="ID0E6PEM">
          <table:table-cell table:number-columns-repeated="256"/>
        </table:table-row>
        <table:table-row xmlns:xdr="http://schemas.openxmlformats.org/drawingml/2006/spreadsheetDrawing" table:style-name="ID0EEQEM">
          <table:table-cell table:style-name="ID0EXNAC" office:value-type="string">
            <text:p>128.20.1.254</text:p>
          </table:table-cell>
          <table:table-cell table:number-columns-repeated="255"/>
        </table:table-row>
        <table:table-row xmlns:xdr="http://schemas.openxmlformats.org/drawingml/2006/spreadsheetDrawing" table:style-name="ID0EQQEM">
          <table:table-cell table:style-name="ID0EXNAC" office:value-type="string">
            <text:p>192.168.5.218</text:p>
          </table:table-cell>
          <table:table-cell table:number-columns-repeated="255"/>
        </table:table-row>
        <table:table-row xmlns:xdr="http://schemas.openxmlformats.org/drawingml/2006/spreadsheetDrawing" table:style-name="ID0E3QEM">
          <table:table-cell table:style-name="ID0EXNAC" office:value-type="string">
            <text:p>168.59.4.6</text:p>
          </table:table-cell>
          <table:table-cell table:number-columns-repeated="255"/>
        </table:table-row>
        <table:table-row xmlns:xdr="http://schemas.openxmlformats.org/drawingml/2006/spreadsheetDrawing" table:style-name="ID0EIREM">
          <table:table-cell table:style-name="ID0EXNAC" office:value-type="string">
            <text:p>146.23.11.25</text:p>
          </table:table-cell>
          <table:table-cell table:number-columns-repeated="255"/>
        </table:table-row>
        <table:table-row xmlns:xdr="http://schemas.openxmlformats.org/drawingml/2006/spreadsheetDrawing" table:style-name="ID0EUREM">
          <table:table-cell table:style-name="ID0EXNAC" office:value-type="string">
            <text:p>21.224.241.172 </text:p>
          </table:table-cell>
          <table:table-cell table:number-columns-repeated="255"/>
        </table:table-row>
        <table:table-row xmlns:xdr="http://schemas.openxmlformats.org/drawingml/2006/spreadsheetDrawing" table:style-name="ID0EASEM">
          <table:table-cell table:style-name="ID0EXNAC" office:value-type="string">
            <text:p>15.161.85.212 </text:p>
          </table:table-cell>
          <table:table-cell table:number-columns-repeated="255"/>
        </table:table-row>
        <table:table-row xmlns:xdr="http://schemas.openxmlformats.org/drawingml/2006/spreadsheetDrawing" table:style-name="ID0EMSEM">
          <table:table-cell table:style-name="ID0EXNAC" office:value-type="string">
            <text:p>161.131.150.17 </text:p>
          </table:table-cell>
          <table:table-cell table:number-columns-repeated="255"/>
        </table:table-row>
        <table:table-row xmlns:xdr="http://schemas.openxmlformats.org/drawingml/2006/spreadsheetDrawing" table:style-name="ID0EYSEM">
          <table:table-cell table:style-name="ID0EXNAC" office:value-type="string">
            <text:p>252.221.186.72 </text:p>
          </table:table-cell>
          <table:table-cell table:number-columns-repeated="255"/>
        </table:table-row>
        <table:table-row xmlns:xdr="http://schemas.openxmlformats.org/drawingml/2006/spreadsheetDrawing" table:style-name="ID0EETEM">
          <table:table-cell table:style-name="ID0EXNAC" office:value-type="string">
            <text:p>251.46.254.189 </text:p>
          </table:table-cell>
          <table:table-cell table:number-columns-repeated="255"/>
        </table:table-row>
        <table:table-row xmlns:xdr="http://schemas.openxmlformats.org/drawingml/2006/spreadsheetDrawing" table:style-name="ID0EQTEM">
          <table:table-cell table:style-name="ID0EXNAC" office:value-type="string">
            <text:p>23.160.73.107 </text:p>
          </table:table-cell>
          <table:table-cell table:number-columns-repeated="255"/>
        </table:table-row>
        <table:table-row xmlns:xdr="http://schemas.openxmlformats.org/drawingml/2006/spreadsheetDrawing" table:style-name="ID0E3TEM">
          <table:table-cell table:number-columns-repeated="256"/>
        </table:table-row>
        <table:table-row xmlns:xdr="http://schemas.openxmlformats.org/drawingml/2006/spreadsheetDrawing" table:style-name="ID0EBUEM">
          <table:table-cell table:style-name="ID0EXNAC" office:value-type="string">
            <text:p>211.224.142.235 </text:p>
          </table:table-cell>
          <table:table-cell table:number-columns-repeated="255"/>
        </table:table-row>
        <table:table-row xmlns:xdr="http://schemas.openxmlformats.org/drawingml/2006/spreadsheetDrawing" table:style-name="ID0ENUEM">
          <table:table-cell table:style-name="ID0EXNAC" office:value-type="string">
            <text:p>230.157.8.149 </text:p>
          </table:table-cell>
          <table:table-cell table:number-columns-repeated="255"/>
        </table:table-row>
        <table:table-row xmlns:xdr="http://schemas.openxmlformats.org/drawingml/2006/spreadsheetDrawing" table:style-name="ID0EZUEM">
          <table:table-cell table:style-name="ID0EXNAC" office:value-type="string">
            <text:p>11.4.61.187 </text:p>
          </table:table-cell>
          <table:table-cell table:number-columns-repeated="255"/>
        </table:table-row>
        <table:table-row xmlns:xdr="http://schemas.openxmlformats.org/drawingml/2006/spreadsheetDrawing" table:style-name="ID0EFVEM">
          <table:table-cell table:style-name="ID0EXNAC" office:value-type="string">
            <text:p>188.8.193.232 </text:p>
          </table:table-cell>
          <table:table-cell table:number-columns-repeated="255"/>
        </table:table-row>
        <table:table-row xmlns:xdr="http://schemas.openxmlformats.org/drawingml/2006/spreadsheetDrawing" table:style-name="ID0ERVEM">
          <table:table-cell table:style-name="ID0EXNAC" office:value-type="string">
            <text:p>182.38.204.245 </text:p>
          </table:table-cell>
          <table:table-cell table:number-columns-repeated="255"/>
        </table:table-row>
        <table:table-row xmlns:xdr="http://schemas.openxmlformats.org/drawingml/2006/spreadsheetDrawing" table:style-name="ID0E4VEM">
          <table:table-cell table:style-name="ID0EXNAC" office:value-type="string">
            <text:p>222.51.235.142 </text:p>
          </table:table-cell>
          <table:table-cell table:number-columns-repeated="255"/>
        </table:table-row>
        <table:table-row xmlns:xdr="http://schemas.openxmlformats.org/drawingml/2006/spreadsheetDrawing" table:style-name="ID0EJWEM">
          <table:table-cell table:style-name="ID0EXNAC" office:value-type="string">
            <text:p>111.200.161.82 </text:p>
          </table:table-cell>
          <table:table-cell table:number-columns-repeated="255"/>
        </table:table-row>
        <table:table-row xmlns:xdr="http://schemas.openxmlformats.org/drawingml/2006/spreadsheetDrawing" table:style-name="ID0EVWEM">
          <table:table-cell table:style-name="ID0EXNAC" office:value-type="string">
            <text:p>185.129.222.224 </text:p>
          </table:table-cell>
          <table:table-cell table:number-columns-repeated="255"/>
        </table:table-row>
        <table:table-row xmlns:xdr="http://schemas.openxmlformats.org/drawingml/2006/spreadsheetDrawing" table:style-name="ID0EBXEM">
          <table:table-cell table:style-name="ID0EXNAC" office:value-type="string">
            <text:p>213.52.213.192 </text:p>
          </table:table-cell>
          <table:table-cell table:number-columns-repeated="255"/>
        </table:table-row>
        <table:table-row xmlns:xdr="http://schemas.openxmlformats.org/drawingml/2006/spreadsheetDrawing" table:style-name="ID0ENXEM">
          <table:table-cell table:style-name="ID0EXNAC" office:value-type="string">
            <text:p>224.125.48.165 </text:p>
          </table:table-cell>
          <table:table-cell table:number-columns-repeated="255"/>
        </table:table-row>
        <table:table-row xmlns:xdr="http://schemas.openxmlformats.org/drawingml/2006/spreadsheetDrawing" table:style-name="ID0EZXEM">
          <table:table-cell table:number-columns-repeated="256"/>
        </table:table-row>
        <table:table-row xmlns:xdr="http://schemas.openxmlformats.org/drawingml/2006/spreadsheetDrawing" table:style-name="ID0E5XEM">
          <table:table-cell table:style-name="ID0EXNAC" office:value-type="string">
            <text:p>76.22.17.176 </text:p>
          </table:table-cell>
          <table:table-cell table:number-columns-repeated="255"/>
        </table:table-row>
        <table:table-row xmlns:xdr="http://schemas.openxmlformats.org/drawingml/2006/spreadsheetDrawing" table:style-name="ID0EKYEM">
          <table:table-cell table:style-name="ID0EXNAC" office:value-type="string">
            <text:p>104.67.220.158 </text:p>
          </table:table-cell>
          <table:table-cell table:number-columns-repeated="255"/>
        </table:table-row>
        <table:table-row xmlns:xdr="http://schemas.openxmlformats.org/drawingml/2006/spreadsheetDrawing" table:style-name="ID0EWYEM">
          <table:table-cell table:style-name="ID0EXNAC" office:value-type="string">
            <text:p>171.243.132.211 </text:p>
          </table:table-cell>
          <table:table-cell table:number-columns-repeated="255"/>
        </table:table-row>
        <table:table-row xmlns:xdr="http://schemas.openxmlformats.org/drawingml/2006/spreadsheetDrawing" table:style-name="ID0ECZEM">
          <table:table-cell table:style-name="ID0EXNAC" office:value-type="string">
            <text:p>25.1.66.205 </text:p>
          </table:table-cell>
          <table:table-cell table:number-columns-repeated="255"/>
        </table:table-row>
        <table:table-row xmlns:xdr="http://schemas.openxmlformats.org/drawingml/2006/spreadsheetDrawing" table:style-name="ID0EOZEM">
          <table:table-cell table:style-name="ID0EXNAC" office:value-type="string">
            <text:p>134.121.232.171 </text:p>
          </table:table-cell>
          <table:table-cell table:number-columns-repeated="255"/>
        </table:table-row>
        <table:table-row xmlns:xdr="http://schemas.openxmlformats.org/drawingml/2006/spreadsheetDrawing" table:style-name="ID0E1ZEM">
          <table:table-cell table:style-name="ID0EXNAC" office:value-type="string">
            <text:p>102.55.245.230 </text:p>
          </table:table-cell>
          <table:table-cell table:number-columns-repeated="255"/>
        </table:table-row>
        <table:table-row xmlns:xdr="http://schemas.openxmlformats.org/drawingml/2006/spreadsheetDrawing" table:style-name="ID0EG1EM">
          <table:table-cell table:style-name="ID0EXNAC" office:value-type="string">
            <text:p>175.156.254.159 </text:p>
          </table:table-cell>
          <table:table-cell table:number-columns-repeated="255"/>
        </table:table-row>
        <table:table-row xmlns:xdr="http://schemas.openxmlformats.org/drawingml/2006/spreadsheetDrawing" table:style-name="ID0ES1EM">
          <table:table-cell table:style-name="ID0EXNAC" office:value-type="string">
            <text:p>54.18.102.233 </text:p>
          </table:table-cell>
          <table:table-cell table:number-columns-repeated="255"/>
        </table:table-row>
        <table:table-row xmlns:xdr="http://schemas.openxmlformats.org/drawingml/2006/spreadsheetDrawing" table:style-name="ID0E51EM">
          <table:table-cell table:style-name="ID0EXNAC" office:value-type="string">
            <text:p>139.173.202.191 </text:p>
          </table:table-cell>
          <table:table-cell table:number-columns-repeated="255"/>
        </table:table-row>
        <table:table-row xmlns:xdr="http://schemas.openxmlformats.org/drawingml/2006/spreadsheetDrawing" table:style-name="ID0EK2EM">
          <table:table-cell table:style-name="ID0EXNAC" office:value-type="string">
            <text:p>221.231.240.170 </text:p>
          </table:table-cell>
          <table:table-cell table:number-columns-repeated="255"/>
        </table:table-row>
        <table:table-row xmlns:xdr="http://schemas.openxmlformats.org/drawingml/2006/spreadsheetDrawing" table:style-name="ID0EW2EM">
          <table:table-cell table:number-columns-repeated="256"/>
        </table:table-row>
        <table:table-row xmlns:xdr="http://schemas.openxmlformats.org/drawingml/2006/spreadsheetDrawing" table:style-name="ID0E22EM">
          <table:table-cell table:style-name="ID0EXNAC" office:value-type="string">
            <text:p>200.183.59.231 </text:p>
          </table:table-cell>
          <table:table-cell table:number-columns-repeated="255"/>
        </table:table-row>
        <table:table-row xmlns:xdr="http://schemas.openxmlformats.org/drawingml/2006/spreadsheetDrawing" table:style-name="ID0EH3EM">
          <table:table-cell table:style-name="ID0EXNAC" office:value-type="string">
            <text:p>21.168.9.215 </text:p>
          </table:table-cell>
          <table:table-cell table:number-columns-repeated="255"/>
        </table:table-row>
        <table:table-row xmlns:xdr="http://schemas.openxmlformats.org/drawingml/2006/spreadsheetDrawing" table:style-name="ID0ET3EM">
          <table:table-cell table:style-name="ID0EXNAC" office:value-type="string">
            <text:p>75.26.185.123 </text:p>
          </table:table-cell>
          <table:table-cell table:number-columns-repeated="255"/>
        </table:table-row>
        <table:table-row xmlns:xdr="http://schemas.openxmlformats.org/drawingml/2006/spreadsheetDrawing" table:style-name="ID0E63EM">
          <table:table-cell table:style-name="ID0EXNAC" office:value-type="string">
            <text:p>213.177.129.71 </text:p>
          </table:table-cell>
          <table:table-cell table:number-columns-repeated="255"/>
        </table:table-row>
        <table:table-row xmlns:xdr="http://schemas.openxmlformats.org/drawingml/2006/spreadsheetDrawing" table:style-name="ID0EL4EM">
          <table:table-cell table:style-name="ID0EXNAC" office:value-type="string">
            <text:p>135.189.6.255 </text:p>
          </table:table-cell>
          <table:table-cell table:number-columns-repeated="255"/>
        </table:table-row>
        <table:table-row xmlns:xdr="http://schemas.openxmlformats.org/drawingml/2006/spreadsheetDrawing" table:style-name="ID0EX4EM">
          <table:table-cell table:style-name="ID0EXNAC" office:value-type="string">
            <text:p>177.245.92.255 </text:p>
          </table:table-cell>
          <table:table-cell table:number-columns-repeated="255"/>
        </table:table-row>
        <table:table-row xmlns:xdr="http://schemas.openxmlformats.org/drawingml/2006/spreadsheetDrawing" table:style-name="ID0ED5EM">
          <table:table-cell table:style-name="ID0EXNAC" office:value-type="string">
            <text:p>241.232.210.69 </text:p>
          </table:table-cell>
          <table:table-cell table:number-columns-repeated="255"/>
        </table:table-row>
        <table:table-row xmlns:xdr="http://schemas.openxmlformats.org/drawingml/2006/spreadsheetDrawing" table:style-name="ID0EP5EM">
          <table:table-cell table:style-name="ID0EXNAC" office:value-type="string">
            <text:p>33.188.192.54 </text:p>
          </table:table-cell>
          <table:table-cell table:number-columns-repeated="255"/>
        </table:table-row>
        <table:table-row xmlns:xdr="http://schemas.openxmlformats.org/drawingml/2006/spreadsheetDrawing" table:style-name="ID0E25EM">
          <table:table-cell table:style-name="ID0EXNAC" office:value-type="string">
            <text:p>221.149.250.215 </text:p>
          </table:table-cell>
          <table:table-cell table:number-columns-repeated="255"/>
        </table:table-row>
        <table:table-row xmlns:xdr="http://schemas.openxmlformats.org/drawingml/2006/spreadsheetDrawing" table:style-name="ID0EH6EM">
          <table:table-cell table:style-name="ID0EXNAC" office:value-type="string">
            <text:p>127.203.224.240 </text:p>
          </table:table-cell>
          <table:table-cell table:number-columns-repeated="255"/>
        </table:table-row>
        <table:table-row xmlns:xdr="http://schemas.openxmlformats.org/drawingml/2006/spreadsheetDrawing" table:style-name="ID0ET6EM">
          <table:table-cell table:number-columns-repeated="256"/>
        </table:table-row>
        <table:table-row xmlns:xdr="http://schemas.openxmlformats.org/drawingml/2006/spreadsheetDrawing" table:style-name="ID0EY6EM">
          <table:table-cell table:style-name="ID0EXNAC" office:value-type="string">
            <text:p>37.203.126.88 </text:p>
          </table:table-cell>
          <table:table-cell table:number-columns-repeated="255"/>
        </table:table-row>
        <table:table-row xmlns:xdr="http://schemas.openxmlformats.org/drawingml/2006/spreadsheetDrawing" table:style-name="ID0EEAFM">
          <table:table-cell table:style-name="ID0EXNAC" office:value-type="string">
            <text:p>221.253.88.32 </text:p>
          </table:table-cell>
          <table:table-cell table:number-columns-repeated="255"/>
        </table:table-row>
        <table:table-row xmlns:xdr="http://schemas.openxmlformats.org/drawingml/2006/spreadsheetDrawing" table:style-name="ID0EQAFM">
          <table:table-cell table:style-name="ID0EXNAC" office:value-type="string">
            <text:p>19.129.245.54 </text:p>
          </table:table-cell>
          <table:table-cell table:number-columns-repeated="255"/>
        </table:table-row>
        <table:table-row xmlns:xdr="http://schemas.openxmlformats.org/drawingml/2006/spreadsheetDrawing" table:style-name="ID0E3AFM">
          <table:table-cell table:style-name="ID0EXNAC" office:value-type="string">
            <text:p>103.215.184.250 </text:p>
          </table:table-cell>
          <table:table-cell table:number-columns-repeated="255"/>
        </table:table-row>
        <table:table-row xmlns:xdr="http://schemas.openxmlformats.org/drawingml/2006/spreadsheetDrawing" table:style-name="ID0EIBFM">
          <table:table-cell table:style-name="ID0EXNAC" office:value-type="string">
            <text:p>215.44.201.104 </text:p>
          </table:table-cell>
          <table:table-cell table:number-columns-repeated="255"/>
        </table:table-row>
        <table:table-row xmlns:xdr="http://schemas.openxmlformats.org/drawingml/2006/spreadsheetDrawing" table:style-name="ID0EUBFM">
          <table:table-cell table:style-name="ID0EXNAC" office:value-type="string">
            <text:p>67.213.250.167 </text:p>
          </table:table-cell>
          <table:table-cell table:number-columns-repeated="255"/>
        </table:table-row>
        <table:table-row xmlns:xdr="http://schemas.openxmlformats.org/drawingml/2006/spreadsheetDrawing" table:style-name="ID0EACFM">
          <table:table-cell table:style-name="ID0EXNAC" office:value-type="string">
            <text:p>141.44.55.132 </text:p>
          </table:table-cell>
          <table:table-cell table:number-columns-repeated="255"/>
        </table:table-row>
        <table:table-row xmlns:xdr="http://schemas.openxmlformats.org/drawingml/2006/spreadsheetDrawing" table:style-name="ID0EMCFM">
          <table:table-cell table:style-name="ID0EXNAC" office:value-type="string">
            <text:p>244.197.233.13 </text:p>
          </table:table-cell>
          <table:table-cell table:number-columns-repeated="255"/>
        </table:table-row>
        <table:table-row xmlns:xdr="http://schemas.openxmlformats.org/drawingml/2006/spreadsheetDrawing" table:style-name="ID0EYCFM">
          <table:table-cell table:style-name="ID0EXNAC" office:value-type="string">
            <text:p>49.66.78.178 </text:p>
          </table:table-cell>
          <table:table-cell table:number-columns-repeated="255"/>
        </table:table-row>
        <table:table-row xmlns:xdr="http://schemas.openxmlformats.org/drawingml/2006/spreadsheetDrawing" table:style-name="ID0EEDFM">
          <table:table-cell table:style-name="ID0EXNAC" office:value-type="string">
            <text:p>255.235.134.73 </text:p>
          </table:table-cell>
          <table:table-cell table:number-columns-repeated="255"/>
        </table:table-row>
        <table:table-row xmlns:xdr="http://schemas.openxmlformats.org/drawingml/2006/spreadsheetDrawing" table:style-name="ID0EQDFM">
          <table:table-cell table:number-columns-repeated="256"/>
        </table:table-row>
        <table:table-row xmlns:xdr="http://schemas.openxmlformats.org/drawingml/2006/spreadsheetDrawing" table:style-name="ID0EVDFM">
          <table:table-cell table:style-name="ID0EXNAC" office:value-type="string">
            <text:p>203.224.22.201 </text:p>
          </table:table-cell>
          <table:table-cell table:number-columns-repeated="255"/>
        </table:table-row>
        <table:table-row xmlns:xdr="http://schemas.openxmlformats.org/drawingml/2006/spreadsheetDrawing" table:style-name="ID0EBEFM">
          <table:table-cell table:style-name="ID0EXNAC" office:value-type="string">
            <text:p>96.6.255.142 </text:p>
          </table:table-cell>
          <table:table-cell table:number-columns-repeated="255"/>
        </table:table-row>
        <table:table-row xmlns:xdr="http://schemas.openxmlformats.org/drawingml/2006/spreadsheetDrawing" table:style-name="ID0ENEFM">
          <table:table-cell table:style-name="ID0EXNAC" office:value-type="string">
            <text:p>74.201.11.103 </text:p>
          </table:table-cell>
          <table:table-cell table:number-columns-repeated="255"/>
        </table:table-row>
        <table:table-row xmlns:xdr="http://schemas.openxmlformats.org/drawingml/2006/spreadsheetDrawing" table:style-name="ID0EZEFM">
          <table:table-cell table:style-name="ID0EXNAC" office:value-type="string">
            <text:p>235.49.96.51 </text:p>
          </table:table-cell>
          <table:table-cell table:number-columns-repeated="255"/>
        </table:table-row>
        <table:table-row xmlns:xdr="http://schemas.openxmlformats.org/drawingml/2006/spreadsheetDrawing" table:style-name="ID0EFFFM">
          <table:table-cell table:style-name="ID0EXNAC" office:value-type="string">
            <text:p>43.205.176.175 </text:p>
          </table:table-cell>
          <table:table-cell table:number-columns-repeated="255"/>
        </table:table-row>
        <table:table-row xmlns:xdr="http://schemas.openxmlformats.org/drawingml/2006/spreadsheetDrawing" table:style-name="ID0ERFFM">
          <table:table-cell table:style-name="ID0EXNAC" office:value-type="string">
            <text:p>193.100.252.135 </text:p>
          </table:table-cell>
          <table:table-cell table:number-columns-repeated="255"/>
        </table:table-row>
        <table:table-row xmlns:xdr="http://schemas.openxmlformats.org/drawingml/2006/spreadsheetDrawing" table:style-name="ID0E4FFM">
          <table:table-cell table:style-name="ID0EXNAC" office:value-type="string">
            <text:p>234.193.191.89 </text:p>
          </table:table-cell>
          <table:table-cell table:number-columns-repeated="255"/>
        </table:table-row>
        <table:table-row xmlns:xdr="http://schemas.openxmlformats.org/drawingml/2006/spreadsheetDrawing" table:style-name="ID0EJGFM">
          <table:table-cell table:style-name="ID0EXNAC" office:value-type="string">
            <text:p>173.200.187.34 </text:p>
          </table:table-cell>
          <table:table-cell table:number-columns-repeated="255"/>
        </table:table-row>
        <table:table-row xmlns:xdr="http://schemas.openxmlformats.org/drawingml/2006/spreadsheetDrawing" table:style-name="ID0EVGFM">
          <table:table-cell table:style-name="ID0EXNAC" office:value-type="string">
            <text:p>242.250.91.54 </text:p>
          </table:table-cell>
          <table:table-cell table:number-columns-repeated="255"/>
        </table:table-row>
        <table:table-row xmlns:xdr="http://schemas.openxmlformats.org/drawingml/2006/spreadsheetDrawing" table:style-name="ID0EBHFM">
          <table:table-cell table:style-name="ID0EXNAC" office:value-type="string">
            <text:p>254.183.71.253 </text:p>
          </table:table-cell>
          <table:table-cell table:number-columns-repeated="255"/>
        </table:table-row>
        <table:table-row xmlns:xdr="http://schemas.openxmlformats.org/drawingml/2006/spreadsheetDrawing" table:style-name="ID0ENHFM">
          <table:table-cell table:number-columns-repeated="256"/>
        </table:table-row>
        <table:table-row xmlns:xdr="http://schemas.openxmlformats.org/drawingml/2006/spreadsheetDrawing" table:style-name="ID0ESHFM">
          <table:table-cell table:style-name="ID0EXNAC" office:value-type="string">
            <text:p>79.78.171.79 </text:p>
          </table:table-cell>
          <table:table-cell table:number-columns-repeated="255"/>
        </table:table-row>
        <table:table-row xmlns:xdr="http://schemas.openxmlformats.org/drawingml/2006/spreadsheetDrawing" table:style-name="ID0E5HFM">
          <table:table-cell table:style-name="ID0EXNAC" office:value-type="string">
            <text:p>255.211.166.117 </text:p>
          </table:table-cell>
          <table:table-cell table:number-columns-repeated="255"/>
        </table:table-row>
        <table:table-row xmlns:xdr="http://schemas.openxmlformats.org/drawingml/2006/spreadsheetDrawing" table:style-name="ID0EKIFM">
          <table:table-cell table:style-name="ID0EXNAC" office:value-type="string">
            <text:p>21.201.122.128 </text:p>
          </table:table-cell>
          <table:table-cell table:number-columns-repeated="255"/>
        </table:table-row>
        <table:table-row xmlns:xdr="http://schemas.openxmlformats.org/drawingml/2006/spreadsheetDrawing" table:style-name="ID0EWIFM">
          <table:table-cell table:style-name="ID0EXNAC" office:value-type="string">
            <text:p>136.233.192.173 </text:p>
          </table:table-cell>
          <table:table-cell table:number-columns-repeated="255"/>
        </table:table-row>
        <table:table-row xmlns:xdr="http://schemas.openxmlformats.org/drawingml/2006/spreadsheetDrawing" table:style-name="ID0ECJFM">
          <table:table-cell table:style-name="ID0EXNAC" office:value-type="string">
            <text:p>96.146.33.203 </text:p>
          </table:table-cell>
          <table:table-cell table:number-columns-repeated="255"/>
        </table:table-row>
        <table:table-row xmlns:xdr="http://schemas.openxmlformats.org/drawingml/2006/spreadsheetDrawing" table:style-name="ID0EOJFM">
          <table:table-cell table:number-columns-repeated="256"/>
        </table:table-row>
        <table:table-row xmlns:xdr="http://schemas.openxmlformats.org/drawingml/2006/spreadsheetDrawing" table:style-name="ID0ETJFM">
          <table:table-cell table:number-columns-repeated="256"/>
        </table:table-row>
        <table:table-row xmlns:xdr="http://schemas.openxmlformats.org/drawingml/2006/spreadsheetDrawing" table:style-name="ID0EYJFM">
          <table:table-cell table:number-columns-repeated="256"/>
        </table:table-row>
        <table:table-row xmlns:xdr="http://schemas.openxmlformats.org/drawingml/2006/spreadsheetDrawing" table:style-name="ID0E4JFM">
          <table:table-cell table:style-name="ID0EXNAC" office:value-type="string">
            <text:p>2. 두번째 0 </text:p>
          </table:table-cell>
          <table:table-cell table:number-columns-repeated="255"/>
        </table:table-row>
        <table:table-row xmlns:xdr="http://schemas.openxmlformats.org/drawingml/2006/spreadsheetDrawing" table:style-name="ID0EJKFM">
          <table:table-cell table:style-name="ID0EXNAC" office:value-type="string">
            <text:p>192.0.10.1</text:p>
          </table:table-cell>
          <table:table-cell table:number-columns-repeated="255"/>
        </table:table-row>
        <table:table-row xmlns:xdr="http://schemas.openxmlformats.org/drawingml/2006/spreadsheetDrawing" table:style-name="ID0EVKFM">
          <table:table-cell table:style-name="ID0EXNAC" office:value-type="string">
            <text:p>23.0.3.1</text:p>
          </table:table-cell>
          <table:table-cell table:number-columns-repeated="255"/>
        </table:table-row>
        <table:table-row xmlns:xdr="http://schemas.openxmlformats.org/drawingml/2006/spreadsheetDrawing" table:style-name="ID0EBLFM">
          <table:table-cell table:style-name="ID0EXNAC" office:value-type="string">
            <text:p>43.0.66.45</text:p>
          </table:table-cell>
          <table:table-cell table:number-columns-repeated="255"/>
        </table:table-row>
        <table:table-row xmlns:xdr="http://schemas.openxmlformats.org/drawingml/2006/spreadsheetDrawing" table:style-name="ID0ENLFM">
          <table:table-cell table:style-name="ID0EXNAC" office:value-type="string">
            <text:p>233.0.1.45</text:p>
          </table:table-cell>
          <table:table-cell table:number-columns-repeated="255"/>
        </table:table-row>
        <table:table-row xmlns:xdr="http://schemas.openxmlformats.org/drawingml/2006/spreadsheetDrawing" table:style-name="ID0EZLFM">
          <table:table-cell table:style-name="ID0EXNAC" office:value-type="string">
            <text:p>15.0.159.7</text:p>
          </table:table-cell>
          <table:table-cell table:number-columns-repeated="255"/>
        </table:table-row>
        <table:table-row xmlns:xdr="http://schemas.openxmlformats.org/drawingml/2006/spreadsheetDrawing" table:style-name="ID0EFMFM">
          <table:table-cell table:style-name="ID0EXNAC" office:value-type="string">
            <text:p>12.0.222.2</text:p>
          </table:table-cell>
          <table:table-cell table:number-columns-repeated="255"/>
        </table:table-row>
        <table:table-row xmlns:xdr="http://schemas.openxmlformats.org/drawingml/2006/spreadsheetDrawing" table:style-name="ID0ERMFM">
          <table:table-cell table:style-name="ID0EXNAC" office:value-type="string">
            <text:p>16.0.154.1</text:p>
          </table:table-cell>
          <table:table-cell table:number-columns-repeated="255"/>
        </table:table-row>
        <table:table-row xmlns:xdr="http://schemas.openxmlformats.org/drawingml/2006/spreadsheetDrawing" table:style-name="ID0E4MFM">
          <table:table-cell table:style-name="ID0EXNAC" office:value-type="string">
            <text:p>21.0.221.65</text:p>
          </table:table-cell>
          <table:table-cell table:number-columns-repeated="255"/>
        </table:table-row>
        <table:table-row xmlns:xdr="http://schemas.openxmlformats.org/drawingml/2006/spreadsheetDrawing" table:style-name="ID0EJNFM">
          <table:table-cell table:style-name="ID0EXNAC" office:value-type="string">
            <text:p>63.0.23.21</text:p>
          </table:table-cell>
          <table:table-cell table:number-columns-repeated="255"/>
        </table:table-row>
        <table:table-row xmlns:xdr="http://schemas.openxmlformats.org/drawingml/2006/spreadsheetDrawing" table:style-name="ID0EVNFM">
          <table:table-cell table:style-name="ID0EXNAC" office:value-type="string">
            <text:p>77.0.55.11</text:p>
          </table:table-cell>
          <table:table-cell table:number-columns-repeated="255"/>
        </table:table-row>
        <table:table-row xmlns:xdr="http://schemas.openxmlformats.org/drawingml/2006/spreadsheetDrawing" table:style-name="ID0EBOFM">
          <table:table-cell table:number-columns-repeated="256"/>
        </table:table-row>
        <table:table-row xmlns:xdr="http://schemas.openxmlformats.org/drawingml/2006/spreadsheetDrawing" table:style-name="ID0EGOFM">
          <table:table-cell table:style-name="ID0EXNAC" office:value-type="string">
            <text:p>3. 세번째 0 </text:p>
          </table:table-cell>
          <table:table-cell table:number-columns-repeated="255"/>
        </table:table-row>
        <table:table-row xmlns:xdr="http://schemas.openxmlformats.org/drawingml/2006/spreadsheetDrawing" table:style-name="ID0ESOFM">
          <table:table-cell table:style-name="ID0EXNAC" office:value-type="string">
            <text:p>192.168.0.1</text:p>
          </table:table-cell>
          <table:table-cell table:number-columns-repeated="255"/>
        </table:table-row>
        <table:table-row xmlns:xdr="http://schemas.openxmlformats.org/drawingml/2006/spreadsheetDrawing" table:style-name="ID0E5OFM">
          <table:table-cell table:style-name="ID0EXNAC" office:value-type="string">
            <text:p>198.24.0.4</text:p>
          </table:table-cell>
          <table:table-cell table:number-columns-repeated="255"/>
        </table:table-row>
        <table:table-row xmlns:xdr="http://schemas.openxmlformats.org/drawingml/2006/spreadsheetDrawing" table:style-name="ID0EKPFM">
          <table:table-cell table:style-name="ID0EXNAC" office:value-type="string">
            <text:p>41.14.0.61</text:p>
          </table:table-cell>
          <table:table-cell table:number-columns-repeated="255"/>
        </table:table-row>
        <table:table-row xmlns:xdr="http://schemas.openxmlformats.org/drawingml/2006/spreadsheetDrawing" table:style-name="ID0EWPFM">
          <table:table-cell table:style-name="ID0EXNAC" office:value-type="string">
            <text:p>25.63.0.7</text:p>
          </table:table-cell>
          <table:table-cell table:number-columns-repeated="255"/>
        </table:table-row>
        <table:table-row xmlns:xdr="http://schemas.openxmlformats.org/drawingml/2006/spreadsheetDrawing" table:style-name="ID0ECQFM">
          <table:table-cell table:style-name="ID0EXNAC" office:value-type="string">
            <text:p>254.23.0.15</text:p>
          </table:table-cell>
          <table:table-cell table:number-columns-repeated="255"/>
        </table:table-row>
        <table:table-row xmlns:xdr="http://schemas.openxmlformats.org/drawingml/2006/spreadsheetDrawing" table:style-name="ID0EOQFM">
          <table:table-cell table:style-name="ID0EXNAC" office:value-type="string">
            <text:p>192.222.0.36</text:p>
          </table:table-cell>
          <table:table-cell table:number-columns-repeated="255"/>
        </table:table-row>
        <table:table-row xmlns:xdr="http://schemas.openxmlformats.org/drawingml/2006/spreadsheetDrawing" table:style-name="ID0E1QFM">
          <table:table-cell table:style-name="ID0EXNAC" office:value-type="string">
            <text:p>10.1.0.254</text:p>
          </table:table-cell>
          <table:table-cell table:number-columns-repeated="255"/>
        </table:table-row>
        <table:table-row xmlns:xdr="http://schemas.openxmlformats.org/drawingml/2006/spreadsheetDrawing" table:style-name="ID0EGRFM">
          <table:table-cell table:style-name="ID0EXNAC" office:value-type="string">
            <text:p>17.25.0.254</text:p>
          </table:table-cell>
          <table:table-cell table:number-columns-repeated="255"/>
        </table:table-row>
        <table:table-row xmlns:xdr="http://schemas.openxmlformats.org/drawingml/2006/spreadsheetDrawing" table:style-name="ID0ESRFM">
          <table:table-cell table:style-name="ID0EXNAC" office:value-type="string">
            <text:p>111.235.0.21</text:p>
          </table:table-cell>
          <table:table-cell table:number-columns-repeated="255"/>
        </table:table-row>
        <table:table-row xmlns:xdr="http://schemas.openxmlformats.org/drawingml/2006/spreadsheetDrawing" table:style-name="ID0E5RFM">
          <table:table-cell table:style-name="ID0EXNAC" office:value-type="string">
            <text:p>99.13.0.25</text:p>
          </table:table-cell>
          <table:table-cell table:number-columns-repeated="255"/>
        </table:table-row>
        <table:table-row xmlns:xdr="http://schemas.openxmlformats.org/drawingml/2006/spreadsheetDrawing" table:style-name="ID0EKSFM">
          <table:table-cell table:number-columns-repeated="256"/>
        </table:table-row>
        <table:table-row xmlns:xdr="http://schemas.openxmlformats.org/drawingml/2006/spreadsheetDrawing" table:style-name="ID0EPSFM">
          <table:table-cell table:style-name="ID0EXNAC" office:value-type="string">
            <text:p>4. localhost</text:p>
          </table:table-cell>
          <table:table-cell table:number-columns-repeated="255"/>
        </table:table-row>
        <table:table-row xmlns:xdr="http://schemas.openxmlformats.org/drawingml/2006/spreadsheetDrawing" table:style-name="ID0E2SFM">
          <table:table-cell table:style-name="ID0EXNAC" office:value-type="string">
            <text:p>127.0.0.1</text:p>
          </table:table-cell>
          <table:table-cell table:number-columns-repeated="255"/>
        </table:table-row>
        <table:table-row xmlns:xdr="http://schemas.openxmlformats.org/drawingml/2006/spreadsheetDrawing" table:style-name="ID0EHTFM">
          <table:table-cell table:number-columns-repeated="256"/>
        </table:table-row>
        <table:table-row xmlns:xdr="http://schemas.openxmlformats.org/drawingml/2006/spreadsheetDrawing" table:style-name="ID0EMTFM">
          <table:table-cell table:style-name="ID0EXNAC" office:value-type="string">
            <text:p>8. broadcast</text:p>
          </table:table-cell>
          <table:table-cell table:number-columns-repeated="255"/>
        </table:table-row>
        <table:table-row xmlns:xdr="http://schemas.openxmlformats.org/drawingml/2006/spreadsheetDrawing" table:style-name="ID0EYTFM">
          <table:table-cell table:style-name="ID0EXNAC" office:value-type="string">
            <text:p>192.168.10.255</text:p>
          </table:table-cell>
          <table:table-cell table:number-columns-repeated="255"/>
        </table:table-row>
        <table:table-row xmlns:xdr="http://schemas.openxmlformats.org/drawingml/2006/spreadsheetDrawing" table:style-name="ID0EEUFM">
          <table:table-cell table:style-name="ID0EXNAC" office:value-type="string">
            <text:p>192.168.255.255</text:p>
          </table:table-cell>
          <table:table-cell table:number-columns-repeated="255"/>
        </table:table-row>
        <table:table-row xmlns:xdr="http://schemas.openxmlformats.org/drawingml/2006/spreadsheetDrawing" table:style-name="ID0EQUFM">
          <table:table-cell table:style-name="ID0EXNAC" office:value-type="string">
            <text:p>192.255.255.255</text:p>
          </table:table-cell>
          <table:table-cell table:number-columns-repeated="255"/>
        </table:table-row>
        <table:table-row xmlns:xdr="http://schemas.openxmlformats.org/drawingml/2006/spreadsheetDrawing" table:style-name="ID0E3UFM">
          <table:table-cell table:style-name="ID0EXNAC" office:value-type="string">
            <text:p>255.255.255.255</text:p>
          </table:table-cell>
          <table:table-cell table:number-columns-repeated="255"/>
        </table:table-row>
        <table:table-row xmlns:xdr="http://schemas.openxmlformats.org/drawingml/2006/spreadsheetDrawing" table:style-name="ID0EIVFM">
          <table:table-cell table:number-columns-repeated="256"/>
        </table:table-row>
        <table:table-row xmlns:xdr="http://schemas.openxmlformats.org/drawingml/2006/spreadsheetDrawing" table:style-name="ID0ENVFM">
          <table:table-cell table:style-name="ID0EXNAC" office:value-type="string">
            <text:p>나. 미검출</text:p>
          </table:table-cell>
          <table:table-cell table:number-columns-repeated="255"/>
        </table:table-row>
        <table:table-row xmlns:xdr="http://schemas.openxmlformats.org/drawingml/2006/spreadsheetDrawing" table:style-name="ID0EZVFM">
          <table:table-cell table:style-name="ID0EXNAC" office:value-type="string">
            <text:p>1.범위 초과</text:p>
          </table:table-cell>
          <table:table-cell table:number-columns-repeated="255"/>
        </table:table-row>
        <table:table-row xmlns:xdr="http://schemas.openxmlformats.org/drawingml/2006/spreadsheetDrawing" table:style-name="ID0EFWFM">
          <table:table-cell table:style-name="ID0EXNAC" office:value-type="string">
            <text:p>256.10.10.10</text:p>
          </table:table-cell>
          <table:table-cell table:number-columns-repeated="255"/>
        </table:table-row>
        <table:table-row xmlns:xdr="http://schemas.openxmlformats.org/drawingml/2006/spreadsheetDrawing" table:style-name="ID0ERWFM">
          <table:table-cell table:style-name="ID0EXNAC" office:value-type="string">
            <text:p>10.256.10.10</text:p>
          </table:table-cell>
          <table:table-cell table:number-columns-repeated="255"/>
        </table:table-row>
        <table:table-row xmlns:xdr="http://schemas.openxmlformats.org/drawingml/2006/spreadsheetDrawing" table:style-name="ID0E4WFM">
          <table:table-cell table:style-name="ID0EXNAC" office:value-type="string">
            <text:p>10.10.256.10</text:p>
          </table:table-cell>
          <table:table-cell table:number-columns-repeated="255"/>
        </table:table-row>
        <table:table-row xmlns:xdr="http://schemas.openxmlformats.org/drawingml/2006/spreadsheetDrawing" table:style-name="ID0EJXFM">
          <table:table-cell table:style-name="ID0EXNAC" office:value-type="string">
            <text:p>10.10.10.256</text:p>
          </table:table-cell>
          <table:table-cell table:number-columns-repeated="255"/>
        </table:table-row>
        <table:table-row xmlns:xdr="http://schemas.openxmlformats.org/drawingml/2006/spreadsheetDrawing" table:style-name="ID0EVXFM">
          <table:table-cell table:number-columns-repeated="256"/>
        </table:table-row>
        <table:table-row xmlns:xdr="http://schemas.openxmlformats.org/drawingml/2006/spreadsheetDrawing" table:style-name="ID0E1XFM">
          <table:table-cell table:style-name="ID0EXNAC" office:value-type="string">
            <text:p>2. 첫번째 0 </text:p>
          </table:table-cell>
          <table:table-cell table:number-columns-repeated="255"/>
        </table:table-row>
        <table:table-row xmlns:xdr="http://schemas.openxmlformats.org/drawingml/2006/spreadsheetDrawing" table:style-name="ID0EGYFM">
          <table:table-cell table:style-name="ID0EXNAC" office:value-type="string">
            <text:p>0.168.10.1</text:p>
          </table:table-cell>
          <table:table-cell table:number-columns-repeated="255"/>
        </table:table-row>
        <table:table-row xmlns:xdr="http://schemas.openxmlformats.org/drawingml/2006/spreadsheetDrawing" table:style-name="ID0ESYFM">
          <table:table-cell table:style-name="ID0EXNAC" office:value-type="string">
            <text:p>0.254.1.2</text:p>
          </table:table-cell>
          <table:table-cell table:number-columns-repeated="255"/>
        </table:table-row>
        <table:table-row xmlns:xdr="http://schemas.openxmlformats.org/drawingml/2006/spreadsheetDrawing" table:style-name="ID0E5YFM">
          <table:table-cell table:style-name="ID0EXNAC" office:value-type="string">
            <text:p>0.32.6.53</text:p>
          </table:table-cell>
          <table:table-cell table:number-columns-repeated="255"/>
        </table:table-row>
        <table:table-row xmlns:xdr="http://schemas.openxmlformats.org/drawingml/2006/spreadsheetDrawing" table:style-name="ID0EKZFM">
          <table:table-cell table:style-name="ID0EXNAC" office:value-type="string">
            <text:p>0.234.45.23</text:p>
          </table:table-cell>
          <table:table-cell table:number-columns-repeated="255"/>
        </table:table-row>
        <table:table-row xmlns:xdr="http://schemas.openxmlformats.org/drawingml/2006/spreadsheetDrawing" table:style-name="ID0EWZFM">
          <table:table-cell table:style-name="ID0EXNAC" office:value-type="string">
            <text:p>0.12.34.55</text:p>
          </table:table-cell>
          <table:table-cell table:number-columns-repeated="255"/>
        </table:table-row>
        <table:table-row xmlns:xdr="http://schemas.openxmlformats.org/drawingml/2006/spreadsheetDrawing" table:style-name="ID0EC1FM">
          <table:table-cell table:style-name="ID0EXNAC" office:value-type="string">
            <text:p>0.1.30.157</text:p>
          </table:table-cell>
          <table:table-cell table:number-columns-repeated="255"/>
        </table:table-row>
        <table:table-row xmlns:xdr="http://schemas.openxmlformats.org/drawingml/2006/spreadsheetDrawing" table:style-name="ID0EO1FM">
          <table:table-cell table:style-name="ID0EXNAC" office:value-type="string">
            <text:p>0.4.4.4</text:p>
          </table:table-cell>
          <table:table-cell table:number-columns-repeated="255"/>
        </table:table-row>
        <table:table-row xmlns:xdr="http://schemas.openxmlformats.org/drawingml/2006/spreadsheetDrawing" table:style-name="ID0E11FM">
          <table:table-cell table:style-name="ID0EXNAC" office:value-type="string">
            <text:p>0.12.45.3</text:p>
          </table:table-cell>
          <table:table-cell table:number-columns-repeated="255"/>
        </table:table-row>
        <table:table-row xmlns:xdr="http://schemas.openxmlformats.org/drawingml/2006/spreadsheetDrawing" table:style-name="ID0EG2FM">
          <table:table-cell table:style-name="ID0EXNAC" office:value-type="string">
            <text:p>0.123.54.32</text:p>
          </table:table-cell>
          <table:table-cell table:number-columns-repeated="255"/>
        </table:table-row>
        <table:table-row xmlns:xdr="http://schemas.openxmlformats.org/drawingml/2006/spreadsheetDrawing" table:style-name="ID0ES2FM">
          <table:table-cell table:style-name="ID0EXNAC" office:value-type="string">
            <text:p>0.12.33.44</text:p>
          </table:table-cell>
          <table:table-cell table:number-columns-repeated="255"/>
        </table:table-row>
        <table:table-row xmlns:xdr="http://schemas.openxmlformats.org/drawingml/2006/spreadsheetDrawing" table:style-name="ID0E52FM">
          <table:table-cell table:number-columns-repeated="256"/>
        </table:table-row>
        <table:table-row xmlns:xdr="http://schemas.openxmlformats.org/drawingml/2006/spreadsheetDrawing" table:style-name="ID0ED3FM">
          <table:table-cell table:style-name="ID0EXNAC" office:value-type="string">
            <text:p>3. 네번째 0</text:p>
          </table:table-cell>
          <table:table-cell table:number-columns-repeated="255"/>
        </table:table-row>
        <table:table-row xmlns:xdr="http://schemas.openxmlformats.org/drawingml/2006/spreadsheetDrawing" table:style-name="ID0EP3FM">
          <table:table-cell table:style-name="ID0EXNAC" office:value-type="string">
            <text:p>192.168.10.0</text:p>
          </table:table-cell>
          <table:table-cell table:number-columns-repeated="255"/>
        </table:table-row>
        <table:table-row xmlns:xdr="http://schemas.openxmlformats.org/drawingml/2006/spreadsheetDrawing" table:style-name="ID0E23FM">
          <table:table-cell table:style-name="ID0EXNAC" office:value-type="string">
            <text:p>1.2.20.0</text:p>
          </table:table-cell>
          <table:table-cell table:number-columns-repeated="255"/>
        </table:table-row>
        <table:table-row xmlns:xdr="http://schemas.openxmlformats.org/drawingml/2006/spreadsheetDrawing" table:style-name="ID0EH4FM">
          <table:table-cell table:style-name="ID0EXNAC" office:value-type="string">
            <text:p>125.23.6.0</text:p>
          </table:table-cell>
          <table:table-cell table:number-columns-repeated="255"/>
        </table:table-row>
        <table:table-row xmlns:xdr="http://schemas.openxmlformats.org/drawingml/2006/spreadsheetDrawing" table:style-name="ID0ET4FM">
          <table:table-cell table:style-name="ID0EXNAC" office:value-type="string">
            <text:p>24.63.4.0</text:p>
          </table:table-cell>
          <table:table-cell table:number-columns-repeated="255"/>
        </table:table-row>
        <table:table-row xmlns:xdr="http://schemas.openxmlformats.org/drawingml/2006/spreadsheetDrawing" table:style-name="ID0E64FM">
          <table:table-cell table:style-name="ID0EXNAC" office:value-type="string">
            <text:p>19.23.5.0</text:p>
          </table:table-cell>
          <table:table-cell table:number-columns-repeated="255"/>
        </table:table-row>
        <table:table-row xmlns:xdr="http://schemas.openxmlformats.org/drawingml/2006/spreadsheetDrawing" table:style-name="ID0EL5FM">
          <table:table-cell table:style-name="ID0EXNAC" office:value-type="string">
            <text:p>56.245.36.0</text:p>
          </table:table-cell>
          <table:table-cell table:number-columns-repeated="255"/>
        </table:table-row>
        <table:table-row xmlns:xdr="http://schemas.openxmlformats.org/drawingml/2006/spreadsheetDrawing" table:style-name="ID0EX5FM">
          <table:table-cell table:style-name="ID0EXNAC" office:value-type="string">
            <text:p>211.253.40.0</text:p>
          </table:table-cell>
          <table:table-cell table:number-columns-repeated="255"/>
        </table:table-row>
        <table:table-row xmlns:xdr="http://schemas.openxmlformats.org/drawingml/2006/spreadsheetDrawing" table:style-name="ID0ED6FM">
          <table:table-cell table:style-name="ID0EXNAC" office:value-type="string">
            <text:p>168.126.63.0</text:p>
          </table:table-cell>
          <table:table-cell table:number-columns-repeated="255"/>
        </table:table-row>
        <table:table-row xmlns:xdr="http://schemas.openxmlformats.org/drawingml/2006/spreadsheetDrawing" table:style-name="ID0EP6FM">
          <table:table-cell table:style-name="ID0EXNAC" office:value-type="string">
            <text:p>54.23.96.0</text:p>
          </table:table-cell>
          <table:table-cell table:number-columns-repeated="255"/>
        </table:table-row>
        <table:table-row xmlns:xdr="http://schemas.openxmlformats.org/drawingml/2006/spreadsheetDrawing" table:style-name="ID0E26FM">
          <table:table-cell table:style-name="ID0EXNAC" office:value-type="string">
            <text:p>74.15.159.0</text:p>
          </table:table-cell>
          <table:table-cell table:number-columns-repeated="255"/>
        </table:table-row>
        <table:table-row xmlns:xdr="http://schemas.openxmlformats.org/drawingml/2006/spreadsheetDrawing" table:style-name="ID0EHAGM">
          <table:table-cell table:number-columns-repeated="256"/>
        </table:table-row>
        <table:table-row xmlns:xdr="http://schemas.openxmlformats.org/drawingml/2006/spreadsheetDrawing" table:style-name="ID0EMAGM">
          <table:table-cell table:style-name="ID0EXNAC" office:value-type="string">
            <text:p>4. 끝이 0</text:p>
          </table:table-cell>
          <table:table-cell table:number-columns-repeated="255"/>
        </table:table-row>
        <table:table-row xmlns:xdr="http://schemas.openxmlformats.org/drawingml/2006/spreadsheetDrawing" table:style-name="ID0EYAGM">
          <table:table-cell table:style-name="ID0EXNAC" office:value-type="string">
            <text:p>192.168.10.0</text:p>
          </table:table-cell>
          <table:table-cell table:number-columns-repeated="255"/>
        </table:table-row>
        <table:table-row xmlns:xdr="http://schemas.openxmlformats.org/drawingml/2006/spreadsheetDrawing" table:style-name="ID0EEBGM">
          <table:table-cell table:style-name="ID0EXNAC" office:value-type="string">
            <text:p>192.168.0.0</text:p>
          </table:table-cell>
          <table:table-cell table:number-columns-repeated="255"/>
        </table:table-row>
        <table:table-row xmlns:xdr="http://schemas.openxmlformats.org/drawingml/2006/spreadsheetDrawing" table:style-name="ID0EQBGM">
          <table:table-cell table:style-name="ID0EXNAC" office:value-type="string">
            <text:p>192.0.0.0</text:p>
          </table:table-cell>
          <table:table-cell table:number-columns-repeated="255"/>
        </table:table-row>
        <table:table-row xmlns:xdr="http://schemas.openxmlformats.org/drawingml/2006/spreadsheetDrawing" table:style-name="ID0E3BGM">
          <table:table-cell table:style-name="ID0EXNAC" office:value-type="string">
            <text:p>0.0.0.0</text:p>
          </table:table-cell>
          <table:table-cell table:number-columns-repeated="255"/>
        </table:table-row>
        <table:table-row xmlns:xdr="http://schemas.openxmlformats.org/drawingml/2006/spreadsheetDrawing" table:style-name="ID0EICGM">
          <table:table-cell table:number-columns-repeated="256"/>
        </table:table-row>
        <table:table-row xmlns:xdr="http://schemas.openxmlformats.org/drawingml/2006/spreadsheetDrawing" table:style-name="ID0ENCGM">
          <table:table-cell table:style-name="ID0EXNAC" office:value-type="string">
            <text:p>5. 0으로 시작</text:p>
          </table:table-cell>
          <table:table-cell table:number-columns-repeated="255"/>
        </table:table-row>
        <table:table-row xmlns:xdr="http://schemas.openxmlformats.org/drawingml/2006/spreadsheetDrawing" table:style-name="ID0EZCGM">
          <table:table-cell table:style-name="ID0EXNAC" office:value-type="string">
            <text:p>0.0.0.0</text:p>
          </table:table-cell>
          <table:table-cell table:number-columns-repeated="255"/>
        </table:table-row>
        <table:table-row xmlns:xdr="http://schemas.openxmlformats.org/drawingml/2006/spreadsheetDrawing" table:style-name="ID0EFDGM">
          <table:table-cell table:style-name="ID0EXNAC" office:value-type="string">
            <text:p>0.0.0.1</text:p>
          </table:table-cell>
          <table:table-cell table:number-columns-repeated="255"/>
        </table:table-row>
        <table:table-row xmlns:xdr="http://schemas.openxmlformats.org/drawingml/2006/spreadsheetDrawing" table:style-name="ID0ERDGM">
          <table:table-cell table:style-name="ID0EXNAC" office:value-type="string">
            <text:p>0.0.1.1</text:p>
          </table:table-cell>
          <table:table-cell table:number-columns-repeated="255"/>
        </table:table-row>
        <table:table-row xmlns:xdr="http://schemas.openxmlformats.org/drawingml/2006/spreadsheetDrawing" table:style-name="ID0E4DGM">
          <table:table-cell table:style-name="ID0EXNAC" office:value-type="string">
            <text:p>0.1.1.1</text:p>
          </table:table-cell>
          <table:table-cell table:number-columns-repeated="255"/>
        </table:table-row>
        <table:table-row xmlns:xdr="http://schemas.openxmlformats.org/drawingml/2006/spreadsheetDrawing" table:style-name="ID0EJEGM">
          <table:table-cell table:number-columns-repeated="256"/>
        </table:table-row>
        <table:table-row xmlns:xdr="http://schemas.openxmlformats.org/drawingml/2006/spreadsheetDrawing" table:style-name="ID0EOEGM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1EGM">
          <table:table-cell table:style-name="ID0EXNAC" office:value-type="string">
            <text:p>법인등록번호</text:p>
          </table:table-cell>
          <table:table-cell table:number-columns-repeated="255"/>
        </table:table-row>
        <table:table-row xmlns:xdr="http://schemas.openxmlformats.org/drawingml/2006/spreadsheetDrawing" table:style-name="ID0EGFGM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SFGM">
          <table:table-cell table:style-name="ID0EXNAC" office:value-type="string">
            <text:p>가. 검출</text:p>
          </table:table-cell>
          <table:table-cell table:number-columns-repeated="255"/>
        </table:table-row>
        <table:table-row xmlns:xdr="http://schemas.openxmlformats.org/drawingml/2006/spreadsheetDrawing" table:style-name="ID0E5FGM">
          <table:table-cell table:number-columns-repeated="256"/>
        </table:table-row>
        <table:table-row xmlns:xdr="http://schemas.openxmlformats.org/drawingml/2006/spreadsheetDrawing" table:style-name="ID0EDGGM">
          <table:table-cell table:style-name="ID0EXNAC" office:value-type="string">
            <text:p>1. 가운데 - </text:p>
          </table:table-cell>
          <table:table-cell table:number-columns-repeated="255"/>
        </table:table-row>
        <table:table-row xmlns:xdr="http://schemas.openxmlformats.org/drawingml/2006/spreadsheetDrawing" table:style-name="ID0EPGGM">
          <table:table-cell table:number-columns-repeated="256"/>
        </table:table-row>
        <table:table-row xmlns:xdr="http://schemas.openxmlformats.org/drawingml/2006/spreadsheetDrawing" table:style-name="ID0EUGGM">
          <table:table-cell table:style-name="ID0EXNAC" office:value-type="string">
            <text:p>171721-1129029 </text:p>
          </table:table-cell>
          <table:table-cell table:number-columns-repeated="255"/>
        </table:table-row>
        <table:table-row xmlns:xdr="http://schemas.openxmlformats.org/drawingml/2006/spreadsheetDrawing" table:style-name="ID0EAHGM">
          <table:table-cell table:style-name="ID0EXNAC" office:value-type="string">
            <text:p>206012-8879397 </text:p>
          </table:table-cell>
          <table:table-cell table:number-columns-repeated="255"/>
        </table:table-row>
        <table:table-row xmlns:xdr="http://schemas.openxmlformats.org/drawingml/2006/spreadsheetDrawing" table:style-name="ID0EMHGM">
          <table:table-cell table:style-name="ID0EXNAC" office:value-type="string">
            <text:p>144511-2482565 </text:p>
          </table:table-cell>
          <table:table-cell table:number-columns-repeated="255"/>
        </table:table-row>
        <table:table-row xmlns:xdr="http://schemas.openxmlformats.org/drawingml/2006/spreadsheetDrawing" table:style-name="ID0EYHGM">
          <table:table-cell table:style-name="ID0EXNAC" office:value-type="string">
            <text:p>164921-9634827 </text:p>
          </table:table-cell>
          <table:table-cell table:number-columns-repeated="255"/>
        </table:table-row>
        <table:table-row xmlns:xdr="http://schemas.openxmlformats.org/drawingml/2006/spreadsheetDrawing" table:style-name="ID0EEIGM">
          <table:table-cell table:style-name="ID0EXNAC" office:value-type="string">
            <text:p>131345-4822212 </text:p>
          </table:table-cell>
          <table:table-cell table:number-columns-repeated="255"/>
        </table:table-row>
        <table:table-row xmlns:xdr="http://schemas.openxmlformats.org/drawingml/2006/spreadsheetDrawing" table:style-name="ID0EQIGM">
          <table:table-cell table:style-name="ID0EXNAC" office:value-type="string">
            <text:p>164721-3374762 </text:p>
          </table:table-cell>
          <table:table-cell table:number-columns-repeated="255"/>
        </table:table-row>
        <table:table-row xmlns:xdr="http://schemas.openxmlformats.org/drawingml/2006/spreadsheetDrawing" table:style-name="ID0E3IGM">
          <table:table-cell table:style-name="ID0EXNAC" office:value-type="string">
            <text:p>194122-7289789 </text:p>
          </table:table-cell>
          <table:table-cell table:number-columns-repeated="255"/>
        </table:table-row>
        <table:table-row xmlns:xdr="http://schemas.openxmlformats.org/drawingml/2006/spreadsheetDrawing" table:style-name="ID0EIJGM">
          <table:table-cell table:style-name="ID0EXNAC" office:value-type="string">
            <text:p>194344-0157834 </text:p>
          </table:table-cell>
          <table:table-cell table:number-columns-repeated="255"/>
        </table:table-row>
        <table:table-row xmlns:xdr="http://schemas.openxmlformats.org/drawingml/2006/spreadsheetDrawing" table:style-name="ID0EUJGM">
          <table:table-cell table:style-name="ID0EXNAC" office:value-type="string">
            <text:p>214450-4244752 </text:p>
          </table:table-cell>
          <table:table-cell table:number-columns-repeated="255"/>
        </table:table-row>
        <table:table-row xmlns:xdr="http://schemas.openxmlformats.org/drawingml/2006/spreadsheetDrawing" table:style-name="ID0EAKGM">
          <table:table-cell table:style-name="ID0EXNAC" office:value-type="string">
            <text:p>191122-7140893 </text:p>
          </table:table-cell>
          <table:table-cell table:number-columns-repeated="255"/>
        </table:table-row>
        <table:table-row xmlns:xdr="http://schemas.openxmlformats.org/drawingml/2006/spreadsheetDrawing" table:style-name="ID0EMKGM">
          <table:table-cell table:number-columns-repeated="256"/>
        </table:table-row>
        <table:table-row xmlns:xdr="http://schemas.openxmlformats.org/drawingml/2006/spreadsheetDrawing" table:style-name="ID0ERKGM">
          <table:table-cell table:style-name="ID0EXNAC" office:value-type="string">
            <text:p>174850-0377946 </text:p>
          </table:table-cell>
          <table:table-cell table:number-columns-repeated="255"/>
        </table:table-row>
        <table:table-row xmlns:xdr="http://schemas.openxmlformats.org/drawingml/2006/spreadsheetDrawing" table:style-name="ID0E4KGM">
          <table:table-cell table:style-name="ID0EXNAC" office:value-type="string">
            <text:p>154550-6296067 </text:p>
          </table:table-cell>
          <table:table-cell table:number-columns-repeated="255"/>
        </table:table-row>
        <table:table-row xmlns:xdr="http://schemas.openxmlformats.org/drawingml/2006/spreadsheetDrawing" table:style-name="ID0EJLGM">
          <table:table-cell table:style-name="ID0EXNAC" office:value-type="string">
            <text:p>184111-0153853</text:p>
          </table:table-cell>
          <table:table-cell table:number-columns-repeated="255"/>
        </table:table-row>
        <table:table-row xmlns:xdr="http://schemas.openxmlformats.org/drawingml/2006/spreadsheetDrawing" table:style-name="ID0EVLGM">
          <table:table-cell table:style-name="ID0EXNAC" office:value-type="string">
            <text:p>165021-8567919 </text:p>
          </table:table-cell>
          <table:table-cell table:number-columns-repeated="255"/>
        </table:table-row>
        <table:table-row xmlns:xdr="http://schemas.openxmlformats.org/drawingml/2006/spreadsheetDrawing" table:style-name="ID0EBMGM">
          <table:table-cell table:style-name="ID0EXNAC" office:value-type="string">
            <text:p>224182-8902626 </text:p>
          </table:table-cell>
          <table:table-cell table:number-columns-repeated="255"/>
        </table:table-row>
        <table:table-row xmlns:xdr="http://schemas.openxmlformats.org/drawingml/2006/spreadsheetDrawing" table:style-name="ID0ENMGM">
          <table:table-cell table:style-name="ID0EXNAC" office:value-type="string">
            <text:p>195111-6028544 </text:p>
          </table:table-cell>
          <table:table-cell table:number-columns-repeated="255"/>
        </table:table-row>
        <table:table-row xmlns:xdr="http://schemas.openxmlformats.org/drawingml/2006/spreadsheetDrawing" table:style-name="ID0EZMGM">
          <table:table-cell table:style-name="ID0EXNAC" office:value-type="string">
            <text:p>204411-9067161 </text:p>
          </table:table-cell>
          <table:table-cell table:number-columns-repeated="255"/>
        </table:table-row>
        <table:table-row xmlns:xdr="http://schemas.openxmlformats.org/drawingml/2006/spreadsheetDrawing" table:style-name="ID0EFNGM">
          <table:table-cell table:style-name="ID0EXNAC" office:value-type="string">
            <text:p>175485-3640378 </text:p>
          </table:table-cell>
          <table:table-cell table:number-columns-repeated="255"/>
        </table:table-row>
        <table:table-row xmlns:xdr="http://schemas.openxmlformats.org/drawingml/2006/spreadsheetDrawing" table:style-name="ID0ERNGM">
          <table:table-cell table:style-name="ID0EXNAC" office:value-type="string">
            <text:p>174336-2346345 </text:p>
          </table:table-cell>
          <table:table-cell table:number-columns-repeated="255"/>
        </table:table-row>
        <table:table-row xmlns:xdr="http://schemas.openxmlformats.org/drawingml/2006/spreadsheetDrawing" table:style-name="ID0E4NGM">
          <table:table-cell table:style-name="ID0EXNAC" office:value-type="string">
            <text:p>204447-1965821 </text:p>
          </table:table-cell>
          <table:table-cell table:number-columns-repeated="255"/>
        </table:table-row>
        <table:table-row xmlns:xdr="http://schemas.openxmlformats.org/drawingml/2006/spreadsheetDrawing" table:style-name="ID0EJOGM">
          <table:table-cell table:number-columns-repeated="256"/>
        </table:table-row>
        <table:table-row xmlns:xdr="http://schemas.openxmlformats.org/drawingml/2006/spreadsheetDrawing" table:style-name="ID0EOOGM">
          <table:table-cell table:style-name="ID0EXNAC" office:value-type="string">
            <text:p>2. 가운데 공백</text:p>
          </table:table-cell>
          <table:table-cell table:number-columns-repeated="255"/>
        </table:table-row>
        <table:table-row xmlns:xdr="http://schemas.openxmlformats.org/drawingml/2006/spreadsheetDrawing" table:style-name="ID0E1OGM">
          <table:table-cell table:number-columns-repeated="256"/>
        </table:table-row>
        <table:table-row xmlns:xdr="http://schemas.openxmlformats.org/drawingml/2006/spreadsheetDrawing" table:style-name="ID0E6OGM">
          <table:table-cell table:style-name="ID0EXNAC" office:value-type="string">
            <text:p>124422 7996514 </text:p>
          </table:table-cell>
          <table:table-cell table:number-columns-repeated="255"/>
        </table:table-row>
        <table:table-row xmlns:xdr="http://schemas.openxmlformats.org/drawingml/2006/spreadsheetDrawing" table:style-name="ID0ELPGM">
          <table:table-cell table:style-name="ID0EXNAC" office:value-type="string">
            <text:p>175021 4021884 </text:p>
          </table:table-cell>
          <table:table-cell table:number-columns-repeated="255"/>
        </table:table-row>
        <table:table-row xmlns:xdr="http://schemas.openxmlformats.org/drawingml/2006/spreadsheetDrawing" table:style-name="ID0EXPGM">
          <table:table-cell table:style-name="ID0EXNAC" office:value-type="string">
            <text:p>201411 6387458 </text:p>
          </table:table-cell>
          <table:table-cell table:number-columns-repeated="255"/>
        </table:table-row>
        <table:table-row xmlns:xdr="http://schemas.openxmlformats.org/drawingml/2006/spreadsheetDrawing" table:style-name="ID0EDQGM">
          <table:table-cell table:style-name="ID0EXNAC" office:value-type="string">
            <text:p>144981 7798938 </text:p>
          </table:table-cell>
          <table:table-cell table:number-columns-repeated="255"/>
        </table:table-row>
        <table:table-row xmlns:xdr="http://schemas.openxmlformats.org/drawingml/2006/spreadsheetDrawing" table:style-name="ID0EPQGM">
          <table:table-cell table:style-name="ID0EXNAC" office:value-type="string">
            <text:p>150131 8895752</text:p>
          </table:table-cell>
          <table:table-cell table:number-columns-repeated="255"/>
        </table:table-row>
        <table:table-row xmlns:xdr="http://schemas.openxmlformats.org/drawingml/2006/spreadsheetDrawing" table:style-name="ID0E2QGM">
          <table:table-cell table:style-name="ID0EXNAC" office:value-type="string">
            <text:p>205450 4260121 </text:p>
          </table:table-cell>
          <table:table-cell table:number-columns-repeated="255"/>
        </table:table-row>
        <table:table-row xmlns:xdr="http://schemas.openxmlformats.org/drawingml/2006/spreadsheetDrawing" table:style-name="ID0EHRGM">
          <table:table-cell table:style-name="ID0EXNAC" office:value-type="string">
            <text:p>144883 7637960 </text:p>
          </table:table-cell>
          <table:table-cell table:number-columns-repeated="255"/>
        </table:table-row>
        <table:table-row xmlns:xdr="http://schemas.openxmlformats.org/drawingml/2006/spreadsheetDrawing" table:style-name="ID0ETRGM">
          <table:table-cell table:style-name="ID0EXNAC" office:value-type="string">
            <text:p>161414 7146864 </text:p>
          </table:table-cell>
          <table:table-cell table:number-columns-repeated="255"/>
        </table:table-row>
        <table:table-row xmlns:xdr="http://schemas.openxmlformats.org/drawingml/2006/spreadsheetDrawing" table:style-name="ID0E6RGM">
          <table:table-cell table:style-name="ID0EXNAC" office:value-type="string">
            <text:p>205836 6696938 </text:p>
          </table:table-cell>
          <table:table-cell table:number-columns-repeated="255"/>
        </table:table-row>
        <table:table-row xmlns:xdr="http://schemas.openxmlformats.org/drawingml/2006/spreadsheetDrawing" table:style-name="ID0ELSGM">
          <table:table-cell table:style-name="ID0EXNAC" office:value-type="string">
            <text:p>144722 6853301</text:p>
          </table:table-cell>
          <table:table-cell table:number-columns-repeated="255"/>
        </table:table-row>
        <table:table-row xmlns:xdr="http://schemas.openxmlformats.org/drawingml/2006/spreadsheetDrawing" table:style-name="ID0EXSGM">
          <table:table-cell table:number-columns-repeated="256"/>
        </table:table-row>
        <table:table-row xmlns:xdr="http://schemas.openxmlformats.org/drawingml/2006/spreadsheetDrawing" table:style-name="ID0E3SGM">
          <table:table-cell table:style-name="ID0EXNAC" office:value-type="string">
            <text:p>124185 6689528 </text:p>
          </table:table-cell>
          <table:table-cell table:number-columns-repeated="255"/>
        </table:table-row>
        <table:table-row xmlns:xdr="http://schemas.openxmlformats.org/drawingml/2006/spreadsheetDrawing" table:style-name="ID0EITGM">
          <table:table-cell table:style-name="ID0EXNAC" office:value-type="string">
            <text:p>174422 7287351 </text:p>
          </table:table-cell>
          <table:table-cell table:number-columns-repeated="255"/>
        </table:table-row>
        <table:table-row xmlns:xdr="http://schemas.openxmlformats.org/drawingml/2006/spreadsheetDrawing" table:style-name="ID0EUTGM">
          <table:table-cell table:style-name="ID0EXNAC" office:value-type="string">
            <text:p>205744 8526790 </text:p>
          </table:table-cell>
          <table:table-cell table:number-columns-repeated="255"/>
        </table:table-row>
        <table:table-row xmlns:xdr="http://schemas.openxmlformats.org/drawingml/2006/spreadsheetDrawing" table:style-name="ID0EAUGM">
          <table:table-cell table:style-name="ID0EXNAC" office:value-type="string">
            <text:p>200113 8901530 </text:p>
          </table:table-cell>
          <table:table-cell table:number-columns-repeated="255"/>
        </table:table-row>
        <table:table-row xmlns:xdr="http://schemas.openxmlformats.org/drawingml/2006/spreadsheetDrawing" table:style-name="ID0EMUGM">
          <table:table-cell table:style-name="ID0EXNAC" office:value-type="string">
            <text:p>195148 4465064 </text:p>
          </table:table-cell>
          <table:table-cell table:number-columns-repeated="255"/>
        </table:table-row>
        <table:table-row xmlns:xdr="http://schemas.openxmlformats.org/drawingml/2006/spreadsheetDrawing" table:style-name="ID0EYUGM">
          <table:table-cell table:style-name="ID0EXNAC" office:value-type="string">
            <text:p>195342 5091155 </text:p>
          </table:table-cell>
          <table:table-cell table:number-columns-repeated="255"/>
        </table:table-row>
        <table:table-row xmlns:xdr="http://schemas.openxmlformats.org/drawingml/2006/spreadsheetDrawing" table:style-name="ID0EEVGM">
          <table:table-cell table:style-name="ID0EXNAC" office:value-type="string">
            <text:p>141311 3671239 </text:p>
          </table:table-cell>
          <table:table-cell table:number-columns-repeated="255"/>
        </table:table-row>
        <table:table-row xmlns:xdr="http://schemas.openxmlformats.org/drawingml/2006/spreadsheetDrawing" table:style-name="ID0EQVGM">
          <table:table-cell table:style-name="ID0EXNAC" office:value-type="string">
            <text:p>195321 4883945 </text:p>
          </table:table-cell>
          <table:table-cell table:number-columns-repeated="255"/>
        </table:table-row>
        <table:table-row xmlns:xdr="http://schemas.openxmlformats.org/drawingml/2006/spreadsheetDrawing" table:style-name="ID0E3VGM">
          <table:table-cell table:style-name="ID0EXNAC" office:value-type="string">
            <text:p>205513 2036819 </text:p>
          </table:table-cell>
          <table:table-cell table:number-columns-repeated="255"/>
        </table:table-row>
        <table:table-row xmlns:xdr="http://schemas.openxmlformats.org/drawingml/2006/spreadsheetDrawing" table:style-name="ID0EIWGM">
          <table:table-cell table:style-name="ID0EXNAC" office:value-type="string">
            <text:p>195112 2388320 </text:p>
          </table:table-cell>
          <table:table-cell table:number-columns-repeated="255"/>
        </table:table-row>
        <table:table-row xmlns:xdr="http://schemas.openxmlformats.org/drawingml/2006/spreadsheetDrawing" table:style-name="ID0EUWGM">
          <table:table-cell table:number-columns-repeated="256"/>
        </table:table-row>
        <table:table-row xmlns:xdr="http://schemas.openxmlformats.org/drawingml/2006/spreadsheetDrawing" table:style-name="ID0EZWGM">
          <table:table-cell table:number-columns-repeated="256"/>
        </table:table-row>
        <table:table-row xmlns:xdr="http://schemas.openxmlformats.org/drawingml/2006/spreadsheetDrawing" table:style-name="ID0E5WGM">
          <table:table-cell table:style-name="ID0EXNAC" office:value-type="string">
            <text:p>3. 연속일 경우</text:p>
          </table:table-cell>
          <table:table-cell table:number-columns-repeated="255"/>
        </table:table-row>
        <table:table-row xmlns:xdr="http://schemas.openxmlformats.org/drawingml/2006/spreadsheetDrawing" table:style-name="ID0EKXGM">
          <table:table-cell table:number-columns-repeated="256"/>
        </table:table-row>
        <table:table-row xmlns:xdr="http://schemas.openxmlformats.org/drawingml/2006/spreadsheetDrawing" table:style-name="ID0EPXGM">
          <table:table-cell table:style-name="ID0EXNAC" office:value-type="float" office:value="2001851634913">
            <text:p>2001851634913</text:p>
          </table:table-cell>
          <table:table-cell table:number-columns-repeated="255"/>
        </table:table-row>
        <table:table-row xmlns:xdr="http://schemas.openxmlformats.org/drawingml/2006/spreadsheetDrawing" table:style-name="ID0E1XGM">
          <table:table-cell table:style-name="ID0EXNAC" office:value-type="float" office:value="2058364515106">
            <text:p>2058364515106</text:p>
          </table:table-cell>
          <table:table-cell table:number-columns-repeated="255"/>
        </table:table-row>
        <table:table-row xmlns:xdr="http://schemas.openxmlformats.org/drawingml/2006/spreadsheetDrawing" table:style-name="ID0EFYGM">
          <table:table-cell table:style-name="ID0EXNAC" office:value-type="float" office:value="2013423835473">
            <text:p>2013423835473</text:p>
          </table:table-cell>
          <table:table-cell table:number-columns-repeated="255"/>
        </table:table-row>
        <table:table-row xmlns:xdr="http://schemas.openxmlformats.org/drawingml/2006/spreadsheetDrawing" table:style-name="ID0EQYGM">
          <table:table-cell table:style-name="ID0EXNAC" office:value-type="float" office:value="2052852412626">
            <text:p>2052852412626</text:p>
          </table:table-cell>
          <table:table-cell table:number-columns-repeated="255"/>
        </table:table-row>
        <table:table-row xmlns:xdr="http://schemas.openxmlformats.org/drawingml/2006/spreadsheetDrawing" table:style-name="ID0E2YGM">
          <table:table-cell table:style-name="ID0EXNAC" office:value-type="float" office:value="1713417458353">
            <text:p>1713417458353</text:p>
          </table:table-cell>
          <table:table-cell table:number-columns-repeated="255"/>
        </table:table-row>
        <table:table-row xmlns:xdr="http://schemas.openxmlformats.org/drawingml/2006/spreadsheetDrawing" table:style-name="ID0EGZGM">
          <table:table-cell table:style-name="ID0EXNAC" office:value-type="float" office:value="2013507686578">
            <text:p>2013507686578</text:p>
          </table:table-cell>
          <table:table-cell table:number-columns-repeated="255"/>
        </table:table-row>
        <table:table-row xmlns:xdr="http://schemas.openxmlformats.org/drawingml/2006/spreadsheetDrawing" table:style-name="ID0ERZGM">
          <table:table-cell table:style-name="ID0EXNAC" office:value-type="float" office:value="1714214789363">
            <text:p>1714214789363</text:p>
          </table:table-cell>
          <table:table-cell table:number-columns-repeated="255"/>
        </table:table-row>
        <table:table-row xmlns:xdr="http://schemas.openxmlformats.org/drawingml/2006/spreadsheetDrawing" table:style-name="ID0E3ZGM">
          <table:table-cell table:style-name="ID0EXNAC" office:value-type="float" office:value="2012500588955">
            <text:p>2012500588955</text:p>
          </table:table-cell>
          <table:table-cell table:number-columns-repeated="255"/>
        </table:table-row>
        <table:table-row xmlns:xdr="http://schemas.openxmlformats.org/drawingml/2006/spreadsheetDrawing" table:style-name="ID0EH1GM">
          <table:table-cell table:style-name="ID0EXNAC" office:value-type="float" office:value="1912848965595">
            <text:p>1912848965595</text:p>
          </table:table-cell>
          <table:table-cell table:number-columns-repeated="255"/>
        </table:table-row>
        <table:table-row xmlns:xdr="http://schemas.openxmlformats.org/drawingml/2006/spreadsheetDrawing" table:style-name="ID0ES1GM">
          <table:table-cell table:style-name="ID0EXNAC" office:value-type="float" office:value="1949213742307">
            <text:p>1949213742307</text:p>
          </table:table-cell>
          <table:table-cell table:number-columns-repeated="255"/>
        </table:table-row>
        <table:table-row xmlns:xdr="http://schemas.openxmlformats.org/drawingml/2006/spreadsheetDrawing" table:style-name="ID0E41GM">
          <table:table-cell table:number-columns-repeated="256"/>
        </table:table-row>
        <table:table-row xmlns:xdr="http://schemas.openxmlformats.org/drawingml/2006/spreadsheetDrawing" table:style-name="ID0EC2GM">
          <table:table-cell table:style-name="ID0EXNAC" office:value-type="string">
            <text:p>4. 구분자 () 사용할 경우</text:p>
          </table:table-cell>
          <table:table-cell table:number-columns-repeated="255"/>
        </table:table-row>
        <table:table-row xmlns:xdr="http://schemas.openxmlformats.org/drawingml/2006/spreadsheetDrawing" table:style-name="ID0EO2GM">
          <table:table-cell table:number-columns-repeated="256"/>
        </table:table-row>
        <table:table-row xmlns:xdr="http://schemas.openxmlformats.org/drawingml/2006/spreadsheetDrawing" table:style-name="ID0ET2GM">
          <table:table-cell table:style-name="ID0EXNAC" office:value-type="string">
            <text:p>(154650-5277058)(204684-7010438)</text:p>
          </table:table-cell>
          <table:table-cell table:number-columns-repeated="255"/>
        </table:table-row>
        <table:table-row xmlns:xdr="http://schemas.openxmlformats.org/drawingml/2006/spreadsheetDrawing" table:style-name="ID0E62GM">
          <table:table-cell table:style-name="ID0EXNAC" office:value-type="string">
            <text:p>(124421-4829330)(161522-8237663)</text:p>
          </table:table-cell>
          <table:table-cell table:number-columns-repeated="255"/>
        </table:table-row>
        <table:table-row xmlns:xdr="http://schemas.openxmlformats.org/drawingml/2006/spreadsheetDrawing" table:style-name="ID0EL3GM">
          <table:table-cell table:style-name="ID0EXNAC" office:value-type="string">
            <text:p>(145237-9840824)(154422-7098174)</text:p>
          </table:table-cell>
          <table:table-cell table:number-columns-repeated="255"/>
        </table:table-row>
        <table:table-row xmlns:xdr="http://schemas.openxmlformats.org/drawingml/2006/spreadsheetDrawing" table:style-name="ID0EX3GM">
          <table:table-cell table:style-name="ID0EXNAC" office:value-type="string">
            <text:p>(205321-0038591)(141221-9061550)</text:p>
          </table:table-cell>
          <table:table-cell table:number-columns-repeated="255"/>
        </table:table-row>
        <table:table-row xmlns:xdr="http://schemas.openxmlformats.org/drawingml/2006/spreadsheetDrawing" table:style-name="ID0ED4GM">
          <table:table-cell table:style-name="ID0EXNAC" office:value-type="string">
            <text:p>(164636-4860125)(171122-2816980)</text:p>
          </table:table-cell>
          <table:table-cell table:number-columns-repeated="255"/>
        </table:table-row>
        <table:table-row xmlns:xdr="http://schemas.openxmlformats.org/drawingml/2006/spreadsheetDrawing" table:style-name="ID0EP4GM">
          <table:table-cell table:number-columns-repeated="256"/>
        </table:table-row>
        <table:table-row xmlns:xdr="http://schemas.openxmlformats.org/drawingml/2006/spreadsheetDrawing" table:style-name="ID0EU4GM">
          <table:table-cell table:style-name="ID0EXNAC" office:value-type="string">
            <text:p>5. 구분자 {} 사용할 경우</text:p>
          </table:table-cell>
          <table:table-cell table:number-columns-repeated="255"/>
        </table:table-row>
        <table:table-row xmlns:xdr="http://schemas.openxmlformats.org/drawingml/2006/spreadsheetDrawing" table:style-name="ID0EA5GM">
          <table:table-cell table:style-name="ID0EXNAC" office:value-type="string">
            <text:p>{194650-5916492}{184122-6409372}</text:p>
          </table:table-cell>
          <table:table-cell table:number-columns-repeated="255"/>
        </table:table-row>
        <table:table-row xmlns:xdr="http://schemas.openxmlformats.org/drawingml/2006/spreadsheetDrawing" table:style-name="ID0EM5GM">
          <table:table-cell table:style-name="ID0EXNAC" office:value-type="string">
            <text:p>{131221-5294537}{165182-8591900}</text:p>
          </table:table-cell>
          <table:table-cell table:number-columns-repeated="255"/>
        </table:table-row>
        <table:table-row xmlns:xdr="http://schemas.openxmlformats.org/drawingml/2006/spreadsheetDrawing" table:style-name="ID0EY5GM">
          <table:table-cell table:style-name="ID0EXNAC" office:value-type="string">
            <text:p>{161483-4370007}{161183-0364985}</text:p>
          </table:table-cell>
          <table:table-cell table:number-columns-repeated="255"/>
        </table:table-row>
        <table:table-row xmlns:xdr="http://schemas.openxmlformats.org/drawingml/2006/spreadsheetDrawing" table:style-name="ID0EE6GM">
          <table:table-cell table:style-name="ID0EXNAC" office:value-type="string">
            <text:p>{154250-2468690}{175450-7932790}</text:p>
          </table:table-cell>
          <table:table-cell table:number-columns-repeated="255"/>
        </table:table-row>
        <table:table-row xmlns:xdr="http://schemas.openxmlformats.org/drawingml/2006/spreadsheetDrawing" table:style-name="ID0EQ6GM">
          <table:table-cell table:style-name="ID0EXNAC" office:value-type="string">
            <text:p>{205812-1866180}{204331-1028020}</text:p>
          </table:table-cell>
          <table:table-cell table:number-columns-repeated="255"/>
        </table:table-row>
        <table:table-row xmlns:xdr="http://schemas.openxmlformats.org/drawingml/2006/spreadsheetDrawing" table:style-name="ID0E36GM">
          <table:table-cell table:number-columns-repeated="256"/>
        </table:table-row>
        <table:table-row xmlns:xdr="http://schemas.openxmlformats.org/drawingml/2006/spreadsheetDrawing" table:style-name="ID0EBAHM">
          <table:table-cell table:style-name="ID0EXNAC" office:value-type="string">
            <text:p>6. 구분자 [] 사용할 경우</text:p>
          </table:table-cell>
          <table:table-cell table:number-columns-repeated="255"/>
        </table:table-row>
        <table:table-row xmlns:xdr="http://schemas.openxmlformats.org/drawingml/2006/spreadsheetDrawing" table:style-name="ID0ENAHM">
          <table:table-cell table:style-name="ID0EXNAC" office:value-type="string">
            <text:p>[200122-1992876]</text:p>
          </table:table-cell>
          <table:table-cell table:number-columns-repeated="255"/>
        </table:table-row>
        <table:table-row xmlns:xdr="http://schemas.openxmlformats.org/drawingml/2006/spreadsheetDrawing" table:style-name="ID0EZAHM">
          <table:table-cell table:style-name="ID0EXNAC" office:value-type="string">
            <text:p>[214321-4506494]</text:p>
          </table:table-cell>
          <table:table-cell table:number-columns-repeated="255"/>
        </table:table-row>
        <table:table-row xmlns:xdr="http://schemas.openxmlformats.org/drawingml/2006/spreadsheetDrawing" table:style-name="ID0EFBHM">
          <table:table-cell table:style-name="ID0EXNAC" office:value-type="string">
            <text:p>[214521-8270801]</text:p>
          </table:table-cell>
          <table:table-cell table:number-columns-repeated="255"/>
        </table:table-row>
        <table:table-row xmlns:xdr="http://schemas.openxmlformats.org/drawingml/2006/spreadsheetDrawing" table:style-name="ID0ERBHM">
          <table:table-cell table:style-name="ID0EXNAC" office:value-type="string">
            <text:p>[161548-9100683]</text:p>
          </table:table-cell>
          <table:table-cell table:number-columns-repeated="255"/>
        </table:table-row>
        <table:table-row xmlns:xdr="http://schemas.openxmlformats.org/drawingml/2006/spreadsheetDrawing" table:style-name="ID0E4BHM">
          <table:table-cell table:style-name="ID0EXNAC" office:value-type="string">
            <text:p>[214448-9490785]</text:p>
          </table:table-cell>
          <table:table-cell table:number-columns-repeated="255"/>
        </table:table-row>
        <table:table-row xmlns:xdr="http://schemas.openxmlformats.org/drawingml/2006/spreadsheetDrawing" table:style-name="ID0EJCHM">
          <table:table-cell table:style-name="ID0EXNAC" office:value-type="string">
            <text:p>[184481-2172428]</text:p>
          </table:table-cell>
          <table:table-cell table:number-columns-repeated="255"/>
        </table:table-row>
        <table:table-row xmlns:xdr="http://schemas.openxmlformats.org/drawingml/2006/spreadsheetDrawing" table:style-name="ID0EVCHM">
          <table:table-cell table:style-name="ID0EXNAC" office:value-type="string">
            <text:p>[205722-5446567]</text:p>
          </table:table-cell>
          <table:table-cell table:number-columns-repeated="255"/>
        </table:table-row>
        <table:table-row xmlns:xdr="http://schemas.openxmlformats.org/drawingml/2006/spreadsheetDrawing" table:style-name="ID0EBDHM">
          <table:table-cell table:style-name="ID0EXNAC" office:value-type="string">
            <text:p>[224114-9673328]</text:p>
          </table:table-cell>
          <table:table-cell table:number-columns-repeated="255"/>
        </table:table-row>
        <table:table-row xmlns:xdr="http://schemas.openxmlformats.org/drawingml/2006/spreadsheetDrawing" table:style-name="ID0ENDHM">
          <table:table-cell table:style-name="ID0EXNAC" office:value-type="string">
            <text:p>[151249-5902518]</text:p>
          </table:table-cell>
          <table:table-cell table:number-columns-repeated="255"/>
        </table:table-row>
        <table:table-row xmlns:xdr="http://schemas.openxmlformats.org/drawingml/2006/spreadsheetDrawing" table:style-name="ID0EZDHM">
          <table:table-cell table:style-name="ID0EXNAC" office:value-type="string">
            <text:p>[134121-3206195]</text:p>
          </table:table-cell>
          <table:table-cell table:number-columns-repeated="255"/>
        </table:table-row>
        <table:table-row xmlns:xdr="http://schemas.openxmlformats.org/drawingml/2006/spreadsheetDrawing" table:style-name="ID0EFEHM">
          <table:table-cell table:number-columns-repeated="256"/>
        </table:table-row>
        <table:table-row xmlns:xdr="http://schemas.openxmlformats.org/drawingml/2006/spreadsheetDrawing" table:style-name="ID0EKEHM">
          <table:table-cell table:style-name="ID0EXNAC" office:value-type="string">
            <text:p>7. 구분자 , 사용할 경우</text:p>
          </table:table-cell>
          <table:table-cell table:number-columns-repeated="255"/>
        </table:table-row>
        <table:table-row xmlns:xdr="http://schemas.openxmlformats.org/drawingml/2006/spreadsheetDrawing" table:style-name="ID0EWEHM">
          <table:table-cell table:style-name="ID0EXNAC" office:value-type="string">
            <text:p>124421-9172297,175885-9071777 </text:p>
          </table:table-cell>
          <table:table-cell table:number-columns-repeated="255"/>
        </table:table-row>
        <table:table-row xmlns:xdr="http://schemas.openxmlformats.org/drawingml/2006/spreadsheetDrawing" table:style-name="ID0ECFHM">
          <table:table-cell table:style-name="ID0EXNAC" office:value-type="string">
            <text:p>194649-6567768,211350-7941425 </text:p>
          </table:table-cell>
          <table:table-cell table:number-columns-repeated="255"/>
        </table:table-row>
        <table:table-row xmlns:xdr="http://schemas.openxmlformats.org/drawingml/2006/spreadsheetDrawing" table:style-name="ID0EOFHM">
          <table:table-cell table:style-name="ID0EXNAC" office:value-type="string">
            <text:p>164421-8565578,204984-3721421 </text:p>
          </table:table-cell>
          <table:table-cell table:number-columns-repeated="255"/>
        </table:table-row>
        <table:table-row xmlns:xdr="http://schemas.openxmlformats.org/drawingml/2006/spreadsheetDrawing" table:style-name="ID0E1FHM">
          <table:table-cell table:style-name="ID0EXNAC" office:value-type="string">
            <text:p>205244-0275353,210146-7769772 </text:p>
          </table:table-cell>
          <table:table-cell table:number-columns-repeated="255"/>
        </table:table-row>
        <table:table-row xmlns:xdr="http://schemas.openxmlformats.org/drawingml/2006/spreadsheetDrawing" table:style-name="ID0EGGHM">
          <table:table-cell table:style-name="ID0EXNAC" office:value-type="string">
            <text:p>161221-2056778,134150-6415180</text:p>
          </table:table-cell>
          <table:table-cell table:number-columns-repeated="255"/>
        </table:table-row>
        <table:table-row xmlns:xdr="http://schemas.openxmlformats.org/drawingml/2006/spreadsheetDrawing" table:style-name="ID0ESGHM">
          <table:table-cell table:number-columns-repeated="256"/>
        </table:table-row>
        <table:table-row xmlns:xdr="http://schemas.openxmlformats.org/drawingml/2006/spreadsheetDrawing" table:style-name="ID0EXGHM">
          <table:table-cell table:style-name="ID0EXNAC" office:value-type="string">
            <text:p>8. 구분자 " 사용할 경우</text:p>
          </table:table-cell>
          <table:table-cell table:number-columns-repeated="255"/>
        </table:table-row>
        <table:table-row xmlns:xdr="http://schemas.openxmlformats.org/drawingml/2006/spreadsheetDrawing" table:style-name="ID0EDHHM">
          <table:table-cell table:style-name="ID0EXNAC" office:value-type="string">
            <text:p>214632-7246684"174539-5991270</text:p>
          </table:table-cell>
          <table:table-cell table:number-columns-repeated="255"/>
        </table:table-row>
        <table:table-row xmlns:xdr="http://schemas.openxmlformats.org/drawingml/2006/spreadsheetDrawing" table:style-name="ID0EPHHM">
          <table:table-cell table:style-name="ID0EXNAC" office:value-type="string">
            <text:p>110122-0034339"124221-5631085</text:p>
          </table:table-cell>
          <table:table-cell table:number-columns-repeated="255"/>
        </table:table-row>
        <table:table-row xmlns:xdr="http://schemas.openxmlformats.org/drawingml/2006/spreadsheetDrawing" table:style-name="ID0E2HHM">
          <table:table-cell table:style-name="ID0EXNAC" office:value-type="string">
            <text:p>195050-1243973"214411-4472587</text:p>
          </table:table-cell>
          <table:table-cell table:number-columns-repeated="255"/>
        </table:table-row>
        <table:table-row xmlns:xdr="http://schemas.openxmlformats.org/drawingml/2006/spreadsheetDrawing" table:style-name="ID0EHIHM">
          <table:table-cell table:style-name="ID0EXNAC" office:value-type="string">
            <text:p>144433-7008891"134583-7797184</text:p>
          </table:table-cell>
          <table:table-cell table:number-columns-repeated="255"/>
        </table:table-row>
        <table:table-row xmlns:xdr="http://schemas.openxmlformats.org/drawingml/2006/spreadsheetDrawing" table:style-name="ID0ETIHM">
          <table:table-cell table:style-name="ID0EXNAC" office:value-type="string">
            <text:p>151331-7060088"144438-4806678</text:p>
          </table:table-cell>
          <table:table-cell table:number-columns-repeated="255"/>
        </table:table-row>
        <table:table-row xmlns:xdr="http://schemas.openxmlformats.org/drawingml/2006/spreadsheetDrawing" table:style-name="ID0E6IHM">
          <table:table-cell table:number-columns-repeated="256"/>
        </table:table-row>
        <table:table-row xmlns:xdr="http://schemas.openxmlformats.org/drawingml/2006/spreadsheetDrawing" table:style-name="ID0EEJHM">
          <table:table-cell table:style-name="ID0EXNAC" office:value-type="string">
            <text:p>=====================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QJHM">
          <table:table-cell table:number-columns-repeated="256"/>
        </table:table-row>
        <table:table-row xmlns:xdr="http://schemas.openxmlformats.org/drawingml/2006/spreadsheetDrawing" table:style-name="ID0EVJHM">
          <table:table-cell table:number-columns-repeated="256"/>
        </table:table-row>
        <table:table-row xmlns:xdr="http://schemas.openxmlformats.org/drawingml/2006/spreadsheetDrawing" table:style-name="ID0E1JHM">
          <table:table-cell table:style-name="ID0EXNAC" office:value-type="string">
            <text:p>나. 미검출</text:p>
          </table:table-cell>
          <table:table-cell table:number-columns-repeated="255"/>
        </table:table-row>
        <table:table-row xmlns:xdr="http://schemas.openxmlformats.org/drawingml/2006/spreadsheetDrawing" table:style-name="ID0EGKHM">
          <table:table-cell table:number-columns-repeated="256"/>
        </table:table-row>
        <table:table-row xmlns:xdr="http://schemas.openxmlformats.org/drawingml/2006/spreadsheetDrawing" table:style-name="ID0ELKHM">
          <table:table-cell table:style-name="ID0EXNAC" office:value-type="string">
            <text:p>1. 등기관서별 오류</text:p>
          </table:table-cell>
          <table:table-cell table:number-columns-repeated="255"/>
        </table:table-row>
        <table:table-row xmlns:xdr="http://schemas.openxmlformats.org/drawingml/2006/spreadsheetDrawing" table:style-name="ID0EXKHM">
          <table:table-cell table:style-name="ID0EXNAC" office:value-type="string">
            <text:p>473886-6923449 </text:p>
          </table:table-cell>
          <table:table-cell table:number-columns-repeated="255"/>
        </table:table-row>
        <table:table-row xmlns:xdr="http://schemas.openxmlformats.org/drawingml/2006/spreadsheetDrawing" table:style-name="ID0EDLHM">
          <table:table-cell table:style-name="ID0EXNAC" office:value-type="string">
            <text:p>584385-9180870 </text:p>
          </table:table-cell>
          <table:table-cell table:number-columns-repeated="255"/>
        </table:table-row>
        <table:table-row xmlns:xdr="http://schemas.openxmlformats.org/drawingml/2006/spreadsheetDrawing" table:style-name="ID0EPLHM">
          <table:table-cell table:style-name="ID0EXNAC" office:value-type="string">
            <text:p>893283-7928315</text:p>
          </table:table-cell>
          <table:table-cell table:number-columns-repeated="255"/>
        </table:table-row>
        <table:table-row xmlns:xdr="http://schemas.openxmlformats.org/drawingml/2006/spreadsheetDrawing" table:style-name="ID0E2LHM">
          <table:table-cell table:style-name="ID0EXNAC" office:value-type="string">
            <text:p>842021-7823643 </text:p>
          </table:table-cell>
          <table:table-cell table:number-columns-repeated="255"/>
        </table:table-row>
        <table:table-row xmlns:xdr="http://schemas.openxmlformats.org/drawingml/2006/spreadsheetDrawing" table:style-name="ID0EHMHM">
          <table:table-cell table:style-name="ID0EXNAC" office:value-type="string">
            <text:p>655085-1185985 </text:p>
          </table:table-cell>
          <table:table-cell table:number-columns-repeated="255"/>
        </table:table-row>
        <table:table-row xmlns:xdr="http://schemas.openxmlformats.org/drawingml/2006/spreadsheetDrawing" table:style-name="ID0ETMHM">
          <table:table-cell table:style-name="ID0EXNAC" office:value-type="string">
            <text:p>348084-1475695 </text:p>
          </table:table-cell>
          <table:table-cell table:number-columns-repeated="255"/>
        </table:table-row>
        <table:table-row xmlns:xdr="http://schemas.openxmlformats.org/drawingml/2006/spreadsheetDrawing" table:style-name="ID0E6MHM">
          <table:table-cell table:style-name="ID0EXNAC" office:value-type="string">
            <text:p>407321-0580738 </text:p>
          </table:table-cell>
          <table:table-cell table:number-columns-repeated="255"/>
        </table:table-row>
        <table:table-row xmlns:xdr="http://schemas.openxmlformats.org/drawingml/2006/spreadsheetDrawing" table:style-name="ID0ELNHM">
          <table:table-cell table:style-name="ID0EXNAC" office:value-type="string">
            <text:p>293722-9599118 </text:p>
          </table:table-cell>
          <table:table-cell table:number-columns-repeated="255"/>
        </table:table-row>
        <table:table-row xmlns:xdr="http://schemas.openxmlformats.org/drawingml/2006/spreadsheetDrawing" table:style-name="ID0EXNHM">
          <table:table-cell table:style-name="ID0EXNAC" office:value-type="string">
            <text:p>760022-7790245 </text:p>
          </table:table-cell>
          <table:table-cell table:number-columns-repeated="255"/>
        </table:table-row>
        <table:table-row xmlns:xdr="http://schemas.openxmlformats.org/drawingml/2006/spreadsheetDrawing" table:style-name="ID0EDOHM">
          <table:table-cell table:style-name="ID0EXNAC" office:value-type="string">
            <text:p>841032-3130230 </text:p>
          </table:table-cell>
          <table:table-cell table:number-columns-repeated="255"/>
        </table:table-row>
        <table:table-row xmlns:xdr="http://schemas.openxmlformats.org/drawingml/2006/spreadsheetDrawing" table:style-name="ID0EPOHM">
          <table:table-cell table:number-columns-repeated="256"/>
        </table:table-row>
        <table:table-row xmlns:xdr="http://schemas.openxmlformats.org/drawingml/2006/spreadsheetDrawing" table:style-name="ID0EUOHM">
          <table:table-cell table:style-name="ID0EXNAC" office:value-type="string">
            <text:p>2. 분류번호 오류</text:p>
          </table:table-cell>
          <table:table-cell table:number-columns-repeated="255"/>
        </table:table-row>
        <table:table-row xmlns:xdr="http://schemas.openxmlformats.org/drawingml/2006/spreadsheetDrawing" table:style-name="ID0EAPHM">
          <table:table-cell table:style-name="ID0EXNAC" office:value-type="string">
            <text:p>284116-0714464 </text:p>
          </table:table-cell>
          <table:table-cell table:number-columns-repeated="255"/>
        </table:table-row>
        <table:table-row xmlns:xdr="http://schemas.openxmlformats.org/drawingml/2006/spreadsheetDrawing" table:style-name="ID0EMPHM">
          <table:table-cell table:style-name="ID0EXNAC" office:value-type="string">
            <text:p>154119-7708916 </text:p>
          </table:table-cell>
          <table:table-cell table:number-columns-repeated="255"/>
        </table:table-row>
        <table:table-row xmlns:xdr="http://schemas.openxmlformats.org/drawingml/2006/spreadsheetDrawing" table:style-name="ID0EYPHM">
          <table:table-cell table:style-name="ID0EXNAC" office:value-type="string">
            <text:p>270120-9662661</text:p>
          </table:table-cell>
          <table:table-cell table:number-columns-repeated="255"/>
        </table:table-row>
        <table:table-row xmlns:xdr="http://schemas.openxmlformats.org/drawingml/2006/spreadsheetDrawing" table:style-name="ID0EEQHM">
          <table:table-cell table:style-name="ID0EXNAC" office:value-type="string">
            <text:p>194920-2682811 </text:p>
          </table:table-cell>
          <table:table-cell table:number-columns-repeated="255"/>
        </table:table-row>
        <table:table-row xmlns:xdr="http://schemas.openxmlformats.org/drawingml/2006/spreadsheetDrawing" table:style-name="ID0EQQHM">
          <table:table-cell table:style-name="ID0EXNAC" office:value-type="string">
            <text:p>274126-4893356 </text:p>
          </table:table-cell>
          <table:table-cell table:number-columns-repeated="255"/>
        </table:table-row>
        <table:table-row xmlns:xdr="http://schemas.openxmlformats.org/drawingml/2006/spreadsheetDrawing" table:style-name="ID0E3QHM">
          <table:table-cell table:style-name="ID0EXNAC" office:value-type="string">
            <text:p>206159-2215365 </text:p>
          </table:table-cell>
          <table:table-cell table:number-columns-repeated="255"/>
        </table:table-row>
        <table:table-row xmlns:xdr="http://schemas.openxmlformats.org/drawingml/2006/spreadsheetDrawing" table:style-name="ID0EIRHM">
          <table:table-cell table:style-name="ID0EXNAC" office:value-type="string">
            <text:p>191260-2284173 </text:p>
          </table:table-cell>
          <table:table-cell table:number-columns-repeated="255"/>
        </table:table-row>
        <table:table-row xmlns:xdr="http://schemas.openxmlformats.org/drawingml/2006/spreadsheetDrawing" table:style-name="ID0EURHM">
          <table:table-cell table:style-name="ID0EXNAC" office:value-type="string">
            <text:p>280263-1718369 </text:p>
          </table:table-cell>
          <table:table-cell table:number-columns-repeated="255"/>
        </table:table-row>
        <table:table-row xmlns:xdr="http://schemas.openxmlformats.org/drawingml/2006/spreadsheetDrawing" table:style-name="ID0EASHM">
          <table:table-cell table:style-name="ID0EXNAC" office:value-type="string">
            <text:p>145172-6450856 </text:p>
          </table:table-cell>
          <table:table-cell table:number-columns-repeated="255"/>
        </table:table-row>
        <table:table-row xmlns:xdr="http://schemas.openxmlformats.org/drawingml/2006/spreadsheetDrawing" table:style-name="ID0EMSHM">
          <table:table-cell table:style-name="ID0EXNAC" office:value-type="string">
            <text:p>270191-5138617 </text:p>
          </table:table-cell>
          <table:table-cell table:number-columns-repeated="255"/>
        </table:table-row>
        <table:table-row xmlns:xdr="http://schemas.openxmlformats.org/drawingml/2006/spreadsheetDrawing" table:style-name="ID0EYSHM">
          <table:table-cell table:number-columns-repeated="256"/>
        </table:table-row>
        <table:table-row xmlns:xdr="http://schemas.openxmlformats.org/drawingml/2006/spreadsheetDrawing" table:style-name="ID0E4SHM">
          <table:table-cell table:style-name="ID0EXNAC" office:value-type="string">
            <text:p>3. 검증번호 오류</text:p>
          </table:table-cell>
          <table:table-cell table:number-columns-repeated="255"/>
        </table:table-row>
        <table:table-row xmlns:xdr="http://schemas.openxmlformats.org/drawingml/2006/spreadsheetDrawing" table:style-name="ID0EJTHM">
          <table:table-cell table:style-name="ID0EXNAC" office:value-type="string">
            <text:p>184314-3568282</text:p>
          </table:table-cell>
          <table:table-cell table:number-columns-repeated="255"/>
        </table:table-row>
        <table:table-row xmlns:xdr="http://schemas.openxmlformats.org/drawingml/2006/spreadsheetDrawing" table:style-name="ID0EVTHM">
          <table:table-cell table:style-name="ID0EXNAC" office:value-type="string">
            <text:p>210132-1002574</text:p>
          </table:table-cell>
          <table:table-cell table:number-columns-repeated="255"/>
        </table:table-row>
        <table:table-row xmlns:xdr="http://schemas.openxmlformats.org/drawingml/2006/spreadsheetDrawing" table:style-name="ID0EBUHM">
          <table:table-cell table:style-name="ID0EXNAC" office:value-type="string">
            <text:p>194721-3568120 </text:p>
          </table:table-cell>
          <table:table-cell table:number-columns-repeated="255"/>
        </table:table-row>
        <table:table-row xmlns:xdr="http://schemas.openxmlformats.org/drawingml/2006/spreadsheetDrawing" table:style-name="ID0ENUHM">
          <table:table-cell table:style-name="ID0EXNAC" office:value-type="string">
            <text:p>154283-9723536 </text:p>
          </table:table-cell>
          <table:table-cell table:number-columns-repeated="255"/>
        </table:table-row>
        <table:table-row xmlns:xdr="http://schemas.openxmlformats.org/drawingml/2006/spreadsheetDrawing" table:style-name="ID0EZUHM">
          <table:table-cell table:style-name="ID0EXNAC" office:value-type="string">
            <text:p>151122-0286445 </text:p>
          </table:table-cell>
          <table:table-cell table:number-columns-repeated="255"/>
        </table:table-row>
        <table:table-row xmlns:xdr="http://schemas.openxmlformats.org/drawingml/2006/spreadsheetDrawing" table:style-name="ID0EFVHM">
          <table:table-cell table:style-name="ID0EXNAC" office:value-type="string">
            <text:p>204621-4439113 </text:p>
          </table:table-cell>
          <table:table-cell table:number-columns-repeated="255"/>
        </table:table-row>
        <table:table-row xmlns:xdr="http://schemas.openxmlformats.org/drawingml/2006/spreadsheetDrawing" table:style-name="ID0ERVHM">
          <table:table-cell table:style-name="ID0EXNAC" office:value-type="string">
            <text:p>175844-8445540</text:p>
          </table:table-cell>
          <table:table-cell table:number-columns-repeated="255"/>
        </table:table-row>
        <table:table-row xmlns:xdr="http://schemas.openxmlformats.org/drawingml/2006/spreadsheetDrawing" table:style-name="ID0E4VHM">
          <table:table-cell table:style-name="ID0EXNAC" office:value-type="string">
            <text:p>175739-5667463</text:p>
          </table:table-cell>
          <table:table-cell table:number-columns-repeated="255"/>
        </table:table-row>
        <table:table-row xmlns:xdr="http://schemas.openxmlformats.org/drawingml/2006/spreadsheetDrawing" table:style-name="ID0EJWHM">
          <table:table-cell table:style-name="ID0EXNAC" office:value-type="string">
            <text:p>164348-4072128 </text:p>
          </table:table-cell>
          <table:table-cell table:number-columns-repeated="255"/>
        </table:table-row>
        <table:table-row xmlns:xdr="http://schemas.openxmlformats.org/drawingml/2006/spreadsheetDrawing" table:style-name="ID0EVWHM">
          <table:table-cell table:style-name="ID0EXNAC" office:value-type="string">
            <text:p>154322-6045327</text:p>
          </table:table-cell>
          <table:table-cell table:number-columns-repeated="255"/>
        </table:table-row>
        <table:table-row xmlns:xdr="http://schemas.openxmlformats.org/drawingml/2006/spreadsheetDrawing" table:style-name="ID0EBXHM">
          <table:table-cell table:number-columns-repeated="256"/>
        </table:table-row>
        <table:table-row xmlns:xdr="http://schemas.openxmlformats.org/drawingml/2006/spreadsheetDrawing" table:style-name="ID0EGXHM">
          <table:table-cell table:number-columns-repeated="256"/>
        </table:table-row>
        <table:table-row xmlns:xdr="http://schemas.openxmlformats.org/drawingml/2006/spreadsheetDrawing" table:style-name="ID0ELXHM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XXHM">
          <table:table-cell table:style-name="ID0EXNAC" office:value-type="string">
            <text:p>사업자등록번호</text:p>
          </table:table-cell>
          <table:table-cell table:number-columns-repeated="255"/>
        </table:table-row>
        <table:table-row xmlns:xdr="http://schemas.openxmlformats.org/drawingml/2006/spreadsheetDrawing" table:style-name="ID0EDYHM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PYHM">
          <table:table-cell table:style-name="ID0EXNAC" office:value-type="string">
            <text:p>가. 검출</text:p>
          </table:table-cell>
          <table:table-cell table:number-columns-repeated="255"/>
        </table:table-row>
        <table:table-row xmlns:xdr="http://schemas.openxmlformats.org/drawingml/2006/spreadsheetDrawing" table:style-name="ID0E2YHM">
          <table:table-cell table:number-columns-repeated="256"/>
        </table:table-row>
        <table:table-row xmlns:xdr="http://schemas.openxmlformats.org/drawingml/2006/spreadsheetDrawing" table:style-name="ID0EAZHM">
          <table:table-cell table:style-name="ID0EXNAC" office:value-type="string">
            <text:p>1. 가운데 - </text:p>
          </table:table-cell>
          <table:table-cell table:number-columns-repeated="255"/>
        </table:table-row>
        <table:table-row xmlns:xdr="http://schemas.openxmlformats.org/drawingml/2006/spreadsheetDrawing" table:style-name="ID0EMZHM">
          <table:table-cell table:number-columns-repeated="256"/>
        </table:table-row>
        <table:table-row xmlns:xdr="http://schemas.openxmlformats.org/drawingml/2006/spreadsheetDrawing" table:style-name="ID0ERZHM">
          <table:table-cell table:style-name="ID0EXNAC" office:value-type="string">
            <text:p>123-87-46668 </text:p>
          </table:table-cell>
          <table:table-cell table:number-columns-repeated="255"/>
        </table:table-row>
        <table:table-row xmlns:xdr="http://schemas.openxmlformats.org/drawingml/2006/spreadsheetDrawing" table:style-name="ID0E4ZHM">
          <table:table-cell table:style-name="ID0EXNAC" office:value-type="string">
            <text:p>127-77-83273 </text:p>
          </table:table-cell>
          <table:table-cell table:number-columns-repeated="255"/>
        </table:table-row>
        <table:table-row xmlns:xdr="http://schemas.openxmlformats.org/drawingml/2006/spreadsheetDrawing" table:style-name="ID0EJ1HM">
          <table:table-cell table:style-name="ID0EXNAC" office:value-type="string">
            <text:p>314-07-91340 </text:p>
          </table:table-cell>
          <table:table-cell table:number-columns-repeated="255"/>
        </table:table-row>
        <table:table-row xmlns:xdr="http://schemas.openxmlformats.org/drawingml/2006/spreadsheetDrawing" table:style-name="ID0EV1HM">
          <table:table-cell table:style-name="ID0EXNAC" office:value-type="string">
            <text:p>214-49-01247 </text:p>
          </table:table-cell>
          <table:table-cell table:number-columns-repeated="255"/>
        </table:table-row>
        <table:table-row xmlns:xdr="http://schemas.openxmlformats.org/drawingml/2006/spreadsheetDrawing" table:style-name="ID0EB2HM">
          <table:table-cell table:style-name="ID0EXNAC" office:value-type="string">
            <text:p>510-27-44142 </text:p>
          </table:table-cell>
          <table:table-cell table:number-columns-repeated="255"/>
        </table:table-row>
        <table:table-row xmlns:xdr="http://schemas.openxmlformats.org/drawingml/2006/spreadsheetDrawing" table:style-name="ID0EN2HM">
          <table:table-cell table:style-name="ID0EXNAC" office:value-type="string">
            <text:p>507-45-09143 </text:p>
          </table:table-cell>
          <table:table-cell table:number-columns-repeated="255"/>
        </table:table-row>
        <table:table-row xmlns:xdr="http://schemas.openxmlformats.org/drawingml/2006/spreadsheetDrawing" table:style-name="ID0EZ2HM">
          <table:table-cell table:style-name="ID0EXNAC" office:value-type="string">
            <text:p>104-57-81861 </text:p>
          </table:table-cell>
          <table:table-cell table:number-columns-repeated="255"/>
        </table:table-row>
        <table:table-row xmlns:xdr="http://schemas.openxmlformats.org/drawingml/2006/spreadsheetDrawing" table:style-name="ID0EF3HM">
          <table:table-cell table:style-name="ID0EXNAC" office:value-type="string">
            <text:p>512-85-05048 </text:p>
          </table:table-cell>
          <table:table-cell table:number-columns-repeated="255"/>
        </table:table-row>
        <table:table-row xmlns:xdr="http://schemas.openxmlformats.org/drawingml/2006/spreadsheetDrawing" table:style-name="ID0ER3HM">
          <table:table-cell table:style-name="ID0EXNAC" office:value-type="string">
            <text:p>511-05-31987 </text:p>
          </table:table-cell>
          <table:table-cell table:number-columns-repeated="255"/>
        </table:table-row>
        <table:table-row xmlns:xdr="http://schemas.openxmlformats.org/drawingml/2006/spreadsheetDrawing" table:style-name="ID0E43HM">
          <table:table-cell table:style-name="ID0EXNAC" office:value-type="string">
            <text:p>618-04-25396 </text:p>
          </table:table-cell>
          <table:table-cell table:number-columns-repeated="255"/>
        </table:table-row>
        <table:table-row xmlns:xdr="http://schemas.openxmlformats.org/drawingml/2006/spreadsheetDrawing" table:style-name="ID0EJ4HM">
          <table:table-cell table:number-columns-repeated="256"/>
        </table:table-row>
        <table:table-row xmlns:xdr="http://schemas.openxmlformats.org/drawingml/2006/spreadsheetDrawing" table:style-name="ID0EO4HM">
          <table:table-cell table:style-name="ID0EXNAC" office:value-type="string">
            <text:p>401-05-72226 </text:p>
          </table:table-cell>
          <table:table-cell table:number-columns-repeated="255"/>
        </table:table-row>
        <table:table-row xmlns:xdr="http://schemas.openxmlformats.org/drawingml/2006/spreadsheetDrawing" table:style-name="ID0E14HM">
          <table:table-cell table:style-name="ID0EXNAC" office:value-type="string">
            <text:p>311-31-47855 </text:p>
          </table:table-cell>
          <table:table-cell table:number-columns-repeated="255"/>
        </table:table-row>
        <table:table-row xmlns:xdr="http://schemas.openxmlformats.org/drawingml/2006/spreadsheetDrawing" table:style-name="ID0EG5HM">
          <table:table-cell table:style-name="ID0EXNAC" office:value-type="string">
            <text:p>407-98-38121 </text:p>
          </table:table-cell>
          <table:table-cell table:number-columns-repeated="255"/>
        </table:table-row>
        <table:table-row xmlns:xdr="http://schemas.openxmlformats.org/drawingml/2006/spreadsheetDrawing" table:style-name="ID0ES5HM">
          <table:table-cell table:style-name="ID0EXNAC" office:value-type="string">
            <text:p>129-70-55871 </text:p>
          </table:table-cell>
          <table:table-cell table:number-columns-repeated="255"/>
        </table:table-row>
        <table:table-row xmlns:xdr="http://schemas.openxmlformats.org/drawingml/2006/spreadsheetDrawing" table:style-name="ID0E55HM">
          <table:table-cell table:style-name="ID0EXNAC" office:value-type="string">
            <text:p>511-27-28903 </text:p>
          </table:table-cell>
          <table:table-cell table:number-columns-repeated="255"/>
        </table:table-row>
        <table:table-row xmlns:xdr="http://schemas.openxmlformats.org/drawingml/2006/spreadsheetDrawing" table:style-name="ID0EK6HM">
          <table:table-cell table:style-name="ID0EXNAC" office:value-type="string">
            <text:p>211-90-82243 </text:p>
          </table:table-cell>
          <table:table-cell table:number-columns-repeated="255"/>
        </table:table-row>
        <table:table-row xmlns:xdr="http://schemas.openxmlformats.org/drawingml/2006/spreadsheetDrawing" table:style-name="ID0EW6HM">
          <table:table-cell table:style-name="ID0EXNAC" office:value-type="string">
            <text:p>120-43-22829 </text:p>
          </table:table-cell>
          <table:table-cell table:number-columns-repeated="255"/>
        </table:table-row>
        <table:table-row xmlns:xdr="http://schemas.openxmlformats.org/drawingml/2006/spreadsheetDrawing" table:style-name="ID0ECAIM">
          <table:table-cell table:style-name="ID0EXNAC" office:value-type="string">
            <text:p>407-06-52846 </text:p>
          </table:table-cell>
          <table:table-cell table:number-columns-repeated="255"/>
        </table:table-row>
        <table:table-row xmlns:xdr="http://schemas.openxmlformats.org/drawingml/2006/spreadsheetDrawing" table:style-name="ID0EOAIM">
          <table:table-cell table:style-name="ID0EXNAC" office:value-type="string">
            <text:p>416-06-06948 </text:p>
          </table:table-cell>
          <table:table-cell table:number-columns-repeated="255"/>
        </table:table-row>
        <table:table-row xmlns:xdr="http://schemas.openxmlformats.org/drawingml/2006/spreadsheetDrawing" table:style-name="ID0E1AIM">
          <table:table-cell table:style-name="ID0EXNAC" office:value-type="string">
            <text:p>302-76-52845 </text:p>
          </table:table-cell>
          <table:table-cell table:number-columns-repeated="255"/>
        </table:table-row>
        <table:table-row xmlns:xdr="http://schemas.openxmlformats.org/drawingml/2006/spreadsheetDrawing" table:style-name="ID0EGBIM">
          <table:table-cell table:number-columns-repeated="256"/>
        </table:table-row>
        <table:table-row xmlns:xdr="http://schemas.openxmlformats.org/drawingml/2006/spreadsheetDrawing" table:style-name="ID0ELBIM">
          <table:table-cell table:style-name="ID0EXNAC" office:value-type="string">
            <text:p>3. 구분자 () 사용할 경우</text:p>
          </table:table-cell>
          <table:table-cell table:number-columns-repeated="255"/>
        </table:table-row>
        <table:table-row xmlns:xdr="http://schemas.openxmlformats.org/drawingml/2006/spreadsheetDrawing" table:style-name="ID0EXBIM">
          <table:table-cell table:number-columns-repeated="256"/>
        </table:table-row>
        <table:table-row xmlns:xdr="http://schemas.openxmlformats.org/drawingml/2006/spreadsheetDrawing" table:style-name="ID0E3BIM">
          <table:table-cell table:style-name="ID0EXNAC" office:value-type="string">
            <text:p>(408-84-48794)(126-50-66876)</text:p>
          </table:table-cell>
          <table:table-cell table:number-columns-repeated="255"/>
        </table:table-row>
        <table:table-row xmlns:xdr="http://schemas.openxmlformats.org/drawingml/2006/spreadsheetDrawing" table:style-name="ID0EICIM">
          <table:table-cell table:style-name="ID0EXNAC" office:value-type="string">
            <text:p>(106-46-43192)(505-34-49046)</text:p>
          </table:table-cell>
          <table:table-cell table:number-columns-repeated="255"/>
        </table:table-row>
        <table:table-row xmlns:xdr="http://schemas.openxmlformats.org/drawingml/2006/spreadsheetDrawing" table:style-name="ID0EUCIM">
          <table:table-cell table:style-name="ID0EXNAC" office:value-type="string">
            <text:p>(107-23-83524)(415-86-95571)</text:p>
          </table:table-cell>
          <table:table-cell table:number-columns-repeated="255"/>
        </table:table-row>
        <table:table-row xmlns:xdr="http://schemas.openxmlformats.org/drawingml/2006/spreadsheetDrawing" table:style-name="ID0EADIM">
          <table:table-cell table:style-name="ID0EXNAC" office:value-type="string">
            <text:p>(121-25-74613)(130-82-85117)</text:p>
          </table:table-cell>
          <table:table-cell table:number-columns-repeated="255"/>
        </table:table-row>
        <table:table-row xmlns:xdr="http://schemas.openxmlformats.org/drawingml/2006/spreadsheetDrawing" table:style-name="ID0EMDIM">
          <table:table-cell table:style-name="ID0EXNAC" office:value-type="string">
            <text:p>(131-42-25834)(109-87-97443)</text:p>
          </table:table-cell>
          <table:table-cell table:number-columns-repeated="255"/>
        </table:table-row>
        <table:table-row xmlns:xdr="http://schemas.openxmlformats.org/drawingml/2006/spreadsheetDrawing" table:style-name="ID0EYDIM">
          <table:table-cell table:style-name="ID0EXNAC" office:value-type="string">
            <text:p>(137-15-54821)(312-48-09890)</text:p>
          </table:table-cell>
          <table:table-cell table:number-columns-repeated="255"/>
        </table:table-row>
        <table:table-row xmlns:xdr="http://schemas.openxmlformats.org/drawingml/2006/spreadsheetDrawing" table:style-name="ID0EEEIM">
          <table:table-cell table:style-name="ID0EXNAC" office:value-type="string">
            <text:p>(215-54-06889)(305-41-27547)</text:p>
          </table:table-cell>
          <table:table-cell table:number-columns-repeated="255"/>
        </table:table-row>
        <table:table-row xmlns:xdr="http://schemas.openxmlformats.org/drawingml/2006/spreadsheetDrawing" table:style-name="ID0EQEIM">
          <table:table-cell table:style-name="ID0EXNAC" office:value-type="string">
            <text:p>(109-36-73736)(409-62-42321) </text:p>
          </table:table-cell>
          <table:table-cell table:number-columns-repeated="255"/>
        </table:table-row>
        <table:table-row xmlns:xdr="http://schemas.openxmlformats.org/drawingml/2006/spreadsheetDrawing" table:style-name="ID0E3EIM">
          <table:table-cell table:style-name="ID0EXNAC" office:value-type="string">
            <text:p>(120-32-45637)(301-59-44078) </text:p>
          </table:table-cell>
          <table:table-cell table:number-columns-repeated="255"/>
        </table:table-row>
        <table:table-row xmlns:xdr="http://schemas.openxmlformats.org/drawingml/2006/spreadsheetDrawing" table:style-name="ID0EIFIM">
          <table:table-cell table:style-name="ID0EXNAC" office:value-type="string">
            <text:p>(603-70-36896)(415-93-38603) </text:p>
          </table:table-cell>
          <table:table-cell table:number-columns-repeated="255"/>
        </table:table-row>
        <table:table-row xmlns:xdr="http://schemas.openxmlformats.org/drawingml/2006/spreadsheetDrawing" table:style-name="ID0EUFIM">
          <table:table-cell table:number-columns-repeated="256"/>
        </table:table-row>
        <table:table-row xmlns:xdr="http://schemas.openxmlformats.org/drawingml/2006/spreadsheetDrawing" table:style-name="ID0EZFIM">
          <table:table-cell table:number-columns-repeated="256"/>
        </table:table-row>
        <table:table-row xmlns:xdr="http://schemas.openxmlformats.org/drawingml/2006/spreadsheetDrawing" table:style-name="ID0E5FIM">
          <table:table-cell table:style-name="ID0EXNAC" office:value-type="string">
            <text:p>4. 구분자 {} 사용할 경우</text:p>
          </table:table-cell>
          <table:table-cell table:number-columns-repeated="255"/>
        </table:table-row>
        <table:table-row xmlns:xdr="http://schemas.openxmlformats.org/drawingml/2006/spreadsheetDrawing" table:style-name="ID0EKGIM">
          <table:table-cell table:style-name="ID0EXNAC" office:value-type="string">
            <text:p>{508-26-13445}{511-34-39882}</text:p>
          </table:table-cell>
          <table:table-cell table:number-columns-repeated="255"/>
        </table:table-row>
        <table:table-row xmlns:xdr="http://schemas.openxmlformats.org/drawingml/2006/spreadsheetDrawing" table:style-name="ID0EWGIM">
          <table:table-cell table:style-name="ID0EXNAC" office:value-type="string">
            <text:p>{121-87-63211}{610-27-38538}</text:p>
          </table:table-cell>
          <table:table-cell table:number-columns-repeated="255"/>
        </table:table-row>
        <table:table-row xmlns:xdr="http://schemas.openxmlformats.org/drawingml/2006/spreadsheetDrawing" table:style-name="ID0ECHIM">
          <table:table-cell table:style-name="ID0EXNAC" office:value-type="string">
            <text:p>{610-15-23143}{610-51-18783}</text:p>
          </table:table-cell>
          <table:table-cell table:number-columns-repeated="255"/>
        </table:table-row>
        <table:table-row xmlns:xdr="http://schemas.openxmlformats.org/drawingml/2006/spreadsheetDrawing" table:style-name="ID0EOHIM">
          <table:table-cell table:style-name="ID0EXNAC" office:value-type="string">
            <text:p>{502-83-77629}{113-51-04041}</text:p>
          </table:table-cell>
          <table:table-cell table:number-columns-repeated="255"/>
        </table:table-row>
        <table:table-row xmlns:xdr="http://schemas.openxmlformats.org/drawingml/2006/spreadsheetDrawing" table:style-name="ID0E1HIM">
          <table:table-cell table:style-name="ID0EXNAC" office:value-type="string">
            <text:p>{224-56-15936}{613-92-58720}</text:p>
          </table:table-cell>
          <table:table-cell table:number-columns-repeated="255"/>
        </table:table-row>
        <table:table-row xmlns:xdr="http://schemas.openxmlformats.org/drawingml/2006/spreadsheetDrawing" table:style-name="ID0EGIIM">
          <table:table-cell table:style-name="ID0EXNAC" office:value-type="string">
            <text:p>{210-74-86663}{134-78-08167} </text:p>
          </table:table-cell>
          <table:table-cell table:number-columns-repeated="255"/>
        </table:table-row>
        <table:table-row xmlns:xdr="http://schemas.openxmlformats.org/drawingml/2006/spreadsheetDrawing" table:style-name="ID0ESIIM">
          <table:table-cell table:style-name="ID0EXNAC" office:value-type="string">
            <text:p>{411-97-16717}{221-84-74036} </text:p>
          </table:table-cell>
          <table:table-cell table:number-columns-repeated="255"/>
        </table:table-row>
        <table:table-row xmlns:xdr="http://schemas.openxmlformats.org/drawingml/2006/spreadsheetDrawing" table:style-name="ID0E5IIM">
          <table:table-cell table:style-name="ID0EXNAC" office:value-type="string">
            <text:p>{223-64-74785}{404-32-38621} </text:p>
          </table:table-cell>
          <table:table-cell table:number-columns-repeated="255"/>
        </table:table-row>
        <table:table-row xmlns:xdr="http://schemas.openxmlformats.org/drawingml/2006/spreadsheetDrawing" table:style-name="ID0EKJIM">
          <table:table-cell table:style-name="ID0EXNAC" office:value-type="string">
            <text:p>{128-66-91009}{110-49-67461} </text:p>
          </table:table-cell>
          <table:table-cell table:number-columns-repeated="255"/>
        </table:table-row>
        <table:table-row xmlns:xdr="http://schemas.openxmlformats.org/drawingml/2006/spreadsheetDrawing" table:style-name="ID0EWJIM">
          <table:table-cell table:style-name="ID0EXNAC" office:value-type="string">
            <text:p>{622-85-46875}{110-74-37412} </text:p>
          </table:table-cell>
          <table:table-cell table:number-columns-repeated="255"/>
        </table:table-row>
        <table:table-row xmlns:xdr="http://schemas.openxmlformats.org/drawingml/2006/spreadsheetDrawing" table:style-name="ID0ECKIM">
          <table:table-cell table:number-columns-repeated="256"/>
        </table:table-row>
        <table:table-row xmlns:xdr="http://schemas.openxmlformats.org/drawingml/2006/spreadsheetDrawing" table:style-name="ID0EHKIM">
          <table:table-cell table:number-columns-repeated="256"/>
        </table:table-row>
        <table:table-row xmlns:xdr="http://schemas.openxmlformats.org/drawingml/2006/spreadsheetDrawing" table:style-name="ID0EMKIM">
          <table:table-cell table:number-columns-repeated="256"/>
        </table:table-row>
        <table:table-row xmlns:xdr="http://schemas.openxmlformats.org/drawingml/2006/spreadsheetDrawing" table:style-name="ID0ERKIM">
          <table:table-cell table:style-name="ID0EXNAC" office:value-type="string">
            <text:p>5. 구분자 [] 사용할 경우</text:p>
          </table:table-cell>
          <table:table-cell table:number-columns-repeated="255"/>
        </table:table-row>
        <table:table-row xmlns:xdr="http://schemas.openxmlformats.org/drawingml/2006/spreadsheetDrawing" table:style-name="ID0E4KIM">
          <table:table-cell table:style-name="ID0EXNAC" office:value-type="string">
            <text:p>[204-12-39094][308-51-55565]</text:p>
          </table:table-cell>
          <table:table-cell table:number-columns-repeated="255"/>
        </table:table-row>
        <table:table-row xmlns:xdr="http://schemas.openxmlformats.org/drawingml/2006/spreadsheetDrawing" table:style-name="ID0EJLIM">
          <table:table-cell table:style-name="ID0EXNAC" office:value-type="string">
            <text:p>[510-62-49959][228-77-16140]</text:p>
          </table:table-cell>
          <table:table-cell table:number-columns-repeated="255"/>
        </table:table-row>
        <table:table-row xmlns:xdr="http://schemas.openxmlformats.org/drawingml/2006/spreadsheetDrawing" table:style-name="ID0EVLIM">
          <table:table-cell table:style-name="ID0EXNAC" office:value-type="string">
            <text:p>[106-57-79755][510-44-94367]</text:p>
          </table:table-cell>
          <table:table-cell table:number-columns-repeated="255"/>
        </table:table-row>
        <table:table-row xmlns:xdr="http://schemas.openxmlformats.org/drawingml/2006/spreadsheetDrawing" table:style-name="ID0EBMIM">
          <table:table-cell table:style-name="ID0EXNAC" office:value-type="string">
            <text:p>[611-62-04314][610-92-31625]</text:p>
          </table:table-cell>
          <table:table-cell table:number-columns-repeated="255"/>
        </table:table-row>
        <table:table-row xmlns:xdr="http://schemas.openxmlformats.org/drawingml/2006/spreadsheetDrawing" table:style-name="ID0ENMIM">
          <table:table-cell table:style-name="ID0EXNAC" office:value-type="string">
            <text:p>[314-97-05898][121-18-60222]</text:p>
          </table:table-cell>
          <table:table-cell table:number-columns-repeated="255"/>
        </table:table-row>
        <table:table-row xmlns:xdr="http://schemas.openxmlformats.org/drawingml/2006/spreadsheetDrawing" table:style-name="ID0EZMIM">
          <table:table-cell table:style-name="ID0EXNAC" office:value-type="string">
            <text:p>[303-09-07977][307-14-39723] </text:p>
          </table:table-cell>
          <table:table-cell table:number-columns-repeated="255"/>
        </table:table-row>
        <table:table-row xmlns:xdr="http://schemas.openxmlformats.org/drawingml/2006/spreadsheetDrawing" table:style-name="ID0EFNIM">
          <table:table-cell table:style-name="ID0EXNAC" office:value-type="string">
            <text:p>[104-59-79729][304-96-49761]</text:p>
          </table:table-cell>
          <table:table-cell table:number-columns-repeated="255"/>
        </table:table-row>
        <table:table-row xmlns:xdr="http://schemas.openxmlformats.org/drawingml/2006/spreadsheetDrawing" table:style-name="ID0ERNIM">
          <table:table-cell table:style-name="ID0EXNAC" office:value-type="string">
            <text:p>[511-14-65892][513-24-80603]</text:p>
          </table:table-cell>
          <table:table-cell table:number-columns-repeated="255"/>
        </table:table-row>
        <table:table-row xmlns:xdr="http://schemas.openxmlformats.org/drawingml/2006/spreadsheetDrawing" table:style-name="ID0E4NIM">
          <table:table-cell table:style-name="ID0EXNAC" office:value-type="string">
            <text:p>[502-33-95485][132-03-91833]</text:p>
          </table:table-cell>
          <table:table-cell table:number-columns-repeated="255"/>
        </table:table-row>
        <table:table-row xmlns:xdr="http://schemas.openxmlformats.org/drawingml/2006/spreadsheetDrawing" table:style-name="ID0EJOIM">
          <table:table-cell table:style-name="ID0EXNAC" office:value-type="string">
            <text:p>[101-68-99543][416-85-41289]</text:p>
          </table:table-cell>
          <table:table-cell table:number-columns-repeated="255"/>
        </table:table-row>
        <table:table-row xmlns:xdr="http://schemas.openxmlformats.org/drawingml/2006/spreadsheetDrawing" table:style-name="ID0EVOIM">
          <table:table-cell table:number-columns-repeated="256"/>
        </table:table-row>
        <table:table-row xmlns:xdr="http://schemas.openxmlformats.org/drawingml/2006/spreadsheetDrawing" table:style-name="ID0E1OIM">
          <table:table-cell table:number-columns-repeated="256"/>
        </table:table-row>
        <table:table-row xmlns:xdr="http://schemas.openxmlformats.org/drawingml/2006/spreadsheetDrawing" table:style-name="ID0E6OIM">
          <table:table-cell table:number-columns-repeated="256"/>
        </table:table-row>
        <table:table-row xmlns:xdr="http://schemas.openxmlformats.org/drawingml/2006/spreadsheetDrawing" table:style-name="ID0EEPIM">
          <table:table-cell table:style-name="ID0EXNAC" office:value-type="string">
            <text:p>6. 구분자 , 사용할 경우</text:p>
          </table:table-cell>
          <table:table-cell table:number-columns-repeated="255"/>
        </table:table-row>
        <table:table-row xmlns:xdr="http://schemas.openxmlformats.org/drawingml/2006/spreadsheetDrawing" table:style-name="ID0EQPIM">
          <table:table-cell table:style-name="ID0EXNAC" office:value-type="string">
            <text:p>106-31-24134,107-92-01848 </text:p>
          </table:table-cell>
          <table:table-cell table:number-columns-repeated="255"/>
        </table:table-row>
        <table:table-row xmlns:xdr="http://schemas.openxmlformats.org/drawingml/2006/spreadsheetDrawing" table:style-name="ID0E3PIM">
          <table:table-cell table:style-name="ID0EXNAC" office:value-type="string">
            <text:p>610-41-08194,611-29-69945 </text:p>
          </table:table-cell>
          <table:table-cell table:number-columns-repeated="255"/>
        </table:table-row>
        <table:table-row xmlns:xdr="http://schemas.openxmlformats.org/drawingml/2006/spreadsheetDrawing" table:style-name="ID0EIQIM">
          <table:table-cell table:style-name="ID0EXNAC" office:value-type="string">
            <text:p>212-63-82084,314-85-76181 </text:p>
          </table:table-cell>
          <table:table-cell table:number-columns-repeated="255"/>
        </table:table-row>
        <table:table-row xmlns:xdr="http://schemas.openxmlformats.org/drawingml/2006/spreadsheetDrawing" table:style-name="ID0EUQIM">
          <table:table-cell table:style-name="ID0EXNAC" office:value-type="string">
            <text:p>107-71-46821,314-32-13569 </text:p>
          </table:table-cell>
          <table:table-cell table:number-columns-repeated="255"/>
        </table:table-row>
        <table:table-row xmlns:xdr="http://schemas.openxmlformats.org/drawingml/2006/spreadsheetDrawing" table:style-name="ID0EARIM">
          <table:table-cell table:style-name="ID0EXNAC" office:value-type="string">
            <text:p>513-70-10308,402-49-31407 </text:p>
          </table:table-cell>
          <table:table-cell table:number-columns-repeated="255"/>
        </table:table-row>
        <table:table-row xmlns:xdr="http://schemas.openxmlformats.org/drawingml/2006/spreadsheetDrawing" table:style-name="ID0EMRIM">
          <table:table-cell table:number-columns-repeated="256"/>
        </table:table-row>
        <table:table-row xmlns:xdr="http://schemas.openxmlformats.org/drawingml/2006/spreadsheetDrawing" table:style-name="ID0ERRIM">
          <table:table-cell table:style-name="ID0EXNAC" office:value-type="string">
            <text:p>7. 구분자 " 사용할 경우</text:p>
          </table:table-cell>
          <table:table-cell table:number-columns-repeated="255"/>
        </table:table-row>
        <table:table-row xmlns:xdr="http://schemas.openxmlformats.org/drawingml/2006/spreadsheetDrawing" table:style-name="ID0E4RIM">
          <table:table-cell table:style-name="ID0EXNAC" office:value-type="string">
            <text:p>222-73-88099"117-76-67231</text:p>
          </table:table-cell>
          <table:table-cell table:number-columns-repeated="255"/>
        </table:table-row>
        <table:table-row xmlns:xdr="http://schemas.openxmlformats.org/drawingml/2006/spreadsheetDrawing" table:style-name="ID0EJSIM">
          <table:table-cell table:style-name="ID0EXNAC" office:value-type="string">
            <text:p>610-90-95095"503-53-26989</text:p>
          </table:table-cell>
          <table:table-cell table:number-columns-repeated="255"/>
        </table:table-row>
        <table:table-row xmlns:xdr="http://schemas.openxmlformats.org/drawingml/2006/spreadsheetDrawing" table:style-name="ID0EVSIM">
          <table:table-cell table:style-name="ID0EXNAC" office:value-type="string">
            <text:p>622-20-28276"512-76-78078</text:p>
          </table:table-cell>
          <table:table-cell table:number-columns-repeated="255"/>
        </table:table-row>
        <table:table-row xmlns:xdr="http://schemas.openxmlformats.org/drawingml/2006/spreadsheetDrawing" table:style-name="ID0EBTIM">
          <table:table-cell table:style-name="ID0EXNAC" office:value-type="string">
            <text:p>408-77-12944"226-39-59331</text:p>
          </table:table-cell>
          <table:table-cell table:number-columns-repeated="255"/>
        </table:table-row>
        <table:table-row xmlns:xdr="http://schemas.openxmlformats.org/drawingml/2006/spreadsheetDrawing" table:style-name="ID0ENTIM">
          <table:table-cell table:style-name="ID0EXNAC" office:value-type="string">
            <text:p>228-12-19134"307-94-30350</text:p>
          </table:table-cell>
          <table:table-cell table:number-columns-repeated="255"/>
        </table:table-row>
        <table:table-row xmlns:xdr="http://schemas.openxmlformats.org/drawingml/2006/spreadsheetDrawing" table:style-name="ID0EZTIM">
          <table:table-cell table:number-columns-repeated="256"/>
        </table:table-row>
        <table:table-row xmlns:xdr="http://schemas.openxmlformats.org/drawingml/2006/spreadsheetDrawing" table:style-name="ID0E5TIM">
          <table:table-cell table:style-name="ID0EXNAC" office:value-type="string">
            <text:p>=====================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KUIM">
          <table:table-cell table:number-columns-repeated="256"/>
        </table:table-row>
        <table:table-row xmlns:xdr="http://schemas.openxmlformats.org/drawingml/2006/spreadsheetDrawing" table:style-name="ID0EPUIM">
          <table:table-cell table:number-columns-repeated="256"/>
        </table:table-row>
        <table:table-row xmlns:xdr="http://schemas.openxmlformats.org/drawingml/2006/spreadsheetDrawing" table:style-name="ID0EUUIM">
          <table:table-cell table:style-name="ID0EXNAC" office:value-type="string">
            <text:p>나. 미검출</text:p>
          </table:table-cell>
          <table:table-cell table:number-columns-repeated="255"/>
        </table:table-row>
        <table:table-row xmlns:xdr="http://schemas.openxmlformats.org/drawingml/2006/spreadsheetDrawing" table:style-name="ID0EAVIM">
          <table:table-cell table:number-columns-repeated="256"/>
        </table:table-row>
        <table:table-row xmlns:xdr="http://schemas.openxmlformats.org/drawingml/2006/spreadsheetDrawing" table:style-name="ID0EFVIM">
          <table:table-cell table:style-name="ID0EXNAC" office:value-type="string">
            <text:p>1. 검증번호 오류</text:p>
          </table:table-cell>
          <table:table-cell table:number-columns-repeated="255"/>
        </table:table-row>
        <table:table-row xmlns:xdr="http://schemas.openxmlformats.org/drawingml/2006/spreadsheetDrawing" table:style-name="ID0ERVIM">
          <table:table-cell table:style-name="ID0EXNAC" office:value-type="string">
            <text:p>227-25-81918</text:p>
          </table:table-cell>
          <table:table-cell table:number-columns-repeated="255"/>
        </table:table-row>
        <table:table-row xmlns:xdr="http://schemas.openxmlformats.org/drawingml/2006/spreadsheetDrawing" table:style-name="ID0E4VIM">
          <table:table-cell table:style-name="ID0EXNAC" office:value-type="string">
            <text:p>117-52-46319 </text:p>
          </table:table-cell>
          <table:table-cell table:number-columns-repeated="255"/>
        </table:table-row>
        <table:table-row xmlns:xdr="http://schemas.openxmlformats.org/drawingml/2006/spreadsheetDrawing" table:style-name="ID0EJWIM">
          <table:table-cell table:style-name="ID0EXNAC" office:value-type="string">
            <text:p>613-59-12728 </text:p>
          </table:table-cell>
          <table:table-cell table:number-columns-repeated="255"/>
        </table:table-row>
        <table:table-row xmlns:xdr="http://schemas.openxmlformats.org/drawingml/2006/spreadsheetDrawing" table:style-name="ID0EVWIM">
          <table:table-cell table:style-name="ID0EXNAC" office:value-type="string">
            <text:p>301-87-79853 </text:p>
          </table:table-cell>
          <table:table-cell table:number-columns-repeated="255"/>
        </table:table-row>
        <table:table-row xmlns:xdr="http://schemas.openxmlformats.org/drawingml/2006/spreadsheetDrawing" table:style-name="ID0EBXIM">
          <table:table-cell table:style-name="ID0EXNAC" office:value-type="string">
            <text:p>226-68-71525 </text:p>
          </table:table-cell>
          <table:table-cell table:number-columns-repeated="255"/>
        </table:table-row>
        <table:table-row xmlns:xdr="http://schemas.openxmlformats.org/drawingml/2006/spreadsheetDrawing" table:style-name="ID0ENXIM">
          <table:table-cell table:number-columns-repeated="256"/>
        </table:table-row>
        <table:table-row xmlns:xdr="http://schemas.openxmlformats.org/drawingml/2006/spreadsheetDrawing" table:style-name="ID0ESXIM">
          <table:table-cell table:number-columns-repeated="256"/>
        </table:table-row>
        <table:table-row xmlns:xdr="http://schemas.openxmlformats.org/drawingml/2006/spreadsheetDrawing" table:style-name="ID0EXXIM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DYIM">
          <table:table-cell table:style-name="ID0EXNAC" office:value-type="string">
            <text:p>건강보험증번호</text:p>
          </table:table-cell>
          <table:table-cell table:number-columns-repeated="255"/>
        </table:table-row>
        <table:table-row xmlns:xdr="http://schemas.openxmlformats.org/drawingml/2006/spreadsheetDrawing" table:style-name="ID0EPYIM">
          <table:table-cell table:style-name="ID0EXNAC" office:value-type="string">
            <text:p>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2YIM">
          <table:table-cell table:style-name="ID0EXNAC" office:value-type="string">
            <text:p>가. 검출</text:p>
          </table:table-cell>
          <table:table-cell table:number-columns-repeated="255"/>
        </table:table-row>
        <table:table-row xmlns:xdr="http://schemas.openxmlformats.org/drawingml/2006/spreadsheetDrawing" table:style-name="ID0EHZIM">
          <table:table-cell table:number-columns-repeated="256"/>
        </table:table-row>
        <table:table-row xmlns:xdr="http://schemas.openxmlformats.org/drawingml/2006/spreadsheetDrawing" table:style-name="ID0EMZIM">
          <table:table-cell table:style-name="ID0EXNAC" office:value-type="string">
            <text:p>1. 구분자 () 사용할 경우</text:p>
          </table:table-cell>
          <table:table-cell table:number-columns-repeated="255"/>
        </table:table-row>
        <table:table-row xmlns:xdr="http://schemas.openxmlformats.org/drawingml/2006/spreadsheetDrawing" table:style-name="ID0EYZIM">
          <table:table-cell table:style-name="ID0EXNAC" office:value-type="string">
            <text:p>(88041859661)(63190183350)</text:p>
          </table:table-cell>
          <table:table-cell table:number-columns-repeated="255"/>
        </table:table-row>
        <table:table-row xmlns:xdr="http://schemas.openxmlformats.org/drawingml/2006/spreadsheetDrawing" table:style-name="ID0EE1IM">
          <table:table-cell table:style-name="ID0EXNAC" office:value-type="string">
            <text:p>(27020206056)(54074580314)</text:p>
          </table:table-cell>
          <table:table-cell table:number-columns-repeated="255"/>
        </table:table-row>
        <table:table-row xmlns:xdr="http://schemas.openxmlformats.org/drawingml/2006/spreadsheetDrawing" table:style-name="ID0EQ1IM">
          <table:table-cell table:style-name="ID0EXNAC" office:value-type="string">
            <text:p>(58771843062)(25158210223) </text:p>
          </table:table-cell>
          <table:table-cell table:number-columns-repeated="255"/>
        </table:table-row>
        <table:table-row xmlns:xdr="http://schemas.openxmlformats.org/drawingml/2006/spreadsheetDrawing" table:style-name="ID0E31IM">
          <table:table-cell table:style-name="ID0EXNAC" office:value-type="string">
            <text:p>(27523026410)(90519937629) </text:p>
          </table:table-cell>
          <table:table-cell table:number-columns-repeated="255"/>
        </table:table-row>
        <table:table-row xmlns:xdr="http://schemas.openxmlformats.org/drawingml/2006/spreadsheetDrawing" table:style-name="ID0EI2IM">
          <table:table-cell table:style-name="ID0EXNAC" office:value-type="string">
            <text:p>(41817122612)(18514638946) </text:p>
          </table:table-cell>
          <table:table-cell table:number-columns-repeated="255"/>
        </table:table-row>
        <table:table-row xmlns:xdr="http://schemas.openxmlformats.org/drawingml/2006/spreadsheetDrawing" table:style-name="ID0EU2IM">
          <table:table-cell table:style-name="ID0EXNAC" office:value-type="string">
            <text:p>(60194002755)(08704244156) </text:p>
          </table:table-cell>
          <table:table-cell table:number-columns-repeated="255"/>
        </table:table-row>
        <table:table-row xmlns:xdr="http://schemas.openxmlformats.org/drawingml/2006/spreadsheetDrawing" table:style-name="ID0EA3IM">
          <table:table-cell table:style-name="ID0EXNAC" office:value-type="string">
            <text:p>(64852433524)(72737755716) </text:p>
          </table:table-cell>
          <table:table-cell table:number-columns-repeated="255"/>
        </table:table-row>
        <table:table-row xmlns:xdr="http://schemas.openxmlformats.org/drawingml/2006/spreadsheetDrawing" table:style-name="ID0EM3IM">
          <table:table-cell table:style-name="ID0EXNAC" office:value-type="string">
            <text:p>(92462363483)(42553503863) </text:p>
          </table:table-cell>
          <table:table-cell table:number-columns-repeated="255"/>
        </table:table-row>
        <table:table-row xmlns:xdr="http://schemas.openxmlformats.org/drawingml/2006/spreadsheetDrawing" table:style-name="ID0EY3IM">
          <table:table-cell table:style-name="ID0EXNAC" office:value-type="string">
            <text:p>(24084148144)(41006284539) </text:p>
          </table:table-cell>
          <table:table-cell table:number-columns-repeated="255"/>
        </table:table-row>
        <table:table-row xmlns:xdr="http://schemas.openxmlformats.org/drawingml/2006/spreadsheetDrawing" table:style-name="ID0EE4IM">
          <table:table-cell table:style-name="ID0EXNAC" office:value-type="string">
            <text:p>(36197109869)(04969730021) </text:p>
          </table:table-cell>
          <table:table-cell table:number-columns-repeated="255"/>
        </table:table-row>
        <table:table-row xmlns:xdr="http://schemas.openxmlformats.org/drawingml/2006/spreadsheetDrawing" table:style-name="ID0EQ4IM">
          <table:table-cell table:number-columns-repeated="256"/>
        </table:table-row>
        <table:table-row xmlns:xdr="http://schemas.openxmlformats.org/drawingml/2006/spreadsheetDrawing" table:style-name="ID0EV4IM">
          <table:table-cell table:style-name="ID0EXNAC" office:value-type="string">
            <text:p>2. 구분자 {} 사용할 경우</text:p>
          </table:table-cell>
          <table:table-cell table:number-columns-repeated="255"/>
        </table:table-row>
        <table:table-row xmlns:xdr="http://schemas.openxmlformats.org/drawingml/2006/spreadsheetDrawing" table:style-name="ID0EB5IM">
          <table:table-cell table:number-columns-repeated="256"/>
        </table:table-row>
        <table:table-row xmlns:xdr="http://schemas.openxmlformats.org/drawingml/2006/spreadsheetDrawing" table:style-name="ID0EG5IM">
          <table:table-cell table:style-name="ID0EXNAC" office:value-type="string">
            <text:p>{49849057555}{31184172527} </text:p>
          </table:table-cell>
          <table:table-cell table:number-columns-repeated="255"/>
        </table:table-row>
        <table:table-row xmlns:xdr="http://schemas.openxmlformats.org/drawingml/2006/spreadsheetDrawing" table:style-name="ID0ES5IM">
          <table:table-cell table:style-name="ID0EXNAC" office:value-type="string">
            <text:p>{88108693257}{50637336681}</text:p>
          </table:table-cell>
          <table:table-cell table:number-columns-repeated="255"/>
        </table:table-row>
        <table:table-row xmlns:xdr="http://schemas.openxmlformats.org/drawingml/2006/spreadsheetDrawing" table:style-name="ID0E55IM">
          <table:table-cell table:style-name="ID0EXNAC" office:value-type="string">
            <text:p>{74467735496}{33291622179} </text:p>
          </table:table-cell>
          <table:table-cell table:number-columns-repeated="255"/>
        </table:table-row>
        <table:table-row xmlns:xdr="http://schemas.openxmlformats.org/drawingml/2006/spreadsheetDrawing" table:style-name="ID0EK6IM">
          <table:table-cell table:style-name="ID0EXNAC" office:value-type="string">
            <text:p>{80508070841}{20371778010} </text:p>
          </table:table-cell>
          <table:table-cell table:number-columns-repeated="255"/>
        </table:table-row>
        <table:table-row xmlns:xdr="http://schemas.openxmlformats.org/drawingml/2006/spreadsheetDrawing" table:style-name="ID0EW6IM">
          <table:table-cell table:style-name="ID0EXNAC" office:value-type="string">
            <text:p>{25771397580}{96409396762} </text:p>
          </table:table-cell>
          <table:table-cell table:number-columns-repeated="255"/>
        </table:table-row>
        <table:table-row xmlns:xdr="http://schemas.openxmlformats.org/drawingml/2006/spreadsheetDrawing" table:style-name="ID0ECAJM">
          <table:table-cell table:style-name="ID0EXNAC" office:value-type="string">
            <text:p>{42722067993}{48047920218} </text:p>
          </table:table-cell>
          <table:table-cell table:number-columns-repeated="255"/>
        </table:table-row>
        <table:table-row xmlns:xdr="http://schemas.openxmlformats.org/drawingml/2006/spreadsheetDrawing" table:style-name="ID0EOAJM">
          <table:table-cell table:style-name="ID0EXNAC" office:value-type="string">
            <text:p>{83771480177}{13545930405} </text:p>
          </table:table-cell>
          <table:table-cell table:number-columns-repeated="255"/>
        </table:table-row>
        <table:table-row xmlns:xdr="http://schemas.openxmlformats.org/drawingml/2006/spreadsheetDrawing" table:style-name="ID0E1AJM">
          <table:table-cell table:style-name="ID0EXNAC" office:value-type="string">
            <text:p>{14849276461}{47018366805} </text:p>
          </table:table-cell>
          <table:table-cell table:number-columns-repeated="255"/>
        </table:table-row>
        <table:table-row xmlns:xdr="http://schemas.openxmlformats.org/drawingml/2006/spreadsheetDrawing" table:style-name="ID0EGBJM">
          <table:table-cell table:style-name="ID0EXNAC" office:value-type="string">
            <text:p>{35965692639}{11684297901} </text:p>
          </table:table-cell>
          <table:table-cell table:number-columns-repeated="255"/>
        </table:table-row>
        <table:table-row xmlns:xdr="http://schemas.openxmlformats.org/drawingml/2006/spreadsheetDrawing" table:style-name="ID0ESBJM">
          <table:table-cell table:style-name="ID0EXNAC" office:value-type="string">
            <text:p>{27538792790}{30469446667} </text:p>
          </table:table-cell>
          <table:table-cell table:number-columns-repeated="255"/>
        </table:table-row>
        <table:table-row xmlns:xdr="http://schemas.openxmlformats.org/drawingml/2006/spreadsheetDrawing" table:style-name="ID0E5BJM">
          <table:table-cell table:number-columns-repeated="256"/>
        </table:table-row>
        <table:table-row xmlns:xdr="http://schemas.openxmlformats.org/drawingml/2006/spreadsheetDrawing" table:style-name="ID0EDCJM">
          <table:table-cell table:style-name="ID0EXNAC" office:value-type="string">
            <text:p>3. 구분자 [] 사용할 경우</text:p>
          </table:table-cell>
          <table:table-cell table:number-columns-repeated="255"/>
        </table:table-row>
        <table:table-row xmlns:xdr="http://schemas.openxmlformats.org/drawingml/2006/spreadsheetDrawing" table:style-name="ID0EPCJM">
          <table:table-cell table:number-columns-repeated="256"/>
        </table:table-row>
        <table:table-row xmlns:xdr="http://schemas.openxmlformats.org/drawingml/2006/spreadsheetDrawing" table:style-name="ID0EUCJM">
          <table:table-cell table:style-name="ID0EXNAC" office:value-type="string">
            <text:p>[56712462358][82803042337]</text:p>
          </table:table-cell>
          <table:table-cell table:number-columns-repeated="255"/>
        </table:table-row>
        <table:table-row xmlns:xdr="http://schemas.openxmlformats.org/drawingml/2006/spreadsheetDrawing" table:style-name="ID0EADJM">
          <table:table-cell table:style-name="ID0EXNAC" office:value-type="string">
            <text:p>[34441930536][41770527268] </text:p>
          </table:table-cell>
          <table:table-cell table:number-columns-repeated="255"/>
        </table:table-row>
        <table:table-row xmlns:xdr="http://schemas.openxmlformats.org/drawingml/2006/spreadsheetDrawing" table:style-name="ID0EMDJM">
          <table:table-cell table:style-name="ID0EXNAC" office:value-type="string">
            <text:p>[42461632969][71083190392] </text:p>
          </table:table-cell>
          <table:table-cell table:number-columns-repeated="255"/>
        </table:table-row>
        <table:table-row xmlns:xdr="http://schemas.openxmlformats.org/drawingml/2006/spreadsheetDrawing" table:style-name="ID0EYDJM">
          <table:table-cell table:style-name="ID0EXNAC" office:value-type="string">
            <text:p>[56638219523][27882953844] </text:p>
          </table:table-cell>
          <table:table-cell table:number-columns-repeated="255"/>
        </table:table-row>
        <table:table-row xmlns:xdr="http://schemas.openxmlformats.org/drawingml/2006/spreadsheetDrawing" table:style-name="ID0EEEJM">
          <table:table-cell table:style-name="ID0EXNAC" office:value-type="string">
            <text:p>[61187347141][77664698295] </text:p>
          </table:table-cell>
          <table:table-cell table:number-columns-repeated="255"/>
        </table:table-row>
        <table:table-row xmlns:xdr="http://schemas.openxmlformats.org/drawingml/2006/spreadsheetDrawing" table:style-name="ID0EQEJM">
          <table:table-cell table:style-name="ID0EXNAC" office:value-type="string">
            <text:p>[30211786356][58337466115] </text:p>
          </table:table-cell>
          <table:table-cell table:number-columns-repeated="255"/>
        </table:table-row>
        <table:table-row xmlns:xdr="http://schemas.openxmlformats.org/drawingml/2006/spreadsheetDrawing" table:style-name="ID0E3EJM">
          <table:table-cell table:style-name="ID0EXNAC" office:value-type="string">
            <text:p>[82007044249][17438692394] </text:p>
          </table:table-cell>
          <table:table-cell table:number-columns-repeated="255"/>
        </table:table-row>
        <table:table-row xmlns:xdr="http://schemas.openxmlformats.org/drawingml/2006/spreadsheetDrawing" table:style-name="ID0EIFJM">
          <table:table-cell table:style-name="ID0EXNAC" office:value-type="string">
            <text:p>[88266673903][84481885783] </text:p>
          </table:table-cell>
          <table:table-cell table:number-columns-repeated="255"/>
        </table:table-row>
        <table:table-row xmlns:xdr="http://schemas.openxmlformats.org/drawingml/2006/spreadsheetDrawing" table:style-name="ID0EUFJM">
          <table:table-cell table:style-name="ID0EXNAC" office:value-type="string">
            <text:p>[37570011889][86027465639] </text:p>
          </table:table-cell>
          <table:table-cell table:number-columns-repeated="255"/>
        </table:table-row>
        <table:table-row xmlns:xdr="http://schemas.openxmlformats.org/drawingml/2006/spreadsheetDrawing" table:style-name="ID0EAGJM">
          <table:table-cell table:style-name="ID0EXNAC" office:value-type="string">
            <text:p>[86905947545][80577733661] </text:p>
          </table:table-cell>
          <table:table-cell table:number-columns-repeated="255"/>
        </table:table-row>
        <table:table-row xmlns:xdr="http://schemas.openxmlformats.org/drawingml/2006/spreadsheetDrawing" table:style-name="ID0EMGJM">
          <table:table-cell table:number-columns-repeated="256"/>
        </table:table-row>
        <table:table-row xmlns:xdr="http://schemas.openxmlformats.org/drawingml/2006/spreadsheetDrawing" table:style-name="ID0ERGJM">
          <table:table-cell table:style-name="ID0EXNAC" office:value-type="string">
            <text:p>4. 구분자 , 사용할 경우</text:p>
          </table:table-cell>
          <table:table-cell table:number-columns-repeated="255"/>
        </table:table-row>
        <table:table-row xmlns:xdr="http://schemas.openxmlformats.org/drawingml/2006/spreadsheetDrawing" table:style-name="ID0E4GJM">
          <table:table-cell table:style-name="ID0EQOAC" office:value-type="string">
            <text:p>49372038674,30303487358</text:p>
          </table:table-cell>
          <table:table-cell table:number-columns-repeated="255"/>
        </table:table-row>
        <table:table-row xmlns:xdr="http://schemas.openxmlformats.org/drawingml/2006/spreadsheetDrawing" table:style-name="ID0EJHJM">
          <table:table-cell table:style-name="ID0EQOAC" office:value-type="string">
            <text:p>15977737297,09529763485</text:p>
          </table:table-cell>
          <table:table-cell table:number-columns-repeated="255"/>
        </table:table-row>
        <table:table-row xmlns:xdr="http://schemas.openxmlformats.org/drawingml/2006/spreadsheetDrawing" table:style-name="ID0EVHJM">
          <table:table-cell table:style-name="ID0EQOAC" office:value-type="string">
            <text:p>25946590810,91253332841</text:p>
          </table:table-cell>
          <table:table-cell table:number-columns-repeated="255"/>
        </table:table-row>
        <table:table-row xmlns:xdr="http://schemas.openxmlformats.org/drawingml/2006/spreadsheetDrawing" table:style-name="ID0EBIJM">
          <table:table-cell table:style-name="ID0EQOAC" office:value-type="string">
            <text:p>63157318219,12006737466</text:p>
          </table:table-cell>
          <table:table-cell table:number-columns-repeated="255"/>
        </table:table-row>
        <table:table-row xmlns:xdr="http://schemas.openxmlformats.org/drawingml/2006/spreadsheetDrawing" table:style-name="ID0ENIJM">
          <table:table-cell table:style-name="ID0EQOAC" office:value-type="string">
            <text:p>74931185751,40782171571</text:p>
          </table:table-cell>
          <table:table-cell table:number-columns-repeated="255"/>
        </table:table-row>
        <table:table-row xmlns:xdr="http://schemas.openxmlformats.org/drawingml/2006/spreadsheetDrawing" table:style-name="ID0EZIJM">
          <table:table-cell table:style-name="ID0EQOAC" office:value-type="string">
            <text:p>84937480176,03417554642</text:p>
          </table:table-cell>
          <table:table-cell table:number-columns-repeated="255"/>
        </table:table-row>
        <table:table-row xmlns:xdr="http://schemas.openxmlformats.org/drawingml/2006/spreadsheetDrawing" table:style-name="ID0EFJJM">
          <table:table-cell table:style-name="ID0EQOAC" office:value-type="string">
            <text:p>50175978951,37503727552</text:p>
          </table:table-cell>
          <table:table-cell table:number-columns-repeated="255"/>
        </table:table-row>
        <table:table-row xmlns:xdr="http://schemas.openxmlformats.org/drawingml/2006/spreadsheetDrawing" table:style-name="ID0ERJJM">
          <table:table-cell table:style-name="ID0EQOAC" office:value-type="string">
            <text:p>76653820218,71889099144</text:p>
          </table:table-cell>
          <table:table-cell table:number-columns-repeated="255"/>
        </table:table-row>
        <table:table-row xmlns:xdr="http://schemas.openxmlformats.org/drawingml/2006/spreadsheetDrawing" table:style-name="ID0E4JJM">
          <table:table-cell table:style-name="ID0EQOAC" office:value-type="string">
            <text:p>62426098164,13661411981</text:p>
          </table:table-cell>
          <table:table-cell table:number-columns-repeated="255"/>
        </table:table-row>
        <table:table-row xmlns:xdr="http://schemas.openxmlformats.org/drawingml/2006/spreadsheetDrawing" table:style-name="ID0EJKJM">
          <table:table-cell table:style-name="ID0EQOAC" office:value-type="string">
            <text:p>36495950181,26958345173</text:p>
          </table:table-cell>
          <table:table-cell table:number-columns-repeated="255"/>
        </table:table-row>
        <table:table-row xmlns:xdr="http://schemas.openxmlformats.org/drawingml/2006/spreadsheetDrawing" table:style-name="ID0EVKJM">
          <table:table-cell table:style-name="ID0EQOAC" office:value-type="string">
            <text:p/>
          </table:table-cell>
          <table:table-cell table:number-columns-repeated="255"/>
        </table:table-row>
        <table:table-row xmlns:xdr="http://schemas.openxmlformats.org/drawingml/2006/spreadsheetDrawing" table:style-name="ID0EBLJM">
          <table:table-cell table:number-columns-repeated="256"/>
        </table:table-row>
        <table:table-row xmlns:xdr="http://schemas.openxmlformats.org/drawingml/2006/spreadsheetDrawing" table:style-name="ID0EGLJM">
          <table:table-cell table:style-name="ID0EXNAC" office:value-type="string">
            <text:p>5. 구분자 " 사용할 경우</text:p>
          </table:table-cell>
          <table:table-cell table:number-columns-repeated="255"/>
        </table:table-row>
        <table:table-row xmlns:xdr="http://schemas.openxmlformats.org/drawingml/2006/spreadsheetDrawing" table:style-name="ID0ESLJM">
          <table:table-cell table:number-columns-repeated="256"/>
        </table:table-row>
        <table:table-row xmlns:xdr="http://schemas.openxmlformats.org/drawingml/2006/spreadsheetDrawing" table:style-name="ID0EXLJM">
          <table:table-cell table:style-name="ID0EXNAC" office:value-type="string">
            <text:p>69873149767"41171317182</text:p>
          </table:table-cell>
          <table:table-cell table:number-columns-repeated="255"/>
        </table:table-row>
        <table:table-row xmlns:xdr="http://schemas.openxmlformats.org/drawingml/2006/spreadsheetDrawing" table:style-name="ID0EDMJM">
          <table:table-cell table:style-name="ID0EXNAC" office:value-type="string">
            <text:p>32376441531"35687719591 </text:p>
          </table:table-cell>
          <table:table-cell table:number-columns-repeated="255"/>
        </table:table-row>
        <table:table-row xmlns:xdr="http://schemas.openxmlformats.org/drawingml/2006/spreadsheetDrawing" table:style-name="ID0EPMJM">
          <table:table-cell table:style-name="ID0EXNAC" office:value-type="string">
            <text:p>43535075231"49014146021 </text:p>
          </table:table-cell>
          <table:table-cell table:number-columns-repeated="255"/>
        </table:table-row>
        <table:table-row xmlns:xdr="http://schemas.openxmlformats.org/drawingml/2006/spreadsheetDrawing" table:style-name="ID0E2MJM">
          <table:table-cell table:style-name="ID0EXNAC" office:value-type="string">
            <text:p>76215924982"55841929764 </text:p>
          </table:table-cell>
          <table:table-cell table:number-columns-repeated="255"/>
        </table:table-row>
        <table:table-row xmlns:xdr="http://schemas.openxmlformats.org/drawingml/2006/spreadsheetDrawing" table:style-name="ID0EHNJM">
          <table:table-cell table:style-name="ID0EXNAC" office:value-type="string">
            <text:p>23046521547"16237465811</text:p>
          </table:table-cell>
          <table:table-cell table:number-columns-repeated="255"/>
        </table:table-row>
        <table:table-row xmlns:xdr="http://schemas.openxmlformats.org/drawingml/2006/spreadsheetDrawing" table:style-name="ID0ETNJM">
          <table:table-cell table:style-name="ID0EXNAC" office:value-type="string">
            <text:p>70906010750"97941362051 </text:p>
          </table:table-cell>
          <table:table-cell table:number-columns-repeated="255"/>
        </table:table-row>
        <table:table-row xmlns:xdr="http://schemas.openxmlformats.org/drawingml/2006/spreadsheetDrawing" table:style-name="ID0E6NJM">
          <table:table-cell table:style-name="ID0EXNAC" office:value-type="string">
            <text:p>94861757471"77516683478 </text:p>
          </table:table-cell>
          <table:table-cell table:number-columns-repeated="255"/>
        </table:table-row>
        <table:table-row xmlns:xdr="http://schemas.openxmlformats.org/drawingml/2006/spreadsheetDrawing" table:style-name="ID0ELOJM">
          <table:table-cell table:style-name="ID0EXNAC" office:value-type="string">
            <text:p>85882536914"17954142457 </text:p>
          </table:table-cell>
          <table:table-cell table:number-columns-repeated="255"/>
        </table:table-row>
        <table:table-row xmlns:xdr="http://schemas.openxmlformats.org/drawingml/2006/spreadsheetDrawing" table:style-name="ID0EXOJM">
          <table:table-cell table:style-name="ID0EXNAC" office:value-type="string">
            <text:p>67046982165"54884987002 </text:p>
          </table:table-cell>
          <table:table-cell table:number-columns-repeated="255"/>
        </table:table-row>
        <table:table-row xmlns:xdr="http://schemas.openxmlformats.org/drawingml/2006/spreadsheetDrawing" table:style-name="ID0EDPJM">
          <table:table-cell table:style-name="ID0EXNAC" office:value-type="string">
            <text:p>34724094325"87575499866 </text:p>
          </table:table-cell>
          <table:table-cell table:number-columns-repeated="255"/>
        </table:table-row>
        <table:table-row xmlns:xdr="http://schemas.openxmlformats.org/drawingml/2006/spreadsheetDrawing" table:style-name="ID0EPPJM">
          <table:table-cell table:number-columns-repeated="256"/>
        </table:table-row>
        <table:table-row xmlns:xdr="http://schemas.openxmlformats.org/drawingml/2006/spreadsheetDrawing" table:style-name="ID0EUPJM">
          <table:table-cell table:number-columns-repeated="256"/>
        </table:table-row>
        <table:table-row xmlns:xdr="http://schemas.openxmlformats.org/drawingml/2006/spreadsheetDrawing" table:style-name="ID0EZPJM">
          <table:table-cell table:style-name="ID0EXNAC" office:value-type="string">
            <text:p>================================================================</text:p>
          </table:table-cell>
          <table:table-cell table:number-columns-repeated="255"/>
        </table:table-row>
        <table:table-row xmlns:xdr="http://schemas.openxmlformats.org/drawingml/2006/spreadsheetDrawing" table:style-name="ID0EFQJM">
          <table:table-cell table:number-columns-repeated="256"/>
        </table:table-row>
        <table:table-row xmlns:xdr="http://schemas.openxmlformats.org/drawingml/2006/spreadsheetDrawing" table:style-name="ID0EKQJM">
          <table:table-cell table:number-columns-repeated="256"/>
        </table:table-row>
        <table:table-row xmlns:xdr="http://schemas.openxmlformats.org/drawingml/2006/spreadsheetDrawing" table:style-name="ID0EPQJM">
          <table:table-cell table:style-name="ID0EXNAC" office:value-type="string">
            <text:p>나. 미검출</text:p>
          </table:table-cell>
          <table:table-cell table:number-columns-repeated="255"/>
        </table:table-row>
        <table:table-row xmlns:xdr="http://schemas.openxmlformats.org/drawingml/2006/spreadsheetDrawing" table:style-name="ID0E2QJM">
          <table:table-cell table:number-columns-repeated="256"/>
        </table:table-row>
        <table:table-row xmlns:xdr="http://schemas.openxmlformats.org/drawingml/2006/spreadsheetDrawing" table:style-name="ID0EARJM">
          <table:table-cell table:style-name="ID0EXNAC" office:value-type="string">
            <text:p>1. 검증번호 오류</text:p>
          </table:table-cell>
          <table:table-cell table:number-columns-repeated="255"/>
        </table:table-row>
        <table:table-row xmlns:xdr="http://schemas.openxmlformats.org/drawingml/2006/spreadsheetDrawing" table:style-name="ID0EMRJM">
          <table:table-cell table:style-name="ID0EXNAC" office:value-type="float" office:value="25946590811">
            <text:p>25946590811</text:p>
          </table:table-cell>
          <table:table-cell table:number-columns-repeated="255"/>
        </table:table-row>
        <table:table-row xmlns:xdr="http://schemas.openxmlformats.org/drawingml/2006/spreadsheetDrawing" table:style-name="ID0EXRJM">
          <table:table-cell table:style-name="ID0EXNAC" office:value-type="float" office:value="91253332842">
            <text:p>91253332842</text:p>
          </table:table-cell>
          <table:table-cell table:number-columns-repeated="255"/>
        </table:table-row>
        <table:table-row xmlns:xdr="http://schemas.openxmlformats.org/drawingml/2006/spreadsheetDrawing" table:style-name="ID0ECSJM">
          <table:table-cell table:style-name="ID0EXNAC" office:value-type="float" office:value="63157318210">
            <text:p>63157318210</text:p>
          </table:table-cell>
          <table:table-cell table:number-columns-repeated="255"/>
        </table:table-row>
        <table:table-row xmlns:xdr="http://schemas.openxmlformats.org/drawingml/2006/spreadsheetDrawing" table:style-name="ID0ENSJM">
          <table:table-cell table:style-name="ID0EXNAC" office:value-type="float" office:value="12006737467">
            <text:p>12006737467</text:p>
          </table:table-cell>
          <table:table-cell table:number-columns-repeated="255"/>
        </table:table-row>
        <table:table-row xmlns:xdr="http://schemas.openxmlformats.org/drawingml/2006/spreadsheetDrawing" table:style-name="ID0EYSJM">
          <table:table-cell table:style-name="ID0EXNAC" office:value-type="float" office:value="74931185752">
            <text:p>74931185752</text:p>
          </table:table-cell>
          <table:table-cell table:number-columns-repeated="255"/>
        </table:table-row>
        <table:table-row xmlns:xdr="http://schemas.openxmlformats.org/drawingml/2006/spreadsheetDrawing" table:style-name="ID0EDTJM">
          <table:table-cell table:style-name="ID0EXNAC" office:value-type="float" office:value="40782171572">
            <text:p>40782171572</text:p>
          </table:table-cell>
          <table:table-cell table:number-columns-repeated="255"/>
        </table:table-row>
        <table:table-row xmlns:xdr="http://schemas.openxmlformats.org/drawingml/2006/spreadsheetDrawing" table:style-name="ID0EOTJM">
          <table:table-cell table:style-name="ID0EXNAC" office:value-type="float" office:value="72708830416">
            <text:p>72708830416</text:p>
          </table:table-cell>
          <table:table-cell table:number-columns-repeated="255"/>
        </table:table-row>
        <table:table-row xmlns:xdr="http://schemas.openxmlformats.org/drawingml/2006/spreadsheetDrawing" table:style-name="ID0EZTJM">
          <table:table-cell table:style-name="ID0EXNAC" office:value-type="float" office:value="84937480177">
            <text:p>84937480177</text:p>
          </table:table-cell>
          <table:table-cell table:number-columns-repeated="255"/>
        </table:table-row>
        <table:table-row xmlns:xdr="http://schemas.openxmlformats.org/drawingml/2006/spreadsheetDrawing" table:style-name="ID0EEUJM">
          <table:table-cell table:style-name="ID0EXNAC" office:value-type="float" office:value="3417554643">
            <text:p>3417554643</text:p>
          </table:table-cell>
          <table:table-cell table:number-columns-repeated="255"/>
        </table:table-row>
        <table:table-row xmlns:xdr="http://schemas.openxmlformats.org/drawingml/2006/spreadsheetDrawing" table:style-name="ID0EPUJM">
          <table:table-cell table:style-name="ID0EXNAC" office:value-type="float" office:value="50175978952">
            <text:p>50175978952</text:p>
          </table:table-cell>
          <table:table-cell table:number-columns-repeated="255"/>
        </table:table-row>
      </table:table>
      <table:named-expressions/>
      <table:database-ranges/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styles>
    <style:style style:name="Default" style:family="table-cell">
      <style:text-properties style:font-name="돋움" fo:font-size="11" style:font-size-asian="11pt" style:font-size-complex="11pt" style:font-name-asian="돋움" fo:color="#000000"/>
    </style:style>
    <style:style style:name="IDEREAE" style:family="table-cell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xmlns:number="urn:oasis:names:tc:opendocument:xmlns:datastyle:1.0" xmlns:v="urn:schemas-microsoft-com:vml" style:name="ID0EEEAE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OEAE" style:family="table-cell">
      <style:table-cell-properties fo:background-color="#d9d9d9" fo:border-bottom="none" fo:border-right="0.002cm solid #bfbfbf" fo:border-left="0.002cm solid #bfbfbf" fo:border-top="none"/>
      <style:text-properties/>
    </style:style>
    <style:style xmlns:number="urn:oasis:names:tc:opendocument:xmlns:datastyle:1.0" xmlns:v="urn:schemas-microsoft-com:vml" style:name="ID0ECFAE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MKAE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3KAE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EUAE" style:family="table-cell">
      <style:table-cell-properties fo:background-color="#b8cce5"/>
      <style:text-properties/>
    </style:style>
    <style:style xmlns:number="urn:oasis:names:tc:opendocument:xmlns:datastyle:1.0" xmlns:v="urn:schemas-microsoft-com:vml" style:name="ID0EOUAE" style:family="table-cell">
      <style:table-cell-properties fo:background-color="#b8cce5"/>
      <style:text-properties/>
    </style:style>
  </office:styles>
  <office:automatic-styles>
    <style:page-layout style:name="pm1">
      <style:page-layout-properties fo:page-width="20.999cm" fo:page-height="29.699cm" style:print-orientation="portrait" style:scale-to="100" fo:margin-top="0.8cm" fo:margin-bottom="0.8cm" fo:margin-left="1.9cm" fo:margin-right="1.9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initial-creator>user</meta:initial-creator>
    <meta:creation-date>2019-09-23T04:23:56.705</meta:creation-date>
    <dc:creator xmlns:dc="http://purl.org/dc/elements/1.1/">user</dc:creator>
    <dc:date xmlns:dc="http://purl.org/dc/elements/1.1/">2019-09-23T04:33:19.271</dc:date>
    <meta:editing-cycles>6</meta:editing-cycles>
    <meta:document-statistic/>
    <meta:editing-duration>PT0H58M0S</meta:editing-duration>
  </office:meta>
</office:document-meta>
</file>